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CCFFFF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9" style:family="table-cell" style:parent-style-name="Default" style:data-style-name="N0">
      <style:table-cell-properties fo:background-color="#CCFFFF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="thin solid #000000" fo:background-color="#FFFF99"/>
    </style:style>
    <style:style style:name="ce12" style:family="table-cell" style:parent-style-name="Default" style:data-style-name="N0">
      <style:table-cell-properties fo:background-color="#FFFF99"/>
    </style:style>
    <style:style style:name="ce13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99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FF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99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FFFF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99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4.1275cm" style:use-optimal-column-width="true"/>
    </style:style>
    <style:style style:name="co3" style:family="table-column">
      <style:table-column-properties fo:break-before="auto" style:column-width="4.92125cm" style:use-optimal-column-width="true"/>
    </style:style>
    <style:style style:name="co4" style:family="table-column">
      <style:table-column-properties fo:break-before="auto" style:column-width="8.334375cm" style:use-optimal-column-width="true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5.21229166666667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6.69395833333333cm" style:use-optimal-column-width="true"/>
    </style:style>
    <style:style style:name="co11" style:family="table-column">
      <style:table-column-properties fo:break-before="auto" style:column-width="3.43958333333333cm"/>
    </style:style>
    <style:style style:name="co12" style:family="table-column">
      <style:table-column-properties fo:break-before="auto" style:column-width="7.32895833333333cm"/>
    </style:style>
    <style:style style:name="co13" style:family="table-column">
      <style:table-column-properties fo:break-before="auto" style:column-width="11.27125cm"/>
    </style:style>
    <style:style style:name="co14" style:family="table-column">
      <style:table-column-properties fo:break-before="auto" style:column-width="3.095625cm"/>
    </style:style>
    <style:style style:name="co15" style:family="table-column">
      <style:table-column-properties fo:break-before="auto" style:column-width="7.77875cm"/>
    </style:style>
    <style:style style:name="co16" style:family="table-column">
      <style:table-column-properties fo:break-before="auto" style:column-width="4.39208333333333cm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5.635625cm"/>
    </style:style>
    <style:style style:name="co19" style:family="table-column">
      <style:table-column-properties fo:break-before="auto" style:column-width="2.80458333333333cm"/>
    </style:style>
    <style:style style:name="co20" style:family="table-column">
      <style:table-column-properties fo:break-before="auto" style:column-width="8.06979166666667cm"/>
    </style:style>
    <style:style style:name="co21" style:family="table-column">
      <style:table-column-properties fo:break-before="auto" style:column-width="6.93208333333333cm"/>
    </style:style>
    <style:style style:name="co22" style:family="table-column">
      <style:table-column-properties fo:break-before="auto" style:column-width="8.62541666666667cm"/>
    </style:style>
    <style:style style:name="co23" style:family="table-column">
      <style:table-column-properties fo:break-before="auto" style:column-width="2.98979166666667cm"/>
    </style:style>
    <style:style style:name="co24" style:family="table-column">
      <style:table-column-properties fo:break-before="auto" style:column-width="5.37104166666667cm"/>
    </style:style>
    <style:style style:name="co25" style:family="table-column">
      <style:table-column-properties fo:break-before="auto" style:column-width="9.525cm"/>
    </style:style>
    <style:style style:name="co26" style:family="table-column">
      <style:table-column-properties fo:break-before="auto" style:column-width="3.46604166666667cm" style:use-optimal-column-width="true"/>
    </style:style>
    <style:style style:name="co27" style:family="table-column">
      <style:table-column-properties fo:break-before="auto" style:column-width="11.4829166666667cm"/>
    </style:style>
    <style:style style:name="co28" style:family="table-column">
      <style:table-column-properties fo:break-before="auto" style:column-width="5.52979166666667cm"/>
    </style:style>
    <style:style style:name="co29" style:family="table-column">
      <style:table-column-properties fo:break-before="auto" style:column-width="10.4245833333333cm" style:use-optimal-column-width="true"/>
    </style:style>
    <style:style style:name="co30" style:family="table-column">
      <style:table-column-properties fo:break-before="auto" style:column-width="9.04875cm" style:use-optimal-column-width="true"/>
    </style:style>
    <style:style style:name="co31" style:family="table-column">
      <style:table-column-properties fo:break-before="auto" style:column-width="6.6675cm"/>
    </style:style>
    <style:style style:name="co32" style:family="table-column">
      <style:table-column-properties fo:break-before="auto" style:column-width="7.09083333333333cm" style:use-optimal-column-width="true"/>
    </style:style>
    <style:style style:name="co33" style:family="table-column">
      <style:table-column-properties fo:break-before="auto" style:column-width="1.031875cm" style:use-optimal-column-width="true"/>
    </style:style>
    <style:style style:name="co34" style:family="table-column">
      <style:table-column-properties fo:break-before="auto" style:column-width="9.604375cm"/>
    </style:style>
    <style:style style:name="co35" style:family="table-column">
      <style:table-column-properties fo:break-before="auto" style:column-width="3.83645833333333cm"/>
    </style:style>
    <style:style style:name="co36" style:family="table-column">
      <style:table-column-properties fo:break-before="auto" style:column-width="9.26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GAN_configurator" table:style-name="ta1">
        <table:table-column table:style-name="co1" table:number-columns-repeated="3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42" table:default-cell-style-name="ce1"/>
        <table:table-row table:style-name="ro1">
          <table:table-cell office:value-type="string" office:string-value="Projet" table:formula="msoxl:=Project!A1" table:style-name="ce1">
            <text:p>Projet</text:p>
          </table:table-cell>
          <table:table-cell office:value-type="float" office:value="0" table:formula="msoxl:=Project!B1" table:style-name="ce1">
            <text:p>0</text:p>
          </table:table-cell>
          <table:table-cell office:value-type="float" office:value="0" table:formula="msoxl:=Project!C1" table:style-name="ce1">
            <text:p>0</text:p>
          </table:table-cell>
          <table:table-cell office:value-type="string" office:string-value="IP@" table:formula="msoxl:='IP@'!A1" table:style-name="ce1">
            <text:p>IP@</text:p>
          </table:table-cell>
          <table:table-cell office:value-type="float" office:value="0" table:formula="msoxl:='IP@'!B1" table:style-name="ce1">
            <text:p>0</text:p>
          </table:table-cell>
          <table:table-cell office:value-type="float" office:value="0" table:formula="msoxl:='IP@'!C1" table:style-name="ce1">
            <text:p>0</text:p>
          </table:table-cell>
          <table:table-cell office:value-type="string" office:string-value="TCP port" table:formula="msoxl:=TCP_port!A1" table:style-name="ce1">
            <text:p>TCP port</text:p>
          </table:table-cell>
          <table:table-cell office:value-type="float" office:value="0" table:formula="msoxl:=TCP_port!B1" table:style-name="ce1">
            <text:p>0</text:p>
          </table:table-cell>
          <table:table-cell office:value-type="float" office:value="0" table:formula="msoxl:=TCP_port!C1" table:style-name="ce1">
            <text:p>0</text:p>
          </table:table-cell>
          <table:table-cell office:value-type="string" office:string-value="COMMANDER" table:formula="msoxl:=COMMANDER!A1" table:style-name="ce1">
            <text:p>COMMANDER</text:p>
          </table:table-cell>
          <table:table-cell office:value-type="string" office:string-value="tdl_router_main.cfg" table:formula="msoxl:=COMMANDER!B1" table:style-name="ce1">
            <text:p>tdl_router_main.cfg</text:p>
          </table:table-cell>
          <table:table-cell office:value-type="float" office:value="0" table:formula="msoxl:=COMMANDER!C1" table:style-name="ce1">
            <text:p>0</text:p>
          </table:table-cell>
          <table:table-cell office:value-type="string" office:string-value="COMMANDER" table:formula="msoxl:=COMMANDER!E1" table:style-name="ce1">
            <text:p>COMMANDER</text:p>
          </table:table-cell>
          <table:table-cell office:value-type="string" office:string-value="L16.Param" table:formula="msoxl:=COMMANDER!F1" table:style-name="ce1">
            <text:p>L16.Param</text:p>
          </table:table-cell>
          <table:table-cell office:value-type="float" office:value="0" table:formula="msoxl:=COMMANDER!G1" table:style-name="ce1">
            <text:p>0</text:p>
          </table:table-cell>
          <table:table-cell office:value-type="string" office:string-value="COMMANDER" table:formula="msoxl:=COMMANDER!I1" table:style-name="ce1">
            <text:p>COMMANDER</text:p>
          </table:table-cell>
          <table:table-cell office:value-type="string" office:string-value="midsRegistration.xml" table:formula="msoxl:=COMMANDER!J1" table:style-name="ce1">
            <text:p>midsRegistration.xml</text:p>
          </table:table-cell>
          <table:table-cell office:value-type="float" office:value="0" table:formula="msoxl:=COMMANDER!K1" table:style-name="ce1">
            <text:p>0</text:p>
          </table:table-cell>
          <table:table-cell office:value-type="string" office:string-value="COMMANDER" table:formula="msoxl:=COMMANDER!L1" table:style-name="ce1">
            <text:p>COMMANDER</text:p>
          </table:table-cell>
          <table:table-cell office:value-type="string" office:string-value="standalone.xml" table:formula="msoxl:=COMMANDER!M1" table:style-name="ce1">
            <text:p>standalone.xml</text:p>
          </table:table-cell>
          <table:table-cell office:value-type="float" office:value="0" table:formula="msoxl:=COMMANDER!N1" table:style-name="ce1">
            <text:p>0</text:p>
          </table:table-cell>
          <table:table-cell office:value-type="string" office:string-value="COMMANDER" table:formula="msoxl:=COMMANDER!O1" table:style-name="ce1">
            <text:p>COMMANDER</text:p>
          </table:table-cell>
          <table:table-cell office:value-type="string" office:string-value="SIMPLE_IF.xml" table:formula="msoxl:=COMMANDER!P1" table:style-name="ce1">
            <text:p>SIMPLE_IF.xml</text:p>
          </table:table-cell>
          <table:table-cell office:value-type="float" office:value="0" table:formula="msoxl:=COMMANDER!Q1" table:style-name="ce1">
            <text:p>0</text:p>
          </table:table-cell>
          <table:table-cell office:value-type="string" office:string-value="COMMANDER" table:formula="msoxl:=COMMANDER!R1" table:style-name="ce1">
            <text:p>COMMANDER</text:p>
          </table:table-cell>
          <table:table-cell office:value-type="string" office:string-value="Configuration.xml" table:formula="msoxl:=COMMANDER!S1" table:style-name="ce1">
            <text:p>Configuration.xml</text:p>
          </table:table-cell>
          <table:table-cell office:value-type="float" office:value="0" table:formula="msoxl:=COMMANDER!T1" table:style-name="ce1">
            <text:p>0</text:p>
          </table:table-cell>
          <table:table-cell office:value-type="string" office:string-value="COMMANDER" table:formula="msoxl:=COMMANDER!U1" table:style-name="ce1">
            <text:p>COMMANDER</text:p>
          </table:table-cell>
          <table:table-cell office:value-type="string" office:string-value="MP.Param" table:formula="msoxl:=COMMANDER!V1" table:style-name="ce1">
            <text:p>MP.Param</text:p>
          </table:table-cell>
          <table:table-cell office:value-type="float" office:value="0" table:formula="msoxl:=COMMANDER!W1" table:style-name="ce1">
            <text:p>0</text:p>
          </table:table-cell>
          <table:table-cell office:value-type="string" office:string-value="CORE_MANAGER" table:formula="msoxl:=CORE_MANAGER!A1" table:style-name="ce1">
            <text:p>CORE_MANAGER</text:p>
          </table:table-cell>
          <table:table-cell office:value-type="string" office:string-value="DEPLOYMENT.xml" table:formula="msoxl:=CORE_MANAGER!B1" table:style-name="ce1">
            <text:p>DEPLOYMENT.xml</text:p>
          </table:table-cell>
          <table:table-cell office:value-type="float" office:value="0" table:formula="msoxl:=CORE_MANAGER!C1" table:style-name="ce1">
            <text:p>0</text:p>
          </table:table-cell>
          <table:table-cell office:value-type="string" office:string-value="CORE_MANAGER" table:formula="msoxl:=CORE_MANAGER!D1" table:style-name="ce1">
            <text:p>CORE_MANAGER</text:p>
          </table:table-cell>
          <table:table-cell office:value-type="string" office:string-value="FACTORY.xml" table:formula="msoxl:=CORE_MANAGER!E1" table:style-name="ce1">
            <text:p>FACTORY.xml</text:p>
          </table:table-cell>
          <table:table-cell office:value-type="float" office:value="0" table:formula="msoxl:=CORE_MANAGER!F1" table:style-name="ce1">
            <text:p>0</text:p>
          </table:table-cell>
          <table:table-cell office:value-type="string" office:string-value="CORE_SUPERVISOR" table:formula="msoxl:=CORE_SUPERVISOR!A1" table:style-name="ce1">
            <text:p>CORE_SUPERVISOR</text:p>
          </table:table-cell>
          <table:table-cell office:value-type="string" office:string-value="DEPLOYMENT.xml" table:formula="msoxl:=CORE_SUPERVISOR!B1" table:style-name="ce1">
            <text:p>DEPLOYMENT.xml</text:p>
          </table:table-cell>
          <table:table-cell office:value-type="float" office:value="0" table:formula="msoxl:=CORE_SUPERVISOR!C1" table:style-name="ce1">
            <text:p>0</text:p>
          </table:table-cell>
          <table:table-cell office:value-type="string" office:string-value="CORE_SUPERVISOR" table:formula="msoxl:=CORE_SUPERVISOR!D1" table:style-name="ce1">
            <text:p>CORE_SUPERVISOR</text:p>
          </table:table-cell>
          <table:table-cell office:value-type="string" office:string-value="FACTORY.xml" table:formula="msoxl:=CORE_SUPERVISOR!E1" table:style-name="ce1">
            <text:p>FACTORY.xml</text:p>
          </table:table-cell>
          <table:table-cell office:value-type="float" office:value="0" table:formula="msoxl:=CORE_SUPERVISOR!F1" table:style-name="ce1">
            <text:p>0</text:p>
          </table:table-cell>
          <table:table-cell table:number-columns-repeated="16342"/>
        </table:table-row>
        <table:table-row table:style-name="ro1">
          <table:table-cell office:value-type="string" office:string-value="Name" table:formula="msoxl:=Project!A2" table:style-name="ce1">
            <text:p>Name</text:p>
          </table:table-cell>
          <table:table-cell office:value-type="string" office:string-value="GAN" table:formula="msoxl:=Project!B2" table:style-name="ce1">
            <text:p>GAN</text:p>
          </table:table-cell>
          <table:table-cell office:value-type="float" office:value="0" table:formula="msoxl:=Project!C2" table:style-name="ce1">
            <text:p>0</text:p>
          </table:table-cell>
          <table:table-cell office:value-type="string" office:string-value="I01" table:formula="msoxl:='IP@'!A2" table:style-name="ce1">
            <text:p>I01</text:p>
          </table:table-cell>
          <table:table-cell office:value-type="string" office:string-value="Toplink broadcast IP@" table:formula="msoxl:='IP@'!B2" table:style-name="ce1">
            <text:p>Toplink broadcast IP@</text:p>
          </table:table-cell>
          <table:table-cell office:value-type="string" office:string-value="192.168.0.251" table:formula="msoxl:='IP@'!C2" table:style-name="ce1">
            <text:p>192.168.0.251</text:p>
          </table:table-cell>
          <table:table-cell office:value-type="string" office:string-value="P01" table:formula="msoxl:=TCP_port!A2" table:style-name="ce1">
            <text:p>P01</text:p>
          </table:table-cell>
          <table:table-cell office:value-type="string" office:string-value="MIDS interface port" table:formula="msoxl:=TCP_port!B2" table:style-name="ce1">
            <text:p>MIDS interface port</text:p>
          </table:table-cell>
          <table:table-cell office:value-type="float" office:value="1029" table:formula="msoxl:=TCP_port!C2" table:style-name="ce1">
            <text:p>1029</text:p>
          </table:table-cell>
          <table:table-cell office:value-type="string" office:string-value="T001" table:formula="msoxl:=COMMANDER!A2" table:style-name="ce1">
            <text:p>T001</text:p>
          </table:table-cell>
          <table:table-cell office:value-type="string" office:string-value="Own_Unit_System_TN" table:formula="msoxl:=COMMANDER!B2" table:style-name="ce1">
            <text:p>Own_Unit_System_TN</text:p>
          </table:table-cell>
          <table:table-cell office:value-type="float" office:value="5" table:formula="msoxl:=COMMANDER!C2" table:style-name="ce1">
            <text:p>5</text:p>
          </table:table-cell>
          <table:table-cell office:value-type="string" office:string-value="T101" table:formula="msoxl:=COMMANDER!E2" table:style-name="ce1">
            <text:p>T101</text:p>
          </table:table-cell>
          <table:table-cell office:value-type="string" office:string-value="Nb_buf_presat_threshold_PGx" table:formula="msoxl:=COMMANDER!F2" table:style-name="ce1">
            <text:p>Nb_buf_presat_threshold_PGx</text:p>
          </table:table-cell>
          <table:table-cell office:value-type="string" office:string-value="0.2" table:formula="msoxl:=COMMANDER!G2" table:style-name="ce1">
            <text:p>0.2</text:p>
          </table:table-cell>
          <table:table-cell office:value-type="string" office:string-value="T201" table:formula="msoxl:=COMMANDER!I2" table:style-name="ce1">
            <text:p>T201</text:p>
          </table:table-cell>
          <table:table-cell office:value-type="string" office:string-value="PPLI_TYPE" table:formula="msoxl:=COMMANDER!J2" table:style-name="ce1">
            <text:p>PPLI_TYPE</text:p>
          </table:table-cell>
          <table:table-cell office:value-type="string" office:string-value="OWN" table:formula="msoxl:=COMMANDER!K2" table:style-name="ce1">
            <text:p>OWN</text:p>
          </table:table-cell>
          <table:table-cell office:value-type="string" office:string-value="T301" table:formula="msoxl:=COMMANDER!L2" table:style-name="ce1">
            <text:p>T301</text:p>
          </table:table-cell>
          <table:table-cell office:value-type="string" office:string-value="THD072_LINK_TYPE" table:formula="msoxl:=COMMANDER!M2" table:style-name="ce1">
            <text:p>THD072_LINK_TYPE</text:p>
          </table:table-cell>
          <table:table-cell office:value-type="string" office:string-value="L16" table:formula="msoxl:=COMMANDER!N2" table:style-name="ce1">
            <text:p>L16</text:p>
          </table:table-cell>
          <table:table-cell office:value-type="string" office:string-value="T401" table:formula="msoxl:=COMMANDER!O2" table:style-name="ce1">
            <text:p>T401</text:p>
          </table:table-cell>
          <table:table-cell office:value-type="string" office:string-value="SIMPLE_IF_NETWORK_DEBUG" table:formula="msoxl:=COMMANDER!P2" table:style-name="ce1">
            <text:p>SIMPLE_IF_NETWORK_DEBUG</text:p>
          </table:table-cell>
          <table:table-cell office:value-type="string" office:string-value="YES" table:formula="msoxl:=COMMANDER!Q2" table:style-name="ce1">
            <text:p>YES</text:p>
          </table:table-cell>
          <table:table-cell office:value-type="string" office:string-value="C601" table:formula="msoxl:=COMMANDER!R2" table:style-name="ce1">
            <text:p>C601</text:p>
          </table:table-cell>
          <table:table-cell office:value-type="string" office:string-value="configuration version" table:formula="msoxl:=COMMANDER!S2" table:style-name="ce1">
            <text:p>configuration version</text:p>
          </table:table-cell>
          <table:table-cell office:value-type="string" office:string-value="1.0.0" table:formula="msoxl:=COMMANDER!T2" table:style-name="ce1">
            <text:p>1.0.0</text:p>
          </table:table-cell>
          <table:table-cell office:value-type="string" office:string-value="C701" table:formula="msoxl:=COMMANDER!U2" table:style-name="ce1">
            <text:p>C701</text:p>
          </table:table-cell>
          <table:table-cell office:value-type="string" office:string-value="DirectCnxList_Timeout" table:formula="msoxl:=COMMANDER!V2" table:style-name="ce1">
            <text:p>DirectCnxList_Timeout</text:p>
          </table:table-cell>
          <table:table-cell office:value-type="string" office:string-value="N/A" table:formula="msoxl:=COMMANDER!W2" table:style-name="ce1">
            <text:p>N/A</text:p>
          </table:table-cell>
          <table:table-cell office:value-type="string" office:string-value="M001" table:formula="msoxl:=CORE_MANAGER!A2" table:style-name="ce1">
            <text:p>M001</text:p>
          </table:table-cell>
          <table:table-cell office:value-type="string" office:string-value="INTERFACE_CONFIGURATION NAME_1" table:formula="msoxl:=CORE_MANAGER!B2" table:style-name="ce1">
            <text:p>INTERFACE_CONFIGURATION NAME_1</text:p>
          </table:table-cell>
          <table:table-cell office:value-type="string" office:string-value="HMI" table:formula="msoxl:=CORE_MANAGER!C2" table:style-name="ce1">
            <text:p>HMI</text:p>
          </table:table-cell>
          <table:table-cell office:value-type="string" office:string-value="F001" table:formula="msoxl:=CORE_MANAGER!D2" table:style-name="ce1">
            <text:p>F001</text:p>
          </table:table-cell>
          <table:table-cell office:value-type="string" office:string-value="LIMITATIONS LINK NAME" table:formula="msoxl:=CORE_MANAGER!E2" table:style-name="ce1">
            <text:p>LIMITATIONS LINK NAME</text:p>
          </table:table-cell>
          <table:table-cell office:value-type="string" office:string-value="L11" table:formula="msoxl:=CORE_MANAGER!F2" table:style-name="ce1">
            <text:p>L11</text:p>
          </table:table-cell>
          <table:table-cell office:value-type="string" office:string-value="S001" table:formula="msoxl:=CORE_SUPERVISOR!A2" table:style-name="ce1">
            <text:p>S001</text:p>
          </table:table-cell>
          <table:table-cell office:value-type="string" office:string-value="Remote_Syslog_Port" table:formula="msoxl:=CORE_SUPERVISOR!B2" table:style-name="ce1">
            <text:p>Remote_Syslog_Port</text:p>
          </table:table-cell>
          <table:table-cell office:value-type="float" office:value="0" table:formula="msoxl:=CORE_SUPERVISOR!C2" table:style-name="ce1">
            <text:p>0</text:p>
          </table:table-cell>
          <table:table-cell office:value-type="string" office:string-value="S101" table:formula="msoxl:=CORE_SUPERVISOR!D2" table:style-name="ce1">
            <text:p>S101</text:p>
          </table:table-cell>
          <table:table-cell office:value-type="string" office:string-value="supervision_id" table:formula="msoxl:=CORE_SUPERVISOR!E2" table:style-name="ce1">
            <text:p>supervision_id</text:p>
          </table:table-cell>
          <table:table-cell office:value-type="string" office:string-value="DLP" table:formula="msoxl:=CORE_SUPERVISOR!F2" table:style-name="ce1">
            <text:p>DLP</text:p>
          </table:table-cell>
          <table:table-cell table:number-columns-repeated="16342"/>
        </table:table-row>
        <table:table-row table:style-name="ro1">
          <table:table-cell office:value-type="string" office:string-value="GAN" table:formula="msoxl:=Project!A3" table:style-name="ce1">
            <text:p>GAN</text:p>
          </table:table-cell>
          <table:table-cell office:value-type="string" office:string-value="V1R0E0" table:formula="msoxl:=Project!B3" table:style-name="ce1">
            <text:p>V1R0E0</text:p>
          </table:table-cell>
          <table:table-cell office:value-type="float" office:value="0" table:formula="msoxl:=Project!C3" table:style-name="ce1">
            <text:p>0</text:p>
          </table:table-cell>
          <table:table-cell office:value-type="string" office:string-value="I02" table:formula="msoxl:='IP@'!A3" table:style-name="ce1">
            <text:p>I02</text:p>
          </table:table-cell>
          <table:table-cell office:value-type="string" office:string-value="Toplink IP@" table:formula="msoxl:='IP@'!B3" table:style-name="ce1">
            <text:p>Toplink IP@</text:p>
          </table:table-cell>
          <table:table-cell office:value-type="string" office:string-value="192.168.0.93" table:formula="msoxl:='IP@'!C3" table:style-name="ce1">
            <text:p>192.168.0.93</text:p>
          </table:table-cell>
          <table:table-cell office:value-type="string" office:string-value="P02" table:formula="msoxl:=TCP_port!A3" table:style-name="ce1">
            <text:p>P02</text:p>
          </table:table-cell>
          <table:table-cell office:value-type="string" office:string-value="DLIP JREP internal link  port" table:formula="msoxl:=TCP_port!B3" table:style-name="ce1">
            <text:p>DLIP JREP internal link <text:s/>port</text:p>
          </table:table-cell>
          <table:table-cell office:value-type="float" office:value="2704" table:formula="msoxl:=TCP_port!C3" table:style-name="ce1">
            <text:p>2704</text:p>
          </table:table-cell>
          <table:table-cell office:value-type="string" office:string-value="T002" table:formula="msoxl:=COMMANDER!A3" table:style-name="ce1">
            <text:p>T002</text:p>
          </table:table-cell>
          <table:table-cell office:value-type="string" office:string-value="Source_Node" table:formula="msoxl:=COMMANDER!B3" table:style-name="ce1">
            <text:p>Source_Node</text:p>
          </table:table-cell>
          <table:table-cell office:value-type="float" office:value="60" table:formula="msoxl:=COMMANDER!C3" table:style-name="ce1">
            <text:p>60</text:p>
          </table:table-cell>
          <table:table-cell office:value-type="string" office:string-value="T102" table:formula="msoxl:=COMMANDER!E3" table:style-name="ce1">
            <text:p>T102</text:p>
          </table:table-cell>
          <table:table-cell office:value-type="string" office:string-value="Nb_buf_sat_threshold_PGx" table:formula="msoxl:=COMMANDER!F3" table:style-name="ce1">
            <text:p>Nb_buf_sat_threshold_PGx</text:p>
          </table:table-cell>
          <table:table-cell office:value-type="string" office:string-value="0.0" table:formula="msoxl:=COMMANDER!G3" table:style-name="ce1">
            <text:p>0.0</text:p>
          </table:table-cell>
          <table:table-cell office:value-type="string" office:string-value="T202" table:formula="msoxl:=COMMANDER!I3" table:style-name="ce1">
            <text:p>T202</text:p>
          </table:table-cell>
          <table:table-cell office:value-type="string" office:string-value="PPLI_ENV" table:formula="msoxl:=COMMANDER!J3" table:style-name="ce1">
            <text:p>PPLI_ENV</text:p>
          </table:table-cell>
          <table:table-cell office:value-type="string" office:string-value="LAND" table:formula="msoxl:=COMMANDER!K3" table:style-name="ce1">
            <text:p>LAND</text:p>
          </table:table-cell>
          <table:table-cell office:value-type="string" office:string-value="T302" table:formula="msoxl:=COMMANDER!L3" table:style-name="ce1">
            <text:p>T302</text:p>
          </table:table-cell>
          <table:table-cell office:value-type="string" office:string-value="THD072_LINK_IDENTIFICATION" table:formula="msoxl:=COMMANDER!M3" table:style-name="ce1">
            <text:p>THD072_LINK_IDENTIFICATION</text:p>
          </table:table-cell>
          <table:table-cell office:value-type="float" office:value="1" table:formula="msoxl:=COMMANDER!N3" table:style-name="ce1">
            <text:p>1</text:p>
          </table:table-cell>
          <table:table-cell office:value-type="string" office:string-value="T102" table:formula="msoxl:=COMMANDER!O3" table:style-name="ce1">
            <text:p>T102</text:p>
          </table:table-cell>
          <table:table-cell office:value-type="string" office:string-value="SIMPLE_IF_DEBUG" table:formula="msoxl:=COMMANDER!P3" table:style-name="ce1">
            <text:p>SIMPLE_IF_DEBUG</text:p>
          </table:table-cell>
          <table:table-cell office:value-type="string" office:string-value="YES" table:formula="msoxl:=COMMANDER!Q3" table:style-name="ce1">
            <text:p>YES</text:p>
          </table:table-cell>
          <table:table-cell office:value-type="string" office:string-value="C602" table:formula="msoxl:=COMMANDER!R3" table:style-name="ce1">
            <text:p>C602</text:p>
          </table:table-cell>
          <table:table-cell office:value-type="string" office:string-value="name" table:formula="msoxl:=COMMANDER!S3" table:style-name="ce1">
            <text:p>name</text:p>
          </table:table-cell>
          <table:table-cell office:value-type="string" office:string-value="L11" table:formula="msoxl:=COMMANDER!T3" table:style-name="ce1">
            <text:p>L11</text:p>
          </table:table-cell>
          <table:table-cell office:value-type="string" office:string-value="C702" table:formula="msoxl:=COMMANDER!U3" table:style-name="ce1">
            <text:p>C702</text:p>
          </table:table-cell>
          <table:table-cell office:value-type="string" office:string-value="Are_PPLI_Reported_In_DCL_For_JRE_Links" table:formula="msoxl:=COMMANDER!V3" table:style-name="ce1">
            <text:p>Are_PPLI_Reported_In_DCL_For_JRE_Links</text:p>
          </table:table-cell>
          <table:table-cell office:value-type="string" office:string-value="N/A" table:formula="msoxl:=COMMANDER!W3" table:style-name="ce1">
            <text:p>N/A</text:p>
          </table:table-cell>
          <table:table-cell office:value-type="string" office:string-value="M002" table:formula="msoxl:=CORE_MANAGER!A3" table:style-name="ce1">
            <text:p>M002</text:p>
          </table:table-cell>
          <table:table-cell office:value-type="string" office:string-value="INTERFACE_CONFIGURATION NAME_2" table:formula="msoxl:=CORE_MANAGER!B3" table:style-name="ce1">
            <text:p>INTERFACE_CONFIGURATION NAME_2</text:p>
          </table:table-cell>
          <table:table-cell office:value-type="string" office:string-value="DLIP" table:formula="msoxl:=CORE_MANAGER!C3" table:style-name="ce1">
            <text:p>DLIP</text:p>
          </table:table-cell>
          <table:table-cell office:value-type="string" office:string-value="F002" table:formula="msoxl:=CORE_MANAGER!D3" table:style-name="ce1">
            <text:p>F002</text:p>
          </table:table-cell>
          <table:table-cell office:value-type="string" office:string-value="LIMITATIONS ROUTE NAME" table:formula="msoxl:=CORE_MANAGER!E3" table:style-name="ce1">
            <text:p>LIMITATIONS ROUTE NAME</text:p>
          </table:table-cell>
          <table:table-cell office:value-type="string" office:string-value="L11" table:formula="msoxl:=CORE_MANAGER!F3" table:style-name="ce1">
            <text:p>L11</text:p>
          </table:table-cell>
          <table:table-cell office:value-type="string" office:string-value="S002" table:formula="msoxl:=CORE_SUPERVISOR!A3" table:style-name="ce1">
            <text:p>S002</text:p>
          </table:table-cell>
          <table:table-cell office:value-type="string" office:string-value="TcpIp_Server_Port" table:formula="msoxl:=CORE_SUPERVISOR!B3" table:style-name="ce1">
            <text:p>TcpIp_Server_Port</text:p>
          </table:table-cell>
          <table:table-cell office:value-type="float" office:value="0" table:formula="msoxl:=CORE_SUPERVISOR!C3" table:style-name="ce1">
            <text:p>0</text:p>
          </table:table-cell>
          <table:table-cell office:value-type="string" office:string-value="S102" table:formula="msoxl:=CORE_SUPERVISOR!D3" table:style-name="ce1">
            <text:p>S102</text:p>
          </table:table-cell>
          <table:table-cell office:value-type="string" office:string-value="supervision_name" table:formula="msoxl:=CORE_SUPERVISOR!E3" table:style-name="ce1">
            <text:p>supervision_name</text:p>
          </table:table-cell>
          <table:table-cell office:value-type="string" office:string-value="DLP" table:formula="msoxl:=CORE_SUPERVISOR!F3" table:style-name="ce1">
            <text:p>DLP</text:p>
          </table:table-cell>
          <table:table-cell table:number-columns-repeated="16342"/>
        </table:table-row>
        <table:table-row table:style-name="ro1">
          <table:table-cell office:value-type="string" office:string-value="COMMANDER" table:formula="msoxl:=Project!A4" table:style-name="ce1">
            <text:p>COMMANDER</text:p>
          </table:table-cell>
          <table:table-cell office:value-type="string" office:string-value="V3R1E5" table:formula="msoxl:=Project!B4" table:style-name="ce1">
            <text:p>V3R1E5</text:p>
          </table:table-cell>
          <table:table-cell office:value-type="float" office:value="0" table:formula="msoxl:=Project!C4" table:style-name="ce1">
            <text:p>0</text:p>
          </table:table-cell>
          <table:table-cell office:value-type="string" office:string-value="I03" table:formula="msoxl:='IP@'!A4" table:style-name="ce1">
            <text:p>I03</text:p>
          </table:table-cell>
          <table:table-cell office:value-type="string" office:string-value="Toplink remote @IP" table:formula="msoxl:='IP@'!B4" table:style-name="ce1">
            <text:p>Toplink remote @IP</text:p>
          </table:table-cell>
          <table:table-cell office:value-type="string" office:string-value="127.0.0.1" table:formula="msoxl:='IP@'!C4" table:style-name="ce1">
            <text:p>127.0.0.1</text:p>
          </table:table-cell>
          <table:table-cell office:value-type="string" office:string-value="P03" table:formula="msoxl:=TCP_port!A4" table:style-name="ce1">
            <text:p>P03</text:p>
          </table:table-cell>
          <table:table-cell office:value-type="string" office:string-value="Host interface min  port" table:formula="msoxl:=TCP_port!B4" table:style-name="ce1">
            <text:p>Host interface min <text:s/>port</text:p>
          </table:table-cell>
          <table:table-cell office:value-type="float" office:value="1031" table:formula="msoxl:=TCP_port!C4" table:style-name="ce1">
            <text:p>1031</text:p>
          </table:table-cell>
          <table:table-cell office:value-type="string" office:string-value="T003" table:formula="msoxl:=COMMANDER!A4" table:style-name="ce1">
            <text:p>T003</text:p>
          </table:table-cell>
          <table:table-cell office:value-type="string" office:string-value="Source_Sub_Node_L16" table:formula="msoxl:=COMMANDER!B4" table:style-name="ce1">
            <text:p>Source_Sub_Node_L16</text:p>
          </table:table-cell>
          <table:table-cell office:value-type="float" office:value="206" table:formula="msoxl:=COMMANDER!C4" table:style-name="ce1">
            <text:p>206</text:p>
          </table:table-cell>
          <table:table-cell office:value-type="string" office:string-value="T103" table:formula="msoxl:=COMMANDER!E4" table:style-name="ce1">
            <text:p>T103</text:p>
          </table:table-cell>
          <table:table-cell office:value-type="string" office:string-value="Nb_buf_presat_threshold_PG_All" table:formula="msoxl:=COMMANDER!F4" table:style-name="ce1">
            <text:p>Nb_buf_presat_threshold_PG_All</text:p>
          </table:table-cell>
          <table:table-cell office:value-type="string" office:string-value="0.2" table:formula="msoxl:=COMMANDER!G4" table:style-name="ce1">
            <text:p>0.2</text:p>
          </table:table-cell>
          <table:table-cell office:value-type="string" office:string-value="T203" table:formula="msoxl:=COMMANDER!I4" table:style-name="ce1">
            <text:p>T203</text:p>
          </table:table-cell>
          <table:table-cell office:value-type="string" office:string-value="COMMAND_AND_CONTROL_INDICATOR" table:formula="msoxl:=COMMANDER!J4" table:style-name="ce1">
            <text:p>COMMAND_AND_CONTROL_INDICATOR</text:p>
          </table:table-cell>
          <table:table-cell office:value-type="float" office:value="1" table:formula="msoxl:=COMMANDER!K4" table:style-name="ce1">
            <text:p>1</text:p>
          </table:table-cell>
          <table:table-cell office:value-type="string" office:string-value="T303" table:formula="msoxl:=COMMANDER!L4" table:style-name="ce1">
            <text:p>T303</text:p>
          </table:table-cell>
          <table:table-cell office:value-type="string" office:string-value="THD072_ OWN_PLATFORM_LINK_TN" table:formula="msoxl:=COMMANDER!M4" table:style-name="ce1">
            <text:p>THD072_ OWN_PLATFORM_LINK_TN</text:p>
          </table:table-cell>
          <table:table-cell office:value-type="float" office:value="112" table:formula="msoxl:=COMMANDER!N4" table:style-name="ce1">
            <text:p>112</text:p>
          </table:table-cell>
          <table:table-cell office:value-type="string" office:string-value="T403" table:formula="msoxl:=COMMANDER!O4" table:style-name="ce1">
            <text:p>T403</text:p>
          </table:table-cell>
          <table:table-cell office:value-type="string" office:string-value="SIMPLE_DEBUG" table:formula="msoxl:=COMMANDER!P4" table:style-name="ce1">
            <text:p>SIMPLE_DEBUG</text:p>
          </table:table-cell>
          <table:table-cell office:value-type="string" office:string-value="YES" table:formula="msoxl:=COMMANDER!Q4" table:style-name="ce1">
            <text:p>YES</text:p>
          </table:table-cell>
          <table:table-cell office:value-type="string" office:string-value="C603" table:formula="msoxl:=COMMANDER!R4" table:style-name="ce1">
            <text:p>C603</text:p>
          </table:table-cell>
          <table:table-cell office:value-type="string" office:string-value="link_id" table:formula="msoxl:=COMMANDER!S4" table:style-name="ce1">
            <text:p>link_id</text:p>
          </table:table-cell>
          <table:table-cell office:value-type="float" office:value="1" table:formula="msoxl:=COMMANDER!T4" table:style-name="ce1">
            <text:p>1</text:p>
          </table:table-cell>
          <table:table-cell office:value-type="string" office:string-value="C703" table:formula="msoxl:=COMMANDER!U4" table:style-name="ce1">
            <text:p>C703</text:p>
          </table:table-cell>
          <table:table-cell office:value-type="string" office:string-value="PPLI_Track_Staleness_Limit" table:formula="msoxl:=COMMANDER!V4" table:style-name="ce1">
            <text:p>PPLI_Track_Staleness_Limit</text:p>
          </table:table-cell>
          <table:table-cell office:value-type="float" office:value="180" table:formula="msoxl:=COMMANDER!W4" table:style-name="ce1">
            <text:p>180</text:p>
          </table:table-cell>
          <table:table-cell office:value-type="string" office:string-value="M003" table:formula="msoxl:=CORE_MANAGER!A4" table:style-name="ce1">
            <text:p>M003</text:p>
          </table:table-cell>
          <table:table-cell office:value-type="string" office:string-value="LINK_CONFIGURATION ID" table:formula="msoxl:=CORE_MANAGER!B4" table:style-name="ce1">
            <text:p>LINK_CONFIGURATION ID</text:p>
          </table:table-cell>
          <table:table-cell office:value-type="float" office:value="1" table:formula="msoxl:=CORE_MANAGER!C4" table:style-name="ce1">
            <text:p>1</text:p>
          </table:table-cell>
          <table:table-cell office:value-type="string" office:string-value="F003" table:formula="msoxl:=CORE_MANAGER!D4" table:style-name="ce1">
            <text:p>F003</text:p>
          </table:table-cell>
          <table:table-cell office:value-type="string" office:string-value="LIMITATIONS RESOURCE NAME" table:formula="msoxl:=CORE_MANAGER!E4" table:style-name="ce1">
            <text:p>LIMITATIONS RESOURCE NAME</text:p>
          </table:table-cell>
          <table:table-cell office:value-type="string" office:string-value="L11_MODEM" table:formula="msoxl:=CORE_MANAGER!F4" table:style-name="ce1">
            <text:p>L11_MODEM</text:p>
          </table:table-cell>
          <table:table-cell office:value-type="string" office:string-value="S003" table:formula="msoxl:=CORE_SUPERVISOR!A4" table:style-name="ce1">
            <text:p>S003</text:p>
          </table:table-cell>
          <table:table-cell office:value-type="string" office:string-value="TcpIp_Server_Visu_Adress" table:formula="msoxl:=CORE_SUPERVISOR!B4" table:style-name="ce1">
            <text:p>TcpIp_Server_Visu_Adress</text:p>
          </table:table-cell>
          <table:table-cell office:value-type="float" office:value="0" table:formula="msoxl:=CORE_SUPERVISOR!C4" table:style-name="ce1">
            <text:p>0</text:p>
          </table:table-cell>
          <table:table-cell office:value-type="string" office:string-value="S103" table:formula="msoxl:=CORE_SUPERVISOR!D4" table:style-name="ce1">
            <text:p>S103</text:p>
          </table:table-cell>
          <table:table-cell office:value-type="string" office:string-value="supervision_access-group" table:formula="msoxl:=CORE_SUPERVISOR!E4" table:style-name="ce1">
            <text:p>supervision_access-group</text:p>
          </table:table-cell>
          <table:table-cell office:value-type="string" office:string-value="ALL" table:formula="msoxl:=CORE_SUPERVISOR!F4" table:style-name="ce1">
            <text:p>ALL</text:p>
          </table:table-cell>
          <table:table-cell table:number-columns-repeated="16342"/>
        </table:table-row>
        <table:table-row table:style-name="ro1">
          <table:table-cell office:value-type="string" office:string-value="CORE_MANAGER" table:formula="msoxl:=Project!A5" table:style-name="ce1">
            <text:p>CORE_MANAGER</text:p>
          </table:table-cell>
          <table:table-cell office:value-type="string" office:string-value="V1R0E0" table:formula="msoxl:=Project!B5" table:style-name="ce1">
            <text:p>V1R0E0</text:p>
          </table:table-cell>
          <table:table-cell office:value-type="float" office:value="0" table:formula="msoxl:=Project!C5" table:style-name="ce1">
            <text:p>0</text:p>
          </table:table-cell>
          <table:table-cell office:value-type="string" office:string-value="I04" table:formula="msoxl:='IP@'!A5" table:style-name="ce1">
            <text:p>I04</text:p>
          </table:table-cell>
          <table:table-cell office:value-type="string" office:string-value="MIDS @IP" table:formula="msoxl:='IP@'!B5" table:style-name="ce1">
            <text:p>MIDS @IP</text:p>
          </table:table-cell>
          <table:table-cell office:value-type="string" office:string-value="N_A" table:formula="msoxl:='IP@'!C5" table:style-name="ce1">
            <text:p>N_A</text:p>
          </table:table-cell>
          <table:table-cell office:value-type="string" office:string-value="P04" table:formula="msoxl:=TCP_port!A5" table:style-name="ce1">
            <text:p>P04</text:p>
          </table:table-cell>
          <table:table-cell office:value-type="string" office:string-value="Host interface max  port" table:formula="msoxl:=TCP_port!B5" table:style-name="ce1">
            <text:p>Host interface max <text:s/>port</text:p>
          </table:table-cell>
          <table:table-cell office:value-type="float" office:value="1039" table:formula="msoxl:=TCP_port!C5" table:style-name="ce1">
            <text:p>1039</text:p>
          </table:table-cell>
          <table:table-cell office:value-type="string" office:string-value="T004" table:formula="msoxl:=COMMANDER!A5" table:style-name="ce1">
            <text:p>T004</text:p>
          </table:table-cell>
          <table:table-cell office:value-type="string" office:string-value="Source_Sub_Node_L11A" table:formula="msoxl:=COMMANDER!B5" table:style-name="ce1">
            <text:p>Source_Sub_Node_L11A</text:p>
          </table:table-cell>
          <table:table-cell office:value-type="float" office:value="205" table:formula="msoxl:=COMMANDER!C5" table:style-name="ce1">
            <text:p>205</text:p>
          </table:table-cell>
          <table:table-cell office:value-type="string" office:string-value="T104" table:formula="msoxl:=COMMANDER!E5" table:style-name="ce1">
            <text:p>T104</text:p>
          </table:table-cell>
          <table:table-cell office:value-type="string" office:string-value="Nb_buf_sat_threshold_PG_All" table:formula="msoxl:=COMMANDER!F5" table:style-name="ce1">
            <text:p>Nb_buf_sat_threshold_PG_All</text:p>
          </table:table-cell>
          <table:table-cell office:value-type="string" office:string-value="0.0" table:formula="msoxl:=COMMANDER!G5" table:style-name="ce1">
            <text:p>0.0</text:p>
          </table:table-cell>
          <table:table-cell office:value-type="string" office:string-value="T204" table:formula="msoxl:=COMMANDER!I5" table:style-name="ce1">
            <text:p>T204</text:p>
          </table:table-cell>
          <table:table-cell office:value-type="string" office:string-value="RTT_REPLY_STATUS_INDICATOR" table:formula="msoxl:=COMMANDER!J5" table:style-name="ce1">
            <text:p>RTT_REPLY_STATUS_INDICATOR</text:p>
          </table:table-cell>
          <table:table-cell office:value-type="float" office:value="1" table:formula="msoxl:=COMMANDER!K5" table:style-name="ce1">
            <text:p>1</text:p>
          </table:table-cell>
          <table:table-cell office:value-type="string" office:string-value="T304" table:formula="msoxl:=COMMANDER!L5" table:style-name="ce1">
            <text:p>T304</text:p>
          </table:table-cell>
          <table:table-cell office:value-type="string" office:string-value="THD072_ FIRST_ALLOCATED_LINK_TN" table:formula="msoxl:=COMMANDER!M5" table:style-name="ce1">
            <text:p>THD072_ FIRST_ALLOCATED_LINK_TN</text:p>
          </table:table-cell>
          <table:table-cell office:value-type="float" office:value="513" table:formula="msoxl:=COMMANDER!N5" table:style-name="ce1">
            <text:p>513</text:p>
          </table:table-cell>
          <table:table-cell office:value-type="string" office:string-value="T404" table:formula="msoxl:=COMMANDER!O5" table:style-name="ce1">
            <text:p>T404</text:p>
          </table:table-cell>
          <table:table-cell office:value-type="string" office:string-value="SIMPLE_IF_TASK_PRIORITY" table:formula="msoxl:=COMMANDER!P5" table:style-name="ce1">
            <text:p>SIMPLE_IF_TASK_PRIORITY</text:p>
          </table:table-cell>
          <table:table-cell office:value-type="float" office:value="0" table:formula="msoxl:=COMMANDER!Q5" table:style-name="ce1">
            <text:p>0</text:p>
          </table:table-cell>
          <table:table-cell office:value-type="string" office:string-value="C604" table:formula="msoxl:=COMMANDER!R5" table:style-name="ce1">
            <text:p>C604</text:p>
          </table:table-cell>
          <table:table-cell office:value-type="string" office:string-value="device" table:formula="msoxl:=COMMANDER!S5" table:style-name="ce1">
            <text:p>device</text:p>
          </table:table-cell>
          <table:table-cell office:value-type="string" office:string-value="NTDS" table:formula="msoxl:=COMMANDER!T5" table:style-name="ce1">
            <text:p>NTDS</text:p>
          </table:table-cell>
          <table:table-cell office:value-type="string" office:string-value="C704" table:formula="msoxl:=COMMANDER!U5" table:style-name="ce1">
            <text:p>C704</text:p>
          </table:table-cell>
          <table:table-cell office:value-type="string" office:string-value="PPLI_Point_Staleness_Limit" table:formula="msoxl:=COMMANDER!V5" table:style-name="ce1">
            <text:p>PPLI_Point_Staleness_Limit</text:p>
          </table:table-cell>
          <table:table-cell office:value-type="float" office:value="180" table:formula="msoxl:=COMMANDER!W5" table:style-name="ce1">
            <text:p>180</text:p>
          </table:table-cell>
          <table:table-cell office:value-type="string" office:string-value="M004" table:formula="msoxl:=CORE_MANAGER!A5" table:style-name="ce1">
            <text:p>M004</text:p>
          </table:table-cell>
          <table:table-cell office:value-type="string" office:string-value="LINK_CONFIGURATION TYPE" table:formula="msoxl:=CORE_MANAGER!B5" table:style-name="ce1">
            <text:p>LINK_CONFIGURATION TYPE</text:p>
          </table:table-cell>
          <table:table-cell office:value-type="string" office:string-value="L11" table:formula="msoxl:=CORE_MANAGER!C5" table:style-name="ce1">
            <text:p>L11</text:p>
          </table:table-cell>
          <table:table-cell office:value-type="string" office:string-value="F004" table:formula="msoxl:=CORE_MANAGER!D5" table:style-name="ce1">
            <text:p>F004</text:p>
          </table:table-cell>
          <table:table-cell office:value-type="string" office:string-value="LINKS_PARAM LINK NAME" table:formula="msoxl:=CORE_MANAGER!E5" table:style-name="ce1">
            <text:p>LINKS_PARAM LINK NAME</text:p>
          </table:table-cell>
          <table:table-cell office:value-type="string" office:string-value="L11" table:formula="msoxl:=CORE_MANAGER!F5" table:style-name="ce1">
            <text:p>L11</text:p>
          </table:table-cell>
          <table:table-cell office:value-type="string" office:string-value="S004" table:formula="msoxl:=CORE_SUPERVISOR!A5" table:style-name="ce1">
            <text:p>S004</text:p>
          </table:table-cell>
          <table:table-cell office:value-type="string" office:string-value="KeepAliveMessageFrequency" table:formula="msoxl:=CORE_SUPERVISOR!B5" table:style-name="ce1">
            <text:p>KeepAliveMessageFrequency</text:p>
          </table:table-cell>
          <table:table-cell office:value-type="float" office:value="5000" table:formula="msoxl:=CORE_SUPERVISOR!C5" table:style-name="ce1">
            <text:p>5000</text:p>
          </table:table-cell>
          <table:table-cell office:value-type="string" office:string-value="S104" table:formula="msoxl:=CORE_SUPERVISOR!D5" table:style-name="ce1">
            <text:p>S104</text:p>
          </table:table-cell>
          <table:table-cell office:value-type="string" office:string-value="system_action id" table:formula="msoxl:=CORE_SUPERVISOR!E5" table:style-name="ce1">
            <text:p>system_action id</text:p>
          </table:table-cell>
          <table:table-cell office:value-type="string" office:string-value="start" table:formula="msoxl:=CORE_SUPERVISOR!F5" table:style-name="ce1">
            <text:p>start</text:p>
          </table:table-cell>
          <table:table-cell table:number-columns-repeated="16342"/>
        </table:table-row>
        <table:table-row table:style-name="ro1">
          <table:table-cell office:value-type="string" office:string-value="CORE_SUPERVISOR" table:formula="msoxl:=Project!A6" table:style-name="ce1">
            <text:p>CORE_SUPERVISOR</text:p>
          </table:table-cell>
          <table:table-cell office:value-type="string" office:string-value="V1R0E1" table:formula="msoxl:=Project!B6" table:style-name="ce1">
            <text:p>V1R0E1</text:p>
          </table:table-cell>
          <table:table-cell office:value-type="float" office:value="0" table:formula="msoxl:=Project!C6" table:style-name="ce1">
            <text:p>0</text:p>
          </table:table-cell>
          <table:table-cell office:value-type="string" office:string-value="I05" table:formula="msoxl:='IP@'!A6" table:style-name="ce1">
            <text:p>I05</text:p>
          </table:table-cell>
          <table:table-cell office:value-type="string" office:string-value="SIMPLE remote server 1 @IP" table:formula="msoxl:='IP@'!B6" table:style-name="ce1">
            <text:p>SIMPLE remote server 1 @IP</text:p>
          </table:table-cell>
          <table:table-cell office:value-type="string" office:string-value="192.168.0.54" table:formula="msoxl:='IP@'!C6" table:style-name="ce1">
            <text:p>192.168.0.54</text:p>
          </table:table-cell>
          <table:table-cell office:value-type="string" office:string-value="P05" table:formula="msoxl:=TCP_port!A6" table:style-name="ce1">
            <text:p>P05</text:p>
          </table:table-cell>
          <table:table-cell office:value-type="string" office:string-value="Channel 4 server  port" table:formula="msoxl:=TCP_port!B6" table:style-name="ce1">
            <text:p>Channel 4 server <text:s/>port</text:p>
          </table:table-cell>
          <table:table-cell office:value-type="float" office:value="50014" table:formula="msoxl:=TCP_port!C6" table:style-name="ce1">
            <text:p>50014</text:p>
          </table:table-cell>
          <table:table-cell office:value-type="string" office:string-value="T005" table:formula="msoxl:=COMMANDER!A6" table:style-name="ce1">
            <text:p>T005</text:p>
          </table:table-cell>
          <table:table-cell office:value-type="string" office:string-value="Test_Mode" table:formula="msoxl:=COMMANDER!B6" table:style-name="ce1">
            <text:p>Test_Mode</text:p>
          </table:table-cell>
          <table:table-cell office:value-type="string" office:string-value="True" table:formula="msoxl:=COMMANDER!C6" table:style-name="ce1">
            <text:p>True</text:p>
          </table:table-cell>
          <table:table-cell office:value-type="string" office:string-value="T105" table:formula="msoxl:=COMMANDER!E6" table:style-name="ce1">
            <text:p>T105</text:p>
          </table:table-cell>
          <table:table-cell office:value-type="string" office:string-value="FIM01_Feedback_Enable" table:formula="msoxl:=COMMANDER!F6" table:style-name="ce1">
            <text:p>FIM01_Feedback_Enable</text:p>
          </table:table-cell>
          <table:table-cell office:value-type="string" office:string-value="true" table:formula="msoxl:=COMMANDER!G6" table:style-name="ce1">
            <text:p>true</text:p>
          </table:table-cell>
          <table:table-cell office:value-type="string" office:string-value="T205" table:formula="msoxl:=COMMANDER!I6" table:style-name="ce1">
            <text:p>T205</text:p>
          </table:table-cell>
          <table:table-cell office:value-type="string" office:string-value="TIME_QUALITY" table:formula="msoxl:=COMMANDER!J6" table:style-name="ce1">
            <text:p>TIME_QUALITY</text:p>
          </table:table-cell>
          <table:table-cell office:value-type="float" office:value="15" table:formula="msoxl:=COMMANDER!K6" table:style-name="ce1">
            <text:p>15</text:p>
          </table:table-cell>
          <table:table-cell office:value-type="string" office:string-value="T305" table:formula="msoxl:=COMMANDER!L6" table:style-name="ce1">
            <text:p>T305</text:p>
          </table:table-cell>
          <table:table-cell office:value-type="string" office:string-value="THD072_LAST_ALLOCATED_LINK_TN" table:formula="msoxl:=COMMANDER!M6" table:style-name="ce1">
            <text:p>THD072_LAST_ALLOCATED_LINK_TN</text:p>
          </table:table-cell>
          <table:table-cell office:value-type="float" office:value="550" table:formula="msoxl:=COMMANDER!N6" table:style-name="ce1">
            <text:p>550</text:p>
          </table:table-cell>
          <table:table-cell office:value-type="string" office:string-value="T405" table:formula="msoxl:=COMMANDER!O6" table:style-name="ce1">
            <text:p>T405</text:p>
          </table:table-cell>
          <table:table-cell office:value-type="string" office:string-value="HOST_TECHNICAL_PROTOCOL" table:formula="msoxl:=COMMANDER!P6" table:style-name="ce1">
            <text:p>HOST_TECHNICAL_PROTOCOL</text:p>
          </table:table-cell>
          <table:table-cell office:value-type="string" office:string-value="TCP_CLIENT" table:formula="msoxl:=COMMANDER!Q6" table:style-name="ce1">
            <text:p>TCP_CLIENT</text:p>
          </table:table-cell>
          <table:table-cell office:value-type="string" office:string-value="C605" table:formula="msoxl:=COMMANDER!R6" table:style-name="ce1">
            <text:p>C605</text:p>
          </table:table-cell>
          <table:table-cell office:value-type="string" office:string-value="single_m_tx" table:formula="msoxl:=COMMANDER!S6" table:style-name="ce1">
            <text:p>single_m_tx</text:p>
          </table:table-cell>
          <table:table-cell office:value-type="string" office:string-value="True" table:formula="msoxl:=COMMANDER!T6" table:style-name="ce1">
            <text:p>True</text:p>
          </table:table-cell>
          <table:table-cell office:value-type="string" office:string-value="C705" table:formula="msoxl:=COMMANDER!U6" table:style-name="ce1">
            <text:p>C705</text:p>
          </table:table-cell>
          <table:table-cell office:value-type="string" office:string-value="L16_Inactivity_Delay" table:formula="msoxl:=COMMANDER!V6" table:style-name="ce1">
            <text:p>L16_Inactivity_Delay</text:p>
          </table:table-cell>
          <table:table-cell office:value-type="string" office:string-value="N/A" table:formula="msoxl:=COMMANDER!W6" table:style-name="ce1">
            <text:p>N/A</text:p>
          </table:table-cell>
          <table:table-cell office:value-type="string" office:string-value="M005" table:formula="msoxl:=CORE_MANAGER!A6" table:style-name="ce1">
            <text:p>M005</text:p>
          </table:table-cell>
          <table:table-cell office:value-type="string" office:string-value="LINK_CONFIGURATION NAME" table:formula="msoxl:=CORE_MANAGER!B6" table:style-name="ce1">
            <text:p>LINK_CONFIGURATION NAME</text:p>
          </table:table-cell>
          <table:table-cell office:value-type="string" office:string-value="link L11" table:formula="msoxl:=CORE_MANAGER!C6" table:style-name="ce1">
            <text:p>link L11</text:p>
          </table:table-cell>
          <table:table-cell office:value-type="string" office:string-value="F005" table:formula="msoxl:=CORE_MANAGER!D6" table:style-name="ce1">
            <text:p>F005</text:p>
          </table:table-cell>
          <table:table-cell office:value-type="string" office:string-value="LINKS_PARAM PARAMETER NAME" table:formula="msoxl:=CORE_MANAGER!E6" table:style-name="ce1">
            <text:p>LINKS_PARAM PARAMETER NAME</text:p>
          </table:table-cell>
          <table:table-cell office:value-type="string" office:string-value="OWN PLATFORM LINK TN" table:formula="msoxl:=CORE_MANAGER!F6" table:style-name="ce1">
            <text:p>OWN PLATFORM LINK TN</text:p>
          </table:table-cell>
          <table:table-cell office:value-type="float" office:value="0" table:formula="msoxl:=CORE_SUPERVISOR!A6" table:style-name="ce1">
            <text:p>0</text:p>
          </table:table-cell>
          <table:table-cell office:value-type="float" office:value="0" table:formula="msoxl:=CORE_SUPERVISOR!B6" table:style-name="ce1">
            <text:p>0</text:p>
          </table:table-cell>
          <table:table-cell office:value-type="float" office:value="0" table:formula="msoxl:=CORE_SUPERVISOR!C6" table:style-name="ce1">
            <text:p>0</text:p>
          </table:table-cell>
          <table:table-cell office:value-type="string" office:string-value="S105" table:formula="msoxl:=CORE_SUPERVISOR!D6" table:style-name="ce1">
            <text:p>S105</text:p>
          </table:table-cell>
          <table:table-cell office:value-type="string" office:string-value="system_action script" table:formula="msoxl:=CORE_SUPERVISOR!E6" table:style-name="ce1">
            <text:p>system_action script</text:p>
          </table:table-cell>
          <table:table-cell office:value-type="string" office:string-value="../Scripts/start_ALL" table:formula="msoxl:=CORE_SUPERVISOR!F6" table:style-name="ce1">
            <text:p>../Scripts/start_ALL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7" table:style-name="ce1">
            <text:p>0</text:p>
          </table:table-cell>
          <table:table-cell office:value-type="float" office:value="0" table:formula="msoxl:=Project!B7" table:style-name="ce1">
            <text:p>0</text:p>
          </table:table-cell>
          <table:table-cell office:value-type="float" office:value="0" table:formula="msoxl:=Project!C7" table:style-name="ce1">
            <text:p>0</text:p>
          </table:table-cell>
          <table:table-cell office:value-type="string" office:string-value="I06" table:formula="msoxl:='IP@'!A7" table:style-name="ce1">
            <text:p>I06</text:p>
          </table:table-cell>
          <table:table-cell office:value-type="string" office:string-value="SLP_TCP  @IP" table:formula="msoxl:='IP@'!B7" table:style-name="ce1">
            <text:p>SLP_TCP <text:s/>@IP</text:p>
          </table:table-cell>
          <table:table-cell office:value-type="string" office:string-value="N/A" table:formula="msoxl:='IP@'!C7" table:style-name="ce1">
            <text:p>N/A</text:p>
          </table:table-cell>
          <table:table-cell office:value-type="string" office:string-value="P06" table:formula="msoxl:=TCP_port!A7" table:style-name="ce1">
            <text:p>P06</text:p>
          </table:table-cell>
          <table:table-cell office:value-type="string" office:string-value="Channel 4 client  port" table:formula="msoxl:=TCP_port!B7" table:style-name="ce1">
            <text:p>Channel 4 client <text:s/>port</text:p>
          </table:table-cell>
          <table:table-cell office:value-type="float" office:value="50015" table:formula="msoxl:=TCP_port!C7" table:style-name="ce1">
            <text:p>50015</text:p>
          </table:table-cell>
          <table:table-cell office:value-type="string" office:string-value="T006" table:formula="msoxl:=COMMANDER!A7" table:style-name="ce1">
            <text:p>T006</text:p>
          </table:table-cell>
          <table:table-cell office:value-type="string" office:string-value="Overall_Filter_Timeout" table:formula="msoxl:=COMMANDER!B7" table:style-name="ce1">
            <text:p>Overall_Filter_Timeout</text:p>
          </table:table-cell>
          <table:table-cell office:value-type="string" office:string-value="1.0" table:formula="msoxl:=COMMANDER!C7" table:style-name="ce1">
            <text:p>1.0</text:p>
          </table:table-cell>
          <table:table-cell office:value-type="string" office:string-value="T106" table:formula="msoxl:=COMMANDER!E7" table:style-name="ce1">
            <text:p>T106</text:p>
          </table:table-cell>
          <table:table-cell office:value-type="string" office:string-value="FOM12_Reporting_Enable" table:formula="msoxl:=COMMANDER!F7" table:style-name="ce1">
            <text:p>FOM12_Reporting_Enable</text:p>
          </table:table-cell>
          <table:table-cell office:value-type="string" office:string-value="true" table:formula="msoxl:=COMMANDER!G7" table:style-name="ce1">
            <text:p>true</text:p>
          </table:table-cell>
          <table:table-cell office:value-type="string" office:string-value="T206" table:formula="msoxl:=COMMANDER!I7" table:style-name="ce1">
            <text:p>T206</text:p>
          </table:table-cell>
          <table:table-cell office:value-type="string" office:string-value="GEODETIC_HORIZONTAL_POSITION_QUALITY" table:formula="msoxl:=COMMANDER!J7" table:style-name="ce1">
            <text:p>GEODETIC_HORIZONTAL_POSITION_QUALITY</text:p>
          </table:table-cell>
          <table:table-cell office:value-type="float" office:value="14" table:formula="msoxl:=COMMANDER!K7" table:style-name="ce1">
            <text:p>14</text:p>
          </table:table-cell>
          <table:table-cell office:value-type="string" office:string-value="T306" table:formula="msoxl:=COMMANDER!L7" table:style-name="ce1">
            <text:p>T306</text:p>
          </table:table-cell>
          <table:table-cell office:value-type="string" office:string-value="THD070_RESOURCE_ID" table:formula="msoxl:=COMMANDER!M7" table:style-name="ce1">
            <text:p>THD070_RESOURCE_ID</text:p>
          </table:table-cell>
          <table:table-cell office:value-type="float" office:value="2" table:formula="msoxl:=COMMANDER!N7" table:style-name="ce1">
            <text:p>2</text:p>
          </table:table-cell>
          <table:table-cell office:value-type="string" office:string-value="T406" table:formula="msoxl:=COMMANDER!O7" table:style-name="ce1">
            <text:p>T406</text:p>
          </table:table-cell>
          <table:table-cell office:value-type="string" office:string-value="HOST_TECHNICAL_DEBUG" table:formula="msoxl:=COMMANDER!P7" table:style-name="ce1">
            <text:p>HOST_TECHNICAL_DEBUG</text:p>
          </table:table-cell>
          <table:table-cell office:value-type="string" office:string-value="YES" table:formula="msoxl:=COMMANDER!Q7" table:style-name="ce1">
            <text:p>YES</text:p>
          </table:table-cell>
          <table:table-cell office:value-type="string" office:string-value="C606" table:formula="msoxl:=COMMANDER!R7" table:style-name="ce1">
            <text:p>C606</text:p>
          </table:table-cell>
          <table:table-cell office:value-type="string" office:string-value="queue size" table:formula="msoxl:=COMMANDER!S7" table:style-name="ce1">
            <text:p>queue size</text:p>
          </table:table-cell>
          <table:table-cell office:value-type="float" office:value="50" table:formula="msoxl:=COMMANDER!T7" table:style-name="ce1">
            <text:p>50</text:p>
          </table:table-cell>
          <table:table-cell office:value-type="float" office:value="0" table:formula="msoxl:=COMMANDER!U7" table:style-name="ce1">
            <text:p>0</text:p>
          </table:table-cell>
          <table:table-cell office:value-type="float" office:value="0" table:formula="msoxl:=COMMANDER!V7" table:style-name="ce1">
            <text:p>0</text:p>
          </table:table-cell>
          <table:table-cell office:value-type="float" office:value="0" table:formula="msoxl:=COMMANDER!W7" table:style-name="ce1">
            <text:p>0</text:p>
          </table:table-cell>
          <table:table-cell office:value-type="string" office:string-value="M006" table:formula="msoxl:=CORE_MANAGER!A7" table:style-name="ce1">
            <text:p>M006</text:p>
          </table:table-cell>
          <table:table-cell office:value-type="string" office:string-value="RESOURCE_CONFIGURATION ID" table:formula="msoxl:=CORE_MANAGER!B7" table:style-name="ce1">
            <text:p>RESOURCE_CONFIGURATION ID</text:p>
          </table:table-cell>
          <table:table-cell office:value-type="float" office:value="1" table:formula="msoxl:=CORE_MANAGER!C7" table:style-name="ce1">
            <text:p>1</text:p>
          </table:table-cell>
          <table:table-cell office:value-type="string" office:string-value="F006" table:formula="msoxl:=CORE_MANAGER!D7" table:style-name="ce1">
            <text:p>F006</text:p>
          </table:table-cell>
          <table:table-cell office:value-type="string" office:string-value="LINKS_PARAM PARAMETER TYPE" table:formula="msoxl:=CORE_MANAGER!E7" table:style-name="ce1">
            <text:p>LINKS_PARAM PARAMETER TYPE</text:p>
          </table:table-cell>
          <table:table-cell office:value-type="string" office:string-value="TN" table:formula="msoxl:=CORE_MANAGER!F7" table:style-name="ce1">
            <text:p>TN</text:p>
          </table:table-cell>
          <table:table-cell office:value-type="float" office:value="0" table:formula="msoxl:=CORE_SUPERVISOR!A7" table:style-name="ce1">
            <text:p>0</text:p>
          </table:table-cell>
          <table:table-cell office:value-type="float" office:value="0" table:formula="msoxl:=CORE_SUPERVISOR!B7" table:style-name="ce1">
            <text:p>0</text:p>
          </table:table-cell>
          <table:table-cell office:value-type="float" office:value="0" table:formula="msoxl:=CORE_SUPERVISOR!C7" table:style-name="ce1">
            <text:p>0</text:p>
          </table:table-cell>
          <table:table-cell office:value-type="string" office:string-value="S106" table:formula="msoxl:=CORE_SUPERVISOR!D7" table:style-name="ce1">
            <text:p>S106</text:p>
          </table:table-cell>
          <table:table-cell office:value-type="string" office:string-value="system_action stateref" table:formula="msoxl:=CORE_SUPERVISOR!E7" table:style-name="ce1">
            <text:p>system_action stateref</text:p>
          </table:table-cell>
          <table:table-cell office:value-type="string" office:string-value="BOOT" table:formula="msoxl:=CORE_SUPERVISOR!F7" table:style-name="ce1">
            <text:p>BOOT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8" table:style-name="ce1">
            <text:p>0</text:p>
          </table:table-cell>
          <table:table-cell office:value-type="float" office:value="0" table:formula="msoxl:=Project!B8" table:style-name="ce1">
            <text:p>0</text:p>
          </table:table-cell>
          <table:table-cell office:value-type="float" office:value="0" table:formula="msoxl:=Project!C8" table:style-name="ce1">
            <text:p>0</text:p>
          </table:table-cell>
          <table:table-cell office:value-type="string" office:string-value="I07" table:formula="msoxl:='IP@'!A8" table:style-name="ce1">
            <text:p>I07</text:p>
          </table:table-cell>
          <table:table-cell office:value-type="string" office:string-value="TcpIp_Server_Visu_ @IP" table:formula="msoxl:='IP@'!B8" table:style-name="ce1">
            <text:p>TcpIp_Server_Visu_ @IP</text:p>
          </table:table-cell>
          <table:table-cell office:value-type="string" office:string-value="192.168.0.93" table:formula="msoxl:='IP@'!C8" table:style-name="ce1">
            <text:p>192.168.0.93</text:p>
          </table:table-cell>
          <table:table-cell office:value-type="string" office:string-value="P07" table:formula="msoxl:=TCP_port!A8" table:style-name="ce1">
            <text:p>P07</text:p>
          </table:table-cell>
          <table:table-cell office:value-type="string" office:string-value="Toplink persistant  port" table:formula="msoxl:=TCP_port!B8" table:style-name="ce1">
            <text:p>Toplink persistant <text:s/>port</text:p>
          </table:table-cell>
          <table:table-cell office:value-type="float" office:value="3026" table:formula="msoxl:=TCP_port!C8" table:style-name="ce1">
            <text:p>3026</text:p>
          </table:table-cell>
          <table:table-cell office:value-type="string" office:string-value="T007" table:formula="msoxl:=COMMANDER!A8" table:style-name="ce1">
            <text:p>T007</text:p>
          </table:table-cell>
          <table:table-cell office:value-type="string" office:string-value="K_LINKT_Active_Without_R2_Timeout" table:formula="msoxl:=COMMANDER!B8" table:style-name="ce1">
            <text:p>K_LINKT_Active_Without_R2_Timeout</text:p>
          </table:table-cell>
          <table:table-cell office:value-type="string" office:string-value="48.0" table:formula="msoxl:=COMMANDER!C8" table:style-name="ce1">
            <text:p>48.0</text:p>
          </table:table-cell>
          <table:table-cell office:value-type="string" office:string-value="T107" table:formula="msoxl:=COMMANDER!E8" table:style-name="ce1">
            <text:p>T107</text:p>
          </table:table-cell>
          <table:table-cell office:value-type="string" office:string-value="FOM02_Loopback_Enable" table:formula="msoxl:=COMMANDER!F8" table:style-name="ce1">
            <text:p>FOM02_Loopback_Enable</text:p>
          </table:table-cell>
          <table:table-cell office:value-type="string" office:string-value="true" table:formula="msoxl:=COMMANDER!G8" table:style-name="ce1">
            <text:p>true</text:p>
          </table:table-cell>
          <table:table-cell office:value-type="string" office:string-value="T207" table:formula="msoxl:=COMMANDER!I8" table:style-name="ce1">
            <text:p>T207</text:p>
          </table:table-cell>
          <table:table-cell office:value-type="string" office:string-value="ELEVATION" table:formula="msoxl:=COMMANDER!J8" table:style-name="ce1">
            <text:p>ELEVATION</text:p>
          </table:table-cell>
          <table:table-cell office:value-type="float" office:value="100" table:formula="msoxl:=COMMANDER!K8" table:style-name="ce1">
            <text:p>100</text:p>
          </table:table-cell>
          <table:table-cell office:value-type="string" office:string-value="T307" table:formula="msoxl:=COMMANDER!L8" table:style-name="ce1">
            <text:p>T307</text:p>
          </table:table-cell>
          <table:table-cell office:value-type="string" office:string-value="THD070_RESOURCE_TYPE" table:formula="msoxl:=COMMANDER!M8" table:style-name="ce1">
            <text:p>THD070_RESOURCE_TYPE</text:p>
          </table:table-cell>
          <table:table-cell office:value-type="string" office:string-value="MIDS" table:formula="msoxl:=COMMANDER!N8" table:style-name="ce1">
            <text:p>MIDS</text:p>
          </table:table-cell>
          <table:table-cell office:value-type="string" office:string-value="T407" table:formula="msoxl:=COMMANDER!O8" table:style-name="ce1">
            <text:p>T407</text:p>
          </table:table-cell>
          <table:table-cell office:value-type="string" office:string-value="HOST_TACTICAL_PROTOCOL (L16)" table:formula="msoxl:=COMMANDER!P8" table:style-name="ce1">
            <text:p>HOST_TACTICAL_PROTOCOL (L16)</text:p>
          </table:table-cell>
          <table:table-cell office:value-type="string" office:string-value="TCP" table:formula="msoxl:=COMMANDER!Q8" table:style-name="ce1">
            <text:p>TCP</text:p>
          </table:table-cell>
          <table:table-cell office:value-type="string" office:string-value="C607" table:formula="msoxl:=COMMANDER!R8" table:style-name="ce1">
            <text:p>C607</text:p>
          </table:table-cell>
          <table:table-cell office:value-type="string" office:string-value="queue threshold" table:formula="msoxl:=COMMANDER!S8" table:style-name="ce1">
            <text:p>queue threshold</text:p>
          </table:table-cell>
          <table:table-cell office:value-type="float" office:value="10" table:formula="msoxl:=COMMANDER!T8" table:style-name="ce1">
            <text:p>10</text:p>
          </table:table-cell>
          <table:table-cell office:value-type="float" office:value="0" table:formula="msoxl:=COMMANDER!U8" table:style-name="ce1">
            <text:p>0</text:p>
          </table:table-cell>
          <table:table-cell office:value-type="float" office:value="0" table:formula="msoxl:=COMMANDER!V8" table:style-name="ce1">
            <text:p>0</text:p>
          </table:table-cell>
          <table:table-cell office:value-type="float" office:value="0" table:formula="msoxl:=COMMANDER!W8" table:style-name="ce1">
            <text:p>0</text:p>
          </table:table-cell>
          <table:table-cell office:value-type="string" office:string-value="M007" table:formula="msoxl:=CORE_MANAGER!A8" table:style-name="ce1">
            <text:p>M007</text:p>
          </table:table-cell>
          <table:table-cell office:value-type="string" office:string-value="RESOURCE_CONFIGURATION NAME" table:formula="msoxl:=CORE_MANAGER!B8" table:style-name="ce1">
            <text:p>RESOURCE_CONFIGURATION NAME</text:p>
          </table:table-cell>
          <table:table-cell office:value-type="string" office:string-value="MODEM1" table:formula="msoxl:=CORE_MANAGER!C8" table:style-name="ce1">
            <text:p>MODEM1</text:p>
          </table:table-cell>
          <table:table-cell office:value-type="string" office:string-value="F007" table:formula="msoxl:=CORE_MANAGER!D8" table:style-name="ce1">
            <text:p>F007</text:p>
          </table:table-cell>
          <table:table-cell office:value-type="string" office:string-value="LINKS_PARAM PARAMETER NAME" table:formula="msoxl:=CORE_MANAGER!E8" table:style-name="ce1">
            <text:p>LINKS_PARAM PARAMETER NAME</text:p>
          </table:table-cell>
          <table:table-cell office:value-type="string" office:string-value="VOICE CALL SIGN" table:formula="msoxl:=CORE_MANAGER!F8" table:style-name="ce1">
            <text:p>VOICE CALL SIGN</text:p>
          </table:table-cell>
          <table:table-cell office:value-type="float" office:value="0" table:formula="msoxl:=CORE_SUPERVISOR!A8" table:style-name="ce1">
            <text:p>0</text:p>
          </table:table-cell>
          <table:table-cell office:value-type="float" office:value="0" table:formula="msoxl:=CORE_SUPERVISOR!B8" table:style-name="ce1">
            <text:p>0</text:p>
          </table:table-cell>
          <table:table-cell office:value-type="float" office:value="0" table:formula="msoxl:=CORE_SUPERVISOR!C8" table:style-name="ce1">
            <text:p>0</text:p>
          </table:table-cell>
          <table:table-cell office:value-type="string" office:string-value="S107" table:formula="msoxl:=CORE_SUPERVISOR!D8" table:style-name="ce1">
            <text:p>S107</text:p>
          </table:table-cell>
          <table:table-cell office:value-type="string" office:string-value="system_action id" table:formula="msoxl:=CORE_SUPERVISOR!E8" table:style-name="ce1">
            <text:p>system_action id</text:p>
          </table:table-cell>
          <table:table-cell office:value-type="string" office:string-value="stop" table:formula="msoxl:=CORE_SUPERVISOR!F8" table:style-name="ce1">
            <text:p>stop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9" table:style-name="ce1">
            <text:p>0</text:p>
          </table:table-cell>
          <table:table-cell office:value-type="float" office:value="0" table:formula="msoxl:=Project!B9" table:style-name="ce1">
            <text:p>0</text:p>
          </table:table-cell>
          <table:table-cell office:value-type="float" office:value="0" table:formula="msoxl:=Project!C9" table:style-name="ce1">
            <text:p>0</text:p>
          </table:table-cell>
          <table:table-cell office:value-type="string" office:string-value="I08" table:formula="msoxl:='IP@'!A9" table:style-name="ce1">
            <text:p>I08</text:p>
          </table:table-cell>
          <table:table-cell office:value-type="string" office:string-value="INTERFACE_CONFIGURATION @IP" table:formula="msoxl:='IP@'!B9" table:style-name="ce1">
            <text:p>INTERFACE_CONFIGURATION @IP</text:p>
          </table:table-cell>
          <table:table-cell office:value-type="string" office:string-value="192.168.0.255" table:formula="msoxl:='IP@'!C9" table:style-name="ce1">
            <text:p>192.168.0.255</text:p>
          </table:table-cell>
          <table:table-cell office:value-type="string" office:string-value="P08" table:formula="msoxl:=TCP_port!A9" table:style-name="ce1">
            <text:p>P08</text:p>
          </table:table-cell>
          <table:table-cell office:value-type="string" office:string-value="SIMPLE technical  port" table:formula="msoxl:=TCP_port!B9" table:style-name="ce1">
            <text:p>SIMPLE technical <text:s/>port</text:p>
          </table:table-cell>
          <table:table-cell office:value-type="float" office:value="2399" table:formula="msoxl:=TCP_port!C9" table:style-name="ce1">
            <text:p>2399</text:p>
          </table:table-cell>
          <table:table-cell office:value-type="string" office:string-value="T008" table:formula="msoxl:=COMMANDER!A9" table:style-name="ce1">
            <text:p>T008</text:p>
          </table:table-cell>
          <table:table-cell office:value-type="string" office:string-value="Hot_Data_Root_Dir" table:formula="msoxl:=COMMANDER!B9" table:style-name="ce1">
            <text:p>Hot_Data_Root_Dir</text:p>
          </table:table-cell>
          <table:table-cell office:value-type="string" office:string-value="." table:formula="msoxl:=COMMANDER!C9" table:style-name="ce1">
            <text:p>.</text:p>
          </table:table-cell>
          <table:table-cell office:value-type="string" office:string-value="T108" table:formula="msoxl:=COMMANDER!E9" table:style-name="ce1">
            <text:p>T108</text:p>
          </table:table-cell>
          <table:table-cell office:value-type="string" office:string-value="K_LinkT_Delta_Time_Limit" table:formula="msoxl:=COMMANDER!F9" table:style-name="ce1">
            <text:p>K_LinkT_Delta_Time_Limit</text:p>
          </table:table-cell>
          <table:table-cell office:value-type="float" office:value="10" table:formula="msoxl:=COMMANDER!G9" table:style-name="ce1">
            <text:p>10</text:p>
          </table:table-cell>
          <table:table-cell office:value-type="string" office:string-value="T208" table:formula="msoxl:=COMMANDER!I9" table:style-name="ce1">
            <text:p>T208</text:p>
          </table:table-cell>
          <table:table-cell office:value-type="string" office:string-value="MISSION_CORRELATOR" table:formula="msoxl:=COMMANDER!J9" table:style-name="ce1">
            <text:p>MISSION_CORRELATOR</text:p>
          </table:table-cell>
          <table:table-cell office:value-type="float" office:value="10" table:formula="msoxl:=COMMANDER!K9" table:style-name="ce1">
            <text:p>10</text:p>
          </table:table-cell>
          <table:table-cell office:value-type="string" office:string-value="T308" table:formula="msoxl:=COMMANDER!L9" table:style-name="ce1">
            <text:p>T308</text:p>
          </table:table-cell>
          <table:table-cell office:value-type="string" office:string-value="THD070_ RESOURCE_ID" table:formula="msoxl:=COMMANDER!M9" table:style-name="ce1">
            <text:p>THD070_ RESOURCE_ID</text:p>
          </table:table-cell>
          <table:table-cell office:value-type="float" office:value="3" table:formula="msoxl:=COMMANDER!N9" table:style-name="ce1">
            <text:p>3</text:p>
          </table:table-cell>
          <table:table-cell office:value-type="string" office:string-value="T408" table:formula="msoxl:=COMMANDER!O9" table:style-name="ce1">
            <text:p>T408</text:p>
          </table:table-cell>
          <table:table-cell office:value-type="string" office:string-value="HOST_TACTICAL_DEBUG (L16)" table:formula="msoxl:=COMMANDER!P9" table:style-name="ce1">
            <text:p>HOST_TACTICAL_DEBUG (L16)</text:p>
          </table:table-cell>
          <table:table-cell office:value-type="string" office:string-value="YES" table:formula="msoxl:=COMMANDER!Q9" table:style-name="ce1">
            <text:p>YES</text:p>
          </table:table-cell>
          <table:table-cell office:value-type="string" office:string-value="C608" table:formula="msoxl:=COMMANDER!R9" table:style-name="ce1">
            <text:p>C608</text:p>
          </table:table-cell>
          <table:table-cell office:value-type="string" office:string-value="cpu bsp_task" table:formula="msoxl:=COMMANDER!S9" table:style-name="ce1">
            <text:p>cpu bsp_task</text:p>
          </table:table-cell>
          <table:table-cell office:value-type="float" office:value="1" table:formula="msoxl:=COMMANDER!T9" table:style-name="ce1">
            <text:p>1</text:p>
          </table:table-cell>
          <table:table-cell office:value-type="float" office:value="0" table:formula="msoxl:=COMMANDER!U9" table:style-name="ce1">
            <text:p>0</text:p>
          </table:table-cell>
          <table:table-cell office:value-type="float" office:value="0" table:formula="msoxl:=COMMANDER!V9" table:style-name="ce1">
            <text:p>0</text:p>
          </table:table-cell>
          <table:table-cell office:value-type="float" office:value="0" table:formula="msoxl:=COMMANDER!W9" table:style-name="ce1">
            <text:p>0</text:p>
          </table:table-cell>
          <table:table-cell office:value-type="string" office:string-value="M008" table:formula="msoxl:=CORE_MANAGER!A9" table:style-name="ce1">
            <text:p>M008</text:p>
          </table:table-cell>
          <table:table-cell office:value-type="string" office:string-value="RESOURCE_CONFIGURATION TYPE" table:formula="msoxl:=CORE_MANAGER!B9" table:style-name="ce1">
            <text:p>RESOURCE_CONFIGURATION TYPE</text:p>
          </table:table-cell>
          <table:table-cell office:value-type="string" office:string-value="L11_MODEM" table:formula="msoxl:=CORE_MANAGER!C9" table:style-name="ce1">
            <text:p>L11_MODEM</text:p>
          </table:table-cell>
          <table:table-cell office:value-type="string" office:string-value="F008" table:formula="msoxl:=CORE_MANAGER!D9" table:style-name="ce1">
            <text:p>F008</text:p>
          </table:table-cell>
          <table:table-cell office:value-type="string" office:string-value="LINKS_PARAM PARAMETER TYPE" table:formula="msoxl:=CORE_MANAGER!E9" table:style-name="ce1">
            <text:p>LINKS_PARAM PARAMETER TYPE</text:p>
          </table:table-cell>
          <table:table-cell office:value-type="string" office:string-value="INT" table:formula="msoxl:=CORE_MANAGER!F9" table:style-name="ce1">
            <text:p>INT</text:p>
          </table:table-cell>
          <table:table-cell office:value-type="float" office:value="0" table:formula="msoxl:=CORE_SUPERVISOR!A9" table:style-name="ce1">
            <text:p>0</text:p>
          </table:table-cell>
          <table:table-cell office:value-type="float" office:value="0" table:formula="msoxl:=CORE_SUPERVISOR!B9" table:style-name="ce1">
            <text:p>0</text:p>
          </table:table-cell>
          <table:table-cell office:value-type="float" office:value="0" table:formula="msoxl:=CORE_SUPERVISOR!C9" table:style-name="ce1">
            <text:p>0</text:p>
          </table:table-cell>
          <table:table-cell office:value-type="string" office:string-value="S108" table:formula="msoxl:=CORE_SUPERVISOR!D9" table:style-name="ce1">
            <text:p>S108</text:p>
          </table:table-cell>
          <table:table-cell office:value-type="string" office:string-value="system_action script" table:formula="msoxl:=CORE_SUPERVISOR!E9" table:style-name="ce1">
            <text:p>system_action script</text:p>
          </table:table-cell>
          <table:table-cell office:value-type="string" office:string-value="../Scripts/stop_ALL" table:formula="msoxl:=CORE_SUPERVISOR!F9" table:style-name="ce1">
            <text:p>../Scripts/stop_ALL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10" table:style-name="ce1">
            <text:p>0</text:p>
          </table:table-cell>
          <table:table-cell office:value-type="float" office:value="0" table:formula="msoxl:=Project!B10" table:style-name="ce1">
            <text:p>0</text:p>
          </table:table-cell>
          <table:table-cell office:value-type="float" office:value="0" table:formula="msoxl:=Project!C10" table:style-name="ce1">
            <text:p>0</text:p>
          </table:table-cell>
          <table:table-cell office:value-type="float" office:value="0" table:formula="msoxl:='IP@'!A10" table:style-name="ce1">
            <text:p>0</text:p>
          </table:table-cell>
          <table:table-cell office:value-type="float" office:value="0" table:formula="msoxl:='IP@'!B10" table:style-name="ce1">
            <text:p>0</text:p>
          </table:table-cell>
          <table:table-cell office:value-type="float" office:value="0" table:formula="msoxl:='IP@'!C10" table:style-name="ce1">
            <text:p>0</text:p>
          </table:table-cell>
          <table:table-cell office:value-type="string" office:string-value="P09" table:formula="msoxl:=TCP_port!A10" table:style-name="ce1">
            <text:p>P09</text:p>
          </table:table-cell>
          <table:table-cell office:value-type="string" office:string-value="SIMPLE tactical  port" table:formula="msoxl:=TCP_port!B10" table:style-name="ce1">
            <text:p>SIMPLE tactical <text:s/>port</text:p>
          </table:table-cell>
          <table:table-cell office:value-type="float" office:value="2400" table:formula="msoxl:=TCP_port!C10" table:style-name="ce1">
            <text:p>2400</text:p>
          </table:table-cell>
          <table:table-cell office:value-type="string" office:string-value="T009" table:formula="msoxl:=COMMANDER!A10" table:style-name="ce1">
            <text:p>T009</text:p>
          </table:table-cell>
          <table:table-cell office:value-type="string" office:string-value="Ctrl_Data_Req_Timeout" table:formula="msoxl:=COMMANDER!B10" table:style-name="ce1">
            <text:p>Ctrl_Data_Req_Timeout</text:p>
          </table:table-cell>
          <table:table-cell office:value-type="string" office:string-value="1.0" table:formula="msoxl:=COMMANDER!C10" table:style-name="ce1">
            <text:p>1.0</text:p>
          </table:table-cell>
          <table:table-cell office:value-type="string" office:string-value="T109" table:formula="msoxl:=COMMANDER!E10" table:style-name="ce1">
            <text:p>T109</text:p>
          </table:table-cell>
          <table:table-cell office:value-type="string" office:string-value="K_LinkT_Delta_Time_Default" table:formula="msoxl:=COMMANDER!F10" table:style-name="ce1">
            <text:p>K_LinkT_Delta_Time_Default</text:p>
          </table:table-cell>
          <table:table-cell office:value-type="float" office:value="0" table:formula="msoxl:=COMMANDER!G10" table:style-name="ce1">
            <text:p>0</text:p>
          </table:table-cell>
          <table:table-cell office:value-type="string" office:string-value="T209" table:formula="msoxl:=COMMANDER!I10" table:style-name="ce1">
            <text:p>T209</text:p>
          </table:table-cell>
          <table:table-cell office:value-type="string" office:string-value="ELEVATION_QUALITY" table:formula="msoxl:=COMMANDER!J10" table:style-name="ce1">
            <text:p>ELEVATION_QUALITY</text:p>
          </table:table-cell>
          <table:table-cell office:value-type="float" office:value="15" table:formula="msoxl:=COMMANDER!K10" table:style-name="ce1">
            <text:p>15</text:p>
          </table:table-cell>
          <table:table-cell office:value-type="string" office:string-value="T309" table:formula="msoxl:=COMMANDER!L10" table:style-name="ce1">
            <text:p>T309</text:p>
          </table:table-cell>
          <table:table-cell office:value-type="string" office:string-value="THD070_RESOURCE_TYPE" table:formula="msoxl:=COMMANDER!M10" table:style-name="ce1">
            <text:p>THD070_RESOURCE_TYPE</text:p>
          </table:table-cell>
          <table:table-cell office:value-type="string" office:string-value="SIMPLE" table:formula="msoxl:=COMMANDER!N10" table:style-name="ce1">
            <text:p>SIMPLE</text:p>
          </table:table-cell>
          <table:table-cell office:value-type="string" office:string-value="T409" table:formula="msoxl:=COMMANDER!O10" table:style-name="ce1">
            <text:p>T409</text:p>
          </table:table-cell>
          <table:table-cell office:value-type="string" office:string-value="HOST_CONNECTION_BITS_ORDERING" table:formula="msoxl:=COMMANDER!P10" table:style-name="ce1">
            <text:p>HOST_CONNECTION_BITS_ORDERING</text:p>
          </table:table-cell>
          <table:table-cell office:value-type="string" office:string-value="BE" table:formula="msoxl:=COMMANDER!Q10" table:style-name="ce1">
            <text:p>BE</text:p>
          </table:table-cell>
          <table:table-cell office:value-type="string" office:string-value="C609" table:formula="msoxl:=COMMANDER!R10" table:style-name="ce1">
            <text:p>C609</text:p>
          </table:table-cell>
          <table:table-cell office:value-type="string" office:string-value="cpu rx_task" table:formula="msoxl:=COMMANDER!S10" table:style-name="ce1">
            <text:p>cpu rx_task</text:p>
          </table:table-cell>
          <table:table-cell office:value-type="float" office:value="1" table:formula="msoxl:=COMMANDER!T10" table:style-name="ce1">
            <text:p>1</text:p>
          </table:table-cell>
          <table:table-cell office:value-type="float" office:value="0" table:formula="msoxl:=COMMANDER!U10" table:style-name="ce1">
            <text:p>0</text:p>
          </table:table-cell>
          <table:table-cell office:value-type="float" office:value="0" table:formula="msoxl:=COMMANDER!V10" table:style-name="ce1">
            <text:p>0</text:p>
          </table:table-cell>
          <table:table-cell office:value-type="float" office:value="0" table:formula="msoxl:=COMMANDER!W10" table:style-name="ce1">
            <text:p>0</text:p>
          </table:table-cell>
          <table:table-cell office:value-type="string" office:string-value="M009" table:formula="msoxl:=CORE_MANAGER!A10" table:style-name="ce1">
            <text:p>M009</text:p>
          </table:table-cell>
          <table:table-cell office:value-type="string" office:string-value="PLAT_PARAM URL" table:formula="msoxl:=CORE_MANAGER!B10" table:style-name="ce1">
            <text:p>PLAT_PARAM URL</text:p>
          </table:table-cell>
          <table:table-cell office:value-type="string" office:string-value="plat14.xml" table:formula="msoxl:=CORE_MANAGER!C10" table:style-name="ce1">
            <text:p>plat14.xml</text:p>
          </table:table-cell>
          <table:table-cell office:value-type="string" office:string-value="F009" table:formula="msoxl:=CORE_MANAGER!D10" table:style-name="ce1">
            <text:p>F009</text:p>
          </table:table-cell>
          <table:table-cell office:value-type="string" office:string-value="LINKS_PARAM PARAMETER NAME" table:formula="msoxl:=CORE_MANAGER!E10" table:style-name="ce1">
            <text:p>LINKS_PARAM PARAMETER NAME</text:p>
          </table:table-cell>
          <table:table-cell office:value-type="string" office:string-value="FIRST ALLOCATED LINK TN" table:formula="msoxl:=CORE_MANAGER!F10" table:style-name="ce1">
            <text:p>FIRST ALLOCATED LINK TN</text:p>
          </table:table-cell>
          <table:table-cell office:value-type="float" office:value="0" table:formula="msoxl:=CORE_SUPERVISOR!A10" table:style-name="ce1">
            <text:p>0</text:p>
          </table:table-cell>
          <table:table-cell office:value-type="float" office:value="0" table:formula="msoxl:=CORE_SUPERVISOR!B10" table:style-name="ce1">
            <text:p>0</text:p>
          </table:table-cell>
          <table:table-cell office:value-type="float" office:value="0" table:formula="msoxl:=CORE_SUPERVISOR!C10" table:style-name="ce1">
            <text:p>0</text:p>
          </table:table-cell>
          <table:table-cell office:value-type="string" office:string-value="S109" table:formula="msoxl:=CORE_SUPERVISOR!D10" table:style-name="ce1">
            <text:p>S109</text:p>
          </table:table-cell>
          <table:table-cell office:value-type="string" office:string-value="system_action stateref" table:formula="msoxl:=CORE_SUPERVISOR!E10" table:style-name="ce1">
            <text:p>system_action stateref</text:p>
          </table:table-cell>
          <table:table-cell office:value-type="string" office:string-value="STOPPED" table:formula="msoxl:=CORE_SUPERVISOR!F10" table:style-name="ce1">
            <text:p>STOPPED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11" table:style-name="ce1">
            <text:p>0</text:p>
          </table:table-cell>
          <table:table-cell office:value-type="float" office:value="0" table:formula="msoxl:=Project!B11" table:style-name="ce1">
            <text:p>0</text:p>
          </table:table-cell>
          <table:table-cell office:value-type="float" office:value="0" table:formula="msoxl:=Project!C11" table:style-name="ce1">
            <text:p>0</text:p>
          </table:table-cell>
          <table:table-cell office:value-type="float" office:value="0" table:formula="msoxl:='IP@'!A11" table:style-name="ce1">
            <text:p>0</text:p>
          </table:table-cell>
          <table:table-cell office:value-type="float" office:value="0" table:formula="msoxl:='IP@'!B11" table:style-name="ce1">
            <text:p>0</text:p>
          </table:table-cell>
          <table:table-cell office:value-type="float" office:value="0" table:formula="msoxl:='IP@'!C11" table:style-name="ce1">
            <text:p>0</text:p>
          </table:table-cell>
          <table:table-cell office:value-type="string" office:string-value="P10" table:formula="msoxl:=TCP_port!A11" table:style-name="ce1">
            <text:p>P10</text:p>
          </table:table-cell>
          <table:table-cell office:value-type="string" office:string-value="DLP interface  port" table:formula="msoxl:=TCP_port!B11" table:style-name="ce1">
            <text:p>DLP interface <text:s/>port</text:p>
          </table:table-cell>
          <table:table-cell office:value-type="float" office:value="1025" table:formula="msoxl:=TCP_port!C11" table:style-name="ce1">
            <text:p>1025</text:p>
          </table:table-cell>
          <table:table-cell office:value-type="string" office:string-value="T010" table:formula="msoxl:=COMMANDER!A11" table:style-name="ce1">
            <text:p>T010</text:p>
          </table:table-cell>
          <table:table-cell office:value-type="string" office:string-value="Max_Msg_In_Arcade_Buffer" table:formula="msoxl:=COMMANDER!B11" table:style-name="ce1">
            <text:p>Max_Msg_In_Arcade_Buffer</text:p>
          </table:table-cell>
          <table:table-cell office:value-type="float" office:value="200" table:formula="msoxl:=COMMANDER!C11" table:style-name="ce1">
            <text:p>200</text:p>
          </table:table-cell>
          <table:table-cell office:value-type="string" office:string-value="T110" table:formula="msoxl:=COMMANDER!E11" table:style-name="ce1">
            <text:p>T110</text:p>
          </table:table-cell>
          <table:table-cell office:value-type="string" office:string-value="J_Elimination_Window_Size" table:formula="msoxl:=COMMANDER!F11" table:style-name="ce1">
            <text:p>J_Elimination_Window_Size</text:p>
          </table:table-cell>
          <table:table-cell office:value-type="string" office:string-value="7.03125" table:formula="msoxl:=COMMANDER!G11" table:style-name="ce1">
            <text:p>7.03125</text:p>
          </table:table-cell>
          <table:table-cell office:value-type="string" office:string-value="T210" table:formula="msoxl:=COMMANDER!I11" table:style-name="ce1">
            <text:p>T210</text:p>
          </table:table-cell>
          <table:table-cell office:value-type="string" office:string-value="LATITUDE" table:formula="msoxl:=COMMANDER!J11" table:style-name="ce1">
            <text:p>LATITUDE</text:p>
          </table:table-cell>
          <table:table-cell office:value-type="float" office:value="11" table:formula="msoxl:=COMMANDER!K11" table:style-name="ce1">
            <text:p>11</text:p>
          </table:table-cell>
          <table:table-cell office:value-type="string" office:string-value="T310" table:formula="msoxl:=COMMANDER!L11" table:style-name="ce1">
            <text:p>T310</text:p>
          </table:table-cell>
          <table:table-cell office:value-type="string" office:string-value="THD561_RESOURCE_ID" table:formula="msoxl:=COMMANDER!M11" table:style-name="ce1">
            <text:p>THD561_RESOURCE_ID</text:p>
          </table:table-cell>
          <table:table-cell office:value-type="float" office:value="100" table:formula="msoxl:=COMMANDER!N11" table:style-name="ce1">
            <text:p>100</text:p>
          </table:table-cell>
          <table:table-cell office:value-type="string" office:string-value="T410" table:formula="msoxl:=COMMANDER!O11" table:style-name="ce1">
            <text:p>T410</text:p>
          </table:table-cell>
          <table:table-cell office:value-type="string" office:string-value="HOST_CONNECTION_BYTES_ORDERING" table:formula="msoxl:=COMMANDER!P11" table:style-name="ce1">
            <text:p>HOST_CONNECTION_BYTES_ORDERING</text:p>
          </table:table-cell>
          <table:table-cell office:value-type="string" office:string-value="BE" table:formula="msoxl:=COMMANDER!Q11" table:style-name="ce1">
            <text:p>BE</text:p>
          </table:table-cell>
          <table:table-cell office:value-type="string" office:string-value="C610" table:formula="msoxl:=COMMANDER!R11" table:style-name="ce1">
            <text:p>C610</text:p>
          </table:table-cell>
          <table:table-cell office:value-type="string" office:string-value="cpu tx_task" table:formula="msoxl:=COMMANDER!S11" table:style-name="ce1">
            <text:p>cpu tx_task</text:p>
          </table:table-cell>
          <table:table-cell office:value-type="float" office:value="1" table:formula="msoxl:=COMMANDER!T11" table:style-name="ce1">
            <text:p>1</text:p>
          </table:table-cell>
          <table:table-cell office:value-type="float" office:value="0" table:formula="msoxl:=COMMANDER!U11" table:style-name="ce1">
            <text:p>0</text:p>
          </table:table-cell>
          <table:table-cell office:value-type="float" office:value="0" table:formula="msoxl:=COMMANDER!V11" table:style-name="ce1">
            <text:p>0</text:p>
          </table:table-cell>
          <table:table-cell office:value-type="float" office:value="0" table:formula="msoxl:=COMMANDER!W11" table:style-name="ce1">
            <text:p>0</text:p>
          </table:table-cell>
          <table:table-cell office:value-type="float" office:value="0" table:formula="msoxl:=CORE_MANAGER!A11" table:style-name="ce1">
            <text:p>0</text:p>
          </table:table-cell>
          <table:table-cell office:value-type="float" office:value="0" table:formula="msoxl:=CORE_MANAGER!B11" table:style-name="ce1">
            <text:p>0</text:p>
          </table:table-cell>
          <table:table-cell office:value-type="float" office:value="0" table:formula="msoxl:=CORE_MANAGER!C11" table:style-name="ce1">
            <text:p>0</text:p>
          </table:table-cell>
          <table:table-cell office:value-type="string" office:string-value="F010" table:formula="msoxl:=CORE_MANAGER!D11" table:style-name="ce1">
            <text:p>F010</text:p>
          </table:table-cell>
          <table:table-cell office:value-type="string" office:string-value="LINKS_PARAM PARAMETER TYPE" table:formula="msoxl:=CORE_MANAGER!E11" table:style-name="ce1">
            <text:p>LINKS_PARAM PARAMETER TYPE</text:p>
          </table:table-cell>
          <table:table-cell office:value-type="string" office:string-value="TN" table:formula="msoxl:=CORE_MANAGER!F11" table:style-name="ce1">
            <text:p>TN</text:p>
          </table:table-cell>
          <table:table-cell office:value-type="float" office:value="0" table:formula="msoxl:=CORE_SUPERVISOR!A11" table:style-name="ce1">
            <text:p>0</text:p>
          </table:table-cell>
          <table:table-cell office:value-type="float" office:value="0" table:formula="msoxl:=CORE_SUPERVISOR!B11" table:style-name="ce1">
            <text:p>0</text:p>
          </table:table-cell>
          <table:table-cell office:value-type="float" office:value="0" table:formula="msoxl:=CORE_SUPERVISOR!C11" table:style-name="ce1">
            <text:p>0</text:p>
          </table:table-cell>
          <table:table-cell office:value-type="string" office:string-value="S110" table:formula="msoxl:=CORE_SUPERVISOR!D11" table:style-name="ce1">
            <text:p>S110</text:p>
          </table:table-cell>
          <table:table-cell office:value-type="string" office:string-value="system_action context" table:formula="msoxl:=CORE_SUPERVISOR!E11" table:style-name="ce1">
            <text:p>system_action context</text:p>
          </table:table-cell>
          <table:table-cell office:value-type="string" office:string-value="Stop" table:formula="msoxl:=CORE_SUPERVISOR!F11" table:style-name="ce1">
            <text:p>Stop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12" table:style-name="ce1">
            <text:p>0</text:p>
          </table:table-cell>
          <table:table-cell office:value-type="float" office:value="0" table:formula="msoxl:=Project!B12" table:style-name="ce1">
            <text:p>0</text:p>
          </table:table-cell>
          <table:table-cell office:value-type="float" office:value="0" table:formula="msoxl:=Project!C12" table:style-name="ce1">
            <text:p>0</text:p>
          </table:table-cell>
          <table:table-cell office:value-type="float" office:value="0" table:formula="msoxl:='IP@'!A12" table:style-name="ce1">
            <text:p>0</text:p>
          </table:table-cell>
          <table:table-cell office:value-type="float" office:value="0" table:formula="msoxl:='IP@'!B12" table:style-name="ce1">
            <text:p>0</text:p>
          </table:table-cell>
          <table:table-cell office:value-type="float" office:value="0" table:formula="msoxl:='IP@'!C12" table:style-name="ce1">
            <text:p>0</text:p>
          </table:table-cell>
          <table:table-cell office:value-type="string" office:string-value="P11" table:formula="msoxl:=TCP_port!A12" table:style-name="ce1">
            <text:p>P11</text:p>
          </table:table-cell>
          <table:table-cell office:value-type="string" office:string-value="SIMPLE remote server1" table:formula="msoxl:=TCP_port!B12" table:style-name="ce1">
            <text:p>SIMPLE remote server1</text:p>
          </table:table-cell>
          <table:table-cell office:value-type="float" office:value="1061" table:formula="msoxl:=TCP_port!C12" table:style-name="ce1">
            <text:p>1061</text:p>
          </table:table-cell>
          <table:table-cell office:value-type="string" office:string-value="T011" table:formula="msoxl:=COMMANDER!A12" table:style-name="ce1">
            <text:p>T011</text:p>
          </table:table-cell>
          <table:table-cell office:value-type="string" office:string-value="Max_Time_Before_Forcing_Recording" table:formula="msoxl:=COMMANDER!B12" table:style-name="ce1">
            <text:p>Max_Time_Before_Forcing_Recording</text:p>
          </table:table-cell>
          <table:table-cell office:value-type="float" office:value="7" table:formula="msoxl:=COMMANDER!C12" table:style-name="ce1">
            <text:p>7</text:p>
          </table:table-cell>
          <table:table-cell office:value-type="string" office:string-value="T111" table:formula="msoxl:=COMMANDER!E12" table:style-name="ce1">
            <text:p>T111</text:p>
          </table:table-cell>
          <table:table-cell office:value-type="string" office:string-value="Platform_Nb" table:formula="msoxl:=COMMANDER!F12" table:style-name="ce1">
            <text:p>Platform_Nb</text:p>
          </table:table-cell>
          <table:table-cell office:value-type="float" office:value="1" table:formula="msoxl:=COMMANDER!G12" table:style-name="ce1">
            <text:p>1</text:p>
          </table:table-cell>
          <table:table-cell office:value-type="string" office:string-value="T211" table:formula="msoxl:=COMMANDER!I12" table:style-name="ce1">
            <text:p>T211</text:p>
          </table:table-cell>
          <table:table-cell office:value-type="string" office:string-value="LONGITUDE" table:formula="msoxl:=COMMANDER!J12" table:style-name="ce1">
            <text:p>LONGITUDE</text:p>
          </table:table-cell>
          <table:table-cell office:value-type="float" office:value="-1" table:formula="msoxl:=COMMANDER!K12" table:style-name="ce1">
            <text:p>-1</text:p>
          </table:table-cell>
          <table:table-cell office:value-type="string" office:string-value="T311" table:formula="msoxl:=COMMANDER!L12" table:style-name="ce1">
            <text:p>T311</text:p>
          </table:table-cell>
          <table:table-cell office:value-type="string" office:string-value="THD561_ROUTE_ID" table:formula="msoxl:=COMMANDER!M12" table:style-name="ce1">
            <text:p>THD561_ROUTE_ID</text:p>
          </table:table-cell>
          <table:table-cell office:value-type="float" office:value="100" table:formula="msoxl:=COMMANDER!N12" table:style-name="ce1">
            <text:p>100</text:p>
          </table:table-cell>
          <table:table-cell office:value-type="string" office:string-value="T411" table:formula="msoxl:=COMMANDER!O12" table:style-name="ce1">
            <text:p>T411</text:p>
          </table:table-cell>
          <table:table-cell office:value-type="string" office:string-value="HOST_CONNECTION_TIMEOUT" table:formula="msoxl:=COMMANDER!P12" table:style-name="ce1">
            <text:p>HOST_CONNECTION_TIMEOUT</text:p>
          </table:table-cell>
          <table:table-cell office:value-type="float" office:value="1000" table:formula="msoxl:=COMMANDER!Q12" table:style-name="ce1">
            <text:p>1000</text:p>
          </table:table-cell>
          <table:table-cell office:value-type="string" office:string-value="C611" table:formula="msoxl:=COMMANDER!R12" table:style-name="ce1">
            <text:p>C611</text:p>
          </table:table-cell>
          <table:table-cell office:value-type="string" office:string-value="log info" table:formula="msoxl:=COMMANDER!S12" table:style-name="ce1">
            <text:p>log info</text:p>
          </table:table-cell>
          <table:table-cell office:value-type="string" office:string-value="yes" table:formula="msoxl:=COMMANDER!T12" table:style-name="ce1">
            <text:p>yes</text:p>
          </table:table-cell>
          <table:table-cell office:value-type="float" office:value="0" table:formula="msoxl:=COMMANDER!U12" table:style-name="ce1">
            <text:p>0</text:p>
          </table:table-cell>
          <table:table-cell office:value-type="float" office:value="0" table:formula="msoxl:=COMMANDER!V12" table:style-name="ce1">
            <text:p>0</text:p>
          </table:table-cell>
          <table:table-cell office:value-type="float" office:value="0" table:formula="msoxl:=COMMANDER!W12" table:style-name="ce1">
            <text:p>0</text:p>
          </table:table-cell>
          <table:table-cell office:value-type="float" office:value="0" table:formula="msoxl:=CORE_MANAGER!A12" table:style-name="ce1">
            <text:p>0</text:p>
          </table:table-cell>
          <table:table-cell office:value-type="float" office:value="0" table:formula="msoxl:=CORE_MANAGER!B12" table:style-name="ce1">
            <text:p>0</text:p>
          </table:table-cell>
          <table:table-cell office:value-type="float" office:value="0" table:formula="msoxl:=CORE_MANAGER!C12" table:style-name="ce1">
            <text:p>0</text:p>
          </table:table-cell>
          <table:table-cell office:value-type="string" office:string-value="F011" table:formula="msoxl:=CORE_MANAGER!D12" table:style-name="ce1">
            <text:p>F011</text:p>
          </table:table-cell>
          <table:table-cell office:value-type="string" office:string-value="LINKS_PARAM PARAMETER NAME" table:formula="msoxl:=CORE_MANAGER!E12" table:style-name="ce1">
            <text:p>LINKS_PARAM PARAMETER NAME</text:p>
          </table:table-cell>
          <table:table-cell office:value-type="string" office:string-value="LAST ALLOCATED LINK TN" table:formula="msoxl:=CORE_MANAGER!F12" table:style-name="ce1">
            <text:p>LAST ALLOCATED LINK TN</text:p>
          </table:table-cell>
          <table:table-cell office:value-type="float" office:value="0" table:formula="msoxl:=CORE_SUPERVISOR!A12" table:style-name="ce1">
            <text:p>0</text:p>
          </table:table-cell>
          <table:table-cell office:value-type="float" office:value="0" table:formula="msoxl:=CORE_SUPERVISOR!B12" table:style-name="ce1">
            <text:p>0</text:p>
          </table:table-cell>
          <table:table-cell office:value-type="float" office:value="0" table:formula="msoxl:=CORE_SUPERVISOR!C12" table:style-name="ce1">
            <text:p>0</text:p>
          </table:table-cell>
          <table:table-cell office:value-type="string" office:string-value="S111" table:formula="msoxl:=CORE_SUPERVISOR!D12" table:style-name="ce1">
            <text:p>S111</text:p>
          </table:table-cell>
          <table:table-cell office:value-type="string" office:string-value="component_id" table:formula="msoxl:=CORE_SUPERVISOR!E12" table:style-name="ce1">
            <text:p>component_id</text:p>
          </table:table-cell>
          <table:table-cell office:value-type="string" office:string-value="TopLink" table:formula="msoxl:=CORE_SUPERVISOR!F12" table:style-name="ce1">
            <text:p>TopLink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13" table:style-name="ce1">
            <text:p>0</text:p>
          </table:table-cell>
          <table:table-cell office:value-type="float" office:value="0" table:formula="msoxl:=Project!B13" table:style-name="ce1">
            <text:p>0</text:p>
          </table:table-cell>
          <table:table-cell office:value-type="float" office:value="0" table:formula="msoxl:=Project!C13" table:style-name="ce1">
            <text:p>0</text:p>
          </table:table-cell>
          <table:table-cell office:value-type="float" office:value="0" table:formula="msoxl:='IP@'!A13" table:style-name="ce1">
            <text:p>0</text:p>
          </table:table-cell>
          <table:table-cell office:value-type="float" office:value="0" table:formula="msoxl:='IP@'!B13" table:style-name="ce1">
            <text:p>0</text:p>
          </table:table-cell>
          <table:table-cell office:value-type="float" office:value="0" table:formula="msoxl:='IP@'!C13" table:style-name="ce1">
            <text:p>0</text:p>
          </table:table-cell>
          <table:table-cell office:value-type="string" office:string-value="P12" table:formula="msoxl:=TCP_port!A13" table:style-name="ce1">
            <text:p>P12</text:p>
          </table:table-cell>
          <table:table-cell office:value-type="string" office:string-value="SIMPLE_IF_TACTICAL_PORT" table:formula="msoxl:=TCP_port!B13" table:style-name="ce1">
            <text:p>SIMPLE_IF_TACTICAL_PORT</text:p>
          </table:table-cell>
          <table:table-cell office:value-type="float" office:value="0" table:formula="msoxl:=TCP_port!C13" table:style-name="ce1">
            <text:p>0</text:p>
          </table:table-cell>
          <table:table-cell office:value-type="string" office:string-value="T012" table:formula="msoxl:=COMMANDER!A13" table:style-name="ce1">
            <text:p>T012</text:p>
          </table:table-cell>
          <table:table-cell office:value-type="string" office:string-value="ACCS_LOC1_Centre_Name" table:formula="msoxl:=COMMANDER!B13" table:style-name="ce1">
            <text:p>ACCS_LOC1_Centre_Name</text:p>
          </table:table-cell>
          <table:table-cell office:value-type="string" office:string-value="ROUTEUR" table:formula="msoxl:=COMMANDER!C13" table:style-name="ce1">
            <text:p>ROUTEUR</text:p>
          </table:table-cell>
          <table:table-cell office:value-type="string" office:string-value="T112" table:formula="msoxl:=COMMANDER!E13" table:style-name="ce1">
            <text:p>T112</text:p>
          </table:table-cell>
          <table:table-cell office:value-type="string" office:string-value="Platform_List" table:formula="msoxl:=COMMANDER!F13" table:style-name="ce1">
            <text:p>Platform_List</text:p>
          </table:table-cell>
          <table:table-cell office:value-type="float" office:value="2" table:formula="msoxl:=COMMANDER!G13" table:style-name="ce1">
            <text:p>2</text:p>
          </table:table-cell>
          <table:table-cell office:value-type="string" office:string-value="T212" table:formula="msoxl:=COMMANDER!I13" table:style-name="ce1">
            <text:p>T212</text:p>
          </table:table-cell>
          <table:table-cell office:value-type="string" office:string-value="VOICE_CALL_SIGN_INDICATOR" table:formula="msoxl:=COMMANDER!J13" table:style-name="ce1">
            <text:p>VOICE_CALL_SIGN_INDICATOR</text:p>
          </table:table-cell>
          <table:table-cell office:value-type="float" office:value="1" table:formula="msoxl:=COMMANDER!K13" table:style-name="ce1">
            <text:p>1</text:p>
          </table:table-cell>
          <table:table-cell office:value-type="string" office:string-value="T312" table:formula="msoxl:=COMMANDER!L13" table:style-name="ce1">
            <text:p>T312</text:p>
          </table:table-cell>
          <table:table-cell office:value-type="string" office:string-value="THD561 LINK_IDENTIFICATION" table:formula="msoxl:=COMMANDER!M13" table:style-name="ce1">
            <text:p>THD561 LINK_IDENTIFICATION</text:p>
          </table:table-cell>
          <table:table-cell office:value-type="float" office:value="1" table:formula="msoxl:=COMMANDER!N13" table:style-name="ce1">
            <text:p>1</text:p>
          </table:table-cell>
          <table:table-cell office:value-type="string" office:string-value="T412" table:formula="msoxl:=COMMANDER!O13" table:style-name="ce1">
            <text:p>T412</text:p>
          </table:table-cell>
          <table:table-cell office:value-type="string" office:string-value="HOST_CONNECTION_MAX_ERRORS" table:formula="msoxl:=COMMANDER!P13" table:style-name="ce1">
            <text:p>HOST_CONNECTION_MAX_ERRORS</text:p>
          </table:table-cell>
          <table:table-cell office:value-type="float" office:value="10000" table:formula="msoxl:=COMMANDER!Q13" table:style-name="ce1">
            <text:p>10000</text:p>
          </table:table-cell>
          <table:table-cell office:value-type="string" office:string-value="C612" table:formula="msoxl:=COMMANDER!R13" table:style-name="ce1">
            <text:p>C612</text:p>
          </table:table-cell>
          <table:table-cell office:value-type="string" office:string-value="log warning" table:formula="msoxl:=COMMANDER!S13" table:style-name="ce1">
            <text:p>log warning</text:p>
          </table:table-cell>
          <table:table-cell office:value-type="string" office:string-value="yes" table:formula="msoxl:=COMMANDER!T13" table:style-name="ce1">
            <text:p>yes</text:p>
          </table:table-cell>
          <table:table-cell office:value-type="float" office:value="0" table:formula="msoxl:=COMMANDER!U13" table:style-name="ce1">
            <text:p>0</text:p>
          </table:table-cell>
          <table:table-cell office:value-type="float" office:value="0" table:formula="msoxl:=COMMANDER!V13" table:style-name="ce1">
            <text:p>0</text:p>
          </table:table-cell>
          <table:table-cell office:value-type="float" office:value="0" table:formula="msoxl:=COMMANDER!W13" table:style-name="ce1">
            <text:p>0</text:p>
          </table:table-cell>
          <table:table-cell office:value-type="float" office:value="0" table:formula="msoxl:=CORE_MANAGER!A13" table:style-name="ce1">
            <text:p>0</text:p>
          </table:table-cell>
          <table:table-cell office:value-type="float" office:value="0" table:formula="msoxl:=CORE_MANAGER!B13" table:style-name="ce1">
            <text:p>0</text:p>
          </table:table-cell>
          <table:table-cell office:value-type="float" office:value="0" table:formula="msoxl:=CORE_MANAGER!C13" table:style-name="ce1">
            <text:p>0</text:p>
          </table:table-cell>
          <table:table-cell office:value-type="string" office:string-value="F012" table:formula="msoxl:=CORE_MANAGER!D13" table:style-name="ce1">
            <text:p>F012</text:p>
          </table:table-cell>
          <table:table-cell office:value-type="string" office:string-value="LINKS_PARAM PARAMETER TYPE" table:formula="msoxl:=CORE_MANAGER!E13" table:style-name="ce1">
            <text:p>LINKS_PARAM PARAMETER TYPE</text:p>
          </table:table-cell>
          <table:table-cell office:value-type="string" office:string-value="TN" table:formula="msoxl:=CORE_MANAGER!F13" table:style-name="ce1">
            <text:p>TN</text:p>
          </table:table-cell>
          <table:table-cell office:value-type="float" office:value="0" table:formula="msoxl:=CORE_SUPERVISOR!A13" table:style-name="ce1">
            <text:p>0</text:p>
          </table:table-cell>
          <table:table-cell office:value-type="float" office:value="0" table:formula="msoxl:=CORE_SUPERVISOR!B13" table:style-name="ce1">
            <text:p>0</text:p>
          </table:table-cell>
          <table:table-cell office:value-type="float" office:value="0" table:formula="msoxl:=CORE_SUPERVISOR!C13" table:style-name="ce1">
            <text:p>0</text:p>
          </table:table-cell>
          <table:table-cell office:value-type="string" office:string-value="S112" table:formula="msoxl:=CORE_SUPERVISOR!D13" table:style-name="ce1">
            <text:p>S112</text:p>
          </table:table-cell>
          <table:table-cell office:value-type="string" office:string-value="component_name" table:formula="msoxl:=CORE_SUPERVISOR!E13" table:style-name="ce1">
            <text:p>component_name</text:p>
          </table:table-cell>
          <table:table-cell office:value-type="string" office:string-value="COMMANDER" table:formula="msoxl:=CORE_SUPERVISOR!F13" table:style-name="ce1">
            <text:p>COMMANDER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14" table:style-name="ce1">
            <text:p>0</text:p>
          </table:table-cell>
          <table:table-cell office:value-type="float" office:value="0" table:formula="msoxl:=Project!B14" table:style-name="ce1">
            <text:p>0</text:p>
          </table:table-cell>
          <table:table-cell office:value-type="float" office:value="0" table:formula="msoxl:=Project!C14" table:style-name="ce1">
            <text:p>0</text:p>
          </table:table-cell>
          <table:table-cell office:value-type="float" office:value="0" table:formula="msoxl:='IP@'!A14" table:style-name="ce1">
            <text:p>0</text:p>
          </table:table-cell>
          <table:table-cell office:value-type="float" office:value="0" table:formula="msoxl:='IP@'!B14" table:style-name="ce1">
            <text:p>0</text:p>
          </table:table-cell>
          <table:table-cell office:value-type="float" office:value="0" table:formula="msoxl:='IP@'!C14" table:style-name="ce1">
            <text:p>0</text:p>
          </table:table-cell>
          <table:table-cell office:value-type="string" office:string-value="P13" table:formula="msoxl:=TCP_port!A14" table:style-name="ce1">
            <text:p>P13</text:p>
          </table:table-cell>
          <table:table-cell office:value-type="string" office:string-value="SIMPLE_IF_TECHNICAL_PORT" table:formula="msoxl:=TCP_port!B14" table:style-name="ce1">
            <text:p>SIMPLE_IF_TECHNICAL_PORT</text:p>
          </table:table-cell>
          <table:table-cell office:value-type="float" office:value="0" table:formula="msoxl:=TCP_port!C14" table:style-name="ce1">
            <text:p>0</text:p>
          </table:table-cell>
          <table:table-cell office:value-type="string" office:string-value="T013" table:formula="msoxl:=COMMANDER!A14" table:style-name="ce1">
            <text:p>T013</text:p>
          </table:table-cell>
          <table:table-cell office:value-type="string" office:string-value="Switchover" table:formula="msoxl:=COMMANDER!B14" table:style-name="ce1">
            <text:p>Switchover</text:p>
          </table:table-cell>
          <table:table-cell office:value-type="string" office:string-value="FALSE" table:formula="msoxl:=COMMANDER!C14" table:style-name="ce1">
            <text:p>FALSE</text:p>
          </table:table-cell>
          <table:table-cell office:value-type="string" office:string-value="T113" table:formula="msoxl:=COMMANDER!E14" table:style-name="ce1">
            <text:p>T113</text:p>
          </table:table-cell>
          <table:table-cell office:value-type="string" office:string-value="Platform_Role_List" table:formula="msoxl:=COMMANDER!F14" table:style-name="ce1">
            <text:p>Platform_Role_List</text:p>
          </table:table-cell>
          <table:table-cell office:value-type="string" office:string-value="Master" table:formula="msoxl:=COMMANDER!G14" table:style-name="ce1">
            <text:p>Master</text:p>
          </table:table-cell>
          <table:table-cell office:value-type="string" office:string-value="T213" table:formula="msoxl:=COMMANDER!I14" table:style-name="ce1">
            <text:p>T213</text:p>
          </table:table-cell>
          <table:table-cell office:value-type="string" office:string-value="VOICE_CALL_SIGN" table:formula="msoxl:=COMMANDER!J14" table:style-name="ce1">
            <text:p>VOICE_CALL_SIGN</text:p>
          </table:table-cell>
          <table:table-cell office:value-type="string" office:string-value="GAN1" table:formula="msoxl:=COMMANDER!K14" table:style-name="ce1">
            <text:p>GAN1</text:p>
          </table:table-cell>
          <table:table-cell office:value-type="string" office:string-value="T313" table:formula="msoxl:=COMMANDER!L14" table:style-name="ce1">
            <text:p>T313</text:p>
          </table:table-cell>
          <table:table-cell office:value-type="string" office:string-value="THD561_RESOURCE_ID" table:formula="msoxl:=COMMANDER!M14" table:style-name="ce1">
            <text:p>THD561_RESOURCE_ID</text:p>
          </table:table-cell>
          <table:table-cell office:value-type="float" office:value="4" table:formula="msoxl:=COMMANDER!N14" table:style-name="ce1">
            <text:p>4</text:p>
          </table:table-cell>
          <table:table-cell office:value-type="string" office:string-value="T413" table:formula="msoxl:=COMMANDER!O14" table:style-name="ce1">
            <text:p>T413</text:p>
          </table:table-cell>
          <table:table-cell office:value-type="string" office:string-value="HOST_FREQUENCY_SIMPLE_CONNECTION_STATUS" table:formula="msoxl:=COMMANDER!P14" table:style-name="ce1">
            <text:p>HOST_FREQUENCY_SIMPLE_CONNECTION_STATUS</text:p>
          </table:table-cell>
          <table:table-cell office:value-type="float" office:value="10" table:formula="msoxl:=COMMANDER!Q14" table:style-name="ce1">
            <text:p>10</text:p>
          </table:table-cell>
          <table:table-cell office:value-type="string" office:string-value="C613" table:formula="msoxl:=COMMANDER!R14" table:style-name="ce1">
            <text:p>C613</text:p>
          </table:table-cell>
          <table:table-cell office:value-type="string" office:string-value="log error" table:formula="msoxl:=COMMANDER!S14" table:style-name="ce1">
            <text:p>log error</text:p>
          </table:table-cell>
          <table:table-cell office:value-type="string" office:string-value="yes" table:formula="msoxl:=COMMANDER!T14" table:style-name="ce1">
            <text:p>yes</text:p>
          </table:table-cell>
          <table:table-cell office:value-type="float" office:value="0" table:formula="msoxl:=COMMANDER!U14" table:style-name="ce1">
            <text:p>0</text:p>
          </table:table-cell>
          <table:table-cell office:value-type="float" office:value="0" table:formula="msoxl:=COMMANDER!V14" table:style-name="ce1">
            <text:p>0</text:p>
          </table:table-cell>
          <table:table-cell office:value-type="float" office:value="0" table:formula="msoxl:=COMMANDER!W14" table:style-name="ce1">
            <text:p>0</text:p>
          </table:table-cell>
          <table:table-cell office:value-type="float" office:value="0" table:formula="msoxl:=CORE_MANAGER!A14" table:style-name="ce1">
            <text:p>0</text:p>
          </table:table-cell>
          <table:table-cell office:value-type="float" office:value="0" table:formula="msoxl:=CORE_MANAGER!B14" table:style-name="ce1">
            <text:p>0</text:p>
          </table:table-cell>
          <table:table-cell office:value-type="float" office:value="0" table:formula="msoxl:=CORE_MANAGER!C14" table:style-name="ce1">
            <text:p>0</text:p>
          </table:table-cell>
          <table:table-cell office:value-type="string" office:string-value="F013" table:formula="msoxl:=CORE_MANAGER!D14" table:style-name="ce1">
            <text:p>F013</text:p>
          </table:table-cell>
          <table:table-cell office:value-type="string" office:string-value="LINKS_PARAM PARAMETER NAME" table:formula="msoxl:=CORE_MANAGER!E14" table:style-name="ce1">
            <text:p>LINKS_PARAM PARAMETER NAME</text:p>
          </table:table-cell>
          <table:table-cell office:value-type="string" office:string-value="CURRENT DLRP" table:formula="msoxl:=CORE_MANAGER!F14" table:style-name="ce1">
            <text:p>CURRENT DLRP</text:p>
          </table:table-cell>
          <table:table-cell office:value-type="float" office:value="0" table:formula="msoxl:=CORE_SUPERVISOR!A14" table:style-name="ce1">
            <text:p>0</text:p>
          </table:table-cell>
          <table:table-cell office:value-type="float" office:value="0" table:formula="msoxl:=CORE_SUPERVISOR!B14" table:style-name="ce1">
            <text:p>0</text:p>
          </table:table-cell>
          <table:table-cell office:value-type="float" office:value="0" table:formula="msoxl:=CORE_SUPERVISOR!C14" table:style-name="ce1">
            <text:p>0</text:p>
          </table:table-cell>
          <table:table-cell office:value-type="string" office:string-value="S113" table:formula="msoxl:=CORE_SUPERVISOR!D14" table:style-name="ce1">
            <text:p>S113</text:p>
          </table:table-cell>
          <table:table-cell office:value-type="string" office:string-value="component_typeref" table:formula="msoxl:=CORE_SUPERVISOR!E14" table:style-name="ce1">
            <text:p>component_typeref</text:p>
          </table:table-cell>
          <table:table-cell office:value-type="string" office:string-value="TopLink_Commander" table:formula="msoxl:=CORE_SUPERVISOR!F14" table:style-name="ce1">
            <text:p>TopLink_Commander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15" table:style-name="ce1">
            <text:p>0</text:p>
          </table:table-cell>
          <table:table-cell office:value-type="float" office:value="0" table:formula="msoxl:=Project!B15" table:style-name="ce1">
            <text:p>0</text:p>
          </table:table-cell>
          <table:table-cell office:value-type="float" office:value="0" table:formula="msoxl:=Project!C15" table:style-name="ce1">
            <text:p>0</text:p>
          </table:table-cell>
          <table:table-cell office:value-type="float" office:value="0" table:formula="msoxl:='IP@'!A15" table:style-name="ce1">
            <text:p>0</text:p>
          </table:table-cell>
          <table:table-cell office:value-type="float" office:value="0" table:formula="msoxl:='IP@'!B15" table:style-name="ce1">
            <text:p>0</text:p>
          </table:table-cell>
          <table:table-cell office:value-type="float" office:value="0" table:formula="msoxl:='IP@'!C15" table:style-name="ce1">
            <text:p>0</text:p>
          </table:table-cell>
          <table:table-cell office:value-type="string" office:string-value="P14" table:formula="msoxl:=TCP_port!A15" table:style-name="ce1">
            <text:p>P14</text:p>
          </table:table-cell>
          <table:table-cell office:value-type="string" office:string-value="SIMPLE_IF_PORT" table:formula="msoxl:=TCP_port!B15" table:style-name="ce1">
            <text:p>SIMPLE_IF_PORT</text:p>
          </table:table-cell>
          <table:table-cell office:value-type="float" office:value="0" table:formula="msoxl:=TCP_port!C15" table:style-name="ce1">
            <text:p>0</text:p>
          </table:table-cell>
          <table:table-cell office:value-type="string" office:string-value="T014" table:formula="msoxl:=COMMANDER!A15" table:style-name="ce1">
            <text:p>T014</text:p>
          </table:table-cell>
          <table:table-cell office:value-type="string" office:string-value="Recording_File_Name" table:formula="msoxl:=COMMANDER!B15" table:style-name="ce1">
            <text:p>Recording_File_Name</text:p>
          </table:table-cell>
          <table:table-cell office:value-type="string" office:string-value="TDL_Kernel_L16_MIDS" table:formula="msoxl:=COMMANDER!C15" table:style-name="ce1">
            <text:p>TDL_Kernel_L16_MIDS</text:p>
          </table:table-cell>
          <table:table-cell office:value-type="string" office:string-value="T114" table:formula="msoxl:=COMMANDER!E15" table:style-name="ce1">
            <text:p>T114</text:p>
          </table:table-cell>
          <table:table-cell office:value-type="string" office:string-value="Platform_Port_List" table:formula="msoxl:=COMMANDER!F15" table:style-name="ce1">
            <text:p>Platform_Port_List</text:p>
          </table:table-cell>
          <table:table-cell office:value-type="float" office:value="2048" table:formula="msoxl:=COMMANDER!G15" table:style-name="ce1">
            <text:p>2048</text:p>
          </table:table-cell>
          <table:table-cell office:value-type="string" office:string-value="T214" table:formula="msoxl:=COMMANDER!I15" table:style-name="ce1">
            <text:p>T214</text:p>
          </table:table-cell>
          <table:table-cell office:value-type="string" office:string-value="PLATFORM" table:formula="msoxl:=COMMANDER!J15" table:style-name="ce1">
            <text:p>PLATFORM</text:p>
          </table:table-cell>
          <table:table-cell office:value-type="float" office:value="57" table:formula="msoxl:=COMMANDER!K15" table:style-name="ce1">
            <text:p>57</text:p>
          </table:table-cell>
          <table:table-cell office:value-type="string" office:string-value="T314" table:formula="msoxl:=COMMANDER!L15" table:style-name="ce1">
            <text:p>T314</text:p>
          </table:table-cell>
          <table:table-cell office:value-type="string" office:string-value="THD561_ROUTE_ID" table:formula="msoxl:=COMMANDER!M15" table:style-name="ce1">
            <text:p>THD561_ROUTE_ID</text:p>
          </table:table-cell>
          <table:table-cell office:value-type="float" office:value="4" table:formula="msoxl:=COMMANDER!N15" table:style-name="ce1">
            <text:p>4</text:p>
          </table:table-cell>
          <table:table-cell office:value-type="string" office:string-value="T414" table:formula="msoxl:=COMMANDER!O15" table:style-name="ce1">
            <text:p>T414</text:p>
          </table:table-cell>
          <table:table-cell office:value-type="string" office:string-value="HOST_FREQUENCY_SIMPLE_TIME_SYNC" table:formula="msoxl:=COMMANDER!P15" table:style-name="ce1">
            <text:p>HOST_FREQUENCY_SIMPLE_TIME_SYNC</text:p>
          </table:table-cell>
          <table:table-cell office:value-type="float" office:value="10" table:formula="msoxl:=COMMANDER!Q15" table:style-name="ce1">
            <text:p>10</text:p>
          </table:table-cell>
          <table:table-cell office:value-type="string" office:string-value="C614" table:formula="msoxl:=COMMANDER!R15" table:style-name="ce1">
            <text:p>C614</text:p>
          </table:table-cell>
          <table:table-cell office:value-type="string" office:string-value="log debug" table:formula="msoxl:=COMMANDER!S15" table:style-name="ce1">
            <text:p>log debug</text:p>
          </table:table-cell>
          <table:table-cell office:value-type="string" office:string-value="yes" table:formula="msoxl:=COMMANDER!T15" table:style-name="ce1">
            <text:p>yes</text:p>
          </table:table-cell>
          <table:table-cell office:value-type="float" office:value="0" table:formula="msoxl:=COMMANDER!U15" table:style-name="ce1">
            <text:p>0</text:p>
          </table:table-cell>
          <table:table-cell office:value-type="float" office:value="0" table:formula="msoxl:=COMMANDER!V15" table:style-name="ce1">
            <text:p>0</text:p>
          </table:table-cell>
          <table:table-cell office:value-type="float" office:value="0" table:formula="msoxl:=COMMANDER!W15" table:style-name="ce1">
            <text:p>0</text:p>
          </table:table-cell>
          <table:table-cell office:value-type="float" office:value="0" table:formula="msoxl:=CORE_MANAGER!A15" table:style-name="ce1">
            <text:p>0</text:p>
          </table:table-cell>
          <table:table-cell office:value-type="float" office:value="0" table:formula="msoxl:=CORE_MANAGER!B15" table:style-name="ce1">
            <text:p>0</text:p>
          </table:table-cell>
          <table:table-cell office:value-type="float" office:value="0" table:formula="msoxl:=CORE_MANAGER!C15" table:style-name="ce1">
            <text:p>0</text:p>
          </table:table-cell>
          <table:table-cell office:value-type="string" office:string-value="F014" table:formula="msoxl:=CORE_MANAGER!D15" table:style-name="ce1">
            <text:p>F014</text:p>
          </table:table-cell>
          <table:table-cell office:value-type="string" office:string-value="LINKS_PARAM PARAMETER TYPE" table:formula="msoxl:=CORE_MANAGER!E15" table:style-name="ce1">
            <text:p>LINKS_PARAM PARAMETER TYPE</text:p>
          </table:table-cell>
          <table:table-cell office:value-type="string" office:string-value="BAM" table:formula="msoxl:=CORE_MANAGER!F15" table:style-name="ce1">
            <text:p>BAM</text:p>
          </table:table-cell>
          <table:table-cell office:value-type="float" office:value="0" table:formula="msoxl:=CORE_SUPERVISOR!A15" table:style-name="ce1">
            <text:p>0</text:p>
          </table:table-cell>
          <table:table-cell office:value-type="float" office:value="0" table:formula="msoxl:=CORE_SUPERVISOR!B15" table:style-name="ce1">
            <text:p>0</text:p>
          </table:table-cell>
          <table:table-cell office:value-type="float" office:value="0" table:formula="msoxl:=CORE_SUPERVISOR!C15" table:style-name="ce1">
            <text:p>0</text:p>
          </table:table-cell>
          <table:table-cell office:value-type="string" office:string-value="S114" table:formula="msoxl:=CORE_SUPERVISOR!D15" table:style-name="ce1">
            <text:p>S114</text:p>
          </table:table-cell>
          <table:table-cell office:value-type="string" office:string-value="component_state-spread" table:formula="msoxl:=CORE_SUPERVISOR!E15" table:style-name="ce1">
            <text:p>component_state-spread</text:p>
          </table:table-cell>
          <table:table-cell office:value-type="string" office:string-value="true" table:formula="msoxl:=CORE_SUPERVISOR!F15" table:style-name="ce1">
            <text:p>true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16" table:style-name="ce1">
            <text:p>0</text:p>
          </table:table-cell>
          <table:table-cell office:value-type="float" office:value="0" table:formula="msoxl:=Project!B16" table:style-name="ce1">
            <text:p>0</text:p>
          </table:table-cell>
          <table:table-cell office:value-type="float" office:value="0" table:formula="msoxl:=Project!C16" table:style-name="ce1">
            <text:p>0</text:p>
          </table:table-cell>
          <table:table-cell office:value-type="float" office:value="0" table:formula="msoxl:='IP@'!A16" table:style-name="ce1">
            <text:p>0</text:p>
          </table:table-cell>
          <table:table-cell office:value-type="float" office:value="0" table:formula="msoxl:='IP@'!B16" table:style-name="ce1">
            <text:p>0</text:p>
          </table:table-cell>
          <table:table-cell office:value-type="float" office:value="0" table:formula="msoxl:='IP@'!C16" table:style-name="ce1">
            <text:p>0</text:p>
          </table:table-cell>
          <table:table-cell office:value-type="string" office:string-value="P15" table:formula="msoxl:=TCP_port!A16" table:style-name="ce1">
            <text:p>P15</text:p>
          </table:table-cell>
          <table:table-cell office:value-type="string" office:string-value="JREP mngt link port" table:formula="msoxl:=TCP_port!B16" table:style-name="ce1">
            <text:p>JREP mngt link port</text:p>
          </table:table-cell>
          <table:table-cell office:value-type="float" office:value="20777" table:formula="msoxl:=TCP_port!C16" table:style-name="ce1">
            <text:p>20777</text:p>
          </table:table-cell>
          <table:table-cell office:value-type="string" office:string-value="T015" table:formula="msoxl:=COMMANDER!A16" table:style-name="ce1">
            <text:p>T015</text:p>
          </table:table-cell>
          <table:table-cell office:value-type="string" office:string-value="Recording_File_Max_Size" table:formula="msoxl:=COMMANDER!B16" table:style-name="ce1">
            <text:p>Recording_File_Max_Size</text:p>
          </table:table-cell>
          <table:table-cell office:value-type="float" office:value="50" table:formula="msoxl:=COMMANDER!C16" table:style-name="ce1">
            <text:p>50</text:p>
          </table:table-cell>
          <table:table-cell office:value-type="string" office:string-value="T115" table:formula="msoxl:=COMMANDER!E16" table:style-name="ce1">
            <text:p>T115</text:p>
          </table:table-cell>
          <table:table-cell office:value-type="string" office:string-value="Voice_Call_Sign" table:formula="msoxl:=COMMANDER!F16" table:style-name="ce1">
            <text:p>Voice_Call_Sign</text:p>
          </table:table-cell>
          <table:table-cell office:value-type="string" office:string-value="GAN1" table:formula="msoxl:=COMMANDER!G16" table:style-name="ce1">
            <text:p>GAN1</text:p>
          </table:table-cell>
          <table:table-cell office:value-type="string" office:string-value="T215" table:formula="msoxl:=COMMANDER!I16" table:style-name="ce1">
            <text:p>T215</text:p>
          </table:table-cell>
          <table:table-cell office:value-type="string" office:string-value="PLATFORM_ACTIVITY" table:formula="msoxl:=COMMANDER!J16" table:style-name="ce1">
            <text:p>PLATFORM_ACTIVITY</text:p>
          </table:table-cell>
          <table:table-cell office:value-type="float" office:value="61" table:formula="msoxl:=COMMANDER!K16" table:style-name="ce1">
            <text:p>61</text:p>
          </table:table-cell>
          <table:table-cell office:value-type="string" office:string-value="T315" table:formula="msoxl:=COMMANDER!L16" table:style-name="ce1">
            <text:p>T315</text:p>
          </table:table-cell>
          <table:table-cell office:value-type="string" office:string-value="THD561 LINK_IDENTIFICATION" table:formula="msoxl:=COMMANDER!M16" table:style-name="ce1">
            <text:p>THD561 LINK_IDENTIFICATION</text:p>
          </table:table-cell>
          <table:table-cell office:value-type="float" office:value="1" table:formula="msoxl:=COMMANDER!N16" table:style-name="ce1">
            <text:p>1</text:p>
          </table:table-cell>
          <table:table-cell office:value-type="string" office:string-value="T415" table:formula="msoxl:=COMMANDER!O16" table:style-name="ce1">
            <text:p>T415</text:p>
          </table:table-cell>
          <table:table-cell office:value-type="string" office:string-value="SIMPLE_NODE_ID" table:formula="msoxl:=COMMANDER!P16" table:style-name="ce1">
            <text:p>SIMPLE_NODE_ID</text:p>
          </table:table-cell>
          <table:table-cell office:value-type="float" office:value="1" table:formula="msoxl:=COMMANDER!Q16" table:style-name="ce1">
            <text:p>1</text:p>
          </table:table-cell>
          <table:table-cell office:value-type="string" office:string-value="C615" table:formula="msoxl:=COMMANDER!R16" table:style-name="ce1">
            <text:p>C615</text:p>
          </table:table-cell>
          <table:table-cell office:value-type="string" office:string-value="TopLinK addreSs" table:formula="msoxl:=COMMANDER!S16" table:style-name="ce1">
            <text:p>TopLinK addreSs</text:p>
          </table:table-cell>
          <table:table-cell office:value-type="string" office:string-value="127.0.0.1" table:formula="msoxl:=COMMANDER!T16" table:style-name="ce1">
            <text:p>127.0.0.1</text:p>
          </table:table-cell>
          <table:table-cell office:value-type="float" office:value="0" table:formula="msoxl:=COMMANDER!U16" table:style-name="ce1">
            <text:p>0</text:p>
          </table:table-cell>
          <table:table-cell office:value-type="float" office:value="0" table:formula="msoxl:=COMMANDER!V16" table:style-name="ce1">
            <text:p>0</text:p>
          </table:table-cell>
          <table:table-cell office:value-type="float" office:value="0" table:formula="msoxl:=COMMANDER!W16" table:style-name="ce1">
            <text:p>0</text:p>
          </table:table-cell>
          <table:table-cell office:value-type="float" office:value="0" table:formula="msoxl:=CORE_MANAGER!A16" table:style-name="ce1">
            <text:p>0</text:p>
          </table:table-cell>
          <table:table-cell office:value-type="float" office:value="0" table:formula="msoxl:=CORE_MANAGER!B16" table:style-name="ce1">
            <text:p>0</text:p>
          </table:table-cell>
          <table:table-cell office:value-type="float" office:value="0" table:formula="msoxl:=CORE_MANAGER!C16" table:style-name="ce1">
            <text:p>0</text:p>
          </table:table-cell>
          <table:table-cell office:value-type="string" office:string-value="F015" table:formula="msoxl:=CORE_MANAGER!D16" table:style-name="ce1">
            <text:p>F015</text:p>
          </table:table-cell>
          <table:table-cell office:value-type="string" office:string-value="LINKS_PARAM_MODIFIABLE LINK  NAME" table:formula="msoxl:=CORE_MANAGER!E16" table:style-name="ce1">
            <text:p>LINKS_PARAM_MODIFIABLE LINK <text:s/>NAME</text:p>
          </table:table-cell>
          <table:table-cell office:value-type="string" office:string-value="L11" table:formula="msoxl:=CORE_MANAGER!F16" table:style-name="ce1">
            <text:p>L11</text:p>
          </table:table-cell>
          <table:table-cell office:value-type="float" office:value="0" table:formula="msoxl:=CORE_SUPERVISOR!A16" table:style-name="ce1">
            <text:p>0</text:p>
          </table:table-cell>
          <table:table-cell office:value-type="float" office:value="0" table:formula="msoxl:=CORE_SUPERVISOR!B16" table:style-name="ce1">
            <text:p>0</text:p>
          </table:table-cell>
          <table:table-cell office:value-type="float" office:value="0" table:formula="msoxl:=CORE_SUPERVISOR!C16" table:style-name="ce1">
            <text:p>0</text:p>
          </table:table-cell>
          <table:table-cell office:value-type="string" office:string-value="S115" table:formula="msoxl:=CORE_SUPERVISOR!D16" table:style-name="ce1">
            <text:p>S115</text:p>
          </table:table-cell>
          <table:table-cell office:value-type="string" office:string-value="component_access-group" table:formula="msoxl:=CORE_SUPERVISOR!E16" table:style-name="ce1">
            <text:p>component_access-group</text:p>
          </table:table-cell>
          <table:table-cell office:value-type="string" office:string-value="ALL" table:formula="msoxl:=CORE_SUPERVISOR!F16" table:style-name="ce1">
            <text:p>ALL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17" table:style-name="ce1">
            <text:p>0</text:p>
          </table:table-cell>
          <table:table-cell office:value-type="float" office:value="0" table:formula="msoxl:=Project!B17" table:style-name="ce1">
            <text:p>0</text:p>
          </table:table-cell>
          <table:table-cell office:value-type="float" office:value="0" table:formula="msoxl:=Project!C17" table:style-name="ce1">
            <text:p>0</text:p>
          </table:table-cell>
          <table:table-cell office:value-type="float" office:value="0" table:formula="msoxl:='IP@'!A17" table:style-name="ce1">
            <text:p>0</text:p>
          </table:table-cell>
          <table:table-cell office:value-type="float" office:value="0" table:formula="msoxl:='IP@'!B17" table:style-name="ce1">
            <text:p>0</text:p>
          </table:table-cell>
          <table:table-cell office:value-type="float" office:value="0" table:formula="msoxl:='IP@'!C17" table:style-name="ce1">
            <text:p>0</text:p>
          </table:table-cell>
          <table:table-cell office:value-type="string" office:string-value="P16" table:formula="msoxl:=TCP_port!A17" table:style-name="ce1">
            <text:p>P16</text:p>
          </table:table-cell>
          <table:table-cell office:value-type="string" office:string-value="SLP_TCP_Port                " table:formula="msoxl:=TCP_port!B17" table:style-name="ce1">
            <text:p>SLP_TCP_Port<text:s text:c="16"/></text:p>
          </table:table-cell>
          <table:table-cell office:value-type="float" office:value="5005" table:formula="msoxl:=TCP_port!C17" table:style-name="ce1">
            <text:p>5005</text:p>
          </table:table-cell>
          <table:table-cell office:value-type="string" office:string-value="T016" table:formula="msoxl:=COMMANDER!A17" table:style-name="ce1">
            <text:p>T016</text:p>
          </table:table-cell>
          <table:table-cell office:value-type="string" office:string-value="Recording_Files_Max_Count" table:formula="msoxl:=COMMANDER!B17" table:style-name="ce1">
            <text:p>Recording_Files_Max_Count</text:p>
          </table:table-cell>
          <table:table-cell office:value-type="float" office:value="10" table:formula="msoxl:=COMMANDER!C17" table:style-name="ce1">
            <text:p>10</text:p>
          </table:table-cell>
          <table:table-cell office:value-type="string" office:string-value="T116" table:formula="msoxl:=COMMANDER!E17" table:style-name="ce1">
            <text:p>T116</text:p>
          </table:table-cell>
          <table:table-cell office:value-type="string" office:string-value="Latitude" table:formula="msoxl:=COMMANDER!F17" table:style-name="ce1">
            <text:p>Latitude</text:p>
          </table:table-cell>
          <table:table-cell office:value-type="string" office:string-value="43.12" table:formula="msoxl:=COMMANDER!G17" table:style-name="ce1">
            <text:p>43.12</text:p>
          </table:table-cell>
          <table:table-cell office:value-type="string" office:string-value="T216" table:formula="msoxl:=COMMANDER!I17" table:style-name="ce1">
            <text:p>T216</text:p>
          </table:table-cell>
          <table:table-cell office:value-type="string" office:string-value="VOICE_FREQUENCY_CHANNEL" table:formula="msoxl:=COMMANDER!J17" table:style-name="ce1">
            <text:p>VOICE_FREQUENCY_CHANNEL</text:p>
          </table:table-cell>
          <table:table-cell office:value-type="float" office:value="7295" table:formula="msoxl:=COMMANDER!K17" table:style-name="ce1">
            <text:p>7295</text:p>
          </table:table-cell>
          <table:table-cell office:value-type="string" office:string-value="T316" table:formula="msoxl:=COMMANDER!L17" table:style-name="ce1">
            <text:p>T316</text:p>
          </table:table-cell>
          <table:table-cell office:value-type="string" office:string-value="THD562_ LINK_IDENTIFICATION" table:formula="msoxl:=COMMANDER!M17" table:style-name="ce1">
            <text:p>THD562_ LINK_IDENTIFICATION</text:p>
          </table:table-cell>
          <table:table-cell office:value-type="float" office:value="1" table:formula="msoxl:=COMMANDER!N17" table:style-name="ce1">
            <text:p>1</text:p>
          </table:table-cell>
          <table:table-cell office:value-type="string" office:string-value="T416" table:formula="msoxl:=COMMANDER!O17" table:style-name="ce1">
            <text:p>T416</text:p>
          </table:table-cell>
          <table:table-cell office:value-type="string" office:string-value="SIMPLE_NODE_NAME" table:formula="msoxl:=COMMANDER!P17" table:style-name="ce1">
            <text:p>SIMPLE_NODE_NAME</text:p>
          </table:table-cell>
          <table:table-cell office:value-type="string" office:string-value="DLIP01" table:formula="msoxl:=COMMANDER!Q17" table:style-name="ce1">
            <text:p>DLIP01</text:p>
          </table:table-cell>
          <table:table-cell office:value-type="string" office:string-value="C616" table:formula="msoxl:=COMMANDER!R17" table:style-name="ce1">
            <text:p>C616</text:p>
          </table:table-cell>
          <table:table-cell office:value-type="string" office:string-value="port_tx" table:formula="msoxl:=COMMANDER!S17" table:style-name="ce1">
            <text:p>port_tx</text:p>
          </table:table-cell>
          <table:table-cell office:value-type="float" office:value="30000" table:formula="msoxl:=COMMANDER!T17" table:style-name="ce1">
            <text:p>30000</text:p>
          </table:table-cell>
          <table:table-cell office:value-type="float" office:value="0" table:formula="msoxl:=COMMANDER!U17" table:style-name="ce1">
            <text:p>0</text:p>
          </table:table-cell>
          <table:table-cell office:value-type="float" office:value="0" table:formula="msoxl:=COMMANDER!V17" table:style-name="ce1">
            <text:p>0</text:p>
          </table:table-cell>
          <table:table-cell office:value-type="float" office:value="0" table:formula="msoxl:=COMMANDER!W17" table:style-name="ce1">
            <text:p>0</text:p>
          </table:table-cell>
          <table:table-cell office:value-type="float" office:value="0" table:formula="msoxl:=CORE_MANAGER!A17" table:style-name="ce1">
            <text:p>0</text:p>
          </table:table-cell>
          <table:table-cell office:value-type="float" office:value="0" table:formula="msoxl:=CORE_MANAGER!B17" table:style-name="ce1">
            <text:p>0</text:p>
          </table:table-cell>
          <table:table-cell office:value-type="float" office:value="0" table:formula="msoxl:=CORE_MANAGER!C17" table:style-name="ce1">
            <text:p>0</text:p>
          </table:table-cell>
          <table:table-cell office:value-type="string" office:string-value="F016" table:formula="msoxl:=CORE_MANAGER!D17" table:style-name="ce1">
            <text:p>F016</text:p>
          </table:table-cell>
          <table:table-cell office:value-type="string" office:string-value="LINKS_PARAM_MODIFIABLE ID PARAMETER NAME" table:formula="msoxl:=CORE_MANAGER!E17" table:style-name="ce1">
            <text:p>LINKS_PARAM_MODIFIABLE ID PARAMETER NAME</text:p>
          </table:table-cell>
          <table:table-cell office:value-type="string" office:string-value="VOICE CALL SIGN" table:formula="msoxl:=CORE_MANAGER!F17" table:style-name="ce1">
            <text:p>VOICE CALL SIGN</text:p>
          </table:table-cell>
          <table:table-cell office:value-type="float" office:value="0" table:formula="msoxl:=CORE_SUPERVISOR!A17" table:style-name="ce1">
            <text:p>0</text:p>
          </table:table-cell>
          <table:table-cell office:value-type="float" office:value="0" table:formula="msoxl:=CORE_SUPERVISOR!B17" table:style-name="ce1">
            <text:p>0</text:p>
          </table:table-cell>
          <table:table-cell office:value-type="float" office:value="0" table:formula="msoxl:=CORE_SUPERVISOR!C17" table:style-name="ce1">
            <text:p>0</text:p>
          </table:table-cell>
          <table:table-cell office:value-type="string" office:string-value="S116" table:formula="msoxl:=CORE_SUPERVISOR!D17" table:style-name="ce1">
            <text:p>S116</text:p>
          </table:table-cell>
          <table:table-cell office:value-type="string" office:string-value="component_action_id" table:formula="msoxl:=CORE_SUPERVISOR!E17" table:style-name="ce1">
            <text:p>component_action_id</text:p>
          </table:table-cell>
          <table:table-cell office:value-type="string" office:string-value="start" table:formula="msoxl:=CORE_SUPERVISOR!F17" table:style-name="ce1">
            <text:p>start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18" table:style-name="ce1">
            <text:p>0</text:p>
          </table:table-cell>
          <table:table-cell office:value-type="float" office:value="0" table:formula="msoxl:=Project!B18" table:style-name="ce1">
            <text:p>0</text:p>
          </table:table-cell>
          <table:table-cell office:value-type="float" office:value="0" table:formula="msoxl:=Project!C18" table:style-name="ce1">
            <text:p>0</text:p>
          </table:table-cell>
          <table:table-cell office:value-type="float" office:value="0" table:formula="msoxl:='IP@'!A18" table:style-name="ce1">
            <text:p>0</text:p>
          </table:table-cell>
          <table:table-cell office:value-type="float" office:value="0" table:formula="msoxl:='IP@'!B18" table:style-name="ce1">
            <text:p>0</text:p>
          </table:table-cell>
          <table:table-cell office:value-type="float" office:value="0" table:formula="msoxl:='IP@'!C18" table:style-name="ce1">
            <text:p>0</text:p>
          </table:table-cell>
          <table:table-cell office:value-type="string" office:string-value="P17" table:formula="msoxl:=TCP_port!A18" table:style-name="ce1">
            <text:p>P17</text:p>
          </table:table-cell>
          <table:table-cell office:value-type="string" office:string-value="OSIM port" table:formula="msoxl:=TCP_port!B18" table:style-name="ce1">
            <text:p>OSIM port</text:p>
          </table:table-cell>
          <table:table-cell office:value-type="float" office:value="8200" table:formula="msoxl:=TCP_port!C18" table:style-name="ce1">
            <text:p>8200</text:p>
          </table:table-cell>
          <table:table-cell office:value-type="string" office:string-value="T017" table:formula="msoxl:=COMMANDER!A18" table:style-name="ce1">
            <text:p>T017</text:p>
          </table:table-cell>
          <table:table-cell office:value-type="string" office:string-value="L16_MIDS_Recording" table:formula="msoxl:=COMMANDER!B18" table:style-name="ce1">
            <text:p>L16_MIDS_Recording</text:p>
          </table:table-cell>
          <table:table-cell office:value-type="string" office:string-value="No_Recording" table:formula="msoxl:=COMMANDER!C18" table:style-name="ce1">
            <text:p>No_Recording</text:p>
          </table:table-cell>
          <table:table-cell office:value-type="string" office:string-value="T117" table:formula="msoxl:=COMMANDER!E18" table:style-name="ce1">
            <text:p>T117</text:p>
          </table:table-cell>
          <table:table-cell office:value-type="string" office:string-value="Longitude" table:formula="msoxl:=COMMANDER!F18" table:style-name="ce1">
            <text:p>Longitude</text:p>
          </table:table-cell>
          <table:table-cell office:value-type="string" office:string-value="-2.89" table:formula="msoxl:=COMMANDER!G18" table:style-name="ce1">
            <text:p>-2.89</text:p>
          </table:table-cell>
          <table:table-cell office:value-type="string" office:string-value="T217" table:formula="msoxl:=COMMANDER!I18" table:style-name="ce1">
            <text:p>T217</text:p>
          </table:table-cell>
          <table:table-cell office:value-type="string" office:string-value="CONTROL_CHANNEL" table:formula="msoxl:=COMMANDER!J18" table:style-name="ce1">
            <text:p>CONTROL_CHANNEL</text:p>
          </table:table-cell>
          <table:table-cell office:value-type="float" office:value="126" table:formula="msoxl:=COMMANDER!K18" table:style-name="ce1">
            <text:p>126</text:p>
          </table:table-cell>
          <table:table-cell office:value-type="string" office:string-value="T317" table:formula="msoxl:=COMMANDER!L18" table:style-name="ce1">
            <text:p>T317</text:p>
          </table:table-cell>
          <table:table-cell office:value-type="string" office:string-value="THD562_ORIGIN_ROUTE_ID" table:formula="msoxl:=COMMANDER!M18" table:style-name="ce1">
            <text:p>THD562_ORIGIN_ROUTE_ID</text:p>
          </table:table-cell>
          <table:table-cell office:value-type="float" office:value="1" table:formula="msoxl:=COMMANDER!N18" table:style-name="ce1">
            <text:p>1</text:p>
          </table:table-cell>
          <table:table-cell office:value-type="string" office:string-value="T417" table:formula="msoxl:=COMMANDER!O18" table:style-name="ce1">
            <text:p>T417</text:p>
          </table:table-cell>
          <table:table-cell office:value-type="string" office:string-value="SIMPLE_PROTOCOL" table:formula="msoxl:=COMMANDER!P18" table:style-name="ce1">
            <text:p>SIMPLE_PROTOCOL</text:p>
          </table:table-cell>
          <table:table-cell office:value-type="string" office:string-value="TCP_SERVER" table:formula="msoxl:=COMMANDER!Q18" table:style-name="ce1">
            <text:p>TCP_SERVER</text:p>
          </table:table-cell>
          <table:table-cell office:value-type="string" office:string-value="C617" table:formula="msoxl:=COMMANDER!R18" table:style-name="ce1">
            <text:p>C617</text:p>
          </table:table-cell>
          <table:table-cell office:value-type="string" office:string-value="port_rx" table:formula="msoxl:=COMMANDER!S18" table:style-name="ce1">
            <text:p>port_rx</text:p>
          </table:table-cell>
          <table:table-cell office:value-type="float" office:value="31000" table:formula="msoxl:=COMMANDER!T18" table:style-name="ce1">
            <text:p>31000</text:p>
          </table:table-cell>
          <table:table-cell office:value-type="float" office:value="0" table:formula="msoxl:=COMMANDER!U18" table:style-name="ce1">
            <text:p>0</text:p>
          </table:table-cell>
          <table:table-cell office:value-type="float" office:value="0" table:formula="msoxl:=COMMANDER!V18" table:style-name="ce1">
            <text:p>0</text:p>
          </table:table-cell>
          <table:table-cell office:value-type="float" office:value="0" table:formula="msoxl:=COMMANDER!W18" table:style-name="ce1">
            <text:p>0</text:p>
          </table:table-cell>
          <table:table-cell office:value-type="float" office:value="0" table:formula="msoxl:=CORE_MANAGER!A18" table:style-name="ce1">
            <text:p>0</text:p>
          </table:table-cell>
          <table:table-cell office:value-type="float" office:value="0" table:formula="msoxl:=CORE_MANAGER!B18" table:style-name="ce1">
            <text:p>0</text:p>
          </table:table-cell>
          <table:table-cell office:value-type="float" office:value="0" table:formula="msoxl:=CORE_MANAGER!C18" table:style-name="ce1">
            <text:p>0</text:p>
          </table:table-cell>
          <table:table-cell office:value-type="string" office:string-value="F017" table:formula="msoxl:=CORE_MANAGER!D18" table:style-name="ce1">
            <text:p>F017</text:p>
          </table:table-cell>
          <table:table-cell office:value-type="string" office:string-value="LINKS_PARAM_MODIFIABLE ID PARAMETER TYPE" table:formula="msoxl:=CORE_MANAGER!E18" table:style-name="ce1">
            <text:p>LINKS_PARAM_MODIFIABLE ID PARAMETER TYPE</text:p>
          </table:table-cell>
          <table:table-cell office:value-type="string" office:string-value="STRING" table:formula="msoxl:=CORE_MANAGER!F18" table:style-name="ce1">
            <text:p>STRING</text:p>
          </table:table-cell>
          <table:table-cell office:value-type="float" office:value="0" table:formula="msoxl:=CORE_SUPERVISOR!A18" table:style-name="ce1">
            <text:p>0</text:p>
          </table:table-cell>
          <table:table-cell office:value-type="float" office:value="0" table:formula="msoxl:=CORE_SUPERVISOR!B18" table:style-name="ce1">
            <text:p>0</text:p>
          </table:table-cell>
          <table:table-cell office:value-type="float" office:value="0" table:formula="msoxl:=CORE_SUPERVISOR!C18" table:style-name="ce1">
            <text:p>0</text:p>
          </table:table-cell>
          <table:table-cell office:value-type="string" office:string-value="S117" table:formula="msoxl:=CORE_SUPERVISOR!D18" table:style-name="ce1">
            <text:p>S117</text:p>
          </table:table-cell>
          <table:table-cell office:value-type="string" office:string-value="component_action_script" table:formula="msoxl:=CORE_SUPERVISOR!E18" table:style-name="ce1">
            <text:p>component_action_script</text:p>
          </table:table-cell>
          <table:table-cell office:value-type="string" office:string-value="../Scripts/start_COMMANDER" table:formula="msoxl:=CORE_SUPERVISOR!F18" table:style-name="ce1">
            <text:p>../Scripts/start_COMMANDER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19" table:style-name="ce1">
            <text:p>0</text:p>
          </table:table-cell>
          <table:table-cell office:value-type="float" office:value="0" table:formula="msoxl:=Project!B19" table:style-name="ce1">
            <text:p>0</text:p>
          </table:table-cell>
          <table:table-cell office:value-type="float" office:value="0" table:formula="msoxl:=Project!C19" table:style-name="ce1">
            <text:p>0</text:p>
          </table:table-cell>
          <table:table-cell office:value-type="float" office:value="0" table:formula="msoxl:='IP@'!A19" table:style-name="ce1">
            <text:p>0</text:p>
          </table:table-cell>
          <table:table-cell office:value-type="float" office:value="0" table:formula="msoxl:='IP@'!B19" table:style-name="ce1">
            <text:p>0</text:p>
          </table:table-cell>
          <table:table-cell office:value-type="float" office:value="0" table:formula="msoxl:='IP@'!C19" table:style-name="ce1">
            <text:p>0</text:p>
          </table:table-cell>
          <table:table-cell office:value-type="string" office:string-value="P18" table:formula="msoxl:=TCP_port!A19" table:style-name="ce1">
            <text:p>P18</text:p>
          </table:table-cell>
          <table:table-cell office:value-type="string" office:string-value="C2 Host port (DLIP)" table:formula="msoxl:=TCP_port!B19" table:style-name="ce1">
            <text:p>C2 Host port (DLIP)</text:p>
          </table:table-cell>
          <table:table-cell office:value-type="float" office:value="8202" table:formula="msoxl:=TCP_port!C19" table:style-name="ce1">
            <text:p>8202</text:p>
          </table:table-cell>
          <table:table-cell office:value-type="string" office:string-value="T018" table:formula="msoxl:=COMMANDER!A19" table:style-name="ce1">
            <text:p>T018</text:p>
          </table:table-cell>
          <table:table-cell office:value-type="string" office:string-value="L16_JRE_Recording" table:formula="msoxl:=COMMANDER!B19" table:style-name="ce1">
            <text:p>L16_JRE_Recording</text:p>
          </table:table-cell>
          <table:table-cell office:value-type="string" office:string-value="No_Recording" table:formula="msoxl:=COMMANDER!C19" table:style-name="ce1">
            <text:p>No_Recording</text:p>
          </table:table-cell>
          <table:table-cell office:value-type="string" office:string-value="T118" table:formula="msoxl:=COMMANDER!E19" table:style-name="ce1">
            <text:p>T118</text:p>
          </table:table-cell>
          <table:table-cell office:value-type="string" office:string-value="Elevation" table:formula="msoxl:=COMMANDER!F19" table:style-name="ce1">
            <text:p>Elevation</text:p>
          </table:table-cell>
          <table:table-cell office:value-type="float" office:value="300" table:formula="msoxl:=COMMANDER!G19" table:style-name="ce1">
            <text:p>300</text:p>
          </table:table-cell>
          <table:table-cell office:value-type="string" office:string-value="T218" table:formula="msoxl:=COMMANDER!I19" table:style-name="ce1">
            <text:p>T218</text:p>
          </table:table-cell>
          <table:table-cell office:value-type="string" office:string-value="Platform_Nb" table:formula="msoxl:=COMMANDER!J19" table:style-name="ce1">
            <text:p>Platform_Nb</text:p>
          </table:table-cell>
          <table:table-cell office:value-type="float" office:value="1" table:formula="msoxl:=COMMANDER!K19" table:style-name="ce1">
            <text:p>1</text:p>
          </table:table-cell>
          <table:table-cell office:value-type="string" office:string-value="T318" table:formula="msoxl:=COMMANDER!L19" table:style-name="ce1">
            <text:p>T318</text:p>
          </table:table-cell>
          <table:table-cell office:value-type="string" office:string-value="THD562_ ROUTE_DESTINATION_LIST" table:formula="msoxl:=COMMANDER!M19" table:style-name="ce1">
            <text:p>THD562_ ROUTE_DESTINATION_LIST</text:p>
          </table:table-cell>
          <table:table-cell office:value-type="float" office:value="6" table:formula="msoxl:=COMMANDER!N19" table:style-name="ce1">
            <text:p>6</text:p>
          </table:table-cell>
          <table:table-cell office:value-type="string" office:string-value="T418" table:formula="msoxl:=COMMANDER!O19" table:style-name="ce1">
            <text:p>T418</text:p>
          </table:table-cell>
          <table:table-cell office:value-type="string" office:string-value="SIMPLE_CONNECTION_BITS_ORDERING" table:formula="msoxl:=COMMANDER!P19" table:style-name="ce1">
            <text:p>SIMPLE_CONNECTION_BITS_ORDERING</text:p>
          </table:table-cell>
          <table:table-cell office:value-type="string" office:string-value="N/A" table:formula="msoxl:=COMMANDER!Q19" table:style-name="ce1">
            <text:p>N/A</text:p>
          </table:table-cell>
          <table:table-cell office:value-type="float" office:value="0" table:formula="msoxl:=COMMANDER!R19" table:style-name="ce1">
            <text:p>0</text:p>
          </table:table-cell>
          <table:table-cell office:value-type="float" office:value="0" table:formula="msoxl:=COMMANDER!S19" table:style-name="ce1">
            <text:p>0</text:p>
          </table:table-cell>
          <table:table-cell office:value-type="float" office:value="0" table:formula="msoxl:=COMMANDER!T19" table:style-name="ce1">
            <text:p>0</text:p>
          </table:table-cell>
          <table:table-cell office:value-type="float" office:value="0" table:formula="msoxl:=COMMANDER!U19" table:style-name="ce1">
            <text:p>0</text:p>
          </table:table-cell>
          <table:table-cell office:value-type="float" office:value="0" table:formula="msoxl:=COMMANDER!V19" table:style-name="ce1">
            <text:p>0</text:p>
          </table:table-cell>
          <table:table-cell office:value-type="float" office:value="0" table:formula="msoxl:=COMMANDER!W19" table:style-name="ce1">
            <text:p>0</text:p>
          </table:table-cell>
          <table:table-cell office:value-type="float" office:value="0" table:formula="msoxl:=CORE_MANAGER!A19" table:style-name="ce1">
            <text:p>0</text:p>
          </table:table-cell>
          <table:table-cell office:value-type="float" office:value="0" table:formula="msoxl:=CORE_MANAGER!B19" table:style-name="ce1">
            <text:p>0</text:p>
          </table:table-cell>
          <table:table-cell office:value-type="float" office:value="0" table:formula="msoxl:=CORE_MANAGER!C19" table:style-name="ce1">
            <text:p>0</text:p>
          </table:table-cell>
          <table:table-cell office:value-type="string" office:string-value="F018" table:formula="msoxl:=CORE_MANAGER!D19" table:style-name="ce1">
            <text:p>F018</text:p>
          </table:table-cell>
          <table:table-cell office:value-type="string" office:string-value="LINKS_PARAM_MODIFIABLE DLS PARAMETER NAME" table:formula="msoxl:=CORE_MANAGER!E19" table:style-name="ce1">
            <text:p>LINKS_PARAM_MODIFIABLE DLS PARAMETER NAME</text:p>
          </table:table-cell>
          <table:table-cell office:value-type="string" office:string-value="MXDTS TRANSMIT MODE" table:formula="msoxl:=CORE_MANAGER!F19" table:style-name="ce1">
            <text:p>MXDTS TRANSMIT MODE</text:p>
          </table:table-cell>
          <table:table-cell office:value-type="float" office:value="0" table:formula="msoxl:=CORE_SUPERVISOR!A19" table:style-name="ce1">
            <text:p>0</text:p>
          </table:table-cell>
          <table:table-cell office:value-type="float" office:value="0" table:formula="msoxl:=CORE_SUPERVISOR!B19" table:style-name="ce1">
            <text:p>0</text:p>
          </table:table-cell>
          <table:table-cell office:value-type="float" office:value="0" table:formula="msoxl:=CORE_SUPERVISOR!C19" table:style-name="ce1">
            <text:p>0</text:p>
          </table:table-cell>
          <table:table-cell office:value-type="string" office:string-value="S118" table:formula="msoxl:=CORE_SUPERVISOR!D19" table:style-name="ce1">
            <text:p>S118</text:p>
          </table:table-cell>
          <table:table-cell office:value-type="string" office:string-value="component_action_stateref" table:formula="msoxl:=CORE_SUPERVISOR!E19" table:style-name="ce1">
            <text:p>component_action_stateref</text:p>
          </table:table-cell>
          <table:table-cell office:value-type="string" office:string-value="BOOT" table:formula="msoxl:=CORE_SUPERVISOR!F19" table:style-name="ce1">
            <text:p>BOOT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20" table:style-name="ce1">
            <text:p>0</text:p>
          </table:table-cell>
          <table:table-cell office:value-type="float" office:value="0" table:formula="msoxl:=Project!B20" table:style-name="ce1">
            <text:p>0</text:p>
          </table:table-cell>
          <table:table-cell office:value-type="float" office:value="0" table:formula="msoxl:=Project!C20" table:style-name="ce1">
            <text:p>0</text:p>
          </table:table-cell>
          <table:table-cell office:value-type="float" office:value="0" table:formula="msoxl:='IP@'!A20" table:style-name="ce1">
            <text:p>0</text:p>
          </table:table-cell>
          <table:table-cell office:value-type="float" office:value="0" table:formula="msoxl:='IP@'!B20" table:style-name="ce1">
            <text:p>0</text:p>
          </table:table-cell>
          <table:table-cell office:value-type="float" office:value="0" table:formula="msoxl:='IP@'!C20" table:style-name="ce1">
            <text:p>0</text:p>
          </table:table-cell>
          <table:table-cell office:value-type="string" office:string-value="P19" table:formula="msoxl:=TCP_port!A20" table:style-name="ce1">
            <text:p>P19</text:p>
          </table:table-cell>
          <table:table-cell office:value-type="string" office:string-value="Remote L11 TX server  port" table:formula="msoxl:=TCP_port!B20" table:style-name="ce1">
            <text:p>Remote L11 TX server <text:s/>port</text:p>
          </table:table-cell>
          <table:table-cell office:value-type="float" office:value="30001" table:formula="msoxl:=TCP_port!C20" table:style-name="ce1">
            <text:p>30001</text:p>
          </table:table-cell>
          <table:table-cell office:value-type="string" office:string-value="T019" table:formula="msoxl:=COMMANDER!A20" table:style-name="ce1">
            <text:p>T019</text:p>
          </table:table-cell>
          <table:table-cell office:value-type="string" office:string-value="L16_SIMPLE_Recording" table:formula="msoxl:=COMMANDER!B20" table:style-name="ce1">
            <text:p>L16_SIMPLE_Recording</text:p>
          </table:table-cell>
          <table:table-cell office:value-type="string" office:string-value="No_Recording" table:formula="msoxl:=COMMANDER!C20" table:style-name="ce1">
            <text:p>No_Recording</text:p>
          </table:table-cell>
          <table:table-cell office:value-type="float" office:value="0" table:formula="msoxl:=COMMANDER!E20" table:style-name="ce1">
            <text:p>0</text:p>
          </table:table-cell>
          <table:table-cell office:value-type="float" office:value="0" table:formula="msoxl:=COMMANDER!F20" table:style-name="ce1">
            <text:p>0</text:p>
          </table:table-cell>
          <table:table-cell office:value-type="float" office:value="0" table:formula="msoxl:=COMMANDER!G20" table:style-name="ce1">
            <text:p>0</text:p>
          </table:table-cell>
          <table:table-cell office:value-type="string" office:string-value="T219" table:formula="msoxl:=COMMANDER!I20" table:style-name="ce1">
            <text:p>T219</text:p>
          </table:table-cell>
          <table:table-cell office:value-type="string" office:string-value="Platform_List" table:formula="msoxl:=COMMANDER!J20" table:style-name="ce1">
            <text:p>Platform_List</text:p>
          </table:table-cell>
          <table:table-cell office:value-type="float" office:value="9" table:formula="msoxl:=COMMANDER!K20" table:style-name="ce1">
            <text:p>9</text:p>
          </table:table-cell>
          <table:table-cell office:value-type="string" office:string-value="T319" table:formula="msoxl:=COMMANDER!L20" table:style-name="ce1">
            <text:p>T319</text:p>
          </table:table-cell>
          <table:table-cell office:value-type="string" office:string-value="THD562_ORIGIN_ROUTE_ID" table:formula="msoxl:=COMMANDER!M20" table:style-name="ce1">
            <text:p>THD562_ORIGIN_ROUTE_ID</text:p>
          </table:table-cell>
          <table:table-cell office:value-type="float" office:value="100" table:formula="msoxl:=COMMANDER!N20" table:style-name="ce1">
            <text:p>100</text:p>
          </table:table-cell>
          <table:table-cell office:value-type="string" office:string-value="T419" table:formula="msoxl:=COMMANDER!O20" table:style-name="ce1">
            <text:p>T419</text:p>
          </table:table-cell>
          <table:table-cell office:value-type="string" office:string-value="SIMPLE_CONNECTION_BYTES_ORDERING" table:formula="msoxl:=COMMANDER!P20" table:style-name="ce1">
            <text:p>SIMPLE_CONNECTION_BYTES_ORDERING</text:p>
          </table:table-cell>
          <table:table-cell office:value-type="string" office:string-value="N/A" table:formula="msoxl:=COMMANDER!Q20" table:style-name="ce1">
            <text:p>N/A</text:p>
          </table:table-cell>
          <table:table-cell office:value-type="float" office:value="0" table:formula="msoxl:=COMMANDER!R20" table:style-name="ce1">
            <text:p>0</text:p>
          </table:table-cell>
          <table:table-cell office:value-type="float" office:value="0" table:formula="msoxl:=COMMANDER!S20" table:style-name="ce1">
            <text:p>0</text:p>
          </table:table-cell>
          <table:table-cell office:value-type="float" office:value="0" table:formula="msoxl:=COMMANDER!T20" table:style-name="ce1">
            <text:p>0</text:p>
          </table:table-cell>
          <table:table-cell office:value-type="float" office:value="0" table:formula="msoxl:=COMMANDER!U20" table:style-name="ce1">
            <text:p>0</text:p>
          </table:table-cell>
          <table:table-cell office:value-type="float" office:value="0" table:formula="msoxl:=COMMANDER!V20" table:style-name="ce1">
            <text:p>0</text:p>
          </table:table-cell>
          <table:table-cell office:value-type="float" office:value="0" table:formula="msoxl:=COMMANDER!W20" table:style-name="ce1">
            <text:p>0</text:p>
          </table:table-cell>
          <table:table-cell office:value-type="float" office:value="0" table:formula="msoxl:=CORE_MANAGER!A20" table:style-name="ce1">
            <text:p>0</text:p>
          </table:table-cell>
          <table:table-cell office:value-type="float" office:value="0" table:formula="msoxl:=CORE_MANAGER!B20" table:style-name="ce1">
            <text:p>0</text:p>
          </table:table-cell>
          <table:table-cell office:value-type="float" office:value="0" table:formula="msoxl:=CORE_MANAGER!C20" table:style-name="ce1">
            <text:p>0</text:p>
          </table:table-cell>
          <table:table-cell office:value-type="string" office:string-value="F019" table:formula="msoxl:=CORE_MANAGER!D20" table:style-name="ce1">
            <text:p>F019</text:p>
          </table:table-cell>
          <table:table-cell office:value-type="string" office:string-value="LINKS_PARAM_MODIFIABLE DLS PARAMETER TYPE" table:formula="msoxl:=CORE_MANAGER!E20" table:style-name="ce1">
            <text:p>LINKS_PARAM_MODIFIABLE DLS PARAMETER TYPE</text:p>
          </table:table-cell>
          <table:table-cell office:value-type="string" office:string-value="CODED" table:formula="msoxl:=CORE_MANAGER!F20" table:style-name="ce1">
            <text:p>CODED</text:p>
          </table:table-cell>
          <table:table-cell office:value-type="float" office:value="0" table:formula="msoxl:=CORE_SUPERVISOR!A20" table:style-name="ce1">
            <text:p>0</text:p>
          </table:table-cell>
          <table:table-cell office:value-type="float" office:value="0" table:formula="msoxl:=CORE_SUPERVISOR!B20" table:style-name="ce1">
            <text:p>0</text:p>
          </table:table-cell>
          <table:table-cell office:value-type="float" office:value="0" table:formula="msoxl:=CORE_SUPERVISOR!C20" table:style-name="ce1">
            <text:p>0</text:p>
          </table:table-cell>
          <table:table-cell office:value-type="string" office:string-value="S119" table:formula="msoxl:=CORE_SUPERVISOR!D20" table:style-name="ce1">
            <text:p>S119</text:p>
          </table:table-cell>
          <table:table-cell office:value-type="string" office:string-value="component_action_id" table:formula="msoxl:=CORE_SUPERVISOR!E20" table:style-name="ce1">
            <text:p>component_action_id</text:p>
          </table:table-cell>
          <table:table-cell office:value-type="string" office:string-value="stop" table:formula="msoxl:=CORE_SUPERVISOR!F20" table:style-name="ce1">
            <text:p>stop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21" table:style-name="ce1">
            <text:p>0</text:p>
          </table:table-cell>
          <table:table-cell office:value-type="float" office:value="0" table:formula="msoxl:=Project!B21" table:style-name="ce1">
            <text:p>0</text:p>
          </table:table-cell>
          <table:table-cell office:value-type="float" office:value="0" table:formula="msoxl:=Project!C21" table:style-name="ce1">
            <text:p>0</text:p>
          </table:table-cell>
          <table:table-cell office:value-type="float" office:value="0" table:formula="msoxl:='IP@'!A21" table:style-name="ce1">
            <text:p>0</text:p>
          </table:table-cell>
          <table:table-cell office:value-type="float" office:value="0" table:formula="msoxl:='IP@'!B21" table:style-name="ce1">
            <text:p>0</text:p>
          </table:table-cell>
          <table:table-cell office:value-type="float" office:value="0" table:formula="msoxl:='IP@'!C21" table:style-name="ce1">
            <text:p>0</text:p>
          </table:table-cell>
          <table:table-cell office:value-type="string" office:string-value="P20" table:formula="msoxl:=TCP_port!A21" table:style-name="ce1">
            <text:p>P20</text:p>
          </table:table-cell>
          <table:table-cell office:value-type="string" office:string-value="Remote L11 TX client  port" table:formula="msoxl:=TCP_port!B21" table:style-name="ce1">
            <text:p>Remote L11 TX client <text:s/>port</text:p>
          </table:table-cell>
          <table:table-cell office:value-type="float" office:value="28001" table:formula="msoxl:=TCP_port!C21" table:style-name="ce1">
            <text:p>28001</text:p>
          </table:table-cell>
          <table:table-cell office:value-type="string" office:string-value="T020" table:formula="msoxl:=COMMANDER!A21" table:style-name="ce1">
            <text:p>T020</text:p>
          </table:table-cell>
          <table:table-cell office:value-type="string" office:string-value="MIDS_PLATFORM_Recording" table:formula="msoxl:=COMMANDER!B21" table:style-name="ce1">
            <text:p>MIDS_PLATFORM_Recording</text:p>
          </table:table-cell>
          <table:table-cell office:value-type="string" office:string-value="No_Recording" table:formula="msoxl:=COMMANDER!C21" table:style-name="ce1">
            <text:p>No_Recording</text:p>
          </table:table-cell>
          <table:table-cell office:value-type="float" office:value="0" table:formula="msoxl:=COMMANDER!E21" table:style-name="ce1">
            <text:p>0</text:p>
          </table:table-cell>
          <table:table-cell office:value-type="float" office:value="0" table:formula="msoxl:=COMMANDER!F21" table:style-name="ce1">
            <text:p>0</text:p>
          </table:table-cell>
          <table:table-cell office:value-type="float" office:value="0" table:formula="msoxl:=COMMANDER!G21" table:style-name="ce1">
            <text:p>0</text:p>
          </table:table-cell>
          <table:table-cell office:value-type="string" office:string-value="T220" table:formula="msoxl:=COMMANDER!I21" table:style-name="ce1">
            <text:p>T220</text:p>
          </table:table-cell>
          <table:table-cell office:value-type="string" office:string-value="Platform_Role_List" table:formula="msoxl:=COMMANDER!J21" table:style-name="ce1">
            <text:p>Platform_Role_List</text:p>
          </table:table-cell>
          <table:table-cell office:value-type="string" office:string-value="Master" table:formula="msoxl:=COMMANDER!K21" table:style-name="ce1">
            <text:p>Master</text:p>
          </table:table-cell>
          <table:table-cell office:value-type="string" office:string-value="T320" table:formula="msoxl:=COMMANDER!L21" table:style-name="ce1">
            <text:p>T320</text:p>
          </table:table-cell>
          <table:table-cell office:value-type="string" office:string-value="THD562_ ROUTE_DESTINATION_LIST" table:formula="msoxl:=COMMANDER!M21" table:style-name="ce1">
            <text:p>THD562_ ROUTE_DESTINATION_LIST</text:p>
          </table:table-cell>
          <table:table-cell office:value-type="float" office:value="5" table:formula="msoxl:=COMMANDER!N21" table:style-name="ce1">
            <text:p>5</text:p>
          </table:table-cell>
          <table:table-cell office:value-type="string" office:string-value="T420" table:formula="msoxl:=COMMANDER!O21" table:style-name="ce1">
            <text:p>T420</text:p>
          </table:table-cell>
          <table:table-cell office:value-type="string" office:string-value="SIMPLE_CONNECTION_TIMEOUT" table:formula="msoxl:=COMMANDER!P21" table:style-name="ce1">
            <text:p>SIMPLE_CONNECTION_TIMEOUT</text:p>
          </table:table-cell>
          <table:table-cell office:value-type="float" office:value="1000" table:formula="msoxl:=COMMANDER!Q21" table:style-name="ce1">
            <text:p>1000</text:p>
          </table:table-cell>
          <table:table-cell office:value-type="float" office:value="0" table:formula="msoxl:=COMMANDER!R21" table:style-name="ce1">
            <text:p>0</text:p>
          </table:table-cell>
          <table:table-cell office:value-type="float" office:value="0" table:formula="msoxl:=COMMANDER!S21" table:style-name="ce1">
            <text:p>0</text:p>
          </table:table-cell>
          <table:table-cell office:value-type="float" office:value="0" table:formula="msoxl:=COMMANDER!T21" table:style-name="ce1">
            <text:p>0</text:p>
          </table:table-cell>
          <table:table-cell office:value-type="float" office:value="0" table:formula="msoxl:=COMMANDER!U21" table:style-name="ce1">
            <text:p>0</text:p>
          </table:table-cell>
          <table:table-cell office:value-type="float" office:value="0" table:formula="msoxl:=COMMANDER!V21" table:style-name="ce1">
            <text:p>0</text:p>
          </table:table-cell>
          <table:table-cell office:value-type="float" office:value="0" table:formula="msoxl:=COMMANDER!W21" table:style-name="ce1">
            <text:p>0</text:p>
          </table:table-cell>
          <table:table-cell office:value-type="float" office:value="0" table:formula="msoxl:=CORE_MANAGER!A21" table:style-name="ce1">
            <text:p>0</text:p>
          </table:table-cell>
          <table:table-cell office:value-type="float" office:value="0" table:formula="msoxl:=CORE_MANAGER!B21" table:style-name="ce1">
            <text:p>0</text:p>
          </table:table-cell>
          <table:table-cell office:value-type="float" office:value="0" table:formula="msoxl:=CORE_MANAGER!C21" table:style-name="ce1">
            <text:p>0</text:p>
          </table:table-cell>
          <table:table-cell office:value-type="string" office:string-value="F020" table:formula="msoxl:=CORE_MANAGER!D21" table:style-name="ce1">
            <text:p>F020</text:p>
          </table:table-cell>
          <table:table-cell office:value-type="string" office:string-value="LINKS_PARAM_MODIFIABLE DLS PARAMETER VALUES" table:formula="msoxl:=CORE_MANAGER!E21" table:style-name="ce1">
            <text:p>LINKS_PARAM_MODIFIABLE DLS PARAMETER VALUES</text:p>
          </table:table-cell>
          <table:table-cell office:value-type="string" office:string-value="0:TRANSMIT_ENABLED§1:RADIO_SILENCE" table:formula="msoxl:=CORE_MANAGER!F21" table:style-name="ce1">
            <text:p>0:TRANSMIT_ENABLED§1:RADIO_SILENCE</text:p>
          </table:table-cell>
          <table:table-cell office:value-type="float" office:value="0" table:formula="msoxl:=CORE_SUPERVISOR!A21" table:style-name="ce1">
            <text:p>0</text:p>
          </table:table-cell>
          <table:table-cell office:value-type="float" office:value="0" table:formula="msoxl:=CORE_SUPERVISOR!B21" table:style-name="ce1">
            <text:p>0</text:p>
          </table:table-cell>
          <table:table-cell office:value-type="float" office:value="0" table:formula="msoxl:=CORE_SUPERVISOR!C21" table:style-name="ce1">
            <text:p>0</text:p>
          </table:table-cell>
          <table:table-cell office:value-type="string" office:string-value="S120" table:formula="msoxl:=CORE_SUPERVISOR!D21" table:style-name="ce1">
            <text:p>S120</text:p>
          </table:table-cell>
          <table:table-cell office:value-type="string" office:string-value="component_action_script" table:formula="msoxl:=CORE_SUPERVISOR!E21" table:style-name="ce1">
            <text:p>component_action_script</text:p>
          </table:table-cell>
          <table:table-cell office:value-type="string" office:string-value="../Scripts/stop_COMMANDER" table:formula="msoxl:=CORE_SUPERVISOR!F21" table:style-name="ce1">
            <text:p>../Scripts/stop_COMMANDER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22" table:style-name="ce1">
            <text:p>0</text:p>
          </table:table-cell>
          <table:table-cell office:value-type="float" office:value="0" table:formula="msoxl:=Project!B22" table:style-name="ce1">
            <text:p>0</text:p>
          </table:table-cell>
          <table:table-cell office:value-type="float" office:value="0" table:formula="msoxl:=Project!C22" table:style-name="ce1">
            <text:p>0</text:p>
          </table:table-cell>
          <table:table-cell office:value-type="float" office:value="0" table:formula="msoxl:='IP@'!A22" table:style-name="ce1">
            <text:p>0</text:p>
          </table:table-cell>
          <table:table-cell office:value-type="float" office:value="0" table:formula="msoxl:='IP@'!B22" table:style-name="ce1">
            <text:p>0</text:p>
          </table:table-cell>
          <table:table-cell office:value-type="float" office:value="0" table:formula="msoxl:='IP@'!C22" table:style-name="ce1">
            <text:p>0</text:p>
          </table:table-cell>
          <table:table-cell office:value-type="string" office:string-value="P21" table:formula="msoxl:=TCP_port!A22" table:style-name="ce1">
            <text:p>P21</text:p>
          </table:table-cell>
          <table:table-cell office:value-type="string" office:string-value="Remote L11 RX server  port" table:formula="msoxl:=TCP_port!B22" table:style-name="ce1">
            <text:p>Remote L11 RX server <text:s/>port</text:p>
          </table:table-cell>
          <table:table-cell office:value-type="float" office:value="31001" table:formula="msoxl:=TCP_port!C22" table:style-name="ce1">
            <text:p>31001</text:p>
          </table:table-cell>
          <table:table-cell office:value-type="string" office:string-value="T021" table:formula="msoxl:=COMMANDER!A22" table:style-name="ce1">
            <text:p>T021</text:p>
          </table:table-cell>
          <table:table-cell office:value-type="string" office:string-value="MR_Routing_DLP_Indicator" table:formula="msoxl:=COMMANDER!B22" table:style-name="ce1">
            <text:p>MR_Routing_DLP_Indicator</text:p>
          </table:table-cell>
          <table:table-cell office:value-type="string" office:string-value="False" table:formula="msoxl:=COMMANDER!C22" table:style-name="ce1">
            <text:p>False</text:p>
          </table:table-cell>
          <table:table-cell office:value-type="float" office:value="0" table:formula="msoxl:=COMMANDER!E22" table:style-name="ce1">
            <text:p>0</text:p>
          </table:table-cell>
          <table:table-cell office:value-type="float" office:value="0" table:formula="msoxl:=COMMANDER!F22" table:style-name="ce1">
            <text:p>0</text:p>
          </table:table-cell>
          <table:table-cell office:value-type="float" office:value="0" table:formula="msoxl:=COMMANDER!G22" table:style-name="ce1">
            <text:p>0</text:p>
          </table:table-cell>
          <table:table-cell office:value-type="string" office:string-value="T221" table:formula="msoxl:=COMMANDER!I22" table:style-name="ce1">
            <text:p>T221</text:p>
          </table:table-cell>
          <table:table-cell office:value-type="string" office:string-value="Platform_Port" table:formula="msoxl:=COMMANDER!J22" table:style-name="ce1">
            <text:p>Platform_Port</text:p>
          </table:table-cell>
          <table:table-cell office:value-type="float" office:value="2048" table:formula="msoxl:=COMMANDER!K22" table:style-name="ce1">
            <text:p>2048</text:p>
          </table:table-cell>
          <table:table-cell office:value-type="string" office:string-value="T321" table:formula="msoxl:=COMMANDER!L22" table:style-name="ce1">
            <text:p>T321</text:p>
          </table:table-cell>
          <table:table-cell office:value-type="string" office:string-value="THD562_ORIGIN_ROUTE_ID" table:formula="msoxl:=COMMANDER!M22" table:style-name="ce1">
            <text:p>THD562_ORIGIN_ROUTE_ID</text:p>
          </table:table-cell>
          <table:table-cell office:value-type="float" office:value="4" table:formula="msoxl:=COMMANDER!N22" table:style-name="ce1">
            <text:p>4</text:p>
          </table:table-cell>
          <table:table-cell office:value-type="string" office:string-value="T421" table:formula="msoxl:=COMMANDER!O22" table:style-name="ce1">
            <text:p>T421</text:p>
          </table:table-cell>
          <table:table-cell office:value-type="string" office:string-value="SIMPLE_SECURITY_LEVEL" table:formula="msoxl:=COMMANDER!P22" table:style-name="ce1">
            <text:p>SIMPLE_SECURITY_LEVEL</text:p>
          </table:table-cell>
          <table:table-cell office:value-type="float" office:value="0" table:formula="msoxl:=COMMANDER!Q22" table:style-name="ce1">
            <text:p>0</text:p>
          </table:table-cell>
          <table:table-cell office:value-type="float" office:value="0" table:formula="msoxl:=COMMANDER!R22" table:style-name="ce1">
            <text:p>0</text:p>
          </table:table-cell>
          <table:table-cell office:value-type="float" office:value="0" table:formula="msoxl:=COMMANDER!S22" table:style-name="ce1">
            <text:p>0</text:p>
          </table:table-cell>
          <table:table-cell office:value-type="float" office:value="0" table:formula="msoxl:=COMMANDER!T22" table:style-name="ce1">
            <text:p>0</text:p>
          </table:table-cell>
          <table:table-cell office:value-type="float" office:value="0" table:formula="msoxl:=COMMANDER!U22" table:style-name="ce1">
            <text:p>0</text:p>
          </table:table-cell>
          <table:table-cell office:value-type="float" office:value="0" table:formula="msoxl:=COMMANDER!V22" table:style-name="ce1">
            <text:p>0</text:p>
          </table:table-cell>
          <table:table-cell office:value-type="float" office:value="0" table:formula="msoxl:=COMMANDER!W22" table:style-name="ce1">
            <text:p>0</text:p>
          </table:table-cell>
          <table:table-cell office:value-type="float" office:value="0" table:formula="msoxl:=CORE_MANAGER!A22" table:style-name="ce1">
            <text:p>0</text:p>
          </table:table-cell>
          <table:table-cell office:value-type="float" office:value="0" table:formula="msoxl:=CORE_MANAGER!B22" table:style-name="ce1">
            <text:p>0</text:p>
          </table:table-cell>
          <table:table-cell office:value-type="float" office:value="0" table:formula="msoxl:=CORE_MANAGER!C22" table:style-name="ce1">
            <text:p>0</text:p>
          </table:table-cell>
          <table:table-cell office:value-type="string" office:string-value="F021" table:formula="msoxl:=CORE_MANAGER!D22" table:style-name="ce1">
            <text:p>F021</text:p>
          </table:table-cell>
          <table:table-cell office:value-type="string" office:string-value="LINKS_PARAM_MODIFIABLE DLS PARAMETER NAME" table:formula="msoxl:=CORE_MANAGER!E22" table:style-name="ce1">
            <text:p>LINKS_PARAM_MODIFIABLE DLS PARAMETER NAME</text:p>
          </table:table-cell>
          <table:table-cell office:value-type="string" office:string-value="DUTY" table:formula="msoxl:=CORE_MANAGER!F22" table:style-name="ce1">
            <text:p>DUTY</text:p>
          </table:table-cell>
          <table:table-cell office:value-type="float" office:value="0" table:formula="msoxl:=CORE_SUPERVISOR!A22" table:style-name="ce1">
            <text:p>0</text:p>
          </table:table-cell>
          <table:table-cell office:value-type="float" office:value="0" table:formula="msoxl:=CORE_SUPERVISOR!B22" table:style-name="ce1">
            <text:p>0</text:p>
          </table:table-cell>
          <table:table-cell office:value-type="float" office:value="0" table:formula="msoxl:=CORE_SUPERVISOR!C22" table:style-name="ce1">
            <text:p>0</text:p>
          </table:table-cell>
          <table:table-cell office:value-type="string" office:string-value="S121" table:formula="msoxl:=CORE_SUPERVISOR!D22" table:style-name="ce1">
            <text:p>S121</text:p>
          </table:table-cell>
          <table:table-cell office:value-type="string" office:string-value="component_action_stateref" table:formula="msoxl:=CORE_SUPERVISOR!E22" table:style-name="ce1">
            <text:p>component_action_stateref</text:p>
          </table:table-cell>
          <table:table-cell office:value-type="string" office:string-value="STOPPED" table:formula="msoxl:=CORE_SUPERVISOR!F22" table:style-name="ce1">
            <text:p>STOPPED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23" table:style-name="ce1">
            <text:p>0</text:p>
          </table:table-cell>
          <table:table-cell office:value-type="float" office:value="0" table:formula="msoxl:=Project!B23" table:style-name="ce1">
            <text:p>0</text:p>
          </table:table-cell>
          <table:table-cell office:value-type="float" office:value="0" table:formula="msoxl:=Project!C23" table:style-name="ce1">
            <text:p>0</text:p>
          </table:table-cell>
          <table:table-cell office:value-type="float" office:value="0" table:formula="msoxl:='IP@'!A23" table:style-name="ce1">
            <text:p>0</text:p>
          </table:table-cell>
          <table:table-cell office:value-type="float" office:value="0" table:formula="msoxl:='IP@'!B23" table:style-name="ce1">
            <text:p>0</text:p>
          </table:table-cell>
          <table:table-cell office:value-type="float" office:value="0" table:formula="msoxl:='IP@'!C23" table:style-name="ce1">
            <text:p>0</text:p>
          </table:table-cell>
          <table:table-cell office:value-type="string" office:string-value="P22" table:formula="msoxl:=TCP_port!A23" table:style-name="ce1">
            <text:p>P22</text:p>
          </table:table-cell>
          <table:table-cell office:value-type="string" office:string-value="Remote L11 RX client  port" table:formula="msoxl:=TCP_port!B23" table:style-name="ce1">
            <text:p>Remote L11 RX client <text:s/>port</text:p>
          </table:table-cell>
          <table:table-cell office:value-type="float" office:value="29001" table:formula="msoxl:=TCP_port!C23" table:style-name="ce1">
            <text:p>29001</text:p>
          </table:table-cell>
          <table:table-cell office:value-type="string" office:string-value="T022" table:formula="msoxl:=COMMANDER!A23" table:style-name="ce1">
            <text:p>T022</text:p>
          </table:table-cell>
          <table:table-cell office:value-type="string" office:string-value="MR_Routing_JRE_Indicator" table:formula="msoxl:=COMMANDER!B23" table:style-name="ce1">
            <text:p>MR_Routing_JRE_Indicator</text:p>
          </table:table-cell>
          <table:table-cell office:value-type="string" office:string-value="False" table:formula="msoxl:=COMMANDER!C23" table:style-name="ce1">
            <text:p>False</text:p>
          </table:table-cell>
          <table:table-cell office:value-type="float" office:value="0" table:formula="msoxl:=COMMANDER!E23" table:style-name="ce1">
            <text:p>0</text:p>
          </table:table-cell>
          <table:table-cell office:value-type="float" office:value="0" table:formula="msoxl:=COMMANDER!F23" table:style-name="ce1">
            <text:p>0</text:p>
          </table:table-cell>
          <table:table-cell office:value-type="float" office:value="0" table:formula="msoxl:=COMMANDER!G23" table:style-name="ce1">
            <text:p>0</text:p>
          </table:table-cell>
          <table:table-cell office:value-type="string" office:string-value="T222" table:formula="msoxl:=COMMANDER!I23" table:style-name="ce1">
            <text:p>T222</text:p>
          </table:table-cell>
          <table:table-cell office:value-type="string" office:string-value="MIDS_TYPE" table:formula="msoxl:=COMMANDER!J23" table:style-name="ce1">
            <text:p>MIDS_TYPE</text:p>
          </table:table-cell>
          <table:table-cell office:value-type="string" office:string-value="D" table:formula="msoxl:=COMMANDER!K23" table:style-name="ce1">
            <text:p>D</text:p>
          </table:table-cell>
          <table:table-cell office:value-type="string" office:string-value="T322" table:formula="msoxl:=COMMANDER!L23" table:style-name="ce1">
            <text:p>T322</text:p>
          </table:table-cell>
          <table:table-cell office:value-type="string" office:string-value="THD562_ ROUTE_DESTINATION_LIST" table:formula="msoxl:=COMMANDER!M23" table:style-name="ce1">
            <text:p>THD562_ ROUTE_DESTINATION_LIST</text:p>
          </table:table-cell>
          <table:table-cell office:value-type="float" office:value="3" table:formula="msoxl:=COMMANDER!N23" table:style-name="ce1">
            <text:p>3</text:p>
          </table:table-cell>
          <table:table-cell office:value-type="string" office:string-value="T422" table:formula="msoxl:=COMMANDER!O23" table:style-name="ce1">
            <text:p>T422</text:p>
          </table:table-cell>
          <table:table-cell office:value-type="string" office:string-value="SIMPLE_TERMINAL_TYPE" table:formula="msoxl:=COMMANDER!P23" table:style-name="ce1">
            <text:p>SIMPLE_TERMINAL_TYPE</text:p>
          </table:table-cell>
          <table:table-cell office:value-type="float" office:value="0" table:formula="msoxl:=COMMANDER!Q23" table:style-name="ce1">
            <text:p>0</text:p>
          </table:table-cell>
          <table:table-cell office:value-type="float" office:value="0" table:formula="msoxl:=COMMANDER!R23" table:style-name="ce1">
            <text:p>0</text:p>
          </table:table-cell>
          <table:table-cell office:value-type="float" office:value="0" table:formula="msoxl:=COMMANDER!S23" table:style-name="ce1">
            <text:p>0</text:p>
          </table:table-cell>
          <table:table-cell office:value-type="float" office:value="0" table:formula="msoxl:=COMMANDER!T23" table:style-name="ce1">
            <text:p>0</text:p>
          </table:table-cell>
          <table:table-cell office:value-type="float" office:value="0" table:formula="msoxl:=COMMANDER!U23" table:style-name="ce1">
            <text:p>0</text:p>
          </table:table-cell>
          <table:table-cell office:value-type="float" office:value="0" table:formula="msoxl:=COMMANDER!V23" table:style-name="ce1">
            <text:p>0</text:p>
          </table:table-cell>
          <table:table-cell office:value-type="float" office:value="0" table:formula="msoxl:=COMMANDER!W23" table:style-name="ce1">
            <text:p>0</text:p>
          </table:table-cell>
          <table:table-cell office:value-type="float" office:value="0" table:formula="msoxl:=CORE_MANAGER!A23" table:style-name="ce1">
            <text:p>0</text:p>
          </table:table-cell>
          <table:table-cell office:value-type="float" office:value="0" table:formula="msoxl:=CORE_MANAGER!B23" table:style-name="ce1">
            <text:p>0</text:p>
          </table:table-cell>
          <table:table-cell office:value-type="float" office:value="0" table:formula="msoxl:=CORE_MANAGER!C23" table:style-name="ce1">
            <text:p>0</text:p>
          </table:table-cell>
          <table:table-cell office:value-type="string" office:string-value="F022" table:formula="msoxl:=CORE_MANAGER!D23" table:style-name="ce1">
            <text:p>F022</text:p>
          </table:table-cell>
          <table:table-cell office:value-type="string" office:string-value="LINKS_PARAM_MODIFIABLE DLS PARAMETER TYPE" table:formula="msoxl:=CORE_MANAGER!E23" table:style-name="ce1">
            <text:p>LINKS_PARAM_MODIFIABLE DLS PARAMETER TYPE</text:p>
          </table:table-cell>
          <table:table-cell office:value-type="string" office:string-value="CODED" table:formula="msoxl:=CORE_MANAGER!F23" table:style-name="ce1">
            <text:p>CODED</text:p>
          </table:table-cell>
          <table:table-cell office:value-type="float" office:value="0" table:formula="msoxl:=CORE_SUPERVISOR!A23" table:style-name="ce1">
            <text:p>0</text:p>
          </table:table-cell>
          <table:table-cell office:value-type="float" office:value="0" table:formula="msoxl:=CORE_SUPERVISOR!B23" table:style-name="ce1">
            <text:p>0</text:p>
          </table:table-cell>
          <table:table-cell office:value-type="float" office:value="0" table:formula="msoxl:=CORE_SUPERVISOR!C23" table:style-name="ce1">
            <text:p>0</text:p>
          </table:table-cell>
          <table:table-cell office:value-type="string" office:string-value="S122" table:formula="msoxl:=CORE_SUPERVISOR!D23" table:style-name="ce1">
            <text:p>S122</text:p>
          </table:table-cell>
          <table:table-cell office:value-type="string" office:string-value="component_action_context" table:formula="msoxl:=CORE_SUPERVISOR!E23" table:style-name="ce1">
            <text:p>component_action_context</text:p>
          </table:table-cell>
          <table:table-cell office:value-type="string" office:string-value="Stop" table:formula="msoxl:=CORE_SUPERVISOR!F23" table:style-name="ce1">
            <text:p>Stop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24" table:style-name="ce1">
            <text:p>0</text:p>
          </table:table-cell>
          <table:table-cell office:value-type="float" office:value="0" table:formula="msoxl:=Project!B24" table:style-name="ce1">
            <text:p>0</text:p>
          </table:table-cell>
          <table:table-cell office:value-type="float" office:value="0" table:formula="msoxl:=Project!C24" table:style-name="ce1">
            <text:p>0</text:p>
          </table:table-cell>
          <table:table-cell office:value-type="float" office:value="0" table:formula="msoxl:='IP@'!A24" table:style-name="ce1">
            <text:p>0</text:p>
          </table:table-cell>
          <table:table-cell office:value-type="float" office:value="0" table:formula="msoxl:='IP@'!B24" table:style-name="ce1">
            <text:p>0</text:p>
          </table:table-cell>
          <table:table-cell office:value-type="float" office:value="0" table:formula="msoxl:='IP@'!C24" table:style-name="ce1">
            <text:p>0</text:p>
          </table:table-cell>
          <table:table-cell office:value-type="string" office:string-value="P23" table:formula="msoxl:=TCP_port!A24" table:style-name="ce1">
            <text:p>P23</text:p>
          </table:table-cell>
          <table:table-cell office:value-type="string" office:string-value="Remote L11 SIMPLE  port" table:formula="msoxl:=TCP_port!B24" table:style-name="ce1">
            <text:p>Remote L11 SIMPLE <text:s/>port</text:p>
          </table:table-cell>
          <table:table-cell office:value-type="float" office:value="27000" table:formula="msoxl:=TCP_port!C24" table:style-name="ce1">
            <text:p>27000</text:p>
          </table:table-cell>
          <table:table-cell office:value-type="string" office:string-value="T023" table:formula="msoxl:=COMMANDER!A24" table:style-name="ce1">
            <text:p>T023</text:p>
          </table:table-cell>
          <table:table-cell office:value-type="string" office:string-value="MR_Routing_MIDS_Indicator" table:formula="msoxl:=COMMANDER!B24" table:style-name="ce1">
            <text:p>MR_Routing_MIDS_Indicator</text:p>
          </table:table-cell>
          <table:table-cell office:value-type="string" office:string-value="False" table:formula="msoxl:=COMMANDER!C24" table:style-name="ce1">
            <text:p>False</text:p>
          </table:table-cell>
          <table:table-cell office:value-type="float" office:value="0" table:formula="msoxl:=COMMANDER!E24" table:style-name="ce1">
            <text:p>0</text:p>
          </table:table-cell>
          <table:table-cell office:value-type="float" office:value="0" table:formula="msoxl:=COMMANDER!F24" table:style-name="ce1">
            <text:p>0</text:p>
          </table:table-cell>
          <table:table-cell office:value-type="float" office:value="0" table:formula="msoxl:=COMMANDER!G24" table:style-name="ce1">
            <text:p>0</text:p>
          </table:table-cell>
          <table:table-cell office:value-type="string" office:string-value="T223" table:formula="msoxl:=COMMANDER!I24" table:style-name="ce1">
            <text:p>T223</text:p>
          </table:table-cell>
          <table:table-cell office:value-type="string" office:string-value="TP" table:formula="msoxl:=COMMANDER!J24" table:style-name="ce1">
            <text:p>TP</text:p>
          </table:table-cell>
          <table:table-cell office:value-type="float" office:value="4096" table:formula="msoxl:=COMMANDER!K24" table:style-name="ce1">
            <text:p>4096</text:p>
          </table:table-cell>
          <table:table-cell office:value-type="float" office:value="0" table:formula="msoxl:=COMMANDER!L24" table:style-name="ce1">
            <text:p>0</text:p>
          </table:table-cell>
          <table:table-cell office:value-type="float" office:value="0" table:formula="msoxl:=COMMANDER!M24" table:style-name="ce1">
            <text:p>0</text:p>
          </table:table-cell>
          <table:table-cell office:value-type="float" office:value="0" table:formula="msoxl:=COMMANDER!N24" table:style-name="ce1">
            <text:p>0</text:p>
          </table:table-cell>
          <table:table-cell office:value-type="string" office:string-value="T423" table:formula="msoxl:=COMMANDER!O24" table:style-name="ce1">
            <text:p>T423</text:p>
          </table:table-cell>
          <table:table-cell office:value-type="string" office:string-value="SIMPLE_TERMINAL_ROLE" table:formula="msoxl:=COMMANDER!P24" table:style-name="ce1">
            <text:p>SIMPLE_TERMINAL_ROLE</text:p>
          </table:table-cell>
          <table:table-cell office:value-type="float" office:value="0" table:formula="msoxl:=COMMANDER!Q24" table:style-name="ce1">
            <text:p>0</text:p>
          </table:table-cell>
          <table:table-cell office:value-type="float" office:value="0" table:formula="msoxl:=COMMANDER!R24" table:style-name="ce1">
            <text:p>0</text:p>
          </table:table-cell>
          <table:table-cell office:value-type="float" office:value="0" table:formula="msoxl:=COMMANDER!S24" table:style-name="ce1">
            <text:p>0</text:p>
          </table:table-cell>
          <table:table-cell office:value-type="float" office:value="0" table:formula="msoxl:=COMMANDER!T24" table:style-name="ce1">
            <text:p>0</text:p>
          </table:table-cell>
          <table:table-cell office:value-type="float" office:value="0" table:formula="msoxl:=COMMANDER!U24" table:style-name="ce1">
            <text:p>0</text:p>
          </table:table-cell>
          <table:table-cell office:value-type="float" office:value="0" table:formula="msoxl:=COMMANDER!V24" table:style-name="ce1">
            <text:p>0</text:p>
          </table:table-cell>
          <table:table-cell office:value-type="float" office:value="0" table:formula="msoxl:=COMMANDER!W24" table:style-name="ce1">
            <text:p>0</text:p>
          </table:table-cell>
          <table:table-cell office:value-type="float" office:value="0" table:formula="msoxl:=CORE_MANAGER!A24" table:style-name="ce1">
            <text:p>0</text:p>
          </table:table-cell>
          <table:table-cell office:value-type="float" office:value="0" table:formula="msoxl:=CORE_MANAGER!B24" table:style-name="ce1">
            <text:p>0</text:p>
          </table:table-cell>
          <table:table-cell office:value-type="float" office:value="0" table:formula="msoxl:=CORE_MANAGER!C24" table:style-name="ce1">
            <text:p>0</text:p>
          </table:table-cell>
          <table:table-cell office:value-type="string" office:string-value="F023" table:formula="msoxl:=CORE_MANAGER!D24" table:style-name="ce1">
            <text:p>F023</text:p>
          </table:table-cell>
          <table:table-cell office:value-type="string" office:string-value="LINKS_PARAM_MODIFIABLE DLS PARAMETER VALUES" table:formula="msoxl:=CORE_MANAGER!E24" table:style-name="ce1">
            <text:p>LINKS_PARAM_MODIFIABLE DLS PARAMETER VALUES</text:p>
          </table:table-cell>
          <table:table-cell office:value-type="string" office:string-value="0:PICKET§1:DNCS" table:formula="msoxl:=CORE_MANAGER!F24" table:style-name="ce1">
            <text:p>0:PICKET§1:DNCS</text:p>
          </table:table-cell>
          <table:table-cell office:value-type="float" office:value="0" table:formula="msoxl:=CORE_SUPERVISOR!A24" table:style-name="ce1">
            <text:p>0</text:p>
          </table:table-cell>
          <table:table-cell office:value-type="float" office:value="0" table:formula="msoxl:=CORE_SUPERVISOR!B24" table:style-name="ce1">
            <text:p>0</text:p>
          </table:table-cell>
          <table:table-cell office:value-type="float" office:value="0" table:formula="msoxl:=CORE_SUPERVISOR!C24" table:style-name="ce1">
            <text:p>0</text:p>
          </table:table-cell>
          <table:table-cell office:value-type="string" office:string-value="S123" table:formula="msoxl:=CORE_SUPERVISOR!D24" table:style-name="ce1">
            <text:p>S123</text:p>
          </table:table-cell>
          <table:table-cell office:value-type="string" office:string-value="component_id" table:formula="msoxl:=CORE_SUPERVISOR!E24" table:style-name="ce1">
            <text:p>component_id</text:p>
          </table:table-cell>
          <table:table-cell office:value-type="string" office:string-value="Core_Manager" table:formula="msoxl:=CORE_SUPERVISOR!F24" table:style-name="ce1">
            <text:p>Core_Manager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25" table:style-name="ce1">
            <text:p>0</text:p>
          </table:table-cell>
          <table:table-cell office:value-type="float" office:value="0" table:formula="msoxl:=Project!B25" table:style-name="ce1">
            <text:p>0</text:p>
          </table:table-cell>
          <table:table-cell office:value-type="float" office:value="0" table:formula="msoxl:=Project!C25" table:style-name="ce1">
            <text:p>0</text:p>
          </table:table-cell>
          <table:table-cell office:value-type="float" office:value="0" table:formula="msoxl:='IP@'!A25" table:style-name="ce1">
            <text:p>0</text:p>
          </table:table-cell>
          <table:table-cell office:value-type="float" office:value="0" table:formula="msoxl:='IP@'!B25" table:style-name="ce1">
            <text:p>0</text:p>
          </table:table-cell>
          <table:table-cell office:value-type="float" office:value="0" table:formula="msoxl:='IP@'!C25" table:style-name="ce1">
            <text:p>0</text:p>
          </table:table-cell>
          <table:table-cell office:value-type="string" office:string-value="P24" table:formula="msoxl:=TCP_port!A25" table:style-name="ce1">
            <text:p>P24</text:p>
          </table:table-cell>
          <table:table-cell office:value-type="string" office:string-value="SILN server  port" table:formula="msoxl:=TCP_port!B25" table:style-name="ce1">
            <text:p>SILN server <text:s/>port</text:p>
          </table:table-cell>
          <table:table-cell office:value-type="float" office:value="40001" table:formula="msoxl:=TCP_port!C25" table:style-name="ce1">
            <text:p>40001</text:p>
          </table:table-cell>
          <table:table-cell office:value-type="string" office:string-value="T024" table:formula="msoxl:=COMMANDER!A25" table:style-name="ce1">
            <text:p>T024</text:p>
          </table:table-cell>
          <table:table-cell office:value-type="string" office:string-value="MR_Routing_SIMPLE_Indicator" table:formula="msoxl:=COMMANDER!B25" table:style-name="ce1">
            <text:p>MR_Routing_SIMPLE_Indicator</text:p>
          </table:table-cell>
          <table:table-cell office:value-type="string" office:string-value="False" table:formula="msoxl:=COMMANDER!C25" table:style-name="ce1">
            <text:p>False</text:p>
          </table:table-cell>
          <table:table-cell office:value-type="float" office:value="0" table:formula="msoxl:=COMMANDER!E25" table:style-name="ce1">
            <text:p>0</text:p>
          </table:table-cell>
          <table:table-cell office:value-type="float" office:value="0" table:formula="msoxl:=COMMANDER!F25" table:style-name="ce1">
            <text:p>0</text:p>
          </table:table-cell>
          <table:table-cell office:value-type="float" office:value="0" table:formula="msoxl:=COMMANDER!G25" table:style-name="ce1">
            <text:p>0</text:p>
          </table:table-cell>
          <table:table-cell office:value-type="string" office:string-value="T224" table:formula="msoxl:=COMMANDER!I25" table:style-name="ce1">
            <text:p>T224</text:p>
          </table:table-cell>
          <table:table-cell office:value-type="string" office:string-value="ACP" table:formula="msoxl:=COMMANDER!J25" table:style-name="ce1">
            <text:p>ACP</text:p>
          </table:table-cell>
          <table:table-cell office:value-type="float" office:value="1282" table:formula="msoxl:=COMMANDER!K25" table:style-name="ce1">
            <text:p>1282</text:p>
          </table:table-cell>
          <table:table-cell office:value-type="float" office:value="0" table:formula="msoxl:=COMMANDER!L25" table:style-name="ce1">
            <text:p>0</text:p>
          </table:table-cell>
          <table:table-cell office:value-type="float" office:value="0" table:formula="msoxl:=COMMANDER!M25" table:style-name="ce1">
            <text:p>0</text:p>
          </table:table-cell>
          <table:table-cell office:value-type="float" office:value="0" table:formula="msoxl:=COMMANDER!N25" table:style-name="ce1">
            <text:p>0</text:p>
          </table:table-cell>
          <table:table-cell office:value-type="string" office:string-value="T424" table:formula="msoxl:=COMMANDER!O25" table:style-name="ce1">
            <text:p>T424</text:p>
          </table:table-cell>
          <table:table-cell office:value-type="string" office:string-value="SIMPLE_TERMINAL_STN" table:formula="msoxl:=COMMANDER!P25" table:style-name="ce1">
            <text:p>SIMPLE_TERMINAL_STN</text:p>
          </table:table-cell>
          <table:table-cell office:value-type="float" office:value="5" table:formula="msoxl:=COMMANDER!Q25" table:style-name="ce1">
            <text:p>5</text:p>
          </table:table-cell>
          <table:table-cell office:value-type="float" office:value="0" table:formula="msoxl:=COMMANDER!R25" table:style-name="ce1">
            <text:p>0</text:p>
          </table:table-cell>
          <table:table-cell office:value-type="float" office:value="0" table:formula="msoxl:=COMMANDER!S25" table:style-name="ce1">
            <text:p>0</text:p>
          </table:table-cell>
          <table:table-cell office:value-type="float" office:value="0" table:formula="msoxl:=COMMANDER!T25" table:style-name="ce1">
            <text:p>0</text:p>
          </table:table-cell>
          <table:table-cell office:value-type="float" office:value="0" table:formula="msoxl:=COMMANDER!U25" table:style-name="ce1">
            <text:p>0</text:p>
          </table:table-cell>
          <table:table-cell office:value-type="float" office:value="0" table:formula="msoxl:=COMMANDER!V25" table:style-name="ce1">
            <text:p>0</text:p>
          </table:table-cell>
          <table:table-cell office:value-type="float" office:value="0" table:formula="msoxl:=COMMANDER!W25" table:style-name="ce1">
            <text:p>0</text:p>
          </table:table-cell>
          <table:table-cell office:value-type="float" office:value="0" table:formula="msoxl:=CORE_MANAGER!A25" table:style-name="ce1">
            <text:p>0</text:p>
          </table:table-cell>
          <table:table-cell office:value-type="float" office:value="0" table:formula="msoxl:=CORE_MANAGER!B25" table:style-name="ce1">
            <text:p>0</text:p>
          </table:table-cell>
          <table:table-cell office:value-type="float" office:value="0" table:formula="msoxl:=CORE_MANAGER!C25" table:style-name="ce1">
            <text:p>0</text:p>
          </table:table-cell>
          <table:table-cell office:value-type="string" office:string-value="F024" table:formula="msoxl:=CORE_MANAGER!D25" table:style-name="ce1">
            <text:p>F024</text:p>
          </table:table-cell>
          <table:table-cell office:value-type="string" office:string-value="LINKS_PARAM_MODIFIABLE DLRP  PARAMETER NAME" table:formula="msoxl:=CORE_MANAGER!E25" table:style-name="ce1">
            <text:p>LINKS_PARAM_MODIFIABLE DLRP <text:s/>PARAMETER NAME</text:p>
          </table:table-cell>
          <table:table-cell office:value-type="string" office:string-value="PROPOSED DLRP" table:formula="msoxl:=CORE_MANAGER!F25" table:style-name="ce1">
            <text:p>PROPOSED DLRP</text:p>
          </table:table-cell>
          <table:table-cell office:value-type="float" office:value="0" table:formula="msoxl:=CORE_SUPERVISOR!A25" table:style-name="ce1">
            <text:p>0</text:p>
          </table:table-cell>
          <table:table-cell office:value-type="float" office:value="0" table:formula="msoxl:=CORE_SUPERVISOR!B25" table:style-name="ce1">
            <text:p>0</text:p>
          </table:table-cell>
          <table:table-cell office:value-type="float" office:value="0" table:formula="msoxl:=CORE_SUPERVISOR!C25" table:style-name="ce1">
            <text:p>0</text:p>
          </table:table-cell>
          <table:table-cell office:value-type="string" office:string-value="S124" table:formula="msoxl:=CORE_SUPERVISOR!D25" table:style-name="ce1">
            <text:p>S124</text:p>
          </table:table-cell>
          <table:table-cell office:value-type="string" office:string-value="component_name" table:formula="msoxl:=CORE_SUPERVISOR!E25" table:style-name="ce1">
            <text:p>component_name</text:p>
          </table:table-cell>
          <table:table-cell office:value-type="string" office:string-value="CORE MANAGER" table:formula="msoxl:=CORE_SUPERVISOR!F25" table:style-name="ce1">
            <text:p>CORE MANAGER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26" table:style-name="ce1">
            <text:p>0</text:p>
          </table:table-cell>
          <table:table-cell office:value-type="float" office:value="0" table:formula="msoxl:=Project!B26" table:style-name="ce1">
            <text:p>0</text:p>
          </table:table-cell>
          <table:table-cell office:value-type="float" office:value="0" table:formula="msoxl:=Project!C26" table:style-name="ce1">
            <text:p>0</text:p>
          </table:table-cell>
          <table:table-cell office:value-type="float" office:value="0" table:formula="msoxl:='IP@'!A26" table:style-name="ce1">
            <text:p>0</text:p>
          </table:table-cell>
          <table:table-cell office:value-type="float" office:value="0" table:formula="msoxl:='IP@'!B26" table:style-name="ce1">
            <text:p>0</text:p>
          </table:table-cell>
          <table:table-cell office:value-type="float" office:value="0" table:formula="msoxl:='IP@'!C26" table:style-name="ce1">
            <text:p>0</text:p>
          </table:table-cell>
          <table:table-cell office:value-type="string" office:string-value="P25" table:formula="msoxl:=TCP_port!A26" table:style-name="ce1">
            <text:p>P25</text:p>
          </table:table-cell>
          <table:table-cell office:value-type="string" office:string-value="Core Technical Host  port" table:formula="msoxl:=TCP_port!B26" table:style-name="ce1">
            <text:p>Core Technical Host <text:s/>port</text:p>
          </table:table-cell>
          <table:table-cell office:value-type="float" office:value="2399" table:formula="msoxl:=TCP_port!C26" table:style-name="ce1">
            <text:p>2399</text:p>
          </table:table-cell>
          <table:table-cell office:value-type="string" office:string-value="T025" table:formula="msoxl:=COMMANDER!A26" table:style-name="ce1">
            <text:p>T025</text:p>
          </table:table-cell>
          <table:table-cell office:value-type="string" office:string-value="Context_File" table:formula="msoxl:=COMMANDER!B26" table:style-name="ce1">
            <text:p>Context_File</text:p>
          </table:table-cell>
          <table:table-cell office:value-type="string" office:string-value="./DLIP_CONTEXT.xml" table:formula="msoxl:=COMMANDER!C26" table:style-name="ce1">
            <text:p>./DLIP_CONTEXT.xml</text:p>
          </table:table-cell>
          <table:table-cell office:value-type="float" office:value="0" table:formula="msoxl:=COMMANDER!E26" table:style-name="ce1">
            <text:p>0</text:p>
          </table:table-cell>
          <table:table-cell office:value-type="float" office:value="0" table:formula="msoxl:=COMMANDER!F26" table:style-name="ce1">
            <text:p>0</text:p>
          </table:table-cell>
          <table:table-cell office:value-type="float" office:value="0" table:formula="msoxl:=COMMANDER!G26" table:style-name="ce1">
            <text:p>0</text:p>
          </table:table-cell>
          <table:table-cell office:value-type="string" office:string-value="T225" table:formula="msoxl:=COMMANDER!I26" table:style-name="ce1">
            <text:p>T225</text:p>
          </table:table-cell>
          <table:table-cell office:value-type="string" office:string-value="GCP" table:formula="msoxl:=COMMANDER!J26" table:style-name="ce1">
            <text:p>GCP</text:p>
          </table:table-cell>
          <table:table-cell office:value-type="float" office:value="1792" table:formula="msoxl:=COMMANDER!K26" table:style-name="ce1">
            <text:p>1792</text:p>
          </table:table-cell>
          <table:table-cell office:value-type="float" office:value="0" table:formula="msoxl:=COMMANDER!L26" table:style-name="ce1">
            <text:p>0</text:p>
          </table:table-cell>
          <table:table-cell office:value-type="float" office:value="0" table:formula="msoxl:=COMMANDER!M26" table:style-name="ce1">
            <text:p>0</text:p>
          </table:table-cell>
          <table:table-cell office:value-type="float" office:value="0" table:formula="msoxl:=COMMANDER!N26" table:style-name="ce1">
            <text:p>0</text:p>
          </table:table-cell>
          <table:table-cell office:value-type="string" office:string-value="T425" table:formula="msoxl:=COMMANDER!O26" table:style-name="ce1">
            <text:p>T425</text:p>
          </table:table-cell>
          <table:table-cell office:value-type="string" office:string-value="SIMPLE_PACKET_TYPE_1_ALLOWED" table:formula="msoxl:=COMMANDER!P26" table:style-name="ce1">
            <text:p>SIMPLE_PACKET_TYPE_1_ALLOWED</text:p>
          </table:table-cell>
          <table:table-cell office:value-type="string" office:string-value="NO" table:formula="msoxl:=COMMANDER!Q26" table:style-name="ce1">
            <text:p>NO</text:p>
          </table:table-cell>
          <table:table-cell office:value-type="float" office:value="0" table:formula="msoxl:=COMMANDER!R26" table:style-name="ce1">
            <text:p>0</text:p>
          </table:table-cell>
          <table:table-cell office:value-type="float" office:value="0" table:formula="msoxl:=COMMANDER!S26" table:style-name="ce1">
            <text:p>0</text:p>
          </table:table-cell>
          <table:table-cell office:value-type="float" office:value="0" table:formula="msoxl:=COMMANDER!T26" table:style-name="ce1">
            <text:p>0</text:p>
          </table:table-cell>
          <table:table-cell office:value-type="float" office:value="0" table:formula="msoxl:=COMMANDER!U26" table:style-name="ce1">
            <text:p>0</text:p>
          </table:table-cell>
          <table:table-cell office:value-type="float" office:value="0" table:formula="msoxl:=COMMANDER!V26" table:style-name="ce1">
            <text:p>0</text:p>
          </table:table-cell>
          <table:table-cell office:value-type="float" office:value="0" table:formula="msoxl:=COMMANDER!W26" table:style-name="ce1">
            <text:p>0</text:p>
          </table:table-cell>
          <table:table-cell office:value-type="float" office:value="0" table:formula="msoxl:=CORE_MANAGER!A26" table:style-name="ce1">
            <text:p>0</text:p>
          </table:table-cell>
          <table:table-cell office:value-type="float" office:value="0" table:formula="msoxl:=CORE_MANAGER!B26" table:style-name="ce1">
            <text:p>0</text:p>
          </table:table-cell>
          <table:table-cell office:value-type="float" office:value="0" table:formula="msoxl:=CORE_MANAGER!C26" table:style-name="ce1">
            <text:p>0</text:p>
          </table:table-cell>
          <table:table-cell office:value-type="string" office:string-value="F025" table:formula="msoxl:=CORE_MANAGER!D26" table:style-name="ce1">
            <text:p>F025</text:p>
          </table:table-cell>
          <table:table-cell office:value-type="string" office:string-value="LINKS_PARAM_MODIFIABLE DLRP PARAMETER TYPE" table:formula="msoxl:=CORE_MANAGER!E26" table:style-name="ce1">
            <text:p>LINKS_PARAM_MODIFIABLE DLRP PARAMETER TYPE</text:p>
          </table:table-cell>
          <table:table-cell office:value-type="string" office:string-value="BAM" table:formula="msoxl:=CORE_MANAGER!F26" table:style-name="ce1">
            <text:p>BAM</text:p>
          </table:table-cell>
          <table:table-cell office:value-type="float" office:value="0" table:formula="msoxl:=CORE_SUPERVISOR!A26" table:style-name="ce1">
            <text:p>0</text:p>
          </table:table-cell>
          <table:table-cell office:value-type="float" office:value="0" table:formula="msoxl:=CORE_SUPERVISOR!B26" table:style-name="ce1">
            <text:p>0</text:p>
          </table:table-cell>
          <table:table-cell office:value-type="float" office:value="0" table:formula="msoxl:=CORE_SUPERVISOR!C26" table:style-name="ce1">
            <text:p>0</text:p>
          </table:table-cell>
          <table:table-cell office:value-type="string" office:string-value="S125" table:formula="msoxl:=CORE_SUPERVISOR!D26" table:style-name="ce1">
            <text:p>S125</text:p>
          </table:table-cell>
          <table:table-cell office:value-type="string" office:string-value="component_typeref" table:formula="msoxl:=CORE_SUPERVISOR!E26" table:style-name="ce1">
            <text:p>component_typeref</text:p>
          </table:table-cell>
          <table:table-cell office:value-type="string" office:string-value="CoreManager" table:formula="msoxl:=CORE_SUPERVISOR!F26" table:style-name="ce1">
            <text:p>CoreManager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27" table:style-name="ce1">
            <text:p>0</text:p>
          </table:table-cell>
          <table:table-cell office:value-type="float" office:value="0" table:formula="msoxl:=Project!B27" table:style-name="ce1">
            <text:p>0</text:p>
          </table:table-cell>
          <table:table-cell office:value-type="float" office:value="0" table:formula="msoxl:=Project!C27" table:style-name="ce1">
            <text:p>0</text:p>
          </table:table-cell>
          <table:table-cell office:value-type="float" office:value="0" table:formula="msoxl:='IP@'!A27" table:style-name="ce1">
            <text:p>0</text:p>
          </table:table-cell>
          <table:table-cell office:value-type="float" office:value="0" table:formula="msoxl:='IP@'!B27" table:style-name="ce1">
            <text:p>0</text:p>
          </table:table-cell>
          <table:table-cell office:value-type="float" office:value="0" table:formula="msoxl:='IP@'!C27" table:style-name="ce1">
            <text:p>0</text:p>
          </table:table-cell>
          <table:table-cell office:value-type="string" office:string-value="P26" table:formula="msoxl:=TCP_port!A27" table:style-name="ce1">
            <text:p>P26</text:p>
          </table:table-cell>
          <table:table-cell office:value-type="string" office:string-value="Core Tactical L16 Host  port" table:formula="msoxl:=TCP_port!B27" table:style-name="ce1">
            <text:p>Core Tactical L16 Host <text:s/>port</text:p>
          </table:table-cell>
          <table:table-cell office:value-type="float" office:value="2400" table:formula="msoxl:=TCP_port!C27" table:style-name="ce1">
            <text:p>2400</text:p>
          </table:table-cell>
          <table:table-cell office:value-type="string" office:string-value="T026" table:formula="msoxl:=COMMANDER!A27" table:style-name="ce1">
            <text:p>T026</text:p>
          </table:table-cell>
          <table:table-cell office:value-type="string" office:string-value="DLP_default_STN" table:formula="msoxl:=COMMANDER!B27" table:style-name="ce1">
            <text:p>DLP_default_STN</text:p>
          </table:table-cell>
          <table:table-cell office:value-type="string" office:string-value="N/A" table:formula="msoxl:=COMMANDER!C27" table:style-name="ce1">
            <text:p>N/A</text:p>
          </table:table-cell>
          <table:table-cell office:value-type="float" office:value="0" table:formula="msoxl:=COMMANDER!E27" table:style-name="ce1">
            <text:p>0</text:p>
          </table:table-cell>
          <table:table-cell office:value-type="float" office:value="0" table:formula="msoxl:=COMMANDER!F27" table:style-name="ce1">
            <text:p>0</text:p>
          </table:table-cell>
          <table:table-cell office:value-type="float" office:value="0" table:formula="msoxl:=COMMANDER!G27" table:style-name="ce1">
            <text:p>0</text:p>
          </table:table-cell>
          <table:table-cell office:value-type="string" office:string-value="T226" table:formula="msoxl:=COMMANDER!I27" table:style-name="ce1">
            <text:p>T226</text:p>
          </table:table-cell>
          <table:table-cell office:value-type="string" office:string-value="CORE" table:formula="msoxl:=COMMANDER!J27" table:style-name="ce1">
            <text:p>CORE</text:p>
          </table:table-cell>
          <table:table-cell office:value-type="float" office:value="2562" table:formula="msoxl:=COMMANDER!K27" table:style-name="ce1">
            <text:p>2562</text:p>
          </table:table-cell>
          <table:table-cell office:value-type="float" office:value="0" table:formula="msoxl:=COMMANDER!L27" table:style-name="ce1">
            <text:p>0</text:p>
          </table:table-cell>
          <table:table-cell office:value-type="float" office:value="0" table:formula="msoxl:=COMMANDER!M27" table:style-name="ce1">
            <text:p>0</text:p>
          </table:table-cell>
          <table:table-cell office:value-type="float" office:value="0" table:formula="msoxl:=COMMANDER!N27" table:style-name="ce1">
            <text:p>0</text:p>
          </table:table-cell>
          <table:table-cell office:value-type="string" office:string-value="T426" table:formula="msoxl:=COMMANDER!O27" table:style-name="ce1">
            <text:p>T426</text:p>
          </table:table-cell>
          <table:table-cell office:value-type="string" office:string-value="SIMPLE_PACKET_TYPE_5_ALLOWED" table:formula="msoxl:=COMMANDER!P27" table:style-name="ce1">
            <text:p>SIMPLE_PACKET_TYPE_5_ALLOWED</text:p>
          </table:table-cell>
          <table:table-cell office:value-type="string" office:string-value="YES" table:formula="msoxl:=COMMANDER!Q27" table:style-name="ce1">
            <text:p>YES</text:p>
          </table:table-cell>
          <table:table-cell office:value-type="float" office:value="0" table:formula="msoxl:=COMMANDER!R27" table:style-name="ce1">
            <text:p>0</text:p>
          </table:table-cell>
          <table:table-cell office:value-type="float" office:value="0" table:formula="msoxl:=COMMANDER!S27" table:style-name="ce1">
            <text:p>0</text:p>
          </table:table-cell>
          <table:table-cell office:value-type="float" office:value="0" table:formula="msoxl:=COMMANDER!T27" table:style-name="ce1">
            <text:p>0</text:p>
          </table:table-cell>
          <table:table-cell office:value-type="float" office:value="0" table:formula="msoxl:=COMMANDER!U27" table:style-name="ce1">
            <text:p>0</text:p>
          </table:table-cell>
          <table:table-cell office:value-type="float" office:value="0" table:formula="msoxl:=COMMANDER!V27" table:style-name="ce1">
            <text:p>0</text:p>
          </table:table-cell>
          <table:table-cell office:value-type="float" office:value="0" table:formula="msoxl:=COMMANDER!W27" table:style-name="ce1">
            <text:p>0</text:p>
          </table:table-cell>
          <table:table-cell office:value-type="float" office:value="0" table:formula="msoxl:=CORE_MANAGER!A27" table:style-name="ce1">
            <text:p>0</text:p>
          </table:table-cell>
          <table:table-cell office:value-type="float" office:value="0" table:formula="msoxl:=CORE_MANAGER!B27" table:style-name="ce1">
            <text:p>0</text:p>
          </table:table-cell>
          <table:table-cell office:value-type="float" office:value="0" table:formula="msoxl:=CORE_MANAGER!C27" table:style-name="ce1">
            <text:p>0</text:p>
          </table:table-cell>
          <table:table-cell office:value-type="string" office:string-value="F026" table:formula="msoxl:=CORE_MANAGER!D27" table:style-name="ce1">
            <text:p>F026</text:p>
          </table:table-cell>
          <table:table-cell office:value-type="string" office:string-value="LINKS_PARAM_MODIFIABLE DLRP  PARAMETER NAME" table:formula="msoxl:=CORE_MANAGER!E27" table:style-name="ce1">
            <text:p>LINKS_PARAM_MODIFIABLE DLRP <text:s/>PARAMETER NAME</text:p>
          </table:table-cell>
          <table:table-cell office:value-type="string" office:string-value="ACCEPT DLRP" table:formula="msoxl:=CORE_MANAGER!F27" table:style-name="ce1">
            <text:p>ACCEPT DLRP</text:p>
          </table:table-cell>
          <table:table-cell office:value-type="float" office:value="0" table:formula="msoxl:=CORE_SUPERVISOR!A27" table:style-name="ce1">
            <text:p>0</text:p>
          </table:table-cell>
          <table:table-cell office:value-type="float" office:value="0" table:formula="msoxl:=CORE_SUPERVISOR!B27" table:style-name="ce1">
            <text:p>0</text:p>
          </table:table-cell>
          <table:table-cell office:value-type="float" office:value="0" table:formula="msoxl:=CORE_SUPERVISOR!C27" table:style-name="ce1">
            <text:p>0</text:p>
          </table:table-cell>
          <table:table-cell office:value-type="string" office:string-value="S126" table:formula="msoxl:=CORE_SUPERVISOR!D27" table:style-name="ce1">
            <text:p>S126</text:p>
          </table:table-cell>
          <table:table-cell office:value-type="string" office:string-value="component_state-spread" table:formula="msoxl:=CORE_SUPERVISOR!E27" table:style-name="ce1">
            <text:p>component_state-spread</text:p>
          </table:table-cell>
          <table:table-cell office:value-type="string" office:string-value="true" table:formula="msoxl:=CORE_SUPERVISOR!F27" table:style-name="ce1">
            <text:p>true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28" table:style-name="ce1">
            <text:p>0</text:p>
          </table:table-cell>
          <table:table-cell office:value-type="float" office:value="0" table:formula="msoxl:=Project!B28" table:style-name="ce1">
            <text:p>0</text:p>
          </table:table-cell>
          <table:table-cell office:value-type="float" office:value="0" table:formula="msoxl:=Project!C28" table:style-name="ce1">
            <text:p>0</text:p>
          </table:table-cell>
          <table:table-cell office:value-type="float" office:value="0" table:formula="msoxl:='IP@'!A28" table:style-name="ce1">
            <text:p>0</text:p>
          </table:table-cell>
          <table:table-cell office:value-type="float" office:value="0" table:formula="msoxl:='IP@'!B28" table:style-name="ce1">
            <text:p>0</text:p>
          </table:table-cell>
          <table:table-cell office:value-type="float" office:value="0" table:formula="msoxl:='IP@'!C28" table:style-name="ce1">
            <text:p>0</text:p>
          </table:table-cell>
          <table:table-cell office:value-type="string" office:string-value="P27" table:formula="msoxl:=TCP_port!A28" table:style-name="ce1">
            <text:p>P27</text:p>
          </table:table-cell>
          <table:table-cell office:value-type="string" office:string-value="Core Tactical L16 SIMPLE IF  port" table:formula="msoxl:=TCP_port!B28" table:style-name="ce1">
            <text:p>Core Tactical L16 SIMPLE IF <text:s/>port</text:p>
          </table:table-cell>
          <table:table-cell office:value-type="float" office:value="0" table:formula="msoxl:=TCP_port!C28" table:style-name="ce1">
            <text:p>0</text:p>
          </table:table-cell>
          <table:table-cell office:value-type="string" office:string-value="T027" table:formula="msoxl:=COMMANDER!A28" table:style-name="ce1">
            <text:p>T027</text:p>
          </table:table-cell>
          <table:table-cell office:value-type="string" office:string-value="Management_Configuration" table:formula="msoxl:=COMMANDER!B28" table:style-name="ce1">
            <text:p>Management_Configuration</text:p>
          </table:table-cell>
          <table:table-cell office:value-type="string" office:string-value="Standalone" table:formula="msoxl:=COMMANDER!C28" table:style-name="ce1">
            <text:p>Standalone</text:p>
          </table:table-cell>
          <table:table-cell office:value-type="float" office:value="0" table:formula="msoxl:=COMMANDER!E28" table:style-name="ce1">
            <text:p>0</text:p>
          </table:table-cell>
          <table:table-cell office:value-type="float" office:value="0" table:formula="msoxl:=COMMANDER!F28" table:style-name="ce1">
            <text:p>0</text:p>
          </table:table-cell>
          <table:table-cell office:value-type="float" office:value="0" table:formula="msoxl:=COMMANDER!G28" table:style-name="ce1">
            <text:p>0</text:p>
          </table:table-cell>
          <table:table-cell office:value-type="string" office:string-value="T227" table:formula="msoxl:=COMMANDER!I28" table:style-name="ce1">
            <text:p>T227</text:p>
          </table:table-cell>
          <table:table-cell office:value-type="string" office:string-value="MSG" table:formula="msoxl:=COMMANDER!J28" table:style-name="ce1">
            <text:p>MSG</text:p>
          </table:table-cell>
          <table:table-cell office:value-type="float" office:value="769" table:formula="msoxl:=COMMANDER!K28" table:style-name="ce1">
            <text:p>769</text:p>
          </table:table-cell>
          <table:table-cell office:value-type="float" office:value="0" table:formula="msoxl:=COMMANDER!L28" table:style-name="ce1">
            <text:p>0</text:p>
          </table:table-cell>
          <table:table-cell office:value-type="float" office:value="0" table:formula="msoxl:=COMMANDER!M28" table:style-name="ce1">
            <text:p>0</text:p>
          </table:table-cell>
          <table:table-cell office:value-type="float" office:value="0" table:formula="msoxl:=COMMANDER!N28" table:style-name="ce1">
            <text:p>0</text:p>
          </table:table-cell>
          <table:table-cell office:value-type="string" office:string-value="T427" table:formula="msoxl:=COMMANDER!O28" table:style-name="ce1">
            <text:p>T427</text:p>
          </table:table-cell>
          <table:table-cell office:value-type="string" office:string-value="SIMPLE_PACKET_TYPE_8_ALLOWED" table:formula="msoxl:=COMMANDER!P28" table:style-name="ce1">
            <text:p>SIMPLE_PACKET_TYPE_8_ALLOWED</text:p>
          </table:table-cell>
          <table:table-cell office:value-type="string" office:string-value="NO" table:formula="msoxl:=COMMANDER!Q28" table:style-name="ce1">
            <text:p>NO</text:p>
          </table:table-cell>
          <table:table-cell office:value-type="float" office:value="0" table:formula="msoxl:=COMMANDER!R28" table:style-name="ce1">
            <text:p>0</text:p>
          </table:table-cell>
          <table:table-cell office:value-type="float" office:value="0" table:formula="msoxl:=COMMANDER!S28" table:style-name="ce1">
            <text:p>0</text:p>
          </table:table-cell>
          <table:table-cell office:value-type="float" office:value="0" table:formula="msoxl:=COMMANDER!T28" table:style-name="ce1">
            <text:p>0</text:p>
          </table:table-cell>
          <table:table-cell office:value-type="float" office:value="0" table:formula="msoxl:=COMMANDER!U28" table:style-name="ce1">
            <text:p>0</text:p>
          </table:table-cell>
          <table:table-cell office:value-type="float" office:value="0" table:formula="msoxl:=COMMANDER!V28" table:style-name="ce1">
            <text:p>0</text:p>
          </table:table-cell>
          <table:table-cell office:value-type="float" office:value="0" table:formula="msoxl:=COMMANDER!W28" table:style-name="ce1">
            <text:p>0</text:p>
          </table:table-cell>
          <table:table-cell office:value-type="float" office:value="0" table:formula="msoxl:=CORE_MANAGER!A28" table:style-name="ce1">
            <text:p>0</text:p>
          </table:table-cell>
          <table:table-cell office:value-type="float" office:value="0" table:formula="msoxl:=CORE_MANAGER!B28" table:style-name="ce1">
            <text:p>0</text:p>
          </table:table-cell>
          <table:table-cell office:value-type="float" office:value="0" table:formula="msoxl:=CORE_MANAGER!C28" table:style-name="ce1">
            <text:p>0</text:p>
          </table:table-cell>
          <table:table-cell office:value-type="string" office:string-value="F027" table:formula="msoxl:=CORE_MANAGER!D28" table:style-name="ce1">
            <text:p>F027</text:p>
          </table:table-cell>
          <table:table-cell office:value-type="string" office:string-value="LINKS_PARAM_MODIFIABLE DLRP PARAMETER TYPE" table:formula="msoxl:=CORE_MANAGER!E28" table:style-name="ce1">
            <text:p>LINKS_PARAM_MODIFIABLE DLRP PARAMETER TYPE</text:p>
          </table:table-cell>
          <table:table-cell office:value-type="string" office:string-value="UINT_8" table:formula="msoxl:=CORE_MANAGER!F28" table:style-name="ce1">
            <text:p>UINT_8</text:p>
          </table:table-cell>
          <table:table-cell office:value-type="float" office:value="0" table:formula="msoxl:=CORE_SUPERVISOR!A28" table:style-name="ce1">
            <text:p>0</text:p>
          </table:table-cell>
          <table:table-cell office:value-type="float" office:value="0" table:formula="msoxl:=CORE_SUPERVISOR!B28" table:style-name="ce1">
            <text:p>0</text:p>
          </table:table-cell>
          <table:table-cell office:value-type="float" office:value="0" table:formula="msoxl:=CORE_SUPERVISOR!C28" table:style-name="ce1">
            <text:p>0</text:p>
          </table:table-cell>
          <table:table-cell office:value-type="string" office:string-value="S127" table:formula="msoxl:=CORE_SUPERVISOR!D28" table:style-name="ce1">
            <text:p>S127</text:p>
          </table:table-cell>
          <table:table-cell office:value-type="string" office:string-value="component_access-group" table:formula="msoxl:=CORE_SUPERVISOR!E28" table:style-name="ce1">
            <text:p>component_access-group</text:p>
          </table:table-cell>
          <table:table-cell office:value-type="string" office:string-value="ALL" table:formula="msoxl:=CORE_SUPERVISOR!F28" table:style-name="ce1">
            <text:p>ALL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29" table:style-name="ce1">
            <text:p>0</text:p>
          </table:table-cell>
          <table:table-cell office:value-type="float" office:value="0" table:formula="msoxl:=Project!B29" table:style-name="ce1">
            <text:p>0</text:p>
          </table:table-cell>
          <table:table-cell office:value-type="float" office:value="0" table:formula="msoxl:=Project!C29" table:style-name="ce1">
            <text:p>0</text:p>
          </table:table-cell>
          <table:table-cell office:value-type="float" office:value="0" table:formula="msoxl:='IP@'!A29" table:style-name="ce1">
            <text:p>0</text:p>
          </table:table-cell>
          <table:table-cell office:value-type="float" office:value="0" table:formula="msoxl:='IP@'!B29" table:style-name="ce1">
            <text:p>0</text:p>
          </table:table-cell>
          <table:table-cell office:value-type="float" office:value="0" table:formula="msoxl:='IP@'!C29" table:style-name="ce1">
            <text:p>0</text:p>
          </table:table-cell>
          <table:table-cell office:value-type="string" office:string-value="P28" table:formula="msoxl:=TCP_port!A29" table:style-name="ce1">
            <text:p>P28</text:p>
          </table:table-cell>
          <table:table-cell office:value-type="string" office:string-value="Core Tactical L11 Host  port" table:formula="msoxl:=TCP_port!B29" table:style-name="ce1">
            <text:p>Core Tactical L11 Host <text:s/>port</text:p>
          </table:table-cell>
          <table:table-cell office:value-type="float" office:value="24000" table:formula="msoxl:=TCP_port!C29" table:style-name="ce1">
            <text:p>24000</text:p>
          </table:table-cell>
          <table:table-cell office:value-type="string" office:string-value="T028" table:formula="msoxl:=COMMANDER!A29" table:style-name="ce1">
            <text:p>T028</text:p>
          </table:table-cell>
          <table:table-cell office:value-type="string" office:string-value="Routing_Config" table:formula="msoxl:=COMMANDER!B29" table:style-name="ce1">
            <text:p>Routing_Config</text:p>
          </table:table-cell>
          <table:table-cell office:value-type="string" office:string-value="Normal" table:formula="msoxl:=COMMANDER!C29" table:style-name="ce1">
            <text:p>Normal</text:p>
          </table:table-cell>
          <table:table-cell office:value-type="float" office:value="0" table:formula="msoxl:=COMMANDER!E29" table:style-name="ce1">
            <text:p>0</text:p>
          </table:table-cell>
          <table:table-cell office:value-type="float" office:value="0" table:formula="msoxl:=COMMANDER!F29" table:style-name="ce1">
            <text:p>0</text:p>
          </table:table-cell>
          <table:table-cell office:value-type="float" office:value="0" table:formula="msoxl:=COMMANDER!G29" table:style-name="ce1">
            <text:p>0</text:p>
          </table:table-cell>
          <table:table-cell office:value-type="float" office:value="0" table:formula="msoxl:=COMMANDER!I29" table:style-name="ce1">
            <text:p>0</text:p>
          </table:table-cell>
          <table:table-cell office:value-type="float" office:value="0" table:formula="msoxl:=COMMANDER!J29" table:style-name="ce1">
            <text:p>0</text:p>
          </table:table-cell>
          <table:table-cell office:value-type="float" office:value="0" table:formula="msoxl:=COMMANDER!K29" table:style-name="ce1">
            <text:p>0</text:p>
          </table:table-cell>
          <table:table-cell office:value-type="float" office:value="0" table:formula="msoxl:=COMMANDER!L29" table:style-name="ce1">
            <text:p>0</text:p>
          </table:table-cell>
          <table:table-cell office:value-type="float" office:value="0" table:formula="msoxl:=COMMANDER!M29" table:style-name="ce1">
            <text:p>0</text:p>
          </table:table-cell>
          <table:table-cell office:value-type="float" office:value="0" table:formula="msoxl:=COMMANDER!N29" table:style-name="ce1">
            <text:p>0</text:p>
          </table:table-cell>
          <table:table-cell office:value-type="string" office:string-value="T428" table:formula="msoxl:=COMMANDER!O29" table:style-name="ce1">
            <text:p>T428</text:p>
          </table:table-cell>
          <table:table-cell office:value-type="string" office:string-value="SIMPLE_PACKET_TYPE_10_ALLOWED" table:formula="msoxl:=COMMANDER!P29" table:style-name="ce1">
            <text:p>SIMPLE_PACKET_TYPE_10_ALLOWED</text:p>
          </table:table-cell>
          <table:table-cell office:value-type="string" office:string-value="NO" table:formula="msoxl:=COMMANDER!Q29" table:style-name="ce1">
            <text:p>NO</text:p>
          </table:table-cell>
          <table:table-cell office:value-type="float" office:value="0" table:formula="msoxl:=COMMANDER!R29" table:style-name="ce1">
            <text:p>0</text:p>
          </table:table-cell>
          <table:table-cell office:value-type="float" office:value="0" table:formula="msoxl:=COMMANDER!S29" table:style-name="ce1">
            <text:p>0</text:p>
          </table:table-cell>
          <table:table-cell office:value-type="float" office:value="0" table:formula="msoxl:=COMMANDER!T29" table:style-name="ce1">
            <text:p>0</text:p>
          </table:table-cell>
          <table:table-cell office:value-type="float" office:value="0" table:formula="msoxl:=COMMANDER!U29" table:style-name="ce1">
            <text:p>0</text:p>
          </table:table-cell>
          <table:table-cell office:value-type="float" office:value="0" table:formula="msoxl:=COMMANDER!V29" table:style-name="ce1">
            <text:p>0</text:p>
          </table:table-cell>
          <table:table-cell office:value-type="float" office:value="0" table:formula="msoxl:=COMMANDER!W29" table:style-name="ce1">
            <text:p>0</text:p>
          </table:table-cell>
          <table:table-cell office:value-type="float" office:value="0" table:formula="msoxl:=CORE_MANAGER!A29" table:style-name="ce1">
            <text:p>0</text:p>
          </table:table-cell>
          <table:table-cell office:value-type="float" office:value="0" table:formula="msoxl:=CORE_MANAGER!B29" table:style-name="ce1">
            <text:p>0</text:p>
          </table:table-cell>
          <table:table-cell office:value-type="float" office:value="0" table:formula="msoxl:=CORE_MANAGER!C29" table:style-name="ce1">
            <text:p>0</text:p>
          </table:table-cell>
          <table:table-cell office:value-type="string" office:string-value="F028" table:formula="msoxl:=CORE_MANAGER!D29" table:style-name="ce1">
            <text:p>F028</text:p>
          </table:table-cell>
          <table:table-cell office:value-type="string" office:string-value="LINKS_PARAM_MODIFIABLE DLRP  PARAMETER NAME" table:formula="msoxl:=CORE_MANAGER!E29" table:style-name="ce1">
            <text:p>LINKS_PARAM_MODIFIABLE DLRP <text:s/>PARAMETER NAME</text:p>
          </table:table-cell>
          <table:table-cell office:value-type="string" office:string-value="REJECT DLRP" table:formula="msoxl:=CORE_MANAGER!F29" table:style-name="ce1">
            <text:p>REJECT DLRP</text:p>
          </table:table-cell>
          <table:table-cell office:value-type="float" office:value="0" table:formula="msoxl:=CORE_SUPERVISOR!A29" table:style-name="ce1">
            <text:p>0</text:p>
          </table:table-cell>
          <table:table-cell office:value-type="float" office:value="0" table:formula="msoxl:=CORE_SUPERVISOR!B29" table:style-name="ce1">
            <text:p>0</text:p>
          </table:table-cell>
          <table:table-cell office:value-type="float" office:value="0" table:formula="msoxl:=CORE_SUPERVISOR!C29" table:style-name="ce1">
            <text:p>0</text:p>
          </table:table-cell>
          <table:table-cell office:value-type="string" office:string-value="S128" table:formula="msoxl:=CORE_SUPERVISOR!D29" table:style-name="ce1">
            <text:p>S128</text:p>
          </table:table-cell>
          <table:table-cell office:value-type="string" office:string-value="component_action_id" table:formula="msoxl:=CORE_SUPERVISOR!E29" table:style-name="ce1">
            <text:p>component_action_id</text:p>
          </table:table-cell>
          <table:table-cell office:value-type="string" office:string-value="start" table:formula="msoxl:=CORE_SUPERVISOR!F29" table:style-name="ce1">
            <text:p>start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30" table:style-name="ce1">
            <text:p>0</text:p>
          </table:table-cell>
          <table:table-cell office:value-type="float" office:value="0" table:formula="msoxl:=Project!B30" table:style-name="ce1">
            <text:p>0</text:p>
          </table:table-cell>
          <table:table-cell office:value-type="float" office:value="0" table:formula="msoxl:=Project!C30" table:style-name="ce1">
            <text:p>0</text:p>
          </table:table-cell>
          <table:table-cell office:value-type="float" office:value="0" table:formula="msoxl:='IP@'!A30" table:style-name="ce1">
            <text:p>0</text:p>
          </table:table-cell>
          <table:table-cell office:value-type="float" office:value="0" table:formula="msoxl:='IP@'!B30" table:style-name="ce1">
            <text:p>0</text:p>
          </table:table-cell>
          <table:table-cell office:value-type="float" office:value="0" table:formula="msoxl:='IP@'!C30" table:style-name="ce1">
            <text:p>0</text:p>
          </table:table-cell>
          <table:table-cell office:value-type="string" office:string-value="P29" table:formula="msoxl:=TCP_port!A30" table:style-name="ce1">
            <text:p>P29</text:p>
          </table:table-cell>
          <table:table-cell office:value-type="string" office:string-value="Core Tactical L11 SIMPLE IF  port" table:formula="msoxl:=TCP_port!B30" table:style-name="ce1">
            <text:p>Core Tactical L11 SIMPLE IF <text:s/>port</text:p>
          </table:table-cell>
          <table:table-cell office:value-type="float" office:value="40000" table:formula="msoxl:=TCP_port!C30" table:style-name="ce1">
            <text:p>40000</text:p>
          </table:table-cell>
          <table:table-cell office:value-type="string" office:string-value="T029" table:formula="msoxl:=COMMANDER!A30" table:style-name="ce1">
            <text:p>T029</text:p>
          </table:table-cell>
          <table:table-cell office:value-type="string" office:string-value="L16_Designator_Id" table:formula="msoxl:=COMMANDER!B30" table:style-name="ce1">
            <text:p>L16_Designator_Id</text:p>
          </table:table-cell>
          <table:table-cell office:value-type="string" office:string-value="N/A" table:formula="msoxl:=COMMANDER!C30" table:style-name="ce1">
            <text:p>N/A</text:p>
          </table:table-cell>
          <table:table-cell office:value-type="float" office:value="0" table:formula="msoxl:=COMMANDER!E30" table:style-name="ce1">
            <text:p>0</text:p>
          </table:table-cell>
          <table:table-cell office:value-type="float" office:value="0" table:formula="msoxl:=COMMANDER!F30" table:style-name="ce1">
            <text:p>0</text:p>
          </table:table-cell>
          <table:table-cell office:value-type="float" office:value="0" table:formula="msoxl:=COMMANDER!G30" table:style-name="ce1">
            <text:p>0</text:p>
          </table:table-cell>
          <table:table-cell office:value-type="float" office:value="0" table:formula="msoxl:=COMMANDER!I30" table:style-name="ce1">
            <text:p>0</text:p>
          </table:table-cell>
          <table:table-cell office:value-type="float" office:value="0" table:formula="msoxl:=COMMANDER!J30" table:style-name="ce1">
            <text:p>0</text:p>
          </table:table-cell>
          <table:table-cell office:value-type="float" office:value="0" table:formula="msoxl:=COMMANDER!K30" table:style-name="ce1">
            <text:p>0</text:p>
          </table:table-cell>
          <table:table-cell office:value-type="float" office:value="0" table:formula="msoxl:=COMMANDER!L30" table:style-name="ce1">
            <text:p>0</text:p>
          </table:table-cell>
          <table:table-cell office:value-type="float" office:value="0" table:formula="msoxl:=COMMANDER!M30" table:style-name="ce1">
            <text:p>0</text:p>
          </table:table-cell>
          <table:table-cell office:value-type="float" office:value="0" table:formula="msoxl:=COMMANDER!N30" table:style-name="ce1">
            <text:p>0</text:p>
          </table:table-cell>
          <table:table-cell office:value-type="string" office:string-value="T429" table:formula="msoxl:=COMMANDER!O30" table:style-name="ce1">
            <text:p>T429</text:p>
          </table:table-cell>
          <table:table-cell office:value-type="string" office:string-value="SIMPLE_TIME_SYNCHRO_MODE" table:formula="msoxl:=COMMANDER!P30" table:style-name="ce1">
            <text:p>SIMPLE_TIME_SYNCHRO_MODE</text:p>
          </table:table-cell>
          <table:table-cell office:value-type="string" office:string-value="SLAVE" table:formula="msoxl:=COMMANDER!Q30" table:style-name="ce1">
            <text:p>SLAVE</text:p>
          </table:table-cell>
          <table:table-cell office:value-type="float" office:value="0" table:formula="msoxl:=COMMANDER!R30" table:style-name="ce1">
            <text:p>0</text:p>
          </table:table-cell>
          <table:table-cell office:value-type="float" office:value="0" table:formula="msoxl:=COMMANDER!S30" table:style-name="ce1">
            <text:p>0</text:p>
          </table:table-cell>
          <table:table-cell office:value-type="float" office:value="0" table:formula="msoxl:=COMMANDER!T30" table:style-name="ce1">
            <text:p>0</text:p>
          </table:table-cell>
          <table:table-cell office:value-type="float" office:value="0" table:formula="msoxl:=COMMANDER!U30" table:style-name="ce1">
            <text:p>0</text:p>
          </table:table-cell>
          <table:table-cell office:value-type="float" office:value="0" table:formula="msoxl:=COMMANDER!V30" table:style-name="ce1">
            <text:p>0</text:p>
          </table:table-cell>
          <table:table-cell office:value-type="float" office:value="0" table:formula="msoxl:=COMMANDER!W30" table:style-name="ce1">
            <text:p>0</text:p>
          </table:table-cell>
          <table:table-cell office:value-type="float" office:value="0" table:formula="msoxl:=CORE_MANAGER!A30" table:style-name="ce1">
            <text:p>0</text:p>
          </table:table-cell>
          <table:table-cell office:value-type="float" office:value="0" table:formula="msoxl:=CORE_MANAGER!B30" table:style-name="ce1">
            <text:p>0</text:p>
          </table:table-cell>
          <table:table-cell office:value-type="float" office:value="0" table:formula="msoxl:=CORE_MANAGER!C30" table:style-name="ce1">
            <text:p>0</text:p>
          </table:table-cell>
          <table:table-cell office:value-type="string" office:string-value="F029" table:formula="msoxl:=CORE_MANAGER!D30" table:style-name="ce1">
            <text:p>F029</text:p>
          </table:table-cell>
          <table:table-cell office:value-type="string" office:string-value="LINKS_PARAM_MODIFIABLE DLRP PARAMETER TYPE" table:formula="msoxl:=CORE_MANAGER!E30" table:style-name="ce1">
            <text:p>LINKS_PARAM_MODIFIABLE DLRP PARAMETER TYPE</text:p>
          </table:table-cell>
          <table:table-cell office:value-type="string" office:string-value="UINT_8" table:formula="msoxl:=CORE_MANAGER!F30" table:style-name="ce1">
            <text:p>UINT_8</text:p>
          </table:table-cell>
          <table:table-cell office:value-type="float" office:value="0" table:formula="msoxl:=CORE_SUPERVISOR!A30" table:style-name="ce1">
            <text:p>0</text:p>
          </table:table-cell>
          <table:table-cell office:value-type="float" office:value="0" table:formula="msoxl:=CORE_SUPERVISOR!B30" table:style-name="ce1">
            <text:p>0</text:p>
          </table:table-cell>
          <table:table-cell office:value-type="float" office:value="0" table:formula="msoxl:=CORE_SUPERVISOR!C30" table:style-name="ce1">
            <text:p>0</text:p>
          </table:table-cell>
          <table:table-cell office:value-type="string" office:string-value="S129" table:formula="msoxl:=CORE_SUPERVISOR!D30" table:style-name="ce1">
            <text:p>S129</text:p>
          </table:table-cell>
          <table:table-cell office:value-type="string" office:string-value="component_action_script" table:formula="msoxl:=CORE_SUPERVISOR!E30" table:style-name="ce1">
            <text:p>component_action_script</text:p>
          </table:table-cell>
          <table:table-cell office:value-type="string" office:string-value="../Scripts/start_CORE_MANAGER APP_NAME" table:formula="msoxl:=CORE_SUPERVISOR!F30" table:style-name="ce1">
            <text:p>../Scripts/start_CORE_MANAGER APP_NAME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31" table:style-name="ce1">
            <text:p>0</text:p>
          </table:table-cell>
          <table:table-cell office:value-type="float" office:value="0" table:formula="msoxl:=Project!B31" table:style-name="ce1">
            <text:p>0</text:p>
          </table:table-cell>
          <table:table-cell office:value-type="float" office:value="0" table:formula="msoxl:=Project!C31" table:style-name="ce1">
            <text:p>0</text:p>
          </table:table-cell>
          <table:table-cell office:value-type="float" office:value="0" table:formula="msoxl:='IP@'!A31" table:style-name="ce1">
            <text:p>0</text:p>
          </table:table-cell>
          <table:table-cell office:value-type="float" office:value="0" table:formula="msoxl:='IP@'!B31" table:style-name="ce1">
            <text:p>0</text:p>
          </table:table-cell>
          <table:table-cell office:value-type="float" office:value="0" table:formula="msoxl:='IP@'!C31" table:style-name="ce1">
            <text:p>0</text:p>
          </table:table-cell>
          <table:table-cell office:value-type="string" office:string-value="P30" table:formula="msoxl:=TCP_port!A31" table:style-name="ce1">
            <text:p>P30</text:p>
          </table:table-cell>
          <table:table-cell office:value-type="string" office:string-value="Navigation interface  port" table:formula="msoxl:=TCP_port!B31" table:style-name="ce1">
            <text:p>Navigation interface <text:s/>port</text:p>
          </table:table-cell>
          <table:table-cell office:value-type="float" office:value="10240" table:formula="msoxl:=TCP_port!C31" table:style-name="ce1">
            <text:p>10240</text:p>
          </table:table-cell>
          <table:table-cell office:value-type="string" office:string-value="T030" table:formula="msoxl:=COMMANDER!A31" table:style-name="ce1">
            <text:p>T030</text:p>
          </table:table-cell>
          <table:table-cell office:value-type="string" office:string-value="ISIS_Reception_Time_Out" table:formula="msoxl:=COMMANDER!B31" table:style-name="ce1">
            <text:p>ISIS_Reception_Time_Out</text:p>
          </table:table-cell>
          <table:table-cell office:value-type="float" office:value="180" table:formula="msoxl:=COMMANDER!C31" table:style-name="ce1">
            <text:p>180</text:p>
          </table:table-cell>
          <table:table-cell office:value-type="float" office:value="0" table:formula="msoxl:=COMMANDER!E31" table:style-name="ce1">
            <text:p>0</text:p>
          </table:table-cell>
          <table:table-cell office:value-type="float" office:value="0" table:formula="msoxl:=COMMANDER!F31" table:style-name="ce1">
            <text:p>0</text:p>
          </table:table-cell>
          <table:table-cell office:value-type="float" office:value="0" table:formula="msoxl:=COMMANDER!G31" table:style-name="ce1">
            <text:p>0</text:p>
          </table:table-cell>
          <table:table-cell office:value-type="float" office:value="0" table:formula="msoxl:=COMMANDER!I31" table:style-name="ce1">
            <text:p>0</text:p>
          </table:table-cell>
          <table:table-cell office:value-type="float" office:value="0" table:formula="msoxl:=COMMANDER!J31" table:style-name="ce1">
            <text:p>0</text:p>
          </table:table-cell>
          <table:table-cell office:value-type="float" office:value="0" table:formula="msoxl:=COMMANDER!K31" table:style-name="ce1">
            <text:p>0</text:p>
          </table:table-cell>
          <table:table-cell office:value-type="float" office:value="0" table:formula="msoxl:=COMMANDER!L31" table:style-name="ce1">
            <text:p>0</text:p>
          </table:table-cell>
          <table:table-cell office:value-type="float" office:value="0" table:formula="msoxl:=COMMANDER!M31" table:style-name="ce1">
            <text:p>0</text:p>
          </table:table-cell>
          <table:table-cell office:value-type="float" office:value="0" table:formula="msoxl:=COMMANDER!N31" table:style-name="ce1">
            <text:p>0</text:p>
          </table:table-cell>
          <table:table-cell office:value-type="string" office:string-value="T430" table:formula="msoxl:=COMMANDER!O31" table:style-name="ce1">
            <text:p>T430</text:p>
          </table:table-cell>
          <table:table-cell office:value-type="string" office:string-value="SIMPLE_TIME_SYNCHRO_ALLOWED_DIFFERENCE" table:formula="msoxl:=COMMANDER!P31" table:style-name="ce1">
            <text:p>SIMPLE_TIME_SYNCHRO_ALLOWED_DIFFERENCE</text:p>
          </table:table-cell>
          <table:table-cell office:value-type="float" office:value="100" table:formula="msoxl:=COMMANDER!Q31" table:style-name="ce1">
            <text:p>100</text:p>
          </table:table-cell>
          <table:table-cell office:value-type="float" office:value="0" table:formula="msoxl:=COMMANDER!R31" table:style-name="ce1">
            <text:p>0</text:p>
          </table:table-cell>
          <table:table-cell office:value-type="float" office:value="0" table:formula="msoxl:=COMMANDER!S31" table:style-name="ce1">
            <text:p>0</text:p>
          </table:table-cell>
          <table:table-cell office:value-type="float" office:value="0" table:formula="msoxl:=COMMANDER!T31" table:style-name="ce1">
            <text:p>0</text:p>
          </table:table-cell>
          <table:table-cell office:value-type="float" office:value="0" table:formula="msoxl:=COMMANDER!U31" table:style-name="ce1">
            <text:p>0</text:p>
          </table:table-cell>
          <table:table-cell office:value-type="float" office:value="0" table:formula="msoxl:=COMMANDER!V31" table:style-name="ce1">
            <text:p>0</text:p>
          </table:table-cell>
          <table:table-cell office:value-type="float" office:value="0" table:formula="msoxl:=COMMANDER!W31" table:style-name="ce1">
            <text:p>0</text:p>
          </table:table-cell>
          <table:table-cell office:value-type="float" office:value="0" table:formula="msoxl:=CORE_MANAGER!A31" table:style-name="ce1">
            <text:p>0</text:p>
          </table:table-cell>
          <table:table-cell office:value-type="float" office:value="0" table:formula="msoxl:=CORE_MANAGER!B31" table:style-name="ce1">
            <text:p>0</text:p>
          </table:table-cell>
          <table:table-cell office:value-type="float" office:value="0" table:formula="msoxl:=CORE_MANAGER!C31" table:style-name="ce1">
            <text:p>0</text:p>
          </table:table-cell>
          <table:table-cell office:value-type="string" office:string-value="F030" table:formula="msoxl:=CORE_MANAGER!D31" table:style-name="ce1">
            <text:p>F030</text:p>
          </table:table-cell>
          <table:table-cell office:value-type="string" office:string-value="LINKS_PARAM_MODIFIABLE DLRP  PARAMETER NAME" table:formula="msoxl:=CORE_MANAGER!E31" table:style-name="ce1">
            <text:p>LINKS_PARAM_MODIFIABLE DLRP <text:s/>PARAMETER NAME</text:p>
          </table:table-cell>
          <table:table-cell office:value-type="string" office:string-value="ACTIVATE DLRP" table:formula="msoxl:=CORE_MANAGER!F31" table:style-name="ce1">
            <text:p>ACTIVATE DLRP</text:p>
          </table:table-cell>
          <table:table-cell office:value-type="float" office:value="0" table:formula="msoxl:=CORE_SUPERVISOR!A31" table:style-name="ce1">
            <text:p>0</text:p>
          </table:table-cell>
          <table:table-cell office:value-type="float" office:value="0" table:formula="msoxl:=CORE_SUPERVISOR!B31" table:style-name="ce1">
            <text:p>0</text:p>
          </table:table-cell>
          <table:table-cell office:value-type="float" office:value="0" table:formula="msoxl:=CORE_SUPERVISOR!C31" table:style-name="ce1">
            <text:p>0</text:p>
          </table:table-cell>
          <table:table-cell office:value-type="string" office:string-value="S130" table:formula="msoxl:=CORE_SUPERVISOR!D31" table:style-name="ce1">
            <text:p>S130</text:p>
          </table:table-cell>
          <table:table-cell office:value-type="string" office:string-value="component_action_stateref" table:formula="msoxl:=CORE_SUPERVISOR!E31" table:style-name="ce1">
            <text:p>component_action_stateref</text:p>
          </table:table-cell>
          <table:table-cell office:value-type="string" office:string-value="BOOT" table:formula="msoxl:=CORE_SUPERVISOR!F31" table:style-name="ce1">
            <text:p>BOOT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32" table:style-name="ce1">
            <text:p>0</text:p>
          </table:table-cell>
          <table:table-cell office:value-type="float" office:value="0" table:formula="msoxl:=Project!B32" table:style-name="ce1">
            <text:p>0</text:p>
          </table:table-cell>
          <table:table-cell office:value-type="float" office:value="0" table:formula="msoxl:=Project!C32" table:style-name="ce1">
            <text:p>0</text:p>
          </table:table-cell>
          <table:table-cell office:value-type="float" office:value="0" table:formula="msoxl:='IP@'!A32" table:style-name="ce1">
            <text:p>0</text:p>
          </table:table-cell>
          <table:table-cell office:value-type="float" office:value="0" table:formula="msoxl:='IP@'!B32" table:style-name="ce1">
            <text:p>0</text:p>
          </table:table-cell>
          <table:table-cell office:value-type="float" office:value="0" table:formula="msoxl:='IP@'!C32" table:style-name="ce1">
            <text:p>0</text:p>
          </table:table-cell>
          <table:table-cell office:value-type="string" office:string-value="P31" table:formula="msoxl:=TCP_port!A32" table:style-name="ce1">
            <text:p>P31</text:p>
          </table:table-cell>
          <table:table-cell office:value-type="string" office:string-value="Remote_Syslog_Port" table:formula="msoxl:=TCP_port!B32" table:style-name="ce1">
            <text:p>Remote_Syslog_Port</text:p>
          </table:table-cell>
          <table:table-cell office:value-type="float" office:value="44512" table:formula="msoxl:=TCP_port!C32" table:style-name="ce1">
            <text:p>44512</text:p>
          </table:table-cell>
          <table:table-cell office:value-type="string" office:string-value="T031" table:formula="msoxl:=COMMANDER!A32" table:style-name="ce1">
            <text:p>T031</text:p>
          </table:table-cell>
          <table:table-cell office:value-type="string" office:string-value="Terminate_DLIP_Upon_ISIS_Lost" table:formula="msoxl:=COMMANDER!B32" table:style-name="ce1">
            <text:p>Terminate_DLIP_Upon_ISIS_Lost</text:p>
          </table:table-cell>
          <table:table-cell office:value-type="string" office:string-value="False" table:formula="msoxl:=COMMANDER!C32" table:style-name="ce1">
            <text:p>False</text:p>
          </table:table-cell>
          <table:table-cell office:value-type="float" office:value="0" table:formula="msoxl:=COMMANDER!E32" table:style-name="ce1">
            <text:p>0</text:p>
          </table:table-cell>
          <table:table-cell office:value-type="float" office:value="0" table:formula="msoxl:=COMMANDER!F32" table:style-name="ce1">
            <text:p>0</text:p>
          </table:table-cell>
          <table:table-cell office:value-type="float" office:value="0" table:formula="msoxl:=COMMANDER!G32" table:style-name="ce1">
            <text:p>0</text:p>
          </table:table-cell>
          <table:table-cell office:value-type="float" office:value="0" table:formula="msoxl:=COMMANDER!I32" table:style-name="ce1">
            <text:p>0</text:p>
          </table:table-cell>
          <table:table-cell office:value-type="float" office:value="0" table:formula="msoxl:=COMMANDER!J32" table:style-name="ce1">
            <text:p>0</text:p>
          </table:table-cell>
          <table:table-cell office:value-type="float" office:value="0" table:formula="msoxl:=COMMANDER!K32" table:style-name="ce1">
            <text:p>0</text:p>
          </table:table-cell>
          <table:table-cell office:value-type="float" office:value="0" table:formula="msoxl:=COMMANDER!L32" table:style-name="ce1">
            <text:p>0</text:p>
          </table:table-cell>
          <table:table-cell office:value-type="float" office:value="0" table:formula="msoxl:=COMMANDER!M32" table:style-name="ce1">
            <text:p>0</text:p>
          </table:table-cell>
          <table:table-cell office:value-type="float" office:value="0" table:formula="msoxl:=COMMANDER!N32" table:style-name="ce1">
            <text:p>0</text:p>
          </table:table-cell>
          <table:table-cell office:value-type="string" office:string-value="T431" table:formula="msoxl:=COMMANDER!O32" table:style-name="ce1">
            <text:p>T431</text:p>
          </table:table-cell>
          <table:table-cell office:value-type="string" office:string-value="SIMPLE_FREQUENCY_STATUS_CONFIGURATION" table:formula="msoxl:=COMMANDER!P32" table:style-name="ce1">
            <text:p>SIMPLE_FREQUENCY_STATUS_CONFIGURATION</text:p>
          </table:table-cell>
          <table:table-cell office:value-type="float" office:value="30" table:formula="msoxl:=COMMANDER!Q32" table:style-name="ce1">
            <text:p>30</text:p>
          </table:table-cell>
          <table:table-cell office:value-type="float" office:value="0" table:formula="msoxl:=COMMANDER!R32" table:style-name="ce1">
            <text:p>0</text:p>
          </table:table-cell>
          <table:table-cell office:value-type="float" office:value="0" table:formula="msoxl:=COMMANDER!S32" table:style-name="ce1">
            <text:p>0</text:p>
          </table:table-cell>
          <table:table-cell office:value-type="float" office:value="0" table:formula="msoxl:=COMMANDER!T32" table:style-name="ce1">
            <text:p>0</text:p>
          </table:table-cell>
          <table:table-cell office:value-type="float" office:value="0" table:formula="msoxl:=COMMANDER!U32" table:style-name="ce1">
            <text:p>0</text:p>
          </table:table-cell>
          <table:table-cell office:value-type="float" office:value="0" table:formula="msoxl:=COMMANDER!V32" table:style-name="ce1">
            <text:p>0</text:p>
          </table:table-cell>
          <table:table-cell office:value-type="float" office:value="0" table:formula="msoxl:=COMMANDER!W32" table:style-name="ce1">
            <text:p>0</text:p>
          </table:table-cell>
          <table:table-cell office:value-type="float" office:value="0" table:formula="msoxl:=CORE_MANAGER!A32" table:style-name="ce1">
            <text:p>0</text:p>
          </table:table-cell>
          <table:table-cell office:value-type="float" office:value="0" table:formula="msoxl:=CORE_MANAGER!B32" table:style-name="ce1">
            <text:p>0</text:p>
          </table:table-cell>
          <table:table-cell office:value-type="float" office:value="0" table:formula="msoxl:=CORE_MANAGER!C32" table:style-name="ce1">
            <text:p>0</text:p>
          </table:table-cell>
          <table:table-cell office:value-type="string" office:string-value="F031" table:formula="msoxl:=CORE_MANAGER!D32" table:style-name="ce1">
            <text:p>F031</text:p>
          </table:table-cell>
          <table:table-cell office:value-type="string" office:string-value="LINKS_PARAM_MODIFIABLE DLRP PARAMETER TYPE" table:formula="msoxl:=CORE_MANAGER!E32" table:style-name="ce1">
            <text:p>LINKS_PARAM_MODIFIABLE DLRP PARAMETER TYPE</text:p>
          </table:table-cell>
          <table:table-cell office:value-type="string" office:string-value="UINT_8" table:formula="msoxl:=CORE_MANAGER!F32" table:style-name="ce1">
            <text:p>UINT_8</text:p>
          </table:table-cell>
          <table:table-cell office:value-type="float" office:value="0" table:formula="msoxl:=CORE_SUPERVISOR!A32" table:style-name="ce1">
            <text:p>0</text:p>
          </table:table-cell>
          <table:table-cell office:value-type="float" office:value="0" table:formula="msoxl:=CORE_SUPERVISOR!B32" table:style-name="ce1">
            <text:p>0</text:p>
          </table:table-cell>
          <table:table-cell office:value-type="float" office:value="0" table:formula="msoxl:=CORE_SUPERVISOR!C32" table:style-name="ce1">
            <text:p>0</text:p>
          </table:table-cell>
          <table:table-cell office:value-type="string" office:string-value="S131" table:formula="msoxl:=CORE_SUPERVISOR!D32" table:style-name="ce1">
            <text:p>S131</text:p>
          </table:table-cell>
          <table:table-cell office:value-type="string" office:string-value="component_action_id" table:formula="msoxl:=CORE_SUPERVISOR!E32" table:style-name="ce1">
            <text:p>component_action_id</text:p>
          </table:table-cell>
          <table:table-cell office:value-type="string" office:string-value="stop" table:formula="msoxl:=CORE_SUPERVISOR!F32" table:style-name="ce1">
            <text:p>stop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33" table:style-name="ce1">
            <text:p>0</text:p>
          </table:table-cell>
          <table:table-cell office:value-type="float" office:value="0" table:formula="msoxl:=Project!B33" table:style-name="ce1">
            <text:p>0</text:p>
          </table:table-cell>
          <table:table-cell office:value-type="float" office:value="0" table:formula="msoxl:=Project!C33" table:style-name="ce1">
            <text:p>0</text:p>
          </table:table-cell>
          <table:table-cell office:value-type="float" office:value="0" table:formula="msoxl:='IP@'!A33" table:style-name="ce1">
            <text:p>0</text:p>
          </table:table-cell>
          <table:table-cell office:value-type="float" office:value="0" table:formula="msoxl:='IP@'!B33" table:style-name="ce1">
            <text:p>0</text:p>
          </table:table-cell>
          <table:table-cell office:value-type="float" office:value="0" table:formula="msoxl:='IP@'!C33" table:style-name="ce1">
            <text:p>0</text:p>
          </table:table-cell>
          <table:table-cell office:value-type="string" office:string-value="P32" table:formula="msoxl:=TCP_port!A33" table:style-name="ce1">
            <text:p>P32</text:p>
          </table:table-cell>
          <table:table-cell office:value-type="string" office:string-value="TcpIp_Server_Port" table:formula="msoxl:=TCP_port!B33" table:style-name="ce1">
            <text:p>TcpIp_Server_Port</text:p>
          </table:table-cell>
          <table:table-cell office:value-type="float" office:value="45555" table:formula="msoxl:=TCP_port!C33" table:style-name="ce1">
            <text:p>45555</text:p>
          </table:table-cell>
          <table:table-cell office:value-type="string" office:string-value="T032" table:formula="msoxl:=COMMANDER!A33" table:style-name="ce1">
            <text:p>T032</text:p>
          </table:table-cell>
          <table:table-cell office:value-type="string" office:string-value="SIMPLE_Synchro_Time_Timeout" table:formula="msoxl:=COMMANDER!B33" table:style-name="ce1">
            <text:p>SIMPLE_Synchro_Time_Timeout</text:p>
          </table:table-cell>
          <table:table-cell office:value-type="float" office:value="15" table:formula="msoxl:=COMMANDER!C33" table:style-name="ce1">
            <text:p>15</text:p>
          </table:table-cell>
          <table:table-cell office:value-type="float" office:value="0" table:formula="msoxl:=COMMANDER!E33" table:style-name="ce1">
            <text:p>0</text:p>
          </table:table-cell>
          <table:table-cell office:value-type="float" office:value="0" table:formula="msoxl:=COMMANDER!F33" table:style-name="ce1">
            <text:p>0</text:p>
          </table:table-cell>
          <table:table-cell office:value-type="float" office:value="0" table:formula="msoxl:=COMMANDER!G33" table:style-name="ce1">
            <text:p>0</text:p>
          </table:table-cell>
          <table:table-cell office:value-type="float" office:value="0" table:formula="msoxl:=COMMANDER!I33" table:style-name="ce1">
            <text:p>0</text:p>
          </table:table-cell>
          <table:table-cell office:value-type="float" office:value="0" table:formula="msoxl:=COMMANDER!J33" table:style-name="ce1">
            <text:p>0</text:p>
          </table:table-cell>
          <table:table-cell office:value-type="float" office:value="0" table:formula="msoxl:=COMMANDER!K33" table:style-name="ce1">
            <text:p>0</text:p>
          </table:table-cell>
          <table:table-cell office:value-type="float" office:value="0" table:formula="msoxl:=COMMANDER!L33" table:style-name="ce1">
            <text:p>0</text:p>
          </table:table-cell>
          <table:table-cell office:value-type="float" office:value="0" table:formula="msoxl:=COMMANDER!M33" table:style-name="ce1">
            <text:p>0</text:p>
          </table:table-cell>
          <table:table-cell office:value-type="float" office:value="0" table:formula="msoxl:=COMMANDER!N33" table:style-name="ce1">
            <text:p>0</text:p>
          </table:table-cell>
          <table:table-cell office:value-type="string" office:string-value="T432" table:formula="msoxl:=COMMANDER!O33" table:style-name="ce1">
            <text:p>T432</text:p>
          </table:table-cell>
          <table:table-cell office:value-type="string" office:string-value="SIMPLE_FREQUENCY_STR_TIME_SYNCHRO" table:formula="msoxl:=COMMANDER!P33" table:style-name="ce1">
            <text:p>SIMPLE_FREQUENCY_STR_TIME_SYNCHRO</text:p>
          </table:table-cell>
          <table:table-cell office:value-type="float" office:value="10" table:formula="msoxl:=COMMANDER!Q33" table:style-name="ce1">
            <text:p>10</text:p>
          </table:table-cell>
          <table:table-cell office:value-type="float" office:value="0" table:formula="msoxl:=COMMANDER!R33" table:style-name="ce1">
            <text:p>0</text:p>
          </table:table-cell>
          <table:table-cell office:value-type="float" office:value="0" table:formula="msoxl:=COMMANDER!S33" table:style-name="ce1">
            <text:p>0</text:p>
          </table:table-cell>
          <table:table-cell office:value-type="float" office:value="0" table:formula="msoxl:=COMMANDER!T33" table:style-name="ce1">
            <text:p>0</text:p>
          </table:table-cell>
          <table:table-cell office:value-type="float" office:value="0" table:formula="msoxl:=COMMANDER!U33" table:style-name="ce1">
            <text:p>0</text:p>
          </table:table-cell>
          <table:table-cell office:value-type="float" office:value="0" table:formula="msoxl:=COMMANDER!V33" table:style-name="ce1">
            <text:p>0</text:p>
          </table:table-cell>
          <table:table-cell office:value-type="float" office:value="0" table:formula="msoxl:=COMMANDER!W33" table:style-name="ce1">
            <text:p>0</text:p>
          </table:table-cell>
          <table:table-cell office:value-type="float" office:value="0" table:formula="msoxl:=CORE_MANAGER!A33" table:style-name="ce1">
            <text:p>0</text:p>
          </table:table-cell>
          <table:table-cell office:value-type="float" office:value="0" table:formula="msoxl:=CORE_MANAGER!B33" table:style-name="ce1">
            <text:p>0</text:p>
          </table:table-cell>
          <table:table-cell office:value-type="float" office:value="0" table:formula="msoxl:=CORE_MANAGER!C33" table:style-name="ce1">
            <text:p>0</text:p>
          </table:table-cell>
          <table:table-cell office:value-type="string" office:string-value="F032" table:formula="msoxl:=CORE_MANAGER!D33" table:style-name="ce1">
            <text:p>F032</text:p>
          </table:table-cell>
          <table:table-cell office:value-type="string" office:string-value="LINKS_PARAM_MODIFIABLE DLRP  PARAMETER NAME" table:formula="msoxl:=CORE_MANAGER!E33" table:style-name="ce1">
            <text:p>LINKS_PARAM_MODIFIABLE DLRP <text:s/>PARAMETER NAME</text:p>
          </table:table-cell>
          <table:table-cell office:value-type="string" office:string-value="TRANSMIT DLRP" table:formula="msoxl:=CORE_MANAGER!F33" table:style-name="ce1">
            <text:p>TRANSMIT DLRP</text:p>
          </table:table-cell>
          <table:table-cell office:value-type="float" office:value="0" table:formula="msoxl:=CORE_SUPERVISOR!A33" table:style-name="ce1">
            <text:p>0</text:p>
          </table:table-cell>
          <table:table-cell office:value-type="float" office:value="0" table:formula="msoxl:=CORE_SUPERVISOR!B33" table:style-name="ce1">
            <text:p>0</text:p>
          </table:table-cell>
          <table:table-cell office:value-type="float" office:value="0" table:formula="msoxl:=CORE_SUPERVISOR!C33" table:style-name="ce1">
            <text:p>0</text:p>
          </table:table-cell>
          <table:table-cell office:value-type="string" office:string-value="S132" table:formula="msoxl:=CORE_SUPERVISOR!D33" table:style-name="ce1">
            <text:p>S132</text:p>
          </table:table-cell>
          <table:table-cell office:value-type="string" office:string-value="component_action_script" table:formula="msoxl:=CORE_SUPERVISOR!E33" table:style-name="ce1">
            <text:p>component_action_script</text:p>
          </table:table-cell>
          <table:table-cell office:value-type="string" office:string-value="../Scripts/stop_CORE_MANAGER" table:formula="msoxl:=CORE_SUPERVISOR!F33" table:style-name="ce1">
            <text:p>../Scripts/stop_CORE_MANAGER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34" table:style-name="ce1">
            <text:p>0</text:p>
          </table:table-cell>
          <table:table-cell office:value-type="float" office:value="0" table:formula="msoxl:=Project!B34" table:style-name="ce1">
            <text:p>0</text:p>
          </table:table-cell>
          <table:table-cell office:value-type="float" office:value="0" table:formula="msoxl:=Project!C34" table:style-name="ce1">
            <text:p>0</text:p>
          </table:table-cell>
          <table:table-cell office:value-type="float" office:value="0" table:formula="msoxl:='IP@'!A34" table:style-name="ce1">
            <text:p>0</text:p>
          </table:table-cell>
          <table:table-cell office:value-type="float" office:value="0" table:formula="msoxl:='IP@'!B34" table:style-name="ce1">
            <text:p>0</text:p>
          </table:table-cell>
          <table:table-cell office:value-type="float" office:value="0" table:formula="msoxl:='IP@'!C34" table:style-name="ce1">
            <text:p>0</text:p>
          </table:table-cell>
          <table:table-cell office:value-type="string" office:string-value="P33" table:formula="msoxl:=TCP_port!A34" table:style-name="ce1">
            <text:p>P33</text:p>
          </table:table-cell>
          <table:table-cell office:value-type="string" office:string-value="INTERFACE_CONFIGURATION_1  port" table:formula="msoxl:=TCP_port!B34" table:style-name="ce1">
            <text:p>INTERFACE_CONFIGURATION_1 <text:s/>port</text:p>
          </table:table-cell>
          <table:table-cell office:value-type="float" office:value="2125" table:formula="msoxl:=TCP_port!C34" table:style-name="ce1">
            <text:p>2125</text:p>
          </table:table-cell>
          <table:table-cell office:value-type="string" office:string-value="T033" table:formula="msoxl:=COMMANDER!A34" table:style-name="ce1">
            <text:p>T033</text:p>
          </table:table-cell>
          <table:table-cell office:value-type="string" office:string-value="SIMPLE_Start_Stop_Acknowledgement_Timeout" table:formula="msoxl:=COMMANDER!B34" table:style-name="ce1">
            <text:p>SIMPLE_Start_Stop_Acknowledgement_Timeout</text:p>
          </table:table-cell>
          <table:table-cell office:value-type="float" office:value="15" table:formula="msoxl:=COMMANDER!C34" table:style-name="ce1">
            <text:p>15</text:p>
          </table:table-cell>
          <table:table-cell office:value-type="float" office:value="0" table:formula="msoxl:=COMMANDER!E34" table:style-name="ce1">
            <text:p>0</text:p>
          </table:table-cell>
          <table:table-cell office:value-type="float" office:value="0" table:formula="msoxl:=COMMANDER!F34" table:style-name="ce1">
            <text:p>0</text:p>
          </table:table-cell>
          <table:table-cell office:value-type="float" office:value="0" table:formula="msoxl:=COMMANDER!G34" table:style-name="ce1">
            <text:p>0</text:p>
          </table:table-cell>
          <table:table-cell office:value-type="float" office:value="0" table:formula="msoxl:=COMMANDER!I34" table:style-name="ce1">
            <text:p>0</text:p>
          </table:table-cell>
          <table:table-cell office:value-type="float" office:value="0" table:formula="msoxl:=COMMANDER!J34" table:style-name="ce1">
            <text:p>0</text:p>
          </table:table-cell>
          <table:table-cell office:value-type="float" office:value="0" table:formula="msoxl:=COMMANDER!K34" table:style-name="ce1">
            <text:p>0</text:p>
          </table:table-cell>
          <table:table-cell office:value-type="float" office:value="0" table:formula="msoxl:=COMMANDER!L34" table:style-name="ce1">
            <text:p>0</text:p>
          </table:table-cell>
          <table:table-cell office:value-type="float" office:value="0" table:formula="msoxl:=COMMANDER!M34" table:style-name="ce1">
            <text:p>0</text:p>
          </table:table-cell>
          <table:table-cell office:value-type="float" office:value="0" table:formula="msoxl:=COMMANDER!N34" table:style-name="ce1">
            <text:p>0</text:p>
          </table:table-cell>
          <table:table-cell office:value-type="string" office:string-value="T433" table:formula="msoxl:=COMMANDER!O34" table:style-name="ce1">
            <text:p>T433</text:p>
          </table:table-cell>
          <table:table-cell office:value-type="string" office:string-value="SIMPLE_EXERCISE_OFFSET" table:formula="msoxl:=COMMANDER!P34" table:style-name="ce1">
            <text:p>SIMPLE_EXERCISE_OFFSET</text:p>
          </table:table-cell>
          <table:table-cell office:value-type="float" office:value="0" table:formula="msoxl:=COMMANDER!Q34" table:style-name="ce1">
            <text:p>0</text:p>
          </table:table-cell>
          <table:table-cell office:value-type="float" office:value="0" table:formula="msoxl:=COMMANDER!R34" table:style-name="ce1">
            <text:p>0</text:p>
          </table:table-cell>
          <table:table-cell office:value-type="float" office:value="0" table:formula="msoxl:=COMMANDER!S34" table:style-name="ce1">
            <text:p>0</text:p>
          </table:table-cell>
          <table:table-cell office:value-type="float" office:value="0" table:formula="msoxl:=COMMANDER!T34" table:style-name="ce1">
            <text:p>0</text:p>
          </table:table-cell>
          <table:table-cell office:value-type="float" office:value="0" table:formula="msoxl:=COMMANDER!U34" table:style-name="ce1">
            <text:p>0</text:p>
          </table:table-cell>
          <table:table-cell office:value-type="float" office:value="0" table:formula="msoxl:=COMMANDER!V34" table:style-name="ce1">
            <text:p>0</text:p>
          </table:table-cell>
          <table:table-cell office:value-type="float" office:value="0" table:formula="msoxl:=COMMANDER!W34" table:style-name="ce1">
            <text:p>0</text:p>
          </table:table-cell>
          <table:table-cell office:value-type="float" office:value="0" table:formula="msoxl:=CORE_MANAGER!A34" table:style-name="ce1">
            <text:p>0</text:p>
          </table:table-cell>
          <table:table-cell office:value-type="float" office:value="0" table:formula="msoxl:=CORE_MANAGER!B34" table:style-name="ce1">
            <text:p>0</text:p>
          </table:table-cell>
          <table:table-cell office:value-type="float" office:value="0" table:formula="msoxl:=CORE_MANAGER!C34" table:style-name="ce1">
            <text:p>0</text:p>
          </table:table-cell>
          <table:table-cell office:value-type="string" office:string-value="F033" table:formula="msoxl:=CORE_MANAGER!D34" table:style-name="ce1">
            <text:p>F033</text:p>
          </table:table-cell>
          <table:table-cell office:value-type="string" office:string-value="LINKS_PARAM_MODIFIABLE DLRP PARAMETER TYPE" table:formula="msoxl:=CORE_MANAGER!E34" table:style-name="ce1">
            <text:p>LINKS_PARAM_MODIFIABLE DLRP PARAMETER TYPE</text:p>
          </table:table-cell>
          <table:table-cell office:value-type="string" office:string-value="UINT_8" table:formula="msoxl:=CORE_MANAGER!F34" table:style-name="ce1">
            <text:p>UINT_8</text:p>
          </table:table-cell>
          <table:table-cell office:value-type="float" office:value="0" table:formula="msoxl:=CORE_SUPERVISOR!A34" table:style-name="ce1">
            <text:p>0</text:p>
          </table:table-cell>
          <table:table-cell office:value-type="float" office:value="0" table:formula="msoxl:=CORE_SUPERVISOR!B34" table:style-name="ce1">
            <text:p>0</text:p>
          </table:table-cell>
          <table:table-cell office:value-type="float" office:value="0" table:formula="msoxl:=CORE_SUPERVISOR!C34" table:style-name="ce1">
            <text:p>0</text:p>
          </table:table-cell>
          <table:table-cell office:value-type="string" office:string-value="S133" table:formula="msoxl:=CORE_SUPERVISOR!D34" table:style-name="ce1">
            <text:p>S133</text:p>
          </table:table-cell>
          <table:table-cell office:value-type="string" office:string-value="component_action_stateref" table:formula="msoxl:=CORE_SUPERVISOR!E34" table:style-name="ce1">
            <text:p>component_action_stateref</text:p>
          </table:table-cell>
          <table:table-cell office:value-type="string" office:string-value="STOPPED" table:formula="msoxl:=CORE_SUPERVISOR!F34" table:style-name="ce1">
            <text:p>STOPPED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35" table:style-name="ce1">
            <text:p>0</text:p>
          </table:table-cell>
          <table:table-cell office:value-type="float" office:value="0" table:formula="msoxl:=Project!B35" table:style-name="ce1">
            <text:p>0</text:p>
          </table:table-cell>
          <table:table-cell office:value-type="float" office:value="0" table:formula="msoxl:=Project!C35" table:style-name="ce1">
            <text:p>0</text:p>
          </table:table-cell>
          <table:table-cell office:value-type="float" office:value="0" table:formula="msoxl:='IP@'!A35" table:style-name="ce1">
            <text:p>0</text:p>
          </table:table-cell>
          <table:table-cell office:value-type="float" office:value="0" table:formula="msoxl:='IP@'!B35" table:style-name="ce1">
            <text:p>0</text:p>
          </table:table-cell>
          <table:table-cell office:value-type="float" office:value="0" table:formula="msoxl:='IP@'!C35" table:style-name="ce1">
            <text:p>0</text:p>
          </table:table-cell>
          <table:table-cell office:value-type="string" office:string-value="P34" table:formula="msoxl:=TCP_port!A35" table:style-name="ce1">
            <text:p>P34</text:p>
          </table:table-cell>
          <table:table-cell office:value-type="string" office:string-value="INTERFACE_CONFIGURATION_2  port" table:formula="msoxl:=TCP_port!B35" table:style-name="ce1">
            <text:p>INTERFACE_CONFIGURATION_2 <text:s/>port</text:p>
          </table:table-cell>
          <table:table-cell office:value-type="float" office:value="14008" table:formula="msoxl:=TCP_port!C35" table:style-name="ce1">
            <text:p>14008</text:p>
          </table:table-cell>
          <table:table-cell office:value-type="string" office:string-value="T034" table:formula="msoxl:=COMMANDER!A35" table:style-name="ce1">
            <text:p>T034</text:p>
          </table:table-cell>
          <table:table-cell office:value-type="string" office:string-value="SIMPLE_Technical_Connection_Alive_Timeout" table:formula="msoxl:=COMMANDER!B35" table:style-name="ce1">
            <text:p>SIMPLE_Technical_Connection_Alive_Timeout</text:p>
          </table:table-cell>
          <table:table-cell office:value-type="float" office:value="15" table:formula="msoxl:=COMMANDER!C35" table:style-name="ce1">
            <text:p>15</text:p>
          </table:table-cell>
          <table:table-cell office:value-type="float" office:value="0" table:formula="msoxl:=COMMANDER!E35" table:style-name="ce1">
            <text:p>0</text:p>
          </table:table-cell>
          <table:table-cell office:value-type="float" office:value="0" table:formula="msoxl:=COMMANDER!F35" table:style-name="ce1">
            <text:p>0</text:p>
          </table:table-cell>
          <table:table-cell office:value-type="float" office:value="0" table:formula="msoxl:=COMMANDER!G35" table:style-name="ce1">
            <text:p>0</text:p>
          </table:table-cell>
          <table:table-cell office:value-type="float" office:value="0" table:formula="msoxl:=COMMANDER!I35" table:style-name="ce1">
            <text:p>0</text:p>
          </table:table-cell>
          <table:table-cell office:value-type="float" office:value="0" table:formula="msoxl:=COMMANDER!J35" table:style-name="ce1">
            <text:p>0</text:p>
          </table:table-cell>
          <table:table-cell office:value-type="float" office:value="0" table:formula="msoxl:=COMMANDER!K35" table:style-name="ce1">
            <text:p>0</text:p>
          </table:table-cell>
          <table:table-cell office:value-type="float" office:value="0" table:formula="msoxl:=COMMANDER!L35" table:style-name="ce1">
            <text:p>0</text:p>
          </table:table-cell>
          <table:table-cell office:value-type="float" office:value="0" table:formula="msoxl:=COMMANDER!M35" table:style-name="ce1">
            <text:p>0</text:p>
          </table:table-cell>
          <table:table-cell office:value-type="float" office:value="0" table:formula="msoxl:=COMMANDER!N35" table:style-name="ce1">
            <text:p>0</text:p>
          </table:table-cell>
          <table:table-cell office:value-type="string" office:string-value="T434" table:formula="msoxl:=COMMANDER!O35" table:style-name="ce1">
            <text:p>T434</text:p>
          </table:table-cell>
          <table:table-cell office:value-type="string" office:string-value="SIMPLE MODE MBM" table:formula="msoxl:=COMMANDER!P35" table:style-name="ce1">
            <text:p>SIMPLE MODE MBM</text:p>
          </table:table-cell>
          <table:table-cell office:value-type="string" office:string-value="YES" table:formula="msoxl:=COMMANDER!Q35" table:style-name="ce1">
            <text:p>YES</text:p>
          </table:table-cell>
          <table:table-cell office:value-type="float" office:value="0" table:formula="msoxl:=COMMANDER!R35" table:style-name="ce1">
            <text:p>0</text:p>
          </table:table-cell>
          <table:table-cell office:value-type="float" office:value="0" table:formula="msoxl:=COMMANDER!S35" table:style-name="ce1">
            <text:p>0</text:p>
          </table:table-cell>
          <table:table-cell office:value-type="float" office:value="0" table:formula="msoxl:=COMMANDER!T35" table:style-name="ce1">
            <text:p>0</text:p>
          </table:table-cell>
          <table:table-cell office:value-type="float" office:value="0" table:formula="msoxl:=COMMANDER!U35" table:style-name="ce1">
            <text:p>0</text:p>
          </table:table-cell>
          <table:table-cell office:value-type="float" office:value="0" table:formula="msoxl:=COMMANDER!V35" table:style-name="ce1">
            <text:p>0</text:p>
          </table:table-cell>
          <table:table-cell office:value-type="float" office:value="0" table:formula="msoxl:=COMMANDER!W35" table:style-name="ce1">
            <text:p>0</text:p>
          </table:table-cell>
          <table:table-cell office:value-type="float" office:value="0" table:formula="msoxl:=CORE_MANAGER!A35" table:style-name="ce1">
            <text:p>0</text:p>
          </table:table-cell>
          <table:table-cell office:value-type="float" office:value="0" table:formula="msoxl:=CORE_MANAGER!B35" table:style-name="ce1">
            <text:p>0</text:p>
          </table:table-cell>
          <table:table-cell office:value-type="float" office:value="0" table:formula="msoxl:=CORE_MANAGER!C35" table:style-name="ce1">
            <text:p>0</text:p>
          </table:table-cell>
          <table:table-cell office:value-type="string" office:string-value="F034" table:formula="msoxl:=CORE_MANAGER!D35" table:style-name="ce1">
            <text:p>F034</text:p>
          </table:table-cell>
          <table:table-cell office:value-type="string" office:string-value="LINKS_PARAM_MODIFIABLE DLRP  PARAMETER NAME" table:formula="msoxl:=CORE_MANAGER!E35" table:style-name="ce1">
            <text:p>LINKS_PARAM_MODIFIABLE DLRP <text:s/>PARAMETER NAME</text:p>
          </table:table-cell>
          <table:table-cell office:value-type="string" office:string-value="ACTIVATE CORRECTED DLRP" table:formula="msoxl:=CORE_MANAGER!F35" table:style-name="ce1">
            <text:p>ACTIVATE CORRECTED DLRP</text:p>
          </table:table-cell>
          <table:table-cell office:value-type="float" office:value="0" table:formula="msoxl:=CORE_SUPERVISOR!A35" table:style-name="ce1">
            <text:p>0</text:p>
          </table:table-cell>
          <table:table-cell office:value-type="float" office:value="0" table:formula="msoxl:=CORE_SUPERVISOR!B35" table:style-name="ce1">
            <text:p>0</text:p>
          </table:table-cell>
          <table:table-cell office:value-type="float" office:value="0" table:formula="msoxl:=CORE_SUPERVISOR!C35" table:style-name="ce1">
            <text:p>0</text:p>
          </table:table-cell>
          <table:table-cell office:value-type="string" office:string-value="S134" table:formula="msoxl:=CORE_SUPERVISOR!D35" table:style-name="ce1">
            <text:p>S134</text:p>
          </table:table-cell>
          <table:table-cell office:value-type="string" office:string-value="component_action_context" table:formula="msoxl:=CORE_SUPERVISOR!E35" table:style-name="ce1">
            <text:p>component_action_context</text:p>
          </table:table-cell>
          <table:table-cell office:value-type="string" office:string-value="stop" table:formula="msoxl:=CORE_SUPERVISOR!F35" table:style-name="ce1">
            <text:p>stop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36" table:style-name="ce1">
            <text:p>0</text:p>
          </table:table-cell>
          <table:table-cell office:value-type="float" office:value="0" table:formula="msoxl:=Project!B36" table:style-name="ce1">
            <text:p>0</text:p>
          </table:table-cell>
          <table:table-cell office:value-type="float" office:value="0" table:formula="msoxl:=Project!C36" table:style-name="ce1">
            <text:p>0</text:p>
          </table:table-cell>
          <table:table-cell office:value-type="float" office:value="0" table:formula="msoxl:='IP@'!A36" table:style-name="ce1">
            <text:p>0</text:p>
          </table:table-cell>
          <table:table-cell office:value-type="float" office:value="0" table:formula="msoxl:='IP@'!B36" table:style-name="ce1">
            <text:p>0</text:p>
          </table:table-cell>
          <table:table-cell office:value-type="float" office:value="0" table:formula="msoxl:='IP@'!C36" table:style-name="ce1">
            <text:p>0</text:p>
          </table:table-cell>
          <table:table-cell office:value-type="float" office:value="0" table:formula="msoxl:=TCP_port!A36" table:style-name="ce1">
            <text:p>0</text:p>
          </table:table-cell>
          <table:table-cell office:value-type="float" office:value="0" table:formula="msoxl:=TCP_port!B36" table:style-name="ce1">
            <text:p>0</text:p>
          </table:table-cell>
          <table:table-cell office:value-type="float" office:value="0" table:formula="msoxl:=TCP_port!C36" table:style-name="ce1">
            <text:p>0</text:p>
          </table:table-cell>
          <table:table-cell office:value-type="string" office:string-value="T035" table:formula="msoxl:=COMMANDER!A36" table:style-name="ce1">
            <text:p>T035</text:p>
          </table:table-cell>
          <table:table-cell office:value-type="string" office:string-value="Startup_Mode" table:formula="msoxl:=COMMANDER!B36" table:style-name="ce1">
            <text:p>Startup_Mode</text:p>
          </table:table-cell>
          <table:table-cell office:value-type="string" office:string-value="Single_Cold" table:formula="msoxl:=COMMANDER!C36" table:style-name="ce1">
            <text:p>Single_Cold</text:p>
          </table:table-cell>
          <table:table-cell office:value-type="float" office:value="0" table:formula="msoxl:=COMMANDER!E36" table:style-name="ce1">
            <text:p>0</text:p>
          </table:table-cell>
          <table:table-cell office:value-type="float" office:value="0" table:formula="msoxl:=COMMANDER!F36" table:style-name="ce1">
            <text:p>0</text:p>
          </table:table-cell>
          <table:table-cell office:value-type="float" office:value="0" table:formula="msoxl:=COMMANDER!G36" table:style-name="ce1">
            <text:p>0</text:p>
          </table:table-cell>
          <table:table-cell office:value-type="float" office:value="0" table:formula="msoxl:=COMMANDER!I36" table:style-name="ce1">
            <text:p>0</text:p>
          </table:table-cell>
          <table:table-cell office:value-type="float" office:value="0" table:formula="msoxl:=COMMANDER!J36" table:style-name="ce1">
            <text:p>0</text:p>
          </table:table-cell>
          <table:table-cell office:value-type="float" office:value="0" table:formula="msoxl:=COMMANDER!K36" table:style-name="ce1">
            <text:p>0</text:p>
          </table:table-cell>
          <table:table-cell office:value-type="float" office:value="0" table:formula="msoxl:=COMMANDER!L36" table:style-name="ce1">
            <text:p>0</text:p>
          </table:table-cell>
          <table:table-cell office:value-type="float" office:value="0" table:formula="msoxl:=COMMANDER!M36" table:style-name="ce1">
            <text:p>0</text:p>
          </table:table-cell>
          <table:table-cell office:value-type="float" office:value="0" table:formula="msoxl:=COMMANDER!N36" table:style-name="ce1">
            <text:p>0</text:p>
          </table:table-cell>
          <table:table-cell office:value-type="string" office:string-value="T435" table:formula="msoxl:=COMMANDER!O36" table:style-name="ce1">
            <text:p>T435</text:p>
          </table:table-cell>
          <table:table-cell office:value-type="string" office:string-value="L16_HOST_TACTICAL_PROTOCOL" table:formula="msoxl:=COMMANDER!P36" table:style-name="ce1">
            <text:p>L16_HOST_TACTICAL_PROTOCOL</text:p>
          </table:table-cell>
          <table:table-cell office:value-type="string" office:string-value="TCP_CLIENT" table:formula="msoxl:=COMMANDER!Q36" table:style-name="ce1">
            <text:p>TCP_CLIENT</text:p>
          </table:table-cell>
          <table:table-cell office:value-type="float" office:value="0" table:formula="msoxl:=COMMANDER!R36" table:style-name="ce1">
            <text:p>0</text:p>
          </table:table-cell>
          <table:table-cell office:value-type="float" office:value="0" table:formula="msoxl:=COMMANDER!S36" table:style-name="ce1">
            <text:p>0</text:p>
          </table:table-cell>
          <table:table-cell office:value-type="float" office:value="0" table:formula="msoxl:=COMMANDER!T36" table:style-name="ce1">
            <text:p>0</text:p>
          </table:table-cell>
          <table:table-cell office:value-type="float" office:value="0" table:formula="msoxl:=COMMANDER!U36" table:style-name="ce1">
            <text:p>0</text:p>
          </table:table-cell>
          <table:table-cell office:value-type="float" office:value="0" table:formula="msoxl:=COMMANDER!V36" table:style-name="ce1">
            <text:p>0</text:p>
          </table:table-cell>
          <table:table-cell office:value-type="float" office:value="0" table:formula="msoxl:=COMMANDER!W36" table:style-name="ce1">
            <text:p>0</text:p>
          </table:table-cell>
          <table:table-cell office:value-type="float" office:value="0" table:formula="msoxl:=CORE_MANAGER!A36" table:style-name="ce1">
            <text:p>0</text:p>
          </table:table-cell>
          <table:table-cell office:value-type="float" office:value="0" table:formula="msoxl:=CORE_MANAGER!B36" table:style-name="ce1">
            <text:p>0</text:p>
          </table:table-cell>
          <table:table-cell office:value-type="float" office:value="0" table:formula="msoxl:=CORE_MANAGER!C36" table:style-name="ce1">
            <text:p>0</text:p>
          </table:table-cell>
          <table:table-cell office:value-type="string" office:string-value="F035" table:formula="msoxl:=CORE_MANAGER!D36" table:style-name="ce1">
            <text:p>F035</text:p>
          </table:table-cell>
          <table:table-cell office:value-type="string" office:string-value="LINKS_PARAM_MODIFIABLE DLRP PARAMETER TYPE" table:formula="msoxl:=CORE_MANAGER!E36" table:style-name="ce1">
            <text:p>LINKS_PARAM_MODIFIABLE DLRP PARAMETER TYPE</text:p>
          </table:table-cell>
          <table:table-cell office:value-type="string" office:string-value="UINT_8" table:formula="msoxl:=CORE_MANAGER!F36" table:style-name="ce1">
            <text:p>UINT_8</text:p>
          </table:table-cell>
          <table:table-cell office:value-type="float" office:value="0" table:formula="msoxl:=CORE_SUPERVISOR!A36" table:style-name="ce1">
            <text:p>0</text:p>
          </table:table-cell>
          <table:table-cell office:value-type="float" office:value="0" table:formula="msoxl:=CORE_SUPERVISOR!B36" table:style-name="ce1">
            <text:p>0</text:p>
          </table:table-cell>
          <table:table-cell office:value-type="float" office:value="0" table:formula="msoxl:=CORE_SUPERVISOR!C36" table:style-name="ce1">
            <text:p>0</text:p>
          </table:table-cell>
          <table:table-cell office:value-type="float" office:value="0" table:formula="msoxl:=CORE_SUPERVISOR!D36" table:style-name="ce1">
            <text:p>0</text:p>
          </table:table-cell>
          <table:table-cell office:value-type="float" office:value="0" table:formula="msoxl:=CORE_SUPERVISOR!E36" table:style-name="ce1">
            <text:p>0</text:p>
          </table:table-cell>
          <table:table-cell office:value-type="float" office:value="0" table:formula="msoxl:=CORE_SUPERVISOR!F36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37" table:style-name="ce1">
            <text:p>0</text:p>
          </table:table-cell>
          <table:table-cell office:value-type="float" office:value="0" table:formula="msoxl:=Project!B37" table:style-name="ce1">
            <text:p>0</text:p>
          </table:table-cell>
          <table:table-cell office:value-type="float" office:value="0" table:formula="msoxl:=Project!C37" table:style-name="ce1">
            <text:p>0</text:p>
          </table:table-cell>
          <table:table-cell office:value-type="float" office:value="0" table:formula="msoxl:='IP@'!A37" table:style-name="ce1">
            <text:p>0</text:p>
          </table:table-cell>
          <table:table-cell office:value-type="float" office:value="0" table:formula="msoxl:='IP@'!B37" table:style-name="ce1">
            <text:p>0</text:p>
          </table:table-cell>
          <table:table-cell office:value-type="float" office:value="0" table:formula="msoxl:='IP@'!C37" table:style-name="ce1">
            <text:p>0</text:p>
          </table:table-cell>
          <table:table-cell office:value-type="float" office:value="0" table:formula="msoxl:=TCP_port!A37" table:style-name="ce1">
            <text:p>0</text:p>
          </table:table-cell>
          <table:table-cell office:value-type="float" office:value="0" table:formula="msoxl:=TCP_port!B37" table:style-name="ce1">
            <text:p>0</text:p>
          </table:table-cell>
          <table:table-cell office:value-type="float" office:value="0" table:formula="msoxl:=TCP_port!C37" table:style-name="ce1">
            <text:p>0</text:p>
          </table:table-cell>
          <table:table-cell office:value-type="string" office:string-value="T036" table:formula="msoxl:=COMMANDER!A37" table:style-name="ce1">
            <text:p>T036</text:p>
          </table:table-cell>
          <table:table-cell office:value-type="string" office:string-value="Routing_Config" table:formula="msoxl:=COMMANDER!B37" table:style-name="ce1">
            <text:p>Routing_Config</text:p>
          </table:table-cell>
          <table:table-cell office:value-type="string" office:string-value="N/A" table:formula="msoxl:=COMMANDER!C37" table:style-name="ce1">
            <text:p>N/A</text:p>
          </table:table-cell>
          <table:table-cell office:value-type="float" office:value="0" table:formula="msoxl:=COMMANDER!E37" table:style-name="ce1">
            <text:p>0</text:p>
          </table:table-cell>
          <table:table-cell office:value-type="float" office:value="0" table:formula="msoxl:=COMMANDER!F37" table:style-name="ce1">
            <text:p>0</text:p>
          </table:table-cell>
          <table:table-cell office:value-type="float" office:value="0" table:formula="msoxl:=COMMANDER!G37" table:style-name="ce1">
            <text:p>0</text:p>
          </table:table-cell>
          <table:table-cell office:value-type="float" office:value="0" table:formula="msoxl:=COMMANDER!I37" table:style-name="ce1">
            <text:p>0</text:p>
          </table:table-cell>
          <table:table-cell office:value-type="float" office:value="0" table:formula="msoxl:=COMMANDER!J37" table:style-name="ce1">
            <text:p>0</text:p>
          </table:table-cell>
          <table:table-cell office:value-type="float" office:value="0" table:formula="msoxl:=COMMANDER!K37" table:style-name="ce1">
            <text:p>0</text:p>
          </table:table-cell>
          <table:table-cell office:value-type="float" office:value="0" table:formula="msoxl:=COMMANDER!L37" table:style-name="ce1">
            <text:p>0</text:p>
          </table:table-cell>
          <table:table-cell office:value-type="float" office:value="0" table:formula="msoxl:=COMMANDER!M37" table:style-name="ce1">
            <text:p>0</text:p>
          </table:table-cell>
          <table:table-cell office:value-type="float" office:value="0" table:formula="msoxl:=COMMANDER!N37" table:style-name="ce1">
            <text:p>0</text:p>
          </table:table-cell>
          <table:table-cell office:value-type="string" office:string-value="T436" table:formula="msoxl:=COMMANDER!O37" table:style-name="ce1">
            <text:p>T436</text:p>
          </table:table-cell>
          <table:table-cell office:value-type="string" office:string-value="L16_HOST_TACTICAL_DEBUG" table:formula="msoxl:=COMMANDER!P37" table:style-name="ce1">
            <text:p>L16_HOST_TACTICAL_DEBUG</text:p>
          </table:table-cell>
          <table:table-cell office:value-type="string" office:string-value="NO" table:formula="msoxl:=COMMANDER!Q37" table:style-name="ce1">
            <text:p>NO</text:p>
          </table:table-cell>
          <table:table-cell office:value-type="float" office:value="0" table:formula="msoxl:=COMMANDER!R37" table:style-name="ce1">
            <text:p>0</text:p>
          </table:table-cell>
          <table:table-cell office:value-type="float" office:value="0" table:formula="msoxl:=COMMANDER!S37" table:style-name="ce1">
            <text:p>0</text:p>
          </table:table-cell>
          <table:table-cell office:value-type="float" office:value="0" table:formula="msoxl:=COMMANDER!T37" table:style-name="ce1">
            <text:p>0</text:p>
          </table:table-cell>
          <table:table-cell office:value-type="float" office:value="0" table:formula="msoxl:=COMMANDER!U37" table:style-name="ce1">
            <text:p>0</text:p>
          </table:table-cell>
          <table:table-cell office:value-type="float" office:value="0" table:formula="msoxl:=COMMANDER!V37" table:style-name="ce1">
            <text:p>0</text:p>
          </table:table-cell>
          <table:table-cell office:value-type="float" office:value="0" table:formula="msoxl:=COMMANDER!W37" table:style-name="ce1">
            <text:p>0</text:p>
          </table:table-cell>
          <table:table-cell office:value-type="float" office:value="0" table:formula="msoxl:=CORE_MANAGER!A37" table:style-name="ce1">
            <text:p>0</text:p>
          </table:table-cell>
          <table:table-cell office:value-type="float" office:value="0" table:formula="msoxl:=CORE_MANAGER!B37" table:style-name="ce1">
            <text:p>0</text:p>
          </table:table-cell>
          <table:table-cell office:value-type="float" office:value="0" table:formula="msoxl:=CORE_MANAGER!C37" table:style-name="ce1">
            <text:p>0</text:p>
          </table:table-cell>
          <table:table-cell office:value-type="string" office:string-value="F036" table:formula="msoxl:=CORE_MANAGER!D37" table:style-name="ce1">
            <text:p>F036</text:p>
          </table:table-cell>
          <table:table-cell office:value-type="string" office:string-value="LINKS_PARAM_MODIFIABLE POFA  PARAMETER NAME" table:formula="msoxl:=CORE_MANAGER!E37" table:style-name="ce1">
            <text:p>LINKS_PARAM_MODIFIABLE POFA <text:s/>PARAMETER NAME</text:p>
          </table:table-cell>
          <table:table-cell office:value-type="string" office:string-value="POFA ON OFF TEST" table:formula="msoxl:=CORE_MANAGER!F37" table:style-name="ce1">
            <text:p>POFA ON OFF TEST</text:p>
          </table:table-cell>
          <table:table-cell office:value-type="float" office:value="0" table:formula="msoxl:=CORE_SUPERVISOR!A37" table:style-name="ce1">
            <text:p>0</text:p>
          </table:table-cell>
          <table:table-cell office:value-type="float" office:value="0" table:formula="msoxl:=CORE_SUPERVISOR!B37" table:style-name="ce1">
            <text:p>0</text:p>
          </table:table-cell>
          <table:table-cell office:value-type="float" office:value="0" table:formula="msoxl:=CORE_SUPERVISOR!C37" table:style-name="ce1">
            <text:p>0</text:p>
          </table:table-cell>
          <table:table-cell office:value-type="float" office:value="0" table:formula="msoxl:=CORE_SUPERVISOR!D37" table:style-name="ce1">
            <text:p>0</text:p>
          </table:table-cell>
          <table:table-cell office:value-type="float" office:value="0" table:formula="msoxl:=CORE_SUPERVISOR!E37" table:style-name="ce1">
            <text:p>0</text:p>
          </table:table-cell>
          <table:table-cell office:value-type="float" office:value="0" table:formula="msoxl:=CORE_SUPERVISOR!F37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38" table:style-name="ce1">
            <text:p>0</text:p>
          </table:table-cell>
          <table:table-cell office:value-type="float" office:value="0" table:formula="msoxl:=Project!B38" table:style-name="ce1">
            <text:p>0</text:p>
          </table:table-cell>
          <table:table-cell office:value-type="float" office:value="0" table:formula="msoxl:=Project!C38" table:style-name="ce1">
            <text:p>0</text:p>
          </table:table-cell>
          <table:table-cell office:value-type="float" office:value="0" table:formula="msoxl:='IP@'!A38" table:style-name="ce1">
            <text:p>0</text:p>
          </table:table-cell>
          <table:table-cell office:value-type="float" office:value="0" table:formula="msoxl:='IP@'!B38" table:style-name="ce1">
            <text:p>0</text:p>
          </table:table-cell>
          <table:table-cell office:value-type="float" office:value="0" table:formula="msoxl:='IP@'!C38" table:style-name="ce1">
            <text:p>0</text:p>
          </table:table-cell>
          <table:table-cell office:value-type="float" office:value="0" table:formula="msoxl:=TCP_port!A38" table:style-name="ce1">
            <text:p>0</text:p>
          </table:table-cell>
          <table:table-cell office:value-type="float" office:value="0" table:formula="msoxl:=TCP_port!B38" table:style-name="ce1">
            <text:p>0</text:p>
          </table:table-cell>
          <table:table-cell office:value-type="float" office:value="0" table:formula="msoxl:=TCP_port!C38" table:style-name="ce1">
            <text:p>0</text:p>
          </table:table-cell>
          <table:table-cell office:value-type="string" office:string-value="T037" table:formula="msoxl:=COMMANDER!A38" table:style-name="ce1">
            <text:p>T037</text:p>
          </table:table-cell>
          <table:table-cell office:value-type="string" office:string-value="Route_Identifier" table:formula="msoxl:=COMMANDER!B38" table:style-name="ce1">
            <text:p>Route_Identifier</text:p>
          </table:table-cell>
          <table:table-cell office:value-type="float" office:value="100" table:formula="msoxl:=COMMANDER!C38" table:style-name="ce1">
            <text:p>100</text:p>
          </table:table-cell>
          <table:table-cell office:value-type="float" office:value="0" table:formula="msoxl:=COMMANDER!E38" table:style-name="ce1">
            <text:p>0</text:p>
          </table:table-cell>
          <table:table-cell office:value-type="float" office:value="0" table:formula="msoxl:=COMMANDER!F38" table:style-name="ce1">
            <text:p>0</text:p>
          </table:table-cell>
          <table:table-cell office:value-type="float" office:value="0" table:formula="msoxl:=COMMANDER!G38" table:style-name="ce1">
            <text:p>0</text:p>
          </table:table-cell>
          <table:table-cell office:value-type="float" office:value="0" table:formula="msoxl:=COMMANDER!I38" table:style-name="ce1">
            <text:p>0</text:p>
          </table:table-cell>
          <table:table-cell office:value-type="float" office:value="0" table:formula="msoxl:=COMMANDER!J38" table:style-name="ce1">
            <text:p>0</text:p>
          </table:table-cell>
          <table:table-cell office:value-type="float" office:value="0" table:formula="msoxl:=COMMANDER!K38" table:style-name="ce1">
            <text:p>0</text:p>
          </table:table-cell>
          <table:table-cell office:value-type="float" office:value="0" table:formula="msoxl:=COMMANDER!L38" table:style-name="ce1">
            <text:p>0</text:p>
          </table:table-cell>
          <table:table-cell office:value-type="float" office:value="0" table:formula="msoxl:=COMMANDER!M38" table:style-name="ce1">
            <text:p>0</text:p>
          </table:table-cell>
          <table:table-cell office:value-type="float" office:value="0" table:formula="msoxl:=COMMANDER!N38" table:style-name="ce1">
            <text:p>0</text:p>
          </table:table-cell>
          <table:table-cell office:value-type="string" office:string-value="T437" table:formula="msoxl:=COMMANDER!O38" table:style-name="ce1">
            <text:p>T437</text:p>
          </table:table-cell>
          <table:table-cell office:value-type="string" office:string-value="L16_HOST_CONNECTION_TIMEOUT" table:formula="msoxl:=COMMANDER!P38" table:style-name="ce1">
            <text:p>L16_HOST_CONNECTION_TIMEOUT</text:p>
          </table:table-cell>
          <table:table-cell office:value-type="float" office:value="1000" table:formula="msoxl:=COMMANDER!Q38" table:style-name="ce1">
            <text:p>1000</text:p>
          </table:table-cell>
          <table:table-cell office:value-type="float" office:value="0" table:formula="msoxl:=COMMANDER!R38" table:style-name="ce1">
            <text:p>0</text:p>
          </table:table-cell>
          <table:table-cell office:value-type="float" office:value="0" table:formula="msoxl:=COMMANDER!S38" table:style-name="ce1">
            <text:p>0</text:p>
          </table:table-cell>
          <table:table-cell office:value-type="float" office:value="0" table:formula="msoxl:=COMMANDER!T38" table:style-name="ce1">
            <text:p>0</text:p>
          </table:table-cell>
          <table:table-cell office:value-type="float" office:value="0" table:formula="msoxl:=COMMANDER!U38" table:style-name="ce1">
            <text:p>0</text:p>
          </table:table-cell>
          <table:table-cell office:value-type="float" office:value="0" table:formula="msoxl:=COMMANDER!V38" table:style-name="ce1">
            <text:p>0</text:p>
          </table:table-cell>
          <table:table-cell office:value-type="float" office:value="0" table:formula="msoxl:=COMMANDER!W38" table:style-name="ce1">
            <text:p>0</text:p>
          </table:table-cell>
          <table:table-cell office:value-type="float" office:value="0" table:formula="msoxl:=CORE_MANAGER!A38" table:style-name="ce1">
            <text:p>0</text:p>
          </table:table-cell>
          <table:table-cell office:value-type="float" office:value="0" table:formula="msoxl:=CORE_MANAGER!B38" table:style-name="ce1">
            <text:p>0</text:p>
          </table:table-cell>
          <table:table-cell office:value-type="float" office:value="0" table:formula="msoxl:=CORE_MANAGER!C38" table:style-name="ce1">
            <text:p>0</text:p>
          </table:table-cell>
          <table:table-cell office:value-type="string" office:string-value="F037" table:formula="msoxl:=CORE_MANAGER!D38" table:style-name="ce1">
            <text:p>F037</text:p>
          </table:table-cell>
          <table:table-cell office:value-type="string" office:string-value="LINKS_PARAM_MODIFIABLE POFA PARAMETER TYPE" table:formula="msoxl:=CORE_MANAGER!E38" table:style-name="ce1">
            <text:p>LINKS_PARAM_MODIFIABLE POFA PARAMETER TYPE</text:p>
          </table:table-cell>
          <table:table-cell office:value-type="string" office:string-value="CODED" table:formula="msoxl:=CORE_MANAGER!F38" table:style-name="ce1">
            <text:p>CODED</text:p>
          </table:table-cell>
          <table:table-cell office:value-type="float" office:value="0" table:formula="msoxl:=CORE_SUPERVISOR!A38" table:style-name="ce1">
            <text:p>0</text:p>
          </table:table-cell>
          <table:table-cell office:value-type="float" office:value="0" table:formula="msoxl:=CORE_SUPERVISOR!B38" table:style-name="ce1">
            <text:p>0</text:p>
          </table:table-cell>
          <table:table-cell office:value-type="float" office:value="0" table:formula="msoxl:=CORE_SUPERVISOR!C38" table:style-name="ce1">
            <text:p>0</text:p>
          </table:table-cell>
          <table:table-cell office:value-type="float" office:value="0" table:formula="msoxl:=CORE_SUPERVISOR!D38" table:style-name="ce1">
            <text:p>0</text:p>
          </table:table-cell>
          <table:table-cell office:value-type="float" office:value="0" table:formula="msoxl:=CORE_SUPERVISOR!E38" table:style-name="ce1">
            <text:p>0</text:p>
          </table:table-cell>
          <table:table-cell office:value-type="float" office:value="0" table:formula="msoxl:=CORE_SUPERVISOR!F38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39" table:style-name="ce1">
            <text:p>0</text:p>
          </table:table-cell>
          <table:table-cell office:value-type="float" office:value="0" table:formula="msoxl:=Project!B39" table:style-name="ce1">
            <text:p>0</text:p>
          </table:table-cell>
          <table:table-cell office:value-type="float" office:value="0" table:formula="msoxl:=Project!C39" table:style-name="ce1">
            <text:p>0</text:p>
          </table:table-cell>
          <table:table-cell office:value-type="float" office:value="0" table:formula="msoxl:='IP@'!A39" table:style-name="ce1">
            <text:p>0</text:p>
          </table:table-cell>
          <table:table-cell office:value-type="float" office:value="0" table:formula="msoxl:='IP@'!B39" table:style-name="ce1">
            <text:p>0</text:p>
          </table:table-cell>
          <table:table-cell office:value-type="float" office:value="0" table:formula="msoxl:='IP@'!C39" table:style-name="ce1">
            <text:p>0</text:p>
          </table:table-cell>
          <table:table-cell office:value-type="float" office:value="0" table:formula="msoxl:=TCP_port!A39" table:style-name="ce1">
            <text:p>0</text:p>
          </table:table-cell>
          <table:table-cell office:value-type="float" office:value="0" table:formula="msoxl:=TCP_port!B39" table:style-name="ce1">
            <text:p>0</text:p>
          </table:table-cell>
          <table:table-cell office:value-type="float" office:value="0" table:formula="msoxl:=TCP_port!C39" table:style-name="ce1">
            <text:p>0</text:p>
          </table:table-cell>
          <table:table-cell office:value-type="string" office:string-value="T038" table:formula="msoxl:=COMMANDER!A39" table:style-name="ce1">
            <text:p>T038</text:p>
          </table:table-cell>
          <table:table-cell office:value-type="string" office:string-value="Switchover_Timeout" table:formula="msoxl:=COMMANDER!B39" table:style-name="ce1">
            <text:p>Switchover_Timeout</text:p>
          </table:table-cell>
          <table:table-cell office:value-type="string" office:string-value="6.0" table:formula="msoxl:=COMMANDER!C39" table:style-name="ce1">
            <text:p>6.0</text:p>
          </table:table-cell>
          <table:table-cell office:value-type="float" office:value="0" table:formula="msoxl:=COMMANDER!E39" table:style-name="ce1">
            <text:p>0</text:p>
          </table:table-cell>
          <table:table-cell office:value-type="float" office:value="0" table:formula="msoxl:=COMMANDER!F39" table:style-name="ce1">
            <text:p>0</text:p>
          </table:table-cell>
          <table:table-cell office:value-type="float" office:value="0" table:formula="msoxl:=COMMANDER!G39" table:style-name="ce1">
            <text:p>0</text:p>
          </table:table-cell>
          <table:table-cell office:value-type="float" office:value="0" table:formula="msoxl:=COMMANDER!I39" table:style-name="ce1">
            <text:p>0</text:p>
          </table:table-cell>
          <table:table-cell office:value-type="float" office:value="0" table:formula="msoxl:=COMMANDER!J39" table:style-name="ce1">
            <text:p>0</text:p>
          </table:table-cell>
          <table:table-cell office:value-type="float" office:value="0" table:formula="msoxl:=COMMANDER!K39" table:style-name="ce1">
            <text:p>0</text:p>
          </table:table-cell>
          <table:table-cell office:value-type="float" office:value="0" table:formula="msoxl:=COMMANDER!L39" table:style-name="ce1">
            <text:p>0</text:p>
          </table:table-cell>
          <table:table-cell office:value-type="float" office:value="0" table:formula="msoxl:=COMMANDER!M39" table:style-name="ce1">
            <text:p>0</text:p>
          </table:table-cell>
          <table:table-cell office:value-type="float" office:value="0" table:formula="msoxl:=COMMANDER!N39" table:style-name="ce1">
            <text:p>0</text:p>
          </table:table-cell>
          <table:table-cell office:value-type="string" office:string-value="T438" table:formula="msoxl:=COMMANDER!O39" table:style-name="ce1">
            <text:p>T438</text:p>
          </table:table-cell>
          <table:table-cell office:value-type="string" office:string-value="L16_HOST_CONNECTION_MAX_ERRORS" table:formula="msoxl:=COMMANDER!P39" table:style-name="ce1">
            <text:p>L16_HOST_CONNECTION_MAX_ERRORS</text:p>
          </table:table-cell>
          <table:table-cell office:value-type="float" office:value="10000" table:formula="msoxl:=COMMANDER!Q39" table:style-name="ce1">
            <text:p>10000</text:p>
          </table:table-cell>
          <table:table-cell office:value-type="float" office:value="0" table:formula="msoxl:=COMMANDER!R39" table:style-name="ce1">
            <text:p>0</text:p>
          </table:table-cell>
          <table:table-cell office:value-type="float" office:value="0" table:formula="msoxl:=COMMANDER!S39" table:style-name="ce1">
            <text:p>0</text:p>
          </table:table-cell>
          <table:table-cell office:value-type="float" office:value="0" table:formula="msoxl:=COMMANDER!T39" table:style-name="ce1">
            <text:p>0</text:p>
          </table:table-cell>
          <table:table-cell office:value-type="float" office:value="0" table:formula="msoxl:=COMMANDER!U39" table:style-name="ce1">
            <text:p>0</text:p>
          </table:table-cell>
          <table:table-cell office:value-type="float" office:value="0" table:formula="msoxl:=COMMANDER!V39" table:style-name="ce1">
            <text:p>0</text:p>
          </table:table-cell>
          <table:table-cell office:value-type="float" office:value="0" table:formula="msoxl:=COMMANDER!W39" table:style-name="ce1">
            <text:p>0</text:p>
          </table:table-cell>
          <table:table-cell office:value-type="float" office:value="0" table:formula="msoxl:=CORE_MANAGER!A39" table:style-name="ce1">
            <text:p>0</text:p>
          </table:table-cell>
          <table:table-cell office:value-type="float" office:value="0" table:formula="msoxl:=CORE_MANAGER!B39" table:style-name="ce1">
            <text:p>0</text:p>
          </table:table-cell>
          <table:table-cell office:value-type="float" office:value="0" table:formula="msoxl:=CORE_MANAGER!C39" table:style-name="ce1">
            <text:p>0</text:p>
          </table:table-cell>
          <table:table-cell office:value-type="string" office:string-value="F038" table:formula="msoxl:=CORE_MANAGER!D39" table:style-name="ce1">
            <text:p>F038</text:p>
          </table:table-cell>
          <table:table-cell office:value-type="string" office:string-value="LINKS_PARAM_MODIFIABLE POFA PARAMETER VALUES" table:formula="msoxl:=CORE_MANAGER!E39" table:style-name="ce1">
            <text:p>LINKS_PARAM_MODIFIABLE POFA PARAMETER VALUES</text:p>
          </table:table-cell>
          <table:table-cell office:value-type="string" office:string-value="0:ON§1:OFF" table:formula="msoxl:=CORE_MANAGER!F39" table:style-name="ce1">
            <text:p>0:ON§1:OFF</text:p>
          </table:table-cell>
          <table:table-cell office:value-type="float" office:value="0" table:formula="msoxl:=CORE_SUPERVISOR!A39" table:style-name="ce1">
            <text:p>0</text:p>
          </table:table-cell>
          <table:table-cell office:value-type="float" office:value="0" table:formula="msoxl:=CORE_SUPERVISOR!B39" table:style-name="ce1">
            <text:p>0</text:p>
          </table:table-cell>
          <table:table-cell office:value-type="float" office:value="0" table:formula="msoxl:=CORE_SUPERVISOR!C39" table:style-name="ce1">
            <text:p>0</text:p>
          </table:table-cell>
          <table:table-cell office:value-type="float" office:value="0" table:formula="msoxl:=CORE_SUPERVISOR!D39" table:style-name="ce1">
            <text:p>0</text:p>
          </table:table-cell>
          <table:table-cell office:value-type="float" office:value="0" table:formula="msoxl:=CORE_SUPERVISOR!E39" table:style-name="ce1">
            <text:p>0</text:p>
          </table:table-cell>
          <table:table-cell office:value-type="float" office:value="0" table:formula="msoxl:=CORE_SUPERVISOR!F39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40" table:style-name="ce1">
            <text:p>0</text:p>
          </table:table-cell>
          <table:table-cell office:value-type="float" office:value="0" table:formula="msoxl:=Project!B40" table:style-name="ce1">
            <text:p>0</text:p>
          </table:table-cell>
          <table:table-cell office:value-type="float" office:value="0" table:formula="msoxl:=Project!C40" table:style-name="ce1">
            <text:p>0</text:p>
          </table:table-cell>
          <table:table-cell office:value-type="float" office:value="0" table:formula="msoxl:='IP@'!A40" table:style-name="ce1">
            <text:p>0</text:p>
          </table:table-cell>
          <table:table-cell office:value-type="float" office:value="0" table:formula="msoxl:='IP@'!B40" table:style-name="ce1">
            <text:p>0</text:p>
          </table:table-cell>
          <table:table-cell office:value-type="float" office:value="0" table:formula="msoxl:='IP@'!C40" table:style-name="ce1">
            <text:p>0</text:p>
          </table:table-cell>
          <table:table-cell office:value-type="float" office:value="0" table:formula="msoxl:=TCP_port!A40" table:style-name="ce1">
            <text:p>0</text:p>
          </table:table-cell>
          <table:table-cell office:value-type="float" office:value="0" table:formula="msoxl:=TCP_port!B40" table:style-name="ce1">
            <text:p>0</text:p>
          </table:table-cell>
          <table:table-cell office:value-type="float" office:value="0" table:formula="msoxl:=TCP_port!C40" table:style-name="ce1">
            <text:p>0</text:p>
          </table:table-cell>
          <table:table-cell office:value-type="string" office:string-value="T039" table:formula="msoxl:=COMMANDER!A40" table:style-name="ce1">
            <text:p>T039</text:p>
          </table:table-cell>
          <table:table-cell office:value-type="string" office:string-value="DLP_Routing_Mode" table:formula="msoxl:=COMMANDER!B40" table:style-name="ce1">
            <text:p>DLP_Routing_Mode</text:p>
          </table:table-cell>
          <table:table-cell office:value-type="string" office:string-value="Auto_Configuration" table:formula="msoxl:=COMMANDER!C40" table:style-name="ce1">
            <text:p>Auto_Configuration</text:p>
          </table:table-cell>
          <table:table-cell office:value-type="float" office:value="0" table:formula="msoxl:=COMMANDER!E40" table:style-name="ce1">
            <text:p>0</text:p>
          </table:table-cell>
          <table:table-cell office:value-type="float" office:value="0" table:formula="msoxl:=COMMANDER!F40" table:style-name="ce1">
            <text:p>0</text:p>
          </table:table-cell>
          <table:table-cell office:value-type="float" office:value="0" table:formula="msoxl:=COMMANDER!G40" table:style-name="ce1">
            <text:p>0</text:p>
          </table:table-cell>
          <table:table-cell office:value-type="float" office:value="0" table:formula="msoxl:=COMMANDER!I40" table:style-name="ce1">
            <text:p>0</text:p>
          </table:table-cell>
          <table:table-cell office:value-type="float" office:value="0" table:formula="msoxl:=COMMANDER!J40" table:style-name="ce1">
            <text:p>0</text:p>
          </table:table-cell>
          <table:table-cell office:value-type="float" office:value="0" table:formula="msoxl:=COMMANDER!K40" table:style-name="ce1">
            <text:p>0</text:p>
          </table:table-cell>
          <table:table-cell office:value-type="float" office:value="0" table:formula="msoxl:=COMMANDER!L40" table:style-name="ce1">
            <text:p>0</text:p>
          </table:table-cell>
          <table:table-cell office:value-type="float" office:value="0" table:formula="msoxl:=COMMANDER!M40" table:style-name="ce1">
            <text:p>0</text:p>
          </table:table-cell>
          <table:table-cell office:value-type="float" office:value="0" table:formula="msoxl:=COMMANDER!N40" table:style-name="ce1">
            <text:p>0</text:p>
          </table:table-cell>
          <table:table-cell office:value-type="string" office:string-value="T439" table:formula="msoxl:=COMMANDER!O40" table:style-name="ce1">
            <text:p>T439</text:p>
          </table:table-cell>
          <table:table-cell office:value-type="string" office:string-value="L11_HOST_TACTICAL_PROTOCOL" table:formula="msoxl:=COMMANDER!P40" table:style-name="ce1">
            <text:p>L11_HOST_TACTICAL_PROTOCOL</text:p>
          </table:table-cell>
          <table:table-cell office:value-type="string" office:string-value="TCP_SEVER" table:formula="msoxl:=COMMANDER!Q40" table:style-name="ce1">
            <text:p>TCP_SEVER</text:p>
          </table:table-cell>
          <table:table-cell office:value-type="float" office:value="0" table:formula="msoxl:=COMMANDER!R40" table:style-name="ce1">
            <text:p>0</text:p>
          </table:table-cell>
          <table:table-cell office:value-type="float" office:value="0" table:formula="msoxl:=COMMANDER!S40" table:style-name="ce1">
            <text:p>0</text:p>
          </table:table-cell>
          <table:table-cell office:value-type="float" office:value="0" table:formula="msoxl:=COMMANDER!T40" table:style-name="ce1">
            <text:p>0</text:p>
          </table:table-cell>
          <table:table-cell office:value-type="float" office:value="0" table:formula="msoxl:=COMMANDER!U40" table:style-name="ce1">
            <text:p>0</text:p>
          </table:table-cell>
          <table:table-cell office:value-type="float" office:value="0" table:formula="msoxl:=COMMANDER!V40" table:style-name="ce1">
            <text:p>0</text:p>
          </table:table-cell>
          <table:table-cell office:value-type="float" office:value="0" table:formula="msoxl:=COMMANDER!W40" table:style-name="ce1">
            <text:p>0</text:p>
          </table:table-cell>
          <table:table-cell office:value-type="float" office:value="0" table:formula="msoxl:=CORE_MANAGER!A40" table:style-name="ce1">
            <text:p>0</text:p>
          </table:table-cell>
          <table:table-cell office:value-type="float" office:value="0" table:formula="msoxl:=CORE_MANAGER!B40" table:style-name="ce1">
            <text:p>0</text:p>
          </table:table-cell>
          <table:table-cell office:value-type="float" office:value="0" table:formula="msoxl:=CORE_MANAGER!C40" table:style-name="ce1">
            <text:p>0</text:p>
          </table:table-cell>
          <table:table-cell office:value-type="string" office:string-value="F039" table:formula="msoxl:=CORE_MANAGER!D40" table:style-name="ce1">
            <text:p>F039</text:p>
          </table:table-cell>
          <table:table-cell office:value-type="string" office:string-value="LINKS_PARAM_MONITOR LINK NAMES" table:formula="msoxl:=CORE_MANAGER!E40" table:style-name="ce1">
            <text:p>LINKS_PARAM_MONITOR LINK NAMES</text:p>
          </table:table-cell>
          <table:table-cell office:value-type="string" office:string-value="L11" table:formula="msoxl:=CORE_MANAGER!F40" table:style-name="ce1">
            <text:p>L11</text:p>
          </table:table-cell>
          <table:table-cell office:value-type="float" office:value="0" table:formula="msoxl:=CORE_SUPERVISOR!A40" table:style-name="ce1">
            <text:p>0</text:p>
          </table:table-cell>
          <table:table-cell office:value-type="float" office:value="0" table:formula="msoxl:=CORE_SUPERVISOR!B40" table:style-name="ce1">
            <text:p>0</text:p>
          </table:table-cell>
          <table:table-cell office:value-type="float" office:value="0" table:formula="msoxl:=CORE_SUPERVISOR!C40" table:style-name="ce1">
            <text:p>0</text:p>
          </table:table-cell>
          <table:table-cell office:value-type="float" office:value="0" table:formula="msoxl:=CORE_SUPERVISOR!D40" table:style-name="ce1">
            <text:p>0</text:p>
          </table:table-cell>
          <table:table-cell office:value-type="float" office:value="0" table:formula="msoxl:=CORE_SUPERVISOR!E40" table:style-name="ce1">
            <text:p>0</text:p>
          </table:table-cell>
          <table:table-cell office:value-type="float" office:value="0" table:formula="msoxl:=CORE_SUPERVISOR!F40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41" table:style-name="ce1">
            <text:p>0</text:p>
          </table:table-cell>
          <table:table-cell office:value-type="float" office:value="0" table:formula="msoxl:=Project!B41" table:style-name="ce1">
            <text:p>0</text:p>
          </table:table-cell>
          <table:table-cell office:value-type="float" office:value="0" table:formula="msoxl:=Project!C41" table:style-name="ce1">
            <text:p>0</text:p>
          </table:table-cell>
          <table:table-cell office:value-type="float" office:value="0" table:formula="msoxl:='IP@'!A41" table:style-name="ce1">
            <text:p>0</text:p>
          </table:table-cell>
          <table:table-cell office:value-type="float" office:value="0" table:formula="msoxl:='IP@'!B41" table:style-name="ce1">
            <text:p>0</text:p>
          </table:table-cell>
          <table:table-cell office:value-type="float" office:value="0" table:formula="msoxl:='IP@'!C41" table:style-name="ce1">
            <text:p>0</text:p>
          </table:table-cell>
          <table:table-cell office:value-type="float" office:value="0" table:formula="msoxl:=TCP_port!A41" table:style-name="ce1">
            <text:p>0</text:p>
          </table:table-cell>
          <table:table-cell office:value-type="float" office:value="0" table:formula="msoxl:=TCP_port!B41" table:style-name="ce1">
            <text:p>0</text:p>
          </table:table-cell>
          <table:table-cell office:value-type="float" office:value="0" table:formula="msoxl:=TCP_port!C41" table:style-name="ce1">
            <text:p>0</text:p>
          </table:table-cell>
          <table:table-cell office:value-type="string" office:string-value="T040" table:formula="msoxl:=COMMANDER!A41" table:style-name="ce1">
            <text:p>T040</text:p>
          </table:table-cell>
          <table:table-cell office:value-type="string" office:string-value="Recording_Files_Max_Count" table:formula="msoxl:=COMMANDER!B41" table:style-name="ce1">
            <text:p>Recording_Files_Max_Count</text:p>
          </table:table-cell>
          <table:table-cell office:value-type="string" office:string-value="N/A" table:formula="msoxl:=COMMANDER!C41" table:style-name="ce1">
            <text:p>N/A</text:p>
          </table:table-cell>
          <table:table-cell office:value-type="float" office:value="0" table:formula="msoxl:=COMMANDER!E41" table:style-name="ce1">
            <text:p>0</text:p>
          </table:table-cell>
          <table:table-cell office:value-type="float" office:value="0" table:formula="msoxl:=COMMANDER!F41" table:style-name="ce1">
            <text:p>0</text:p>
          </table:table-cell>
          <table:table-cell office:value-type="float" office:value="0" table:formula="msoxl:=COMMANDER!G41" table:style-name="ce1">
            <text:p>0</text:p>
          </table:table-cell>
          <table:table-cell office:value-type="float" office:value="0" table:formula="msoxl:=COMMANDER!I41" table:style-name="ce1">
            <text:p>0</text:p>
          </table:table-cell>
          <table:table-cell office:value-type="float" office:value="0" table:formula="msoxl:=COMMANDER!J41" table:style-name="ce1">
            <text:p>0</text:p>
          </table:table-cell>
          <table:table-cell office:value-type="float" office:value="0" table:formula="msoxl:=COMMANDER!K41" table:style-name="ce1">
            <text:p>0</text:p>
          </table:table-cell>
          <table:table-cell office:value-type="float" office:value="0" table:formula="msoxl:=COMMANDER!L41" table:style-name="ce1">
            <text:p>0</text:p>
          </table:table-cell>
          <table:table-cell office:value-type="float" office:value="0" table:formula="msoxl:=COMMANDER!M41" table:style-name="ce1">
            <text:p>0</text:p>
          </table:table-cell>
          <table:table-cell office:value-type="float" office:value="0" table:formula="msoxl:=COMMANDER!N41" table:style-name="ce1">
            <text:p>0</text:p>
          </table:table-cell>
          <table:table-cell office:value-type="string" office:string-value="T440" table:formula="msoxl:=COMMANDER!O41" table:style-name="ce1">
            <text:p>T440</text:p>
          </table:table-cell>
          <table:table-cell office:value-type="string" office:string-value="L11_HOST_TACTICAL_DEBUG" table:formula="msoxl:=COMMANDER!P41" table:style-name="ce1">
            <text:p>L11_HOST_TACTICAL_DEBUG</text:p>
          </table:table-cell>
          <table:table-cell office:value-type="string" office:string-value="NO" table:formula="msoxl:=COMMANDER!Q41" table:style-name="ce1">
            <text:p>NO</text:p>
          </table:table-cell>
          <table:table-cell office:value-type="float" office:value="0" table:formula="msoxl:=COMMANDER!R41" table:style-name="ce1">
            <text:p>0</text:p>
          </table:table-cell>
          <table:table-cell office:value-type="float" office:value="0" table:formula="msoxl:=COMMANDER!S41" table:style-name="ce1">
            <text:p>0</text:p>
          </table:table-cell>
          <table:table-cell office:value-type="float" office:value="0" table:formula="msoxl:=COMMANDER!T41" table:style-name="ce1">
            <text:p>0</text:p>
          </table:table-cell>
          <table:table-cell office:value-type="float" office:value="0" table:formula="msoxl:=COMMANDER!U41" table:style-name="ce1">
            <text:p>0</text:p>
          </table:table-cell>
          <table:table-cell office:value-type="float" office:value="0" table:formula="msoxl:=COMMANDER!V41" table:style-name="ce1">
            <text:p>0</text:p>
          </table:table-cell>
          <table:table-cell office:value-type="float" office:value="0" table:formula="msoxl:=COMMANDER!W41" table:style-name="ce1">
            <text:p>0</text:p>
          </table:table-cell>
          <table:table-cell office:value-type="float" office:value="0" table:formula="msoxl:=CORE_MANAGER!A41" table:style-name="ce1">
            <text:p>0</text:p>
          </table:table-cell>
          <table:table-cell office:value-type="float" office:value="0" table:formula="msoxl:=CORE_MANAGER!B41" table:style-name="ce1">
            <text:p>0</text:p>
          </table:table-cell>
          <table:table-cell office:value-type="float" office:value="0" table:formula="msoxl:=CORE_MANAGER!C41" table:style-name="ce1">
            <text:p>0</text:p>
          </table:table-cell>
          <table:table-cell office:value-type="string" office:string-value="F040" table:formula="msoxl:=CORE_MANAGER!D41" table:style-name="ce1">
            <text:p>F040</text:p>
          </table:table-cell>
          <table:table-cell office:value-type="string" office:string-value="LINKS_PARAM_MONITOR ID PARAMETER NAMES" table:formula="msoxl:=CORE_MANAGER!E41" table:style-name="ce1">
            <text:p>LINKS_PARAM_MONITOR ID PARAMETER NAMES</text:p>
          </table:table-cell>
          <table:table-cell office:value-type="string" office:string-value="OWN PLATFORM LINK TN" table:formula="msoxl:=CORE_MANAGER!F41" table:style-name="ce1">
            <text:p>OWN PLATFORM LINK TN</text:p>
          </table:table-cell>
          <table:table-cell office:value-type="float" office:value="0" table:formula="msoxl:=CORE_SUPERVISOR!A41" table:style-name="ce1">
            <text:p>0</text:p>
          </table:table-cell>
          <table:table-cell office:value-type="float" office:value="0" table:formula="msoxl:=CORE_SUPERVISOR!B41" table:style-name="ce1">
            <text:p>0</text:p>
          </table:table-cell>
          <table:table-cell office:value-type="float" office:value="0" table:formula="msoxl:=CORE_SUPERVISOR!C41" table:style-name="ce1">
            <text:p>0</text:p>
          </table:table-cell>
          <table:table-cell office:value-type="float" office:value="0" table:formula="msoxl:=CORE_SUPERVISOR!D41" table:style-name="ce1">
            <text:p>0</text:p>
          </table:table-cell>
          <table:table-cell office:value-type="float" office:value="0" table:formula="msoxl:=CORE_SUPERVISOR!E41" table:style-name="ce1">
            <text:p>0</text:p>
          </table:table-cell>
          <table:table-cell office:value-type="float" office:value="0" table:formula="msoxl:=CORE_SUPERVISOR!F41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42" table:style-name="ce1">
            <text:p>0</text:p>
          </table:table-cell>
          <table:table-cell office:value-type="float" office:value="0" table:formula="msoxl:=Project!B42" table:style-name="ce1">
            <text:p>0</text:p>
          </table:table-cell>
          <table:table-cell office:value-type="float" office:value="0" table:formula="msoxl:=Project!C42" table:style-name="ce1">
            <text:p>0</text:p>
          </table:table-cell>
          <table:table-cell office:value-type="float" office:value="0" table:formula="msoxl:='IP@'!A42" table:style-name="ce1">
            <text:p>0</text:p>
          </table:table-cell>
          <table:table-cell office:value-type="float" office:value="0" table:formula="msoxl:='IP@'!B42" table:style-name="ce1">
            <text:p>0</text:p>
          </table:table-cell>
          <table:table-cell office:value-type="float" office:value="0" table:formula="msoxl:='IP@'!C42" table:style-name="ce1">
            <text:p>0</text:p>
          </table:table-cell>
          <table:table-cell office:value-type="float" office:value="0" table:formula="msoxl:=TCP_port!A42" table:style-name="ce1">
            <text:p>0</text:p>
          </table:table-cell>
          <table:table-cell office:value-type="float" office:value="0" table:formula="msoxl:=TCP_port!B42" table:style-name="ce1">
            <text:p>0</text:p>
          </table:table-cell>
          <table:table-cell office:value-type="float" office:value="0" table:formula="msoxl:=TCP_port!C42" table:style-name="ce1">
            <text:p>0</text:p>
          </table:table-cell>
          <table:table-cell office:value-type="string" office:string-value="T041" table:formula="msoxl:=COMMANDER!A42" table:style-name="ce1">
            <text:p>T041</text:p>
          </table:table-cell>
          <table:table-cell office:value-type="string" office:string-value="Recording_File_Max_Size" table:formula="msoxl:=COMMANDER!B42" table:style-name="ce1">
            <text:p>Recording_File_Max_Size</text:p>
          </table:table-cell>
          <table:table-cell office:value-type="string" office:string-value="N/A" table:formula="msoxl:=COMMANDER!C42" table:style-name="ce1">
            <text:p>N/A</text:p>
          </table:table-cell>
          <table:table-cell office:value-type="float" office:value="0" table:formula="msoxl:=COMMANDER!E42" table:style-name="ce1">
            <text:p>0</text:p>
          </table:table-cell>
          <table:table-cell office:value-type="float" office:value="0" table:formula="msoxl:=COMMANDER!F42" table:style-name="ce1">
            <text:p>0</text:p>
          </table:table-cell>
          <table:table-cell office:value-type="float" office:value="0" table:formula="msoxl:=COMMANDER!G42" table:style-name="ce1">
            <text:p>0</text:p>
          </table:table-cell>
          <table:table-cell office:value-type="float" office:value="0" table:formula="msoxl:=COMMANDER!I42" table:style-name="ce1">
            <text:p>0</text:p>
          </table:table-cell>
          <table:table-cell office:value-type="float" office:value="0" table:formula="msoxl:=COMMANDER!J42" table:style-name="ce1">
            <text:p>0</text:p>
          </table:table-cell>
          <table:table-cell office:value-type="float" office:value="0" table:formula="msoxl:=COMMANDER!K42" table:style-name="ce1">
            <text:p>0</text:p>
          </table:table-cell>
          <table:table-cell office:value-type="float" office:value="0" table:formula="msoxl:=COMMANDER!L42" table:style-name="ce1">
            <text:p>0</text:p>
          </table:table-cell>
          <table:table-cell office:value-type="float" office:value="0" table:formula="msoxl:=COMMANDER!M42" table:style-name="ce1">
            <text:p>0</text:p>
          </table:table-cell>
          <table:table-cell office:value-type="float" office:value="0" table:formula="msoxl:=COMMANDER!N42" table:style-name="ce1">
            <text:p>0</text:p>
          </table:table-cell>
          <table:table-cell office:value-type="string" office:string-value="T441" table:formula="msoxl:=COMMANDER!O42" table:style-name="ce1">
            <text:p>T441</text:p>
          </table:table-cell>
          <table:table-cell office:value-type="string" office:string-value="L11_HOST_CONNECTION_TIMEOUT" table:formula="msoxl:=COMMANDER!P42" table:style-name="ce1">
            <text:p>L11_HOST_CONNECTION_TIMEOUT</text:p>
          </table:table-cell>
          <table:table-cell office:value-type="float" office:value="1000" table:formula="msoxl:=COMMANDER!Q42" table:style-name="ce1">
            <text:p>1000</text:p>
          </table:table-cell>
          <table:table-cell office:value-type="float" office:value="0" table:formula="msoxl:=COMMANDER!R42" table:style-name="ce1">
            <text:p>0</text:p>
          </table:table-cell>
          <table:table-cell office:value-type="float" office:value="0" table:formula="msoxl:=COMMANDER!S42" table:style-name="ce1">
            <text:p>0</text:p>
          </table:table-cell>
          <table:table-cell office:value-type="float" office:value="0" table:formula="msoxl:=COMMANDER!T42" table:style-name="ce1">
            <text:p>0</text:p>
          </table:table-cell>
          <table:table-cell office:value-type="float" office:value="0" table:formula="msoxl:=COMMANDER!U42" table:style-name="ce1">
            <text:p>0</text:p>
          </table:table-cell>
          <table:table-cell office:value-type="float" office:value="0" table:formula="msoxl:=COMMANDER!V42" table:style-name="ce1">
            <text:p>0</text:p>
          </table:table-cell>
          <table:table-cell office:value-type="float" office:value="0" table:formula="msoxl:=COMMANDER!W42" table:style-name="ce1">
            <text:p>0</text:p>
          </table:table-cell>
          <table:table-cell office:value-type="float" office:value="0" table:formula="msoxl:=CORE_MANAGER!A42" table:style-name="ce1">
            <text:p>0</text:p>
          </table:table-cell>
          <table:table-cell office:value-type="float" office:value="0" table:formula="msoxl:=CORE_MANAGER!B42" table:style-name="ce1">
            <text:p>0</text:p>
          </table:table-cell>
          <table:table-cell office:value-type="float" office:value="0" table:formula="msoxl:=CORE_MANAGER!C42" table:style-name="ce1">
            <text:p>0</text:p>
          </table:table-cell>
          <table:table-cell office:value-type="string" office:string-value="F041" table:formula="msoxl:=CORE_MANAGER!D42" table:style-name="ce1">
            <text:p>F041</text:p>
          </table:table-cell>
          <table:table-cell office:value-type="string" office:string-value="LINKS_PARAM_MONITOR ID PARAMETER TYPE" table:formula="msoxl:=CORE_MANAGER!E42" table:style-name="ce1">
            <text:p>LINKS_PARAM_MONITOR ID PARAMETER TYPE</text:p>
          </table:table-cell>
          <table:table-cell office:value-type="string" office:string-value="TN" table:formula="msoxl:=CORE_MANAGER!F42" table:style-name="ce1">
            <text:p>TN</text:p>
          </table:table-cell>
          <table:table-cell office:value-type="float" office:value="0" table:formula="msoxl:=CORE_SUPERVISOR!A42" table:style-name="ce1">
            <text:p>0</text:p>
          </table:table-cell>
          <table:table-cell office:value-type="float" office:value="0" table:formula="msoxl:=CORE_SUPERVISOR!B42" table:style-name="ce1">
            <text:p>0</text:p>
          </table:table-cell>
          <table:table-cell office:value-type="float" office:value="0" table:formula="msoxl:=CORE_SUPERVISOR!C42" table:style-name="ce1">
            <text:p>0</text:p>
          </table:table-cell>
          <table:table-cell office:value-type="float" office:value="0" table:formula="msoxl:=CORE_SUPERVISOR!D42" table:style-name="ce1">
            <text:p>0</text:p>
          </table:table-cell>
          <table:table-cell office:value-type="float" office:value="0" table:formula="msoxl:=CORE_SUPERVISOR!E42" table:style-name="ce1">
            <text:p>0</text:p>
          </table:table-cell>
          <table:table-cell office:value-type="float" office:value="0" table:formula="msoxl:=CORE_SUPERVISOR!F42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43" table:style-name="ce1">
            <text:p>0</text:p>
          </table:table-cell>
          <table:table-cell office:value-type="float" office:value="0" table:formula="msoxl:=Project!B43" table:style-name="ce1">
            <text:p>0</text:p>
          </table:table-cell>
          <table:table-cell office:value-type="float" office:value="0" table:formula="msoxl:=Project!C43" table:style-name="ce1">
            <text:p>0</text:p>
          </table:table-cell>
          <table:table-cell office:value-type="float" office:value="0" table:formula="msoxl:='IP@'!A43" table:style-name="ce1">
            <text:p>0</text:p>
          </table:table-cell>
          <table:table-cell office:value-type="float" office:value="0" table:formula="msoxl:='IP@'!B43" table:style-name="ce1">
            <text:p>0</text:p>
          </table:table-cell>
          <table:table-cell office:value-type="float" office:value="0" table:formula="msoxl:='IP@'!C43" table:style-name="ce1">
            <text:p>0</text:p>
          </table:table-cell>
          <table:table-cell office:value-type="float" office:value="0" table:formula="msoxl:=TCP_port!A43" table:style-name="ce1">
            <text:p>0</text:p>
          </table:table-cell>
          <table:table-cell office:value-type="float" office:value="0" table:formula="msoxl:=TCP_port!B43" table:style-name="ce1">
            <text:p>0</text:p>
          </table:table-cell>
          <table:table-cell office:value-type="float" office:value="0" table:formula="msoxl:=TCP_port!C43" table:style-name="ce1">
            <text:p>0</text:p>
          </table:table-cell>
          <table:table-cell office:value-type="string" office:string-value="T042" table:formula="msoxl:=COMMANDER!A43" table:style-name="ce1">
            <text:p>T042</text:p>
          </table:table-cell>
          <table:table-cell office:value-type="string" office:string-value="Monitor_Live_Check" table:formula="msoxl:=COMMANDER!B43" table:style-name="ce1">
            <text:p>Monitor_Live_Check</text:p>
          </table:table-cell>
          <table:table-cell office:value-type="string" office:string-value="True" table:formula="msoxl:=COMMANDER!C43" table:style-name="ce1">
            <text:p>True</text:p>
          </table:table-cell>
          <table:table-cell office:value-type="float" office:value="0" table:formula="msoxl:=COMMANDER!E43" table:style-name="ce1">
            <text:p>0</text:p>
          </table:table-cell>
          <table:table-cell office:value-type="float" office:value="0" table:formula="msoxl:=COMMANDER!F43" table:style-name="ce1">
            <text:p>0</text:p>
          </table:table-cell>
          <table:table-cell office:value-type="float" office:value="0" table:formula="msoxl:=COMMANDER!G43" table:style-name="ce1">
            <text:p>0</text:p>
          </table:table-cell>
          <table:table-cell office:value-type="float" office:value="0" table:formula="msoxl:=COMMANDER!I43" table:style-name="ce1">
            <text:p>0</text:p>
          </table:table-cell>
          <table:table-cell office:value-type="float" office:value="0" table:formula="msoxl:=COMMANDER!J43" table:style-name="ce1">
            <text:p>0</text:p>
          </table:table-cell>
          <table:table-cell office:value-type="float" office:value="0" table:formula="msoxl:=COMMANDER!K43" table:style-name="ce1">
            <text:p>0</text:p>
          </table:table-cell>
          <table:table-cell office:value-type="float" office:value="0" table:formula="msoxl:=COMMANDER!L43" table:style-name="ce1">
            <text:p>0</text:p>
          </table:table-cell>
          <table:table-cell office:value-type="float" office:value="0" table:formula="msoxl:=COMMANDER!M43" table:style-name="ce1">
            <text:p>0</text:p>
          </table:table-cell>
          <table:table-cell office:value-type="float" office:value="0" table:formula="msoxl:=COMMANDER!N43" table:style-name="ce1">
            <text:p>0</text:p>
          </table:table-cell>
          <table:table-cell office:value-type="string" office:string-value="T442" table:formula="msoxl:=COMMANDER!O43" table:style-name="ce1">
            <text:p>T442</text:p>
          </table:table-cell>
          <table:table-cell office:value-type="string" office:string-value="L11_HOST_CONNECTION_MAX_ERRORS" table:formula="msoxl:=COMMANDER!P43" table:style-name="ce1">
            <text:p>L11_HOST_CONNECTION_MAX_ERRORS</text:p>
          </table:table-cell>
          <table:table-cell office:value-type="float" office:value="10000" table:formula="msoxl:=COMMANDER!Q43" table:style-name="ce1">
            <text:p>10000</text:p>
          </table:table-cell>
          <table:table-cell office:value-type="float" office:value="0" table:formula="msoxl:=COMMANDER!R43" table:style-name="ce1">
            <text:p>0</text:p>
          </table:table-cell>
          <table:table-cell office:value-type="float" office:value="0" table:formula="msoxl:=COMMANDER!S43" table:style-name="ce1">
            <text:p>0</text:p>
          </table:table-cell>
          <table:table-cell office:value-type="float" office:value="0" table:formula="msoxl:=COMMANDER!T43" table:style-name="ce1">
            <text:p>0</text:p>
          </table:table-cell>
          <table:table-cell office:value-type="float" office:value="0" table:formula="msoxl:=COMMANDER!U43" table:style-name="ce1">
            <text:p>0</text:p>
          </table:table-cell>
          <table:table-cell office:value-type="float" office:value="0" table:formula="msoxl:=COMMANDER!V43" table:style-name="ce1">
            <text:p>0</text:p>
          </table:table-cell>
          <table:table-cell office:value-type="float" office:value="0" table:formula="msoxl:=COMMANDER!W43" table:style-name="ce1">
            <text:p>0</text:p>
          </table:table-cell>
          <table:table-cell office:value-type="float" office:value="0" table:formula="msoxl:=CORE_MANAGER!A43" table:style-name="ce1">
            <text:p>0</text:p>
          </table:table-cell>
          <table:table-cell office:value-type="float" office:value="0" table:formula="msoxl:=CORE_MANAGER!B43" table:style-name="ce1">
            <text:p>0</text:p>
          </table:table-cell>
          <table:table-cell office:value-type="float" office:value="0" table:formula="msoxl:=CORE_MANAGER!C43" table:style-name="ce1">
            <text:p>0</text:p>
          </table:table-cell>
          <table:table-cell office:value-type="string" office:string-value="F042" table:formula="msoxl:=CORE_MANAGER!D43" table:style-name="ce1">
            <text:p>F042</text:p>
          </table:table-cell>
          <table:table-cell office:value-type="string" office:string-value="LINKS_PARAM_MONITOR ID PARAMETER NAMES" table:formula="msoxl:=CORE_MANAGER!E43" table:style-name="ce1">
            <text:p>LINKS_PARAM_MONITOR ID PARAMETER NAMES</text:p>
          </table:table-cell>
          <table:table-cell office:value-type="string" office:string-value="FIRST ALLOCATED LINK TN" table:formula="msoxl:=CORE_MANAGER!F43" table:style-name="ce1">
            <text:p>FIRST ALLOCATED LINK TN</text:p>
          </table:table-cell>
          <table:table-cell office:value-type="float" office:value="0" table:formula="msoxl:=CORE_SUPERVISOR!A43" table:style-name="ce1">
            <text:p>0</text:p>
          </table:table-cell>
          <table:table-cell office:value-type="float" office:value="0" table:formula="msoxl:=CORE_SUPERVISOR!B43" table:style-name="ce1">
            <text:p>0</text:p>
          </table:table-cell>
          <table:table-cell office:value-type="float" office:value="0" table:formula="msoxl:=CORE_SUPERVISOR!C43" table:style-name="ce1">
            <text:p>0</text:p>
          </table:table-cell>
          <table:table-cell office:value-type="float" office:value="0" table:formula="msoxl:=CORE_SUPERVISOR!D43" table:style-name="ce1">
            <text:p>0</text:p>
          </table:table-cell>
          <table:table-cell office:value-type="float" office:value="0" table:formula="msoxl:=CORE_SUPERVISOR!E43" table:style-name="ce1">
            <text:p>0</text:p>
          </table:table-cell>
          <table:table-cell office:value-type="float" office:value="0" table:formula="msoxl:=CORE_SUPERVISOR!F43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44" table:style-name="ce1">
            <text:p>0</text:p>
          </table:table-cell>
          <table:table-cell office:value-type="float" office:value="0" table:formula="msoxl:=Project!B44" table:style-name="ce1">
            <text:p>0</text:p>
          </table:table-cell>
          <table:table-cell office:value-type="float" office:value="0" table:formula="msoxl:=Project!C44" table:style-name="ce1">
            <text:p>0</text:p>
          </table:table-cell>
          <table:table-cell office:value-type="float" office:value="0" table:formula="msoxl:='IP@'!A44" table:style-name="ce1">
            <text:p>0</text:p>
          </table:table-cell>
          <table:table-cell office:value-type="float" office:value="0" table:formula="msoxl:='IP@'!B44" table:style-name="ce1">
            <text:p>0</text:p>
          </table:table-cell>
          <table:table-cell office:value-type="float" office:value="0" table:formula="msoxl:='IP@'!C44" table:style-name="ce1">
            <text:p>0</text:p>
          </table:table-cell>
          <table:table-cell office:value-type="float" office:value="0" table:formula="msoxl:=TCP_port!A44" table:style-name="ce1">
            <text:p>0</text:p>
          </table:table-cell>
          <table:table-cell office:value-type="float" office:value="0" table:formula="msoxl:=TCP_port!B44" table:style-name="ce1">
            <text:p>0</text:p>
          </table:table-cell>
          <table:table-cell office:value-type="float" office:value="0" table:formula="msoxl:=TCP_port!C44" table:style-name="ce1">
            <text:p>0</text:p>
          </table:table-cell>
          <table:table-cell office:value-type="string" office:string-value="T043" table:formula="msoxl:=COMMANDER!A44" table:style-name="ce1">
            <text:p>T043</text:p>
          </table:table-cell>
          <table:table-cell office:value-type="string" office:string-value="Live_Check_Send_Period" table:formula="msoxl:=COMMANDER!B44" table:style-name="ce1">
            <text:p>Live_Check_Send_Period</text:p>
          </table:table-cell>
          <table:table-cell office:value-type="string" office:string-value="12.0" table:formula="msoxl:=COMMANDER!C44" table:style-name="ce1">
            <text:p>12.0</text:p>
          </table:table-cell>
          <table:table-cell office:value-type="float" office:value="0" table:formula="msoxl:=COMMANDER!E44" table:style-name="ce1">
            <text:p>0</text:p>
          </table:table-cell>
          <table:table-cell office:value-type="float" office:value="0" table:formula="msoxl:=COMMANDER!F44" table:style-name="ce1">
            <text:p>0</text:p>
          </table:table-cell>
          <table:table-cell office:value-type="float" office:value="0" table:formula="msoxl:=COMMANDER!G44" table:style-name="ce1">
            <text:p>0</text:p>
          </table:table-cell>
          <table:table-cell office:value-type="float" office:value="0" table:formula="msoxl:=COMMANDER!I44" table:style-name="ce1">
            <text:p>0</text:p>
          </table:table-cell>
          <table:table-cell office:value-type="float" office:value="0" table:formula="msoxl:=COMMANDER!J44" table:style-name="ce1">
            <text:p>0</text:p>
          </table:table-cell>
          <table:table-cell office:value-type="float" office:value="0" table:formula="msoxl:=COMMANDER!K44" table:style-name="ce1">
            <text:p>0</text:p>
          </table:table-cell>
          <table:table-cell office:value-type="float" office:value="0" table:formula="msoxl:=COMMANDER!L44" table:style-name="ce1">
            <text:p>0</text:p>
          </table:table-cell>
          <table:table-cell office:value-type="float" office:value="0" table:formula="msoxl:=COMMANDER!M44" table:style-name="ce1">
            <text:p>0</text:p>
          </table:table-cell>
          <table:table-cell office:value-type="float" office:value="0" table:formula="msoxl:=COMMANDER!N44" table:style-name="ce1">
            <text:p>0</text:p>
          </table:table-cell>
          <table:table-cell office:value-type="string" office:string-value="T443" table:formula="msoxl:=COMMANDER!O44" table:style-name="ce1">
            <text:p>T443</text:p>
          </table:table-cell>
          <table:table-cell office:value-type="string" office:string-value="SIMPLE_L11_DTS_TYPE" table:formula="msoxl:=COMMANDER!P44" table:style-name="ce1">
            <text:p>SIMPLE_L11_DTS_TYPE</text:p>
          </table:table-cell>
          <table:table-cell office:value-type="float" office:value="0" table:formula="msoxl:=COMMANDER!Q44" table:style-name="ce1">
            <text:p>0</text:p>
          </table:table-cell>
          <table:table-cell office:value-type="float" office:value="0" table:formula="msoxl:=COMMANDER!R44" table:style-name="ce1">
            <text:p>0</text:p>
          </table:table-cell>
          <table:table-cell office:value-type="float" office:value="0" table:formula="msoxl:=COMMANDER!S44" table:style-name="ce1">
            <text:p>0</text:p>
          </table:table-cell>
          <table:table-cell office:value-type="float" office:value="0" table:formula="msoxl:=COMMANDER!T44" table:style-name="ce1">
            <text:p>0</text:p>
          </table:table-cell>
          <table:table-cell office:value-type="float" office:value="0" table:formula="msoxl:=COMMANDER!U44" table:style-name="ce1">
            <text:p>0</text:p>
          </table:table-cell>
          <table:table-cell office:value-type="float" office:value="0" table:formula="msoxl:=COMMANDER!V44" table:style-name="ce1">
            <text:p>0</text:p>
          </table:table-cell>
          <table:table-cell office:value-type="float" office:value="0" table:formula="msoxl:=COMMANDER!W44" table:style-name="ce1">
            <text:p>0</text:p>
          </table:table-cell>
          <table:table-cell office:value-type="float" office:value="0" table:formula="msoxl:=CORE_MANAGER!A44" table:style-name="ce1">
            <text:p>0</text:p>
          </table:table-cell>
          <table:table-cell office:value-type="float" office:value="0" table:formula="msoxl:=CORE_MANAGER!B44" table:style-name="ce1">
            <text:p>0</text:p>
          </table:table-cell>
          <table:table-cell office:value-type="float" office:value="0" table:formula="msoxl:=CORE_MANAGER!C44" table:style-name="ce1">
            <text:p>0</text:p>
          </table:table-cell>
          <table:table-cell office:value-type="string" office:string-value="F043" table:formula="msoxl:=CORE_MANAGER!D44" table:style-name="ce1">
            <text:p>F043</text:p>
          </table:table-cell>
          <table:table-cell office:value-type="string" office:string-value="LINKS_PARAM_MONITOR ID PARAMETER TYPE" table:formula="msoxl:=CORE_MANAGER!E44" table:style-name="ce1">
            <text:p>LINKS_PARAM_MONITOR ID PARAMETER TYPE</text:p>
          </table:table-cell>
          <table:table-cell office:value-type="string" office:string-value="TN" table:formula="msoxl:=CORE_MANAGER!F44" table:style-name="ce1">
            <text:p>TN</text:p>
          </table:table-cell>
          <table:table-cell office:value-type="float" office:value="0" table:formula="msoxl:=CORE_SUPERVISOR!A44" table:style-name="ce1">
            <text:p>0</text:p>
          </table:table-cell>
          <table:table-cell office:value-type="float" office:value="0" table:formula="msoxl:=CORE_SUPERVISOR!B44" table:style-name="ce1">
            <text:p>0</text:p>
          </table:table-cell>
          <table:table-cell office:value-type="float" office:value="0" table:formula="msoxl:=CORE_SUPERVISOR!C44" table:style-name="ce1">
            <text:p>0</text:p>
          </table:table-cell>
          <table:table-cell office:value-type="float" office:value="0" table:formula="msoxl:=CORE_SUPERVISOR!D44" table:style-name="ce1">
            <text:p>0</text:p>
          </table:table-cell>
          <table:table-cell office:value-type="float" office:value="0" table:formula="msoxl:=CORE_SUPERVISOR!E44" table:style-name="ce1">
            <text:p>0</text:p>
          </table:table-cell>
          <table:table-cell office:value-type="float" office:value="0" table:formula="msoxl:=CORE_SUPERVISOR!F44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45" table:style-name="ce1">
            <text:p>0</text:p>
          </table:table-cell>
          <table:table-cell office:value-type="float" office:value="0" table:formula="msoxl:=Project!B45" table:style-name="ce1">
            <text:p>0</text:p>
          </table:table-cell>
          <table:table-cell office:value-type="float" office:value="0" table:formula="msoxl:=Project!C45" table:style-name="ce1">
            <text:p>0</text:p>
          </table:table-cell>
          <table:table-cell office:value-type="float" office:value="0" table:formula="msoxl:='IP@'!A45" table:style-name="ce1">
            <text:p>0</text:p>
          </table:table-cell>
          <table:table-cell office:value-type="float" office:value="0" table:formula="msoxl:='IP@'!B45" table:style-name="ce1">
            <text:p>0</text:p>
          </table:table-cell>
          <table:table-cell office:value-type="float" office:value="0" table:formula="msoxl:='IP@'!C45" table:style-name="ce1">
            <text:p>0</text:p>
          </table:table-cell>
          <table:table-cell office:value-type="float" office:value="0" table:formula="msoxl:=TCP_port!A45" table:style-name="ce1">
            <text:p>0</text:p>
          </table:table-cell>
          <table:table-cell office:value-type="float" office:value="0" table:formula="msoxl:=TCP_port!B45" table:style-name="ce1">
            <text:p>0</text:p>
          </table:table-cell>
          <table:table-cell office:value-type="float" office:value="0" table:formula="msoxl:=TCP_port!C45" table:style-name="ce1">
            <text:p>0</text:p>
          </table:table-cell>
          <table:table-cell office:value-type="float" office:value="0" table:formula="msoxl:=COMMANDER!A45" table:style-name="ce1">
            <text:p>0</text:p>
          </table:table-cell>
          <table:table-cell office:value-type="float" office:value="0" table:formula="msoxl:=COMMANDER!B45" table:style-name="ce1">
            <text:p>0</text:p>
          </table:table-cell>
          <table:table-cell office:value-type="float" office:value="0" table:formula="msoxl:=COMMANDER!C45" table:style-name="ce1">
            <text:p>0</text:p>
          </table:table-cell>
          <table:table-cell office:value-type="float" office:value="0" table:formula="msoxl:=COMMANDER!E45" table:style-name="ce1">
            <text:p>0</text:p>
          </table:table-cell>
          <table:table-cell office:value-type="float" office:value="0" table:formula="msoxl:=COMMANDER!F45" table:style-name="ce1">
            <text:p>0</text:p>
          </table:table-cell>
          <table:table-cell office:value-type="float" office:value="0" table:formula="msoxl:=COMMANDER!G45" table:style-name="ce1">
            <text:p>0</text:p>
          </table:table-cell>
          <table:table-cell office:value-type="float" office:value="0" table:formula="msoxl:=COMMANDER!I45" table:style-name="ce1">
            <text:p>0</text:p>
          </table:table-cell>
          <table:table-cell office:value-type="float" office:value="0" table:formula="msoxl:=COMMANDER!J45" table:style-name="ce1">
            <text:p>0</text:p>
          </table:table-cell>
          <table:table-cell office:value-type="float" office:value="0" table:formula="msoxl:=COMMANDER!K45" table:style-name="ce1">
            <text:p>0</text:p>
          </table:table-cell>
          <table:table-cell office:value-type="float" office:value="0" table:formula="msoxl:=COMMANDER!L45" table:style-name="ce1">
            <text:p>0</text:p>
          </table:table-cell>
          <table:table-cell office:value-type="float" office:value="0" table:formula="msoxl:=COMMANDER!M45" table:style-name="ce1">
            <text:p>0</text:p>
          </table:table-cell>
          <table:table-cell office:value-type="float" office:value="0" table:formula="msoxl:=COMMANDER!N45" table:style-name="ce1">
            <text:p>0</text:p>
          </table:table-cell>
          <table:table-cell office:value-type="string" office:string-value="T444" table:formula="msoxl:=COMMANDER!O45" table:style-name="ce1">
            <text:p>T444</text:p>
          </table:table-cell>
          <table:table-cell office:value-type="string" office:string-value="SIMPLE_L11_ROLE" table:formula="msoxl:=COMMANDER!P45" table:style-name="ce1">
            <text:p>SIMPLE_L11_ROLE</text:p>
          </table:table-cell>
          <table:table-cell office:value-type="float" office:value="1" table:formula="msoxl:=COMMANDER!Q45" table:style-name="ce1">
            <text:p>1</text:p>
          </table:table-cell>
          <table:table-cell office:value-type="float" office:value="0" table:formula="msoxl:=COMMANDER!R45" table:style-name="ce1">
            <text:p>0</text:p>
          </table:table-cell>
          <table:table-cell office:value-type="float" office:value="0" table:formula="msoxl:=COMMANDER!S45" table:style-name="ce1">
            <text:p>0</text:p>
          </table:table-cell>
          <table:table-cell office:value-type="float" office:value="0" table:formula="msoxl:=COMMANDER!T45" table:style-name="ce1">
            <text:p>0</text:p>
          </table:table-cell>
          <table:table-cell office:value-type="float" office:value="0" table:formula="msoxl:=COMMANDER!U45" table:style-name="ce1">
            <text:p>0</text:p>
          </table:table-cell>
          <table:table-cell office:value-type="float" office:value="0" table:formula="msoxl:=COMMANDER!V45" table:style-name="ce1">
            <text:p>0</text:p>
          </table:table-cell>
          <table:table-cell office:value-type="float" office:value="0" table:formula="msoxl:=COMMANDER!W45" table:style-name="ce1">
            <text:p>0</text:p>
          </table:table-cell>
          <table:table-cell office:value-type="float" office:value="0" table:formula="msoxl:=CORE_MANAGER!A45" table:style-name="ce1">
            <text:p>0</text:p>
          </table:table-cell>
          <table:table-cell office:value-type="float" office:value="0" table:formula="msoxl:=CORE_MANAGER!B45" table:style-name="ce1">
            <text:p>0</text:p>
          </table:table-cell>
          <table:table-cell office:value-type="float" office:value="0" table:formula="msoxl:=CORE_MANAGER!C45" table:style-name="ce1">
            <text:p>0</text:p>
          </table:table-cell>
          <table:table-cell office:value-type="string" office:string-value="F044" table:formula="msoxl:=CORE_MANAGER!D45" table:style-name="ce1">
            <text:p>F044</text:p>
          </table:table-cell>
          <table:table-cell office:value-type="string" office:string-value="LINKS_PARAM_MONITOR ID PARAMETER NAMES" table:formula="msoxl:=CORE_MANAGER!E45" table:style-name="ce1">
            <text:p>LINKS_PARAM_MONITOR ID PARAMETER NAMES</text:p>
          </table:table-cell>
          <table:table-cell office:value-type="string" office:string-value="LAST ALLOCATED LINK TN" table:formula="msoxl:=CORE_MANAGER!F45" table:style-name="ce1">
            <text:p>LAST ALLOCATED LINK TN</text:p>
          </table:table-cell>
          <table:table-cell office:value-type="float" office:value="0" table:formula="msoxl:=CORE_SUPERVISOR!A45" table:style-name="ce1">
            <text:p>0</text:p>
          </table:table-cell>
          <table:table-cell office:value-type="float" office:value="0" table:formula="msoxl:=CORE_SUPERVISOR!B45" table:style-name="ce1">
            <text:p>0</text:p>
          </table:table-cell>
          <table:table-cell office:value-type="float" office:value="0" table:formula="msoxl:=CORE_SUPERVISOR!C45" table:style-name="ce1">
            <text:p>0</text:p>
          </table:table-cell>
          <table:table-cell office:value-type="float" office:value="0" table:formula="msoxl:=CORE_SUPERVISOR!D45" table:style-name="ce1">
            <text:p>0</text:p>
          </table:table-cell>
          <table:table-cell office:value-type="float" office:value="0" table:formula="msoxl:=CORE_SUPERVISOR!E45" table:style-name="ce1">
            <text:p>0</text:p>
          </table:table-cell>
          <table:table-cell office:value-type="float" office:value="0" table:formula="msoxl:=CORE_SUPERVISOR!F45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46" table:style-name="ce1">
            <text:p>0</text:p>
          </table:table-cell>
          <table:table-cell office:value-type="float" office:value="0" table:formula="msoxl:=Project!B46" table:style-name="ce1">
            <text:p>0</text:p>
          </table:table-cell>
          <table:table-cell office:value-type="float" office:value="0" table:formula="msoxl:=Project!C46" table:style-name="ce1">
            <text:p>0</text:p>
          </table:table-cell>
          <table:table-cell office:value-type="float" office:value="0" table:formula="msoxl:='IP@'!A46" table:style-name="ce1">
            <text:p>0</text:p>
          </table:table-cell>
          <table:table-cell office:value-type="float" office:value="0" table:formula="msoxl:='IP@'!B46" table:style-name="ce1">
            <text:p>0</text:p>
          </table:table-cell>
          <table:table-cell office:value-type="float" office:value="0" table:formula="msoxl:='IP@'!C46" table:style-name="ce1">
            <text:p>0</text:p>
          </table:table-cell>
          <table:table-cell office:value-type="float" office:value="0" table:formula="msoxl:=TCP_port!A46" table:style-name="ce1">
            <text:p>0</text:p>
          </table:table-cell>
          <table:table-cell office:value-type="float" office:value="0" table:formula="msoxl:=TCP_port!B46" table:style-name="ce1">
            <text:p>0</text:p>
          </table:table-cell>
          <table:table-cell office:value-type="float" office:value="0" table:formula="msoxl:=TCP_port!C46" table:style-name="ce1">
            <text:p>0</text:p>
          </table:table-cell>
          <table:table-cell office:value-type="float" office:value="0" table:formula="msoxl:=COMMANDER!A46" table:style-name="ce1">
            <text:p>0</text:p>
          </table:table-cell>
          <table:table-cell office:value-type="float" office:value="0" table:formula="msoxl:=COMMANDER!B46" table:style-name="ce1">
            <text:p>0</text:p>
          </table:table-cell>
          <table:table-cell office:value-type="float" office:value="0" table:formula="msoxl:=COMMANDER!C46" table:style-name="ce1">
            <text:p>0</text:p>
          </table:table-cell>
          <table:table-cell office:value-type="float" office:value="0" table:formula="msoxl:=COMMANDER!E46" table:style-name="ce1">
            <text:p>0</text:p>
          </table:table-cell>
          <table:table-cell office:value-type="float" office:value="0" table:formula="msoxl:=COMMANDER!F46" table:style-name="ce1">
            <text:p>0</text:p>
          </table:table-cell>
          <table:table-cell office:value-type="float" office:value="0" table:formula="msoxl:=COMMANDER!G46" table:style-name="ce1">
            <text:p>0</text:p>
          </table:table-cell>
          <table:table-cell office:value-type="float" office:value="0" table:formula="msoxl:=COMMANDER!I46" table:style-name="ce1">
            <text:p>0</text:p>
          </table:table-cell>
          <table:table-cell office:value-type="float" office:value="0" table:formula="msoxl:=COMMANDER!J46" table:style-name="ce1">
            <text:p>0</text:p>
          </table:table-cell>
          <table:table-cell office:value-type="float" office:value="0" table:formula="msoxl:=COMMANDER!K46" table:style-name="ce1">
            <text:p>0</text:p>
          </table:table-cell>
          <table:table-cell office:value-type="float" office:value="0" table:formula="msoxl:=COMMANDER!L46" table:style-name="ce1">
            <text:p>0</text:p>
          </table:table-cell>
          <table:table-cell office:value-type="float" office:value="0" table:formula="msoxl:=COMMANDER!M46" table:style-name="ce1">
            <text:p>0</text:p>
          </table:table-cell>
          <table:table-cell office:value-type="float" office:value="0" table:formula="msoxl:=COMMANDER!N46" table:style-name="ce1">
            <text:p>0</text:p>
          </table:table-cell>
          <table:table-cell office:value-type="string" office:string-value="T445" table:formula="msoxl:=COMMANDER!O46" table:style-name="ce1">
            <text:p>T445</text:p>
          </table:table-cell>
          <table:table-cell office:value-type="string" office:string-value="SIMPLE_PACKET_TYPE_2_ALLOWED" table:formula="msoxl:=COMMANDER!P46" table:style-name="ce1">
            <text:p>SIMPLE_PACKET_TYPE_2_ALLOWED</text:p>
          </table:table-cell>
          <table:table-cell office:value-type="string" office:string-value="YES" table:formula="msoxl:=COMMANDER!Q46" table:style-name="ce1">
            <text:p>YES</text:p>
          </table:table-cell>
          <table:table-cell office:value-type="float" office:value="0" table:formula="msoxl:=COMMANDER!R46" table:style-name="ce1">
            <text:p>0</text:p>
          </table:table-cell>
          <table:table-cell office:value-type="float" office:value="0" table:formula="msoxl:=COMMANDER!S46" table:style-name="ce1">
            <text:p>0</text:p>
          </table:table-cell>
          <table:table-cell office:value-type="float" office:value="0" table:formula="msoxl:=COMMANDER!T46" table:style-name="ce1">
            <text:p>0</text:p>
          </table:table-cell>
          <table:table-cell office:value-type="float" office:value="0" table:formula="msoxl:=COMMANDER!U46" table:style-name="ce1">
            <text:p>0</text:p>
          </table:table-cell>
          <table:table-cell office:value-type="float" office:value="0" table:formula="msoxl:=COMMANDER!V46" table:style-name="ce1">
            <text:p>0</text:p>
          </table:table-cell>
          <table:table-cell office:value-type="float" office:value="0" table:formula="msoxl:=COMMANDER!W46" table:style-name="ce1">
            <text:p>0</text:p>
          </table:table-cell>
          <table:table-cell office:value-type="float" office:value="0" table:formula="msoxl:=CORE_MANAGER!A46" table:style-name="ce1">
            <text:p>0</text:p>
          </table:table-cell>
          <table:table-cell office:value-type="float" office:value="0" table:formula="msoxl:=CORE_MANAGER!B46" table:style-name="ce1">
            <text:p>0</text:p>
          </table:table-cell>
          <table:table-cell office:value-type="float" office:value="0" table:formula="msoxl:=CORE_MANAGER!C46" table:style-name="ce1">
            <text:p>0</text:p>
          </table:table-cell>
          <table:table-cell office:value-type="string" office:string-value="F045" table:formula="msoxl:=CORE_MANAGER!D46" table:style-name="ce1">
            <text:p>F045</text:p>
          </table:table-cell>
          <table:table-cell office:value-type="string" office:string-value="LINKS_PARAM_MONITOR ID PARAMETER TYPE" table:formula="msoxl:=CORE_MANAGER!E46" table:style-name="ce1">
            <text:p>LINKS_PARAM_MONITOR ID PARAMETER TYPE</text:p>
          </table:table-cell>
          <table:table-cell office:value-type="string" office:string-value="TN" table:formula="msoxl:=CORE_MANAGER!F46" table:style-name="ce1">
            <text:p>TN</text:p>
          </table:table-cell>
          <table:table-cell office:value-type="float" office:value="0" table:formula="msoxl:=CORE_SUPERVISOR!A46" table:style-name="ce1">
            <text:p>0</text:p>
          </table:table-cell>
          <table:table-cell office:value-type="float" office:value="0" table:formula="msoxl:=CORE_SUPERVISOR!B46" table:style-name="ce1">
            <text:p>0</text:p>
          </table:table-cell>
          <table:table-cell office:value-type="float" office:value="0" table:formula="msoxl:=CORE_SUPERVISOR!C46" table:style-name="ce1">
            <text:p>0</text:p>
          </table:table-cell>
          <table:table-cell office:value-type="float" office:value="0" table:formula="msoxl:=CORE_SUPERVISOR!D46" table:style-name="ce1">
            <text:p>0</text:p>
          </table:table-cell>
          <table:table-cell office:value-type="float" office:value="0" table:formula="msoxl:=CORE_SUPERVISOR!E46" table:style-name="ce1">
            <text:p>0</text:p>
          </table:table-cell>
          <table:table-cell office:value-type="float" office:value="0" table:formula="msoxl:=CORE_SUPERVISOR!F46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47" table:style-name="ce1">
            <text:p>0</text:p>
          </table:table-cell>
          <table:table-cell office:value-type="float" office:value="0" table:formula="msoxl:=Project!B47" table:style-name="ce1">
            <text:p>0</text:p>
          </table:table-cell>
          <table:table-cell office:value-type="float" office:value="0" table:formula="msoxl:=Project!C47" table:style-name="ce1">
            <text:p>0</text:p>
          </table:table-cell>
          <table:table-cell office:value-type="float" office:value="0" table:formula="msoxl:='IP@'!A47" table:style-name="ce1">
            <text:p>0</text:p>
          </table:table-cell>
          <table:table-cell office:value-type="float" office:value="0" table:formula="msoxl:='IP@'!B47" table:style-name="ce1">
            <text:p>0</text:p>
          </table:table-cell>
          <table:table-cell office:value-type="float" office:value="0" table:formula="msoxl:='IP@'!C47" table:style-name="ce1">
            <text:p>0</text:p>
          </table:table-cell>
          <table:table-cell office:value-type="float" office:value="0" table:formula="msoxl:=TCP_port!A47" table:style-name="ce1">
            <text:p>0</text:p>
          </table:table-cell>
          <table:table-cell office:value-type="float" office:value="0" table:formula="msoxl:=TCP_port!B47" table:style-name="ce1">
            <text:p>0</text:p>
          </table:table-cell>
          <table:table-cell office:value-type="float" office:value="0" table:formula="msoxl:=TCP_port!C47" table:style-name="ce1">
            <text:p>0</text:p>
          </table:table-cell>
          <table:table-cell office:value-type="float" office:value="0" table:formula="msoxl:=COMMANDER!A47" table:style-name="ce1">
            <text:p>0</text:p>
          </table:table-cell>
          <table:table-cell office:value-type="float" office:value="0" table:formula="msoxl:=COMMANDER!B47" table:style-name="ce1">
            <text:p>0</text:p>
          </table:table-cell>
          <table:table-cell office:value-type="float" office:value="0" table:formula="msoxl:=COMMANDER!C47" table:style-name="ce1">
            <text:p>0</text:p>
          </table:table-cell>
          <table:table-cell office:value-type="float" office:value="0" table:formula="msoxl:=COMMANDER!E47" table:style-name="ce1">
            <text:p>0</text:p>
          </table:table-cell>
          <table:table-cell office:value-type="float" office:value="0" table:formula="msoxl:=COMMANDER!F47" table:style-name="ce1">
            <text:p>0</text:p>
          </table:table-cell>
          <table:table-cell office:value-type="float" office:value="0" table:formula="msoxl:=COMMANDER!G47" table:style-name="ce1">
            <text:p>0</text:p>
          </table:table-cell>
          <table:table-cell office:value-type="float" office:value="0" table:formula="msoxl:=COMMANDER!I47" table:style-name="ce1">
            <text:p>0</text:p>
          </table:table-cell>
          <table:table-cell office:value-type="float" office:value="0" table:formula="msoxl:=COMMANDER!J47" table:style-name="ce1">
            <text:p>0</text:p>
          </table:table-cell>
          <table:table-cell office:value-type="float" office:value="0" table:formula="msoxl:=COMMANDER!K47" table:style-name="ce1">
            <text:p>0</text:p>
          </table:table-cell>
          <table:table-cell office:value-type="float" office:value="0" table:formula="msoxl:=COMMANDER!L47" table:style-name="ce1">
            <text:p>0</text:p>
          </table:table-cell>
          <table:table-cell office:value-type="float" office:value="0" table:formula="msoxl:=COMMANDER!M47" table:style-name="ce1">
            <text:p>0</text:p>
          </table:table-cell>
          <table:table-cell office:value-type="float" office:value="0" table:formula="msoxl:=COMMANDER!N47" table:style-name="ce1">
            <text:p>0</text:p>
          </table:table-cell>
          <table:table-cell office:value-type="float" office:value="0" table:formula="msoxl:=COMMANDER!O47" table:style-name="ce1">
            <text:p>0</text:p>
          </table:table-cell>
          <table:table-cell office:value-type="float" office:value="0" table:formula="msoxl:=COMMANDER!P47" table:style-name="ce1">
            <text:p>0</text:p>
          </table:table-cell>
          <table:table-cell office:value-type="float" office:value="0" table:formula="msoxl:=COMMANDER!Q47" table:style-name="ce1">
            <text:p>0</text:p>
          </table:table-cell>
          <table:table-cell office:value-type="float" office:value="0" table:formula="msoxl:=COMMANDER!R47" table:style-name="ce1">
            <text:p>0</text:p>
          </table:table-cell>
          <table:table-cell office:value-type="float" office:value="0" table:formula="msoxl:=COMMANDER!S47" table:style-name="ce1">
            <text:p>0</text:p>
          </table:table-cell>
          <table:table-cell office:value-type="float" office:value="0" table:formula="msoxl:=COMMANDER!T47" table:style-name="ce1">
            <text:p>0</text:p>
          </table:table-cell>
          <table:table-cell office:value-type="float" office:value="0" table:formula="msoxl:=COMMANDER!U47" table:style-name="ce1">
            <text:p>0</text:p>
          </table:table-cell>
          <table:table-cell office:value-type="float" office:value="0" table:formula="msoxl:=COMMANDER!V47" table:style-name="ce1">
            <text:p>0</text:p>
          </table:table-cell>
          <table:table-cell office:value-type="float" office:value="0" table:formula="msoxl:=COMMANDER!W47" table:style-name="ce1">
            <text:p>0</text:p>
          </table:table-cell>
          <table:table-cell office:value-type="float" office:value="0" table:formula="msoxl:=CORE_MANAGER!A47" table:style-name="ce1">
            <text:p>0</text:p>
          </table:table-cell>
          <table:table-cell office:value-type="float" office:value="0" table:formula="msoxl:=CORE_MANAGER!B47" table:style-name="ce1">
            <text:p>0</text:p>
          </table:table-cell>
          <table:table-cell office:value-type="float" office:value="0" table:formula="msoxl:=CORE_MANAGER!C47" table:style-name="ce1">
            <text:p>0</text:p>
          </table:table-cell>
          <table:table-cell office:value-type="string" office:string-value="F046" table:formula="msoxl:=CORE_MANAGER!D47" table:style-name="ce1">
            <text:p>F046</text:p>
          </table:table-cell>
          <table:table-cell office:value-type="string" office:string-value="LINKS_PARAM_MONITOR ID PARAMETER NAMES" table:formula="msoxl:=CORE_MANAGER!E47" table:style-name="ce1">
            <text:p>LINKS_PARAM_MONITOR ID PARAMETER NAMES</text:p>
          </table:table-cell>
          <table:table-cell office:value-type="string" office:string-value="TN BLOCK ALLOCATION RATE" table:formula="msoxl:=CORE_MANAGER!F47" table:style-name="ce1">
            <text:p>TN BLOCK ALLOCATION RATE</text:p>
          </table:table-cell>
          <table:table-cell office:value-type="float" office:value="0" table:formula="msoxl:=CORE_SUPERVISOR!A47" table:style-name="ce1">
            <text:p>0</text:p>
          </table:table-cell>
          <table:table-cell office:value-type="float" office:value="0" table:formula="msoxl:=CORE_SUPERVISOR!B47" table:style-name="ce1">
            <text:p>0</text:p>
          </table:table-cell>
          <table:table-cell office:value-type="float" office:value="0" table:formula="msoxl:=CORE_SUPERVISOR!C47" table:style-name="ce1">
            <text:p>0</text:p>
          </table:table-cell>
          <table:table-cell office:value-type="float" office:value="0" table:formula="msoxl:=CORE_SUPERVISOR!D47" table:style-name="ce1">
            <text:p>0</text:p>
          </table:table-cell>
          <table:table-cell office:value-type="float" office:value="0" table:formula="msoxl:=CORE_SUPERVISOR!E47" table:style-name="ce1">
            <text:p>0</text:p>
          </table:table-cell>
          <table:table-cell office:value-type="float" office:value="0" table:formula="msoxl:=CORE_SUPERVISOR!F47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48" table:style-name="ce1">
            <text:p>0</text:p>
          </table:table-cell>
          <table:table-cell office:value-type="float" office:value="0" table:formula="msoxl:=Project!B48" table:style-name="ce1">
            <text:p>0</text:p>
          </table:table-cell>
          <table:table-cell office:value-type="float" office:value="0" table:formula="msoxl:=Project!C48" table:style-name="ce1">
            <text:p>0</text:p>
          </table:table-cell>
          <table:table-cell office:value-type="float" office:value="0" table:formula="msoxl:='IP@'!A48" table:style-name="ce1">
            <text:p>0</text:p>
          </table:table-cell>
          <table:table-cell office:value-type="float" office:value="0" table:formula="msoxl:='IP@'!B48" table:style-name="ce1">
            <text:p>0</text:p>
          </table:table-cell>
          <table:table-cell office:value-type="float" office:value="0" table:formula="msoxl:='IP@'!C48" table:style-name="ce1">
            <text:p>0</text:p>
          </table:table-cell>
          <table:table-cell office:value-type="float" office:value="0" table:formula="msoxl:=TCP_port!A48" table:style-name="ce1">
            <text:p>0</text:p>
          </table:table-cell>
          <table:table-cell office:value-type="float" office:value="0" table:formula="msoxl:=TCP_port!B48" table:style-name="ce1">
            <text:p>0</text:p>
          </table:table-cell>
          <table:table-cell office:value-type="float" office:value="0" table:formula="msoxl:=TCP_port!C48" table:style-name="ce1">
            <text:p>0</text:p>
          </table:table-cell>
          <table:table-cell office:value-type="float" office:value="0" table:formula="msoxl:=COMMANDER!A48" table:style-name="ce1">
            <text:p>0</text:p>
          </table:table-cell>
          <table:table-cell office:value-type="float" office:value="0" table:formula="msoxl:=COMMANDER!B48" table:style-name="ce1">
            <text:p>0</text:p>
          </table:table-cell>
          <table:table-cell office:value-type="float" office:value="0" table:formula="msoxl:=COMMANDER!C48" table:style-name="ce1">
            <text:p>0</text:p>
          </table:table-cell>
          <table:table-cell office:value-type="float" office:value="0" table:formula="msoxl:=COMMANDER!E48" table:style-name="ce1">
            <text:p>0</text:p>
          </table:table-cell>
          <table:table-cell office:value-type="float" office:value="0" table:formula="msoxl:=COMMANDER!F48" table:style-name="ce1">
            <text:p>0</text:p>
          </table:table-cell>
          <table:table-cell office:value-type="float" office:value="0" table:formula="msoxl:=COMMANDER!G48" table:style-name="ce1">
            <text:p>0</text:p>
          </table:table-cell>
          <table:table-cell office:value-type="float" office:value="0" table:formula="msoxl:=COMMANDER!I48" table:style-name="ce1">
            <text:p>0</text:p>
          </table:table-cell>
          <table:table-cell office:value-type="float" office:value="0" table:formula="msoxl:=COMMANDER!J48" table:style-name="ce1">
            <text:p>0</text:p>
          </table:table-cell>
          <table:table-cell office:value-type="float" office:value="0" table:formula="msoxl:=COMMANDER!K48" table:style-name="ce1">
            <text:p>0</text:p>
          </table:table-cell>
          <table:table-cell office:value-type="float" office:value="0" table:formula="msoxl:=COMMANDER!L48" table:style-name="ce1">
            <text:p>0</text:p>
          </table:table-cell>
          <table:table-cell office:value-type="float" office:value="0" table:formula="msoxl:=COMMANDER!M48" table:style-name="ce1">
            <text:p>0</text:p>
          </table:table-cell>
          <table:table-cell office:value-type="float" office:value="0" table:formula="msoxl:=COMMANDER!N48" table:style-name="ce1">
            <text:p>0</text:p>
          </table:table-cell>
          <table:table-cell office:value-type="float" office:value="0" table:formula="msoxl:=COMMANDER!O48" table:style-name="ce1">
            <text:p>0</text:p>
          </table:table-cell>
          <table:table-cell office:value-type="float" office:value="0" table:formula="msoxl:=COMMANDER!P48" table:style-name="ce1">
            <text:p>0</text:p>
          </table:table-cell>
          <table:table-cell office:value-type="float" office:value="0" table:formula="msoxl:=COMMANDER!Q48" table:style-name="ce1">
            <text:p>0</text:p>
          </table:table-cell>
          <table:table-cell office:value-type="float" office:value="0" table:formula="msoxl:=COMMANDER!R48" table:style-name="ce1">
            <text:p>0</text:p>
          </table:table-cell>
          <table:table-cell office:value-type="float" office:value="0" table:formula="msoxl:=COMMANDER!S48" table:style-name="ce1">
            <text:p>0</text:p>
          </table:table-cell>
          <table:table-cell office:value-type="float" office:value="0" table:formula="msoxl:=COMMANDER!T48" table:style-name="ce1">
            <text:p>0</text:p>
          </table:table-cell>
          <table:table-cell office:value-type="float" office:value="0" table:formula="msoxl:=COMMANDER!U48" table:style-name="ce1">
            <text:p>0</text:p>
          </table:table-cell>
          <table:table-cell office:value-type="float" office:value="0" table:formula="msoxl:=COMMANDER!V48" table:style-name="ce1">
            <text:p>0</text:p>
          </table:table-cell>
          <table:table-cell office:value-type="float" office:value="0" table:formula="msoxl:=COMMANDER!W48" table:style-name="ce1">
            <text:p>0</text:p>
          </table:table-cell>
          <table:table-cell office:value-type="float" office:value="0" table:formula="msoxl:=CORE_MANAGER!A48" table:style-name="ce1">
            <text:p>0</text:p>
          </table:table-cell>
          <table:table-cell office:value-type="float" office:value="0" table:formula="msoxl:=CORE_MANAGER!B48" table:style-name="ce1">
            <text:p>0</text:p>
          </table:table-cell>
          <table:table-cell office:value-type="float" office:value="0" table:formula="msoxl:=CORE_MANAGER!C48" table:style-name="ce1">
            <text:p>0</text:p>
          </table:table-cell>
          <table:table-cell office:value-type="string" office:string-value="F047" table:formula="msoxl:=CORE_MANAGER!D48" table:style-name="ce1">
            <text:p>F047</text:p>
          </table:table-cell>
          <table:table-cell office:value-type="string" office:string-value="LINKS_PARAM_MONITOR ID PARAMETER TYPE" table:formula="msoxl:=CORE_MANAGER!E48" table:style-name="ce1">
            <text:p>LINKS_PARAM_MONITOR ID PARAMETER TYPE</text:p>
          </table:table-cell>
          <table:table-cell office:value-type="string" office:string-value="STRING" table:formula="msoxl:=CORE_MANAGER!F48" table:style-name="ce1">
            <text:p>STRING</text:p>
          </table:table-cell>
          <table:table-cell office:value-type="float" office:value="0" table:formula="msoxl:=CORE_SUPERVISOR!A48" table:style-name="ce1">
            <text:p>0</text:p>
          </table:table-cell>
          <table:table-cell office:value-type="float" office:value="0" table:formula="msoxl:=CORE_SUPERVISOR!B48" table:style-name="ce1">
            <text:p>0</text:p>
          </table:table-cell>
          <table:table-cell office:value-type="float" office:value="0" table:formula="msoxl:=CORE_SUPERVISOR!C48" table:style-name="ce1">
            <text:p>0</text:p>
          </table:table-cell>
          <table:table-cell office:value-type="float" office:value="0" table:formula="msoxl:=CORE_SUPERVISOR!D48" table:style-name="ce1">
            <text:p>0</text:p>
          </table:table-cell>
          <table:table-cell office:value-type="float" office:value="0" table:formula="msoxl:=CORE_SUPERVISOR!E48" table:style-name="ce1">
            <text:p>0</text:p>
          </table:table-cell>
          <table:table-cell office:value-type="float" office:value="0" table:formula="msoxl:=CORE_SUPERVISOR!F48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49" table:style-name="ce1">
            <text:p>0</text:p>
          </table:table-cell>
          <table:table-cell office:value-type="float" office:value="0" table:formula="msoxl:=Project!B49" table:style-name="ce1">
            <text:p>0</text:p>
          </table:table-cell>
          <table:table-cell office:value-type="float" office:value="0" table:formula="msoxl:=Project!C49" table:style-name="ce1">
            <text:p>0</text:p>
          </table:table-cell>
          <table:table-cell office:value-type="float" office:value="0" table:formula="msoxl:='IP@'!A49" table:style-name="ce1">
            <text:p>0</text:p>
          </table:table-cell>
          <table:table-cell office:value-type="float" office:value="0" table:formula="msoxl:='IP@'!B49" table:style-name="ce1">
            <text:p>0</text:p>
          </table:table-cell>
          <table:table-cell office:value-type="float" office:value="0" table:formula="msoxl:='IP@'!C49" table:style-name="ce1">
            <text:p>0</text:p>
          </table:table-cell>
          <table:table-cell office:value-type="float" office:value="0" table:formula="msoxl:=TCP_port!A49" table:style-name="ce1">
            <text:p>0</text:p>
          </table:table-cell>
          <table:table-cell office:value-type="float" office:value="0" table:formula="msoxl:=TCP_port!B49" table:style-name="ce1">
            <text:p>0</text:p>
          </table:table-cell>
          <table:table-cell office:value-type="float" office:value="0" table:formula="msoxl:=TCP_port!C49" table:style-name="ce1">
            <text:p>0</text:p>
          </table:table-cell>
          <table:table-cell office:value-type="float" office:value="0" table:formula="msoxl:=COMMANDER!A49" table:style-name="ce1">
            <text:p>0</text:p>
          </table:table-cell>
          <table:table-cell office:value-type="float" office:value="0" table:formula="msoxl:=COMMANDER!B49" table:style-name="ce1">
            <text:p>0</text:p>
          </table:table-cell>
          <table:table-cell office:value-type="float" office:value="0" table:formula="msoxl:=COMMANDER!C49" table:style-name="ce1">
            <text:p>0</text:p>
          </table:table-cell>
          <table:table-cell office:value-type="float" office:value="0" table:formula="msoxl:=COMMANDER!E49" table:style-name="ce1">
            <text:p>0</text:p>
          </table:table-cell>
          <table:table-cell office:value-type="float" office:value="0" table:formula="msoxl:=COMMANDER!F49" table:style-name="ce1">
            <text:p>0</text:p>
          </table:table-cell>
          <table:table-cell office:value-type="float" office:value="0" table:formula="msoxl:=COMMANDER!G49" table:style-name="ce1">
            <text:p>0</text:p>
          </table:table-cell>
          <table:table-cell office:value-type="float" office:value="0" table:formula="msoxl:=COMMANDER!I49" table:style-name="ce1">
            <text:p>0</text:p>
          </table:table-cell>
          <table:table-cell office:value-type="float" office:value="0" table:formula="msoxl:=COMMANDER!J49" table:style-name="ce1">
            <text:p>0</text:p>
          </table:table-cell>
          <table:table-cell office:value-type="float" office:value="0" table:formula="msoxl:=COMMANDER!K49" table:style-name="ce1">
            <text:p>0</text:p>
          </table:table-cell>
          <table:table-cell office:value-type="float" office:value="0" table:formula="msoxl:=COMMANDER!L49" table:style-name="ce1">
            <text:p>0</text:p>
          </table:table-cell>
          <table:table-cell office:value-type="float" office:value="0" table:formula="msoxl:=COMMANDER!M49" table:style-name="ce1">
            <text:p>0</text:p>
          </table:table-cell>
          <table:table-cell office:value-type="float" office:value="0" table:formula="msoxl:=COMMANDER!N49" table:style-name="ce1">
            <text:p>0</text:p>
          </table:table-cell>
          <table:table-cell office:value-type="float" office:value="0" table:formula="msoxl:=COMMANDER!O49" table:style-name="ce1">
            <text:p>0</text:p>
          </table:table-cell>
          <table:table-cell office:value-type="float" office:value="0" table:formula="msoxl:=COMMANDER!P49" table:style-name="ce1">
            <text:p>0</text:p>
          </table:table-cell>
          <table:table-cell office:value-type="float" office:value="0" table:formula="msoxl:=COMMANDER!Q49" table:style-name="ce1">
            <text:p>0</text:p>
          </table:table-cell>
          <table:table-cell office:value-type="float" office:value="0" table:formula="msoxl:=COMMANDER!R49" table:style-name="ce1">
            <text:p>0</text:p>
          </table:table-cell>
          <table:table-cell office:value-type="float" office:value="0" table:formula="msoxl:=COMMANDER!S49" table:style-name="ce1">
            <text:p>0</text:p>
          </table:table-cell>
          <table:table-cell office:value-type="float" office:value="0" table:formula="msoxl:=COMMANDER!T49" table:style-name="ce1">
            <text:p>0</text:p>
          </table:table-cell>
          <table:table-cell office:value-type="float" office:value="0" table:formula="msoxl:=COMMANDER!U49" table:style-name="ce1">
            <text:p>0</text:p>
          </table:table-cell>
          <table:table-cell office:value-type="float" office:value="0" table:formula="msoxl:=COMMANDER!V49" table:style-name="ce1">
            <text:p>0</text:p>
          </table:table-cell>
          <table:table-cell office:value-type="float" office:value="0" table:formula="msoxl:=COMMANDER!W49" table:style-name="ce1">
            <text:p>0</text:p>
          </table:table-cell>
          <table:table-cell office:value-type="float" office:value="0" table:formula="msoxl:=CORE_MANAGER!A49" table:style-name="ce1">
            <text:p>0</text:p>
          </table:table-cell>
          <table:table-cell office:value-type="float" office:value="0" table:formula="msoxl:=CORE_MANAGER!B49" table:style-name="ce1">
            <text:p>0</text:p>
          </table:table-cell>
          <table:table-cell office:value-type="float" office:value="0" table:formula="msoxl:=CORE_MANAGER!C49" table:style-name="ce1">
            <text:p>0</text:p>
          </table:table-cell>
          <table:table-cell office:value-type="string" office:string-value="F048" table:formula="msoxl:=CORE_MANAGER!D49" table:style-name="ce1">
            <text:p>F048</text:p>
          </table:table-cell>
          <table:table-cell office:value-type="string" office:string-value="LINKS_PARAM_MONITOR ID PARAMETER NAMES" table:formula="msoxl:=CORE_MANAGER!E49" table:style-name="ce1">
            <text:p>LINKS_PARAM_MONITOR ID PARAMETER NAMES</text:p>
          </table:table-cell>
          <table:table-cell office:value-type="string" office:string-value="SATURATION INDICATOR" table:formula="msoxl:=CORE_MANAGER!F49" table:style-name="ce1">
            <text:p>SATURATION INDICATOR</text:p>
          </table:table-cell>
          <table:table-cell office:value-type="float" office:value="0" table:formula="msoxl:=CORE_SUPERVISOR!A49" table:style-name="ce1">
            <text:p>0</text:p>
          </table:table-cell>
          <table:table-cell office:value-type="float" office:value="0" table:formula="msoxl:=CORE_SUPERVISOR!B49" table:style-name="ce1">
            <text:p>0</text:p>
          </table:table-cell>
          <table:table-cell office:value-type="float" office:value="0" table:formula="msoxl:=CORE_SUPERVISOR!C49" table:style-name="ce1">
            <text:p>0</text:p>
          </table:table-cell>
          <table:table-cell office:value-type="float" office:value="0" table:formula="msoxl:=CORE_SUPERVISOR!D49" table:style-name="ce1">
            <text:p>0</text:p>
          </table:table-cell>
          <table:table-cell office:value-type="float" office:value="0" table:formula="msoxl:=CORE_SUPERVISOR!E49" table:style-name="ce1">
            <text:p>0</text:p>
          </table:table-cell>
          <table:table-cell office:value-type="float" office:value="0" table:formula="msoxl:=CORE_SUPERVISOR!F49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50" table:style-name="ce1">
            <text:p>0</text:p>
          </table:table-cell>
          <table:table-cell office:value-type="float" office:value="0" table:formula="msoxl:=Project!B50" table:style-name="ce1">
            <text:p>0</text:p>
          </table:table-cell>
          <table:table-cell office:value-type="float" office:value="0" table:formula="msoxl:=Project!C50" table:style-name="ce1">
            <text:p>0</text:p>
          </table:table-cell>
          <table:table-cell office:value-type="float" office:value="0" table:formula="msoxl:='IP@'!A50" table:style-name="ce1">
            <text:p>0</text:p>
          </table:table-cell>
          <table:table-cell office:value-type="float" office:value="0" table:formula="msoxl:='IP@'!B50" table:style-name="ce1">
            <text:p>0</text:p>
          </table:table-cell>
          <table:table-cell office:value-type="float" office:value="0" table:formula="msoxl:='IP@'!C50" table:style-name="ce1">
            <text:p>0</text:p>
          </table:table-cell>
          <table:table-cell office:value-type="float" office:value="0" table:formula="msoxl:=TCP_port!A50" table:style-name="ce1">
            <text:p>0</text:p>
          </table:table-cell>
          <table:table-cell office:value-type="float" office:value="0" table:formula="msoxl:=TCP_port!B50" table:style-name="ce1">
            <text:p>0</text:p>
          </table:table-cell>
          <table:table-cell office:value-type="float" office:value="0" table:formula="msoxl:=TCP_port!C50" table:style-name="ce1">
            <text:p>0</text:p>
          </table:table-cell>
          <table:table-cell office:value-type="float" office:value="0" table:formula="msoxl:=COMMANDER!A50" table:style-name="ce1">
            <text:p>0</text:p>
          </table:table-cell>
          <table:table-cell office:value-type="float" office:value="0" table:formula="msoxl:=COMMANDER!B50" table:style-name="ce1">
            <text:p>0</text:p>
          </table:table-cell>
          <table:table-cell office:value-type="float" office:value="0" table:formula="msoxl:=COMMANDER!C50" table:style-name="ce1">
            <text:p>0</text:p>
          </table:table-cell>
          <table:table-cell office:value-type="float" office:value="0" table:formula="msoxl:=COMMANDER!E50" table:style-name="ce1">
            <text:p>0</text:p>
          </table:table-cell>
          <table:table-cell office:value-type="float" office:value="0" table:formula="msoxl:=COMMANDER!F50" table:style-name="ce1">
            <text:p>0</text:p>
          </table:table-cell>
          <table:table-cell office:value-type="float" office:value="0" table:formula="msoxl:=COMMANDER!G50" table:style-name="ce1">
            <text:p>0</text:p>
          </table:table-cell>
          <table:table-cell office:value-type="float" office:value="0" table:formula="msoxl:=COMMANDER!I50" table:style-name="ce1">
            <text:p>0</text:p>
          </table:table-cell>
          <table:table-cell office:value-type="float" office:value="0" table:formula="msoxl:=COMMANDER!J50" table:style-name="ce1">
            <text:p>0</text:p>
          </table:table-cell>
          <table:table-cell office:value-type="float" office:value="0" table:formula="msoxl:=COMMANDER!K50" table:style-name="ce1">
            <text:p>0</text:p>
          </table:table-cell>
          <table:table-cell office:value-type="float" office:value="0" table:formula="msoxl:=COMMANDER!L50" table:style-name="ce1">
            <text:p>0</text:p>
          </table:table-cell>
          <table:table-cell office:value-type="float" office:value="0" table:formula="msoxl:=COMMANDER!M50" table:style-name="ce1">
            <text:p>0</text:p>
          </table:table-cell>
          <table:table-cell office:value-type="float" office:value="0" table:formula="msoxl:=COMMANDER!N50" table:style-name="ce1">
            <text:p>0</text:p>
          </table:table-cell>
          <table:table-cell office:value-type="float" office:value="0" table:formula="msoxl:=COMMANDER!O50" table:style-name="ce1">
            <text:p>0</text:p>
          </table:table-cell>
          <table:table-cell office:value-type="float" office:value="0" table:formula="msoxl:=COMMANDER!P50" table:style-name="ce1">
            <text:p>0</text:p>
          </table:table-cell>
          <table:table-cell office:value-type="float" office:value="0" table:formula="msoxl:=COMMANDER!Q50" table:style-name="ce1">
            <text:p>0</text:p>
          </table:table-cell>
          <table:table-cell office:value-type="float" office:value="0" table:formula="msoxl:=COMMANDER!R50" table:style-name="ce1">
            <text:p>0</text:p>
          </table:table-cell>
          <table:table-cell office:value-type="float" office:value="0" table:formula="msoxl:=COMMANDER!S50" table:style-name="ce1">
            <text:p>0</text:p>
          </table:table-cell>
          <table:table-cell office:value-type="float" office:value="0" table:formula="msoxl:=COMMANDER!T50" table:style-name="ce1">
            <text:p>0</text:p>
          </table:table-cell>
          <table:table-cell office:value-type="float" office:value="0" table:formula="msoxl:=COMMANDER!U50" table:style-name="ce1">
            <text:p>0</text:p>
          </table:table-cell>
          <table:table-cell office:value-type="float" office:value="0" table:formula="msoxl:=COMMANDER!V50" table:style-name="ce1">
            <text:p>0</text:p>
          </table:table-cell>
          <table:table-cell office:value-type="float" office:value="0" table:formula="msoxl:=COMMANDER!W50" table:style-name="ce1">
            <text:p>0</text:p>
          </table:table-cell>
          <table:table-cell office:value-type="float" office:value="0" table:formula="msoxl:=CORE_MANAGER!A50" table:style-name="ce1">
            <text:p>0</text:p>
          </table:table-cell>
          <table:table-cell office:value-type="float" office:value="0" table:formula="msoxl:=CORE_MANAGER!B50" table:style-name="ce1">
            <text:p>0</text:p>
          </table:table-cell>
          <table:table-cell office:value-type="float" office:value="0" table:formula="msoxl:=CORE_MANAGER!C50" table:style-name="ce1">
            <text:p>0</text:p>
          </table:table-cell>
          <table:table-cell office:value-type="string" office:string-value="F049" table:formula="msoxl:=CORE_MANAGER!D50" table:style-name="ce1">
            <text:p>F049</text:p>
          </table:table-cell>
          <table:table-cell office:value-type="string" office:string-value="LINKS_PARAM_MONITOR ID PARAMETER TYPE" table:formula="msoxl:=CORE_MANAGER!E50" table:style-name="ce1">
            <text:p>LINKS_PARAM_MONITOR ID PARAMETER TYPE</text:p>
          </table:table-cell>
          <table:table-cell office:value-type="string" office:string-value="STRING" table:formula="msoxl:=CORE_MANAGER!F50" table:style-name="ce1">
            <text:p>STRING</text:p>
          </table:table-cell>
          <table:table-cell office:value-type="float" office:value="0" table:formula="msoxl:=CORE_SUPERVISOR!A50" table:style-name="ce1">
            <text:p>0</text:p>
          </table:table-cell>
          <table:table-cell office:value-type="float" office:value="0" table:formula="msoxl:=CORE_SUPERVISOR!B50" table:style-name="ce1">
            <text:p>0</text:p>
          </table:table-cell>
          <table:table-cell office:value-type="float" office:value="0" table:formula="msoxl:=CORE_SUPERVISOR!C50" table:style-name="ce1">
            <text:p>0</text:p>
          </table:table-cell>
          <table:table-cell office:value-type="float" office:value="0" table:formula="msoxl:=CORE_SUPERVISOR!D50" table:style-name="ce1">
            <text:p>0</text:p>
          </table:table-cell>
          <table:table-cell office:value-type="float" office:value="0" table:formula="msoxl:=CORE_SUPERVISOR!E50" table:style-name="ce1">
            <text:p>0</text:p>
          </table:table-cell>
          <table:table-cell office:value-type="float" office:value="0" table:formula="msoxl:=CORE_SUPERVISOR!F50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51" table:style-name="ce1">
            <text:p>0</text:p>
          </table:table-cell>
          <table:table-cell office:value-type="float" office:value="0" table:formula="msoxl:=Project!B51" table:style-name="ce1">
            <text:p>0</text:p>
          </table:table-cell>
          <table:table-cell office:value-type="float" office:value="0" table:formula="msoxl:=Project!C51" table:style-name="ce1">
            <text:p>0</text:p>
          </table:table-cell>
          <table:table-cell office:value-type="float" office:value="0" table:formula="msoxl:='IP@'!A51" table:style-name="ce1">
            <text:p>0</text:p>
          </table:table-cell>
          <table:table-cell office:value-type="float" office:value="0" table:formula="msoxl:='IP@'!B51" table:style-name="ce1">
            <text:p>0</text:p>
          </table:table-cell>
          <table:table-cell office:value-type="float" office:value="0" table:formula="msoxl:='IP@'!C51" table:style-name="ce1">
            <text:p>0</text:p>
          </table:table-cell>
          <table:table-cell office:value-type="float" office:value="0" table:formula="msoxl:=TCP_port!A51" table:style-name="ce1">
            <text:p>0</text:p>
          </table:table-cell>
          <table:table-cell office:value-type="float" office:value="0" table:formula="msoxl:=TCP_port!B51" table:style-name="ce1">
            <text:p>0</text:p>
          </table:table-cell>
          <table:table-cell office:value-type="float" office:value="0" table:formula="msoxl:=TCP_port!C51" table:style-name="ce1">
            <text:p>0</text:p>
          </table:table-cell>
          <table:table-cell office:value-type="float" office:value="0" table:formula="msoxl:=COMMANDER!A51" table:style-name="ce1">
            <text:p>0</text:p>
          </table:table-cell>
          <table:table-cell office:value-type="float" office:value="0" table:formula="msoxl:=COMMANDER!B51" table:style-name="ce1">
            <text:p>0</text:p>
          </table:table-cell>
          <table:table-cell office:value-type="float" office:value="0" table:formula="msoxl:=COMMANDER!C51" table:style-name="ce1">
            <text:p>0</text:p>
          </table:table-cell>
          <table:table-cell office:value-type="float" office:value="0" table:formula="msoxl:=COMMANDER!E51" table:style-name="ce1">
            <text:p>0</text:p>
          </table:table-cell>
          <table:table-cell office:value-type="float" office:value="0" table:formula="msoxl:=COMMANDER!F51" table:style-name="ce1">
            <text:p>0</text:p>
          </table:table-cell>
          <table:table-cell office:value-type="float" office:value="0" table:formula="msoxl:=COMMANDER!G51" table:style-name="ce1">
            <text:p>0</text:p>
          </table:table-cell>
          <table:table-cell office:value-type="float" office:value="0" table:formula="msoxl:=COMMANDER!I51" table:style-name="ce1">
            <text:p>0</text:p>
          </table:table-cell>
          <table:table-cell office:value-type="float" office:value="0" table:formula="msoxl:=COMMANDER!J51" table:style-name="ce1">
            <text:p>0</text:p>
          </table:table-cell>
          <table:table-cell office:value-type="float" office:value="0" table:formula="msoxl:=COMMANDER!K51" table:style-name="ce1">
            <text:p>0</text:p>
          </table:table-cell>
          <table:table-cell office:value-type="float" office:value="0" table:formula="msoxl:=COMMANDER!L51" table:style-name="ce1">
            <text:p>0</text:p>
          </table:table-cell>
          <table:table-cell office:value-type="float" office:value="0" table:formula="msoxl:=COMMANDER!M51" table:style-name="ce1">
            <text:p>0</text:p>
          </table:table-cell>
          <table:table-cell office:value-type="float" office:value="0" table:formula="msoxl:=COMMANDER!N51" table:style-name="ce1">
            <text:p>0</text:p>
          </table:table-cell>
          <table:table-cell office:value-type="float" office:value="0" table:formula="msoxl:=COMMANDER!O51" table:style-name="ce1">
            <text:p>0</text:p>
          </table:table-cell>
          <table:table-cell office:value-type="float" office:value="0" table:formula="msoxl:=COMMANDER!P51" table:style-name="ce1">
            <text:p>0</text:p>
          </table:table-cell>
          <table:table-cell office:value-type="float" office:value="0" table:formula="msoxl:=COMMANDER!Q51" table:style-name="ce1">
            <text:p>0</text:p>
          </table:table-cell>
          <table:table-cell office:value-type="float" office:value="0" table:formula="msoxl:=COMMANDER!R51" table:style-name="ce1">
            <text:p>0</text:p>
          </table:table-cell>
          <table:table-cell office:value-type="float" office:value="0" table:formula="msoxl:=COMMANDER!S51" table:style-name="ce1">
            <text:p>0</text:p>
          </table:table-cell>
          <table:table-cell office:value-type="float" office:value="0" table:formula="msoxl:=COMMANDER!T51" table:style-name="ce1">
            <text:p>0</text:p>
          </table:table-cell>
          <table:table-cell office:value-type="float" office:value="0" table:formula="msoxl:=COMMANDER!U51" table:style-name="ce1">
            <text:p>0</text:p>
          </table:table-cell>
          <table:table-cell office:value-type="float" office:value="0" table:formula="msoxl:=COMMANDER!V51" table:style-name="ce1">
            <text:p>0</text:p>
          </table:table-cell>
          <table:table-cell office:value-type="float" office:value="0" table:formula="msoxl:=COMMANDER!W51" table:style-name="ce1">
            <text:p>0</text:p>
          </table:table-cell>
          <table:table-cell office:value-type="float" office:value="0" table:formula="msoxl:=CORE_MANAGER!A51" table:style-name="ce1">
            <text:p>0</text:p>
          </table:table-cell>
          <table:table-cell office:value-type="float" office:value="0" table:formula="msoxl:=CORE_MANAGER!B51" table:style-name="ce1">
            <text:p>0</text:p>
          </table:table-cell>
          <table:table-cell office:value-type="float" office:value="0" table:formula="msoxl:=CORE_MANAGER!C51" table:style-name="ce1">
            <text:p>0</text:p>
          </table:table-cell>
          <table:table-cell office:value-type="string" office:string-value="F050" table:formula="msoxl:=CORE_MANAGER!D51" table:style-name="ce1">
            <text:p>F050</text:p>
          </table:table-cell>
          <table:table-cell office:value-type="string" office:string-value="LINKS_PARAM_MONITOR STAT PARAMETER NAMES" table:formula="msoxl:=CORE_MANAGER!E51" table:style-name="ce1">
            <text:p>LINKS_PARAM_MONITOR STAT PARAMETER NAMES</text:p>
          </table:table-cell>
          <table:table-cell office:value-type="string" office:string-value="NUMBER RECEIVED SURVEILLANCE MESSAGE" table:formula="msoxl:=CORE_MANAGER!F51" table:style-name="ce1">
            <text:p>NUMBER RECEIVED SURVEILLANCE MESSAGE</text:p>
          </table:table-cell>
          <table:table-cell office:value-type="float" office:value="0" table:formula="msoxl:=CORE_SUPERVISOR!A51" table:style-name="ce1">
            <text:p>0</text:p>
          </table:table-cell>
          <table:table-cell office:value-type="float" office:value="0" table:formula="msoxl:=CORE_SUPERVISOR!B51" table:style-name="ce1">
            <text:p>0</text:p>
          </table:table-cell>
          <table:table-cell office:value-type="float" office:value="0" table:formula="msoxl:=CORE_SUPERVISOR!C51" table:style-name="ce1">
            <text:p>0</text:p>
          </table:table-cell>
          <table:table-cell office:value-type="float" office:value="0" table:formula="msoxl:=CORE_SUPERVISOR!D51" table:style-name="ce1">
            <text:p>0</text:p>
          </table:table-cell>
          <table:table-cell office:value-type="float" office:value="0" table:formula="msoxl:=CORE_SUPERVISOR!E51" table:style-name="ce1">
            <text:p>0</text:p>
          </table:table-cell>
          <table:table-cell office:value-type="float" office:value="0" table:formula="msoxl:=CORE_SUPERVISOR!F51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52" table:style-name="ce1">
            <text:p>0</text:p>
          </table:table-cell>
          <table:table-cell office:value-type="float" office:value="0" table:formula="msoxl:=Project!B52" table:style-name="ce1">
            <text:p>0</text:p>
          </table:table-cell>
          <table:table-cell office:value-type="float" office:value="0" table:formula="msoxl:=Project!C52" table:style-name="ce1">
            <text:p>0</text:p>
          </table:table-cell>
          <table:table-cell office:value-type="float" office:value="0" table:formula="msoxl:='IP@'!A52" table:style-name="ce1">
            <text:p>0</text:p>
          </table:table-cell>
          <table:table-cell office:value-type="float" office:value="0" table:formula="msoxl:='IP@'!B52" table:style-name="ce1">
            <text:p>0</text:p>
          </table:table-cell>
          <table:table-cell office:value-type="float" office:value="0" table:formula="msoxl:='IP@'!C52" table:style-name="ce1">
            <text:p>0</text:p>
          </table:table-cell>
          <table:table-cell office:value-type="float" office:value="0" table:formula="msoxl:=TCP_port!A52" table:style-name="ce1">
            <text:p>0</text:p>
          </table:table-cell>
          <table:table-cell office:value-type="float" office:value="0" table:formula="msoxl:=TCP_port!B52" table:style-name="ce1">
            <text:p>0</text:p>
          </table:table-cell>
          <table:table-cell office:value-type="float" office:value="0" table:formula="msoxl:=TCP_port!C52" table:style-name="ce1">
            <text:p>0</text:p>
          </table:table-cell>
          <table:table-cell office:value-type="float" office:value="0" table:formula="msoxl:=COMMANDER!A52" table:style-name="ce1">
            <text:p>0</text:p>
          </table:table-cell>
          <table:table-cell office:value-type="float" office:value="0" table:formula="msoxl:=COMMANDER!B52" table:style-name="ce1">
            <text:p>0</text:p>
          </table:table-cell>
          <table:table-cell office:value-type="float" office:value="0" table:formula="msoxl:=COMMANDER!C52" table:style-name="ce1">
            <text:p>0</text:p>
          </table:table-cell>
          <table:table-cell office:value-type="float" office:value="0" table:formula="msoxl:=COMMANDER!E52" table:style-name="ce1">
            <text:p>0</text:p>
          </table:table-cell>
          <table:table-cell office:value-type="float" office:value="0" table:formula="msoxl:=COMMANDER!F52" table:style-name="ce1">
            <text:p>0</text:p>
          </table:table-cell>
          <table:table-cell office:value-type="float" office:value="0" table:formula="msoxl:=COMMANDER!G52" table:style-name="ce1">
            <text:p>0</text:p>
          </table:table-cell>
          <table:table-cell office:value-type="float" office:value="0" table:formula="msoxl:=COMMANDER!I52" table:style-name="ce1">
            <text:p>0</text:p>
          </table:table-cell>
          <table:table-cell office:value-type="float" office:value="0" table:formula="msoxl:=COMMANDER!J52" table:style-name="ce1">
            <text:p>0</text:p>
          </table:table-cell>
          <table:table-cell office:value-type="float" office:value="0" table:formula="msoxl:=COMMANDER!K52" table:style-name="ce1">
            <text:p>0</text:p>
          </table:table-cell>
          <table:table-cell office:value-type="float" office:value="0" table:formula="msoxl:=COMMANDER!L52" table:style-name="ce1">
            <text:p>0</text:p>
          </table:table-cell>
          <table:table-cell office:value-type="float" office:value="0" table:formula="msoxl:=COMMANDER!M52" table:style-name="ce1">
            <text:p>0</text:p>
          </table:table-cell>
          <table:table-cell office:value-type="float" office:value="0" table:formula="msoxl:=COMMANDER!N52" table:style-name="ce1">
            <text:p>0</text:p>
          </table:table-cell>
          <table:table-cell office:value-type="float" office:value="0" table:formula="msoxl:=COMMANDER!O52" table:style-name="ce1">
            <text:p>0</text:p>
          </table:table-cell>
          <table:table-cell office:value-type="float" office:value="0" table:formula="msoxl:=COMMANDER!P52" table:style-name="ce1">
            <text:p>0</text:p>
          </table:table-cell>
          <table:table-cell office:value-type="float" office:value="0" table:formula="msoxl:=COMMANDER!Q52" table:style-name="ce1">
            <text:p>0</text:p>
          </table:table-cell>
          <table:table-cell office:value-type="float" office:value="0" table:formula="msoxl:=COMMANDER!R52" table:style-name="ce1">
            <text:p>0</text:p>
          </table:table-cell>
          <table:table-cell office:value-type="float" office:value="0" table:formula="msoxl:=COMMANDER!S52" table:style-name="ce1">
            <text:p>0</text:p>
          </table:table-cell>
          <table:table-cell office:value-type="float" office:value="0" table:formula="msoxl:=COMMANDER!T52" table:style-name="ce1">
            <text:p>0</text:p>
          </table:table-cell>
          <table:table-cell office:value-type="float" office:value="0" table:formula="msoxl:=COMMANDER!U52" table:style-name="ce1">
            <text:p>0</text:p>
          </table:table-cell>
          <table:table-cell office:value-type="float" office:value="0" table:formula="msoxl:=COMMANDER!V52" table:style-name="ce1">
            <text:p>0</text:p>
          </table:table-cell>
          <table:table-cell office:value-type="float" office:value="0" table:formula="msoxl:=COMMANDER!W52" table:style-name="ce1">
            <text:p>0</text:p>
          </table:table-cell>
          <table:table-cell office:value-type="float" office:value="0" table:formula="msoxl:=CORE_MANAGER!A52" table:style-name="ce1">
            <text:p>0</text:p>
          </table:table-cell>
          <table:table-cell office:value-type="float" office:value="0" table:formula="msoxl:=CORE_MANAGER!B52" table:style-name="ce1">
            <text:p>0</text:p>
          </table:table-cell>
          <table:table-cell office:value-type="float" office:value="0" table:formula="msoxl:=CORE_MANAGER!C52" table:style-name="ce1">
            <text:p>0</text:p>
          </table:table-cell>
          <table:table-cell office:value-type="string" office:string-value="F051" table:formula="msoxl:=CORE_MANAGER!D52" table:style-name="ce1">
            <text:p>F051</text:p>
          </table:table-cell>
          <table:table-cell office:value-type="string" office:string-value="LINKS_PARAM_MONITOR STAT PARAMETER TYPE" table:formula="msoxl:=CORE_MANAGER!E52" table:style-name="ce1">
            <text:p>LINKS_PARAM_MONITOR STAT PARAMETER TYPE</text:p>
          </table:table-cell>
          <table:table-cell office:value-type="string" office:string-value="STRING" table:formula="msoxl:=CORE_MANAGER!F52" table:style-name="ce1">
            <text:p>STRING</text:p>
          </table:table-cell>
          <table:table-cell office:value-type="float" office:value="0" table:formula="msoxl:=CORE_SUPERVISOR!A52" table:style-name="ce1">
            <text:p>0</text:p>
          </table:table-cell>
          <table:table-cell office:value-type="float" office:value="0" table:formula="msoxl:=CORE_SUPERVISOR!B52" table:style-name="ce1">
            <text:p>0</text:p>
          </table:table-cell>
          <table:table-cell office:value-type="float" office:value="0" table:formula="msoxl:=CORE_SUPERVISOR!C52" table:style-name="ce1">
            <text:p>0</text:p>
          </table:table-cell>
          <table:table-cell office:value-type="float" office:value="0" table:formula="msoxl:=CORE_SUPERVISOR!D52" table:style-name="ce1">
            <text:p>0</text:p>
          </table:table-cell>
          <table:table-cell office:value-type="float" office:value="0" table:formula="msoxl:=CORE_SUPERVISOR!E52" table:style-name="ce1">
            <text:p>0</text:p>
          </table:table-cell>
          <table:table-cell office:value-type="float" office:value="0" table:formula="msoxl:=CORE_SUPERVISOR!F52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53" table:style-name="ce1">
            <text:p>0</text:p>
          </table:table-cell>
          <table:table-cell office:value-type="float" office:value="0" table:formula="msoxl:=Project!B53" table:style-name="ce1">
            <text:p>0</text:p>
          </table:table-cell>
          <table:table-cell office:value-type="float" office:value="0" table:formula="msoxl:=Project!C53" table:style-name="ce1">
            <text:p>0</text:p>
          </table:table-cell>
          <table:table-cell office:value-type="float" office:value="0" table:formula="msoxl:='IP@'!A53" table:style-name="ce1">
            <text:p>0</text:p>
          </table:table-cell>
          <table:table-cell office:value-type="float" office:value="0" table:formula="msoxl:='IP@'!B53" table:style-name="ce1">
            <text:p>0</text:p>
          </table:table-cell>
          <table:table-cell office:value-type="float" office:value="0" table:formula="msoxl:='IP@'!C53" table:style-name="ce1">
            <text:p>0</text:p>
          </table:table-cell>
          <table:table-cell office:value-type="float" office:value="0" table:formula="msoxl:=TCP_port!A53" table:style-name="ce1">
            <text:p>0</text:p>
          </table:table-cell>
          <table:table-cell office:value-type="float" office:value="0" table:formula="msoxl:=TCP_port!B53" table:style-name="ce1">
            <text:p>0</text:p>
          </table:table-cell>
          <table:table-cell office:value-type="float" office:value="0" table:formula="msoxl:=TCP_port!C53" table:style-name="ce1">
            <text:p>0</text:p>
          </table:table-cell>
          <table:table-cell office:value-type="float" office:value="0" table:formula="msoxl:=COMMANDER!A53" table:style-name="ce1">
            <text:p>0</text:p>
          </table:table-cell>
          <table:table-cell office:value-type="float" office:value="0" table:formula="msoxl:=COMMANDER!B53" table:style-name="ce1">
            <text:p>0</text:p>
          </table:table-cell>
          <table:table-cell office:value-type="float" office:value="0" table:formula="msoxl:=COMMANDER!C53" table:style-name="ce1">
            <text:p>0</text:p>
          </table:table-cell>
          <table:table-cell office:value-type="float" office:value="0" table:formula="msoxl:=COMMANDER!E53" table:style-name="ce1">
            <text:p>0</text:p>
          </table:table-cell>
          <table:table-cell office:value-type="float" office:value="0" table:formula="msoxl:=COMMANDER!F53" table:style-name="ce1">
            <text:p>0</text:p>
          </table:table-cell>
          <table:table-cell office:value-type="float" office:value="0" table:formula="msoxl:=COMMANDER!G53" table:style-name="ce1">
            <text:p>0</text:p>
          </table:table-cell>
          <table:table-cell office:value-type="float" office:value="0" table:formula="msoxl:=COMMANDER!I53" table:style-name="ce1">
            <text:p>0</text:p>
          </table:table-cell>
          <table:table-cell office:value-type="float" office:value="0" table:formula="msoxl:=COMMANDER!J53" table:style-name="ce1">
            <text:p>0</text:p>
          </table:table-cell>
          <table:table-cell office:value-type="float" office:value="0" table:formula="msoxl:=COMMANDER!K53" table:style-name="ce1">
            <text:p>0</text:p>
          </table:table-cell>
          <table:table-cell office:value-type="float" office:value="0" table:formula="msoxl:=COMMANDER!L53" table:style-name="ce1">
            <text:p>0</text:p>
          </table:table-cell>
          <table:table-cell office:value-type="float" office:value="0" table:formula="msoxl:=COMMANDER!M53" table:style-name="ce1">
            <text:p>0</text:p>
          </table:table-cell>
          <table:table-cell office:value-type="float" office:value="0" table:formula="msoxl:=COMMANDER!N53" table:style-name="ce1">
            <text:p>0</text:p>
          </table:table-cell>
          <table:table-cell office:value-type="float" office:value="0" table:formula="msoxl:=COMMANDER!O53" table:style-name="ce1">
            <text:p>0</text:p>
          </table:table-cell>
          <table:table-cell office:value-type="float" office:value="0" table:formula="msoxl:=COMMANDER!P53" table:style-name="ce1">
            <text:p>0</text:p>
          </table:table-cell>
          <table:table-cell office:value-type="float" office:value="0" table:formula="msoxl:=COMMANDER!Q53" table:style-name="ce1">
            <text:p>0</text:p>
          </table:table-cell>
          <table:table-cell office:value-type="float" office:value="0" table:formula="msoxl:=COMMANDER!R53" table:style-name="ce1">
            <text:p>0</text:p>
          </table:table-cell>
          <table:table-cell office:value-type="float" office:value="0" table:formula="msoxl:=COMMANDER!S53" table:style-name="ce1">
            <text:p>0</text:p>
          </table:table-cell>
          <table:table-cell office:value-type="float" office:value="0" table:formula="msoxl:=COMMANDER!T53" table:style-name="ce1">
            <text:p>0</text:p>
          </table:table-cell>
          <table:table-cell office:value-type="float" office:value="0" table:formula="msoxl:=COMMANDER!U53" table:style-name="ce1">
            <text:p>0</text:p>
          </table:table-cell>
          <table:table-cell office:value-type="float" office:value="0" table:formula="msoxl:=COMMANDER!V53" table:style-name="ce1">
            <text:p>0</text:p>
          </table:table-cell>
          <table:table-cell office:value-type="float" office:value="0" table:formula="msoxl:=COMMANDER!W53" table:style-name="ce1">
            <text:p>0</text:p>
          </table:table-cell>
          <table:table-cell office:value-type="float" office:value="0" table:formula="msoxl:=CORE_MANAGER!A53" table:style-name="ce1">
            <text:p>0</text:p>
          </table:table-cell>
          <table:table-cell office:value-type="float" office:value="0" table:formula="msoxl:=CORE_MANAGER!B53" table:style-name="ce1">
            <text:p>0</text:p>
          </table:table-cell>
          <table:table-cell office:value-type="float" office:value="0" table:formula="msoxl:=CORE_MANAGER!C53" table:style-name="ce1">
            <text:p>0</text:p>
          </table:table-cell>
          <table:table-cell office:value-type="string" office:string-value="F052" table:formula="msoxl:=CORE_MANAGER!D53" table:style-name="ce1">
            <text:p>F052</text:p>
          </table:table-cell>
          <table:table-cell office:value-type="string" office:string-value="LINKS_PARAM_MONITOR STAT PARAMETER NAMES" table:formula="msoxl:=CORE_MANAGER!E53" table:style-name="ce1">
            <text:p>LINKS_PARAM_MONITOR STAT PARAMETER NAMES</text:p>
          </table:table-cell>
          <table:table-cell office:value-type="string" office:string-value="NUMBER TRANSMITTED TRACK" table:formula="msoxl:=CORE_MANAGER!F53" table:style-name="ce1">
            <text:p>NUMBER TRANSMITTED TRACK</text:p>
          </table:table-cell>
          <table:table-cell office:value-type="float" office:value="0" table:formula="msoxl:=CORE_SUPERVISOR!A53" table:style-name="ce1">
            <text:p>0</text:p>
          </table:table-cell>
          <table:table-cell office:value-type="float" office:value="0" table:formula="msoxl:=CORE_SUPERVISOR!B53" table:style-name="ce1">
            <text:p>0</text:p>
          </table:table-cell>
          <table:table-cell office:value-type="float" office:value="0" table:formula="msoxl:=CORE_SUPERVISOR!C53" table:style-name="ce1">
            <text:p>0</text:p>
          </table:table-cell>
          <table:table-cell office:value-type="float" office:value="0" table:formula="msoxl:=CORE_SUPERVISOR!D53" table:style-name="ce1">
            <text:p>0</text:p>
          </table:table-cell>
          <table:table-cell office:value-type="float" office:value="0" table:formula="msoxl:=CORE_SUPERVISOR!E53" table:style-name="ce1">
            <text:p>0</text:p>
          </table:table-cell>
          <table:table-cell office:value-type="float" office:value="0" table:formula="msoxl:=CORE_SUPERVISOR!F53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54" table:style-name="ce1">
            <text:p>0</text:p>
          </table:table-cell>
          <table:table-cell office:value-type="float" office:value="0" table:formula="msoxl:=Project!B54" table:style-name="ce1">
            <text:p>0</text:p>
          </table:table-cell>
          <table:table-cell office:value-type="float" office:value="0" table:formula="msoxl:=Project!C54" table:style-name="ce1">
            <text:p>0</text:p>
          </table:table-cell>
          <table:table-cell office:value-type="float" office:value="0" table:formula="msoxl:='IP@'!A54" table:style-name="ce1">
            <text:p>0</text:p>
          </table:table-cell>
          <table:table-cell office:value-type="float" office:value="0" table:formula="msoxl:='IP@'!B54" table:style-name="ce1">
            <text:p>0</text:p>
          </table:table-cell>
          <table:table-cell office:value-type="float" office:value="0" table:formula="msoxl:='IP@'!C54" table:style-name="ce1">
            <text:p>0</text:p>
          </table:table-cell>
          <table:table-cell office:value-type="float" office:value="0" table:formula="msoxl:=TCP_port!A54" table:style-name="ce1">
            <text:p>0</text:p>
          </table:table-cell>
          <table:table-cell office:value-type="float" office:value="0" table:formula="msoxl:=TCP_port!B54" table:style-name="ce1">
            <text:p>0</text:p>
          </table:table-cell>
          <table:table-cell office:value-type="float" office:value="0" table:formula="msoxl:=TCP_port!C54" table:style-name="ce1">
            <text:p>0</text:p>
          </table:table-cell>
          <table:table-cell office:value-type="float" office:value="0" table:formula="msoxl:=COMMANDER!A54" table:style-name="ce1">
            <text:p>0</text:p>
          </table:table-cell>
          <table:table-cell office:value-type="float" office:value="0" table:formula="msoxl:=COMMANDER!B54" table:style-name="ce1">
            <text:p>0</text:p>
          </table:table-cell>
          <table:table-cell office:value-type="float" office:value="0" table:formula="msoxl:=COMMANDER!C54" table:style-name="ce1">
            <text:p>0</text:p>
          </table:table-cell>
          <table:table-cell office:value-type="float" office:value="0" table:formula="msoxl:=COMMANDER!E54" table:style-name="ce1">
            <text:p>0</text:p>
          </table:table-cell>
          <table:table-cell office:value-type="float" office:value="0" table:formula="msoxl:=COMMANDER!F54" table:style-name="ce1">
            <text:p>0</text:p>
          </table:table-cell>
          <table:table-cell office:value-type="float" office:value="0" table:formula="msoxl:=COMMANDER!G54" table:style-name="ce1">
            <text:p>0</text:p>
          </table:table-cell>
          <table:table-cell office:value-type="float" office:value="0" table:formula="msoxl:=COMMANDER!I54" table:style-name="ce1">
            <text:p>0</text:p>
          </table:table-cell>
          <table:table-cell office:value-type="float" office:value="0" table:formula="msoxl:=COMMANDER!J54" table:style-name="ce1">
            <text:p>0</text:p>
          </table:table-cell>
          <table:table-cell office:value-type="float" office:value="0" table:formula="msoxl:=COMMANDER!K54" table:style-name="ce1">
            <text:p>0</text:p>
          </table:table-cell>
          <table:table-cell office:value-type="float" office:value="0" table:formula="msoxl:=COMMANDER!L54" table:style-name="ce1">
            <text:p>0</text:p>
          </table:table-cell>
          <table:table-cell office:value-type="float" office:value="0" table:formula="msoxl:=COMMANDER!M54" table:style-name="ce1">
            <text:p>0</text:p>
          </table:table-cell>
          <table:table-cell office:value-type="float" office:value="0" table:formula="msoxl:=COMMANDER!N54" table:style-name="ce1">
            <text:p>0</text:p>
          </table:table-cell>
          <table:table-cell office:value-type="float" office:value="0" table:formula="msoxl:=COMMANDER!O54" table:style-name="ce1">
            <text:p>0</text:p>
          </table:table-cell>
          <table:table-cell office:value-type="float" office:value="0" table:formula="msoxl:=COMMANDER!P54" table:style-name="ce1">
            <text:p>0</text:p>
          </table:table-cell>
          <table:table-cell office:value-type="float" office:value="0" table:formula="msoxl:=COMMANDER!Q54" table:style-name="ce1">
            <text:p>0</text:p>
          </table:table-cell>
          <table:table-cell office:value-type="float" office:value="0" table:formula="msoxl:=COMMANDER!R54" table:style-name="ce1">
            <text:p>0</text:p>
          </table:table-cell>
          <table:table-cell office:value-type="float" office:value="0" table:formula="msoxl:=COMMANDER!S54" table:style-name="ce1">
            <text:p>0</text:p>
          </table:table-cell>
          <table:table-cell office:value-type="float" office:value="0" table:formula="msoxl:=COMMANDER!T54" table:style-name="ce1">
            <text:p>0</text:p>
          </table:table-cell>
          <table:table-cell office:value-type="float" office:value="0" table:formula="msoxl:=COMMANDER!U54" table:style-name="ce1">
            <text:p>0</text:p>
          </table:table-cell>
          <table:table-cell office:value-type="float" office:value="0" table:formula="msoxl:=COMMANDER!V54" table:style-name="ce1">
            <text:p>0</text:p>
          </table:table-cell>
          <table:table-cell office:value-type="float" office:value="0" table:formula="msoxl:=COMMANDER!W54" table:style-name="ce1">
            <text:p>0</text:p>
          </table:table-cell>
          <table:table-cell office:value-type="float" office:value="0" table:formula="msoxl:=CORE_MANAGER!A54" table:style-name="ce1">
            <text:p>0</text:p>
          </table:table-cell>
          <table:table-cell office:value-type="float" office:value="0" table:formula="msoxl:=CORE_MANAGER!B54" table:style-name="ce1">
            <text:p>0</text:p>
          </table:table-cell>
          <table:table-cell office:value-type="float" office:value="0" table:formula="msoxl:=CORE_MANAGER!C54" table:style-name="ce1">
            <text:p>0</text:p>
          </table:table-cell>
          <table:table-cell office:value-type="string" office:string-value="F053" table:formula="msoxl:=CORE_MANAGER!D54" table:style-name="ce1">
            <text:p>F053</text:p>
          </table:table-cell>
          <table:table-cell office:value-type="string" office:string-value="LINKS_PARAM_MONITOR STAT PARAMETER TYPE" table:formula="msoxl:=CORE_MANAGER!E54" table:style-name="ce1">
            <text:p>LINKS_PARAM_MONITOR STAT PARAMETER TYPE</text:p>
          </table:table-cell>
          <table:table-cell office:value-type="string" office:string-value="STRING" table:formula="msoxl:=CORE_MANAGER!F54" table:style-name="ce1">
            <text:p>STRING</text:p>
          </table:table-cell>
          <table:table-cell office:value-type="float" office:value="0" table:formula="msoxl:=CORE_SUPERVISOR!A54" table:style-name="ce1">
            <text:p>0</text:p>
          </table:table-cell>
          <table:table-cell office:value-type="float" office:value="0" table:formula="msoxl:=CORE_SUPERVISOR!B54" table:style-name="ce1">
            <text:p>0</text:p>
          </table:table-cell>
          <table:table-cell office:value-type="float" office:value="0" table:formula="msoxl:=CORE_SUPERVISOR!C54" table:style-name="ce1">
            <text:p>0</text:p>
          </table:table-cell>
          <table:table-cell office:value-type="float" office:value="0" table:formula="msoxl:=CORE_SUPERVISOR!D54" table:style-name="ce1">
            <text:p>0</text:p>
          </table:table-cell>
          <table:table-cell office:value-type="float" office:value="0" table:formula="msoxl:=CORE_SUPERVISOR!E54" table:style-name="ce1">
            <text:p>0</text:p>
          </table:table-cell>
          <table:table-cell office:value-type="float" office:value="0" table:formula="msoxl:=CORE_SUPERVISOR!F54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55" table:style-name="ce1">
            <text:p>0</text:p>
          </table:table-cell>
          <table:table-cell office:value-type="float" office:value="0" table:formula="msoxl:=Project!B55" table:style-name="ce1">
            <text:p>0</text:p>
          </table:table-cell>
          <table:table-cell office:value-type="float" office:value="0" table:formula="msoxl:=Project!C55" table:style-name="ce1">
            <text:p>0</text:p>
          </table:table-cell>
          <table:table-cell office:value-type="float" office:value="0" table:formula="msoxl:='IP@'!A55" table:style-name="ce1">
            <text:p>0</text:p>
          </table:table-cell>
          <table:table-cell office:value-type="float" office:value="0" table:formula="msoxl:='IP@'!B55" table:style-name="ce1">
            <text:p>0</text:p>
          </table:table-cell>
          <table:table-cell office:value-type="float" office:value="0" table:formula="msoxl:='IP@'!C55" table:style-name="ce1">
            <text:p>0</text:p>
          </table:table-cell>
          <table:table-cell office:value-type="float" office:value="0" table:formula="msoxl:=TCP_port!A55" table:style-name="ce1">
            <text:p>0</text:p>
          </table:table-cell>
          <table:table-cell office:value-type="float" office:value="0" table:formula="msoxl:=TCP_port!B55" table:style-name="ce1">
            <text:p>0</text:p>
          </table:table-cell>
          <table:table-cell office:value-type="float" office:value="0" table:formula="msoxl:=TCP_port!C55" table:style-name="ce1">
            <text:p>0</text:p>
          </table:table-cell>
          <table:table-cell office:value-type="float" office:value="0" table:formula="msoxl:=COMMANDER!A55" table:style-name="ce1">
            <text:p>0</text:p>
          </table:table-cell>
          <table:table-cell office:value-type="float" office:value="0" table:formula="msoxl:=COMMANDER!B55" table:style-name="ce1">
            <text:p>0</text:p>
          </table:table-cell>
          <table:table-cell office:value-type="float" office:value="0" table:formula="msoxl:=COMMANDER!C55" table:style-name="ce1">
            <text:p>0</text:p>
          </table:table-cell>
          <table:table-cell office:value-type="float" office:value="0" table:formula="msoxl:=COMMANDER!E55" table:style-name="ce1">
            <text:p>0</text:p>
          </table:table-cell>
          <table:table-cell office:value-type="float" office:value="0" table:formula="msoxl:=COMMANDER!F55" table:style-name="ce1">
            <text:p>0</text:p>
          </table:table-cell>
          <table:table-cell office:value-type="float" office:value="0" table:formula="msoxl:=COMMANDER!G55" table:style-name="ce1">
            <text:p>0</text:p>
          </table:table-cell>
          <table:table-cell office:value-type="float" office:value="0" table:formula="msoxl:=COMMANDER!I55" table:style-name="ce1">
            <text:p>0</text:p>
          </table:table-cell>
          <table:table-cell office:value-type="float" office:value="0" table:formula="msoxl:=COMMANDER!J55" table:style-name="ce1">
            <text:p>0</text:p>
          </table:table-cell>
          <table:table-cell office:value-type="float" office:value="0" table:formula="msoxl:=COMMANDER!K55" table:style-name="ce1">
            <text:p>0</text:p>
          </table:table-cell>
          <table:table-cell office:value-type="float" office:value="0" table:formula="msoxl:=COMMANDER!L55" table:style-name="ce1">
            <text:p>0</text:p>
          </table:table-cell>
          <table:table-cell office:value-type="float" office:value="0" table:formula="msoxl:=COMMANDER!M55" table:style-name="ce1">
            <text:p>0</text:p>
          </table:table-cell>
          <table:table-cell office:value-type="float" office:value="0" table:formula="msoxl:=COMMANDER!N55" table:style-name="ce1">
            <text:p>0</text:p>
          </table:table-cell>
          <table:table-cell office:value-type="float" office:value="0" table:formula="msoxl:=COMMANDER!O55" table:style-name="ce1">
            <text:p>0</text:p>
          </table:table-cell>
          <table:table-cell office:value-type="float" office:value="0" table:formula="msoxl:=COMMANDER!P55" table:style-name="ce1">
            <text:p>0</text:p>
          </table:table-cell>
          <table:table-cell office:value-type="float" office:value="0" table:formula="msoxl:=COMMANDER!Q55" table:style-name="ce1">
            <text:p>0</text:p>
          </table:table-cell>
          <table:table-cell office:value-type="float" office:value="0" table:formula="msoxl:=COMMANDER!R55" table:style-name="ce1">
            <text:p>0</text:p>
          </table:table-cell>
          <table:table-cell office:value-type="float" office:value="0" table:formula="msoxl:=COMMANDER!S55" table:style-name="ce1">
            <text:p>0</text:p>
          </table:table-cell>
          <table:table-cell office:value-type="float" office:value="0" table:formula="msoxl:=COMMANDER!T55" table:style-name="ce1">
            <text:p>0</text:p>
          </table:table-cell>
          <table:table-cell office:value-type="float" office:value="0" table:formula="msoxl:=COMMANDER!U55" table:style-name="ce1">
            <text:p>0</text:p>
          </table:table-cell>
          <table:table-cell office:value-type="float" office:value="0" table:formula="msoxl:=COMMANDER!V55" table:style-name="ce1">
            <text:p>0</text:p>
          </table:table-cell>
          <table:table-cell office:value-type="float" office:value="0" table:formula="msoxl:=COMMANDER!W55" table:style-name="ce1">
            <text:p>0</text:p>
          </table:table-cell>
          <table:table-cell office:value-type="float" office:value="0" table:formula="msoxl:=CORE_MANAGER!A55" table:style-name="ce1">
            <text:p>0</text:p>
          </table:table-cell>
          <table:table-cell office:value-type="float" office:value="0" table:formula="msoxl:=CORE_MANAGER!B55" table:style-name="ce1">
            <text:p>0</text:p>
          </table:table-cell>
          <table:table-cell office:value-type="float" office:value="0" table:formula="msoxl:=CORE_MANAGER!C55" table:style-name="ce1">
            <text:p>0</text:p>
          </table:table-cell>
          <table:table-cell office:value-type="string" office:string-value="F054" table:formula="msoxl:=CORE_MANAGER!D55" table:style-name="ce1">
            <text:p>F054</text:p>
          </table:table-cell>
          <table:table-cell office:value-type="string" office:string-value="LINKS_PARAM_MONITOR STAT PARAMETER NAMES" table:formula="msoxl:=CORE_MANAGER!E55" table:style-name="ce1">
            <text:p>LINKS_PARAM_MONITOR STAT PARAMETER NAMES</text:p>
          </table:table-cell>
          <table:table-cell office:value-type="string" office:string-value="NUMBER TX FILTERED TRACK" table:formula="msoxl:=CORE_MANAGER!F55" table:style-name="ce1">
            <text:p>NUMBER TX FILTERED TRACK</text:p>
          </table:table-cell>
          <table:table-cell office:value-type="float" office:value="0" table:formula="msoxl:=CORE_SUPERVISOR!A55" table:style-name="ce1">
            <text:p>0</text:p>
          </table:table-cell>
          <table:table-cell office:value-type="float" office:value="0" table:formula="msoxl:=CORE_SUPERVISOR!B55" table:style-name="ce1">
            <text:p>0</text:p>
          </table:table-cell>
          <table:table-cell office:value-type="float" office:value="0" table:formula="msoxl:=CORE_SUPERVISOR!C55" table:style-name="ce1">
            <text:p>0</text:p>
          </table:table-cell>
          <table:table-cell office:value-type="float" office:value="0" table:formula="msoxl:=CORE_SUPERVISOR!D55" table:style-name="ce1">
            <text:p>0</text:p>
          </table:table-cell>
          <table:table-cell office:value-type="float" office:value="0" table:formula="msoxl:=CORE_SUPERVISOR!E55" table:style-name="ce1">
            <text:p>0</text:p>
          </table:table-cell>
          <table:table-cell office:value-type="float" office:value="0" table:formula="msoxl:=CORE_SUPERVISOR!F55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56" table:style-name="ce1">
            <text:p>0</text:p>
          </table:table-cell>
          <table:table-cell office:value-type="float" office:value="0" table:formula="msoxl:=Project!B56" table:style-name="ce1">
            <text:p>0</text:p>
          </table:table-cell>
          <table:table-cell office:value-type="float" office:value="0" table:formula="msoxl:=Project!C56" table:style-name="ce1">
            <text:p>0</text:p>
          </table:table-cell>
          <table:table-cell office:value-type="float" office:value="0" table:formula="msoxl:='IP@'!A56" table:style-name="ce1">
            <text:p>0</text:p>
          </table:table-cell>
          <table:table-cell office:value-type="float" office:value="0" table:formula="msoxl:='IP@'!B56" table:style-name="ce1">
            <text:p>0</text:p>
          </table:table-cell>
          <table:table-cell office:value-type="float" office:value="0" table:formula="msoxl:='IP@'!C56" table:style-name="ce1">
            <text:p>0</text:p>
          </table:table-cell>
          <table:table-cell office:value-type="float" office:value="0" table:formula="msoxl:=TCP_port!A56" table:style-name="ce1">
            <text:p>0</text:p>
          </table:table-cell>
          <table:table-cell office:value-type="float" office:value="0" table:formula="msoxl:=TCP_port!B56" table:style-name="ce1">
            <text:p>0</text:p>
          </table:table-cell>
          <table:table-cell office:value-type="float" office:value="0" table:formula="msoxl:=TCP_port!C56" table:style-name="ce1">
            <text:p>0</text:p>
          </table:table-cell>
          <table:table-cell office:value-type="float" office:value="0" table:formula="msoxl:=COMMANDER!A56" table:style-name="ce1">
            <text:p>0</text:p>
          </table:table-cell>
          <table:table-cell office:value-type="float" office:value="0" table:formula="msoxl:=COMMANDER!B56" table:style-name="ce1">
            <text:p>0</text:p>
          </table:table-cell>
          <table:table-cell office:value-type="float" office:value="0" table:formula="msoxl:=COMMANDER!C56" table:style-name="ce1">
            <text:p>0</text:p>
          </table:table-cell>
          <table:table-cell office:value-type="float" office:value="0" table:formula="msoxl:=COMMANDER!E56" table:style-name="ce1">
            <text:p>0</text:p>
          </table:table-cell>
          <table:table-cell office:value-type="float" office:value="0" table:formula="msoxl:=COMMANDER!F56" table:style-name="ce1">
            <text:p>0</text:p>
          </table:table-cell>
          <table:table-cell office:value-type="float" office:value="0" table:formula="msoxl:=COMMANDER!G56" table:style-name="ce1">
            <text:p>0</text:p>
          </table:table-cell>
          <table:table-cell office:value-type="float" office:value="0" table:formula="msoxl:=COMMANDER!I56" table:style-name="ce1">
            <text:p>0</text:p>
          </table:table-cell>
          <table:table-cell office:value-type="float" office:value="0" table:formula="msoxl:=COMMANDER!J56" table:style-name="ce1">
            <text:p>0</text:p>
          </table:table-cell>
          <table:table-cell office:value-type="float" office:value="0" table:formula="msoxl:=COMMANDER!K56" table:style-name="ce1">
            <text:p>0</text:p>
          </table:table-cell>
          <table:table-cell office:value-type="float" office:value="0" table:formula="msoxl:=COMMANDER!L56" table:style-name="ce1">
            <text:p>0</text:p>
          </table:table-cell>
          <table:table-cell office:value-type="float" office:value="0" table:formula="msoxl:=COMMANDER!M56" table:style-name="ce1">
            <text:p>0</text:p>
          </table:table-cell>
          <table:table-cell office:value-type="float" office:value="0" table:formula="msoxl:=COMMANDER!N56" table:style-name="ce1">
            <text:p>0</text:p>
          </table:table-cell>
          <table:table-cell office:value-type="float" office:value="0" table:formula="msoxl:=COMMANDER!O56" table:style-name="ce1">
            <text:p>0</text:p>
          </table:table-cell>
          <table:table-cell office:value-type="float" office:value="0" table:formula="msoxl:=COMMANDER!P56" table:style-name="ce1">
            <text:p>0</text:p>
          </table:table-cell>
          <table:table-cell office:value-type="float" office:value="0" table:formula="msoxl:=COMMANDER!Q56" table:style-name="ce1">
            <text:p>0</text:p>
          </table:table-cell>
          <table:table-cell office:value-type="float" office:value="0" table:formula="msoxl:=COMMANDER!R56" table:style-name="ce1">
            <text:p>0</text:p>
          </table:table-cell>
          <table:table-cell office:value-type="float" office:value="0" table:formula="msoxl:=COMMANDER!S56" table:style-name="ce1">
            <text:p>0</text:p>
          </table:table-cell>
          <table:table-cell office:value-type="float" office:value="0" table:formula="msoxl:=COMMANDER!T56" table:style-name="ce1">
            <text:p>0</text:p>
          </table:table-cell>
          <table:table-cell office:value-type="float" office:value="0" table:formula="msoxl:=COMMANDER!U56" table:style-name="ce1">
            <text:p>0</text:p>
          </table:table-cell>
          <table:table-cell office:value-type="float" office:value="0" table:formula="msoxl:=COMMANDER!V56" table:style-name="ce1">
            <text:p>0</text:p>
          </table:table-cell>
          <table:table-cell office:value-type="float" office:value="0" table:formula="msoxl:=COMMANDER!W56" table:style-name="ce1">
            <text:p>0</text:p>
          </table:table-cell>
          <table:table-cell office:value-type="float" office:value="0" table:formula="msoxl:=CORE_MANAGER!A56" table:style-name="ce1">
            <text:p>0</text:p>
          </table:table-cell>
          <table:table-cell office:value-type="float" office:value="0" table:formula="msoxl:=CORE_MANAGER!B56" table:style-name="ce1">
            <text:p>0</text:p>
          </table:table-cell>
          <table:table-cell office:value-type="float" office:value="0" table:formula="msoxl:=CORE_MANAGER!C56" table:style-name="ce1">
            <text:p>0</text:p>
          </table:table-cell>
          <table:table-cell office:value-type="string" office:string-value="F055" table:formula="msoxl:=CORE_MANAGER!D56" table:style-name="ce1">
            <text:p>F055</text:p>
          </table:table-cell>
          <table:table-cell office:value-type="string" office:string-value="LINKS_PARAM_MONITOR STAT PARAMETER TYPE" table:formula="msoxl:=CORE_MANAGER!E56" table:style-name="ce1">
            <text:p>LINKS_PARAM_MONITOR STAT PARAMETER TYPE</text:p>
          </table:table-cell>
          <table:table-cell office:value-type="string" office:string-value="STRING" table:formula="msoxl:=CORE_MANAGER!F56" table:style-name="ce1">
            <text:p>STRING</text:p>
          </table:table-cell>
          <table:table-cell office:value-type="float" office:value="0" table:formula="msoxl:=CORE_SUPERVISOR!A56" table:style-name="ce1">
            <text:p>0</text:p>
          </table:table-cell>
          <table:table-cell office:value-type="float" office:value="0" table:formula="msoxl:=CORE_SUPERVISOR!B56" table:style-name="ce1">
            <text:p>0</text:p>
          </table:table-cell>
          <table:table-cell office:value-type="float" office:value="0" table:formula="msoxl:=CORE_SUPERVISOR!C56" table:style-name="ce1">
            <text:p>0</text:p>
          </table:table-cell>
          <table:table-cell office:value-type="float" office:value="0" table:formula="msoxl:=CORE_SUPERVISOR!D56" table:style-name="ce1">
            <text:p>0</text:p>
          </table:table-cell>
          <table:table-cell office:value-type="float" office:value="0" table:formula="msoxl:=CORE_SUPERVISOR!E56" table:style-name="ce1">
            <text:p>0</text:p>
          </table:table-cell>
          <table:table-cell office:value-type="float" office:value="0" table:formula="msoxl:=CORE_SUPERVISOR!F56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57" table:style-name="ce1">
            <text:p>0</text:p>
          </table:table-cell>
          <table:table-cell office:value-type="float" office:value="0" table:formula="msoxl:=Project!B57" table:style-name="ce1">
            <text:p>0</text:p>
          </table:table-cell>
          <table:table-cell office:value-type="float" office:value="0" table:formula="msoxl:=Project!C57" table:style-name="ce1">
            <text:p>0</text:p>
          </table:table-cell>
          <table:table-cell office:value-type="float" office:value="0" table:formula="msoxl:='IP@'!A57" table:style-name="ce1">
            <text:p>0</text:p>
          </table:table-cell>
          <table:table-cell office:value-type="float" office:value="0" table:formula="msoxl:='IP@'!B57" table:style-name="ce1">
            <text:p>0</text:p>
          </table:table-cell>
          <table:table-cell office:value-type="float" office:value="0" table:formula="msoxl:='IP@'!C57" table:style-name="ce1">
            <text:p>0</text:p>
          </table:table-cell>
          <table:table-cell office:value-type="float" office:value="0" table:formula="msoxl:=TCP_port!A57" table:style-name="ce1">
            <text:p>0</text:p>
          </table:table-cell>
          <table:table-cell office:value-type="float" office:value="0" table:formula="msoxl:=TCP_port!B57" table:style-name="ce1">
            <text:p>0</text:p>
          </table:table-cell>
          <table:table-cell office:value-type="float" office:value="0" table:formula="msoxl:=TCP_port!C57" table:style-name="ce1">
            <text:p>0</text:p>
          </table:table-cell>
          <table:table-cell office:value-type="float" office:value="0" table:formula="msoxl:=COMMANDER!A57" table:style-name="ce1">
            <text:p>0</text:p>
          </table:table-cell>
          <table:table-cell office:value-type="float" office:value="0" table:formula="msoxl:=COMMANDER!B57" table:style-name="ce1">
            <text:p>0</text:p>
          </table:table-cell>
          <table:table-cell office:value-type="float" office:value="0" table:formula="msoxl:=COMMANDER!C57" table:style-name="ce1">
            <text:p>0</text:p>
          </table:table-cell>
          <table:table-cell office:value-type="float" office:value="0" table:formula="msoxl:=COMMANDER!E57" table:style-name="ce1">
            <text:p>0</text:p>
          </table:table-cell>
          <table:table-cell office:value-type="float" office:value="0" table:formula="msoxl:=COMMANDER!F57" table:style-name="ce1">
            <text:p>0</text:p>
          </table:table-cell>
          <table:table-cell office:value-type="float" office:value="0" table:formula="msoxl:=COMMANDER!G57" table:style-name="ce1">
            <text:p>0</text:p>
          </table:table-cell>
          <table:table-cell office:value-type="float" office:value="0" table:formula="msoxl:=COMMANDER!I57" table:style-name="ce1">
            <text:p>0</text:p>
          </table:table-cell>
          <table:table-cell office:value-type="float" office:value="0" table:formula="msoxl:=COMMANDER!J57" table:style-name="ce1">
            <text:p>0</text:p>
          </table:table-cell>
          <table:table-cell office:value-type="float" office:value="0" table:formula="msoxl:=COMMANDER!K57" table:style-name="ce1">
            <text:p>0</text:p>
          </table:table-cell>
          <table:table-cell office:value-type="float" office:value="0" table:formula="msoxl:=COMMANDER!L57" table:style-name="ce1">
            <text:p>0</text:p>
          </table:table-cell>
          <table:table-cell office:value-type="float" office:value="0" table:formula="msoxl:=COMMANDER!M57" table:style-name="ce1">
            <text:p>0</text:p>
          </table:table-cell>
          <table:table-cell office:value-type="float" office:value="0" table:formula="msoxl:=COMMANDER!N57" table:style-name="ce1">
            <text:p>0</text:p>
          </table:table-cell>
          <table:table-cell office:value-type="float" office:value="0" table:formula="msoxl:=COMMANDER!O57" table:style-name="ce1">
            <text:p>0</text:p>
          </table:table-cell>
          <table:table-cell office:value-type="float" office:value="0" table:formula="msoxl:=COMMANDER!P57" table:style-name="ce1">
            <text:p>0</text:p>
          </table:table-cell>
          <table:table-cell office:value-type="float" office:value="0" table:formula="msoxl:=COMMANDER!Q57" table:style-name="ce1">
            <text:p>0</text:p>
          </table:table-cell>
          <table:table-cell office:value-type="float" office:value="0" table:formula="msoxl:=COMMANDER!R57" table:style-name="ce1">
            <text:p>0</text:p>
          </table:table-cell>
          <table:table-cell office:value-type="float" office:value="0" table:formula="msoxl:=COMMANDER!S57" table:style-name="ce1">
            <text:p>0</text:p>
          </table:table-cell>
          <table:table-cell office:value-type="float" office:value="0" table:formula="msoxl:=COMMANDER!T57" table:style-name="ce1">
            <text:p>0</text:p>
          </table:table-cell>
          <table:table-cell office:value-type="float" office:value="0" table:formula="msoxl:=COMMANDER!U57" table:style-name="ce1">
            <text:p>0</text:p>
          </table:table-cell>
          <table:table-cell office:value-type="float" office:value="0" table:formula="msoxl:=COMMANDER!V57" table:style-name="ce1">
            <text:p>0</text:p>
          </table:table-cell>
          <table:table-cell office:value-type="float" office:value="0" table:formula="msoxl:=COMMANDER!W57" table:style-name="ce1">
            <text:p>0</text:p>
          </table:table-cell>
          <table:table-cell office:value-type="float" office:value="0" table:formula="msoxl:=CORE_MANAGER!A57" table:style-name="ce1">
            <text:p>0</text:p>
          </table:table-cell>
          <table:table-cell office:value-type="float" office:value="0" table:formula="msoxl:=CORE_MANAGER!B57" table:style-name="ce1">
            <text:p>0</text:p>
          </table:table-cell>
          <table:table-cell office:value-type="float" office:value="0" table:formula="msoxl:=CORE_MANAGER!C57" table:style-name="ce1">
            <text:p>0</text:p>
          </table:table-cell>
          <table:table-cell office:value-type="string" office:string-value="F056" table:formula="msoxl:=CORE_MANAGER!D57" table:style-name="ce1">
            <text:p>F056</text:p>
          </table:table-cell>
          <table:table-cell office:value-type="string" office:string-value="LINKS_PARAM_MONITOR STAT PARAMETER NAMES" table:formula="msoxl:=CORE_MANAGER!E57" table:style-name="ce1">
            <text:p>LINKS_PARAM_MONITOR STAT PARAMETER NAMES</text:p>
          </table:table-cell>
          <table:table-cell office:value-type="string" office:string-value="NUMBER RECEIVED UNKNOWN TRACK" table:formula="msoxl:=CORE_MANAGER!F57" table:style-name="ce1">
            <text:p>NUMBER RECEIVED UNKNOWN TRACK</text:p>
          </table:table-cell>
          <table:table-cell office:value-type="float" office:value="0" table:formula="msoxl:=CORE_SUPERVISOR!A57" table:style-name="ce1">
            <text:p>0</text:p>
          </table:table-cell>
          <table:table-cell office:value-type="float" office:value="0" table:formula="msoxl:=CORE_SUPERVISOR!B57" table:style-name="ce1">
            <text:p>0</text:p>
          </table:table-cell>
          <table:table-cell office:value-type="float" office:value="0" table:formula="msoxl:=CORE_SUPERVISOR!C57" table:style-name="ce1">
            <text:p>0</text:p>
          </table:table-cell>
          <table:table-cell office:value-type="float" office:value="0" table:formula="msoxl:=CORE_SUPERVISOR!D57" table:style-name="ce1">
            <text:p>0</text:p>
          </table:table-cell>
          <table:table-cell office:value-type="float" office:value="0" table:formula="msoxl:=CORE_SUPERVISOR!E57" table:style-name="ce1">
            <text:p>0</text:p>
          </table:table-cell>
          <table:table-cell office:value-type="float" office:value="0" table:formula="msoxl:=CORE_SUPERVISOR!F57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58" table:style-name="ce1">
            <text:p>0</text:p>
          </table:table-cell>
          <table:table-cell office:value-type="float" office:value="0" table:formula="msoxl:=Project!B58" table:style-name="ce1">
            <text:p>0</text:p>
          </table:table-cell>
          <table:table-cell office:value-type="float" office:value="0" table:formula="msoxl:=Project!C58" table:style-name="ce1">
            <text:p>0</text:p>
          </table:table-cell>
          <table:table-cell office:value-type="float" office:value="0" table:formula="msoxl:='IP@'!A58" table:style-name="ce1">
            <text:p>0</text:p>
          </table:table-cell>
          <table:table-cell office:value-type="float" office:value="0" table:formula="msoxl:='IP@'!B58" table:style-name="ce1">
            <text:p>0</text:p>
          </table:table-cell>
          <table:table-cell office:value-type="float" office:value="0" table:formula="msoxl:='IP@'!C58" table:style-name="ce1">
            <text:p>0</text:p>
          </table:table-cell>
          <table:table-cell office:value-type="float" office:value="0" table:formula="msoxl:=TCP_port!A58" table:style-name="ce1">
            <text:p>0</text:p>
          </table:table-cell>
          <table:table-cell office:value-type="float" office:value="0" table:formula="msoxl:=TCP_port!B58" table:style-name="ce1">
            <text:p>0</text:p>
          </table:table-cell>
          <table:table-cell office:value-type="float" office:value="0" table:formula="msoxl:=TCP_port!C58" table:style-name="ce1">
            <text:p>0</text:p>
          </table:table-cell>
          <table:table-cell office:value-type="float" office:value="0" table:formula="msoxl:=COMMANDER!A58" table:style-name="ce1">
            <text:p>0</text:p>
          </table:table-cell>
          <table:table-cell office:value-type="float" office:value="0" table:formula="msoxl:=COMMANDER!B58" table:style-name="ce1">
            <text:p>0</text:p>
          </table:table-cell>
          <table:table-cell office:value-type="float" office:value="0" table:formula="msoxl:=COMMANDER!C58" table:style-name="ce1">
            <text:p>0</text:p>
          </table:table-cell>
          <table:table-cell office:value-type="float" office:value="0" table:formula="msoxl:=COMMANDER!E58" table:style-name="ce1">
            <text:p>0</text:p>
          </table:table-cell>
          <table:table-cell office:value-type="float" office:value="0" table:formula="msoxl:=COMMANDER!F58" table:style-name="ce1">
            <text:p>0</text:p>
          </table:table-cell>
          <table:table-cell office:value-type="float" office:value="0" table:formula="msoxl:=COMMANDER!G58" table:style-name="ce1">
            <text:p>0</text:p>
          </table:table-cell>
          <table:table-cell office:value-type="float" office:value="0" table:formula="msoxl:=COMMANDER!I58" table:style-name="ce1">
            <text:p>0</text:p>
          </table:table-cell>
          <table:table-cell office:value-type="float" office:value="0" table:formula="msoxl:=COMMANDER!J58" table:style-name="ce1">
            <text:p>0</text:p>
          </table:table-cell>
          <table:table-cell office:value-type="float" office:value="0" table:formula="msoxl:=COMMANDER!K58" table:style-name="ce1">
            <text:p>0</text:p>
          </table:table-cell>
          <table:table-cell office:value-type="float" office:value="0" table:formula="msoxl:=COMMANDER!L58" table:style-name="ce1">
            <text:p>0</text:p>
          </table:table-cell>
          <table:table-cell office:value-type="float" office:value="0" table:formula="msoxl:=COMMANDER!M58" table:style-name="ce1">
            <text:p>0</text:p>
          </table:table-cell>
          <table:table-cell office:value-type="float" office:value="0" table:formula="msoxl:=COMMANDER!N58" table:style-name="ce1">
            <text:p>0</text:p>
          </table:table-cell>
          <table:table-cell office:value-type="float" office:value="0" table:formula="msoxl:=COMMANDER!O58" table:style-name="ce1">
            <text:p>0</text:p>
          </table:table-cell>
          <table:table-cell office:value-type="float" office:value="0" table:formula="msoxl:=COMMANDER!P58" table:style-name="ce1">
            <text:p>0</text:p>
          </table:table-cell>
          <table:table-cell office:value-type="float" office:value="0" table:formula="msoxl:=COMMANDER!Q58" table:style-name="ce1">
            <text:p>0</text:p>
          </table:table-cell>
          <table:table-cell office:value-type="float" office:value="0" table:formula="msoxl:=COMMANDER!R58" table:style-name="ce1">
            <text:p>0</text:p>
          </table:table-cell>
          <table:table-cell office:value-type="float" office:value="0" table:formula="msoxl:=COMMANDER!S58" table:style-name="ce1">
            <text:p>0</text:p>
          </table:table-cell>
          <table:table-cell office:value-type="float" office:value="0" table:formula="msoxl:=COMMANDER!T58" table:style-name="ce1">
            <text:p>0</text:p>
          </table:table-cell>
          <table:table-cell office:value-type="float" office:value="0" table:formula="msoxl:=COMMANDER!U58" table:style-name="ce1">
            <text:p>0</text:p>
          </table:table-cell>
          <table:table-cell office:value-type="float" office:value="0" table:formula="msoxl:=COMMANDER!V58" table:style-name="ce1">
            <text:p>0</text:p>
          </table:table-cell>
          <table:table-cell office:value-type="float" office:value="0" table:formula="msoxl:=COMMANDER!W58" table:style-name="ce1">
            <text:p>0</text:p>
          </table:table-cell>
          <table:table-cell office:value-type="float" office:value="0" table:formula="msoxl:=CORE_MANAGER!A58" table:style-name="ce1">
            <text:p>0</text:p>
          </table:table-cell>
          <table:table-cell office:value-type="float" office:value="0" table:formula="msoxl:=CORE_MANAGER!B58" table:style-name="ce1">
            <text:p>0</text:p>
          </table:table-cell>
          <table:table-cell office:value-type="float" office:value="0" table:formula="msoxl:=CORE_MANAGER!C58" table:style-name="ce1">
            <text:p>0</text:p>
          </table:table-cell>
          <table:table-cell office:value-type="string" office:string-value="F057" table:formula="msoxl:=CORE_MANAGER!D58" table:style-name="ce1">
            <text:p>F057</text:p>
          </table:table-cell>
          <table:table-cell office:value-type="string" office:string-value="LINKS_PARAM_MONITOR STAT PARAMETER TYPE" table:formula="msoxl:=CORE_MANAGER!E58" table:style-name="ce1">
            <text:p>LINKS_PARAM_MONITOR STAT PARAMETER TYPE</text:p>
          </table:table-cell>
          <table:table-cell office:value-type="string" office:string-value="STRING" table:formula="msoxl:=CORE_MANAGER!F58" table:style-name="ce1">
            <text:p>STRING</text:p>
          </table:table-cell>
          <table:table-cell office:value-type="float" office:value="0" table:formula="msoxl:=CORE_SUPERVISOR!A58" table:style-name="ce1">
            <text:p>0</text:p>
          </table:table-cell>
          <table:table-cell office:value-type="float" office:value="0" table:formula="msoxl:=CORE_SUPERVISOR!B58" table:style-name="ce1">
            <text:p>0</text:p>
          </table:table-cell>
          <table:table-cell office:value-type="float" office:value="0" table:formula="msoxl:=CORE_SUPERVISOR!C58" table:style-name="ce1">
            <text:p>0</text:p>
          </table:table-cell>
          <table:table-cell office:value-type="float" office:value="0" table:formula="msoxl:=CORE_SUPERVISOR!D58" table:style-name="ce1">
            <text:p>0</text:p>
          </table:table-cell>
          <table:table-cell office:value-type="float" office:value="0" table:formula="msoxl:=CORE_SUPERVISOR!E58" table:style-name="ce1">
            <text:p>0</text:p>
          </table:table-cell>
          <table:table-cell office:value-type="float" office:value="0" table:formula="msoxl:=CORE_SUPERVISOR!F58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59" table:style-name="ce1">
            <text:p>0</text:p>
          </table:table-cell>
          <table:table-cell office:value-type="float" office:value="0" table:formula="msoxl:=Project!B59" table:style-name="ce1">
            <text:p>0</text:p>
          </table:table-cell>
          <table:table-cell office:value-type="float" office:value="0" table:formula="msoxl:=Project!C59" table:style-name="ce1">
            <text:p>0</text:p>
          </table:table-cell>
          <table:table-cell office:value-type="float" office:value="0" table:formula="msoxl:='IP@'!A59" table:style-name="ce1">
            <text:p>0</text:p>
          </table:table-cell>
          <table:table-cell office:value-type="float" office:value="0" table:formula="msoxl:='IP@'!B59" table:style-name="ce1">
            <text:p>0</text:p>
          </table:table-cell>
          <table:table-cell office:value-type="float" office:value="0" table:formula="msoxl:='IP@'!C59" table:style-name="ce1">
            <text:p>0</text:p>
          </table:table-cell>
          <table:table-cell office:value-type="float" office:value="0" table:formula="msoxl:=TCP_port!A59" table:style-name="ce1">
            <text:p>0</text:p>
          </table:table-cell>
          <table:table-cell office:value-type="float" office:value="0" table:formula="msoxl:=TCP_port!B59" table:style-name="ce1">
            <text:p>0</text:p>
          </table:table-cell>
          <table:table-cell office:value-type="float" office:value="0" table:formula="msoxl:=TCP_port!C59" table:style-name="ce1">
            <text:p>0</text:p>
          </table:table-cell>
          <table:table-cell office:value-type="float" office:value="0" table:formula="msoxl:=COMMANDER!A59" table:style-name="ce1">
            <text:p>0</text:p>
          </table:table-cell>
          <table:table-cell office:value-type="float" office:value="0" table:formula="msoxl:=COMMANDER!B59" table:style-name="ce1">
            <text:p>0</text:p>
          </table:table-cell>
          <table:table-cell office:value-type="float" office:value="0" table:formula="msoxl:=COMMANDER!C59" table:style-name="ce1">
            <text:p>0</text:p>
          </table:table-cell>
          <table:table-cell office:value-type="float" office:value="0" table:formula="msoxl:=COMMANDER!E59" table:style-name="ce1">
            <text:p>0</text:p>
          </table:table-cell>
          <table:table-cell office:value-type="float" office:value="0" table:formula="msoxl:=COMMANDER!F59" table:style-name="ce1">
            <text:p>0</text:p>
          </table:table-cell>
          <table:table-cell office:value-type="float" office:value="0" table:formula="msoxl:=COMMANDER!G59" table:style-name="ce1">
            <text:p>0</text:p>
          </table:table-cell>
          <table:table-cell office:value-type="float" office:value="0" table:formula="msoxl:=COMMANDER!I59" table:style-name="ce1">
            <text:p>0</text:p>
          </table:table-cell>
          <table:table-cell office:value-type="float" office:value="0" table:formula="msoxl:=COMMANDER!J59" table:style-name="ce1">
            <text:p>0</text:p>
          </table:table-cell>
          <table:table-cell office:value-type="float" office:value="0" table:formula="msoxl:=COMMANDER!K59" table:style-name="ce1">
            <text:p>0</text:p>
          </table:table-cell>
          <table:table-cell office:value-type="float" office:value="0" table:formula="msoxl:=COMMANDER!L59" table:style-name="ce1">
            <text:p>0</text:p>
          </table:table-cell>
          <table:table-cell office:value-type="float" office:value="0" table:formula="msoxl:=COMMANDER!M59" table:style-name="ce1">
            <text:p>0</text:p>
          </table:table-cell>
          <table:table-cell office:value-type="float" office:value="0" table:formula="msoxl:=COMMANDER!N59" table:style-name="ce1">
            <text:p>0</text:p>
          </table:table-cell>
          <table:table-cell office:value-type="float" office:value="0" table:formula="msoxl:=COMMANDER!O59" table:style-name="ce1">
            <text:p>0</text:p>
          </table:table-cell>
          <table:table-cell office:value-type="float" office:value="0" table:formula="msoxl:=COMMANDER!P59" table:style-name="ce1">
            <text:p>0</text:p>
          </table:table-cell>
          <table:table-cell office:value-type="float" office:value="0" table:formula="msoxl:=COMMANDER!Q59" table:style-name="ce1">
            <text:p>0</text:p>
          </table:table-cell>
          <table:table-cell office:value-type="float" office:value="0" table:formula="msoxl:=COMMANDER!R59" table:style-name="ce1">
            <text:p>0</text:p>
          </table:table-cell>
          <table:table-cell office:value-type="float" office:value="0" table:formula="msoxl:=COMMANDER!S59" table:style-name="ce1">
            <text:p>0</text:p>
          </table:table-cell>
          <table:table-cell office:value-type="float" office:value="0" table:formula="msoxl:=COMMANDER!T59" table:style-name="ce1">
            <text:p>0</text:p>
          </table:table-cell>
          <table:table-cell office:value-type="float" office:value="0" table:formula="msoxl:=COMMANDER!U59" table:style-name="ce1">
            <text:p>0</text:p>
          </table:table-cell>
          <table:table-cell office:value-type="float" office:value="0" table:formula="msoxl:=COMMANDER!V59" table:style-name="ce1">
            <text:p>0</text:p>
          </table:table-cell>
          <table:table-cell office:value-type="float" office:value="0" table:formula="msoxl:=COMMANDER!W59" table:style-name="ce1">
            <text:p>0</text:p>
          </table:table-cell>
          <table:table-cell office:value-type="float" office:value="0" table:formula="msoxl:=CORE_MANAGER!A59" table:style-name="ce1">
            <text:p>0</text:p>
          </table:table-cell>
          <table:table-cell office:value-type="float" office:value="0" table:formula="msoxl:=CORE_MANAGER!B59" table:style-name="ce1">
            <text:p>0</text:p>
          </table:table-cell>
          <table:table-cell office:value-type="float" office:value="0" table:formula="msoxl:=CORE_MANAGER!C59" table:style-name="ce1">
            <text:p>0</text:p>
          </table:table-cell>
          <table:table-cell office:value-type="string" office:string-value="F058" table:formula="msoxl:=CORE_MANAGER!D59" table:style-name="ce1">
            <text:p>F058</text:p>
          </table:table-cell>
          <table:table-cell office:value-type="string" office:string-value="LINKS_PARAM_MONITOR STAT PARAMETER NAMES" table:formula="msoxl:=CORE_MANAGER!E59" table:style-name="ce1">
            <text:p>LINKS_PARAM_MONITOR STAT PARAMETER NAMES</text:p>
          </table:table-cell>
          <table:table-cell office:value-type="string" office:string-value="NUMBER RECEIVED SPACE TRACK" table:formula="msoxl:=CORE_MANAGER!F59" table:style-name="ce1">
            <text:p>NUMBER RECEIVED SPACE TRACK</text:p>
          </table:table-cell>
          <table:table-cell office:value-type="float" office:value="0" table:formula="msoxl:=CORE_SUPERVISOR!A59" table:style-name="ce1">
            <text:p>0</text:p>
          </table:table-cell>
          <table:table-cell office:value-type="float" office:value="0" table:formula="msoxl:=CORE_SUPERVISOR!B59" table:style-name="ce1">
            <text:p>0</text:p>
          </table:table-cell>
          <table:table-cell office:value-type="float" office:value="0" table:formula="msoxl:=CORE_SUPERVISOR!C59" table:style-name="ce1">
            <text:p>0</text:p>
          </table:table-cell>
          <table:table-cell office:value-type="float" office:value="0" table:formula="msoxl:=CORE_SUPERVISOR!D59" table:style-name="ce1">
            <text:p>0</text:p>
          </table:table-cell>
          <table:table-cell office:value-type="float" office:value="0" table:formula="msoxl:=CORE_SUPERVISOR!E59" table:style-name="ce1">
            <text:p>0</text:p>
          </table:table-cell>
          <table:table-cell office:value-type="float" office:value="0" table:formula="msoxl:=CORE_SUPERVISOR!F59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60" table:style-name="ce1">
            <text:p>0</text:p>
          </table:table-cell>
          <table:table-cell office:value-type="float" office:value="0" table:formula="msoxl:=Project!B60" table:style-name="ce1">
            <text:p>0</text:p>
          </table:table-cell>
          <table:table-cell office:value-type="float" office:value="0" table:formula="msoxl:=Project!C60" table:style-name="ce1">
            <text:p>0</text:p>
          </table:table-cell>
          <table:table-cell office:value-type="float" office:value="0" table:formula="msoxl:='IP@'!A60" table:style-name="ce1">
            <text:p>0</text:p>
          </table:table-cell>
          <table:table-cell office:value-type="float" office:value="0" table:formula="msoxl:='IP@'!B60" table:style-name="ce1">
            <text:p>0</text:p>
          </table:table-cell>
          <table:table-cell office:value-type="float" office:value="0" table:formula="msoxl:='IP@'!C60" table:style-name="ce1">
            <text:p>0</text:p>
          </table:table-cell>
          <table:table-cell office:value-type="float" office:value="0" table:formula="msoxl:=TCP_port!A60" table:style-name="ce1">
            <text:p>0</text:p>
          </table:table-cell>
          <table:table-cell office:value-type="float" office:value="0" table:formula="msoxl:=TCP_port!B60" table:style-name="ce1">
            <text:p>0</text:p>
          </table:table-cell>
          <table:table-cell office:value-type="float" office:value="0" table:formula="msoxl:=TCP_port!C60" table:style-name="ce1">
            <text:p>0</text:p>
          </table:table-cell>
          <table:table-cell office:value-type="float" office:value="0" table:formula="msoxl:=COMMANDER!A60" table:style-name="ce1">
            <text:p>0</text:p>
          </table:table-cell>
          <table:table-cell office:value-type="float" office:value="0" table:formula="msoxl:=COMMANDER!B60" table:style-name="ce1">
            <text:p>0</text:p>
          </table:table-cell>
          <table:table-cell office:value-type="float" office:value="0" table:formula="msoxl:=COMMANDER!C60" table:style-name="ce1">
            <text:p>0</text:p>
          </table:table-cell>
          <table:table-cell office:value-type="float" office:value="0" table:formula="msoxl:=COMMANDER!E60" table:style-name="ce1">
            <text:p>0</text:p>
          </table:table-cell>
          <table:table-cell office:value-type="float" office:value="0" table:formula="msoxl:=COMMANDER!F60" table:style-name="ce1">
            <text:p>0</text:p>
          </table:table-cell>
          <table:table-cell office:value-type="float" office:value="0" table:formula="msoxl:=COMMANDER!G60" table:style-name="ce1">
            <text:p>0</text:p>
          </table:table-cell>
          <table:table-cell office:value-type="float" office:value="0" table:formula="msoxl:=COMMANDER!I60" table:style-name="ce1">
            <text:p>0</text:p>
          </table:table-cell>
          <table:table-cell office:value-type="float" office:value="0" table:formula="msoxl:=COMMANDER!J60" table:style-name="ce1">
            <text:p>0</text:p>
          </table:table-cell>
          <table:table-cell office:value-type="float" office:value="0" table:formula="msoxl:=COMMANDER!K60" table:style-name="ce1">
            <text:p>0</text:p>
          </table:table-cell>
          <table:table-cell office:value-type="float" office:value="0" table:formula="msoxl:=COMMANDER!L60" table:style-name="ce1">
            <text:p>0</text:p>
          </table:table-cell>
          <table:table-cell office:value-type="float" office:value="0" table:formula="msoxl:=COMMANDER!M60" table:style-name="ce1">
            <text:p>0</text:p>
          </table:table-cell>
          <table:table-cell office:value-type="float" office:value="0" table:formula="msoxl:=COMMANDER!N60" table:style-name="ce1">
            <text:p>0</text:p>
          </table:table-cell>
          <table:table-cell office:value-type="float" office:value="0" table:formula="msoxl:=COMMANDER!O60" table:style-name="ce1">
            <text:p>0</text:p>
          </table:table-cell>
          <table:table-cell office:value-type="float" office:value="0" table:formula="msoxl:=COMMANDER!P60" table:style-name="ce1">
            <text:p>0</text:p>
          </table:table-cell>
          <table:table-cell office:value-type="float" office:value="0" table:formula="msoxl:=COMMANDER!Q60" table:style-name="ce1">
            <text:p>0</text:p>
          </table:table-cell>
          <table:table-cell office:value-type="float" office:value="0" table:formula="msoxl:=COMMANDER!R60" table:style-name="ce1">
            <text:p>0</text:p>
          </table:table-cell>
          <table:table-cell office:value-type="float" office:value="0" table:formula="msoxl:=COMMANDER!S60" table:style-name="ce1">
            <text:p>0</text:p>
          </table:table-cell>
          <table:table-cell office:value-type="float" office:value="0" table:formula="msoxl:=COMMANDER!T60" table:style-name="ce1">
            <text:p>0</text:p>
          </table:table-cell>
          <table:table-cell office:value-type="float" office:value="0" table:formula="msoxl:=COMMANDER!U60" table:style-name="ce1">
            <text:p>0</text:p>
          </table:table-cell>
          <table:table-cell office:value-type="float" office:value="0" table:formula="msoxl:=COMMANDER!V60" table:style-name="ce1">
            <text:p>0</text:p>
          </table:table-cell>
          <table:table-cell office:value-type="float" office:value="0" table:formula="msoxl:=COMMANDER!W60" table:style-name="ce1">
            <text:p>0</text:p>
          </table:table-cell>
          <table:table-cell office:value-type="float" office:value="0" table:formula="msoxl:=CORE_MANAGER!A60" table:style-name="ce1">
            <text:p>0</text:p>
          </table:table-cell>
          <table:table-cell office:value-type="float" office:value="0" table:formula="msoxl:=CORE_MANAGER!B60" table:style-name="ce1">
            <text:p>0</text:p>
          </table:table-cell>
          <table:table-cell office:value-type="float" office:value="0" table:formula="msoxl:=CORE_MANAGER!C60" table:style-name="ce1">
            <text:p>0</text:p>
          </table:table-cell>
          <table:table-cell office:value-type="string" office:string-value="F059" table:formula="msoxl:=CORE_MANAGER!D60" table:style-name="ce1">
            <text:p>F059</text:p>
          </table:table-cell>
          <table:table-cell office:value-type="string" office:string-value="LINKS_PARAM_MONITOR STAT PARAMETER TYPE" table:formula="msoxl:=CORE_MANAGER!E60" table:style-name="ce1">
            <text:p>LINKS_PARAM_MONITOR STAT PARAMETER TYPE</text:p>
          </table:table-cell>
          <table:table-cell office:value-type="string" office:string-value="STRING" table:formula="msoxl:=CORE_MANAGER!F60" table:style-name="ce1">
            <text:p>STRING</text:p>
          </table:table-cell>
          <table:table-cell office:value-type="float" office:value="0" table:formula="msoxl:=CORE_SUPERVISOR!A60" table:style-name="ce1">
            <text:p>0</text:p>
          </table:table-cell>
          <table:table-cell office:value-type="float" office:value="0" table:formula="msoxl:=CORE_SUPERVISOR!B60" table:style-name="ce1">
            <text:p>0</text:p>
          </table:table-cell>
          <table:table-cell office:value-type="float" office:value="0" table:formula="msoxl:=CORE_SUPERVISOR!C60" table:style-name="ce1">
            <text:p>0</text:p>
          </table:table-cell>
          <table:table-cell office:value-type="float" office:value="0" table:formula="msoxl:=CORE_SUPERVISOR!D60" table:style-name="ce1">
            <text:p>0</text:p>
          </table:table-cell>
          <table:table-cell office:value-type="float" office:value="0" table:formula="msoxl:=CORE_SUPERVISOR!E60" table:style-name="ce1">
            <text:p>0</text:p>
          </table:table-cell>
          <table:table-cell office:value-type="float" office:value="0" table:formula="msoxl:=CORE_SUPERVISOR!F60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61" table:style-name="ce1">
            <text:p>0</text:p>
          </table:table-cell>
          <table:table-cell office:value-type="float" office:value="0" table:formula="msoxl:=Project!B61" table:style-name="ce1">
            <text:p>0</text:p>
          </table:table-cell>
          <table:table-cell office:value-type="float" office:value="0" table:formula="msoxl:=Project!C61" table:style-name="ce1">
            <text:p>0</text:p>
          </table:table-cell>
          <table:table-cell office:value-type="float" office:value="0" table:formula="msoxl:='IP@'!A61" table:style-name="ce1">
            <text:p>0</text:p>
          </table:table-cell>
          <table:table-cell office:value-type="float" office:value="0" table:formula="msoxl:='IP@'!B61" table:style-name="ce1">
            <text:p>0</text:p>
          </table:table-cell>
          <table:table-cell office:value-type="float" office:value="0" table:formula="msoxl:='IP@'!C61" table:style-name="ce1">
            <text:p>0</text:p>
          </table:table-cell>
          <table:table-cell office:value-type="float" office:value="0" table:formula="msoxl:=TCP_port!A61" table:style-name="ce1">
            <text:p>0</text:p>
          </table:table-cell>
          <table:table-cell office:value-type="float" office:value="0" table:formula="msoxl:=TCP_port!B61" table:style-name="ce1">
            <text:p>0</text:p>
          </table:table-cell>
          <table:table-cell office:value-type="float" office:value="0" table:formula="msoxl:=TCP_port!C61" table:style-name="ce1">
            <text:p>0</text:p>
          </table:table-cell>
          <table:table-cell office:value-type="float" office:value="0" table:formula="msoxl:=COMMANDER!A61" table:style-name="ce1">
            <text:p>0</text:p>
          </table:table-cell>
          <table:table-cell office:value-type="float" office:value="0" table:formula="msoxl:=COMMANDER!B61" table:style-name="ce1">
            <text:p>0</text:p>
          </table:table-cell>
          <table:table-cell office:value-type="float" office:value="0" table:formula="msoxl:=COMMANDER!C61" table:style-name="ce1">
            <text:p>0</text:p>
          </table:table-cell>
          <table:table-cell office:value-type="float" office:value="0" table:formula="msoxl:=COMMANDER!E61" table:style-name="ce1">
            <text:p>0</text:p>
          </table:table-cell>
          <table:table-cell office:value-type="float" office:value="0" table:formula="msoxl:=COMMANDER!F61" table:style-name="ce1">
            <text:p>0</text:p>
          </table:table-cell>
          <table:table-cell office:value-type="float" office:value="0" table:formula="msoxl:=COMMANDER!G61" table:style-name="ce1">
            <text:p>0</text:p>
          </table:table-cell>
          <table:table-cell office:value-type="float" office:value="0" table:formula="msoxl:=COMMANDER!I61" table:style-name="ce1">
            <text:p>0</text:p>
          </table:table-cell>
          <table:table-cell office:value-type="float" office:value="0" table:formula="msoxl:=COMMANDER!J61" table:style-name="ce1">
            <text:p>0</text:p>
          </table:table-cell>
          <table:table-cell office:value-type="float" office:value="0" table:formula="msoxl:=COMMANDER!K61" table:style-name="ce1">
            <text:p>0</text:p>
          </table:table-cell>
          <table:table-cell office:value-type="float" office:value="0" table:formula="msoxl:=COMMANDER!L61" table:style-name="ce1">
            <text:p>0</text:p>
          </table:table-cell>
          <table:table-cell office:value-type="float" office:value="0" table:formula="msoxl:=COMMANDER!M61" table:style-name="ce1">
            <text:p>0</text:p>
          </table:table-cell>
          <table:table-cell office:value-type="float" office:value="0" table:formula="msoxl:=COMMANDER!N61" table:style-name="ce1">
            <text:p>0</text:p>
          </table:table-cell>
          <table:table-cell office:value-type="float" office:value="0" table:formula="msoxl:=COMMANDER!O61" table:style-name="ce1">
            <text:p>0</text:p>
          </table:table-cell>
          <table:table-cell office:value-type="float" office:value="0" table:formula="msoxl:=COMMANDER!P61" table:style-name="ce1">
            <text:p>0</text:p>
          </table:table-cell>
          <table:table-cell office:value-type="float" office:value="0" table:formula="msoxl:=COMMANDER!Q61" table:style-name="ce1">
            <text:p>0</text:p>
          </table:table-cell>
          <table:table-cell office:value-type="float" office:value="0" table:formula="msoxl:=COMMANDER!R61" table:style-name="ce1">
            <text:p>0</text:p>
          </table:table-cell>
          <table:table-cell office:value-type="float" office:value="0" table:formula="msoxl:=COMMANDER!S61" table:style-name="ce1">
            <text:p>0</text:p>
          </table:table-cell>
          <table:table-cell office:value-type="float" office:value="0" table:formula="msoxl:=COMMANDER!T61" table:style-name="ce1">
            <text:p>0</text:p>
          </table:table-cell>
          <table:table-cell office:value-type="float" office:value="0" table:formula="msoxl:=COMMANDER!U61" table:style-name="ce1">
            <text:p>0</text:p>
          </table:table-cell>
          <table:table-cell office:value-type="float" office:value="0" table:formula="msoxl:=COMMANDER!V61" table:style-name="ce1">
            <text:p>0</text:p>
          </table:table-cell>
          <table:table-cell office:value-type="float" office:value="0" table:formula="msoxl:=COMMANDER!W61" table:style-name="ce1">
            <text:p>0</text:p>
          </table:table-cell>
          <table:table-cell office:value-type="float" office:value="0" table:formula="msoxl:=CORE_MANAGER!A61" table:style-name="ce1">
            <text:p>0</text:p>
          </table:table-cell>
          <table:table-cell office:value-type="float" office:value="0" table:formula="msoxl:=CORE_MANAGER!B61" table:style-name="ce1">
            <text:p>0</text:p>
          </table:table-cell>
          <table:table-cell office:value-type="float" office:value="0" table:formula="msoxl:=CORE_MANAGER!C61" table:style-name="ce1">
            <text:p>0</text:p>
          </table:table-cell>
          <table:table-cell office:value-type="string" office:string-value="F060" table:formula="msoxl:=CORE_MANAGER!D61" table:style-name="ce1">
            <text:p>F060</text:p>
          </table:table-cell>
          <table:table-cell office:value-type="string" office:string-value="LINKS_PARAM_MONITOR STAT PARAMETER NAMES" table:formula="msoxl:=CORE_MANAGER!E61" table:style-name="ce1">
            <text:p>LINKS_PARAM_MONITOR STAT PARAMETER NAMES</text:p>
          </table:table-cell>
          <table:table-cell office:value-type="string" office:string-value="NUMBER RECEIVED AIR TRACK&quot;" table:formula="msoxl:=CORE_MANAGER!F61" table:style-name="ce1">
            <text:p>NUMBER RECEIVED AIR TRACK"</text:p>
          </table:table-cell>
          <table:table-cell office:value-type="float" office:value="0" table:formula="msoxl:=CORE_SUPERVISOR!A61" table:style-name="ce1">
            <text:p>0</text:p>
          </table:table-cell>
          <table:table-cell office:value-type="float" office:value="0" table:formula="msoxl:=CORE_SUPERVISOR!B61" table:style-name="ce1">
            <text:p>0</text:p>
          </table:table-cell>
          <table:table-cell office:value-type="float" office:value="0" table:formula="msoxl:=CORE_SUPERVISOR!C61" table:style-name="ce1">
            <text:p>0</text:p>
          </table:table-cell>
          <table:table-cell office:value-type="float" office:value="0" table:formula="msoxl:=CORE_SUPERVISOR!D61" table:style-name="ce1">
            <text:p>0</text:p>
          </table:table-cell>
          <table:table-cell office:value-type="float" office:value="0" table:formula="msoxl:=CORE_SUPERVISOR!E61" table:style-name="ce1">
            <text:p>0</text:p>
          </table:table-cell>
          <table:table-cell office:value-type="float" office:value="0" table:formula="msoxl:=CORE_SUPERVISOR!F61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62" table:style-name="ce1">
            <text:p>0</text:p>
          </table:table-cell>
          <table:table-cell office:value-type="float" office:value="0" table:formula="msoxl:=Project!B62" table:style-name="ce1">
            <text:p>0</text:p>
          </table:table-cell>
          <table:table-cell office:value-type="float" office:value="0" table:formula="msoxl:=Project!C62" table:style-name="ce1">
            <text:p>0</text:p>
          </table:table-cell>
          <table:table-cell office:value-type="float" office:value="0" table:formula="msoxl:='IP@'!A62" table:style-name="ce1">
            <text:p>0</text:p>
          </table:table-cell>
          <table:table-cell office:value-type="float" office:value="0" table:formula="msoxl:='IP@'!B62" table:style-name="ce1">
            <text:p>0</text:p>
          </table:table-cell>
          <table:table-cell office:value-type="float" office:value="0" table:formula="msoxl:='IP@'!C62" table:style-name="ce1">
            <text:p>0</text:p>
          </table:table-cell>
          <table:table-cell office:value-type="float" office:value="0" table:formula="msoxl:=TCP_port!A62" table:style-name="ce1">
            <text:p>0</text:p>
          </table:table-cell>
          <table:table-cell office:value-type="float" office:value="0" table:formula="msoxl:=TCP_port!B62" table:style-name="ce1">
            <text:p>0</text:p>
          </table:table-cell>
          <table:table-cell office:value-type="float" office:value="0" table:formula="msoxl:=TCP_port!C62" table:style-name="ce1">
            <text:p>0</text:p>
          </table:table-cell>
          <table:table-cell office:value-type="float" office:value="0" table:formula="msoxl:=COMMANDER!A62" table:style-name="ce1">
            <text:p>0</text:p>
          </table:table-cell>
          <table:table-cell office:value-type="float" office:value="0" table:formula="msoxl:=COMMANDER!B62" table:style-name="ce1">
            <text:p>0</text:p>
          </table:table-cell>
          <table:table-cell office:value-type="float" office:value="0" table:formula="msoxl:=COMMANDER!C62" table:style-name="ce1">
            <text:p>0</text:p>
          </table:table-cell>
          <table:table-cell office:value-type="float" office:value="0" table:formula="msoxl:=COMMANDER!E62" table:style-name="ce1">
            <text:p>0</text:p>
          </table:table-cell>
          <table:table-cell office:value-type="float" office:value="0" table:formula="msoxl:=COMMANDER!F62" table:style-name="ce1">
            <text:p>0</text:p>
          </table:table-cell>
          <table:table-cell office:value-type="float" office:value="0" table:formula="msoxl:=COMMANDER!G62" table:style-name="ce1">
            <text:p>0</text:p>
          </table:table-cell>
          <table:table-cell office:value-type="float" office:value="0" table:formula="msoxl:=COMMANDER!I62" table:style-name="ce1">
            <text:p>0</text:p>
          </table:table-cell>
          <table:table-cell office:value-type="float" office:value="0" table:formula="msoxl:=COMMANDER!J62" table:style-name="ce1">
            <text:p>0</text:p>
          </table:table-cell>
          <table:table-cell office:value-type="float" office:value="0" table:formula="msoxl:=COMMANDER!K62" table:style-name="ce1">
            <text:p>0</text:p>
          </table:table-cell>
          <table:table-cell office:value-type="float" office:value="0" table:formula="msoxl:=COMMANDER!L62" table:style-name="ce1">
            <text:p>0</text:p>
          </table:table-cell>
          <table:table-cell office:value-type="float" office:value="0" table:formula="msoxl:=COMMANDER!M62" table:style-name="ce1">
            <text:p>0</text:p>
          </table:table-cell>
          <table:table-cell office:value-type="float" office:value="0" table:formula="msoxl:=COMMANDER!N62" table:style-name="ce1">
            <text:p>0</text:p>
          </table:table-cell>
          <table:table-cell office:value-type="float" office:value="0" table:formula="msoxl:=COMMANDER!O62" table:style-name="ce1">
            <text:p>0</text:p>
          </table:table-cell>
          <table:table-cell office:value-type="float" office:value="0" table:formula="msoxl:=COMMANDER!P62" table:style-name="ce1">
            <text:p>0</text:p>
          </table:table-cell>
          <table:table-cell office:value-type="float" office:value="0" table:formula="msoxl:=COMMANDER!Q62" table:style-name="ce1">
            <text:p>0</text:p>
          </table:table-cell>
          <table:table-cell office:value-type="float" office:value="0" table:formula="msoxl:=COMMANDER!R62" table:style-name="ce1">
            <text:p>0</text:p>
          </table:table-cell>
          <table:table-cell office:value-type="float" office:value="0" table:formula="msoxl:=COMMANDER!S62" table:style-name="ce1">
            <text:p>0</text:p>
          </table:table-cell>
          <table:table-cell office:value-type="float" office:value="0" table:formula="msoxl:=COMMANDER!T62" table:style-name="ce1">
            <text:p>0</text:p>
          </table:table-cell>
          <table:table-cell office:value-type="float" office:value="0" table:formula="msoxl:=COMMANDER!U62" table:style-name="ce1">
            <text:p>0</text:p>
          </table:table-cell>
          <table:table-cell office:value-type="float" office:value="0" table:formula="msoxl:=COMMANDER!V62" table:style-name="ce1">
            <text:p>0</text:p>
          </table:table-cell>
          <table:table-cell office:value-type="float" office:value="0" table:formula="msoxl:=COMMANDER!W62" table:style-name="ce1">
            <text:p>0</text:p>
          </table:table-cell>
          <table:table-cell office:value-type="float" office:value="0" table:formula="msoxl:=CORE_MANAGER!A62" table:style-name="ce1">
            <text:p>0</text:p>
          </table:table-cell>
          <table:table-cell office:value-type="float" office:value="0" table:formula="msoxl:=CORE_MANAGER!B62" table:style-name="ce1">
            <text:p>0</text:p>
          </table:table-cell>
          <table:table-cell office:value-type="float" office:value="0" table:formula="msoxl:=CORE_MANAGER!C62" table:style-name="ce1">
            <text:p>0</text:p>
          </table:table-cell>
          <table:table-cell office:value-type="string" office:string-value="F061" table:formula="msoxl:=CORE_MANAGER!D62" table:style-name="ce1">
            <text:p>F061</text:p>
          </table:table-cell>
          <table:table-cell office:value-type="string" office:string-value="LINKS_PARAM_MONITOR STAT PARAMETER TYPE" table:formula="msoxl:=CORE_MANAGER!E62" table:style-name="ce1">
            <text:p>LINKS_PARAM_MONITOR STAT PARAMETER TYPE</text:p>
          </table:table-cell>
          <table:table-cell office:value-type="string" office:string-value="STRING" table:formula="msoxl:=CORE_MANAGER!F62" table:style-name="ce1">
            <text:p>STRING</text:p>
          </table:table-cell>
          <table:table-cell office:value-type="float" office:value="0" table:formula="msoxl:=CORE_SUPERVISOR!A62" table:style-name="ce1">
            <text:p>0</text:p>
          </table:table-cell>
          <table:table-cell office:value-type="float" office:value="0" table:formula="msoxl:=CORE_SUPERVISOR!B62" table:style-name="ce1">
            <text:p>0</text:p>
          </table:table-cell>
          <table:table-cell office:value-type="float" office:value="0" table:formula="msoxl:=CORE_SUPERVISOR!C62" table:style-name="ce1">
            <text:p>0</text:p>
          </table:table-cell>
          <table:table-cell office:value-type="float" office:value="0" table:formula="msoxl:=CORE_SUPERVISOR!D62" table:style-name="ce1">
            <text:p>0</text:p>
          </table:table-cell>
          <table:table-cell office:value-type="float" office:value="0" table:formula="msoxl:=CORE_SUPERVISOR!E62" table:style-name="ce1">
            <text:p>0</text:p>
          </table:table-cell>
          <table:table-cell office:value-type="float" office:value="0" table:formula="msoxl:=CORE_SUPERVISOR!F62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63" table:style-name="ce1">
            <text:p>0</text:p>
          </table:table-cell>
          <table:table-cell office:value-type="float" office:value="0" table:formula="msoxl:=Project!B63" table:style-name="ce1">
            <text:p>0</text:p>
          </table:table-cell>
          <table:table-cell office:value-type="float" office:value="0" table:formula="msoxl:=Project!C63" table:style-name="ce1">
            <text:p>0</text:p>
          </table:table-cell>
          <table:table-cell office:value-type="float" office:value="0" table:formula="msoxl:='IP@'!A63" table:style-name="ce1">
            <text:p>0</text:p>
          </table:table-cell>
          <table:table-cell office:value-type="float" office:value="0" table:formula="msoxl:='IP@'!B63" table:style-name="ce1">
            <text:p>0</text:p>
          </table:table-cell>
          <table:table-cell office:value-type="float" office:value="0" table:formula="msoxl:='IP@'!C63" table:style-name="ce1">
            <text:p>0</text:p>
          </table:table-cell>
          <table:table-cell office:value-type="float" office:value="0" table:formula="msoxl:=TCP_port!A63" table:style-name="ce1">
            <text:p>0</text:p>
          </table:table-cell>
          <table:table-cell office:value-type="float" office:value="0" table:formula="msoxl:=TCP_port!B63" table:style-name="ce1">
            <text:p>0</text:p>
          </table:table-cell>
          <table:table-cell office:value-type="float" office:value="0" table:formula="msoxl:=TCP_port!C63" table:style-name="ce1">
            <text:p>0</text:p>
          </table:table-cell>
          <table:table-cell office:value-type="float" office:value="0" table:formula="msoxl:=COMMANDER!A63" table:style-name="ce1">
            <text:p>0</text:p>
          </table:table-cell>
          <table:table-cell office:value-type="float" office:value="0" table:formula="msoxl:=COMMANDER!B63" table:style-name="ce1">
            <text:p>0</text:p>
          </table:table-cell>
          <table:table-cell office:value-type="float" office:value="0" table:formula="msoxl:=COMMANDER!C63" table:style-name="ce1">
            <text:p>0</text:p>
          </table:table-cell>
          <table:table-cell office:value-type="float" office:value="0" table:formula="msoxl:=COMMANDER!E63" table:style-name="ce1">
            <text:p>0</text:p>
          </table:table-cell>
          <table:table-cell office:value-type="float" office:value="0" table:formula="msoxl:=COMMANDER!F63" table:style-name="ce1">
            <text:p>0</text:p>
          </table:table-cell>
          <table:table-cell office:value-type="float" office:value="0" table:formula="msoxl:=COMMANDER!G63" table:style-name="ce1">
            <text:p>0</text:p>
          </table:table-cell>
          <table:table-cell office:value-type="float" office:value="0" table:formula="msoxl:=COMMANDER!I63" table:style-name="ce1">
            <text:p>0</text:p>
          </table:table-cell>
          <table:table-cell office:value-type="float" office:value="0" table:formula="msoxl:=COMMANDER!J63" table:style-name="ce1">
            <text:p>0</text:p>
          </table:table-cell>
          <table:table-cell office:value-type="float" office:value="0" table:formula="msoxl:=COMMANDER!K63" table:style-name="ce1">
            <text:p>0</text:p>
          </table:table-cell>
          <table:table-cell office:value-type="float" office:value="0" table:formula="msoxl:=COMMANDER!L63" table:style-name="ce1">
            <text:p>0</text:p>
          </table:table-cell>
          <table:table-cell office:value-type="float" office:value="0" table:formula="msoxl:=COMMANDER!M63" table:style-name="ce1">
            <text:p>0</text:p>
          </table:table-cell>
          <table:table-cell office:value-type="float" office:value="0" table:formula="msoxl:=COMMANDER!N63" table:style-name="ce1">
            <text:p>0</text:p>
          </table:table-cell>
          <table:table-cell office:value-type="float" office:value="0" table:formula="msoxl:=COMMANDER!O63" table:style-name="ce1">
            <text:p>0</text:p>
          </table:table-cell>
          <table:table-cell office:value-type="float" office:value="0" table:formula="msoxl:=COMMANDER!P63" table:style-name="ce1">
            <text:p>0</text:p>
          </table:table-cell>
          <table:table-cell office:value-type="float" office:value="0" table:formula="msoxl:=COMMANDER!Q63" table:style-name="ce1">
            <text:p>0</text:p>
          </table:table-cell>
          <table:table-cell office:value-type="float" office:value="0" table:formula="msoxl:=COMMANDER!R63" table:style-name="ce1">
            <text:p>0</text:p>
          </table:table-cell>
          <table:table-cell office:value-type="float" office:value="0" table:formula="msoxl:=COMMANDER!S63" table:style-name="ce1">
            <text:p>0</text:p>
          </table:table-cell>
          <table:table-cell office:value-type="float" office:value="0" table:formula="msoxl:=COMMANDER!T63" table:style-name="ce1">
            <text:p>0</text:p>
          </table:table-cell>
          <table:table-cell office:value-type="float" office:value="0" table:formula="msoxl:=COMMANDER!U63" table:style-name="ce1">
            <text:p>0</text:p>
          </table:table-cell>
          <table:table-cell office:value-type="float" office:value="0" table:formula="msoxl:=COMMANDER!V63" table:style-name="ce1">
            <text:p>0</text:p>
          </table:table-cell>
          <table:table-cell office:value-type="float" office:value="0" table:formula="msoxl:=COMMANDER!W63" table:style-name="ce1">
            <text:p>0</text:p>
          </table:table-cell>
          <table:table-cell office:value-type="float" office:value="0" table:formula="msoxl:=CORE_MANAGER!A63" table:style-name="ce1">
            <text:p>0</text:p>
          </table:table-cell>
          <table:table-cell office:value-type="float" office:value="0" table:formula="msoxl:=CORE_MANAGER!B63" table:style-name="ce1">
            <text:p>0</text:p>
          </table:table-cell>
          <table:table-cell office:value-type="float" office:value="0" table:formula="msoxl:=CORE_MANAGER!C63" table:style-name="ce1">
            <text:p>0</text:p>
          </table:table-cell>
          <table:table-cell office:value-type="string" office:string-value="F062" table:formula="msoxl:=CORE_MANAGER!D63" table:style-name="ce1">
            <text:p>F062</text:p>
          </table:table-cell>
          <table:table-cell office:value-type="string" office:string-value="LINKS_PARAM_MONITOR STAT PARAMETER NAMES" table:formula="msoxl:=CORE_MANAGER!E63" table:style-name="ce1">
            <text:p>LINKS_PARAM_MONITOR STAT PARAMETER NAMES</text:p>
          </table:table-cell>
          <table:table-cell office:value-type="string" office:string-value="NUMBER RECEIVED SURFACE TRACK" table:formula="msoxl:=CORE_MANAGER!F63" table:style-name="ce1">
            <text:p>NUMBER RECEIVED SURFACE TRACK</text:p>
          </table:table-cell>
          <table:table-cell office:value-type="float" office:value="0" table:formula="msoxl:=CORE_SUPERVISOR!A63" table:style-name="ce1">
            <text:p>0</text:p>
          </table:table-cell>
          <table:table-cell office:value-type="float" office:value="0" table:formula="msoxl:=CORE_SUPERVISOR!B63" table:style-name="ce1">
            <text:p>0</text:p>
          </table:table-cell>
          <table:table-cell office:value-type="float" office:value="0" table:formula="msoxl:=CORE_SUPERVISOR!C63" table:style-name="ce1">
            <text:p>0</text:p>
          </table:table-cell>
          <table:table-cell office:value-type="float" office:value="0" table:formula="msoxl:=CORE_SUPERVISOR!D63" table:style-name="ce1">
            <text:p>0</text:p>
          </table:table-cell>
          <table:table-cell office:value-type="float" office:value="0" table:formula="msoxl:=CORE_SUPERVISOR!E63" table:style-name="ce1">
            <text:p>0</text:p>
          </table:table-cell>
          <table:table-cell office:value-type="float" office:value="0" table:formula="msoxl:=CORE_SUPERVISOR!F63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64" table:style-name="ce1">
            <text:p>0</text:p>
          </table:table-cell>
          <table:table-cell office:value-type="float" office:value="0" table:formula="msoxl:=Project!B64" table:style-name="ce1">
            <text:p>0</text:p>
          </table:table-cell>
          <table:table-cell office:value-type="float" office:value="0" table:formula="msoxl:=Project!C64" table:style-name="ce1">
            <text:p>0</text:p>
          </table:table-cell>
          <table:table-cell office:value-type="float" office:value="0" table:formula="msoxl:='IP@'!A64" table:style-name="ce1">
            <text:p>0</text:p>
          </table:table-cell>
          <table:table-cell office:value-type="float" office:value="0" table:formula="msoxl:='IP@'!B64" table:style-name="ce1">
            <text:p>0</text:p>
          </table:table-cell>
          <table:table-cell office:value-type="float" office:value="0" table:formula="msoxl:='IP@'!C64" table:style-name="ce1">
            <text:p>0</text:p>
          </table:table-cell>
          <table:table-cell office:value-type="float" office:value="0" table:formula="msoxl:=TCP_port!A64" table:style-name="ce1">
            <text:p>0</text:p>
          </table:table-cell>
          <table:table-cell office:value-type="float" office:value="0" table:formula="msoxl:=TCP_port!B64" table:style-name="ce1">
            <text:p>0</text:p>
          </table:table-cell>
          <table:table-cell office:value-type="float" office:value="0" table:formula="msoxl:=TCP_port!C64" table:style-name="ce1">
            <text:p>0</text:p>
          </table:table-cell>
          <table:table-cell office:value-type="float" office:value="0" table:formula="msoxl:=COMMANDER!A64" table:style-name="ce1">
            <text:p>0</text:p>
          </table:table-cell>
          <table:table-cell office:value-type="float" office:value="0" table:formula="msoxl:=COMMANDER!B64" table:style-name="ce1">
            <text:p>0</text:p>
          </table:table-cell>
          <table:table-cell office:value-type="float" office:value="0" table:formula="msoxl:=COMMANDER!C64" table:style-name="ce1">
            <text:p>0</text:p>
          </table:table-cell>
          <table:table-cell office:value-type="float" office:value="0" table:formula="msoxl:=COMMANDER!E64" table:style-name="ce1">
            <text:p>0</text:p>
          </table:table-cell>
          <table:table-cell office:value-type="float" office:value="0" table:formula="msoxl:=COMMANDER!F64" table:style-name="ce1">
            <text:p>0</text:p>
          </table:table-cell>
          <table:table-cell office:value-type="float" office:value="0" table:formula="msoxl:=COMMANDER!G64" table:style-name="ce1">
            <text:p>0</text:p>
          </table:table-cell>
          <table:table-cell office:value-type="float" office:value="0" table:formula="msoxl:=COMMANDER!I64" table:style-name="ce1">
            <text:p>0</text:p>
          </table:table-cell>
          <table:table-cell office:value-type="float" office:value="0" table:formula="msoxl:=COMMANDER!J64" table:style-name="ce1">
            <text:p>0</text:p>
          </table:table-cell>
          <table:table-cell office:value-type="float" office:value="0" table:formula="msoxl:=COMMANDER!K64" table:style-name="ce1">
            <text:p>0</text:p>
          </table:table-cell>
          <table:table-cell office:value-type="float" office:value="0" table:formula="msoxl:=COMMANDER!L64" table:style-name="ce1">
            <text:p>0</text:p>
          </table:table-cell>
          <table:table-cell office:value-type="float" office:value="0" table:formula="msoxl:=COMMANDER!M64" table:style-name="ce1">
            <text:p>0</text:p>
          </table:table-cell>
          <table:table-cell office:value-type="float" office:value="0" table:formula="msoxl:=COMMANDER!N64" table:style-name="ce1">
            <text:p>0</text:p>
          </table:table-cell>
          <table:table-cell office:value-type="float" office:value="0" table:formula="msoxl:=COMMANDER!O64" table:style-name="ce1">
            <text:p>0</text:p>
          </table:table-cell>
          <table:table-cell office:value-type="float" office:value="0" table:formula="msoxl:=COMMANDER!P64" table:style-name="ce1">
            <text:p>0</text:p>
          </table:table-cell>
          <table:table-cell office:value-type="float" office:value="0" table:formula="msoxl:=COMMANDER!Q64" table:style-name="ce1">
            <text:p>0</text:p>
          </table:table-cell>
          <table:table-cell office:value-type="float" office:value="0" table:formula="msoxl:=COMMANDER!R64" table:style-name="ce1">
            <text:p>0</text:p>
          </table:table-cell>
          <table:table-cell office:value-type="float" office:value="0" table:formula="msoxl:=COMMANDER!S64" table:style-name="ce1">
            <text:p>0</text:p>
          </table:table-cell>
          <table:table-cell office:value-type="float" office:value="0" table:formula="msoxl:=COMMANDER!T64" table:style-name="ce1">
            <text:p>0</text:p>
          </table:table-cell>
          <table:table-cell office:value-type="float" office:value="0" table:formula="msoxl:=COMMANDER!U64" table:style-name="ce1">
            <text:p>0</text:p>
          </table:table-cell>
          <table:table-cell office:value-type="float" office:value="0" table:formula="msoxl:=COMMANDER!V64" table:style-name="ce1">
            <text:p>0</text:p>
          </table:table-cell>
          <table:table-cell office:value-type="float" office:value="0" table:formula="msoxl:=COMMANDER!W64" table:style-name="ce1">
            <text:p>0</text:p>
          </table:table-cell>
          <table:table-cell office:value-type="float" office:value="0" table:formula="msoxl:=CORE_MANAGER!A64" table:style-name="ce1">
            <text:p>0</text:p>
          </table:table-cell>
          <table:table-cell office:value-type="float" office:value="0" table:formula="msoxl:=CORE_MANAGER!B64" table:style-name="ce1">
            <text:p>0</text:p>
          </table:table-cell>
          <table:table-cell office:value-type="float" office:value="0" table:formula="msoxl:=CORE_MANAGER!C64" table:style-name="ce1">
            <text:p>0</text:p>
          </table:table-cell>
          <table:table-cell office:value-type="string" office:string-value="F063" table:formula="msoxl:=CORE_MANAGER!D64" table:style-name="ce1">
            <text:p>F063</text:p>
          </table:table-cell>
          <table:table-cell office:value-type="string" office:string-value="LINKS_PARAM_MONITOR STAT PARAMETER TYPE" table:formula="msoxl:=CORE_MANAGER!E64" table:style-name="ce1">
            <text:p>LINKS_PARAM_MONITOR STAT PARAMETER TYPE</text:p>
          </table:table-cell>
          <table:table-cell office:value-type="string" office:string-value="STRING" table:formula="msoxl:=CORE_MANAGER!F64" table:style-name="ce1">
            <text:p>STRING</text:p>
          </table:table-cell>
          <table:table-cell office:value-type="float" office:value="0" table:formula="msoxl:=CORE_SUPERVISOR!A64" table:style-name="ce1">
            <text:p>0</text:p>
          </table:table-cell>
          <table:table-cell office:value-type="float" office:value="0" table:formula="msoxl:=CORE_SUPERVISOR!B64" table:style-name="ce1">
            <text:p>0</text:p>
          </table:table-cell>
          <table:table-cell office:value-type="float" office:value="0" table:formula="msoxl:=CORE_SUPERVISOR!C64" table:style-name="ce1">
            <text:p>0</text:p>
          </table:table-cell>
          <table:table-cell office:value-type="float" office:value="0" table:formula="msoxl:=CORE_SUPERVISOR!D64" table:style-name="ce1">
            <text:p>0</text:p>
          </table:table-cell>
          <table:table-cell office:value-type="float" office:value="0" table:formula="msoxl:=CORE_SUPERVISOR!E64" table:style-name="ce1">
            <text:p>0</text:p>
          </table:table-cell>
          <table:table-cell office:value-type="float" office:value="0" table:formula="msoxl:=CORE_SUPERVISOR!F64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65" table:style-name="ce1">
            <text:p>0</text:p>
          </table:table-cell>
          <table:table-cell office:value-type="float" office:value="0" table:formula="msoxl:=Project!B65" table:style-name="ce1">
            <text:p>0</text:p>
          </table:table-cell>
          <table:table-cell office:value-type="float" office:value="0" table:formula="msoxl:=Project!C65" table:style-name="ce1">
            <text:p>0</text:p>
          </table:table-cell>
          <table:table-cell office:value-type="float" office:value="0" table:formula="msoxl:='IP@'!A65" table:style-name="ce1">
            <text:p>0</text:p>
          </table:table-cell>
          <table:table-cell office:value-type="float" office:value="0" table:formula="msoxl:='IP@'!B65" table:style-name="ce1">
            <text:p>0</text:p>
          </table:table-cell>
          <table:table-cell office:value-type="float" office:value="0" table:formula="msoxl:='IP@'!C65" table:style-name="ce1">
            <text:p>0</text:p>
          </table:table-cell>
          <table:table-cell office:value-type="float" office:value="0" table:formula="msoxl:=TCP_port!A65" table:style-name="ce1">
            <text:p>0</text:p>
          </table:table-cell>
          <table:table-cell office:value-type="float" office:value="0" table:formula="msoxl:=TCP_port!B65" table:style-name="ce1">
            <text:p>0</text:p>
          </table:table-cell>
          <table:table-cell office:value-type="float" office:value="0" table:formula="msoxl:=TCP_port!C65" table:style-name="ce1">
            <text:p>0</text:p>
          </table:table-cell>
          <table:table-cell office:value-type="float" office:value="0" table:formula="msoxl:=COMMANDER!A65" table:style-name="ce1">
            <text:p>0</text:p>
          </table:table-cell>
          <table:table-cell office:value-type="float" office:value="0" table:formula="msoxl:=COMMANDER!B65" table:style-name="ce1">
            <text:p>0</text:p>
          </table:table-cell>
          <table:table-cell office:value-type="float" office:value="0" table:formula="msoxl:=COMMANDER!C65" table:style-name="ce1">
            <text:p>0</text:p>
          </table:table-cell>
          <table:table-cell office:value-type="float" office:value="0" table:formula="msoxl:=COMMANDER!E65" table:style-name="ce1">
            <text:p>0</text:p>
          </table:table-cell>
          <table:table-cell office:value-type="float" office:value="0" table:formula="msoxl:=COMMANDER!F65" table:style-name="ce1">
            <text:p>0</text:p>
          </table:table-cell>
          <table:table-cell office:value-type="float" office:value="0" table:formula="msoxl:=COMMANDER!G65" table:style-name="ce1">
            <text:p>0</text:p>
          </table:table-cell>
          <table:table-cell office:value-type="float" office:value="0" table:formula="msoxl:=COMMANDER!I65" table:style-name="ce1">
            <text:p>0</text:p>
          </table:table-cell>
          <table:table-cell office:value-type="float" office:value="0" table:formula="msoxl:=COMMANDER!J65" table:style-name="ce1">
            <text:p>0</text:p>
          </table:table-cell>
          <table:table-cell office:value-type="float" office:value="0" table:formula="msoxl:=COMMANDER!K65" table:style-name="ce1">
            <text:p>0</text:p>
          </table:table-cell>
          <table:table-cell office:value-type="float" office:value="0" table:formula="msoxl:=COMMANDER!L65" table:style-name="ce1">
            <text:p>0</text:p>
          </table:table-cell>
          <table:table-cell office:value-type="float" office:value="0" table:formula="msoxl:=COMMANDER!M65" table:style-name="ce1">
            <text:p>0</text:p>
          </table:table-cell>
          <table:table-cell office:value-type="float" office:value="0" table:formula="msoxl:=COMMANDER!N65" table:style-name="ce1">
            <text:p>0</text:p>
          </table:table-cell>
          <table:table-cell office:value-type="float" office:value="0" table:formula="msoxl:=COMMANDER!O65" table:style-name="ce1">
            <text:p>0</text:p>
          </table:table-cell>
          <table:table-cell office:value-type="float" office:value="0" table:formula="msoxl:=COMMANDER!P65" table:style-name="ce1">
            <text:p>0</text:p>
          </table:table-cell>
          <table:table-cell office:value-type="float" office:value="0" table:formula="msoxl:=COMMANDER!Q65" table:style-name="ce1">
            <text:p>0</text:p>
          </table:table-cell>
          <table:table-cell office:value-type="float" office:value="0" table:formula="msoxl:=COMMANDER!R65" table:style-name="ce1">
            <text:p>0</text:p>
          </table:table-cell>
          <table:table-cell office:value-type="float" office:value="0" table:formula="msoxl:=COMMANDER!S65" table:style-name="ce1">
            <text:p>0</text:p>
          </table:table-cell>
          <table:table-cell office:value-type="float" office:value="0" table:formula="msoxl:=COMMANDER!T65" table:style-name="ce1">
            <text:p>0</text:p>
          </table:table-cell>
          <table:table-cell office:value-type="float" office:value="0" table:formula="msoxl:=COMMANDER!U65" table:style-name="ce1">
            <text:p>0</text:p>
          </table:table-cell>
          <table:table-cell office:value-type="float" office:value="0" table:formula="msoxl:=COMMANDER!V65" table:style-name="ce1">
            <text:p>0</text:p>
          </table:table-cell>
          <table:table-cell office:value-type="float" office:value="0" table:formula="msoxl:=COMMANDER!W65" table:style-name="ce1">
            <text:p>0</text:p>
          </table:table-cell>
          <table:table-cell office:value-type="float" office:value="0" table:formula="msoxl:=CORE_MANAGER!A65" table:style-name="ce1">
            <text:p>0</text:p>
          </table:table-cell>
          <table:table-cell office:value-type="float" office:value="0" table:formula="msoxl:=CORE_MANAGER!B65" table:style-name="ce1">
            <text:p>0</text:p>
          </table:table-cell>
          <table:table-cell office:value-type="float" office:value="0" table:formula="msoxl:=CORE_MANAGER!C65" table:style-name="ce1">
            <text:p>0</text:p>
          </table:table-cell>
          <table:table-cell office:value-type="string" office:string-value="F064" table:formula="msoxl:=CORE_MANAGER!D65" table:style-name="ce1">
            <text:p>F064</text:p>
          </table:table-cell>
          <table:table-cell office:value-type="string" office:string-value="LINKS_PARAM_MONITOR STAT PARAMETER NAMES" table:formula="msoxl:=CORE_MANAGER!E65" table:style-name="ce1">
            <text:p>LINKS_PARAM_MONITOR STAT PARAMETER NAMES</text:p>
          </table:table-cell>
          <table:table-cell office:value-type="string" office:string-value="NUMBER RECEIVED SUBSURFACE TRACK" table:formula="msoxl:=CORE_MANAGER!F65" table:style-name="ce1">
            <text:p>NUMBER RECEIVED SUBSURFACE TRACK</text:p>
          </table:table-cell>
          <table:table-cell office:value-type="float" office:value="0" table:formula="msoxl:=CORE_SUPERVISOR!A65" table:style-name="ce1">
            <text:p>0</text:p>
          </table:table-cell>
          <table:table-cell office:value-type="float" office:value="0" table:formula="msoxl:=CORE_SUPERVISOR!B65" table:style-name="ce1">
            <text:p>0</text:p>
          </table:table-cell>
          <table:table-cell office:value-type="float" office:value="0" table:formula="msoxl:=CORE_SUPERVISOR!C65" table:style-name="ce1">
            <text:p>0</text:p>
          </table:table-cell>
          <table:table-cell office:value-type="float" office:value="0" table:formula="msoxl:=CORE_SUPERVISOR!D65" table:style-name="ce1">
            <text:p>0</text:p>
          </table:table-cell>
          <table:table-cell office:value-type="float" office:value="0" table:formula="msoxl:=CORE_SUPERVISOR!E65" table:style-name="ce1">
            <text:p>0</text:p>
          </table:table-cell>
          <table:table-cell office:value-type="float" office:value="0" table:formula="msoxl:=CORE_SUPERVISOR!F65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66" table:style-name="ce1">
            <text:p>0</text:p>
          </table:table-cell>
          <table:table-cell office:value-type="float" office:value="0" table:formula="msoxl:=Project!B66" table:style-name="ce1">
            <text:p>0</text:p>
          </table:table-cell>
          <table:table-cell office:value-type="float" office:value="0" table:formula="msoxl:=Project!C66" table:style-name="ce1">
            <text:p>0</text:p>
          </table:table-cell>
          <table:table-cell office:value-type="float" office:value="0" table:formula="msoxl:='IP@'!A66" table:style-name="ce1">
            <text:p>0</text:p>
          </table:table-cell>
          <table:table-cell office:value-type="float" office:value="0" table:formula="msoxl:='IP@'!B66" table:style-name="ce1">
            <text:p>0</text:p>
          </table:table-cell>
          <table:table-cell office:value-type="float" office:value="0" table:formula="msoxl:='IP@'!C66" table:style-name="ce1">
            <text:p>0</text:p>
          </table:table-cell>
          <table:table-cell office:value-type="float" office:value="0" table:formula="msoxl:=TCP_port!A66" table:style-name="ce1">
            <text:p>0</text:p>
          </table:table-cell>
          <table:table-cell office:value-type="float" office:value="0" table:formula="msoxl:=TCP_port!B66" table:style-name="ce1">
            <text:p>0</text:p>
          </table:table-cell>
          <table:table-cell office:value-type="float" office:value="0" table:formula="msoxl:=TCP_port!C66" table:style-name="ce1">
            <text:p>0</text:p>
          </table:table-cell>
          <table:table-cell office:value-type="float" office:value="0" table:formula="msoxl:=COMMANDER!A66" table:style-name="ce1">
            <text:p>0</text:p>
          </table:table-cell>
          <table:table-cell office:value-type="float" office:value="0" table:formula="msoxl:=COMMANDER!B66" table:style-name="ce1">
            <text:p>0</text:p>
          </table:table-cell>
          <table:table-cell office:value-type="float" office:value="0" table:formula="msoxl:=COMMANDER!C66" table:style-name="ce1">
            <text:p>0</text:p>
          </table:table-cell>
          <table:table-cell office:value-type="float" office:value="0" table:formula="msoxl:=COMMANDER!E66" table:style-name="ce1">
            <text:p>0</text:p>
          </table:table-cell>
          <table:table-cell office:value-type="float" office:value="0" table:formula="msoxl:=COMMANDER!F66" table:style-name="ce1">
            <text:p>0</text:p>
          </table:table-cell>
          <table:table-cell office:value-type="float" office:value="0" table:formula="msoxl:=COMMANDER!G66" table:style-name="ce1">
            <text:p>0</text:p>
          </table:table-cell>
          <table:table-cell office:value-type="float" office:value="0" table:formula="msoxl:=COMMANDER!I66" table:style-name="ce1">
            <text:p>0</text:p>
          </table:table-cell>
          <table:table-cell office:value-type="float" office:value="0" table:formula="msoxl:=COMMANDER!J66" table:style-name="ce1">
            <text:p>0</text:p>
          </table:table-cell>
          <table:table-cell office:value-type="float" office:value="0" table:formula="msoxl:=COMMANDER!K66" table:style-name="ce1">
            <text:p>0</text:p>
          </table:table-cell>
          <table:table-cell office:value-type="float" office:value="0" table:formula="msoxl:=COMMANDER!L66" table:style-name="ce1">
            <text:p>0</text:p>
          </table:table-cell>
          <table:table-cell office:value-type="float" office:value="0" table:formula="msoxl:=COMMANDER!M66" table:style-name="ce1">
            <text:p>0</text:p>
          </table:table-cell>
          <table:table-cell office:value-type="float" office:value="0" table:formula="msoxl:=COMMANDER!N66" table:style-name="ce1">
            <text:p>0</text:p>
          </table:table-cell>
          <table:table-cell office:value-type="float" office:value="0" table:formula="msoxl:=COMMANDER!O66" table:style-name="ce1">
            <text:p>0</text:p>
          </table:table-cell>
          <table:table-cell office:value-type="float" office:value="0" table:formula="msoxl:=COMMANDER!P66" table:style-name="ce1">
            <text:p>0</text:p>
          </table:table-cell>
          <table:table-cell office:value-type="float" office:value="0" table:formula="msoxl:=COMMANDER!Q66" table:style-name="ce1">
            <text:p>0</text:p>
          </table:table-cell>
          <table:table-cell office:value-type="float" office:value="0" table:formula="msoxl:=COMMANDER!R66" table:style-name="ce1">
            <text:p>0</text:p>
          </table:table-cell>
          <table:table-cell office:value-type="float" office:value="0" table:formula="msoxl:=COMMANDER!S66" table:style-name="ce1">
            <text:p>0</text:p>
          </table:table-cell>
          <table:table-cell office:value-type="float" office:value="0" table:formula="msoxl:=COMMANDER!T66" table:style-name="ce1">
            <text:p>0</text:p>
          </table:table-cell>
          <table:table-cell office:value-type="float" office:value="0" table:formula="msoxl:=COMMANDER!U66" table:style-name="ce1">
            <text:p>0</text:p>
          </table:table-cell>
          <table:table-cell office:value-type="float" office:value="0" table:formula="msoxl:=COMMANDER!V66" table:style-name="ce1">
            <text:p>0</text:p>
          </table:table-cell>
          <table:table-cell office:value-type="float" office:value="0" table:formula="msoxl:=COMMANDER!W66" table:style-name="ce1">
            <text:p>0</text:p>
          </table:table-cell>
          <table:table-cell office:value-type="float" office:value="0" table:formula="msoxl:=CORE_MANAGER!A66" table:style-name="ce1">
            <text:p>0</text:p>
          </table:table-cell>
          <table:table-cell office:value-type="float" office:value="0" table:formula="msoxl:=CORE_MANAGER!B66" table:style-name="ce1">
            <text:p>0</text:p>
          </table:table-cell>
          <table:table-cell office:value-type="float" office:value="0" table:formula="msoxl:=CORE_MANAGER!C66" table:style-name="ce1">
            <text:p>0</text:p>
          </table:table-cell>
          <table:table-cell office:value-type="string" office:string-value="F065" table:formula="msoxl:=CORE_MANAGER!D66" table:style-name="ce1">
            <text:p>F065</text:p>
          </table:table-cell>
          <table:table-cell office:value-type="string" office:string-value="LINKS_PARAM_MONITOR STAT PARAMETER TYPE" table:formula="msoxl:=CORE_MANAGER!E66" table:style-name="ce1">
            <text:p>LINKS_PARAM_MONITOR STAT PARAMETER TYPE</text:p>
          </table:table-cell>
          <table:table-cell office:value-type="string" office:string-value="STRING" table:formula="msoxl:=CORE_MANAGER!F66" table:style-name="ce1">
            <text:p>STRING</text:p>
          </table:table-cell>
          <table:table-cell office:value-type="float" office:value="0" table:formula="msoxl:=CORE_SUPERVISOR!A66" table:style-name="ce1">
            <text:p>0</text:p>
          </table:table-cell>
          <table:table-cell office:value-type="float" office:value="0" table:formula="msoxl:=CORE_SUPERVISOR!B66" table:style-name="ce1">
            <text:p>0</text:p>
          </table:table-cell>
          <table:table-cell office:value-type="float" office:value="0" table:formula="msoxl:=CORE_SUPERVISOR!C66" table:style-name="ce1">
            <text:p>0</text:p>
          </table:table-cell>
          <table:table-cell office:value-type="float" office:value="0" table:formula="msoxl:=CORE_SUPERVISOR!D66" table:style-name="ce1">
            <text:p>0</text:p>
          </table:table-cell>
          <table:table-cell office:value-type="float" office:value="0" table:formula="msoxl:=CORE_SUPERVISOR!E66" table:style-name="ce1">
            <text:p>0</text:p>
          </table:table-cell>
          <table:table-cell office:value-type="float" office:value="0" table:formula="msoxl:=CORE_SUPERVISOR!F66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67" table:style-name="ce1">
            <text:p>0</text:p>
          </table:table-cell>
          <table:table-cell office:value-type="float" office:value="0" table:formula="msoxl:=Project!B67" table:style-name="ce1">
            <text:p>0</text:p>
          </table:table-cell>
          <table:table-cell office:value-type="float" office:value="0" table:formula="msoxl:=Project!C67" table:style-name="ce1">
            <text:p>0</text:p>
          </table:table-cell>
          <table:table-cell office:value-type="float" office:value="0" table:formula="msoxl:='IP@'!A67" table:style-name="ce1">
            <text:p>0</text:p>
          </table:table-cell>
          <table:table-cell office:value-type="float" office:value="0" table:formula="msoxl:='IP@'!B67" table:style-name="ce1">
            <text:p>0</text:p>
          </table:table-cell>
          <table:table-cell office:value-type="float" office:value="0" table:formula="msoxl:='IP@'!C67" table:style-name="ce1">
            <text:p>0</text:p>
          </table:table-cell>
          <table:table-cell office:value-type="float" office:value="0" table:formula="msoxl:=TCP_port!A67" table:style-name="ce1">
            <text:p>0</text:p>
          </table:table-cell>
          <table:table-cell office:value-type="float" office:value="0" table:formula="msoxl:=TCP_port!B67" table:style-name="ce1">
            <text:p>0</text:p>
          </table:table-cell>
          <table:table-cell office:value-type="float" office:value="0" table:formula="msoxl:=TCP_port!C67" table:style-name="ce1">
            <text:p>0</text:p>
          </table:table-cell>
          <table:table-cell office:value-type="float" office:value="0" table:formula="msoxl:=COMMANDER!A67" table:style-name="ce1">
            <text:p>0</text:p>
          </table:table-cell>
          <table:table-cell office:value-type="float" office:value="0" table:formula="msoxl:=COMMANDER!B67" table:style-name="ce1">
            <text:p>0</text:p>
          </table:table-cell>
          <table:table-cell office:value-type="float" office:value="0" table:formula="msoxl:=COMMANDER!C67" table:style-name="ce1">
            <text:p>0</text:p>
          </table:table-cell>
          <table:table-cell office:value-type="float" office:value="0" table:formula="msoxl:=COMMANDER!E67" table:style-name="ce1">
            <text:p>0</text:p>
          </table:table-cell>
          <table:table-cell office:value-type="float" office:value="0" table:formula="msoxl:=COMMANDER!F67" table:style-name="ce1">
            <text:p>0</text:p>
          </table:table-cell>
          <table:table-cell office:value-type="float" office:value="0" table:formula="msoxl:=COMMANDER!G67" table:style-name="ce1">
            <text:p>0</text:p>
          </table:table-cell>
          <table:table-cell office:value-type="float" office:value="0" table:formula="msoxl:=COMMANDER!I67" table:style-name="ce1">
            <text:p>0</text:p>
          </table:table-cell>
          <table:table-cell office:value-type="float" office:value="0" table:formula="msoxl:=COMMANDER!J67" table:style-name="ce1">
            <text:p>0</text:p>
          </table:table-cell>
          <table:table-cell office:value-type="float" office:value="0" table:formula="msoxl:=COMMANDER!K67" table:style-name="ce1">
            <text:p>0</text:p>
          </table:table-cell>
          <table:table-cell office:value-type="float" office:value="0" table:formula="msoxl:=COMMANDER!L67" table:style-name="ce1">
            <text:p>0</text:p>
          </table:table-cell>
          <table:table-cell office:value-type="float" office:value="0" table:formula="msoxl:=COMMANDER!M67" table:style-name="ce1">
            <text:p>0</text:p>
          </table:table-cell>
          <table:table-cell office:value-type="float" office:value="0" table:formula="msoxl:=COMMANDER!N67" table:style-name="ce1">
            <text:p>0</text:p>
          </table:table-cell>
          <table:table-cell office:value-type="float" office:value="0" table:formula="msoxl:=COMMANDER!O67" table:style-name="ce1">
            <text:p>0</text:p>
          </table:table-cell>
          <table:table-cell office:value-type="float" office:value="0" table:formula="msoxl:=COMMANDER!P67" table:style-name="ce1">
            <text:p>0</text:p>
          </table:table-cell>
          <table:table-cell office:value-type="float" office:value="0" table:formula="msoxl:=COMMANDER!Q67" table:style-name="ce1">
            <text:p>0</text:p>
          </table:table-cell>
          <table:table-cell office:value-type="float" office:value="0" table:formula="msoxl:=COMMANDER!R67" table:style-name="ce1">
            <text:p>0</text:p>
          </table:table-cell>
          <table:table-cell office:value-type="float" office:value="0" table:formula="msoxl:=COMMANDER!S67" table:style-name="ce1">
            <text:p>0</text:p>
          </table:table-cell>
          <table:table-cell office:value-type="float" office:value="0" table:formula="msoxl:=COMMANDER!T67" table:style-name="ce1">
            <text:p>0</text:p>
          </table:table-cell>
          <table:table-cell office:value-type="float" office:value="0" table:formula="msoxl:=COMMANDER!U67" table:style-name="ce1">
            <text:p>0</text:p>
          </table:table-cell>
          <table:table-cell office:value-type="float" office:value="0" table:formula="msoxl:=COMMANDER!V67" table:style-name="ce1">
            <text:p>0</text:p>
          </table:table-cell>
          <table:table-cell office:value-type="float" office:value="0" table:formula="msoxl:=COMMANDER!W67" table:style-name="ce1">
            <text:p>0</text:p>
          </table:table-cell>
          <table:table-cell office:value-type="float" office:value="0" table:formula="msoxl:=CORE_MANAGER!A67" table:style-name="ce1">
            <text:p>0</text:p>
          </table:table-cell>
          <table:table-cell office:value-type="float" office:value="0" table:formula="msoxl:=CORE_MANAGER!B67" table:style-name="ce1">
            <text:p>0</text:p>
          </table:table-cell>
          <table:table-cell office:value-type="float" office:value="0" table:formula="msoxl:=CORE_MANAGER!C67" table:style-name="ce1">
            <text:p>0</text:p>
          </table:table-cell>
          <table:table-cell office:value-type="string" office:string-value="F066" table:formula="msoxl:=CORE_MANAGER!D67" table:style-name="ce1">
            <text:p>F066</text:p>
          </table:table-cell>
          <table:table-cell office:value-type="string" office:string-value="LINKS_PARAM_MONITOR STAT PARAMETER NAMES" table:formula="msoxl:=CORE_MANAGER!E67" table:style-name="ce1">
            <text:p>LINKS_PARAM_MONITOR STAT PARAMETER NAMES</text:p>
          </table:table-cell>
          <table:table-cell office:value-type="string" office:string-value="NUMBER RECEIVED LAND TRACK" table:formula="msoxl:=CORE_MANAGER!F67" table:style-name="ce1">
            <text:p>NUMBER RECEIVED LAND TRACK</text:p>
          </table:table-cell>
          <table:table-cell office:value-type="float" office:value="0" table:formula="msoxl:=CORE_SUPERVISOR!A67" table:style-name="ce1">
            <text:p>0</text:p>
          </table:table-cell>
          <table:table-cell office:value-type="float" office:value="0" table:formula="msoxl:=CORE_SUPERVISOR!B67" table:style-name="ce1">
            <text:p>0</text:p>
          </table:table-cell>
          <table:table-cell office:value-type="float" office:value="0" table:formula="msoxl:=CORE_SUPERVISOR!C67" table:style-name="ce1">
            <text:p>0</text:p>
          </table:table-cell>
          <table:table-cell office:value-type="float" office:value="0" table:formula="msoxl:=CORE_SUPERVISOR!D67" table:style-name="ce1">
            <text:p>0</text:p>
          </table:table-cell>
          <table:table-cell office:value-type="float" office:value="0" table:formula="msoxl:=CORE_SUPERVISOR!E67" table:style-name="ce1">
            <text:p>0</text:p>
          </table:table-cell>
          <table:table-cell office:value-type="float" office:value="0" table:formula="msoxl:=CORE_SUPERVISOR!F67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68" table:style-name="ce1">
            <text:p>0</text:p>
          </table:table-cell>
          <table:table-cell office:value-type="float" office:value="0" table:formula="msoxl:=Project!B68" table:style-name="ce1">
            <text:p>0</text:p>
          </table:table-cell>
          <table:table-cell office:value-type="float" office:value="0" table:formula="msoxl:=Project!C68" table:style-name="ce1">
            <text:p>0</text:p>
          </table:table-cell>
          <table:table-cell office:value-type="float" office:value="0" table:formula="msoxl:='IP@'!A68" table:style-name="ce1">
            <text:p>0</text:p>
          </table:table-cell>
          <table:table-cell office:value-type="float" office:value="0" table:formula="msoxl:='IP@'!B68" table:style-name="ce1">
            <text:p>0</text:p>
          </table:table-cell>
          <table:table-cell office:value-type="float" office:value="0" table:formula="msoxl:='IP@'!C68" table:style-name="ce1">
            <text:p>0</text:p>
          </table:table-cell>
          <table:table-cell office:value-type="float" office:value="0" table:formula="msoxl:=TCP_port!A68" table:style-name="ce1">
            <text:p>0</text:p>
          </table:table-cell>
          <table:table-cell office:value-type="float" office:value="0" table:formula="msoxl:=TCP_port!B68" table:style-name="ce1">
            <text:p>0</text:p>
          </table:table-cell>
          <table:table-cell office:value-type="float" office:value="0" table:formula="msoxl:=TCP_port!C68" table:style-name="ce1">
            <text:p>0</text:p>
          </table:table-cell>
          <table:table-cell office:value-type="float" office:value="0" table:formula="msoxl:=COMMANDER!A68" table:style-name="ce1">
            <text:p>0</text:p>
          </table:table-cell>
          <table:table-cell office:value-type="float" office:value="0" table:formula="msoxl:=COMMANDER!B68" table:style-name="ce1">
            <text:p>0</text:p>
          </table:table-cell>
          <table:table-cell office:value-type="float" office:value="0" table:formula="msoxl:=COMMANDER!C68" table:style-name="ce1">
            <text:p>0</text:p>
          </table:table-cell>
          <table:table-cell office:value-type="float" office:value="0" table:formula="msoxl:=COMMANDER!E68" table:style-name="ce1">
            <text:p>0</text:p>
          </table:table-cell>
          <table:table-cell office:value-type="float" office:value="0" table:formula="msoxl:=COMMANDER!F68" table:style-name="ce1">
            <text:p>0</text:p>
          </table:table-cell>
          <table:table-cell office:value-type="float" office:value="0" table:formula="msoxl:=COMMANDER!G68" table:style-name="ce1">
            <text:p>0</text:p>
          </table:table-cell>
          <table:table-cell office:value-type="float" office:value="0" table:formula="msoxl:=COMMANDER!I68" table:style-name="ce1">
            <text:p>0</text:p>
          </table:table-cell>
          <table:table-cell office:value-type="float" office:value="0" table:formula="msoxl:=COMMANDER!J68" table:style-name="ce1">
            <text:p>0</text:p>
          </table:table-cell>
          <table:table-cell office:value-type="float" office:value="0" table:formula="msoxl:=COMMANDER!K68" table:style-name="ce1">
            <text:p>0</text:p>
          </table:table-cell>
          <table:table-cell office:value-type="float" office:value="0" table:formula="msoxl:=COMMANDER!L68" table:style-name="ce1">
            <text:p>0</text:p>
          </table:table-cell>
          <table:table-cell office:value-type="float" office:value="0" table:formula="msoxl:=COMMANDER!M68" table:style-name="ce1">
            <text:p>0</text:p>
          </table:table-cell>
          <table:table-cell office:value-type="float" office:value="0" table:formula="msoxl:=COMMANDER!N68" table:style-name="ce1">
            <text:p>0</text:p>
          </table:table-cell>
          <table:table-cell office:value-type="float" office:value="0" table:formula="msoxl:=COMMANDER!O68" table:style-name="ce1">
            <text:p>0</text:p>
          </table:table-cell>
          <table:table-cell office:value-type="float" office:value="0" table:formula="msoxl:=COMMANDER!P68" table:style-name="ce1">
            <text:p>0</text:p>
          </table:table-cell>
          <table:table-cell office:value-type="float" office:value="0" table:formula="msoxl:=COMMANDER!Q68" table:style-name="ce1">
            <text:p>0</text:p>
          </table:table-cell>
          <table:table-cell office:value-type="float" office:value="0" table:formula="msoxl:=COMMANDER!R68" table:style-name="ce1">
            <text:p>0</text:p>
          </table:table-cell>
          <table:table-cell office:value-type="float" office:value="0" table:formula="msoxl:=COMMANDER!S68" table:style-name="ce1">
            <text:p>0</text:p>
          </table:table-cell>
          <table:table-cell office:value-type="float" office:value="0" table:formula="msoxl:=COMMANDER!T68" table:style-name="ce1">
            <text:p>0</text:p>
          </table:table-cell>
          <table:table-cell office:value-type="float" office:value="0" table:formula="msoxl:=COMMANDER!U68" table:style-name="ce1">
            <text:p>0</text:p>
          </table:table-cell>
          <table:table-cell office:value-type="float" office:value="0" table:formula="msoxl:=COMMANDER!V68" table:style-name="ce1">
            <text:p>0</text:p>
          </table:table-cell>
          <table:table-cell office:value-type="float" office:value="0" table:formula="msoxl:=COMMANDER!W68" table:style-name="ce1">
            <text:p>0</text:p>
          </table:table-cell>
          <table:table-cell office:value-type="float" office:value="0" table:formula="msoxl:=CORE_MANAGER!A68" table:style-name="ce1">
            <text:p>0</text:p>
          </table:table-cell>
          <table:table-cell office:value-type="float" office:value="0" table:formula="msoxl:=CORE_MANAGER!B68" table:style-name="ce1">
            <text:p>0</text:p>
          </table:table-cell>
          <table:table-cell office:value-type="float" office:value="0" table:formula="msoxl:=CORE_MANAGER!C68" table:style-name="ce1">
            <text:p>0</text:p>
          </table:table-cell>
          <table:table-cell office:value-type="string" office:string-value="F067" table:formula="msoxl:=CORE_MANAGER!D68" table:style-name="ce1">
            <text:p>F067</text:p>
          </table:table-cell>
          <table:table-cell office:value-type="string" office:string-value="LINKS_PARAM_MONITOR STAT PARAMETER TYPE" table:formula="msoxl:=CORE_MANAGER!E68" table:style-name="ce1">
            <text:p>LINKS_PARAM_MONITOR STAT PARAMETER TYPE</text:p>
          </table:table-cell>
          <table:table-cell office:value-type="string" office:string-value="STRING" table:formula="msoxl:=CORE_MANAGER!F68" table:style-name="ce1">
            <text:p>STRING</text:p>
          </table:table-cell>
          <table:table-cell office:value-type="float" office:value="0" table:formula="msoxl:=CORE_SUPERVISOR!A68" table:style-name="ce1">
            <text:p>0</text:p>
          </table:table-cell>
          <table:table-cell office:value-type="float" office:value="0" table:formula="msoxl:=CORE_SUPERVISOR!B68" table:style-name="ce1">
            <text:p>0</text:p>
          </table:table-cell>
          <table:table-cell office:value-type="float" office:value="0" table:formula="msoxl:=CORE_SUPERVISOR!C68" table:style-name="ce1">
            <text:p>0</text:p>
          </table:table-cell>
          <table:table-cell office:value-type="float" office:value="0" table:formula="msoxl:=CORE_SUPERVISOR!D68" table:style-name="ce1">
            <text:p>0</text:p>
          </table:table-cell>
          <table:table-cell office:value-type="float" office:value="0" table:formula="msoxl:=CORE_SUPERVISOR!E68" table:style-name="ce1">
            <text:p>0</text:p>
          </table:table-cell>
          <table:table-cell office:value-type="float" office:value="0" table:formula="msoxl:=CORE_SUPERVISOR!F68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69" table:style-name="ce1">
            <text:p>0</text:p>
          </table:table-cell>
          <table:table-cell office:value-type="float" office:value="0" table:formula="msoxl:=Project!B69" table:style-name="ce1">
            <text:p>0</text:p>
          </table:table-cell>
          <table:table-cell office:value-type="float" office:value="0" table:formula="msoxl:=Project!C69" table:style-name="ce1">
            <text:p>0</text:p>
          </table:table-cell>
          <table:table-cell office:value-type="float" office:value="0" table:formula="msoxl:='IP@'!A69" table:style-name="ce1">
            <text:p>0</text:p>
          </table:table-cell>
          <table:table-cell office:value-type="float" office:value="0" table:formula="msoxl:='IP@'!B69" table:style-name="ce1">
            <text:p>0</text:p>
          </table:table-cell>
          <table:table-cell office:value-type="float" office:value="0" table:formula="msoxl:='IP@'!C69" table:style-name="ce1">
            <text:p>0</text:p>
          </table:table-cell>
          <table:table-cell office:value-type="float" office:value="0" table:formula="msoxl:=TCP_port!A69" table:style-name="ce1">
            <text:p>0</text:p>
          </table:table-cell>
          <table:table-cell office:value-type="float" office:value="0" table:formula="msoxl:=TCP_port!B69" table:style-name="ce1">
            <text:p>0</text:p>
          </table:table-cell>
          <table:table-cell office:value-type="float" office:value="0" table:formula="msoxl:=TCP_port!C69" table:style-name="ce1">
            <text:p>0</text:p>
          </table:table-cell>
          <table:table-cell office:value-type="float" office:value="0" table:formula="msoxl:=COMMANDER!A69" table:style-name="ce1">
            <text:p>0</text:p>
          </table:table-cell>
          <table:table-cell office:value-type="float" office:value="0" table:formula="msoxl:=COMMANDER!B69" table:style-name="ce1">
            <text:p>0</text:p>
          </table:table-cell>
          <table:table-cell office:value-type="float" office:value="0" table:formula="msoxl:=COMMANDER!C69" table:style-name="ce1">
            <text:p>0</text:p>
          </table:table-cell>
          <table:table-cell office:value-type="float" office:value="0" table:formula="msoxl:=COMMANDER!E69" table:style-name="ce1">
            <text:p>0</text:p>
          </table:table-cell>
          <table:table-cell office:value-type="float" office:value="0" table:formula="msoxl:=COMMANDER!F69" table:style-name="ce1">
            <text:p>0</text:p>
          </table:table-cell>
          <table:table-cell office:value-type="float" office:value="0" table:formula="msoxl:=COMMANDER!G69" table:style-name="ce1">
            <text:p>0</text:p>
          </table:table-cell>
          <table:table-cell office:value-type="float" office:value="0" table:formula="msoxl:=COMMANDER!I69" table:style-name="ce1">
            <text:p>0</text:p>
          </table:table-cell>
          <table:table-cell office:value-type="float" office:value="0" table:formula="msoxl:=COMMANDER!J69" table:style-name="ce1">
            <text:p>0</text:p>
          </table:table-cell>
          <table:table-cell office:value-type="float" office:value="0" table:formula="msoxl:=COMMANDER!K69" table:style-name="ce1">
            <text:p>0</text:p>
          </table:table-cell>
          <table:table-cell office:value-type="float" office:value="0" table:formula="msoxl:=COMMANDER!L69" table:style-name="ce1">
            <text:p>0</text:p>
          </table:table-cell>
          <table:table-cell office:value-type="float" office:value="0" table:formula="msoxl:=COMMANDER!M69" table:style-name="ce1">
            <text:p>0</text:p>
          </table:table-cell>
          <table:table-cell office:value-type="float" office:value="0" table:formula="msoxl:=COMMANDER!N69" table:style-name="ce1">
            <text:p>0</text:p>
          </table:table-cell>
          <table:table-cell office:value-type="float" office:value="0" table:formula="msoxl:=COMMANDER!O69" table:style-name="ce1">
            <text:p>0</text:p>
          </table:table-cell>
          <table:table-cell office:value-type="float" office:value="0" table:formula="msoxl:=COMMANDER!P69" table:style-name="ce1">
            <text:p>0</text:p>
          </table:table-cell>
          <table:table-cell office:value-type="float" office:value="0" table:formula="msoxl:=COMMANDER!Q69" table:style-name="ce1">
            <text:p>0</text:p>
          </table:table-cell>
          <table:table-cell office:value-type="float" office:value="0" table:formula="msoxl:=COMMANDER!R69" table:style-name="ce1">
            <text:p>0</text:p>
          </table:table-cell>
          <table:table-cell office:value-type="float" office:value="0" table:formula="msoxl:=COMMANDER!S69" table:style-name="ce1">
            <text:p>0</text:p>
          </table:table-cell>
          <table:table-cell office:value-type="float" office:value="0" table:formula="msoxl:=COMMANDER!T69" table:style-name="ce1">
            <text:p>0</text:p>
          </table:table-cell>
          <table:table-cell office:value-type="float" office:value="0" table:formula="msoxl:=COMMANDER!U69" table:style-name="ce1">
            <text:p>0</text:p>
          </table:table-cell>
          <table:table-cell office:value-type="float" office:value="0" table:formula="msoxl:=COMMANDER!V69" table:style-name="ce1">
            <text:p>0</text:p>
          </table:table-cell>
          <table:table-cell office:value-type="float" office:value="0" table:formula="msoxl:=COMMANDER!W69" table:style-name="ce1">
            <text:p>0</text:p>
          </table:table-cell>
          <table:table-cell office:value-type="float" office:value="0" table:formula="msoxl:=CORE_MANAGER!A69" table:style-name="ce1">
            <text:p>0</text:p>
          </table:table-cell>
          <table:table-cell office:value-type="float" office:value="0" table:formula="msoxl:=CORE_MANAGER!B69" table:style-name="ce1">
            <text:p>0</text:p>
          </table:table-cell>
          <table:table-cell office:value-type="float" office:value="0" table:formula="msoxl:=CORE_MANAGER!C69" table:style-name="ce1">
            <text:p>0</text:p>
          </table:table-cell>
          <table:table-cell office:value-type="string" office:string-value="F068" table:formula="msoxl:=CORE_MANAGER!D69" table:style-name="ce1">
            <text:p>F068</text:p>
          </table:table-cell>
          <table:table-cell office:value-type="string" office:string-value="LINKS_PARAM_MONITOR STAT PARAMETER NAMES" table:formula="msoxl:=CORE_MANAGER!E69" table:style-name="ce1">
            <text:p>LINKS_PARAM_MONITOR STAT PARAMETER NAMES</text:p>
          </table:table-cell>
          <table:table-cell office:value-type="string" office:string-value="RECEPTION QUALITY" table:formula="msoxl:=CORE_MANAGER!F69" table:style-name="ce1">
            <text:p>RECEPTION QUALITY</text:p>
          </table:table-cell>
          <table:table-cell office:value-type="float" office:value="0" table:formula="msoxl:=CORE_SUPERVISOR!A69" table:style-name="ce1">
            <text:p>0</text:p>
          </table:table-cell>
          <table:table-cell office:value-type="float" office:value="0" table:formula="msoxl:=CORE_SUPERVISOR!B69" table:style-name="ce1">
            <text:p>0</text:p>
          </table:table-cell>
          <table:table-cell office:value-type="float" office:value="0" table:formula="msoxl:=CORE_SUPERVISOR!C69" table:style-name="ce1">
            <text:p>0</text:p>
          </table:table-cell>
          <table:table-cell office:value-type="float" office:value="0" table:formula="msoxl:=CORE_SUPERVISOR!D69" table:style-name="ce1">
            <text:p>0</text:p>
          </table:table-cell>
          <table:table-cell office:value-type="float" office:value="0" table:formula="msoxl:=CORE_SUPERVISOR!E69" table:style-name="ce1">
            <text:p>0</text:p>
          </table:table-cell>
          <table:table-cell office:value-type="float" office:value="0" table:formula="msoxl:=CORE_SUPERVISOR!F69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70" table:style-name="ce1">
            <text:p>0</text:p>
          </table:table-cell>
          <table:table-cell office:value-type="float" office:value="0" table:formula="msoxl:=Project!B70" table:style-name="ce1">
            <text:p>0</text:p>
          </table:table-cell>
          <table:table-cell office:value-type="float" office:value="0" table:formula="msoxl:=Project!C70" table:style-name="ce1">
            <text:p>0</text:p>
          </table:table-cell>
          <table:table-cell office:value-type="float" office:value="0" table:formula="msoxl:='IP@'!A70" table:style-name="ce1">
            <text:p>0</text:p>
          </table:table-cell>
          <table:table-cell office:value-type="float" office:value="0" table:formula="msoxl:='IP@'!B70" table:style-name="ce1">
            <text:p>0</text:p>
          </table:table-cell>
          <table:table-cell office:value-type="float" office:value="0" table:formula="msoxl:='IP@'!C70" table:style-name="ce1">
            <text:p>0</text:p>
          </table:table-cell>
          <table:table-cell office:value-type="float" office:value="0" table:formula="msoxl:=TCP_port!A70" table:style-name="ce1">
            <text:p>0</text:p>
          </table:table-cell>
          <table:table-cell office:value-type="float" office:value="0" table:formula="msoxl:=TCP_port!B70" table:style-name="ce1">
            <text:p>0</text:p>
          </table:table-cell>
          <table:table-cell office:value-type="float" office:value="0" table:formula="msoxl:=TCP_port!C70" table:style-name="ce1">
            <text:p>0</text:p>
          </table:table-cell>
          <table:table-cell office:value-type="float" office:value="0" table:formula="msoxl:=COMMANDER!A70" table:style-name="ce1">
            <text:p>0</text:p>
          </table:table-cell>
          <table:table-cell office:value-type="float" office:value="0" table:formula="msoxl:=COMMANDER!B70" table:style-name="ce1">
            <text:p>0</text:p>
          </table:table-cell>
          <table:table-cell office:value-type="float" office:value="0" table:formula="msoxl:=COMMANDER!C70" table:style-name="ce1">
            <text:p>0</text:p>
          </table:table-cell>
          <table:table-cell office:value-type="float" office:value="0" table:formula="msoxl:=COMMANDER!E70" table:style-name="ce1">
            <text:p>0</text:p>
          </table:table-cell>
          <table:table-cell office:value-type="float" office:value="0" table:formula="msoxl:=COMMANDER!F70" table:style-name="ce1">
            <text:p>0</text:p>
          </table:table-cell>
          <table:table-cell office:value-type="float" office:value="0" table:formula="msoxl:=COMMANDER!G70" table:style-name="ce1">
            <text:p>0</text:p>
          </table:table-cell>
          <table:table-cell office:value-type="float" office:value="0" table:formula="msoxl:=COMMANDER!I70" table:style-name="ce1">
            <text:p>0</text:p>
          </table:table-cell>
          <table:table-cell office:value-type="float" office:value="0" table:formula="msoxl:=COMMANDER!J70" table:style-name="ce1">
            <text:p>0</text:p>
          </table:table-cell>
          <table:table-cell office:value-type="float" office:value="0" table:formula="msoxl:=COMMANDER!K70" table:style-name="ce1">
            <text:p>0</text:p>
          </table:table-cell>
          <table:table-cell office:value-type="float" office:value="0" table:formula="msoxl:=COMMANDER!L70" table:style-name="ce1">
            <text:p>0</text:p>
          </table:table-cell>
          <table:table-cell office:value-type="float" office:value="0" table:formula="msoxl:=COMMANDER!M70" table:style-name="ce1">
            <text:p>0</text:p>
          </table:table-cell>
          <table:table-cell office:value-type="float" office:value="0" table:formula="msoxl:=COMMANDER!N70" table:style-name="ce1">
            <text:p>0</text:p>
          </table:table-cell>
          <table:table-cell office:value-type="float" office:value="0" table:formula="msoxl:=COMMANDER!O70" table:style-name="ce1">
            <text:p>0</text:p>
          </table:table-cell>
          <table:table-cell office:value-type="float" office:value="0" table:formula="msoxl:=COMMANDER!P70" table:style-name="ce1">
            <text:p>0</text:p>
          </table:table-cell>
          <table:table-cell office:value-type="float" office:value="0" table:formula="msoxl:=COMMANDER!Q70" table:style-name="ce1">
            <text:p>0</text:p>
          </table:table-cell>
          <table:table-cell office:value-type="float" office:value="0" table:formula="msoxl:=COMMANDER!R70" table:style-name="ce1">
            <text:p>0</text:p>
          </table:table-cell>
          <table:table-cell office:value-type="float" office:value="0" table:formula="msoxl:=COMMANDER!S70" table:style-name="ce1">
            <text:p>0</text:p>
          </table:table-cell>
          <table:table-cell office:value-type="float" office:value="0" table:formula="msoxl:=COMMANDER!T70" table:style-name="ce1">
            <text:p>0</text:p>
          </table:table-cell>
          <table:table-cell office:value-type="float" office:value="0" table:formula="msoxl:=COMMANDER!U70" table:style-name="ce1">
            <text:p>0</text:p>
          </table:table-cell>
          <table:table-cell office:value-type="float" office:value="0" table:formula="msoxl:=COMMANDER!V70" table:style-name="ce1">
            <text:p>0</text:p>
          </table:table-cell>
          <table:table-cell office:value-type="float" office:value="0" table:formula="msoxl:=COMMANDER!W70" table:style-name="ce1">
            <text:p>0</text:p>
          </table:table-cell>
          <table:table-cell office:value-type="float" office:value="0" table:formula="msoxl:=CORE_MANAGER!A70" table:style-name="ce1">
            <text:p>0</text:p>
          </table:table-cell>
          <table:table-cell office:value-type="float" office:value="0" table:formula="msoxl:=CORE_MANAGER!B70" table:style-name="ce1">
            <text:p>0</text:p>
          </table:table-cell>
          <table:table-cell office:value-type="float" office:value="0" table:formula="msoxl:=CORE_MANAGER!C70" table:style-name="ce1">
            <text:p>0</text:p>
          </table:table-cell>
          <table:table-cell office:value-type="string" office:string-value="F069" table:formula="msoxl:=CORE_MANAGER!D70" table:style-name="ce1">
            <text:p>F069</text:p>
          </table:table-cell>
          <table:table-cell office:value-type="string" office:string-value="LINKS_PARAM_MONITOR STAT PARAMETER TYPE" table:formula="msoxl:=CORE_MANAGER!E70" table:style-name="ce1">
            <text:p>LINKS_PARAM_MONITOR STAT PARAMETER TYPE</text:p>
          </table:table-cell>
          <table:table-cell office:value-type="string" office:string-value="UINT_8" table:formula="msoxl:=CORE_MANAGER!F70" table:style-name="ce1">
            <text:p>UINT_8</text:p>
          </table:table-cell>
          <table:table-cell office:value-type="float" office:value="0" table:formula="msoxl:=CORE_SUPERVISOR!A70" table:style-name="ce1">
            <text:p>0</text:p>
          </table:table-cell>
          <table:table-cell office:value-type="float" office:value="0" table:formula="msoxl:=CORE_SUPERVISOR!B70" table:style-name="ce1">
            <text:p>0</text:p>
          </table:table-cell>
          <table:table-cell office:value-type="float" office:value="0" table:formula="msoxl:=CORE_SUPERVISOR!C70" table:style-name="ce1">
            <text:p>0</text:p>
          </table:table-cell>
          <table:table-cell office:value-type="float" office:value="0" table:formula="msoxl:=CORE_SUPERVISOR!D70" table:style-name="ce1">
            <text:p>0</text:p>
          </table:table-cell>
          <table:table-cell office:value-type="float" office:value="0" table:formula="msoxl:=CORE_SUPERVISOR!E70" table:style-name="ce1">
            <text:p>0</text:p>
          </table:table-cell>
          <table:table-cell office:value-type="float" office:value="0" table:formula="msoxl:=CORE_SUPERVISOR!F70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71" table:style-name="ce1">
            <text:p>0</text:p>
          </table:table-cell>
          <table:table-cell office:value-type="float" office:value="0" table:formula="msoxl:=Project!B71" table:style-name="ce1">
            <text:p>0</text:p>
          </table:table-cell>
          <table:table-cell office:value-type="float" office:value="0" table:formula="msoxl:=Project!C71" table:style-name="ce1">
            <text:p>0</text:p>
          </table:table-cell>
          <table:table-cell office:value-type="float" office:value="0" table:formula="msoxl:='IP@'!A71" table:style-name="ce1">
            <text:p>0</text:p>
          </table:table-cell>
          <table:table-cell office:value-type="float" office:value="0" table:formula="msoxl:='IP@'!B71" table:style-name="ce1">
            <text:p>0</text:p>
          </table:table-cell>
          <table:table-cell office:value-type="float" office:value="0" table:formula="msoxl:='IP@'!C71" table:style-name="ce1">
            <text:p>0</text:p>
          </table:table-cell>
          <table:table-cell office:value-type="float" office:value="0" table:formula="msoxl:=TCP_port!A71" table:style-name="ce1">
            <text:p>0</text:p>
          </table:table-cell>
          <table:table-cell office:value-type="float" office:value="0" table:formula="msoxl:=TCP_port!B71" table:style-name="ce1">
            <text:p>0</text:p>
          </table:table-cell>
          <table:table-cell office:value-type="float" office:value="0" table:formula="msoxl:=TCP_port!C71" table:style-name="ce1">
            <text:p>0</text:p>
          </table:table-cell>
          <table:table-cell office:value-type="float" office:value="0" table:formula="msoxl:=COMMANDER!A71" table:style-name="ce1">
            <text:p>0</text:p>
          </table:table-cell>
          <table:table-cell office:value-type="float" office:value="0" table:formula="msoxl:=COMMANDER!B71" table:style-name="ce1">
            <text:p>0</text:p>
          </table:table-cell>
          <table:table-cell office:value-type="float" office:value="0" table:formula="msoxl:=COMMANDER!C71" table:style-name="ce1">
            <text:p>0</text:p>
          </table:table-cell>
          <table:table-cell office:value-type="float" office:value="0" table:formula="msoxl:=COMMANDER!E71" table:style-name="ce1">
            <text:p>0</text:p>
          </table:table-cell>
          <table:table-cell office:value-type="float" office:value="0" table:formula="msoxl:=COMMANDER!F71" table:style-name="ce1">
            <text:p>0</text:p>
          </table:table-cell>
          <table:table-cell office:value-type="float" office:value="0" table:formula="msoxl:=COMMANDER!G71" table:style-name="ce1">
            <text:p>0</text:p>
          </table:table-cell>
          <table:table-cell office:value-type="float" office:value="0" table:formula="msoxl:=COMMANDER!I71" table:style-name="ce1">
            <text:p>0</text:p>
          </table:table-cell>
          <table:table-cell office:value-type="float" office:value="0" table:formula="msoxl:=COMMANDER!J71" table:style-name="ce1">
            <text:p>0</text:p>
          </table:table-cell>
          <table:table-cell office:value-type="float" office:value="0" table:formula="msoxl:=COMMANDER!K71" table:style-name="ce1">
            <text:p>0</text:p>
          </table:table-cell>
          <table:table-cell office:value-type="float" office:value="0" table:formula="msoxl:=COMMANDER!L71" table:style-name="ce1">
            <text:p>0</text:p>
          </table:table-cell>
          <table:table-cell office:value-type="float" office:value="0" table:formula="msoxl:=COMMANDER!M71" table:style-name="ce1">
            <text:p>0</text:p>
          </table:table-cell>
          <table:table-cell office:value-type="float" office:value="0" table:formula="msoxl:=COMMANDER!N71" table:style-name="ce1">
            <text:p>0</text:p>
          </table:table-cell>
          <table:table-cell office:value-type="float" office:value="0" table:formula="msoxl:=COMMANDER!O71" table:style-name="ce1">
            <text:p>0</text:p>
          </table:table-cell>
          <table:table-cell office:value-type="float" office:value="0" table:formula="msoxl:=COMMANDER!P71" table:style-name="ce1">
            <text:p>0</text:p>
          </table:table-cell>
          <table:table-cell office:value-type="float" office:value="0" table:formula="msoxl:=COMMANDER!Q71" table:style-name="ce1">
            <text:p>0</text:p>
          </table:table-cell>
          <table:table-cell office:value-type="float" office:value="0" table:formula="msoxl:=COMMANDER!R71" table:style-name="ce1">
            <text:p>0</text:p>
          </table:table-cell>
          <table:table-cell office:value-type="float" office:value="0" table:formula="msoxl:=COMMANDER!S71" table:style-name="ce1">
            <text:p>0</text:p>
          </table:table-cell>
          <table:table-cell office:value-type="float" office:value="0" table:formula="msoxl:=COMMANDER!T71" table:style-name="ce1">
            <text:p>0</text:p>
          </table:table-cell>
          <table:table-cell office:value-type="float" office:value="0" table:formula="msoxl:=COMMANDER!U71" table:style-name="ce1">
            <text:p>0</text:p>
          </table:table-cell>
          <table:table-cell office:value-type="float" office:value="0" table:formula="msoxl:=COMMANDER!V71" table:style-name="ce1">
            <text:p>0</text:p>
          </table:table-cell>
          <table:table-cell office:value-type="float" office:value="0" table:formula="msoxl:=COMMANDER!W71" table:style-name="ce1">
            <text:p>0</text:p>
          </table:table-cell>
          <table:table-cell office:value-type="float" office:value="0" table:formula="msoxl:=CORE_MANAGER!A71" table:style-name="ce1">
            <text:p>0</text:p>
          </table:table-cell>
          <table:table-cell office:value-type="float" office:value="0" table:formula="msoxl:=CORE_MANAGER!B71" table:style-name="ce1">
            <text:p>0</text:p>
          </table:table-cell>
          <table:table-cell office:value-type="float" office:value="0" table:formula="msoxl:=CORE_MANAGER!C71" table:style-name="ce1">
            <text:p>0</text:p>
          </table:table-cell>
          <table:table-cell office:value-type="string" office:string-value="F070" table:formula="msoxl:=CORE_MANAGER!D71" table:style-name="ce1">
            <text:p>F070</text:p>
          </table:table-cell>
          <table:table-cell office:value-type="string" office:string-value="LINKS_PARAM_MONITOR STAT PARAMETER NAMES" table:formula="msoxl:=CORE_MANAGER!E71" table:style-name="ce1">
            <text:p>LINKS_PARAM_MONITOR STAT PARAMETER NAMES</text:p>
          </table:table-cell>
          <table:table-cell office:value-type="string" office:string-value="LAST TRANSMISSION EVENT" table:formula="msoxl:=CORE_MANAGER!F71" table:style-name="ce1">
            <text:p>LAST TRANSMISSION EVENT</text:p>
          </table:table-cell>
          <table:table-cell office:value-type="float" office:value="0" table:formula="msoxl:=CORE_SUPERVISOR!A71" table:style-name="ce1">
            <text:p>0</text:p>
          </table:table-cell>
          <table:table-cell office:value-type="float" office:value="0" table:formula="msoxl:=CORE_SUPERVISOR!B71" table:style-name="ce1">
            <text:p>0</text:p>
          </table:table-cell>
          <table:table-cell office:value-type="float" office:value="0" table:formula="msoxl:=CORE_SUPERVISOR!C71" table:style-name="ce1">
            <text:p>0</text:p>
          </table:table-cell>
          <table:table-cell office:value-type="float" office:value="0" table:formula="msoxl:=CORE_SUPERVISOR!D71" table:style-name="ce1">
            <text:p>0</text:p>
          </table:table-cell>
          <table:table-cell office:value-type="float" office:value="0" table:formula="msoxl:=CORE_SUPERVISOR!E71" table:style-name="ce1">
            <text:p>0</text:p>
          </table:table-cell>
          <table:table-cell office:value-type="float" office:value="0" table:formula="msoxl:=CORE_SUPERVISOR!F71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72" table:style-name="ce1">
            <text:p>0</text:p>
          </table:table-cell>
          <table:table-cell office:value-type="float" office:value="0" table:formula="msoxl:=Project!B72" table:style-name="ce1">
            <text:p>0</text:p>
          </table:table-cell>
          <table:table-cell office:value-type="float" office:value="0" table:formula="msoxl:=Project!C72" table:style-name="ce1">
            <text:p>0</text:p>
          </table:table-cell>
          <table:table-cell office:value-type="float" office:value="0" table:formula="msoxl:='IP@'!A72" table:style-name="ce1">
            <text:p>0</text:p>
          </table:table-cell>
          <table:table-cell office:value-type="float" office:value="0" table:formula="msoxl:='IP@'!B72" table:style-name="ce1">
            <text:p>0</text:p>
          </table:table-cell>
          <table:table-cell office:value-type="float" office:value="0" table:formula="msoxl:='IP@'!C72" table:style-name="ce1">
            <text:p>0</text:p>
          </table:table-cell>
          <table:table-cell office:value-type="float" office:value="0" table:formula="msoxl:=TCP_port!A72" table:style-name="ce1">
            <text:p>0</text:p>
          </table:table-cell>
          <table:table-cell office:value-type="float" office:value="0" table:formula="msoxl:=TCP_port!B72" table:style-name="ce1">
            <text:p>0</text:p>
          </table:table-cell>
          <table:table-cell office:value-type="float" office:value="0" table:formula="msoxl:=TCP_port!C72" table:style-name="ce1">
            <text:p>0</text:p>
          </table:table-cell>
          <table:table-cell office:value-type="float" office:value="0" table:formula="msoxl:=COMMANDER!A72" table:style-name="ce1">
            <text:p>0</text:p>
          </table:table-cell>
          <table:table-cell office:value-type="float" office:value="0" table:formula="msoxl:=COMMANDER!B72" table:style-name="ce1">
            <text:p>0</text:p>
          </table:table-cell>
          <table:table-cell office:value-type="float" office:value="0" table:formula="msoxl:=COMMANDER!C72" table:style-name="ce1">
            <text:p>0</text:p>
          </table:table-cell>
          <table:table-cell office:value-type="float" office:value="0" table:formula="msoxl:=COMMANDER!E72" table:style-name="ce1">
            <text:p>0</text:p>
          </table:table-cell>
          <table:table-cell office:value-type="float" office:value="0" table:formula="msoxl:=COMMANDER!F72" table:style-name="ce1">
            <text:p>0</text:p>
          </table:table-cell>
          <table:table-cell office:value-type="float" office:value="0" table:formula="msoxl:=COMMANDER!G72" table:style-name="ce1">
            <text:p>0</text:p>
          </table:table-cell>
          <table:table-cell office:value-type="float" office:value="0" table:formula="msoxl:=COMMANDER!I72" table:style-name="ce1">
            <text:p>0</text:p>
          </table:table-cell>
          <table:table-cell office:value-type="float" office:value="0" table:formula="msoxl:=COMMANDER!J72" table:style-name="ce1">
            <text:p>0</text:p>
          </table:table-cell>
          <table:table-cell office:value-type="float" office:value="0" table:formula="msoxl:=COMMANDER!K72" table:style-name="ce1">
            <text:p>0</text:p>
          </table:table-cell>
          <table:table-cell office:value-type="float" office:value="0" table:formula="msoxl:=COMMANDER!L72" table:style-name="ce1">
            <text:p>0</text:p>
          </table:table-cell>
          <table:table-cell office:value-type="float" office:value="0" table:formula="msoxl:=COMMANDER!M72" table:style-name="ce1">
            <text:p>0</text:p>
          </table:table-cell>
          <table:table-cell office:value-type="float" office:value="0" table:formula="msoxl:=COMMANDER!N72" table:style-name="ce1">
            <text:p>0</text:p>
          </table:table-cell>
          <table:table-cell office:value-type="float" office:value="0" table:formula="msoxl:=COMMANDER!O72" table:style-name="ce1">
            <text:p>0</text:p>
          </table:table-cell>
          <table:table-cell office:value-type="float" office:value="0" table:formula="msoxl:=COMMANDER!P72" table:style-name="ce1">
            <text:p>0</text:p>
          </table:table-cell>
          <table:table-cell office:value-type="float" office:value="0" table:formula="msoxl:=COMMANDER!Q72" table:style-name="ce1">
            <text:p>0</text:p>
          </table:table-cell>
          <table:table-cell office:value-type="float" office:value="0" table:formula="msoxl:=COMMANDER!R72" table:style-name="ce1">
            <text:p>0</text:p>
          </table:table-cell>
          <table:table-cell office:value-type="float" office:value="0" table:formula="msoxl:=COMMANDER!S72" table:style-name="ce1">
            <text:p>0</text:p>
          </table:table-cell>
          <table:table-cell office:value-type="float" office:value="0" table:formula="msoxl:=COMMANDER!T72" table:style-name="ce1">
            <text:p>0</text:p>
          </table:table-cell>
          <table:table-cell office:value-type="float" office:value="0" table:formula="msoxl:=COMMANDER!U72" table:style-name="ce1">
            <text:p>0</text:p>
          </table:table-cell>
          <table:table-cell office:value-type="float" office:value="0" table:formula="msoxl:=COMMANDER!V72" table:style-name="ce1">
            <text:p>0</text:p>
          </table:table-cell>
          <table:table-cell office:value-type="float" office:value="0" table:formula="msoxl:=COMMANDER!W72" table:style-name="ce1">
            <text:p>0</text:p>
          </table:table-cell>
          <table:table-cell office:value-type="float" office:value="0" table:formula="msoxl:=CORE_MANAGER!A72" table:style-name="ce1">
            <text:p>0</text:p>
          </table:table-cell>
          <table:table-cell office:value-type="float" office:value="0" table:formula="msoxl:=CORE_MANAGER!B72" table:style-name="ce1">
            <text:p>0</text:p>
          </table:table-cell>
          <table:table-cell office:value-type="float" office:value="0" table:formula="msoxl:=CORE_MANAGER!C72" table:style-name="ce1">
            <text:p>0</text:p>
          </table:table-cell>
          <table:table-cell office:value-type="string" office:string-value="F071" table:formula="msoxl:=CORE_MANAGER!D72" table:style-name="ce1">
            <text:p>F071</text:p>
          </table:table-cell>
          <table:table-cell office:value-type="string" office:string-value="LINKS_PARAM_MONITOR STAT PARAMETER TYPE" table:formula="msoxl:=CORE_MANAGER!E72" table:style-name="ce1">
            <text:p>LINKS_PARAM_MONITOR STAT PARAMETER TYPE</text:p>
          </table:table-cell>
          <table:table-cell office:value-type="string" office:string-value="UINT_8" table:formula="msoxl:=CORE_MANAGER!F72" table:style-name="ce1">
            <text:p>UINT_8</text:p>
          </table:table-cell>
          <table:table-cell office:value-type="float" office:value="0" table:formula="msoxl:=CORE_SUPERVISOR!A72" table:style-name="ce1">
            <text:p>0</text:p>
          </table:table-cell>
          <table:table-cell office:value-type="float" office:value="0" table:formula="msoxl:=CORE_SUPERVISOR!B72" table:style-name="ce1">
            <text:p>0</text:p>
          </table:table-cell>
          <table:table-cell office:value-type="float" office:value="0" table:formula="msoxl:=CORE_SUPERVISOR!C72" table:style-name="ce1">
            <text:p>0</text:p>
          </table:table-cell>
          <table:table-cell office:value-type="float" office:value="0" table:formula="msoxl:=CORE_SUPERVISOR!D72" table:style-name="ce1">
            <text:p>0</text:p>
          </table:table-cell>
          <table:table-cell office:value-type="float" office:value="0" table:formula="msoxl:=CORE_SUPERVISOR!E72" table:style-name="ce1">
            <text:p>0</text:p>
          </table:table-cell>
          <table:table-cell office:value-type="float" office:value="0" table:formula="msoxl:=CORE_SUPERVISOR!F72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73" table:style-name="ce1">
            <text:p>0</text:p>
          </table:table-cell>
          <table:table-cell office:value-type="float" office:value="0" table:formula="msoxl:=Project!B73" table:style-name="ce1">
            <text:p>0</text:p>
          </table:table-cell>
          <table:table-cell office:value-type="float" office:value="0" table:formula="msoxl:=Project!C73" table:style-name="ce1">
            <text:p>0</text:p>
          </table:table-cell>
          <table:table-cell office:value-type="float" office:value="0" table:formula="msoxl:='IP@'!A73" table:style-name="ce1">
            <text:p>0</text:p>
          </table:table-cell>
          <table:table-cell office:value-type="float" office:value="0" table:formula="msoxl:='IP@'!B73" table:style-name="ce1">
            <text:p>0</text:p>
          </table:table-cell>
          <table:table-cell office:value-type="float" office:value="0" table:formula="msoxl:='IP@'!C73" table:style-name="ce1">
            <text:p>0</text:p>
          </table:table-cell>
          <table:table-cell office:value-type="float" office:value="0" table:formula="msoxl:=TCP_port!A73" table:style-name="ce1">
            <text:p>0</text:p>
          </table:table-cell>
          <table:table-cell office:value-type="float" office:value="0" table:formula="msoxl:=TCP_port!B73" table:style-name="ce1">
            <text:p>0</text:p>
          </table:table-cell>
          <table:table-cell office:value-type="float" office:value="0" table:formula="msoxl:=TCP_port!C73" table:style-name="ce1">
            <text:p>0</text:p>
          </table:table-cell>
          <table:table-cell office:value-type="float" office:value="0" table:formula="msoxl:=COMMANDER!A73" table:style-name="ce1">
            <text:p>0</text:p>
          </table:table-cell>
          <table:table-cell office:value-type="float" office:value="0" table:formula="msoxl:=COMMANDER!B73" table:style-name="ce1">
            <text:p>0</text:p>
          </table:table-cell>
          <table:table-cell office:value-type="float" office:value="0" table:formula="msoxl:=COMMANDER!C73" table:style-name="ce1">
            <text:p>0</text:p>
          </table:table-cell>
          <table:table-cell office:value-type="float" office:value="0" table:formula="msoxl:=COMMANDER!E73" table:style-name="ce1">
            <text:p>0</text:p>
          </table:table-cell>
          <table:table-cell office:value-type="float" office:value="0" table:formula="msoxl:=COMMANDER!F73" table:style-name="ce1">
            <text:p>0</text:p>
          </table:table-cell>
          <table:table-cell office:value-type="float" office:value="0" table:formula="msoxl:=COMMANDER!G73" table:style-name="ce1">
            <text:p>0</text:p>
          </table:table-cell>
          <table:table-cell office:value-type="float" office:value="0" table:formula="msoxl:=COMMANDER!I73" table:style-name="ce1">
            <text:p>0</text:p>
          </table:table-cell>
          <table:table-cell office:value-type="float" office:value="0" table:formula="msoxl:=COMMANDER!J73" table:style-name="ce1">
            <text:p>0</text:p>
          </table:table-cell>
          <table:table-cell office:value-type="float" office:value="0" table:formula="msoxl:=COMMANDER!K73" table:style-name="ce1">
            <text:p>0</text:p>
          </table:table-cell>
          <table:table-cell office:value-type="float" office:value="0" table:formula="msoxl:=COMMANDER!L73" table:style-name="ce1">
            <text:p>0</text:p>
          </table:table-cell>
          <table:table-cell office:value-type="float" office:value="0" table:formula="msoxl:=COMMANDER!M73" table:style-name="ce1">
            <text:p>0</text:p>
          </table:table-cell>
          <table:table-cell office:value-type="float" office:value="0" table:formula="msoxl:=COMMANDER!N73" table:style-name="ce1">
            <text:p>0</text:p>
          </table:table-cell>
          <table:table-cell office:value-type="float" office:value="0" table:formula="msoxl:=COMMANDER!O73" table:style-name="ce1">
            <text:p>0</text:p>
          </table:table-cell>
          <table:table-cell office:value-type="float" office:value="0" table:formula="msoxl:=COMMANDER!P73" table:style-name="ce1">
            <text:p>0</text:p>
          </table:table-cell>
          <table:table-cell office:value-type="float" office:value="0" table:formula="msoxl:=COMMANDER!Q73" table:style-name="ce1">
            <text:p>0</text:p>
          </table:table-cell>
          <table:table-cell office:value-type="float" office:value="0" table:formula="msoxl:=COMMANDER!R73" table:style-name="ce1">
            <text:p>0</text:p>
          </table:table-cell>
          <table:table-cell office:value-type="float" office:value="0" table:formula="msoxl:=COMMANDER!S73" table:style-name="ce1">
            <text:p>0</text:p>
          </table:table-cell>
          <table:table-cell office:value-type="float" office:value="0" table:formula="msoxl:=COMMANDER!T73" table:style-name="ce1">
            <text:p>0</text:p>
          </table:table-cell>
          <table:table-cell office:value-type="float" office:value="0" table:formula="msoxl:=COMMANDER!U73" table:style-name="ce1">
            <text:p>0</text:p>
          </table:table-cell>
          <table:table-cell office:value-type="float" office:value="0" table:formula="msoxl:=COMMANDER!V73" table:style-name="ce1">
            <text:p>0</text:p>
          </table:table-cell>
          <table:table-cell office:value-type="float" office:value="0" table:formula="msoxl:=COMMANDER!W73" table:style-name="ce1">
            <text:p>0</text:p>
          </table:table-cell>
          <table:table-cell office:value-type="float" office:value="0" table:formula="msoxl:=CORE_MANAGER!A73" table:style-name="ce1">
            <text:p>0</text:p>
          </table:table-cell>
          <table:table-cell office:value-type="float" office:value="0" table:formula="msoxl:=CORE_MANAGER!B73" table:style-name="ce1">
            <text:p>0</text:p>
          </table:table-cell>
          <table:table-cell office:value-type="float" office:value="0" table:formula="msoxl:=CORE_MANAGER!C73" table:style-name="ce1">
            <text:p>0</text:p>
          </table:table-cell>
          <table:table-cell office:value-type="string" office:string-value="F072" table:formula="msoxl:=CORE_MANAGER!D73" table:style-name="ce1">
            <text:p>F072</text:p>
          </table:table-cell>
          <table:table-cell office:value-type="string" office:string-value="LINKS_PARAM_MONITOR STAT PARAMETER NAMES" table:formula="msoxl:=CORE_MANAGER!E73" table:style-name="ce1">
            <text:p>LINKS_PARAM_MONITOR STAT PARAMETER NAMES</text:p>
          </table:table-cell>
          <table:table-cell office:value-type="string" office:string-value="LAST TRANSMISSION DURATION" table:formula="msoxl:=CORE_MANAGER!F73" table:style-name="ce1">
            <text:p>LAST TRANSMISSION DURATION</text:p>
          </table:table-cell>
          <table:table-cell office:value-type="float" office:value="0" table:formula="msoxl:=CORE_SUPERVISOR!A73" table:style-name="ce1">
            <text:p>0</text:p>
          </table:table-cell>
          <table:table-cell office:value-type="float" office:value="0" table:formula="msoxl:=CORE_SUPERVISOR!B73" table:style-name="ce1">
            <text:p>0</text:p>
          </table:table-cell>
          <table:table-cell office:value-type="float" office:value="0" table:formula="msoxl:=CORE_SUPERVISOR!C73" table:style-name="ce1">
            <text:p>0</text:p>
          </table:table-cell>
          <table:table-cell office:value-type="float" office:value="0" table:formula="msoxl:=CORE_SUPERVISOR!D73" table:style-name="ce1">
            <text:p>0</text:p>
          </table:table-cell>
          <table:table-cell office:value-type="float" office:value="0" table:formula="msoxl:=CORE_SUPERVISOR!E73" table:style-name="ce1">
            <text:p>0</text:p>
          </table:table-cell>
          <table:table-cell office:value-type="float" office:value="0" table:formula="msoxl:=CORE_SUPERVISOR!F73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74" table:style-name="ce1">
            <text:p>0</text:p>
          </table:table-cell>
          <table:table-cell office:value-type="float" office:value="0" table:formula="msoxl:=Project!B74" table:style-name="ce1">
            <text:p>0</text:p>
          </table:table-cell>
          <table:table-cell office:value-type="float" office:value="0" table:formula="msoxl:=Project!C74" table:style-name="ce1">
            <text:p>0</text:p>
          </table:table-cell>
          <table:table-cell office:value-type="float" office:value="0" table:formula="msoxl:='IP@'!A74" table:style-name="ce1">
            <text:p>0</text:p>
          </table:table-cell>
          <table:table-cell office:value-type="float" office:value="0" table:formula="msoxl:='IP@'!B74" table:style-name="ce1">
            <text:p>0</text:p>
          </table:table-cell>
          <table:table-cell office:value-type="float" office:value="0" table:formula="msoxl:='IP@'!C74" table:style-name="ce1">
            <text:p>0</text:p>
          </table:table-cell>
          <table:table-cell office:value-type="float" office:value="0" table:formula="msoxl:=TCP_port!A74" table:style-name="ce1">
            <text:p>0</text:p>
          </table:table-cell>
          <table:table-cell office:value-type="float" office:value="0" table:formula="msoxl:=TCP_port!B74" table:style-name="ce1">
            <text:p>0</text:p>
          </table:table-cell>
          <table:table-cell office:value-type="float" office:value="0" table:formula="msoxl:=TCP_port!C74" table:style-name="ce1">
            <text:p>0</text:p>
          </table:table-cell>
          <table:table-cell office:value-type="float" office:value="0" table:formula="msoxl:=COMMANDER!A74" table:style-name="ce1">
            <text:p>0</text:p>
          </table:table-cell>
          <table:table-cell office:value-type="float" office:value="0" table:formula="msoxl:=COMMANDER!B74" table:style-name="ce1">
            <text:p>0</text:p>
          </table:table-cell>
          <table:table-cell office:value-type="float" office:value="0" table:formula="msoxl:=COMMANDER!C74" table:style-name="ce1">
            <text:p>0</text:p>
          </table:table-cell>
          <table:table-cell office:value-type="float" office:value="0" table:formula="msoxl:=COMMANDER!E74" table:style-name="ce1">
            <text:p>0</text:p>
          </table:table-cell>
          <table:table-cell office:value-type="float" office:value="0" table:formula="msoxl:=COMMANDER!F74" table:style-name="ce1">
            <text:p>0</text:p>
          </table:table-cell>
          <table:table-cell office:value-type="float" office:value="0" table:formula="msoxl:=COMMANDER!G74" table:style-name="ce1">
            <text:p>0</text:p>
          </table:table-cell>
          <table:table-cell office:value-type="float" office:value="0" table:formula="msoxl:=COMMANDER!I74" table:style-name="ce1">
            <text:p>0</text:p>
          </table:table-cell>
          <table:table-cell office:value-type="float" office:value="0" table:formula="msoxl:=COMMANDER!J74" table:style-name="ce1">
            <text:p>0</text:p>
          </table:table-cell>
          <table:table-cell office:value-type="float" office:value="0" table:formula="msoxl:=COMMANDER!K74" table:style-name="ce1">
            <text:p>0</text:p>
          </table:table-cell>
          <table:table-cell office:value-type="float" office:value="0" table:formula="msoxl:=COMMANDER!L74" table:style-name="ce1">
            <text:p>0</text:p>
          </table:table-cell>
          <table:table-cell office:value-type="float" office:value="0" table:formula="msoxl:=COMMANDER!M74" table:style-name="ce1">
            <text:p>0</text:p>
          </table:table-cell>
          <table:table-cell office:value-type="float" office:value="0" table:formula="msoxl:=COMMANDER!N74" table:style-name="ce1">
            <text:p>0</text:p>
          </table:table-cell>
          <table:table-cell office:value-type="float" office:value="0" table:formula="msoxl:=COMMANDER!O74" table:style-name="ce1">
            <text:p>0</text:p>
          </table:table-cell>
          <table:table-cell office:value-type="float" office:value="0" table:formula="msoxl:=COMMANDER!P74" table:style-name="ce1">
            <text:p>0</text:p>
          </table:table-cell>
          <table:table-cell office:value-type="float" office:value="0" table:formula="msoxl:=COMMANDER!Q74" table:style-name="ce1">
            <text:p>0</text:p>
          </table:table-cell>
          <table:table-cell office:value-type="float" office:value="0" table:formula="msoxl:=COMMANDER!R74" table:style-name="ce1">
            <text:p>0</text:p>
          </table:table-cell>
          <table:table-cell office:value-type="float" office:value="0" table:formula="msoxl:=COMMANDER!S74" table:style-name="ce1">
            <text:p>0</text:p>
          </table:table-cell>
          <table:table-cell office:value-type="float" office:value="0" table:formula="msoxl:=COMMANDER!T74" table:style-name="ce1">
            <text:p>0</text:p>
          </table:table-cell>
          <table:table-cell office:value-type="float" office:value="0" table:formula="msoxl:=COMMANDER!U74" table:style-name="ce1">
            <text:p>0</text:p>
          </table:table-cell>
          <table:table-cell office:value-type="float" office:value="0" table:formula="msoxl:=COMMANDER!V74" table:style-name="ce1">
            <text:p>0</text:p>
          </table:table-cell>
          <table:table-cell office:value-type="float" office:value="0" table:formula="msoxl:=COMMANDER!W74" table:style-name="ce1">
            <text:p>0</text:p>
          </table:table-cell>
          <table:table-cell office:value-type="float" office:value="0" table:formula="msoxl:=CORE_MANAGER!A74" table:style-name="ce1">
            <text:p>0</text:p>
          </table:table-cell>
          <table:table-cell office:value-type="float" office:value="0" table:formula="msoxl:=CORE_MANAGER!B74" table:style-name="ce1">
            <text:p>0</text:p>
          </table:table-cell>
          <table:table-cell office:value-type="float" office:value="0" table:formula="msoxl:=CORE_MANAGER!C74" table:style-name="ce1">
            <text:p>0</text:p>
          </table:table-cell>
          <table:table-cell office:value-type="string" office:string-value="F073" table:formula="msoxl:=CORE_MANAGER!D74" table:style-name="ce1">
            <text:p>F073</text:p>
          </table:table-cell>
          <table:table-cell office:value-type="string" office:string-value="LINKS_PARAM_MONITOR STAT PARAMETER TYPE" table:formula="msoxl:=CORE_MANAGER!E74" table:style-name="ce1">
            <text:p>LINKS_PARAM_MONITOR STAT PARAMETER TYPE</text:p>
          </table:table-cell>
          <table:table-cell office:value-type="string" office:string-value="UINT_8" table:formula="msoxl:=CORE_MANAGER!F74" table:style-name="ce1">
            <text:p>UINT_8</text:p>
          </table:table-cell>
          <table:table-cell office:value-type="float" office:value="0" table:formula="msoxl:=CORE_SUPERVISOR!A74" table:style-name="ce1">
            <text:p>0</text:p>
          </table:table-cell>
          <table:table-cell office:value-type="float" office:value="0" table:formula="msoxl:=CORE_SUPERVISOR!B74" table:style-name="ce1">
            <text:p>0</text:p>
          </table:table-cell>
          <table:table-cell office:value-type="float" office:value="0" table:formula="msoxl:=CORE_SUPERVISOR!C74" table:style-name="ce1">
            <text:p>0</text:p>
          </table:table-cell>
          <table:table-cell office:value-type="float" office:value="0" table:formula="msoxl:=CORE_SUPERVISOR!D74" table:style-name="ce1">
            <text:p>0</text:p>
          </table:table-cell>
          <table:table-cell office:value-type="float" office:value="0" table:formula="msoxl:=CORE_SUPERVISOR!E74" table:style-name="ce1">
            <text:p>0</text:p>
          </table:table-cell>
          <table:table-cell office:value-type="float" office:value="0" table:formula="msoxl:=CORE_SUPERVISOR!F74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75" table:style-name="ce1">
            <text:p>0</text:p>
          </table:table-cell>
          <table:table-cell office:value-type="float" office:value="0" table:formula="msoxl:=Project!B75" table:style-name="ce1">
            <text:p>0</text:p>
          </table:table-cell>
          <table:table-cell office:value-type="float" office:value="0" table:formula="msoxl:=Project!C75" table:style-name="ce1">
            <text:p>0</text:p>
          </table:table-cell>
          <table:table-cell office:value-type="float" office:value="0" table:formula="msoxl:='IP@'!A75" table:style-name="ce1">
            <text:p>0</text:p>
          </table:table-cell>
          <table:table-cell office:value-type="float" office:value="0" table:formula="msoxl:='IP@'!B75" table:style-name="ce1">
            <text:p>0</text:p>
          </table:table-cell>
          <table:table-cell office:value-type="float" office:value="0" table:formula="msoxl:='IP@'!C75" table:style-name="ce1">
            <text:p>0</text:p>
          </table:table-cell>
          <table:table-cell office:value-type="float" office:value="0" table:formula="msoxl:=TCP_port!A75" table:style-name="ce1">
            <text:p>0</text:p>
          </table:table-cell>
          <table:table-cell office:value-type="float" office:value="0" table:formula="msoxl:=TCP_port!B75" table:style-name="ce1">
            <text:p>0</text:p>
          </table:table-cell>
          <table:table-cell office:value-type="float" office:value="0" table:formula="msoxl:=TCP_port!C75" table:style-name="ce1">
            <text:p>0</text:p>
          </table:table-cell>
          <table:table-cell office:value-type="float" office:value="0" table:formula="msoxl:=COMMANDER!A75" table:style-name="ce1">
            <text:p>0</text:p>
          </table:table-cell>
          <table:table-cell office:value-type="float" office:value="0" table:formula="msoxl:=COMMANDER!B75" table:style-name="ce1">
            <text:p>0</text:p>
          </table:table-cell>
          <table:table-cell office:value-type="float" office:value="0" table:formula="msoxl:=COMMANDER!C75" table:style-name="ce1">
            <text:p>0</text:p>
          </table:table-cell>
          <table:table-cell office:value-type="float" office:value="0" table:formula="msoxl:=COMMANDER!E75" table:style-name="ce1">
            <text:p>0</text:p>
          </table:table-cell>
          <table:table-cell office:value-type="float" office:value="0" table:formula="msoxl:=COMMANDER!F75" table:style-name="ce1">
            <text:p>0</text:p>
          </table:table-cell>
          <table:table-cell office:value-type="float" office:value="0" table:formula="msoxl:=COMMANDER!G75" table:style-name="ce1">
            <text:p>0</text:p>
          </table:table-cell>
          <table:table-cell office:value-type="float" office:value="0" table:formula="msoxl:=COMMANDER!I75" table:style-name="ce1">
            <text:p>0</text:p>
          </table:table-cell>
          <table:table-cell office:value-type="float" office:value="0" table:formula="msoxl:=COMMANDER!J75" table:style-name="ce1">
            <text:p>0</text:p>
          </table:table-cell>
          <table:table-cell office:value-type="float" office:value="0" table:formula="msoxl:=COMMANDER!K75" table:style-name="ce1">
            <text:p>0</text:p>
          </table:table-cell>
          <table:table-cell office:value-type="float" office:value="0" table:formula="msoxl:=COMMANDER!L75" table:style-name="ce1">
            <text:p>0</text:p>
          </table:table-cell>
          <table:table-cell office:value-type="float" office:value="0" table:formula="msoxl:=COMMANDER!M75" table:style-name="ce1">
            <text:p>0</text:p>
          </table:table-cell>
          <table:table-cell office:value-type="float" office:value="0" table:formula="msoxl:=COMMANDER!N75" table:style-name="ce1">
            <text:p>0</text:p>
          </table:table-cell>
          <table:table-cell office:value-type="float" office:value="0" table:formula="msoxl:=COMMANDER!O75" table:style-name="ce1">
            <text:p>0</text:p>
          </table:table-cell>
          <table:table-cell office:value-type="float" office:value="0" table:formula="msoxl:=COMMANDER!P75" table:style-name="ce1">
            <text:p>0</text:p>
          </table:table-cell>
          <table:table-cell office:value-type="float" office:value="0" table:formula="msoxl:=COMMANDER!Q75" table:style-name="ce1">
            <text:p>0</text:p>
          </table:table-cell>
          <table:table-cell office:value-type="float" office:value="0" table:formula="msoxl:=COMMANDER!R75" table:style-name="ce1">
            <text:p>0</text:p>
          </table:table-cell>
          <table:table-cell office:value-type="float" office:value="0" table:formula="msoxl:=COMMANDER!S75" table:style-name="ce1">
            <text:p>0</text:p>
          </table:table-cell>
          <table:table-cell office:value-type="float" office:value="0" table:formula="msoxl:=COMMANDER!T75" table:style-name="ce1">
            <text:p>0</text:p>
          </table:table-cell>
          <table:table-cell office:value-type="float" office:value="0" table:formula="msoxl:=COMMANDER!U75" table:style-name="ce1">
            <text:p>0</text:p>
          </table:table-cell>
          <table:table-cell office:value-type="float" office:value="0" table:formula="msoxl:=COMMANDER!V75" table:style-name="ce1">
            <text:p>0</text:p>
          </table:table-cell>
          <table:table-cell office:value-type="float" office:value="0" table:formula="msoxl:=COMMANDER!W75" table:style-name="ce1">
            <text:p>0</text:p>
          </table:table-cell>
          <table:table-cell office:value-type="float" office:value="0" table:formula="msoxl:=CORE_MANAGER!A75" table:style-name="ce1">
            <text:p>0</text:p>
          </table:table-cell>
          <table:table-cell office:value-type="float" office:value="0" table:formula="msoxl:=CORE_MANAGER!B75" table:style-name="ce1">
            <text:p>0</text:p>
          </table:table-cell>
          <table:table-cell office:value-type="float" office:value="0" table:formula="msoxl:=CORE_MANAGER!C75" table:style-name="ce1">
            <text:p>0</text:p>
          </table:table-cell>
          <table:table-cell office:value-type="string" office:string-value="F074" table:formula="msoxl:=CORE_MANAGER!D75" table:style-name="ce1">
            <text:p>F074</text:p>
          </table:table-cell>
          <table:table-cell office:value-type="string" office:string-value="LINKS_PARAM_MONITOR STAT PARAMETER NAMES" table:formula="msoxl:=CORE_MANAGER!E75" table:style-name="ce1">
            <text:p>LINKS_PARAM_MONITOR STAT PARAMETER NAMES</text:p>
          </table:table-cell>
          <table:table-cell office:value-type="string" office:string-value="TX OP INDICATOR" table:formula="msoxl:=CORE_MANAGER!F75" table:style-name="ce1">
            <text:p>TX OP INDICATOR</text:p>
          </table:table-cell>
          <table:table-cell office:value-type="float" office:value="0" table:formula="msoxl:=CORE_SUPERVISOR!A75" table:style-name="ce1">
            <text:p>0</text:p>
          </table:table-cell>
          <table:table-cell office:value-type="float" office:value="0" table:formula="msoxl:=CORE_SUPERVISOR!B75" table:style-name="ce1">
            <text:p>0</text:p>
          </table:table-cell>
          <table:table-cell office:value-type="float" office:value="0" table:formula="msoxl:=CORE_SUPERVISOR!C75" table:style-name="ce1">
            <text:p>0</text:p>
          </table:table-cell>
          <table:table-cell office:value-type="float" office:value="0" table:formula="msoxl:=CORE_SUPERVISOR!D75" table:style-name="ce1">
            <text:p>0</text:p>
          </table:table-cell>
          <table:table-cell office:value-type="float" office:value="0" table:formula="msoxl:=CORE_SUPERVISOR!E75" table:style-name="ce1">
            <text:p>0</text:p>
          </table:table-cell>
          <table:table-cell office:value-type="float" office:value="0" table:formula="msoxl:=CORE_SUPERVISOR!F75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76" table:style-name="ce1">
            <text:p>0</text:p>
          </table:table-cell>
          <table:table-cell office:value-type="float" office:value="0" table:formula="msoxl:=Project!B76" table:style-name="ce1">
            <text:p>0</text:p>
          </table:table-cell>
          <table:table-cell office:value-type="float" office:value="0" table:formula="msoxl:=Project!C76" table:style-name="ce1">
            <text:p>0</text:p>
          </table:table-cell>
          <table:table-cell office:value-type="float" office:value="0" table:formula="msoxl:='IP@'!A76" table:style-name="ce1">
            <text:p>0</text:p>
          </table:table-cell>
          <table:table-cell office:value-type="float" office:value="0" table:formula="msoxl:='IP@'!B76" table:style-name="ce1">
            <text:p>0</text:p>
          </table:table-cell>
          <table:table-cell office:value-type="float" office:value="0" table:formula="msoxl:='IP@'!C76" table:style-name="ce1">
            <text:p>0</text:p>
          </table:table-cell>
          <table:table-cell office:value-type="float" office:value="0" table:formula="msoxl:=TCP_port!A76" table:style-name="ce1">
            <text:p>0</text:p>
          </table:table-cell>
          <table:table-cell office:value-type="float" office:value="0" table:formula="msoxl:=TCP_port!B76" table:style-name="ce1">
            <text:p>0</text:p>
          </table:table-cell>
          <table:table-cell office:value-type="float" office:value="0" table:formula="msoxl:=TCP_port!C76" table:style-name="ce1">
            <text:p>0</text:p>
          </table:table-cell>
          <table:table-cell office:value-type="float" office:value="0" table:formula="msoxl:=COMMANDER!A76" table:style-name="ce1">
            <text:p>0</text:p>
          </table:table-cell>
          <table:table-cell office:value-type="float" office:value="0" table:formula="msoxl:=COMMANDER!B76" table:style-name="ce1">
            <text:p>0</text:p>
          </table:table-cell>
          <table:table-cell office:value-type="float" office:value="0" table:formula="msoxl:=COMMANDER!C76" table:style-name="ce1">
            <text:p>0</text:p>
          </table:table-cell>
          <table:table-cell office:value-type="float" office:value="0" table:formula="msoxl:=COMMANDER!E76" table:style-name="ce1">
            <text:p>0</text:p>
          </table:table-cell>
          <table:table-cell office:value-type="float" office:value="0" table:formula="msoxl:=COMMANDER!F76" table:style-name="ce1">
            <text:p>0</text:p>
          </table:table-cell>
          <table:table-cell office:value-type="float" office:value="0" table:formula="msoxl:=COMMANDER!G76" table:style-name="ce1">
            <text:p>0</text:p>
          </table:table-cell>
          <table:table-cell office:value-type="float" office:value="0" table:formula="msoxl:=COMMANDER!I76" table:style-name="ce1">
            <text:p>0</text:p>
          </table:table-cell>
          <table:table-cell office:value-type="float" office:value="0" table:formula="msoxl:=COMMANDER!J76" table:style-name="ce1">
            <text:p>0</text:p>
          </table:table-cell>
          <table:table-cell office:value-type="float" office:value="0" table:formula="msoxl:=COMMANDER!K76" table:style-name="ce1">
            <text:p>0</text:p>
          </table:table-cell>
          <table:table-cell office:value-type="float" office:value="0" table:formula="msoxl:=COMMANDER!L76" table:style-name="ce1">
            <text:p>0</text:p>
          </table:table-cell>
          <table:table-cell office:value-type="float" office:value="0" table:formula="msoxl:=COMMANDER!M76" table:style-name="ce1">
            <text:p>0</text:p>
          </table:table-cell>
          <table:table-cell office:value-type="float" office:value="0" table:formula="msoxl:=COMMANDER!N76" table:style-name="ce1">
            <text:p>0</text:p>
          </table:table-cell>
          <table:table-cell office:value-type="float" office:value="0" table:formula="msoxl:=COMMANDER!O76" table:style-name="ce1">
            <text:p>0</text:p>
          </table:table-cell>
          <table:table-cell office:value-type="float" office:value="0" table:formula="msoxl:=COMMANDER!P76" table:style-name="ce1">
            <text:p>0</text:p>
          </table:table-cell>
          <table:table-cell office:value-type="float" office:value="0" table:formula="msoxl:=COMMANDER!Q76" table:style-name="ce1">
            <text:p>0</text:p>
          </table:table-cell>
          <table:table-cell office:value-type="float" office:value="0" table:formula="msoxl:=COMMANDER!R76" table:style-name="ce1">
            <text:p>0</text:p>
          </table:table-cell>
          <table:table-cell office:value-type="float" office:value="0" table:formula="msoxl:=COMMANDER!S76" table:style-name="ce1">
            <text:p>0</text:p>
          </table:table-cell>
          <table:table-cell office:value-type="float" office:value="0" table:formula="msoxl:=COMMANDER!T76" table:style-name="ce1">
            <text:p>0</text:p>
          </table:table-cell>
          <table:table-cell office:value-type="float" office:value="0" table:formula="msoxl:=COMMANDER!U76" table:style-name="ce1">
            <text:p>0</text:p>
          </table:table-cell>
          <table:table-cell office:value-type="float" office:value="0" table:formula="msoxl:=COMMANDER!V76" table:style-name="ce1">
            <text:p>0</text:p>
          </table:table-cell>
          <table:table-cell office:value-type="float" office:value="0" table:formula="msoxl:=COMMANDER!W76" table:style-name="ce1">
            <text:p>0</text:p>
          </table:table-cell>
          <table:table-cell office:value-type="float" office:value="0" table:formula="msoxl:=CORE_MANAGER!A76" table:style-name="ce1">
            <text:p>0</text:p>
          </table:table-cell>
          <table:table-cell office:value-type="float" office:value="0" table:formula="msoxl:=CORE_MANAGER!B76" table:style-name="ce1">
            <text:p>0</text:p>
          </table:table-cell>
          <table:table-cell office:value-type="float" office:value="0" table:formula="msoxl:=CORE_MANAGER!C76" table:style-name="ce1">
            <text:p>0</text:p>
          </table:table-cell>
          <table:table-cell office:value-type="string" office:string-value="F075" table:formula="msoxl:=CORE_MANAGER!D76" table:style-name="ce1">
            <text:p>F075</text:p>
          </table:table-cell>
          <table:table-cell office:value-type="string" office:string-value="LINKS_PARAM_MONITOR STAT PARAMETER TYPE" table:formula="msoxl:=CORE_MANAGER!E76" table:style-name="ce1">
            <text:p>LINKS_PARAM_MONITOR STAT PARAMETER TYPE</text:p>
          </table:table-cell>
          <table:table-cell office:value-type="string" office:string-value="UINT_8" table:formula="msoxl:=CORE_MANAGER!F76" table:style-name="ce1">
            <text:p>UINT_8</text:p>
          </table:table-cell>
          <table:table-cell office:value-type="float" office:value="0" table:formula="msoxl:=CORE_SUPERVISOR!A76" table:style-name="ce1">
            <text:p>0</text:p>
          </table:table-cell>
          <table:table-cell office:value-type="float" office:value="0" table:formula="msoxl:=CORE_SUPERVISOR!B76" table:style-name="ce1">
            <text:p>0</text:p>
          </table:table-cell>
          <table:table-cell office:value-type="float" office:value="0" table:formula="msoxl:=CORE_SUPERVISOR!C76" table:style-name="ce1">
            <text:p>0</text:p>
          </table:table-cell>
          <table:table-cell office:value-type="float" office:value="0" table:formula="msoxl:=CORE_SUPERVISOR!D76" table:style-name="ce1">
            <text:p>0</text:p>
          </table:table-cell>
          <table:table-cell office:value-type="float" office:value="0" table:formula="msoxl:=CORE_SUPERVISOR!E76" table:style-name="ce1">
            <text:p>0</text:p>
          </table:table-cell>
          <table:table-cell office:value-type="float" office:value="0" table:formula="msoxl:=CORE_SUPERVISOR!F76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77" table:style-name="ce1">
            <text:p>0</text:p>
          </table:table-cell>
          <table:table-cell office:value-type="float" office:value="0" table:formula="msoxl:=Project!B77" table:style-name="ce1">
            <text:p>0</text:p>
          </table:table-cell>
          <table:table-cell office:value-type="float" office:value="0" table:formula="msoxl:=Project!C77" table:style-name="ce1">
            <text:p>0</text:p>
          </table:table-cell>
          <table:table-cell office:value-type="float" office:value="0" table:formula="msoxl:='IP@'!A77" table:style-name="ce1">
            <text:p>0</text:p>
          </table:table-cell>
          <table:table-cell office:value-type="float" office:value="0" table:formula="msoxl:='IP@'!B77" table:style-name="ce1">
            <text:p>0</text:p>
          </table:table-cell>
          <table:table-cell office:value-type="float" office:value="0" table:formula="msoxl:='IP@'!C77" table:style-name="ce1">
            <text:p>0</text:p>
          </table:table-cell>
          <table:table-cell office:value-type="float" office:value="0" table:formula="msoxl:=TCP_port!A77" table:style-name="ce1">
            <text:p>0</text:p>
          </table:table-cell>
          <table:table-cell office:value-type="float" office:value="0" table:formula="msoxl:=TCP_port!B77" table:style-name="ce1">
            <text:p>0</text:p>
          </table:table-cell>
          <table:table-cell office:value-type="float" office:value="0" table:formula="msoxl:=TCP_port!C77" table:style-name="ce1">
            <text:p>0</text:p>
          </table:table-cell>
          <table:table-cell office:value-type="float" office:value="0" table:formula="msoxl:=COMMANDER!A77" table:style-name="ce1">
            <text:p>0</text:p>
          </table:table-cell>
          <table:table-cell office:value-type="float" office:value="0" table:formula="msoxl:=COMMANDER!B77" table:style-name="ce1">
            <text:p>0</text:p>
          </table:table-cell>
          <table:table-cell office:value-type="float" office:value="0" table:formula="msoxl:=COMMANDER!C77" table:style-name="ce1">
            <text:p>0</text:p>
          </table:table-cell>
          <table:table-cell office:value-type="float" office:value="0" table:formula="msoxl:=COMMANDER!E77" table:style-name="ce1">
            <text:p>0</text:p>
          </table:table-cell>
          <table:table-cell office:value-type="float" office:value="0" table:formula="msoxl:=COMMANDER!F77" table:style-name="ce1">
            <text:p>0</text:p>
          </table:table-cell>
          <table:table-cell office:value-type="float" office:value="0" table:formula="msoxl:=COMMANDER!G77" table:style-name="ce1">
            <text:p>0</text:p>
          </table:table-cell>
          <table:table-cell office:value-type="float" office:value="0" table:formula="msoxl:=COMMANDER!I77" table:style-name="ce1">
            <text:p>0</text:p>
          </table:table-cell>
          <table:table-cell office:value-type="float" office:value="0" table:formula="msoxl:=COMMANDER!J77" table:style-name="ce1">
            <text:p>0</text:p>
          </table:table-cell>
          <table:table-cell office:value-type="float" office:value="0" table:formula="msoxl:=COMMANDER!K77" table:style-name="ce1">
            <text:p>0</text:p>
          </table:table-cell>
          <table:table-cell office:value-type="float" office:value="0" table:formula="msoxl:=COMMANDER!L77" table:style-name="ce1">
            <text:p>0</text:p>
          </table:table-cell>
          <table:table-cell office:value-type="float" office:value="0" table:formula="msoxl:=COMMANDER!M77" table:style-name="ce1">
            <text:p>0</text:p>
          </table:table-cell>
          <table:table-cell office:value-type="float" office:value="0" table:formula="msoxl:=COMMANDER!N77" table:style-name="ce1">
            <text:p>0</text:p>
          </table:table-cell>
          <table:table-cell office:value-type="float" office:value="0" table:formula="msoxl:=COMMANDER!O77" table:style-name="ce1">
            <text:p>0</text:p>
          </table:table-cell>
          <table:table-cell office:value-type="float" office:value="0" table:formula="msoxl:=COMMANDER!P77" table:style-name="ce1">
            <text:p>0</text:p>
          </table:table-cell>
          <table:table-cell office:value-type="float" office:value="0" table:formula="msoxl:=COMMANDER!Q77" table:style-name="ce1">
            <text:p>0</text:p>
          </table:table-cell>
          <table:table-cell office:value-type="float" office:value="0" table:formula="msoxl:=COMMANDER!R77" table:style-name="ce1">
            <text:p>0</text:p>
          </table:table-cell>
          <table:table-cell office:value-type="float" office:value="0" table:formula="msoxl:=COMMANDER!S77" table:style-name="ce1">
            <text:p>0</text:p>
          </table:table-cell>
          <table:table-cell office:value-type="float" office:value="0" table:formula="msoxl:=COMMANDER!T77" table:style-name="ce1">
            <text:p>0</text:p>
          </table:table-cell>
          <table:table-cell office:value-type="float" office:value="0" table:formula="msoxl:=COMMANDER!U77" table:style-name="ce1">
            <text:p>0</text:p>
          </table:table-cell>
          <table:table-cell office:value-type="float" office:value="0" table:formula="msoxl:=COMMANDER!V77" table:style-name="ce1">
            <text:p>0</text:p>
          </table:table-cell>
          <table:table-cell office:value-type="float" office:value="0" table:formula="msoxl:=COMMANDER!W77" table:style-name="ce1">
            <text:p>0</text:p>
          </table:table-cell>
          <table:table-cell office:value-type="float" office:value="0" table:formula="msoxl:=CORE_MANAGER!A77" table:style-name="ce1">
            <text:p>0</text:p>
          </table:table-cell>
          <table:table-cell office:value-type="float" office:value="0" table:formula="msoxl:=CORE_MANAGER!B77" table:style-name="ce1">
            <text:p>0</text:p>
          </table:table-cell>
          <table:table-cell office:value-type="float" office:value="0" table:formula="msoxl:=CORE_MANAGER!C77" table:style-name="ce1">
            <text:p>0</text:p>
          </table:table-cell>
          <table:table-cell office:value-type="string" office:string-value="F076" table:formula="msoxl:=CORE_MANAGER!D77" table:style-name="ce1">
            <text:p>F076</text:p>
          </table:table-cell>
          <table:table-cell office:value-type="string" office:string-value="LINKS_PARAM_MONITOR STAT PARAMETER NAMES" table:formula="msoxl:=CORE_MANAGER!E77" table:style-name="ce1">
            <text:p>LINKS_PARAM_MONITOR STAT PARAMETER NAMES</text:p>
          </table:table-cell>
          <table:table-cell office:value-type="string" office:string-value="NET CYCLE TIME" table:formula="msoxl:=CORE_MANAGER!F77" table:style-name="ce1">
            <text:p>NET CYCLE TIME</text:p>
          </table:table-cell>
          <table:table-cell office:value-type="float" office:value="0" table:formula="msoxl:=CORE_SUPERVISOR!A77" table:style-name="ce1">
            <text:p>0</text:p>
          </table:table-cell>
          <table:table-cell office:value-type="float" office:value="0" table:formula="msoxl:=CORE_SUPERVISOR!B77" table:style-name="ce1">
            <text:p>0</text:p>
          </table:table-cell>
          <table:table-cell office:value-type="float" office:value="0" table:formula="msoxl:=CORE_SUPERVISOR!C77" table:style-name="ce1">
            <text:p>0</text:p>
          </table:table-cell>
          <table:table-cell office:value-type="float" office:value="0" table:formula="msoxl:=CORE_SUPERVISOR!D77" table:style-name="ce1">
            <text:p>0</text:p>
          </table:table-cell>
          <table:table-cell office:value-type="float" office:value="0" table:formula="msoxl:=CORE_SUPERVISOR!E77" table:style-name="ce1">
            <text:p>0</text:p>
          </table:table-cell>
          <table:table-cell office:value-type="float" office:value="0" table:formula="msoxl:=CORE_SUPERVISOR!F77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78" table:style-name="ce1">
            <text:p>0</text:p>
          </table:table-cell>
          <table:table-cell office:value-type="float" office:value="0" table:formula="msoxl:=Project!B78" table:style-name="ce1">
            <text:p>0</text:p>
          </table:table-cell>
          <table:table-cell office:value-type="float" office:value="0" table:formula="msoxl:=Project!C78" table:style-name="ce1">
            <text:p>0</text:p>
          </table:table-cell>
          <table:table-cell office:value-type="float" office:value="0" table:formula="msoxl:='IP@'!A78" table:style-name="ce1">
            <text:p>0</text:p>
          </table:table-cell>
          <table:table-cell office:value-type="float" office:value="0" table:formula="msoxl:='IP@'!B78" table:style-name="ce1">
            <text:p>0</text:p>
          </table:table-cell>
          <table:table-cell office:value-type="float" office:value="0" table:formula="msoxl:='IP@'!C78" table:style-name="ce1">
            <text:p>0</text:p>
          </table:table-cell>
          <table:table-cell office:value-type="float" office:value="0" table:formula="msoxl:=TCP_port!A78" table:style-name="ce1">
            <text:p>0</text:p>
          </table:table-cell>
          <table:table-cell office:value-type="float" office:value="0" table:formula="msoxl:=TCP_port!B78" table:style-name="ce1">
            <text:p>0</text:p>
          </table:table-cell>
          <table:table-cell office:value-type="float" office:value="0" table:formula="msoxl:=TCP_port!C78" table:style-name="ce1">
            <text:p>0</text:p>
          </table:table-cell>
          <table:table-cell office:value-type="float" office:value="0" table:formula="msoxl:=COMMANDER!A78" table:style-name="ce1">
            <text:p>0</text:p>
          </table:table-cell>
          <table:table-cell office:value-type="float" office:value="0" table:formula="msoxl:=COMMANDER!B78" table:style-name="ce1">
            <text:p>0</text:p>
          </table:table-cell>
          <table:table-cell office:value-type="float" office:value="0" table:formula="msoxl:=COMMANDER!C78" table:style-name="ce1">
            <text:p>0</text:p>
          </table:table-cell>
          <table:table-cell office:value-type="float" office:value="0" table:formula="msoxl:=COMMANDER!E78" table:style-name="ce1">
            <text:p>0</text:p>
          </table:table-cell>
          <table:table-cell office:value-type="float" office:value="0" table:formula="msoxl:=COMMANDER!F78" table:style-name="ce1">
            <text:p>0</text:p>
          </table:table-cell>
          <table:table-cell office:value-type="float" office:value="0" table:formula="msoxl:=COMMANDER!G78" table:style-name="ce1">
            <text:p>0</text:p>
          </table:table-cell>
          <table:table-cell office:value-type="float" office:value="0" table:formula="msoxl:=COMMANDER!I78" table:style-name="ce1">
            <text:p>0</text:p>
          </table:table-cell>
          <table:table-cell office:value-type="float" office:value="0" table:formula="msoxl:=COMMANDER!J78" table:style-name="ce1">
            <text:p>0</text:p>
          </table:table-cell>
          <table:table-cell office:value-type="float" office:value="0" table:formula="msoxl:=COMMANDER!K78" table:style-name="ce1">
            <text:p>0</text:p>
          </table:table-cell>
          <table:table-cell office:value-type="float" office:value="0" table:formula="msoxl:=COMMANDER!L78" table:style-name="ce1">
            <text:p>0</text:p>
          </table:table-cell>
          <table:table-cell office:value-type="float" office:value="0" table:formula="msoxl:=COMMANDER!M78" table:style-name="ce1">
            <text:p>0</text:p>
          </table:table-cell>
          <table:table-cell office:value-type="float" office:value="0" table:formula="msoxl:=COMMANDER!N78" table:style-name="ce1">
            <text:p>0</text:p>
          </table:table-cell>
          <table:table-cell office:value-type="float" office:value="0" table:formula="msoxl:=COMMANDER!O78" table:style-name="ce1">
            <text:p>0</text:p>
          </table:table-cell>
          <table:table-cell office:value-type="float" office:value="0" table:formula="msoxl:=COMMANDER!P78" table:style-name="ce1">
            <text:p>0</text:p>
          </table:table-cell>
          <table:table-cell office:value-type="float" office:value="0" table:formula="msoxl:=COMMANDER!Q78" table:style-name="ce1">
            <text:p>0</text:p>
          </table:table-cell>
          <table:table-cell office:value-type="float" office:value="0" table:formula="msoxl:=COMMANDER!R78" table:style-name="ce1">
            <text:p>0</text:p>
          </table:table-cell>
          <table:table-cell office:value-type="float" office:value="0" table:formula="msoxl:=COMMANDER!S78" table:style-name="ce1">
            <text:p>0</text:p>
          </table:table-cell>
          <table:table-cell office:value-type="float" office:value="0" table:formula="msoxl:=COMMANDER!T78" table:style-name="ce1">
            <text:p>0</text:p>
          </table:table-cell>
          <table:table-cell office:value-type="float" office:value="0" table:formula="msoxl:=COMMANDER!U78" table:style-name="ce1">
            <text:p>0</text:p>
          </table:table-cell>
          <table:table-cell office:value-type="float" office:value="0" table:formula="msoxl:=COMMANDER!V78" table:style-name="ce1">
            <text:p>0</text:p>
          </table:table-cell>
          <table:table-cell office:value-type="float" office:value="0" table:formula="msoxl:=COMMANDER!W78" table:style-name="ce1">
            <text:p>0</text:p>
          </table:table-cell>
          <table:table-cell office:value-type="float" office:value="0" table:formula="msoxl:=CORE_MANAGER!A78" table:style-name="ce1">
            <text:p>0</text:p>
          </table:table-cell>
          <table:table-cell office:value-type="float" office:value="0" table:formula="msoxl:=CORE_MANAGER!B78" table:style-name="ce1">
            <text:p>0</text:p>
          </table:table-cell>
          <table:table-cell office:value-type="float" office:value="0" table:formula="msoxl:=CORE_MANAGER!C78" table:style-name="ce1">
            <text:p>0</text:p>
          </table:table-cell>
          <table:table-cell office:value-type="string" office:string-value="F077" table:formula="msoxl:=CORE_MANAGER!D78" table:style-name="ce1">
            <text:p>F077</text:p>
          </table:table-cell>
          <table:table-cell office:value-type="string" office:string-value="LINKS_PARAM_MONITOR STAT PARAMETER TYPE" table:formula="msoxl:=CORE_MANAGER!E78" table:style-name="ce1">
            <text:p>LINKS_PARAM_MONITOR STAT PARAMETER TYPE</text:p>
          </table:table-cell>
          <table:table-cell office:value-type="string" office:string-value="UINT_8" table:formula="msoxl:=CORE_MANAGER!F78" table:style-name="ce1">
            <text:p>UINT_8</text:p>
          </table:table-cell>
          <table:table-cell office:value-type="float" office:value="0" table:formula="msoxl:=CORE_SUPERVISOR!A78" table:style-name="ce1">
            <text:p>0</text:p>
          </table:table-cell>
          <table:table-cell office:value-type="float" office:value="0" table:formula="msoxl:=CORE_SUPERVISOR!B78" table:style-name="ce1">
            <text:p>0</text:p>
          </table:table-cell>
          <table:table-cell office:value-type="float" office:value="0" table:formula="msoxl:=CORE_SUPERVISOR!C78" table:style-name="ce1">
            <text:p>0</text:p>
          </table:table-cell>
          <table:table-cell office:value-type="float" office:value="0" table:formula="msoxl:=CORE_SUPERVISOR!D78" table:style-name="ce1">
            <text:p>0</text:p>
          </table:table-cell>
          <table:table-cell office:value-type="float" office:value="0" table:formula="msoxl:=CORE_SUPERVISOR!E78" table:style-name="ce1">
            <text:p>0</text:p>
          </table:table-cell>
          <table:table-cell office:value-type="float" office:value="0" table:formula="msoxl:=CORE_SUPERVISOR!F78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79" table:style-name="ce1">
            <text:p>0</text:p>
          </table:table-cell>
          <table:table-cell office:value-type="float" office:value="0" table:formula="msoxl:=Project!B79" table:style-name="ce1">
            <text:p>0</text:p>
          </table:table-cell>
          <table:table-cell office:value-type="float" office:value="0" table:formula="msoxl:=Project!C79" table:style-name="ce1">
            <text:p>0</text:p>
          </table:table-cell>
          <table:table-cell office:value-type="float" office:value="0" table:formula="msoxl:='IP@'!A79" table:style-name="ce1">
            <text:p>0</text:p>
          </table:table-cell>
          <table:table-cell office:value-type="float" office:value="0" table:formula="msoxl:='IP@'!B79" table:style-name="ce1">
            <text:p>0</text:p>
          </table:table-cell>
          <table:table-cell office:value-type="float" office:value="0" table:formula="msoxl:='IP@'!C79" table:style-name="ce1">
            <text:p>0</text:p>
          </table:table-cell>
          <table:table-cell office:value-type="float" office:value="0" table:formula="msoxl:=TCP_port!A79" table:style-name="ce1">
            <text:p>0</text:p>
          </table:table-cell>
          <table:table-cell office:value-type="float" office:value="0" table:formula="msoxl:=TCP_port!B79" table:style-name="ce1">
            <text:p>0</text:p>
          </table:table-cell>
          <table:table-cell office:value-type="float" office:value="0" table:formula="msoxl:=TCP_port!C79" table:style-name="ce1">
            <text:p>0</text:p>
          </table:table-cell>
          <table:table-cell office:value-type="float" office:value="0" table:formula="msoxl:=COMMANDER!A79" table:style-name="ce1">
            <text:p>0</text:p>
          </table:table-cell>
          <table:table-cell office:value-type="float" office:value="0" table:formula="msoxl:=COMMANDER!B79" table:style-name="ce1">
            <text:p>0</text:p>
          </table:table-cell>
          <table:table-cell office:value-type="float" office:value="0" table:formula="msoxl:=COMMANDER!C79" table:style-name="ce1">
            <text:p>0</text:p>
          </table:table-cell>
          <table:table-cell office:value-type="float" office:value="0" table:formula="msoxl:=COMMANDER!E79" table:style-name="ce1">
            <text:p>0</text:p>
          </table:table-cell>
          <table:table-cell office:value-type="float" office:value="0" table:formula="msoxl:=COMMANDER!F79" table:style-name="ce1">
            <text:p>0</text:p>
          </table:table-cell>
          <table:table-cell office:value-type="float" office:value="0" table:formula="msoxl:=COMMANDER!G79" table:style-name="ce1">
            <text:p>0</text:p>
          </table:table-cell>
          <table:table-cell office:value-type="float" office:value="0" table:formula="msoxl:=COMMANDER!I79" table:style-name="ce1">
            <text:p>0</text:p>
          </table:table-cell>
          <table:table-cell office:value-type="float" office:value="0" table:formula="msoxl:=COMMANDER!J79" table:style-name="ce1">
            <text:p>0</text:p>
          </table:table-cell>
          <table:table-cell office:value-type="float" office:value="0" table:formula="msoxl:=COMMANDER!K79" table:style-name="ce1">
            <text:p>0</text:p>
          </table:table-cell>
          <table:table-cell office:value-type="float" office:value="0" table:formula="msoxl:=COMMANDER!L79" table:style-name="ce1">
            <text:p>0</text:p>
          </table:table-cell>
          <table:table-cell office:value-type="float" office:value="0" table:formula="msoxl:=COMMANDER!M79" table:style-name="ce1">
            <text:p>0</text:p>
          </table:table-cell>
          <table:table-cell office:value-type="float" office:value="0" table:formula="msoxl:=COMMANDER!N79" table:style-name="ce1">
            <text:p>0</text:p>
          </table:table-cell>
          <table:table-cell office:value-type="float" office:value="0" table:formula="msoxl:=COMMANDER!O79" table:style-name="ce1">
            <text:p>0</text:p>
          </table:table-cell>
          <table:table-cell office:value-type="float" office:value="0" table:formula="msoxl:=COMMANDER!P79" table:style-name="ce1">
            <text:p>0</text:p>
          </table:table-cell>
          <table:table-cell office:value-type="float" office:value="0" table:formula="msoxl:=COMMANDER!Q79" table:style-name="ce1">
            <text:p>0</text:p>
          </table:table-cell>
          <table:table-cell office:value-type="float" office:value="0" table:formula="msoxl:=COMMANDER!R79" table:style-name="ce1">
            <text:p>0</text:p>
          </table:table-cell>
          <table:table-cell office:value-type="float" office:value="0" table:formula="msoxl:=COMMANDER!S79" table:style-name="ce1">
            <text:p>0</text:p>
          </table:table-cell>
          <table:table-cell office:value-type="float" office:value="0" table:formula="msoxl:=COMMANDER!T79" table:style-name="ce1">
            <text:p>0</text:p>
          </table:table-cell>
          <table:table-cell office:value-type="float" office:value="0" table:formula="msoxl:=COMMANDER!U79" table:style-name="ce1">
            <text:p>0</text:p>
          </table:table-cell>
          <table:table-cell office:value-type="float" office:value="0" table:formula="msoxl:=COMMANDER!V79" table:style-name="ce1">
            <text:p>0</text:p>
          </table:table-cell>
          <table:table-cell office:value-type="float" office:value="0" table:formula="msoxl:=COMMANDER!W79" table:style-name="ce1">
            <text:p>0</text:p>
          </table:table-cell>
          <table:table-cell office:value-type="float" office:value="0" table:formula="msoxl:=CORE_MANAGER!A79" table:style-name="ce1">
            <text:p>0</text:p>
          </table:table-cell>
          <table:table-cell office:value-type="float" office:value="0" table:formula="msoxl:=CORE_MANAGER!B79" table:style-name="ce1">
            <text:p>0</text:p>
          </table:table-cell>
          <table:table-cell office:value-type="float" office:value="0" table:formula="msoxl:=CORE_MANAGER!C79" table:style-name="ce1">
            <text:p>0</text:p>
          </table:table-cell>
          <table:table-cell office:value-type="string" office:string-value="F078" table:formula="msoxl:=CORE_MANAGER!D79" table:style-name="ce1">
            <text:p>F078</text:p>
          </table:table-cell>
          <table:table-cell office:value-type="string" office:string-value="LINKS_PARAM_MONITOR STAT PARAMETER NAMES" table:formula="msoxl:=CORE_MANAGER!E79" table:style-name="ce1">
            <text:p>LINKS_PARAM_MONITOR STAT PARAMETER NAMES</text:p>
          </table:table-cell>
          <table:table-cell office:value-type="string" office:string-value="NAV QUALITY" table:formula="msoxl:=CORE_MANAGER!F79" table:style-name="ce1">
            <text:p>NAV QUALITY</text:p>
          </table:table-cell>
          <table:table-cell office:value-type="float" office:value="0" table:formula="msoxl:=CORE_SUPERVISOR!A79" table:style-name="ce1">
            <text:p>0</text:p>
          </table:table-cell>
          <table:table-cell office:value-type="float" office:value="0" table:formula="msoxl:=CORE_SUPERVISOR!B79" table:style-name="ce1">
            <text:p>0</text:p>
          </table:table-cell>
          <table:table-cell office:value-type="float" office:value="0" table:formula="msoxl:=CORE_SUPERVISOR!C79" table:style-name="ce1">
            <text:p>0</text:p>
          </table:table-cell>
          <table:table-cell office:value-type="float" office:value="0" table:formula="msoxl:=CORE_SUPERVISOR!D79" table:style-name="ce1">
            <text:p>0</text:p>
          </table:table-cell>
          <table:table-cell office:value-type="float" office:value="0" table:formula="msoxl:=CORE_SUPERVISOR!E79" table:style-name="ce1">
            <text:p>0</text:p>
          </table:table-cell>
          <table:table-cell office:value-type="float" office:value="0" table:formula="msoxl:=CORE_SUPERVISOR!F79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80" table:style-name="ce1">
            <text:p>0</text:p>
          </table:table-cell>
          <table:table-cell office:value-type="float" office:value="0" table:formula="msoxl:=Project!B80" table:style-name="ce1">
            <text:p>0</text:p>
          </table:table-cell>
          <table:table-cell office:value-type="float" office:value="0" table:formula="msoxl:=Project!C80" table:style-name="ce1">
            <text:p>0</text:p>
          </table:table-cell>
          <table:table-cell office:value-type="float" office:value="0" table:formula="msoxl:='IP@'!A80" table:style-name="ce1">
            <text:p>0</text:p>
          </table:table-cell>
          <table:table-cell office:value-type="float" office:value="0" table:formula="msoxl:='IP@'!B80" table:style-name="ce1">
            <text:p>0</text:p>
          </table:table-cell>
          <table:table-cell office:value-type="float" office:value="0" table:formula="msoxl:='IP@'!C80" table:style-name="ce1">
            <text:p>0</text:p>
          </table:table-cell>
          <table:table-cell office:value-type="float" office:value="0" table:formula="msoxl:=TCP_port!A80" table:style-name="ce1">
            <text:p>0</text:p>
          </table:table-cell>
          <table:table-cell office:value-type="float" office:value="0" table:formula="msoxl:=TCP_port!B80" table:style-name="ce1">
            <text:p>0</text:p>
          </table:table-cell>
          <table:table-cell office:value-type="float" office:value="0" table:formula="msoxl:=TCP_port!C80" table:style-name="ce1">
            <text:p>0</text:p>
          </table:table-cell>
          <table:table-cell office:value-type="float" office:value="0" table:formula="msoxl:=COMMANDER!A80" table:style-name="ce1">
            <text:p>0</text:p>
          </table:table-cell>
          <table:table-cell office:value-type="float" office:value="0" table:formula="msoxl:=COMMANDER!B80" table:style-name="ce1">
            <text:p>0</text:p>
          </table:table-cell>
          <table:table-cell office:value-type="float" office:value="0" table:formula="msoxl:=COMMANDER!C80" table:style-name="ce1">
            <text:p>0</text:p>
          </table:table-cell>
          <table:table-cell office:value-type="float" office:value="0" table:formula="msoxl:=COMMANDER!E80" table:style-name="ce1">
            <text:p>0</text:p>
          </table:table-cell>
          <table:table-cell office:value-type="float" office:value="0" table:formula="msoxl:=COMMANDER!F80" table:style-name="ce1">
            <text:p>0</text:p>
          </table:table-cell>
          <table:table-cell office:value-type="float" office:value="0" table:formula="msoxl:=COMMANDER!G80" table:style-name="ce1">
            <text:p>0</text:p>
          </table:table-cell>
          <table:table-cell office:value-type="float" office:value="0" table:formula="msoxl:=COMMANDER!I80" table:style-name="ce1">
            <text:p>0</text:p>
          </table:table-cell>
          <table:table-cell office:value-type="float" office:value="0" table:formula="msoxl:=COMMANDER!J80" table:style-name="ce1">
            <text:p>0</text:p>
          </table:table-cell>
          <table:table-cell office:value-type="float" office:value="0" table:formula="msoxl:=COMMANDER!K80" table:style-name="ce1">
            <text:p>0</text:p>
          </table:table-cell>
          <table:table-cell office:value-type="float" office:value="0" table:formula="msoxl:=COMMANDER!L80" table:style-name="ce1">
            <text:p>0</text:p>
          </table:table-cell>
          <table:table-cell office:value-type="float" office:value="0" table:formula="msoxl:=COMMANDER!M80" table:style-name="ce1">
            <text:p>0</text:p>
          </table:table-cell>
          <table:table-cell office:value-type="float" office:value="0" table:formula="msoxl:=COMMANDER!N80" table:style-name="ce1">
            <text:p>0</text:p>
          </table:table-cell>
          <table:table-cell office:value-type="float" office:value="0" table:formula="msoxl:=COMMANDER!O80" table:style-name="ce1">
            <text:p>0</text:p>
          </table:table-cell>
          <table:table-cell office:value-type="float" office:value="0" table:formula="msoxl:=COMMANDER!P80" table:style-name="ce1">
            <text:p>0</text:p>
          </table:table-cell>
          <table:table-cell office:value-type="float" office:value="0" table:formula="msoxl:=COMMANDER!Q80" table:style-name="ce1">
            <text:p>0</text:p>
          </table:table-cell>
          <table:table-cell office:value-type="float" office:value="0" table:formula="msoxl:=COMMANDER!R80" table:style-name="ce1">
            <text:p>0</text:p>
          </table:table-cell>
          <table:table-cell office:value-type="float" office:value="0" table:formula="msoxl:=COMMANDER!S80" table:style-name="ce1">
            <text:p>0</text:p>
          </table:table-cell>
          <table:table-cell office:value-type="float" office:value="0" table:formula="msoxl:=COMMANDER!T80" table:style-name="ce1">
            <text:p>0</text:p>
          </table:table-cell>
          <table:table-cell office:value-type="float" office:value="0" table:formula="msoxl:=COMMANDER!U80" table:style-name="ce1">
            <text:p>0</text:p>
          </table:table-cell>
          <table:table-cell office:value-type="float" office:value="0" table:formula="msoxl:=COMMANDER!V80" table:style-name="ce1">
            <text:p>0</text:p>
          </table:table-cell>
          <table:table-cell office:value-type="float" office:value="0" table:formula="msoxl:=COMMANDER!W80" table:style-name="ce1">
            <text:p>0</text:p>
          </table:table-cell>
          <table:table-cell office:value-type="float" office:value="0" table:formula="msoxl:=CORE_MANAGER!A80" table:style-name="ce1">
            <text:p>0</text:p>
          </table:table-cell>
          <table:table-cell office:value-type="float" office:value="0" table:formula="msoxl:=CORE_MANAGER!B80" table:style-name="ce1">
            <text:p>0</text:p>
          </table:table-cell>
          <table:table-cell office:value-type="float" office:value="0" table:formula="msoxl:=CORE_MANAGER!C80" table:style-name="ce1">
            <text:p>0</text:p>
          </table:table-cell>
          <table:table-cell office:value-type="string" office:string-value="F079" table:formula="msoxl:=CORE_MANAGER!D80" table:style-name="ce1">
            <text:p>F079</text:p>
          </table:table-cell>
          <table:table-cell office:value-type="string" office:string-value="LINKS_PARAM_MONITOR STAT PARAMETER TYPE" table:formula="msoxl:=CORE_MANAGER!E80" table:style-name="ce1">
            <text:p>LINKS_PARAM_MONITOR STAT PARAMETER TYPE</text:p>
          </table:table-cell>
          <table:table-cell office:value-type="string" office:string-value="STRING" table:formula="msoxl:=CORE_MANAGER!F80" table:style-name="ce1">
            <text:p>STRING</text:p>
          </table:table-cell>
          <table:table-cell office:value-type="float" office:value="0" table:formula="msoxl:=CORE_SUPERVISOR!A80" table:style-name="ce1">
            <text:p>0</text:p>
          </table:table-cell>
          <table:table-cell office:value-type="float" office:value="0" table:formula="msoxl:=CORE_SUPERVISOR!B80" table:style-name="ce1">
            <text:p>0</text:p>
          </table:table-cell>
          <table:table-cell office:value-type="float" office:value="0" table:formula="msoxl:=CORE_SUPERVISOR!C80" table:style-name="ce1">
            <text:p>0</text:p>
          </table:table-cell>
          <table:table-cell office:value-type="float" office:value="0" table:formula="msoxl:=CORE_SUPERVISOR!D80" table:style-name="ce1">
            <text:p>0</text:p>
          </table:table-cell>
          <table:table-cell office:value-type="float" office:value="0" table:formula="msoxl:=CORE_SUPERVISOR!E80" table:style-name="ce1">
            <text:p>0</text:p>
          </table:table-cell>
          <table:table-cell office:value-type="float" office:value="0" table:formula="msoxl:=CORE_SUPERVISOR!F80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81" table:style-name="ce1">
            <text:p>0</text:p>
          </table:table-cell>
          <table:table-cell office:value-type="float" office:value="0" table:formula="msoxl:=Project!B81" table:style-name="ce1">
            <text:p>0</text:p>
          </table:table-cell>
          <table:table-cell office:value-type="float" office:value="0" table:formula="msoxl:=Project!C81" table:style-name="ce1">
            <text:p>0</text:p>
          </table:table-cell>
          <table:table-cell office:value-type="float" office:value="0" table:formula="msoxl:='IP@'!A81" table:style-name="ce1">
            <text:p>0</text:p>
          </table:table-cell>
          <table:table-cell office:value-type="float" office:value="0" table:formula="msoxl:='IP@'!B81" table:style-name="ce1">
            <text:p>0</text:p>
          </table:table-cell>
          <table:table-cell office:value-type="float" office:value="0" table:formula="msoxl:='IP@'!C81" table:style-name="ce1">
            <text:p>0</text:p>
          </table:table-cell>
          <table:table-cell office:value-type="float" office:value="0" table:formula="msoxl:=TCP_port!A81" table:style-name="ce1">
            <text:p>0</text:p>
          </table:table-cell>
          <table:table-cell office:value-type="float" office:value="0" table:formula="msoxl:=TCP_port!B81" table:style-name="ce1">
            <text:p>0</text:p>
          </table:table-cell>
          <table:table-cell office:value-type="float" office:value="0" table:formula="msoxl:=TCP_port!C81" table:style-name="ce1">
            <text:p>0</text:p>
          </table:table-cell>
          <table:table-cell office:value-type="float" office:value="0" table:formula="msoxl:=COMMANDER!A81" table:style-name="ce1">
            <text:p>0</text:p>
          </table:table-cell>
          <table:table-cell office:value-type="float" office:value="0" table:formula="msoxl:=COMMANDER!B81" table:style-name="ce1">
            <text:p>0</text:p>
          </table:table-cell>
          <table:table-cell office:value-type="float" office:value="0" table:formula="msoxl:=COMMANDER!C81" table:style-name="ce1">
            <text:p>0</text:p>
          </table:table-cell>
          <table:table-cell office:value-type="float" office:value="0" table:formula="msoxl:=COMMANDER!E81" table:style-name="ce1">
            <text:p>0</text:p>
          </table:table-cell>
          <table:table-cell office:value-type="float" office:value="0" table:formula="msoxl:=COMMANDER!F81" table:style-name="ce1">
            <text:p>0</text:p>
          </table:table-cell>
          <table:table-cell office:value-type="float" office:value="0" table:formula="msoxl:=COMMANDER!G81" table:style-name="ce1">
            <text:p>0</text:p>
          </table:table-cell>
          <table:table-cell office:value-type="float" office:value="0" table:formula="msoxl:=COMMANDER!I81" table:style-name="ce1">
            <text:p>0</text:p>
          </table:table-cell>
          <table:table-cell office:value-type="float" office:value="0" table:formula="msoxl:=COMMANDER!J81" table:style-name="ce1">
            <text:p>0</text:p>
          </table:table-cell>
          <table:table-cell office:value-type="float" office:value="0" table:formula="msoxl:=COMMANDER!K81" table:style-name="ce1">
            <text:p>0</text:p>
          </table:table-cell>
          <table:table-cell office:value-type="float" office:value="0" table:formula="msoxl:=COMMANDER!L81" table:style-name="ce1">
            <text:p>0</text:p>
          </table:table-cell>
          <table:table-cell office:value-type="float" office:value="0" table:formula="msoxl:=COMMANDER!M81" table:style-name="ce1">
            <text:p>0</text:p>
          </table:table-cell>
          <table:table-cell office:value-type="float" office:value="0" table:formula="msoxl:=COMMANDER!N81" table:style-name="ce1">
            <text:p>0</text:p>
          </table:table-cell>
          <table:table-cell office:value-type="float" office:value="0" table:formula="msoxl:=COMMANDER!O81" table:style-name="ce1">
            <text:p>0</text:p>
          </table:table-cell>
          <table:table-cell office:value-type="float" office:value="0" table:formula="msoxl:=COMMANDER!P81" table:style-name="ce1">
            <text:p>0</text:p>
          </table:table-cell>
          <table:table-cell office:value-type="float" office:value="0" table:formula="msoxl:=COMMANDER!Q81" table:style-name="ce1">
            <text:p>0</text:p>
          </table:table-cell>
          <table:table-cell office:value-type="float" office:value="0" table:formula="msoxl:=COMMANDER!R81" table:style-name="ce1">
            <text:p>0</text:p>
          </table:table-cell>
          <table:table-cell office:value-type="float" office:value="0" table:formula="msoxl:=COMMANDER!S81" table:style-name="ce1">
            <text:p>0</text:p>
          </table:table-cell>
          <table:table-cell office:value-type="float" office:value="0" table:formula="msoxl:=COMMANDER!T81" table:style-name="ce1">
            <text:p>0</text:p>
          </table:table-cell>
          <table:table-cell office:value-type="float" office:value="0" table:formula="msoxl:=COMMANDER!U81" table:style-name="ce1">
            <text:p>0</text:p>
          </table:table-cell>
          <table:table-cell office:value-type="float" office:value="0" table:formula="msoxl:=COMMANDER!V81" table:style-name="ce1">
            <text:p>0</text:p>
          </table:table-cell>
          <table:table-cell office:value-type="float" office:value="0" table:formula="msoxl:=COMMANDER!W81" table:style-name="ce1">
            <text:p>0</text:p>
          </table:table-cell>
          <table:table-cell office:value-type="float" office:value="0" table:formula="msoxl:=CORE_MANAGER!A81" table:style-name="ce1">
            <text:p>0</text:p>
          </table:table-cell>
          <table:table-cell office:value-type="float" office:value="0" table:formula="msoxl:=CORE_MANAGER!B81" table:style-name="ce1">
            <text:p>0</text:p>
          </table:table-cell>
          <table:table-cell office:value-type="float" office:value="0" table:formula="msoxl:=CORE_MANAGER!C81" table:style-name="ce1">
            <text:p>0</text:p>
          </table:table-cell>
          <table:table-cell office:value-type="string" office:string-value="F080" table:formula="msoxl:=CORE_MANAGER!D81" table:style-name="ce1">
            <text:p>F080</text:p>
          </table:table-cell>
          <table:table-cell office:value-type="string" office:string-value="LINKS_PARAM_MONITOR STAT PARAMETER NAMES" table:formula="msoxl:=CORE_MANAGER!E81" table:style-name="ce1">
            <text:p>LINKS_PARAM_MONITOR STAT PARAMETER NAMES</text:p>
          </table:table-cell>
          <table:table-cell office:value-type="string" office:string-value="FIXED TIME TRANSMISSION" table:formula="msoxl:=CORE_MANAGER!F81" table:style-name="ce1">
            <text:p>FIXED TIME TRANSMISSION</text:p>
          </table:table-cell>
          <table:table-cell office:value-type="float" office:value="0" table:formula="msoxl:=CORE_SUPERVISOR!A81" table:style-name="ce1">
            <text:p>0</text:p>
          </table:table-cell>
          <table:table-cell office:value-type="float" office:value="0" table:formula="msoxl:=CORE_SUPERVISOR!B81" table:style-name="ce1">
            <text:p>0</text:p>
          </table:table-cell>
          <table:table-cell office:value-type="float" office:value="0" table:formula="msoxl:=CORE_SUPERVISOR!C81" table:style-name="ce1">
            <text:p>0</text:p>
          </table:table-cell>
          <table:table-cell office:value-type="float" office:value="0" table:formula="msoxl:=CORE_SUPERVISOR!D81" table:style-name="ce1">
            <text:p>0</text:p>
          </table:table-cell>
          <table:table-cell office:value-type="float" office:value="0" table:formula="msoxl:=CORE_SUPERVISOR!E81" table:style-name="ce1">
            <text:p>0</text:p>
          </table:table-cell>
          <table:table-cell office:value-type="float" office:value="0" table:formula="msoxl:=CORE_SUPERVISOR!F81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82" table:style-name="ce1">
            <text:p>0</text:p>
          </table:table-cell>
          <table:table-cell office:value-type="float" office:value="0" table:formula="msoxl:=Project!B82" table:style-name="ce1">
            <text:p>0</text:p>
          </table:table-cell>
          <table:table-cell office:value-type="float" office:value="0" table:formula="msoxl:=Project!C82" table:style-name="ce1">
            <text:p>0</text:p>
          </table:table-cell>
          <table:table-cell office:value-type="float" office:value="0" table:formula="msoxl:='IP@'!A82" table:style-name="ce1">
            <text:p>0</text:p>
          </table:table-cell>
          <table:table-cell office:value-type="float" office:value="0" table:formula="msoxl:='IP@'!B82" table:style-name="ce1">
            <text:p>0</text:p>
          </table:table-cell>
          <table:table-cell office:value-type="float" office:value="0" table:formula="msoxl:='IP@'!C82" table:style-name="ce1">
            <text:p>0</text:p>
          </table:table-cell>
          <table:table-cell office:value-type="float" office:value="0" table:formula="msoxl:=TCP_port!A82" table:style-name="ce1">
            <text:p>0</text:p>
          </table:table-cell>
          <table:table-cell office:value-type="float" office:value="0" table:formula="msoxl:=TCP_port!B82" table:style-name="ce1">
            <text:p>0</text:p>
          </table:table-cell>
          <table:table-cell office:value-type="float" office:value="0" table:formula="msoxl:=TCP_port!C82" table:style-name="ce1">
            <text:p>0</text:p>
          </table:table-cell>
          <table:table-cell office:value-type="float" office:value="0" table:formula="msoxl:=COMMANDER!A82" table:style-name="ce1">
            <text:p>0</text:p>
          </table:table-cell>
          <table:table-cell office:value-type="float" office:value="0" table:formula="msoxl:=COMMANDER!B82" table:style-name="ce1">
            <text:p>0</text:p>
          </table:table-cell>
          <table:table-cell office:value-type="float" office:value="0" table:formula="msoxl:=COMMANDER!C82" table:style-name="ce1">
            <text:p>0</text:p>
          </table:table-cell>
          <table:table-cell office:value-type="float" office:value="0" table:formula="msoxl:=COMMANDER!E82" table:style-name="ce1">
            <text:p>0</text:p>
          </table:table-cell>
          <table:table-cell office:value-type="float" office:value="0" table:formula="msoxl:=COMMANDER!F82" table:style-name="ce1">
            <text:p>0</text:p>
          </table:table-cell>
          <table:table-cell office:value-type="float" office:value="0" table:formula="msoxl:=COMMANDER!G82" table:style-name="ce1">
            <text:p>0</text:p>
          </table:table-cell>
          <table:table-cell office:value-type="float" office:value="0" table:formula="msoxl:=COMMANDER!I82" table:style-name="ce1">
            <text:p>0</text:p>
          </table:table-cell>
          <table:table-cell office:value-type="float" office:value="0" table:formula="msoxl:=COMMANDER!J82" table:style-name="ce1">
            <text:p>0</text:p>
          </table:table-cell>
          <table:table-cell office:value-type="float" office:value="0" table:formula="msoxl:=COMMANDER!K82" table:style-name="ce1">
            <text:p>0</text:p>
          </table:table-cell>
          <table:table-cell office:value-type="float" office:value="0" table:formula="msoxl:=COMMANDER!L82" table:style-name="ce1">
            <text:p>0</text:p>
          </table:table-cell>
          <table:table-cell office:value-type="float" office:value="0" table:formula="msoxl:=COMMANDER!M82" table:style-name="ce1">
            <text:p>0</text:p>
          </table:table-cell>
          <table:table-cell office:value-type="float" office:value="0" table:formula="msoxl:=COMMANDER!N82" table:style-name="ce1">
            <text:p>0</text:p>
          </table:table-cell>
          <table:table-cell office:value-type="float" office:value="0" table:formula="msoxl:=COMMANDER!O82" table:style-name="ce1">
            <text:p>0</text:p>
          </table:table-cell>
          <table:table-cell office:value-type="float" office:value="0" table:formula="msoxl:=COMMANDER!P82" table:style-name="ce1">
            <text:p>0</text:p>
          </table:table-cell>
          <table:table-cell office:value-type="float" office:value="0" table:formula="msoxl:=COMMANDER!Q82" table:style-name="ce1">
            <text:p>0</text:p>
          </table:table-cell>
          <table:table-cell office:value-type="float" office:value="0" table:formula="msoxl:=COMMANDER!R82" table:style-name="ce1">
            <text:p>0</text:p>
          </table:table-cell>
          <table:table-cell office:value-type="float" office:value="0" table:formula="msoxl:=COMMANDER!S82" table:style-name="ce1">
            <text:p>0</text:p>
          </table:table-cell>
          <table:table-cell office:value-type="float" office:value="0" table:formula="msoxl:=COMMANDER!T82" table:style-name="ce1">
            <text:p>0</text:p>
          </table:table-cell>
          <table:table-cell office:value-type="float" office:value="0" table:formula="msoxl:=COMMANDER!U82" table:style-name="ce1">
            <text:p>0</text:p>
          </table:table-cell>
          <table:table-cell office:value-type="float" office:value="0" table:formula="msoxl:=COMMANDER!V82" table:style-name="ce1">
            <text:p>0</text:p>
          </table:table-cell>
          <table:table-cell office:value-type="float" office:value="0" table:formula="msoxl:=COMMANDER!W82" table:style-name="ce1">
            <text:p>0</text:p>
          </table:table-cell>
          <table:table-cell office:value-type="float" office:value="0" table:formula="msoxl:=CORE_MANAGER!A82" table:style-name="ce1">
            <text:p>0</text:p>
          </table:table-cell>
          <table:table-cell office:value-type="float" office:value="0" table:formula="msoxl:=CORE_MANAGER!B82" table:style-name="ce1">
            <text:p>0</text:p>
          </table:table-cell>
          <table:table-cell office:value-type="float" office:value="0" table:formula="msoxl:=CORE_MANAGER!C82" table:style-name="ce1">
            <text:p>0</text:p>
          </table:table-cell>
          <table:table-cell office:value-type="string" office:string-value="F081" table:formula="msoxl:=CORE_MANAGER!D82" table:style-name="ce1">
            <text:p>F081</text:p>
          </table:table-cell>
          <table:table-cell office:value-type="string" office:string-value="LINKS_PARAM_MONITOR STAT PARAMETER TYPE" table:formula="msoxl:=CORE_MANAGER!E82" table:style-name="ce1">
            <text:p>LINKS_PARAM_MONITOR STAT PARAMETER TYPE</text:p>
          </table:table-cell>
          <table:table-cell office:value-type="string" office:string-value="UINT_8" table:formula="msoxl:=CORE_MANAGER!F82" table:style-name="ce1">
            <text:p>UINT_8</text:p>
          </table:table-cell>
          <table:table-cell office:value-type="float" office:value="0" table:formula="msoxl:=CORE_SUPERVISOR!A82" table:style-name="ce1">
            <text:p>0</text:p>
          </table:table-cell>
          <table:table-cell office:value-type="float" office:value="0" table:formula="msoxl:=CORE_SUPERVISOR!B82" table:style-name="ce1">
            <text:p>0</text:p>
          </table:table-cell>
          <table:table-cell office:value-type="float" office:value="0" table:formula="msoxl:=CORE_SUPERVISOR!C82" table:style-name="ce1">
            <text:p>0</text:p>
          </table:table-cell>
          <table:table-cell office:value-type="float" office:value="0" table:formula="msoxl:=CORE_SUPERVISOR!D82" table:style-name="ce1">
            <text:p>0</text:p>
          </table:table-cell>
          <table:table-cell office:value-type="float" office:value="0" table:formula="msoxl:=CORE_SUPERVISOR!E82" table:style-name="ce1">
            <text:p>0</text:p>
          </table:table-cell>
          <table:table-cell office:value-type="float" office:value="0" table:formula="msoxl:=CORE_SUPERVISOR!F82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83" table:style-name="ce1">
            <text:p>0</text:p>
          </table:table-cell>
          <table:table-cell office:value-type="float" office:value="0" table:formula="msoxl:=Project!B83" table:style-name="ce1">
            <text:p>0</text:p>
          </table:table-cell>
          <table:table-cell office:value-type="float" office:value="0" table:formula="msoxl:=Project!C83" table:style-name="ce1">
            <text:p>0</text:p>
          </table:table-cell>
          <table:table-cell office:value-type="float" office:value="0" table:formula="msoxl:='IP@'!A83" table:style-name="ce1">
            <text:p>0</text:p>
          </table:table-cell>
          <table:table-cell office:value-type="float" office:value="0" table:formula="msoxl:='IP@'!B83" table:style-name="ce1">
            <text:p>0</text:p>
          </table:table-cell>
          <table:table-cell office:value-type="float" office:value="0" table:formula="msoxl:='IP@'!C83" table:style-name="ce1">
            <text:p>0</text:p>
          </table:table-cell>
          <table:table-cell office:value-type="float" office:value="0" table:formula="msoxl:=TCP_port!A83" table:style-name="ce1">
            <text:p>0</text:p>
          </table:table-cell>
          <table:table-cell office:value-type="float" office:value="0" table:formula="msoxl:=TCP_port!B83" table:style-name="ce1">
            <text:p>0</text:p>
          </table:table-cell>
          <table:table-cell office:value-type="float" office:value="0" table:formula="msoxl:=TCP_port!C83" table:style-name="ce1">
            <text:p>0</text:p>
          </table:table-cell>
          <table:table-cell office:value-type="float" office:value="0" table:formula="msoxl:=COMMANDER!A83" table:style-name="ce1">
            <text:p>0</text:p>
          </table:table-cell>
          <table:table-cell office:value-type="float" office:value="0" table:formula="msoxl:=COMMANDER!B83" table:style-name="ce1">
            <text:p>0</text:p>
          </table:table-cell>
          <table:table-cell office:value-type="float" office:value="0" table:formula="msoxl:=COMMANDER!C83" table:style-name="ce1">
            <text:p>0</text:p>
          </table:table-cell>
          <table:table-cell office:value-type="float" office:value="0" table:formula="msoxl:=COMMANDER!E83" table:style-name="ce1">
            <text:p>0</text:p>
          </table:table-cell>
          <table:table-cell office:value-type="float" office:value="0" table:formula="msoxl:=COMMANDER!F83" table:style-name="ce1">
            <text:p>0</text:p>
          </table:table-cell>
          <table:table-cell office:value-type="float" office:value="0" table:formula="msoxl:=COMMANDER!G83" table:style-name="ce1">
            <text:p>0</text:p>
          </table:table-cell>
          <table:table-cell office:value-type="float" office:value="0" table:formula="msoxl:=COMMANDER!I83" table:style-name="ce1">
            <text:p>0</text:p>
          </table:table-cell>
          <table:table-cell office:value-type="float" office:value="0" table:formula="msoxl:=COMMANDER!J83" table:style-name="ce1">
            <text:p>0</text:p>
          </table:table-cell>
          <table:table-cell office:value-type="float" office:value="0" table:formula="msoxl:=COMMANDER!K83" table:style-name="ce1">
            <text:p>0</text:p>
          </table:table-cell>
          <table:table-cell office:value-type="float" office:value="0" table:formula="msoxl:=COMMANDER!L83" table:style-name="ce1">
            <text:p>0</text:p>
          </table:table-cell>
          <table:table-cell office:value-type="float" office:value="0" table:formula="msoxl:=COMMANDER!M83" table:style-name="ce1">
            <text:p>0</text:p>
          </table:table-cell>
          <table:table-cell office:value-type="float" office:value="0" table:formula="msoxl:=COMMANDER!N83" table:style-name="ce1">
            <text:p>0</text:p>
          </table:table-cell>
          <table:table-cell office:value-type="float" office:value="0" table:formula="msoxl:=COMMANDER!O83" table:style-name="ce1">
            <text:p>0</text:p>
          </table:table-cell>
          <table:table-cell office:value-type="float" office:value="0" table:formula="msoxl:=COMMANDER!P83" table:style-name="ce1">
            <text:p>0</text:p>
          </table:table-cell>
          <table:table-cell office:value-type="float" office:value="0" table:formula="msoxl:=COMMANDER!Q83" table:style-name="ce1">
            <text:p>0</text:p>
          </table:table-cell>
          <table:table-cell office:value-type="float" office:value="0" table:formula="msoxl:=COMMANDER!R83" table:style-name="ce1">
            <text:p>0</text:p>
          </table:table-cell>
          <table:table-cell office:value-type="float" office:value="0" table:formula="msoxl:=COMMANDER!S83" table:style-name="ce1">
            <text:p>0</text:p>
          </table:table-cell>
          <table:table-cell office:value-type="float" office:value="0" table:formula="msoxl:=COMMANDER!T83" table:style-name="ce1">
            <text:p>0</text:p>
          </table:table-cell>
          <table:table-cell office:value-type="float" office:value="0" table:formula="msoxl:=COMMANDER!U83" table:style-name="ce1">
            <text:p>0</text:p>
          </table:table-cell>
          <table:table-cell office:value-type="float" office:value="0" table:formula="msoxl:=COMMANDER!V83" table:style-name="ce1">
            <text:p>0</text:p>
          </table:table-cell>
          <table:table-cell office:value-type="float" office:value="0" table:formula="msoxl:=COMMANDER!W83" table:style-name="ce1">
            <text:p>0</text:p>
          </table:table-cell>
          <table:table-cell office:value-type="float" office:value="0" table:formula="msoxl:=CORE_MANAGER!A83" table:style-name="ce1">
            <text:p>0</text:p>
          </table:table-cell>
          <table:table-cell office:value-type="float" office:value="0" table:formula="msoxl:=CORE_MANAGER!B83" table:style-name="ce1">
            <text:p>0</text:p>
          </table:table-cell>
          <table:table-cell office:value-type="float" office:value="0" table:formula="msoxl:=CORE_MANAGER!C83" table:style-name="ce1">
            <text:p>0</text:p>
          </table:table-cell>
          <table:table-cell office:value-type="string" office:string-value="F082" table:formula="msoxl:=CORE_MANAGER!D83" table:style-name="ce1">
            <text:p>F082</text:p>
          </table:table-cell>
          <table:table-cell office:value-type="string" office:string-value="LINKS_PARAM_MONITOR DLRP PARAMETER NAMES" table:formula="msoxl:=CORE_MANAGER!E83" table:style-name="ce1">
            <text:p>LINKS_PARAM_MONITOR DLRP PARAMETER NAMES</text:p>
          </table:table-cell>
          <table:table-cell office:value-type="string" office:string-value="CURRENT DLRP" table:formula="msoxl:=CORE_MANAGER!F83" table:style-name="ce1">
            <text:p>CURRENT DLRP</text:p>
          </table:table-cell>
          <table:table-cell office:value-type="float" office:value="0" table:formula="msoxl:=CORE_SUPERVISOR!A83" table:style-name="ce1">
            <text:p>0</text:p>
          </table:table-cell>
          <table:table-cell office:value-type="float" office:value="0" table:formula="msoxl:=CORE_SUPERVISOR!B83" table:style-name="ce1">
            <text:p>0</text:p>
          </table:table-cell>
          <table:table-cell office:value-type="float" office:value="0" table:formula="msoxl:=CORE_SUPERVISOR!C83" table:style-name="ce1">
            <text:p>0</text:p>
          </table:table-cell>
          <table:table-cell office:value-type="float" office:value="0" table:formula="msoxl:=CORE_SUPERVISOR!D83" table:style-name="ce1">
            <text:p>0</text:p>
          </table:table-cell>
          <table:table-cell office:value-type="float" office:value="0" table:formula="msoxl:=CORE_SUPERVISOR!E83" table:style-name="ce1">
            <text:p>0</text:p>
          </table:table-cell>
          <table:table-cell office:value-type="float" office:value="0" table:formula="msoxl:=CORE_SUPERVISOR!F83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84" table:style-name="ce1">
            <text:p>0</text:p>
          </table:table-cell>
          <table:table-cell office:value-type="float" office:value="0" table:formula="msoxl:=Project!B84" table:style-name="ce1">
            <text:p>0</text:p>
          </table:table-cell>
          <table:table-cell office:value-type="float" office:value="0" table:formula="msoxl:=Project!C84" table:style-name="ce1">
            <text:p>0</text:p>
          </table:table-cell>
          <table:table-cell office:value-type="float" office:value="0" table:formula="msoxl:='IP@'!A84" table:style-name="ce1">
            <text:p>0</text:p>
          </table:table-cell>
          <table:table-cell office:value-type="float" office:value="0" table:formula="msoxl:='IP@'!B84" table:style-name="ce1">
            <text:p>0</text:p>
          </table:table-cell>
          <table:table-cell office:value-type="float" office:value="0" table:formula="msoxl:='IP@'!C84" table:style-name="ce1">
            <text:p>0</text:p>
          </table:table-cell>
          <table:table-cell office:value-type="float" office:value="0" table:formula="msoxl:=TCP_port!A84" table:style-name="ce1">
            <text:p>0</text:p>
          </table:table-cell>
          <table:table-cell office:value-type="float" office:value="0" table:formula="msoxl:=TCP_port!B84" table:style-name="ce1">
            <text:p>0</text:p>
          </table:table-cell>
          <table:table-cell office:value-type="float" office:value="0" table:formula="msoxl:=TCP_port!C84" table:style-name="ce1">
            <text:p>0</text:p>
          </table:table-cell>
          <table:table-cell office:value-type="float" office:value="0" table:formula="msoxl:=COMMANDER!A84" table:style-name="ce1">
            <text:p>0</text:p>
          </table:table-cell>
          <table:table-cell office:value-type="float" office:value="0" table:formula="msoxl:=COMMANDER!B84" table:style-name="ce1">
            <text:p>0</text:p>
          </table:table-cell>
          <table:table-cell office:value-type="float" office:value="0" table:formula="msoxl:=COMMANDER!C84" table:style-name="ce1">
            <text:p>0</text:p>
          </table:table-cell>
          <table:table-cell office:value-type="float" office:value="0" table:formula="msoxl:=COMMANDER!E84" table:style-name="ce1">
            <text:p>0</text:p>
          </table:table-cell>
          <table:table-cell office:value-type="float" office:value="0" table:formula="msoxl:=COMMANDER!F84" table:style-name="ce1">
            <text:p>0</text:p>
          </table:table-cell>
          <table:table-cell office:value-type="float" office:value="0" table:formula="msoxl:=COMMANDER!G84" table:style-name="ce1">
            <text:p>0</text:p>
          </table:table-cell>
          <table:table-cell office:value-type="float" office:value="0" table:formula="msoxl:=COMMANDER!I84" table:style-name="ce1">
            <text:p>0</text:p>
          </table:table-cell>
          <table:table-cell office:value-type="float" office:value="0" table:formula="msoxl:=COMMANDER!J84" table:style-name="ce1">
            <text:p>0</text:p>
          </table:table-cell>
          <table:table-cell office:value-type="float" office:value="0" table:formula="msoxl:=COMMANDER!K84" table:style-name="ce1">
            <text:p>0</text:p>
          </table:table-cell>
          <table:table-cell office:value-type="float" office:value="0" table:formula="msoxl:=COMMANDER!L84" table:style-name="ce1">
            <text:p>0</text:p>
          </table:table-cell>
          <table:table-cell office:value-type="float" office:value="0" table:formula="msoxl:=COMMANDER!M84" table:style-name="ce1">
            <text:p>0</text:p>
          </table:table-cell>
          <table:table-cell office:value-type="float" office:value="0" table:formula="msoxl:=COMMANDER!N84" table:style-name="ce1">
            <text:p>0</text:p>
          </table:table-cell>
          <table:table-cell office:value-type="float" office:value="0" table:formula="msoxl:=COMMANDER!O84" table:style-name="ce1">
            <text:p>0</text:p>
          </table:table-cell>
          <table:table-cell office:value-type="float" office:value="0" table:formula="msoxl:=COMMANDER!P84" table:style-name="ce1">
            <text:p>0</text:p>
          </table:table-cell>
          <table:table-cell office:value-type="float" office:value="0" table:formula="msoxl:=COMMANDER!Q84" table:style-name="ce1">
            <text:p>0</text:p>
          </table:table-cell>
          <table:table-cell office:value-type="float" office:value="0" table:formula="msoxl:=COMMANDER!R84" table:style-name="ce1">
            <text:p>0</text:p>
          </table:table-cell>
          <table:table-cell office:value-type="float" office:value="0" table:formula="msoxl:=COMMANDER!S84" table:style-name="ce1">
            <text:p>0</text:p>
          </table:table-cell>
          <table:table-cell office:value-type="float" office:value="0" table:formula="msoxl:=COMMANDER!T84" table:style-name="ce1">
            <text:p>0</text:p>
          </table:table-cell>
          <table:table-cell office:value-type="float" office:value="0" table:formula="msoxl:=COMMANDER!U84" table:style-name="ce1">
            <text:p>0</text:p>
          </table:table-cell>
          <table:table-cell office:value-type="float" office:value="0" table:formula="msoxl:=COMMANDER!V84" table:style-name="ce1">
            <text:p>0</text:p>
          </table:table-cell>
          <table:table-cell office:value-type="float" office:value="0" table:formula="msoxl:=COMMANDER!W84" table:style-name="ce1">
            <text:p>0</text:p>
          </table:table-cell>
          <table:table-cell office:value-type="float" office:value="0" table:formula="msoxl:=CORE_MANAGER!A84" table:style-name="ce1">
            <text:p>0</text:p>
          </table:table-cell>
          <table:table-cell office:value-type="float" office:value="0" table:formula="msoxl:=CORE_MANAGER!B84" table:style-name="ce1">
            <text:p>0</text:p>
          </table:table-cell>
          <table:table-cell office:value-type="float" office:value="0" table:formula="msoxl:=CORE_MANAGER!C84" table:style-name="ce1">
            <text:p>0</text:p>
          </table:table-cell>
          <table:table-cell office:value-type="string" office:string-value="F083" table:formula="msoxl:=CORE_MANAGER!D84" table:style-name="ce1">
            <text:p>F083</text:p>
          </table:table-cell>
          <table:table-cell office:value-type="string" office:string-value="LINKS_PARAM_MONITOR DLRP PARAMETER TYPE" table:formula="msoxl:=CORE_MANAGER!E84" table:style-name="ce1">
            <text:p>LINKS_PARAM_MONITOR DLRP PARAMETER TYPE</text:p>
          </table:table-cell>
          <table:table-cell office:value-type="string" office:string-value="BAM" table:formula="msoxl:=CORE_MANAGER!F84" table:style-name="ce1">
            <text:p>BAM</text:p>
          </table:table-cell>
          <table:table-cell office:value-type="float" office:value="0" table:formula="msoxl:=CORE_SUPERVISOR!A84" table:style-name="ce1">
            <text:p>0</text:p>
          </table:table-cell>
          <table:table-cell office:value-type="float" office:value="0" table:formula="msoxl:=CORE_SUPERVISOR!B84" table:style-name="ce1">
            <text:p>0</text:p>
          </table:table-cell>
          <table:table-cell office:value-type="float" office:value="0" table:formula="msoxl:=CORE_SUPERVISOR!C84" table:style-name="ce1">
            <text:p>0</text:p>
          </table:table-cell>
          <table:table-cell office:value-type="float" office:value="0" table:formula="msoxl:=CORE_SUPERVISOR!D84" table:style-name="ce1">
            <text:p>0</text:p>
          </table:table-cell>
          <table:table-cell office:value-type="float" office:value="0" table:formula="msoxl:=CORE_SUPERVISOR!E84" table:style-name="ce1">
            <text:p>0</text:p>
          </table:table-cell>
          <table:table-cell office:value-type="float" office:value="0" table:formula="msoxl:=CORE_SUPERVISOR!F84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85" table:style-name="ce1">
            <text:p>0</text:p>
          </table:table-cell>
          <table:table-cell office:value-type="float" office:value="0" table:formula="msoxl:=Project!B85" table:style-name="ce1">
            <text:p>0</text:p>
          </table:table-cell>
          <table:table-cell office:value-type="float" office:value="0" table:formula="msoxl:=Project!C85" table:style-name="ce1">
            <text:p>0</text:p>
          </table:table-cell>
          <table:table-cell office:value-type="float" office:value="0" table:formula="msoxl:='IP@'!A85" table:style-name="ce1">
            <text:p>0</text:p>
          </table:table-cell>
          <table:table-cell office:value-type="float" office:value="0" table:formula="msoxl:='IP@'!B85" table:style-name="ce1">
            <text:p>0</text:p>
          </table:table-cell>
          <table:table-cell office:value-type="float" office:value="0" table:formula="msoxl:='IP@'!C85" table:style-name="ce1">
            <text:p>0</text:p>
          </table:table-cell>
          <table:table-cell office:value-type="float" office:value="0" table:formula="msoxl:=TCP_port!A85" table:style-name="ce1">
            <text:p>0</text:p>
          </table:table-cell>
          <table:table-cell office:value-type="float" office:value="0" table:formula="msoxl:=TCP_port!B85" table:style-name="ce1">
            <text:p>0</text:p>
          </table:table-cell>
          <table:table-cell office:value-type="float" office:value="0" table:formula="msoxl:=TCP_port!C85" table:style-name="ce1">
            <text:p>0</text:p>
          </table:table-cell>
          <table:table-cell office:value-type="float" office:value="0" table:formula="msoxl:=COMMANDER!A85" table:style-name="ce1">
            <text:p>0</text:p>
          </table:table-cell>
          <table:table-cell office:value-type="float" office:value="0" table:formula="msoxl:=COMMANDER!B85" table:style-name="ce1">
            <text:p>0</text:p>
          </table:table-cell>
          <table:table-cell office:value-type="float" office:value="0" table:formula="msoxl:=COMMANDER!C85" table:style-name="ce1">
            <text:p>0</text:p>
          </table:table-cell>
          <table:table-cell office:value-type="float" office:value="0" table:formula="msoxl:=COMMANDER!E85" table:style-name="ce1">
            <text:p>0</text:p>
          </table:table-cell>
          <table:table-cell office:value-type="float" office:value="0" table:formula="msoxl:=COMMANDER!F85" table:style-name="ce1">
            <text:p>0</text:p>
          </table:table-cell>
          <table:table-cell office:value-type="float" office:value="0" table:formula="msoxl:=COMMANDER!G85" table:style-name="ce1">
            <text:p>0</text:p>
          </table:table-cell>
          <table:table-cell office:value-type="float" office:value="0" table:formula="msoxl:=COMMANDER!I85" table:style-name="ce1">
            <text:p>0</text:p>
          </table:table-cell>
          <table:table-cell office:value-type="float" office:value="0" table:formula="msoxl:=COMMANDER!J85" table:style-name="ce1">
            <text:p>0</text:p>
          </table:table-cell>
          <table:table-cell office:value-type="float" office:value="0" table:formula="msoxl:=COMMANDER!K85" table:style-name="ce1">
            <text:p>0</text:p>
          </table:table-cell>
          <table:table-cell office:value-type="float" office:value="0" table:formula="msoxl:=COMMANDER!L85" table:style-name="ce1">
            <text:p>0</text:p>
          </table:table-cell>
          <table:table-cell office:value-type="float" office:value="0" table:formula="msoxl:=COMMANDER!M85" table:style-name="ce1">
            <text:p>0</text:p>
          </table:table-cell>
          <table:table-cell office:value-type="float" office:value="0" table:formula="msoxl:=COMMANDER!N85" table:style-name="ce1">
            <text:p>0</text:p>
          </table:table-cell>
          <table:table-cell office:value-type="float" office:value="0" table:formula="msoxl:=COMMANDER!O85" table:style-name="ce1">
            <text:p>0</text:p>
          </table:table-cell>
          <table:table-cell office:value-type="float" office:value="0" table:formula="msoxl:=COMMANDER!P85" table:style-name="ce1">
            <text:p>0</text:p>
          </table:table-cell>
          <table:table-cell office:value-type="float" office:value="0" table:formula="msoxl:=COMMANDER!Q85" table:style-name="ce1">
            <text:p>0</text:p>
          </table:table-cell>
          <table:table-cell office:value-type="float" office:value="0" table:formula="msoxl:=COMMANDER!R85" table:style-name="ce1">
            <text:p>0</text:p>
          </table:table-cell>
          <table:table-cell office:value-type="float" office:value="0" table:formula="msoxl:=COMMANDER!S85" table:style-name="ce1">
            <text:p>0</text:p>
          </table:table-cell>
          <table:table-cell office:value-type="float" office:value="0" table:formula="msoxl:=COMMANDER!T85" table:style-name="ce1">
            <text:p>0</text:p>
          </table:table-cell>
          <table:table-cell office:value-type="float" office:value="0" table:formula="msoxl:=COMMANDER!U85" table:style-name="ce1">
            <text:p>0</text:p>
          </table:table-cell>
          <table:table-cell office:value-type="float" office:value="0" table:formula="msoxl:=COMMANDER!V85" table:style-name="ce1">
            <text:p>0</text:p>
          </table:table-cell>
          <table:table-cell office:value-type="float" office:value="0" table:formula="msoxl:=COMMANDER!W85" table:style-name="ce1">
            <text:p>0</text:p>
          </table:table-cell>
          <table:table-cell office:value-type="float" office:value="0" table:formula="msoxl:=CORE_MANAGER!A85" table:style-name="ce1">
            <text:p>0</text:p>
          </table:table-cell>
          <table:table-cell office:value-type="float" office:value="0" table:formula="msoxl:=CORE_MANAGER!B85" table:style-name="ce1">
            <text:p>0</text:p>
          </table:table-cell>
          <table:table-cell office:value-type="float" office:value="0" table:formula="msoxl:=CORE_MANAGER!C85" table:style-name="ce1">
            <text:p>0</text:p>
          </table:table-cell>
          <table:table-cell office:value-type="string" office:string-value="F084" table:formula="msoxl:=CORE_MANAGER!D85" table:style-name="ce1">
            <text:p>F084</text:p>
          </table:table-cell>
          <table:table-cell office:value-type="string" office:string-value="LINKS_PARAM_MONITOR DLRP PARAMETER NAMES" table:formula="msoxl:=CORE_MANAGER!E85" table:style-name="ce1">
            <text:p>LINKS_PARAM_MONITOR DLRP PARAMETER NAMES</text:p>
          </table:table-cell>
          <table:table-cell office:value-type="string" office:string-value="NEXT DLRP" table:formula="msoxl:=CORE_MANAGER!F85" table:style-name="ce1">
            <text:p>NEXT DLRP</text:p>
          </table:table-cell>
          <table:table-cell office:value-type="float" office:value="0" table:formula="msoxl:=CORE_SUPERVISOR!A85" table:style-name="ce1">
            <text:p>0</text:p>
          </table:table-cell>
          <table:table-cell office:value-type="float" office:value="0" table:formula="msoxl:=CORE_SUPERVISOR!B85" table:style-name="ce1">
            <text:p>0</text:p>
          </table:table-cell>
          <table:table-cell office:value-type="float" office:value="0" table:formula="msoxl:=CORE_SUPERVISOR!C85" table:style-name="ce1">
            <text:p>0</text:p>
          </table:table-cell>
          <table:table-cell office:value-type="float" office:value="0" table:formula="msoxl:=CORE_SUPERVISOR!D85" table:style-name="ce1">
            <text:p>0</text:p>
          </table:table-cell>
          <table:table-cell office:value-type="float" office:value="0" table:formula="msoxl:=CORE_SUPERVISOR!E85" table:style-name="ce1">
            <text:p>0</text:p>
          </table:table-cell>
          <table:table-cell office:value-type="float" office:value="0" table:formula="msoxl:=CORE_SUPERVISOR!F85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86" table:style-name="ce1">
            <text:p>0</text:p>
          </table:table-cell>
          <table:table-cell office:value-type="float" office:value="0" table:formula="msoxl:=Project!B86" table:style-name="ce1">
            <text:p>0</text:p>
          </table:table-cell>
          <table:table-cell office:value-type="float" office:value="0" table:formula="msoxl:=Project!C86" table:style-name="ce1">
            <text:p>0</text:p>
          </table:table-cell>
          <table:table-cell office:value-type="float" office:value="0" table:formula="msoxl:='IP@'!A86" table:style-name="ce1">
            <text:p>0</text:p>
          </table:table-cell>
          <table:table-cell office:value-type="float" office:value="0" table:formula="msoxl:='IP@'!B86" table:style-name="ce1">
            <text:p>0</text:p>
          </table:table-cell>
          <table:table-cell office:value-type="float" office:value="0" table:formula="msoxl:='IP@'!C86" table:style-name="ce1">
            <text:p>0</text:p>
          </table:table-cell>
          <table:table-cell office:value-type="float" office:value="0" table:formula="msoxl:=TCP_port!A86" table:style-name="ce1">
            <text:p>0</text:p>
          </table:table-cell>
          <table:table-cell office:value-type="float" office:value="0" table:formula="msoxl:=TCP_port!B86" table:style-name="ce1">
            <text:p>0</text:p>
          </table:table-cell>
          <table:table-cell office:value-type="float" office:value="0" table:formula="msoxl:=TCP_port!C86" table:style-name="ce1">
            <text:p>0</text:p>
          </table:table-cell>
          <table:table-cell office:value-type="float" office:value="0" table:formula="msoxl:=COMMANDER!A86" table:style-name="ce1">
            <text:p>0</text:p>
          </table:table-cell>
          <table:table-cell office:value-type="float" office:value="0" table:formula="msoxl:=COMMANDER!B86" table:style-name="ce1">
            <text:p>0</text:p>
          </table:table-cell>
          <table:table-cell office:value-type="float" office:value="0" table:formula="msoxl:=COMMANDER!C86" table:style-name="ce1">
            <text:p>0</text:p>
          </table:table-cell>
          <table:table-cell office:value-type="float" office:value="0" table:formula="msoxl:=COMMANDER!E86" table:style-name="ce1">
            <text:p>0</text:p>
          </table:table-cell>
          <table:table-cell office:value-type="float" office:value="0" table:formula="msoxl:=COMMANDER!F86" table:style-name="ce1">
            <text:p>0</text:p>
          </table:table-cell>
          <table:table-cell office:value-type="float" office:value="0" table:formula="msoxl:=COMMANDER!G86" table:style-name="ce1">
            <text:p>0</text:p>
          </table:table-cell>
          <table:table-cell office:value-type="float" office:value="0" table:formula="msoxl:=COMMANDER!I86" table:style-name="ce1">
            <text:p>0</text:p>
          </table:table-cell>
          <table:table-cell office:value-type="float" office:value="0" table:formula="msoxl:=COMMANDER!J86" table:style-name="ce1">
            <text:p>0</text:p>
          </table:table-cell>
          <table:table-cell office:value-type="float" office:value="0" table:formula="msoxl:=COMMANDER!K86" table:style-name="ce1">
            <text:p>0</text:p>
          </table:table-cell>
          <table:table-cell office:value-type="float" office:value="0" table:formula="msoxl:=COMMANDER!L86" table:style-name="ce1">
            <text:p>0</text:p>
          </table:table-cell>
          <table:table-cell office:value-type="float" office:value="0" table:formula="msoxl:=COMMANDER!M86" table:style-name="ce1">
            <text:p>0</text:p>
          </table:table-cell>
          <table:table-cell office:value-type="float" office:value="0" table:formula="msoxl:=COMMANDER!N86" table:style-name="ce1">
            <text:p>0</text:p>
          </table:table-cell>
          <table:table-cell office:value-type="float" office:value="0" table:formula="msoxl:=COMMANDER!O86" table:style-name="ce1">
            <text:p>0</text:p>
          </table:table-cell>
          <table:table-cell office:value-type="float" office:value="0" table:formula="msoxl:=COMMANDER!P86" table:style-name="ce1">
            <text:p>0</text:p>
          </table:table-cell>
          <table:table-cell office:value-type="float" office:value="0" table:formula="msoxl:=COMMANDER!Q86" table:style-name="ce1">
            <text:p>0</text:p>
          </table:table-cell>
          <table:table-cell office:value-type="float" office:value="0" table:formula="msoxl:=COMMANDER!R86" table:style-name="ce1">
            <text:p>0</text:p>
          </table:table-cell>
          <table:table-cell office:value-type="float" office:value="0" table:formula="msoxl:=COMMANDER!S86" table:style-name="ce1">
            <text:p>0</text:p>
          </table:table-cell>
          <table:table-cell office:value-type="float" office:value="0" table:formula="msoxl:=COMMANDER!T86" table:style-name="ce1">
            <text:p>0</text:p>
          </table:table-cell>
          <table:table-cell office:value-type="float" office:value="0" table:formula="msoxl:=COMMANDER!U86" table:style-name="ce1">
            <text:p>0</text:p>
          </table:table-cell>
          <table:table-cell office:value-type="float" office:value="0" table:formula="msoxl:=COMMANDER!V86" table:style-name="ce1">
            <text:p>0</text:p>
          </table:table-cell>
          <table:table-cell office:value-type="float" office:value="0" table:formula="msoxl:=COMMANDER!W86" table:style-name="ce1">
            <text:p>0</text:p>
          </table:table-cell>
          <table:table-cell office:value-type="float" office:value="0" table:formula="msoxl:=CORE_MANAGER!A86" table:style-name="ce1">
            <text:p>0</text:p>
          </table:table-cell>
          <table:table-cell office:value-type="float" office:value="0" table:formula="msoxl:=CORE_MANAGER!B86" table:style-name="ce1">
            <text:p>0</text:p>
          </table:table-cell>
          <table:table-cell office:value-type="float" office:value="0" table:formula="msoxl:=CORE_MANAGER!C86" table:style-name="ce1">
            <text:p>0</text:p>
          </table:table-cell>
          <table:table-cell office:value-type="string" office:string-value="F085" table:formula="msoxl:=CORE_MANAGER!D86" table:style-name="ce1">
            <text:p>F085</text:p>
          </table:table-cell>
          <table:table-cell office:value-type="string" office:string-value="LINKS_PARAM_MONITOR DLRP PARAMETER TYPE" table:formula="msoxl:=CORE_MANAGER!E86" table:style-name="ce1">
            <text:p>LINKS_PARAM_MONITOR DLRP PARAMETER TYPE</text:p>
          </table:table-cell>
          <table:table-cell office:value-type="string" office:string-value="BAM" table:formula="msoxl:=CORE_MANAGER!F86" table:style-name="ce1">
            <text:p>BAM</text:p>
          </table:table-cell>
          <table:table-cell office:value-type="float" office:value="0" table:formula="msoxl:=CORE_SUPERVISOR!A86" table:style-name="ce1">
            <text:p>0</text:p>
          </table:table-cell>
          <table:table-cell office:value-type="float" office:value="0" table:formula="msoxl:=CORE_SUPERVISOR!B86" table:style-name="ce1">
            <text:p>0</text:p>
          </table:table-cell>
          <table:table-cell office:value-type="float" office:value="0" table:formula="msoxl:=CORE_SUPERVISOR!C86" table:style-name="ce1">
            <text:p>0</text:p>
          </table:table-cell>
          <table:table-cell office:value-type="float" office:value="0" table:formula="msoxl:=CORE_SUPERVISOR!D86" table:style-name="ce1">
            <text:p>0</text:p>
          </table:table-cell>
          <table:table-cell office:value-type="float" office:value="0" table:formula="msoxl:=CORE_SUPERVISOR!E86" table:style-name="ce1">
            <text:p>0</text:p>
          </table:table-cell>
          <table:table-cell office:value-type="float" office:value="0" table:formula="msoxl:=CORE_SUPERVISOR!F86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87" table:style-name="ce1">
            <text:p>0</text:p>
          </table:table-cell>
          <table:table-cell office:value-type="float" office:value="0" table:formula="msoxl:=Project!B87" table:style-name="ce1">
            <text:p>0</text:p>
          </table:table-cell>
          <table:table-cell office:value-type="float" office:value="0" table:formula="msoxl:=Project!C87" table:style-name="ce1">
            <text:p>0</text:p>
          </table:table-cell>
          <table:table-cell office:value-type="float" office:value="0" table:formula="msoxl:='IP@'!A87" table:style-name="ce1">
            <text:p>0</text:p>
          </table:table-cell>
          <table:table-cell office:value-type="float" office:value="0" table:formula="msoxl:='IP@'!B87" table:style-name="ce1">
            <text:p>0</text:p>
          </table:table-cell>
          <table:table-cell office:value-type="float" office:value="0" table:formula="msoxl:='IP@'!C87" table:style-name="ce1">
            <text:p>0</text:p>
          </table:table-cell>
          <table:table-cell office:value-type="float" office:value="0" table:formula="msoxl:=TCP_port!A87" table:style-name="ce1">
            <text:p>0</text:p>
          </table:table-cell>
          <table:table-cell office:value-type="float" office:value="0" table:formula="msoxl:=TCP_port!B87" table:style-name="ce1">
            <text:p>0</text:p>
          </table:table-cell>
          <table:table-cell office:value-type="float" office:value="0" table:formula="msoxl:=TCP_port!C87" table:style-name="ce1">
            <text:p>0</text:p>
          </table:table-cell>
          <table:table-cell office:value-type="float" office:value="0" table:formula="msoxl:=COMMANDER!A87" table:style-name="ce1">
            <text:p>0</text:p>
          </table:table-cell>
          <table:table-cell office:value-type="float" office:value="0" table:formula="msoxl:=COMMANDER!B87" table:style-name="ce1">
            <text:p>0</text:p>
          </table:table-cell>
          <table:table-cell office:value-type="float" office:value="0" table:formula="msoxl:=COMMANDER!C87" table:style-name="ce1">
            <text:p>0</text:p>
          </table:table-cell>
          <table:table-cell office:value-type="float" office:value="0" table:formula="msoxl:=COMMANDER!E87" table:style-name="ce1">
            <text:p>0</text:p>
          </table:table-cell>
          <table:table-cell office:value-type="float" office:value="0" table:formula="msoxl:=COMMANDER!F87" table:style-name="ce1">
            <text:p>0</text:p>
          </table:table-cell>
          <table:table-cell office:value-type="float" office:value="0" table:formula="msoxl:=COMMANDER!G87" table:style-name="ce1">
            <text:p>0</text:p>
          </table:table-cell>
          <table:table-cell office:value-type="float" office:value="0" table:formula="msoxl:=COMMANDER!I87" table:style-name="ce1">
            <text:p>0</text:p>
          </table:table-cell>
          <table:table-cell office:value-type="float" office:value="0" table:formula="msoxl:=COMMANDER!J87" table:style-name="ce1">
            <text:p>0</text:p>
          </table:table-cell>
          <table:table-cell office:value-type="float" office:value="0" table:formula="msoxl:=COMMANDER!K87" table:style-name="ce1">
            <text:p>0</text:p>
          </table:table-cell>
          <table:table-cell office:value-type="float" office:value="0" table:formula="msoxl:=COMMANDER!L87" table:style-name="ce1">
            <text:p>0</text:p>
          </table:table-cell>
          <table:table-cell office:value-type="float" office:value="0" table:formula="msoxl:=COMMANDER!M87" table:style-name="ce1">
            <text:p>0</text:p>
          </table:table-cell>
          <table:table-cell office:value-type="float" office:value="0" table:formula="msoxl:=COMMANDER!N87" table:style-name="ce1">
            <text:p>0</text:p>
          </table:table-cell>
          <table:table-cell office:value-type="float" office:value="0" table:formula="msoxl:=COMMANDER!O87" table:style-name="ce1">
            <text:p>0</text:p>
          </table:table-cell>
          <table:table-cell office:value-type="float" office:value="0" table:formula="msoxl:=COMMANDER!P87" table:style-name="ce1">
            <text:p>0</text:p>
          </table:table-cell>
          <table:table-cell office:value-type="float" office:value="0" table:formula="msoxl:=COMMANDER!Q87" table:style-name="ce1">
            <text:p>0</text:p>
          </table:table-cell>
          <table:table-cell office:value-type="float" office:value="0" table:formula="msoxl:=COMMANDER!R87" table:style-name="ce1">
            <text:p>0</text:p>
          </table:table-cell>
          <table:table-cell office:value-type="float" office:value="0" table:formula="msoxl:=COMMANDER!S87" table:style-name="ce1">
            <text:p>0</text:p>
          </table:table-cell>
          <table:table-cell office:value-type="float" office:value="0" table:formula="msoxl:=COMMANDER!T87" table:style-name="ce1">
            <text:p>0</text:p>
          </table:table-cell>
          <table:table-cell office:value-type="float" office:value="0" table:formula="msoxl:=COMMANDER!U87" table:style-name="ce1">
            <text:p>0</text:p>
          </table:table-cell>
          <table:table-cell office:value-type="float" office:value="0" table:formula="msoxl:=COMMANDER!V87" table:style-name="ce1">
            <text:p>0</text:p>
          </table:table-cell>
          <table:table-cell office:value-type="float" office:value="0" table:formula="msoxl:=COMMANDER!W87" table:style-name="ce1">
            <text:p>0</text:p>
          </table:table-cell>
          <table:table-cell office:value-type="float" office:value="0" table:formula="msoxl:=CORE_MANAGER!A87" table:style-name="ce1">
            <text:p>0</text:p>
          </table:table-cell>
          <table:table-cell office:value-type="float" office:value="0" table:formula="msoxl:=CORE_MANAGER!B87" table:style-name="ce1">
            <text:p>0</text:p>
          </table:table-cell>
          <table:table-cell office:value-type="float" office:value="0" table:formula="msoxl:=CORE_MANAGER!C87" table:style-name="ce1">
            <text:p>0</text:p>
          </table:table-cell>
          <table:table-cell office:value-type="string" office:string-value="F086" table:formula="msoxl:=CORE_MANAGER!D87" table:style-name="ce1">
            <text:p>F086</text:p>
          </table:table-cell>
          <table:table-cell office:value-type="string" office:string-value="LINKS_PARAM_MONITOR POFA PARAMETER NAMES" table:formula="msoxl:=CORE_MANAGER!E87" table:style-name="ce1">
            <text:p>LINKS_PARAM_MONITOR POFA PARAMETER NAMES</text:p>
          </table:table-cell>
          <table:table-cell office:value-type="string" office:string-value="POFA TEST RESULT" table:formula="msoxl:=CORE_MANAGER!F87" table:style-name="ce1">
            <text:p>POFA TEST RESULT</text:p>
          </table:table-cell>
          <table:table-cell office:value-type="float" office:value="0" table:formula="msoxl:=CORE_SUPERVISOR!A87" table:style-name="ce1">
            <text:p>0</text:p>
          </table:table-cell>
          <table:table-cell office:value-type="float" office:value="0" table:formula="msoxl:=CORE_SUPERVISOR!B87" table:style-name="ce1">
            <text:p>0</text:p>
          </table:table-cell>
          <table:table-cell office:value-type="float" office:value="0" table:formula="msoxl:=CORE_SUPERVISOR!C87" table:style-name="ce1">
            <text:p>0</text:p>
          </table:table-cell>
          <table:table-cell office:value-type="float" office:value="0" table:formula="msoxl:=CORE_SUPERVISOR!D87" table:style-name="ce1">
            <text:p>0</text:p>
          </table:table-cell>
          <table:table-cell office:value-type="float" office:value="0" table:formula="msoxl:=CORE_SUPERVISOR!E87" table:style-name="ce1">
            <text:p>0</text:p>
          </table:table-cell>
          <table:table-cell office:value-type="float" office:value="0" table:formula="msoxl:=CORE_SUPERVISOR!F87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88" table:style-name="ce1">
            <text:p>0</text:p>
          </table:table-cell>
          <table:table-cell office:value-type="float" office:value="0" table:formula="msoxl:=Project!B88" table:style-name="ce1">
            <text:p>0</text:p>
          </table:table-cell>
          <table:table-cell office:value-type="float" office:value="0" table:formula="msoxl:=Project!C88" table:style-name="ce1">
            <text:p>0</text:p>
          </table:table-cell>
          <table:table-cell office:value-type="float" office:value="0" table:formula="msoxl:='IP@'!A88" table:style-name="ce1">
            <text:p>0</text:p>
          </table:table-cell>
          <table:table-cell office:value-type="float" office:value="0" table:formula="msoxl:='IP@'!B88" table:style-name="ce1">
            <text:p>0</text:p>
          </table:table-cell>
          <table:table-cell office:value-type="float" office:value="0" table:formula="msoxl:='IP@'!C88" table:style-name="ce1">
            <text:p>0</text:p>
          </table:table-cell>
          <table:table-cell office:value-type="float" office:value="0" table:formula="msoxl:=TCP_port!A88" table:style-name="ce1">
            <text:p>0</text:p>
          </table:table-cell>
          <table:table-cell office:value-type="float" office:value="0" table:formula="msoxl:=TCP_port!B88" table:style-name="ce1">
            <text:p>0</text:p>
          </table:table-cell>
          <table:table-cell office:value-type="float" office:value="0" table:formula="msoxl:=TCP_port!C88" table:style-name="ce1">
            <text:p>0</text:p>
          </table:table-cell>
          <table:table-cell office:value-type="float" office:value="0" table:formula="msoxl:=COMMANDER!A88" table:style-name="ce1">
            <text:p>0</text:p>
          </table:table-cell>
          <table:table-cell office:value-type="float" office:value="0" table:formula="msoxl:=COMMANDER!B88" table:style-name="ce1">
            <text:p>0</text:p>
          </table:table-cell>
          <table:table-cell office:value-type="float" office:value="0" table:formula="msoxl:=COMMANDER!C88" table:style-name="ce1">
            <text:p>0</text:p>
          </table:table-cell>
          <table:table-cell office:value-type="float" office:value="0" table:formula="msoxl:=COMMANDER!E88" table:style-name="ce1">
            <text:p>0</text:p>
          </table:table-cell>
          <table:table-cell office:value-type="float" office:value="0" table:formula="msoxl:=COMMANDER!F88" table:style-name="ce1">
            <text:p>0</text:p>
          </table:table-cell>
          <table:table-cell office:value-type="float" office:value="0" table:formula="msoxl:=COMMANDER!G88" table:style-name="ce1">
            <text:p>0</text:p>
          </table:table-cell>
          <table:table-cell office:value-type="float" office:value="0" table:formula="msoxl:=COMMANDER!I88" table:style-name="ce1">
            <text:p>0</text:p>
          </table:table-cell>
          <table:table-cell office:value-type="float" office:value="0" table:formula="msoxl:=COMMANDER!J88" table:style-name="ce1">
            <text:p>0</text:p>
          </table:table-cell>
          <table:table-cell office:value-type="float" office:value="0" table:formula="msoxl:=COMMANDER!K88" table:style-name="ce1">
            <text:p>0</text:p>
          </table:table-cell>
          <table:table-cell office:value-type="float" office:value="0" table:formula="msoxl:=COMMANDER!L88" table:style-name="ce1">
            <text:p>0</text:p>
          </table:table-cell>
          <table:table-cell office:value-type="float" office:value="0" table:formula="msoxl:=COMMANDER!M88" table:style-name="ce1">
            <text:p>0</text:p>
          </table:table-cell>
          <table:table-cell office:value-type="float" office:value="0" table:formula="msoxl:=COMMANDER!N88" table:style-name="ce1">
            <text:p>0</text:p>
          </table:table-cell>
          <table:table-cell office:value-type="float" office:value="0" table:formula="msoxl:=COMMANDER!O88" table:style-name="ce1">
            <text:p>0</text:p>
          </table:table-cell>
          <table:table-cell office:value-type="float" office:value="0" table:formula="msoxl:=COMMANDER!P88" table:style-name="ce1">
            <text:p>0</text:p>
          </table:table-cell>
          <table:table-cell office:value-type="float" office:value="0" table:formula="msoxl:=COMMANDER!Q88" table:style-name="ce1">
            <text:p>0</text:p>
          </table:table-cell>
          <table:table-cell office:value-type="float" office:value="0" table:formula="msoxl:=COMMANDER!R88" table:style-name="ce1">
            <text:p>0</text:p>
          </table:table-cell>
          <table:table-cell office:value-type="float" office:value="0" table:formula="msoxl:=COMMANDER!S88" table:style-name="ce1">
            <text:p>0</text:p>
          </table:table-cell>
          <table:table-cell office:value-type="float" office:value="0" table:formula="msoxl:=COMMANDER!T88" table:style-name="ce1">
            <text:p>0</text:p>
          </table:table-cell>
          <table:table-cell office:value-type="float" office:value="0" table:formula="msoxl:=COMMANDER!U88" table:style-name="ce1">
            <text:p>0</text:p>
          </table:table-cell>
          <table:table-cell office:value-type="float" office:value="0" table:formula="msoxl:=COMMANDER!V88" table:style-name="ce1">
            <text:p>0</text:p>
          </table:table-cell>
          <table:table-cell office:value-type="float" office:value="0" table:formula="msoxl:=COMMANDER!W88" table:style-name="ce1">
            <text:p>0</text:p>
          </table:table-cell>
          <table:table-cell office:value-type="float" office:value="0" table:formula="msoxl:=CORE_MANAGER!A88" table:style-name="ce1">
            <text:p>0</text:p>
          </table:table-cell>
          <table:table-cell office:value-type="float" office:value="0" table:formula="msoxl:=CORE_MANAGER!B88" table:style-name="ce1">
            <text:p>0</text:p>
          </table:table-cell>
          <table:table-cell office:value-type="float" office:value="0" table:formula="msoxl:=CORE_MANAGER!C88" table:style-name="ce1">
            <text:p>0</text:p>
          </table:table-cell>
          <table:table-cell office:value-type="string" office:string-value="F087" table:formula="msoxl:=CORE_MANAGER!D88" table:style-name="ce1">
            <text:p>F087</text:p>
          </table:table-cell>
          <table:table-cell office:value-type="string" office:string-value="LINKS_PARAM_MONITOR POFA PARAMETER TYPE" table:formula="msoxl:=CORE_MANAGER!E88" table:style-name="ce1">
            <text:p>LINKS_PARAM_MONITOR POFA PARAMETER TYPE</text:p>
          </table:table-cell>
          <table:table-cell office:value-type="string" office:string-value="STRING" table:formula="msoxl:=CORE_MANAGER!F88" table:style-name="ce1">
            <text:p>STRING</text:p>
          </table:table-cell>
          <table:table-cell office:value-type="float" office:value="0" table:formula="msoxl:=CORE_SUPERVISOR!A88" table:style-name="ce1">
            <text:p>0</text:p>
          </table:table-cell>
          <table:table-cell office:value-type="float" office:value="0" table:formula="msoxl:=CORE_SUPERVISOR!B88" table:style-name="ce1">
            <text:p>0</text:p>
          </table:table-cell>
          <table:table-cell office:value-type="float" office:value="0" table:formula="msoxl:=CORE_SUPERVISOR!C88" table:style-name="ce1">
            <text:p>0</text:p>
          </table:table-cell>
          <table:table-cell office:value-type="float" office:value="0" table:formula="msoxl:=CORE_SUPERVISOR!D88" table:style-name="ce1">
            <text:p>0</text:p>
          </table:table-cell>
          <table:table-cell office:value-type="float" office:value="0" table:formula="msoxl:=CORE_SUPERVISOR!E88" table:style-name="ce1">
            <text:p>0</text:p>
          </table:table-cell>
          <table:table-cell office:value-type="float" office:value="0" table:formula="msoxl:=CORE_SUPERVISOR!F88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89" table:style-name="ce1">
            <text:p>0</text:p>
          </table:table-cell>
          <table:table-cell office:value-type="float" office:value="0" table:formula="msoxl:=Project!B89" table:style-name="ce1">
            <text:p>0</text:p>
          </table:table-cell>
          <table:table-cell office:value-type="float" office:value="0" table:formula="msoxl:=Project!C89" table:style-name="ce1">
            <text:p>0</text:p>
          </table:table-cell>
          <table:table-cell office:value-type="float" office:value="0" table:formula="msoxl:='IP@'!A89" table:style-name="ce1">
            <text:p>0</text:p>
          </table:table-cell>
          <table:table-cell office:value-type="float" office:value="0" table:formula="msoxl:='IP@'!B89" table:style-name="ce1">
            <text:p>0</text:p>
          </table:table-cell>
          <table:table-cell office:value-type="float" office:value="0" table:formula="msoxl:='IP@'!C89" table:style-name="ce1">
            <text:p>0</text:p>
          </table:table-cell>
          <table:table-cell office:value-type="float" office:value="0" table:formula="msoxl:=TCP_port!A89" table:style-name="ce1">
            <text:p>0</text:p>
          </table:table-cell>
          <table:table-cell office:value-type="float" office:value="0" table:formula="msoxl:=TCP_port!B89" table:style-name="ce1">
            <text:p>0</text:p>
          </table:table-cell>
          <table:table-cell office:value-type="float" office:value="0" table:formula="msoxl:=TCP_port!C89" table:style-name="ce1">
            <text:p>0</text:p>
          </table:table-cell>
          <table:table-cell office:value-type="float" office:value="0" table:formula="msoxl:=COMMANDER!A89" table:style-name="ce1">
            <text:p>0</text:p>
          </table:table-cell>
          <table:table-cell office:value-type="float" office:value="0" table:formula="msoxl:=COMMANDER!B89" table:style-name="ce1">
            <text:p>0</text:p>
          </table:table-cell>
          <table:table-cell office:value-type="float" office:value="0" table:formula="msoxl:=COMMANDER!C89" table:style-name="ce1">
            <text:p>0</text:p>
          </table:table-cell>
          <table:table-cell office:value-type="float" office:value="0" table:formula="msoxl:=COMMANDER!E89" table:style-name="ce1">
            <text:p>0</text:p>
          </table:table-cell>
          <table:table-cell office:value-type="float" office:value="0" table:formula="msoxl:=COMMANDER!F89" table:style-name="ce1">
            <text:p>0</text:p>
          </table:table-cell>
          <table:table-cell office:value-type="float" office:value="0" table:formula="msoxl:=COMMANDER!G89" table:style-name="ce1">
            <text:p>0</text:p>
          </table:table-cell>
          <table:table-cell office:value-type="float" office:value="0" table:formula="msoxl:=COMMANDER!I89" table:style-name="ce1">
            <text:p>0</text:p>
          </table:table-cell>
          <table:table-cell office:value-type="float" office:value="0" table:formula="msoxl:=COMMANDER!J89" table:style-name="ce1">
            <text:p>0</text:p>
          </table:table-cell>
          <table:table-cell office:value-type="float" office:value="0" table:formula="msoxl:=COMMANDER!K89" table:style-name="ce1">
            <text:p>0</text:p>
          </table:table-cell>
          <table:table-cell office:value-type="float" office:value="0" table:formula="msoxl:=COMMANDER!L89" table:style-name="ce1">
            <text:p>0</text:p>
          </table:table-cell>
          <table:table-cell office:value-type="float" office:value="0" table:formula="msoxl:=COMMANDER!M89" table:style-name="ce1">
            <text:p>0</text:p>
          </table:table-cell>
          <table:table-cell office:value-type="float" office:value="0" table:formula="msoxl:=COMMANDER!N89" table:style-name="ce1">
            <text:p>0</text:p>
          </table:table-cell>
          <table:table-cell office:value-type="float" office:value="0" table:formula="msoxl:=COMMANDER!O89" table:style-name="ce1">
            <text:p>0</text:p>
          </table:table-cell>
          <table:table-cell office:value-type="float" office:value="0" table:formula="msoxl:=COMMANDER!P89" table:style-name="ce1">
            <text:p>0</text:p>
          </table:table-cell>
          <table:table-cell office:value-type="float" office:value="0" table:formula="msoxl:=COMMANDER!Q89" table:style-name="ce1">
            <text:p>0</text:p>
          </table:table-cell>
          <table:table-cell office:value-type="float" office:value="0" table:formula="msoxl:=COMMANDER!R89" table:style-name="ce1">
            <text:p>0</text:p>
          </table:table-cell>
          <table:table-cell office:value-type="float" office:value="0" table:formula="msoxl:=COMMANDER!S89" table:style-name="ce1">
            <text:p>0</text:p>
          </table:table-cell>
          <table:table-cell office:value-type="float" office:value="0" table:formula="msoxl:=COMMANDER!T89" table:style-name="ce1">
            <text:p>0</text:p>
          </table:table-cell>
          <table:table-cell office:value-type="float" office:value="0" table:formula="msoxl:=COMMANDER!U89" table:style-name="ce1">
            <text:p>0</text:p>
          </table:table-cell>
          <table:table-cell office:value-type="float" office:value="0" table:formula="msoxl:=COMMANDER!V89" table:style-name="ce1">
            <text:p>0</text:p>
          </table:table-cell>
          <table:table-cell office:value-type="float" office:value="0" table:formula="msoxl:=COMMANDER!W89" table:style-name="ce1">
            <text:p>0</text:p>
          </table:table-cell>
          <table:table-cell office:value-type="float" office:value="0" table:formula="msoxl:=CORE_MANAGER!A89" table:style-name="ce1">
            <text:p>0</text:p>
          </table:table-cell>
          <table:table-cell office:value-type="float" office:value="0" table:formula="msoxl:=CORE_MANAGER!B89" table:style-name="ce1">
            <text:p>0</text:p>
          </table:table-cell>
          <table:table-cell office:value-type="float" office:value="0" table:formula="msoxl:=CORE_MANAGER!C89" table:style-name="ce1">
            <text:p>0</text:p>
          </table:table-cell>
          <table:table-cell office:value-type="string" office:string-value="F088" table:formula="msoxl:=CORE_MANAGER!D89" table:style-name="ce1">
            <text:p>F088</text:p>
          </table:table-cell>
          <table:table-cell office:value-type="string" office:string-value="LINKS_PARAM_MONITOR POFA PARAMETER NAMES" table:formula="msoxl:=CORE_MANAGER!E89" table:style-name="ce1">
            <text:p>LINKS_PARAM_MONITOR POFA PARAMETER NAMES</text:p>
          </table:table-cell>
          <table:table-cell office:value-type="string" office:string-value="NUMBER OF TRANSMITTED FRAME" table:formula="msoxl:=CORE_MANAGER!F89" table:style-name="ce1">
            <text:p>NUMBER OF TRANSMITTED FRAME</text:p>
          </table:table-cell>
          <table:table-cell office:value-type="float" office:value="0" table:formula="msoxl:=CORE_SUPERVISOR!A89" table:style-name="ce1">
            <text:p>0</text:p>
          </table:table-cell>
          <table:table-cell office:value-type="float" office:value="0" table:formula="msoxl:=CORE_SUPERVISOR!B89" table:style-name="ce1">
            <text:p>0</text:p>
          </table:table-cell>
          <table:table-cell office:value-type="float" office:value="0" table:formula="msoxl:=CORE_SUPERVISOR!C89" table:style-name="ce1">
            <text:p>0</text:p>
          </table:table-cell>
          <table:table-cell office:value-type="float" office:value="0" table:formula="msoxl:=CORE_SUPERVISOR!D89" table:style-name="ce1">
            <text:p>0</text:p>
          </table:table-cell>
          <table:table-cell office:value-type="float" office:value="0" table:formula="msoxl:=CORE_SUPERVISOR!E89" table:style-name="ce1">
            <text:p>0</text:p>
          </table:table-cell>
          <table:table-cell office:value-type="float" office:value="0" table:formula="msoxl:=CORE_SUPERVISOR!F89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90" table:style-name="ce1">
            <text:p>0</text:p>
          </table:table-cell>
          <table:table-cell office:value-type="float" office:value="0" table:formula="msoxl:=Project!B90" table:style-name="ce1">
            <text:p>0</text:p>
          </table:table-cell>
          <table:table-cell office:value-type="float" office:value="0" table:formula="msoxl:=Project!C90" table:style-name="ce1">
            <text:p>0</text:p>
          </table:table-cell>
          <table:table-cell office:value-type="float" office:value="0" table:formula="msoxl:='IP@'!A90" table:style-name="ce1">
            <text:p>0</text:p>
          </table:table-cell>
          <table:table-cell office:value-type="float" office:value="0" table:formula="msoxl:='IP@'!B90" table:style-name="ce1">
            <text:p>0</text:p>
          </table:table-cell>
          <table:table-cell office:value-type="float" office:value="0" table:formula="msoxl:='IP@'!C90" table:style-name="ce1">
            <text:p>0</text:p>
          </table:table-cell>
          <table:table-cell office:value-type="float" office:value="0" table:formula="msoxl:=TCP_port!A90" table:style-name="ce1">
            <text:p>0</text:p>
          </table:table-cell>
          <table:table-cell office:value-type="float" office:value="0" table:formula="msoxl:=TCP_port!B90" table:style-name="ce1">
            <text:p>0</text:p>
          </table:table-cell>
          <table:table-cell office:value-type="float" office:value="0" table:formula="msoxl:=TCP_port!C90" table:style-name="ce1">
            <text:p>0</text:p>
          </table:table-cell>
          <table:table-cell office:value-type="float" office:value="0" table:formula="msoxl:=COMMANDER!A90" table:style-name="ce1">
            <text:p>0</text:p>
          </table:table-cell>
          <table:table-cell office:value-type="float" office:value="0" table:formula="msoxl:=COMMANDER!B90" table:style-name="ce1">
            <text:p>0</text:p>
          </table:table-cell>
          <table:table-cell office:value-type="float" office:value="0" table:formula="msoxl:=COMMANDER!C90" table:style-name="ce1">
            <text:p>0</text:p>
          </table:table-cell>
          <table:table-cell office:value-type="float" office:value="0" table:formula="msoxl:=COMMANDER!E90" table:style-name="ce1">
            <text:p>0</text:p>
          </table:table-cell>
          <table:table-cell office:value-type="float" office:value="0" table:formula="msoxl:=COMMANDER!F90" table:style-name="ce1">
            <text:p>0</text:p>
          </table:table-cell>
          <table:table-cell office:value-type="float" office:value="0" table:formula="msoxl:=COMMANDER!G90" table:style-name="ce1">
            <text:p>0</text:p>
          </table:table-cell>
          <table:table-cell office:value-type="float" office:value="0" table:formula="msoxl:=COMMANDER!I90" table:style-name="ce1">
            <text:p>0</text:p>
          </table:table-cell>
          <table:table-cell office:value-type="float" office:value="0" table:formula="msoxl:=COMMANDER!J90" table:style-name="ce1">
            <text:p>0</text:p>
          </table:table-cell>
          <table:table-cell office:value-type="float" office:value="0" table:formula="msoxl:=COMMANDER!K90" table:style-name="ce1">
            <text:p>0</text:p>
          </table:table-cell>
          <table:table-cell office:value-type="float" office:value="0" table:formula="msoxl:=COMMANDER!L90" table:style-name="ce1">
            <text:p>0</text:p>
          </table:table-cell>
          <table:table-cell office:value-type="float" office:value="0" table:formula="msoxl:=COMMANDER!M90" table:style-name="ce1">
            <text:p>0</text:p>
          </table:table-cell>
          <table:table-cell office:value-type="float" office:value="0" table:formula="msoxl:=COMMANDER!N90" table:style-name="ce1">
            <text:p>0</text:p>
          </table:table-cell>
          <table:table-cell office:value-type="float" office:value="0" table:formula="msoxl:=COMMANDER!O90" table:style-name="ce1">
            <text:p>0</text:p>
          </table:table-cell>
          <table:table-cell office:value-type="float" office:value="0" table:formula="msoxl:=COMMANDER!P90" table:style-name="ce1">
            <text:p>0</text:p>
          </table:table-cell>
          <table:table-cell office:value-type="float" office:value="0" table:formula="msoxl:=COMMANDER!Q90" table:style-name="ce1">
            <text:p>0</text:p>
          </table:table-cell>
          <table:table-cell office:value-type="float" office:value="0" table:formula="msoxl:=COMMANDER!R90" table:style-name="ce1">
            <text:p>0</text:p>
          </table:table-cell>
          <table:table-cell office:value-type="float" office:value="0" table:formula="msoxl:=COMMANDER!S90" table:style-name="ce1">
            <text:p>0</text:p>
          </table:table-cell>
          <table:table-cell office:value-type="float" office:value="0" table:formula="msoxl:=COMMANDER!T90" table:style-name="ce1">
            <text:p>0</text:p>
          </table:table-cell>
          <table:table-cell office:value-type="float" office:value="0" table:formula="msoxl:=COMMANDER!U90" table:style-name="ce1">
            <text:p>0</text:p>
          </table:table-cell>
          <table:table-cell office:value-type="float" office:value="0" table:formula="msoxl:=COMMANDER!V90" table:style-name="ce1">
            <text:p>0</text:p>
          </table:table-cell>
          <table:table-cell office:value-type="float" office:value="0" table:formula="msoxl:=COMMANDER!W90" table:style-name="ce1">
            <text:p>0</text:p>
          </table:table-cell>
          <table:table-cell office:value-type="float" office:value="0" table:formula="msoxl:=CORE_MANAGER!A90" table:style-name="ce1">
            <text:p>0</text:p>
          </table:table-cell>
          <table:table-cell office:value-type="float" office:value="0" table:formula="msoxl:=CORE_MANAGER!B90" table:style-name="ce1">
            <text:p>0</text:p>
          </table:table-cell>
          <table:table-cell office:value-type="float" office:value="0" table:formula="msoxl:=CORE_MANAGER!C90" table:style-name="ce1">
            <text:p>0</text:p>
          </table:table-cell>
          <table:table-cell office:value-type="string" office:string-value="F089" table:formula="msoxl:=CORE_MANAGER!D90" table:style-name="ce1">
            <text:p>F089</text:p>
          </table:table-cell>
          <table:table-cell office:value-type="string" office:string-value="LINKS_PARAM_MONITOR POFA PARAMETER TYPE" table:formula="msoxl:=CORE_MANAGER!E90" table:style-name="ce1">
            <text:p>LINKS_PARAM_MONITOR POFA PARAMETER TYPE</text:p>
          </table:table-cell>
          <table:table-cell office:value-type="string" office:string-value="STRING" table:formula="msoxl:=CORE_MANAGER!F90" table:style-name="ce1">
            <text:p>STRING</text:p>
          </table:table-cell>
          <table:table-cell office:value-type="float" office:value="0" table:formula="msoxl:=CORE_SUPERVISOR!A90" table:style-name="ce1">
            <text:p>0</text:p>
          </table:table-cell>
          <table:table-cell office:value-type="float" office:value="0" table:formula="msoxl:=CORE_SUPERVISOR!B90" table:style-name="ce1">
            <text:p>0</text:p>
          </table:table-cell>
          <table:table-cell office:value-type="float" office:value="0" table:formula="msoxl:=CORE_SUPERVISOR!C90" table:style-name="ce1">
            <text:p>0</text:p>
          </table:table-cell>
          <table:table-cell office:value-type="float" office:value="0" table:formula="msoxl:=CORE_SUPERVISOR!D90" table:style-name="ce1">
            <text:p>0</text:p>
          </table:table-cell>
          <table:table-cell office:value-type="float" office:value="0" table:formula="msoxl:=CORE_SUPERVISOR!E90" table:style-name="ce1">
            <text:p>0</text:p>
          </table:table-cell>
          <table:table-cell office:value-type="float" office:value="0" table:formula="msoxl:=CORE_SUPERVISOR!F90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91" table:style-name="ce1">
            <text:p>0</text:p>
          </table:table-cell>
          <table:table-cell office:value-type="float" office:value="0" table:formula="msoxl:=Project!B91" table:style-name="ce1">
            <text:p>0</text:p>
          </table:table-cell>
          <table:table-cell office:value-type="float" office:value="0" table:formula="msoxl:=Project!C91" table:style-name="ce1">
            <text:p>0</text:p>
          </table:table-cell>
          <table:table-cell office:value-type="float" office:value="0" table:formula="msoxl:='IP@'!A91" table:style-name="ce1">
            <text:p>0</text:p>
          </table:table-cell>
          <table:table-cell office:value-type="float" office:value="0" table:formula="msoxl:='IP@'!B91" table:style-name="ce1">
            <text:p>0</text:p>
          </table:table-cell>
          <table:table-cell office:value-type="float" office:value="0" table:formula="msoxl:='IP@'!C91" table:style-name="ce1">
            <text:p>0</text:p>
          </table:table-cell>
          <table:table-cell office:value-type="float" office:value="0" table:formula="msoxl:=TCP_port!A91" table:style-name="ce1">
            <text:p>0</text:p>
          </table:table-cell>
          <table:table-cell office:value-type="float" office:value="0" table:formula="msoxl:=TCP_port!B91" table:style-name="ce1">
            <text:p>0</text:p>
          </table:table-cell>
          <table:table-cell office:value-type="float" office:value="0" table:formula="msoxl:=TCP_port!C91" table:style-name="ce1">
            <text:p>0</text:p>
          </table:table-cell>
          <table:table-cell office:value-type="float" office:value="0" table:formula="msoxl:=COMMANDER!A91" table:style-name="ce1">
            <text:p>0</text:p>
          </table:table-cell>
          <table:table-cell office:value-type="float" office:value="0" table:formula="msoxl:=COMMANDER!B91" table:style-name="ce1">
            <text:p>0</text:p>
          </table:table-cell>
          <table:table-cell office:value-type="float" office:value="0" table:formula="msoxl:=COMMANDER!C91" table:style-name="ce1">
            <text:p>0</text:p>
          </table:table-cell>
          <table:table-cell office:value-type="float" office:value="0" table:formula="msoxl:=COMMANDER!E91" table:style-name="ce1">
            <text:p>0</text:p>
          </table:table-cell>
          <table:table-cell office:value-type="float" office:value="0" table:formula="msoxl:=COMMANDER!F91" table:style-name="ce1">
            <text:p>0</text:p>
          </table:table-cell>
          <table:table-cell office:value-type="float" office:value="0" table:formula="msoxl:=COMMANDER!G91" table:style-name="ce1">
            <text:p>0</text:p>
          </table:table-cell>
          <table:table-cell office:value-type="float" office:value="0" table:formula="msoxl:=COMMANDER!I91" table:style-name="ce1">
            <text:p>0</text:p>
          </table:table-cell>
          <table:table-cell office:value-type="float" office:value="0" table:formula="msoxl:=COMMANDER!J91" table:style-name="ce1">
            <text:p>0</text:p>
          </table:table-cell>
          <table:table-cell office:value-type="float" office:value="0" table:formula="msoxl:=COMMANDER!K91" table:style-name="ce1">
            <text:p>0</text:p>
          </table:table-cell>
          <table:table-cell office:value-type="float" office:value="0" table:formula="msoxl:=COMMANDER!L91" table:style-name="ce1">
            <text:p>0</text:p>
          </table:table-cell>
          <table:table-cell office:value-type="float" office:value="0" table:formula="msoxl:=COMMANDER!M91" table:style-name="ce1">
            <text:p>0</text:p>
          </table:table-cell>
          <table:table-cell office:value-type="float" office:value="0" table:formula="msoxl:=COMMANDER!N91" table:style-name="ce1">
            <text:p>0</text:p>
          </table:table-cell>
          <table:table-cell office:value-type="float" office:value="0" table:formula="msoxl:=COMMANDER!O91" table:style-name="ce1">
            <text:p>0</text:p>
          </table:table-cell>
          <table:table-cell office:value-type="float" office:value="0" table:formula="msoxl:=COMMANDER!P91" table:style-name="ce1">
            <text:p>0</text:p>
          </table:table-cell>
          <table:table-cell office:value-type="float" office:value="0" table:formula="msoxl:=COMMANDER!Q91" table:style-name="ce1">
            <text:p>0</text:p>
          </table:table-cell>
          <table:table-cell office:value-type="float" office:value="0" table:formula="msoxl:=COMMANDER!R91" table:style-name="ce1">
            <text:p>0</text:p>
          </table:table-cell>
          <table:table-cell office:value-type="float" office:value="0" table:formula="msoxl:=COMMANDER!S91" table:style-name="ce1">
            <text:p>0</text:p>
          </table:table-cell>
          <table:table-cell office:value-type="float" office:value="0" table:formula="msoxl:=COMMANDER!T91" table:style-name="ce1">
            <text:p>0</text:p>
          </table:table-cell>
          <table:table-cell office:value-type="float" office:value="0" table:formula="msoxl:=COMMANDER!U91" table:style-name="ce1">
            <text:p>0</text:p>
          </table:table-cell>
          <table:table-cell office:value-type="float" office:value="0" table:formula="msoxl:=COMMANDER!V91" table:style-name="ce1">
            <text:p>0</text:p>
          </table:table-cell>
          <table:table-cell office:value-type="float" office:value="0" table:formula="msoxl:=COMMANDER!W91" table:style-name="ce1">
            <text:p>0</text:p>
          </table:table-cell>
          <table:table-cell office:value-type="float" office:value="0" table:formula="msoxl:=CORE_MANAGER!A91" table:style-name="ce1">
            <text:p>0</text:p>
          </table:table-cell>
          <table:table-cell office:value-type="float" office:value="0" table:formula="msoxl:=CORE_MANAGER!B91" table:style-name="ce1">
            <text:p>0</text:p>
          </table:table-cell>
          <table:table-cell office:value-type="float" office:value="0" table:formula="msoxl:=CORE_MANAGER!C91" table:style-name="ce1">
            <text:p>0</text:p>
          </table:table-cell>
          <table:table-cell office:value-type="string" office:string-value="F090" table:formula="msoxl:=CORE_MANAGER!D91" table:style-name="ce1">
            <text:p>F090</text:p>
          </table:table-cell>
          <table:table-cell office:value-type="string" office:string-value="LINKS_PARAM_MONITOR POFA PARAMETER NAMES" table:formula="msoxl:=CORE_MANAGER!E91" table:style-name="ce1">
            <text:p>LINKS_PARAM_MONITOR POFA PARAMETER NAMES</text:p>
          </table:table-cell>
          <table:table-cell office:value-type="string" office:string-value="NUMBER OF RECEIVED FRAME" table:formula="msoxl:=CORE_MANAGER!F91" table:style-name="ce1">
            <text:p>NUMBER OF RECEIVED FRAME</text:p>
          </table:table-cell>
          <table:table-cell office:value-type="float" office:value="0" table:formula="msoxl:=CORE_SUPERVISOR!A91" table:style-name="ce1">
            <text:p>0</text:p>
          </table:table-cell>
          <table:table-cell office:value-type="float" office:value="0" table:formula="msoxl:=CORE_SUPERVISOR!B91" table:style-name="ce1">
            <text:p>0</text:p>
          </table:table-cell>
          <table:table-cell office:value-type="float" office:value="0" table:formula="msoxl:=CORE_SUPERVISOR!C91" table:style-name="ce1">
            <text:p>0</text:p>
          </table:table-cell>
          <table:table-cell office:value-type="float" office:value="0" table:formula="msoxl:=CORE_SUPERVISOR!D91" table:style-name="ce1">
            <text:p>0</text:p>
          </table:table-cell>
          <table:table-cell office:value-type="float" office:value="0" table:formula="msoxl:=CORE_SUPERVISOR!E91" table:style-name="ce1">
            <text:p>0</text:p>
          </table:table-cell>
          <table:table-cell office:value-type="float" office:value="0" table:formula="msoxl:=CORE_SUPERVISOR!F91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92" table:style-name="ce1">
            <text:p>0</text:p>
          </table:table-cell>
          <table:table-cell office:value-type="float" office:value="0" table:formula="msoxl:=Project!B92" table:style-name="ce1">
            <text:p>0</text:p>
          </table:table-cell>
          <table:table-cell office:value-type="float" office:value="0" table:formula="msoxl:=Project!C92" table:style-name="ce1">
            <text:p>0</text:p>
          </table:table-cell>
          <table:table-cell office:value-type="float" office:value="0" table:formula="msoxl:='IP@'!A92" table:style-name="ce1">
            <text:p>0</text:p>
          </table:table-cell>
          <table:table-cell office:value-type="float" office:value="0" table:formula="msoxl:='IP@'!B92" table:style-name="ce1">
            <text:p>0</text:p>
          </table:table-cell>
          <table:table-cell office:value-type="float" office:value="0" table:formula="msoxl:='IP@'!C92" table:style-name="ce1">
            <text:p>0</text:p>
          </table:table-cell>
          <table:table-cell office:value-type="float" office:value="0" table:formula="msoxl:=TCP_port!A92" table:style-name="ce1">
            <text:p>0</text:p>
          </table:table-cell>
          <table:table-cell office:value-type="float" office:value="0" table:formula="msoxl:=TCP_port!B92" table:style-name="ce1">
            <text:p>0</text:p>
          </table:table-cell>
          <table:table-cell office:value-type="float" office:value="0" table:formula="msoxl:=TCP_port!C92" table:style-name="ce1">
            <text:p>0</text:p>
          </table:table-cell>
          <table:table-cell office:value-type="float" office:value="0" table:formula="msoxl:=COMMANDER!A92" table:style-name="ce1">
            <text:p>0</text:p>
          </table:table-cell>
          <table:table-cell office:value-type="float" office:value="0" table:formula="msoxl:=COMMANDER!B92" table:style-name="ce1">
            <text:p>0</text:p>
          </table:table-cell>
          <table:table-cell office:value-type="float" office:value="0" table:formula="msoxl:=COMMANDER!C92" table:style-name="ce1">
            <text:p>0</text:p>
          </table:table-cell>
          <table:table-cell office:value-type="float" office:value="0" table:formula="msoxl:=COMMANDER!E92" table:style-name="ce1">
            <text:p>0</text:p>
          </table:table-cell>
          <table:table-cell office:value-type="float" office:value="0" table:formula="msoxl:=COMMANDER!F92" table:style-name="ce1">
            <text:p>0</text:p>
          </table:table-cell>
          <table:table-cell office:value-type="float" office:value="0" table:formula="msoxl:=COMMANDER!G92" table:style-name="ce1">
            <text:p>0</text:p>
          </table:table-cell>
          <table:table-cell office:value-type="float" office:value="0" table:formula="msoxl:=COMMANDER!I92" table:style-name="ce1">
            <text:p>0</text:p>
          </table:table-cell>
          <table:table-cell office:value-type="float" office:value="0" table:formula="msoxl:=COMMANDER!J92" table:style-name="ce1">
            <text:p>0</text:p>
          </table:table-cell>
          <table:table-cell office:value-type="float" office:value="0" table:formula="msoxl:=COMMANDER!K92" table:style-name="ce1">
            <text:p>0</text:p>
          </table:table-cell>
          <table:table-cell office:value-type="float" office:value="0" table:formula="msoxl:=COMMANDER!L92" table:style-name="ce1">
            <text:p>0</text:p>
          </table:table-cell>
          <table:table-cell office:value-type="float" office:value="0" table:formula="msoxl:=COMMANDER!M92" table:style-name="ce1">
            <text:p>0</text:p>
          </table:table-cell>
          <table:table-cell office:value-type="float" office:value="0" table:formula="msoxl:=COMMANDER!N92" table:style-name="ce1">
            <text:p>0</text:p>
          </table:table-cell>
          <table:table-cell office:value-type="float" office:value="0" table:formula="msoxl:=COMMANDER!O92" table:style-name="ce1">
            <text:p>0</text:p>
          </table:table-cell>
          <table:table-cell office:value-type="float" office:value="0" table:formula="msoxl:=COMMANDER!P92" table:style-name="ce1">
            <text:p>0</text:p>
          </table:table-cell>
          <table:table-cell office:value-type="float" office:value="0" table:formula="msoxl:=COMMANDER!Q92" table:style-name="ce1">
            <text:p>0</text:p>
          </table:table-cell>
          <table:table-cell office:value-type="float" office:value="0" table:formula="msoxl:=COMMANDER!R92" table:style-name="ce1">
            <text:p>0</text:p>
          </table:table-cell>
          <table:table-cell office:value-type="float" office:value="0" table:formula="msoxl:=COMMANDER!S92" table:style-name="ce1">
            <text:p>0</text:p>
          </table:table-cell>
          <table:table-cell office:value-type="float" office:value="0" table:formula="msoxl:=COMMANDER!T92" table:style-name="ce1">
            <text:p>0</text:p>
          </table:table-cell>
          <table:table-cell office:value-type="float" office:value="0" table:formula="msoxl:=COMMANDER!U92" table:style-name="ce1">
            <text:p>0</text:p>
          </table:table-cell>
          <table:table-cell office:value-type="float" office:value="0" table:formula="msoxl:=COMMANDER!V92" table:style-name="ce1">
            <text:p>0</text:p>
          </table:table-cell>
          <table:table-cell office:value-type="float" office:value="0" table:formula="msoxl:=COMMANDER!W92" table:style-name="ce1">
            <text:p>0</text:p>
          </table:table-cell>
          <table:table-cell office:value-type="float" office:value="0" table:formula="msoxl:=CORE_MANAGER!A92" table:style-name="ce1">
            <text:p>0</text:p>
          </table:table-cell>
          <table:table-cell office:value-type="float" office:value="0" table:formula="msoxl:=CORE_MANAGER!B92" table:style-name="ce1">
            <text:p>0</text:p>
          </table:table-cell>
          <table:table-cell office:value-type="float" office:value="0" table:formula="msoxl:=CORE_MANAGER!C92" table:style-name="ce1">
            <text:p>0</text:p>
          </table:table-cell>
          <table:table-cell office:value-type="string" office:string-value="F091" table:formula="msoxl:=CORE_MANAGER!D92" table:style-name="ce1">
            <text:p>F091</text:p>
          </table:table-cell>
          <table:table-cell office:value-type="string" office:string-value="LINKS_PARAM_MONITOR POFA PARAMETER TYPE" table:formula="msoxl:=CORE_MANAGER!E92" table:style-name="ce1">
            <text:p>LINKS_PARAM_MONITOR POFA PARAMETER TYPE</text:p>
          </table:table-cell>
          <table:table-cell office:value-type="string" office:string-value="STRING" table:formula="msoxl:=CORE_MANAGER!F92" table:style-name="ce1">
            <text:p>STRING</text:p>
          </table:table-cell>
          <table:table-cell office:value-type="float" office:value="0" table:formula="msoxl:=CORE_SUPERVISOR!A92" table:style-name="ce1">
            <text:p>0</text:p>
          </table:table-cell>
          <table:table-cell office:value-type="float" office:value="0" table:formula="msoxl:=CORE_SUPERVISOR!B92" table:style-name="ce1">
            <text:p>0</text:p>
          </table:table-cell>
          <table:table-cell office:value-type="float" office:value="0" table:formula="msoxl:=CORE_SUPERVISOR!C92" table:style-name="ce1">
            <text:p>0</text:p>
          </table:table-cell>
          <table:table-cell office:value-type="float" office:value="0" table:formula="msoxl:=CORE_SUPERVISOR!D92" table:style-name="ce1">
            <text:p>0</text:p>
          </table:table-cell>
          <table:table-cell office:value-type="float" office:value="0" table:formula="msoxl:=CORE_SUPERVISOR!E92" table:style-name="ce1">
            <text:p>0</text:p>
          </table:table-cell>
          <table:table-cell office:value-type="float" office:value="0" table:formula="msoxl:=CORE_SUPERVISOR!F92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93" table:style-name="ce1">
            <text:p>0</text:p>
          </table:table-cell>
          <table:table-cell office:value-type="float" office:value="0" table:formula="msoxl:=Project!B93" table:style-name="ce1">
            <text:p>0</text:p>
          </table:table-cell>
          <table:table-cell office:value-type="float" office:value="0" table:formula="msoxl:=Project!C93" table:style-name="ce1">
            <text:p>0</text:p>
          </table:table-cell>
          <table:table-cell office:value-type="float" office:value="0" table:formula="msoxl:='IP@'!A93" table:style-name="ce1">
            <text:p>0</text:p>
          </table:table-cell>
          <table:table-cell office:value-type="float" office:value="0" table:formula="msoxl:='IP@'!B93" table:style-name="ce1">
            <text:p>0</text:p>
          </table:table-cell>
          <table:table-cell office:value-type="float" office:value="0" table:formula="msoxl:='IP@'!C93" table:style-name="ce1">
            <text:p>0</text:p>
          </table:table-cell>
          <table:table-cell office:value-type="float" office:value="0" table:formula="msoxl:=TCP_port!A93" table:style-name="ce1">
            <text:p>0</text:p>
          </table:table-cell>
          <table:table-cell office:value-type="float" office:value="0" table:formula="msoxl:=TCP_port!B93" table:style-name="ce1">
            <text:p>0</text:p>
          </table:table-cell>
          <table:table-cell office:value-type="float" office:value="0" table:formula="msoxl:=TCP_port!C93" table:style-name="ce1">
            <text:p>0</text:p>
          </table:table-cell>
          <table:table-cell office:value-type="float" office:value="0" table:formula="msoxl:=COMMANDER!A93" table:style-name="ce1">
            <text:p>0</text:p>
          </table:table-cell>
          <table:table-cell office:value-type="float" office:value="0" table:formula="msoxl:=COMMANDER!B93" table:style-name="ce1">
            <text:p>0</text:p>
          </table:table-cell>
          <table:table-cell office:value-type="float" office:value="0" table:formula="msoxl:=COMMANDER!C93" table:style-name="ce1">
            <text:p>0</text:p>
          </table:table-cell>
          <table:table-cell office:value-type="float" office:value="0" table:formula="msoxl:=COMMANDER!E93" table:style-name="ce1">
            <text:p>0</text:p>
          </table:table-cell>
          <table:table-cell office:value-type="float" office:value="0" table:formula="msoxl:=COMMANDER!F93" table:style-name="ce1">
            <text:p>0</text:p>
          </table:table-cell>
          <table:table-cell office:value-type="float" office:value="0" table:formula="msoxl:=COMMANDER!G93" table:style-name="ce1">
            <text:p>0</text:p>
          </table:table-cell>
          <table:table-cell office:value-type="float" office:value="0" table:formula="msoxl:=COMMANDER!I93" table:style-name="ce1">
            <text:p>0</text:p>
          </table:table-cell>
          <table:table-cell office:value-type="float" office:value="0" table:formula="msoxl:=COMMANDER!J93" table:style-name="ce1">
            <text:p>0</text:p>
          </table:table-cell>
          <table:table-cell office:value-type="float" office:value="0" table:formula="msoxl:=COMMANDER!K93" table:style-name="ce1">
            <text:p>0</text:p>
          </table:table-cell>
          <table:table-cell office:value-type="float" office:value="0" table:formula="msoxl:=COMMANDER!L93" table:style-name="ce1">
            <text:p>0</text:p>
          </table:table-cell>
          <table:table-cell office:value-type="float" office:value="0" table:formula="msoxl:=COMMANDER!M93" table:style-name="ce1">
            <text:p>0</text:p>
          </table:table-cell>
          <table:table-cell office:value-type="float" office:value="0" table:formula="msoxl:=COMMANDER!N93" table:style-name="ce1">
            <text:p>0</text:p>
          </table:table-cell>
          <table:table-cell office:value-type="float" office:value="0" table:formula="msoxl:=COMMANDER!O93" table:style-name="ce1">
            <text:p>0</text:p>
          </table:table-cell>
          <table:table-cell office:value-type="float" office:value="0" table:formula="msoxl:=COMMANDER!P93" table:style-name="ce1">
            <text:p>0</text:p>
          </table:table-cell>
          <table:table-cell office:value-type="float" office:value="0" table:formula="msoxl:=COMMANDER!Q93" table:style-name="ce1">
            <text:p>0</text:p>
          </table:table-cell>
          <table:table-cell office:value-type="float" office:value="0" table:formula="msoxl:=COMMANDER!R93" table:style-name="ce1">
            <text:p>0</text:p>
          </table:table-cell>
          <table:table-cell office:value-type="float" office:value="0" table:formula="msoxl:=COMMANDER!S93" table:style-name="ce1">
            <text:p>0</text:p>
          </table:table-cell>
          <table:table-cell office:value-type="float" office:value="0" table:formula="msoxl:=COMMANDER!T93" table:style-name="ce1">
            <text:p>0</text:p>
          </table:table-cell>
          <table:table-cell office:value-type="float" office:value="0" table:formula="msoxl:=COMMANDER!U93" table:style-name="ce1">
            <text:p>0</text:p>
          </table:table-cell>
          <table:table-cell office:value-type="float" office:value="0" table:formula="msoxl:=COMMANDER!V93" table:style-name="ce1">
            <text:p>0</text:p>
          </table:table-cell>
          <table:table-cell office:value-type="float" office:value="0" table:formula="msoxl:=COMMANDER!W93" table:style-name="ce1">
            <text:p>0</text:p>
          </table:table-cell>
          <table:table-cell office:value-type="float" office:value="0" table:formula="msoxl:=CORE_MANAGER!A93" table:style-name="ce1">
            <text:p>0</text:p>
          </table:table-cell>
          <table:table-cell office:value-type="float" office:value="0" table:formula="msoxl:=CORE_MANAGER!B93" table:style-name="ce1">
            <text:p>0</text:p>
          </table:table-cell>
          <table:table-cell office:value-type="float" office:value="0" table:formula="msoxl:=CORE_MANAGER!C93" table:style-name="ce1">
            <text:p>0</text:p>
          </table:table-cell>
          <table:table-cell office:value-type="string" office:string-value="F092" table:formula="msoxl:=CORE_MANAGER!D93" table:style-name="ce1">
            <text:p>F092</text:p>
          </table:table-cell>
          <table:table-cell office:value-type="string" office:string-value="LINKS_PARAM_MONITOR POFA PARAMETER NAMES" table:formula="msoxl:=CORE_MANAGER!E93" table:style-name="ce1">
            <text:p>LINKS_PARAM_MONITOR POFA PARAMETER NAMES</text:p>
          </table:table-cell>
          <table:table-cell office:value-type="string" office:string-value="FRAME ERROR RATE" table:formula="msoxl:=CORE_MANAGER!F93" table:style-name="ce1">
            <text:p>FRAME ERROR RATE</text:p>
          </table:table-cell>
          <table:table-cell office:value-type="float" office:value="0" table:formula="msoxl:=CORE_SUPERVISOR!A93" table:style-name="ce1">
            <text:p>0</text:p>
          </table:table-cell>
          <table:table-cell office:value-type="float" office:value="0" table:formula="msoxl:=CORE_SUPERVISOR!B93" table:style-name="ce1">
            <text:p>0</text:p>
          </table:table-cell>
          <table:table-cell office:value-type="float" office:value="0" table:formula="msoxl:=CORE_SUPERVISOR!C93" table:style-name="ce1">
            <text:p>0</text:p>
          </table:table-cell>
          <table:table-cell office:value-type="float" office:value="0" table:formula="msoxl:=CORE_SUPERVISOR!D93" table:style-name="ce1">
            <text:p>0</text:p>
          </table:table-cell>
          <table:table-cell office:value-type="float" office:value="0" table:formula="msoxl:=CORE_SUPERVISOR!E93" table:style-name="ce1">
            <text:p>0</text:p>
          </table:table-cell>
          <table:table-cell office:value-type="float" office:value="0" table:formula="msoxl:=CORE_SUPERVISOR!F93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94" table:style-name="ce1">
            <text:p>0</text:p>
          </table:table-cell>
          <table:table-cell office:value-type="float" office:value="0" table:formula="msoxl:=Project!B94" table:style-name="ce1">
            <text:p>0</text:p>
          </table:table-cell>
          <table:table-cell office:value-type="float" office:value="0" table:formula="msoxl:=Project!C94" table:style-name="ce1">
            <text:p>0</text:p>
          </table:table-cell>
          <table:table-cell office:value-type="float" office:value="0" table:formula="msoxl:='IP@'!A94" table:style-name="ce1">
            <text:p>0</text:p>
          </table:table-cell>
          <table:table-cell office:value-type="float" office:value="0" table:formula="msoxl:='IP@'!B94" table:style-name="ce1">
            <text:p>0</text:p>
          </table:table-cell>
          <table:table-cell office:value-type="float" office:value="0" table:formula="msoxl:='IP@'!C94" table:style-name="ce1">
            <text:p>0</text:p>
          </table:table-cell>
          <table:table-cell office:value-type="float" office:value="0" table:formula="msoxl:=TCP_port!A94" table:style-name="ce1">
            <text:p>0</text:p>
          </table:table-cell>
          <table:table-cell office:value-type="float" office:value="0" table:formula="msoxl:=TCP_port!B94" table:style-name="ce1">
            <text:p>0</text:p>
          </table:table-cell>
          <table:table-cell office:value-type="float" office:value="0" table:formula="msoxl:=TCP_port!C94" table:style-name="ce1">
            <text:p>0</text:p>
          </table:table-cell>
          <table:table-cell office:value-type="float" office:value="0" table:formula="msoxl:=COMMANDER!A94" table:style-name="ce1">
            <text:p>0</text:p>
          </table:table-cell>
          <table:table-cell office:value-type="float" office:value="0" table:formula="msoxl:=COMMANDER!B94" table:style-name="ce1">
            <text:p>0</text:p>
          </table:table-cell>
          <table:table-cell office:value-type="float" office:value="0" table:formula="msoxl:=COMMANDER!C94" table:style-name="ce1">
            <text:p>0</text:p>
          </table:table-cell>
          <table:table-cell office:value-type="float" office:value="0" table:formula="msoxl:=COMMANDER!E94" table:style-name="ce1">
            <text:p>0</text:p>
          </table:table-cell>
          <table:table-cell office:value-type="float" office:value="0" table:formula="msoxl:=COMMANDER!F94" table:style-name="ce1">
            <text:p>0</text:p>
          </table:table-cell>
          <table:table-cell office:value-type="float" office:value="0" table:formula="msoxl:=COMMANDER!G94" table:style-name="ce1">
            <text:p>0</text:p>
          </table:table-cell>
          <table:table-cell office:value-type="float" office:value="0" table:formula="msoxl:=COMMANDER!I94" table:style-name="ce1">
            <text:p>0</text:p>
          </table:table-cell>
          <table:table-cell office:value-type="float" office:value="0" table:formula="msoxl:=COMMANDER!J94" table:style-name="ce1">
            <text:p>0</text:p>
          </table:table-cell>
          <table:table-cell office:value-type="float" office:value="0" table:formula="msoxl:=COMMANDER!K94" table:style-name="ce1">
            <text:p>0</text:p>
          </table:table-cell>
          <table:table-cell office:value-type="float" office:value="0" table:formula="msoxl:=COMMANDER!L94" table:style-name="ce1">
            <text:p>0</text:p>
          </table:table-cell>
          <table:table-cell office:value-type="float" office:value="0" table:formula="msoxl:=COMMANDER!M94" table:style-name="ce1">
            <text:p>0</text:p>
          </table:table-cell>
          <table:table-cell office:value-type="float" office:value="0" table:formula="msoxl:=COMMANDER!N94" table:style-name="ce1">
            <text:p>0</text:p>
          </table:table-cell>
          <table:table-cell office:value-type="float" office:value="0" table:formula="msoxl:=COMMANDER!O94" table:style-name="ce1">
            <text:p>0</text:p>
          </table:table-cell>
          <table:table-cell office:value-type="float" office:value="0" table:formula="msoxl:=COMMANDER!P94" table:style-name="ce1">
            <text:p>0</text:p>
          </table:table-cell>
          <table:table-cell office:value-type="float" office:value="0" table:formula="msoxl:=COMMANDER!Q94" table:style-name="ce1">
            <text:p>0</text:p>
          </table:table-cell>
          <table:table-cell office:value-type="float" office:value="0" table:formula="msoxl:=COMMANDER!R94" table:style-name="ce1">
            <text:p>0</text:p>
          </table:table-cell>
          <table:table-cell office:value-type="float" office:value="0" table:formula="msoxl:=COMMANDER!S94" table:style-name="ce1">
            <text:p>0</text:p>
          </table:table-cell>
          <table:table-cell office:value-type="float" office:value="0" table:formula="msoxl:=COMMANDER!T94" table:style-name="ce1">
            <text:p>0</text:p>
          </table:table-cell>
          <table:table-cell office:value-type="float" office:value="0" table:formula="msoxl:=COMMANDER!U94" table:style-name="ce1">
            <text:p>0</text:p>
          </table:table-cell>
          <table:table-cell office:value-type="float" office:value="0" table:formula="msoxl:=COMMANDER!V94" table:style-name="ce1">
            <text:p>0</text:p>
          </table:table-cell>
          <table:table-cell office:value-type="float" office:value="0" table:formula="msoxl:=COMMANDER!W94" table:style-name="ce1">
            <text:p>0</text:p>
          </table:table-cell>
          <table:table-cell office:value-type="float" office:value="0" table:formula="msoxl:=CORE_MANAGER!A94" table:style-name="ce1">
            <text:p>0</text:p>
          </table:table-cell>
          <table:table-cell office:value-type="float" office:value="0" table:formula="msoxl:=CORE_MANAGER!B94" table:style-name="ce1">
            <text:p>0</text:p>
          </table:table-cell>
          <table:table-cell office:value-type="float" office:value="0" table:formula="msoxl:=CORE_MANAGER!C94" table:style-name="ce1">
            <text:p>0</text:p>
          </table:table-cell>
          <table:table-cell office:value-type="string" office:string-value="F093" table:formula="msoxl:=CORE_MANAGER!D94" table:style-name="ce1">
            <text:p>F093</text:p>
          </table:table-cell>
          <table:table-cell office:value-type="string" office:string-value="LINKS_PARAM_MONITOR POFA PARAMETER TYPE" table:formula="msoxl:=CORE_MANAGER!E94" table:style-name="ce1">
            <text:p>LINKS_PARAM_MONITOR POFA PARAMETER TYPE</text:p>
          </table:table-cell>
          <table:table-cell office:value-type="string" office:string-value="STRING" table:formula="msoxl:=CORE_MANAGER!F94" table:style-name="ce1">
            <text:p>STRING</text:p>
          </table:table-cell>
          <table:table-cell office:value-type="float" office:value="0" table:formula="msoxl:=CORE_SUPERVISOR!A94" table:style-name="ce1">
            <text:p>0</text:p>
          </table:table-cell>
          <table:table-cell office:value-type="float" office:value="0" table:formula="msoxl:=CORE_SUPERVISOR!B94" table:style-name="ce1">
            <text:p>0</text:p>
          </table:table-cell>
          <table:table-cell office:value-type="float" office:value="0" table:formula="msoxl:=CORE_SUPERVISOR!C94" table:style-name="ce1">
            <text:p>0</text:p>
          </table:table-cell>
          <table:table-cell office:value-type="float" office:value="0" table:formula="msoxl:=CORE_SUPERVISOR!D94" table:style-name="ce1">
            <text:p>0</text:p>
          </table:table-cell>
          <table:table-cell office:value-type="float" office:value="0" table:formula="msoxl:=CORE_SUPERVISOR!E94" table:style-name="ce1">
            <text:p>0</text:p>
          </table:table-cell>
          <table:table-cell office:value-type="float" office:value="0" table:formula="msoxl:=CORE_SUPERVISOR!F94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95" table:style-name="ce1">
            <text:p>0</text:p>
          </table:table-cell>
          <table:table-cell office:value-type="float" office:value="0" table:formula="msoxl:=Project!B95" table:style-name="ce1">
            <text:p>0</text:p>
          </table:table-cell>
          <table:table-cell office:value-type="float" office:value="0" table:formula="msoxl:=Project!C95" table:style-name="ce1">
            <text:p>0</text:p>
          </table:table-cell>
          <table:table-cell office:value-type="float" office:value="0" table:formula="msoxl:='IP@'!A95" table:style-name="ce1">
            <text:p>0</text:p>
          </table:table-cell>
          <table:table-cell office:value-type="float" office:value="0" table:formula="msoxl:='IP@'!B95" table:style-name="ce1">
            <text:p>0</text:p>
          </table:table-cell>
          <table:table-cell office:value-type="float" office:value="0" table:formula="msoxl:='IP@'!C95" table:style-name="ce1">
            <text:p>0</text:p>
          </table:table-cell>
          <table:table-cell office:value-type="float" office:value="0" table:formula="msoxl:=TCP_port!A95" table:style-name="ce1">
            <text:p>0</text:p>
          </table:table-cell>
          <table:table-cell office:value-type="float" office:value="0" table:formula="msoxl:=TCP_port!B95" table:style-name="ce1">
            <text:p>0</text:p>
          </table:table-cell>
          <table:table-cell office:value-type="float" office:value="0" table:formula="msoxl:=TCP_port!C95" table:style-name="ce1">
            <text:p>0</text:p>
          </table:table-cell>
          <table:table-cell office:value-type="float" office:value="0" table:formula="msoxl:=COMMANDER!A95" table:style-name="ce1">
            <text:p>0</text:p>
          </table:table-cell>
          <table:table-cell office:value-type="float" office:value="0" table:formula="msoxl:=COMMANDER!B95" table:style-name="ce1">
            <text:p>0</text:p>
          </table:table-cell>
          <table:table-cell office:value-type="float" office:value="0" table:formula="msoxl:=COMMANDER!C95" table:style-name="ce1">
            <text:p>0</text:p>
          </table:table-cell>
          <table:table-cell office:value-type="float" office:value="0" table:formula="msoxl:=COMMANDER!E95" table:style-name="ce1">
            <text:p>0</text:p>
          </table:table-cell>
          <table:table-cell office:value-type="float" office:value="0" table:formula="msoxl:=COMMANDER!F95" table:style-name="ce1">
            <text:p>0</text:p>
          </table:table-cell>
          <table:table-cell office:value-type="float" office:value="0" table:formula="msoxl:=COMMANDER!G95" table:style-name="ce1">
            <text:p>0</text:p>
          </table:table-cell>
          <table:table-cell office:value-type="float" office:value="0" table:formula="msoxl:=COMMANDER!I95" table:style-name="ce1">
            <text:p>0</text:p>
          </table:table-cell>
          <table:table-cell office:value-type="float" office:value="0" table:formula="msoxl:=COMMANDER!J95" table:style-name="ce1">
            <text:p>0</text:p>
          </table:table-cell>
          <table:table-cell office:value-type="float" office:value="0" table:formula="msoxl:=COMMANDER!K95" table:style-name="ce1">
            <text:p>0</text:p>
          </table:table-cell>
          <table:table-cell office:value-type="float" office:value="0" table:formula="msoxl:=COMMANDER!L95" table:style-name="ce1">
            <text:p>0</text:p>
          </table:table-cell>
          <table:table-cell office:value-type="float" office:value="0" table:formula="msoxl:=COMMANDER!M95" table:style-name="ce1">
            <text:p>0</text:p>
          </table:table-cell>
          <table:table-cell office:value-type="float" office:value="0" table:formula="msoxl:=COMMANDER!N95" table:style-name="ce1">
            <text:p>0</text:p>
          </table:table-cell>
          <table:table-cell office:value-type="float" office:value="0" table:formula="msoxl:=COMMANDER!O95" table:style-name="ce1">
            <text:p>0</text:p>
          </table:table-cell>
          <table:table-cell office:value-type="float" office:value="0" table:formula="msoxl:=COMMANDER!P95" table:style-name="ce1">
            <text:p>0</text:p>
          </table:table-cell>
          <table:table-cell office:value-type="float" office:value="0" table:formula="msoxl:=COMMANDER!Q95" table:style-name="ce1">
            <text:p>0</text:p>
          </table:table-cell>
          <table:table-cell office:value-type="float" office:value="0" table:formula="msoxl:=COMMANDER!R95" table:style-name="ce1">
            <text:p>0</text:p>
          </table:table-cell>
          <table:table-cell office:value-type="float" office:value="0" table:formula="msoxl:=COMMANDER!S95" table:style-name="ce1">
            <text:p>0</text:p>
          </table:table-cell>
          <table:table-cell office:value-type="float" office:value="0" table:formula="msoxl:=COMMANDER!T95" table:style-name="ce1">
            <text:p>0</text:p>
          </table:table-cell>
          <table:table-cell office:value-type="float" office:value="0" table:formula="msoxl:=COMMANDER!U95" table:style-name="ce1">
            <text:p>0</text:p>
          </table:table-cell>
          <table:table-cell office:value-type="float" office:value="0" table:formula="msoxl:=COMMANDER!V95" table:style-name="ce1">
            <text:p>0</text:p>
          </table:table-cell>
          <table:table-cell office:value-type="float" office:value="0" table:formula="msoxl:=COMMANDER!W95" table:style-name="ce1">
            <text:p>0</text:p>
          </table:table-cell>
          <table:table-cell office:value-type="float" office:value="0" table:formula="msoxl:=CORE_MANAGER!A95" table:style-name="ce1">
            <text:p>0</text:p>
          </table:table-cell>
          <table:table-cell office:value-type="float" office:value="0" table:formula="msoxl:=CORE_MANAGER!B95" table:style-name="ce1">
            <text:p>0</text:p>
          </table:table-cell>
          <table:table-cell office:value-type="float" office:value="0" table:formula="msoxl:=CORE_MANAGER!C95" table:style-name="ce1">
            <text:p>0</text:p>
          </table:table-cell>
          <table:table-cell office:value-type="string" office:string-value="F094" table:formula="msoxl:=CORE_MANAGER!D95" table:style-name="ce1">
            <text:p>F094</text:p>
          </table:table-cell>
          <table:table-cell office:value-type="string" office:string-value="LINKS_RESOURCE_LINK NAME" table:formula="msoxl:=CORE_MANAGER!E95" table:style-name="ce1">
            <text:p>LINKS_RESOURCE_LINK NAME</text:p>
          </table:table-cell>
          <table:table-cell office:value-type="string" office:string-value="L11" table:formula="msoxl:=CORE_MANAGER!F95" table:style-name="ce1">
            <text:p>L11</text:p>
          </table:table-cell>
          <table:table-cell office:value-type="float" office:value="0" table:formula="msoxl:=CORE_SUPERVISOR!A95" table:style-name="ce1">
            <text:p>0</text:p>
          </table:table-cell>
          <table:table-cell office:value-type="float" office:value="0" table:formula="msoxl:=CORE_SUPERVISOR!B95" table:style-name="ce1">
            <text:p>0</text:p>
          </table:table-cell>
          <table:table-cell office:value-type="float" office:value="0" table:formula="msoxl:=CORE_SUPERVISOR!C95" table:style-name="ce1">
            <text:p>0</text:p>
          </table:table-cell>
          <table:table-cell office:value-type="float" office:value="0" table:formula="msoxl:=CORE_SUPERVISOR!D95" table:style-name="ce1">
            <text:p>0</text:p>
          </table:table-cell>
          <table:table-cell office:value-type="float" office:value="0" table:formula="msoxl:=CORE_SUPERVISOR!E95" table:style-name="ce1">
            <text:p>0</text:p>
          </table:table-cell>
          <table:table-cell office:value-type="float" office:value="0" table:formula="msoxl:=CORE_SUPERVISOR!F95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96" table:style-name="ce1">
            <text:p>0</text:p>
          </table:table-cell>
          <table:table-cell office:value-type="float" office:value="0" table:formula="msoxl:=Project!B96" table:style-name="ce1">
            <text:p>0</text:p>
          </table:table-cell>
          <table:table-cell office:value-type="float" office:value="0" table:formula="msoxl:=Project!C96" table:style-name="ce1">
            <text:p>0</text:p>
          </table:table-cell>
          <table:table-cell office:value-type="float" office:value="0" table:formula="msoxl:='IP@'!A96" table:style-name="ce1">
            <text:p>0</text:p>
          </table:table-cell>
          <table:table-cell office:value-type="float" office:value="0" table:formula="msoxl:='IP@'!B96" table:style-name="ce1">
            <text:p>0</text:p>
          </table:table-cell>
          <table:table-cell office:value-type="float" office:value="0" table:formula="msoxl:='IP@'!C96" table:style-name="ce1">
            <text:p>0</text:p>
          </table:table-cell>
          <table:table-cell office:value-type="float" office:value="0" table:formula="msoxl:=TCP_port!A96" table:style-name="ce1">
            <text:p>0</text:p>
          </table:table-cell>
          <table:table-cell office:value-type="float" office:value="0" table:formula="msoxl:=TCP_port!B96" table:style-name="ce1">
            <text:p>0</text:p>
          </table:table-cell>
          <table:table-cell office:value-type="float" office:value="0" table:formula="msoxl:=TCP_port!C96" table:style-name="ce1">
            <text:p>0</text:p>
          </table:table-cell>
          <table:table-cell office:value-type="float" office:value="0" table:formula="msoxl:=COMMANDER!A96" table:style-name="ce1">
            <text:p>0</text:p>
          </table:table-cell>
          <table:table-cell office:value-type="float" office:value="0" table:formula="msoxl:=COMMANDER!B96" table:style-name="ce1">
            <text:p>0</text:p>
          </table:table-cell>
          <table:table-cell office:value-type="float" office:value="0" table:formula="msoxl:=COMMANDER!C96" table:style-name="ce1">
            <text:p>0</text:p>
          </table:table-cell>
          <table:table-cell office:value-type="float" office:value="0" table:formula="msoxl:=COMMANDER!E96" table:style-name="ce1">
            <text:p>0</text:p>
          </table:table-cell>
          <table:table-cell office:value-type="float" office:value="0" table:formula="msoxl:=COMMANDER!F96" table:style-name="ce1">
            <text:p>0</text:p>
          </table:table-cell>
          <table:table-cell office:value-type="float" office:value="0" table:formula="msoxl:=COMMANDER!G96" table:style-name="ce1">
            <text:p>0</text:p>
          </table:table-cell>
          <table:table-cell office:value-type="float" office:value="0" table:formula="msoxl:=COMMANDER!I96" table:style-name="ce1">
            <text:p>0</text:p>
          </table:table-cell>
          <table:table-cell office:value-type="float" office:value="0" table:formula="msoxl:=COMMANDER!J96" table:style-name="ce1">
            <text:p>0</text:p>
          </table:table-cell>
          <table:table-cell office:value-type="float" office:value="0" table:formula="msoxl:=COMMANDER!K96" table:style-name="ce1">
            <text:p>0</text:p>
          </table:table-cell>
          <table:table-cell office:value-type="float" office:value="0" table:formula="msoxl:=COMMANDER!L96" table:style-name="ce1">
            <text:p>0</text:p>
          </table:table-cell>
          <table:table-cell office:value-type="float" office:value="0" table:formula="msoxl:=COMMANDER!M96" table:style-name="ce1">
            <text:p>0</text:p>
          </table:table-cell>
          <table:table-cell office:value-type="float" office:value="0" table:formula="msoxl:=COMMANDER!N96" table:style-name="ce1">
            <text:p>0</text:p>
          </table:table-cell>
          <table:table-cell office:value-type="float" office:value="0" table:formula="msoxl:=COMMANDER!O96" table:style-name="ce1">
            <text:p>0</text:p>
          </table:table-cell>
          <table:table-cell office:value-type="float" office:value="0" table:formula="msoxl:=COMMANDER!P96" table:style-name="ce1">
            <text:p>0</text:p>
          </table:table-cell>
          <table:table-cell office:value-type="float" office:value="0" table:formula="msoxl:=COMMANDER!Q96" table:style-name="ce1">
            <text:p>0</text:p>
          </table:table-cell>
          <table:table-cell office:value-type="float" office:value="0" table:formula="msoxl:=COMMANDER!R96" table:style-name="ce1">
            <text:p>0</text:p>
          </table:table-cell>
          <table:table-cell office:value-type="float" office:value="0" table:formula="msoxl:=COMMANDER!S96" table:style-name="ce1">
            <text:p>0</text:p>
          </table:table-cell>
          <table:table-cell office:value-type="float" office:value="0" table:formula="msoxl:=COMMANDER!T96" table:style-name="ce1">
            <text:p>0</text:p>
          </table:table-cell>
          <table:table-cell office:value-type="float" office:value="0" table:formula="msoxl:=COMMANDER!U96" table:style-name="ce1">
            <text:p>0</text:p>
          </table:table-cell>
          <table:table-cell office:value-type="float" office:value="0" table:formula="msoxl:=COMMANDER!V96" table:style-name="ce1">
            <text:p>0</text:p>
          </table:table-cell>
          <table:table-cell office:value-type="float" office:value="0" table:formula="msoxl:=COMMANDER!W96" table:style-name="ce1">
            <text:p>0</text:p>
          </table:table-cell>
          <table:table-cell office:value-type="float" office:value="0" table:formula="msoxl:=CORE_MANAGER!A96" table:style-name="ce1">
            <text:p>0</text:p>
          </table:table-cell>
          <table:table-cell office:value-type="float" office:value="0" table:formula="msoxl:=CORE_MANAGER!B96" table:style-name="ce1">
            <text:p>0</text:p>
          </table:table-cell>
          <table:table-cell office:value-type="float" office:value="0" table:formula="msoxl:=CORE_MANAGER!C96" table:style-name="ce1">
            <text:p>0</text:p>
          </table:table-cell>
          <table:table-cell office:value-type="string" office:string-value="F095" table:formula="msoxl:=CORE_MANAGER!D96" table:style-name="ce1">
            <text:p>F095</text:p>
          </table:table-cell>
          <table:table-cell office:value-type="string" office:string-value="LINKS_RESOURCE_RESOURCE NAME" table:formula="msoxl:=CORE_MANAGER!E96" table:style-name="ce1">
            <text:p>LINKS_RESOURCE_RESOURCE NAME</text:p>
          </table:table-cell>
          <table:table-cell office:value-type="string" office:string-value="L11_MODEM" table:formula="msoxl:=CORE_MANAGER!F96" table:style-name="ce1">
            <text:p>L11_MODEM</text:p>
          </table:table-cell>
          <table:table-cell office:value-type="float" office:value="0" table:formula="msoxl:=CORE_SUPERVISOR!A96" table:style-name="ce1">
            <text:p>0</text:p>
          </table:table-cell>
          <table:table-cell office:value-type="float" office:value="0" table:formula="msoxl:=CORE_SUPERVISOR!B96" table:style-name="ce1">
            <text:p>0</text:p>
          </table:table-cell>
          <table:table-cell office:value-type="float" office:value="0" table:formula="msoxl:=CORE_SUPERVISOR!C96" table:style-name="ce1">
            <text:p>0</text:p>
          </table:table-cell>
          <table:table-cell office:value-type="float" office:value="0" table:formula="msoxl:=CORE_SUPERVISOR!D96" table:style-name="ce1">
            <text:p>0</text:p>
          </table:table-cell>
          <table:table-cell office:value-type="float" office:value="0" table:formula="msoxl:=CORE_SUPERVISOR!E96" table:style-name="ce1">
            <text:p>0</text:p>
          </table:table-cell>
          <table:table-cell office:value-type="float" office:value="0" table:formula="msoxl:=CORE_SUPERVISOR!F96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97" table:style-name="ce1">
            <text:p>0</text:p>
          </table:table-cell>
          <table:table-cell office:value-type="float" office:value="0" table:formula="msoxl:=Project!B97" table:style-name="ce1">
            <text:p>0</text:p>
          </table:table-cell>
          <table:table-cell office:value-type="float" office:value="0" table:formula="msoxl:=Project!C97" table:style-name="ce1">
            <text:p>0</text:p>
          </table:table-cell>
          <table:table-cell office:value-type="float" office:value="0" table:formula="msoxl:='IP@'!A97" table:style-name="ce1">
            <text:p>0</text:p>
          </table:table-cell>
          <table:table-cell office:value-type="float" office:value="0" table:formula="msoxl:='IP@'!B97" table:style-name="ce1">
            <text:p>0</text:p>
          </table:table-cell>
          <table:table-cell office:value-type="float" office:value="0" table:formula="msoxl:='IP@'!C97" table:style-name="ce1">
            <text:p>0</text:p>
          </table:table-cell>
          <table:table-cell office:value-type="float" office:value="0" table:formula="msoxl:=TCP_port!A97" table:style-name="ce1">
            <text:p>0</text:p>
          </table:table-cell>
          <table:table-cell office:value-type="float" office:value="0" table:formula="msoxl:=TCP_port!B97" table:style-name="ce1">
            <text:p>0</text:p>
          </table:table-cell>
          <table:table-cell office:value-type="float" office:value="0" table:formula="msoxl:=TCP_port!C97" table:style-name="ce1">
            <text:p>0</text:p>
          </table:table-cell>
          <table:table-cell office:value-type="float" office:value="0" table:formula="msoxl:=COMMANDER!A97" table:style-name="ce1">
            <text:p>0</text:p>
          </table:table-cell>
          <table:table-cell office:value-type="float" office:value="0" table:formula="msoxl:=COMMANDER!B97" table:style-name="ce1">
            <text:p>0</text:p>
          </table:table-cell>
          <table:table-cell office:value-type="float" office:value="0" table:formula="msoxl:=COMMANDER!C97" table:style-name="ce1">
            <text:p>0</text:p>
          </table:table-cell>
          <table:table-cell office:value-type="float" office:value="0" table:formula="msoxl:=COMMANDER!E97" table:style-name="ce1">
            <text:p>0</text:p>
          </table:table-cell>
          <table:table-cell office:value-type="float" office:value="0" table:formula="msoxl:=COMMANDER!F97" table:style-name="ce1">
            <text:p>0</text:p>
          </table:table-cell>
          <table:table-cell office:value-type="float" office:value="0" table:formula="msoxl:=COMMANDER!G97" table:style-name="ce1">
            <text:p>0</text:p>
          </table:table-cell>
          <table:table-cell office:value-type="float" office:value="0" table:formula="msoxl:=COMMANDER!I97" table:style-name="ce1">
            <text:p>0</text:p>
          </table:table-cell>
          <table:table-cell office:value-type="float" office:value="0" table:formula="msoxl:=COMMANDER!J97" table:style-name="ce1">
            <text:p>0</text:p>
          </table:table-cell>
          <table:table-cell office:value-type="float" office:value="0" table:formula="msoxl:=COMMANDER!K97" table:style-name="ce1">
            <text:p>0</text:p>
          </table:table-cell>
          <table:table-cell office:value-type="float" office:value="0" table:formula="msoxl:=COMMANDER!L97" table:style-name="ce1">
            <text:p>0</text:p>
          </table:table-cell>
          <table:table-cell office:value-type="float" office:value="0" table:formula="msoxl:=COMMANDER!M97" table:style-name="ce1">
            <text:p>0</text:p>
          </table:table-cell>
          <table:table-cell office:value-type="float" office:value="0" table:formula="msoxl:=COMMANDER!N97" table:style-name="ce1">
            <text:p>0</text:p>
          </table:table-cell>
          <table:table-cell office:value-type="float" office:value="0" table:formula="msoxl:=COMMANDER!O97" table:style-name="ce1">
            <text:p>0</text:p>
          </table:table-cell>
          <table:table-cell office:value-type="float" office:value="0" table:formula="msoxl:=COMMANDER!P97" table:style-name="ce1">
            <text:p>0</text:p>
          </table:table-cell>
          <table:table-cell office:value-type="float" office:value="0" table:formula="msoxl:=COMMANDER!Q97" table:style-name="ce1">
            <text:p>0</text:p>
          </table:table-cell>
          <table:table-cell office:value-type="float" office:value="0" table:formula="msoxl:=COMMANDER!R97" table:style-name="ce1">
            <text:p>0</text:p>
          </table:table-cell>
          <table:table-cell office:value-type="float" office:value="0" table:formula="msoxl:=COMMANDER!S97" table:style-name="ce1">
            <text:p>0</text:p>
          </table:table-cell>
          <table:table-cell office:value-type="float" office:value="0" table:formula="msoxl:=COMMANDER!T97" table:style-name="ce1">
            <text:p>0</text:p>
          </table:table-cell>
          <table:table-cell office:value-type="float" office:value="0" table:formula="msoxl:=COMMANDER!U97" table:style-name="ce1">
            <text:p>0</text:p>
          </table:table-cell>
          <table:table-cell office:value-type="float" office:value="0" table:formula="msoxl:=COMMANDER!V97" table:style-name="ce1">
            <text:p>0</text:p>
          </table:table-cell>
          <table:table-cell office:value-type="float" office:value="0" table:formula="msoxl:=COMMANDER!W97" table:style-name="ce1">
            <text:p>0</text:p>
          </table:table-cell>
          <table:table-cell office:value-type="float" office:value="0" table:formula="msoxl:=CORE_MANAGER!A97" table:style-name="ce1">
            <text:p>0</text:p>
          </table:table-cell>
          <table:table-cell office:value-type="float" office:value="0" table:formula="msoxl:=CORE_MANAGER!B97" table:style-name="ce1">
            <text:p>0</text:p>
          </table:table-cell>
          <table:table-cell office:value-type="float" office:value="0" table:formula="msoxl:=CORE_MANAGER!C97" table:style-name="ce1">
            <text:p>0</text:p>
          </table:table-cell>
          <table:table-cell office:value-type="string" office:string-value="F096" table:formula="msoxl:=CORE_MANAGER!D97" table:style-name="ce1">
            <text:p>F096</text:p>
          </table:table-cell>
          <table:table-cell office:value-type="string" office:string-value="LINKS_RESOURCE_RESOURCE NB_PER_ROUTE" table:formula="msoxl:=CORE_MANAGER!E97" table:style-name="ce1">
            <text:p>LINKS_RESOURCE_RESOURCE NB_PER_ROUTE</text:p>
          </table:table-cell>
          <table:table-cell office:value-type="float" office:value="1" table:formula="msoxl:=CORE_MANAGER!F97" table:style-name="ce1">
            <text:p>1</text:p>
          </table:table-cell>
          <table:table-cell office:value-type="float" office:value="0" table:formula="msoxl:=CORE_SUPERVISOR!A97" table:style-name="ce1">
            <text:p>0</text:p>
          </table:table-cell>
          <table:table-cell office:value-type="float" office:value="0" table:formula="msoxl:=CORE_SUPERVISOR!B97" table:style-name="ce1">
            <text:p>0</text:p>
          </table:table-cell>
          <table:table-cell office:value-type="float" office:value="0" table:formula="msoxl:=CORE_SUPERVISOR!C97" table:style-name="ce1">
            <text:p>0</text:p>
          </table:table-cell>
          <table:table-cell office:value-type="float" office:value="0" table:formula="msoxl:=CORE_SUPERVISOR!D97" table:style-name="ce1">
            <text:p>0</text:p>
          </table:table-cell>
          <table:table-cell office:value-type="float" office:value="0" table:formula="msoxl:=CORE_SUPERVISOR!E97" table:style-name="ce1">
            <text:p>0</text:p>
          </table:table-cell>
          <table:table-cell office:value-type="float" office:value="0" table:formula="msoxl:=CORE_SUPERVISOR!F97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98" table:style-name="ce1">
            <text:p>0</text:p>
          </table:table-cell>
          <table:table-cell office:value-type="float" office:value="0" table:formula="msoxl:=Project!B98" table:style-name="ce1">
            <text:p>0</text:p>
          </table:table-cell>
          <table:table-cell office:value-type="float" office:value="0" table:formula="msoxl:=Project!C98" table:style-name="ce1">
            <text:p>0</text:p>
          </table:table-cell>
          <table:table-cell office:value-type="float" office:value="0" table:formula="msoxl:='IP@'!A98" table:style-name="ce1">
            <text:p>0</text:p>
          </table:table-cell>
          <table:table-cell office:value-type="float" office:value="0" table:formula="msoxl:='IP@'!B98" table:style-name="ce1">
            <text:p>0</text:p>
          </table:table-cell>
          <table:table-cell office:value-type="float" office:value="0" table:formula="msoxl:='IP@'!C98" table:style-name="ce1">
            <text:p>0</text:p>
          </table:table-cell>
          <table:table-cell office:value-type="float" office:value="0" table:formula="msoxl:=TCP_port!A98" table:style-name="ce1">
            <text:p>0</text:p>
          </table:table-cell>
          <table:table-cell office:value-type="float" office:value="0" table:formula="msoxl:=TCP_port!B98" table:style-name="ce1">
            <text:p>0</text:p>
          </table:table-cell>
          <table:table-cell office:value-type="float" office:value="0" table:formula="msoxl:=TCP_port!C98" table:style-name="ce1">
            <text:p>0</text:p>
          </table:table-cell>
          <table:table-cell office:value-type="float" office:value="0" table:formula="msoxl:=COMMANDER!A98" table:style-name="ce1">
            <text:p>0</text:p>
          </table:table-cell>
          <table:table-cell office:value-type="float" office:value="0" table:formula="msoxl:=COMMANDER!B98" table:style-name="ce1">
            <text:p>0</text:p>
          </table:table-cell>
          <table:table-cell office:value-type="float" office:value="0" table:formula="msoxl:=COMMANDER!C98" table:style-name="ce1">
            <text:p>0</text:p>
          </table:table-cell>
          <table:table-cell office:value-type="float" office:value="0" table:formula="msoxl:=COMMANDER!E98" table:style-name="ce1">
            <text:p>0</text:p>
          </table:table-cell>
          <table:table-cell office:value-type="float" office:value="0" table:formula="msoxl:=COMMANDER!F98" table:style-name="ce1">
            <text:p>0</text:p>
          </table:table-cell>
          <table:table-cell office:value-type="float" office:value="0" table:formula="msoxl:=COMMANDER!G98" table:style-name="ce1">
            <text:p>0</text:p>
          </table:table-cell>
          <table:table-cell office:value-type="float" office:value="0" table:formula="msoxl:=COMMANDER!I98" table:style-name="ce1">
            <text:p>0</text:p>
          </table:table-cell>
          <table:table-cell office:value-type="float" office:value="0" table:formula="msoxl:=COMMANDER!J98" table:style-name="ce1">
            <text:p>0</text:p>
          </table:table-cell>
          <table:table-cell office:value-type="float" office:value="0" table:formula="msoxl:=COMMANDER!K98" table:style-name="ce1">
            <text:p>0</text:p>
          </table:table-cell>
          <table:table-cell office:value-type="float" office:value="0" table:formula="msoxl:=COMMANDER!L98" table:style-name="ce1">
            <text:p>0</text:p>
          </table:table-cell>
          <table:table-cell office:value-type="float" office:value="0" table:formula="msoxl:=COMMANDER!M98" table:style-name="ce1">
            <text:p>0</text:p>
          </table:table-cell>
          <table:table-cell office:value-type="float" office:value="0" table:formula="msoxl:=COMMANDER!N98" table:style-name="ce1">
            <text:p>0</text:p>
          </table:table-cell>
          <table:table-cell office:value-type="float" office:value="0" table:formula="msoxl:=COMMANDER!O98" table:style-name="ce1">
            <text:p>0</text:p>
          </table:table-cell>
          <table:table-cell office:value-type="float" office:value="0" table:formula="msoxl:=COMMANDER!P98" table:style-name="ce1">
            <text:p>0</text:p>
          </table:table-cell>
          <table:table-cell office:value-type="float" office:value="0" table:formula="msoxl:=COMMANDER!Q98" table:style-name="ce1">
            <text:p>0</text:p>
          </table:table-cell>
          <table:table-cell office:value-type="float" office:value="0" table:formula="msoxl:=COMMANDER!R98" table:style-name="ce1">
            <text:p>0</text:p>
          </table:table-cell>
          <table:table-cell office:value-type="float" office:value="0" table:formula="msoxl:=COMMANDER!S98" table:style-name="ce1">
            <text:p>0</text:p>
          </table:table-cell>
          <table:table-cell office:value-type="float" office:value="0" table:formula="msoxl:=COMMANDER!T98" table:style-name="ce1">
            <text:p>0</text:p>
          </table:table-cell>
          <table:table-cell office:value-type="float" office:value="0" table:formula="msoxl:=COMMANDER!U98" table:style-name="ce1">
            <text:p>0</text:p>
          </table:table-cell>
          <table:table-cell office:value-type="float" office:value="0" table:formula="msoxl:=COMMANDER!V98" table:style-name="ce1">
            <text:p>0</text:p>
          </table:table-cell>
          <table:table-cell office:value-type="float" office:value="0" table:formula="msoxl:=COMMANDER!W98" table:style-name="ce1">
            <text:p>0</text:p>
          </table:table-cell>
          <table:table-cell office:value-type="float" office:value="0" table:formula="msoxl:=CORE_MANAGER!A98" table:style-name="ce1">
            <text:p>0</text:p>
          </table:table-cell>
          <table:table-cell office:value-type="float" office:value="0" table:formula="msoxl:=CORE_MANAGER!B98" table:style-name="ce1">
            <text:p>0</text:p>
          </table:table-cell>
          <table:table-cell office:value-type="float" office:value="0" table:formula="msoxl:=CORE_MANAGER!C98" table:style-name="ce1">
            <text:p>0</text:p>
          </table:table-cell>
          <table:table-cell office:value-type="float" office:value="0" table:formula="msoxl:=CORE_MANAGER!D98" table:style-name="ce1">
            <text:p>0</text:p>
          </table:table-cell>
          <table:table-cell office:value-type="float" office:value="0" table:formula="msoxl:=CORE_MANAGER!E98" table:style-name="ce1">
            <text:p>0</text:p>
          </table:table-cell>
          <table:table-cell office:value-type="float" office:value="0" table:formula="msoxl:=CORE_MANAGER!F98" table:style-name="ce1">
            <text:p>0</text:p>
          </table:table-cell>
          <table:table-cell office:value-type="float" office:value="0" table:formula="msoxl:=CORE_SUPERVISOR!A98" table:style-name="ce1">
            <text:p>0</text:p>
          </table:table-cell>
          <table:table-cell office:value-type="float" office:value="0" table:formula="msoxl:=CORE_SUPERVISOR!B98" table:style-name="ce1">
            <text:p>0</text:p>
          </table:table-cell>
          <table:table-cell office:value-type="float" office:value="0" table:formula="msoxl:=CORE_SUPERVISOR!C98" table:style-name="ce1">
            <text:p>0</text:p>
          </table:table-cell>
          <table:table-cell office:value-type="float" office:value="0" table:formula="msoxl:=CORE_SUPERVISOR!D98" table:style-name="ce1">
            <text:p>0</text:p>
          </table:table-cell>
          <table:table-cell office:value-type="float" office:value="0" table:formula="msoxl:=CORE_SUPERVISOR!E98" table:style-name="ce1">
            <text:p>0</text:p>
          </table:table-cell>
          <table:table-cell office:value-type="float" office:value="0" table:formula="msoxl:=CORE_SUPERVISOR!F98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99" table:style-name="ce1">
            <text:p>0</text:p>
          </table:table-cell>
          <table:table-cell office:value-type="float" office:value="0" table:formula="msoxl:=Project!B99" table:style-name="ce1">
            <text:p>0</text:p>
          </table:table-cell>
          <table:table-cell office:value-type="float" office:value="0" table:formula="msoxl:=Project!C99" table:style-name="ce1">
            <text:p>0</text:p>
          </table:table-cell>
          <table:table-cell office:value-type="float" office:value="0" table:formula="msoxl:='IP@'!A99" table:style-name="ce1">
            <text:p>0</text:p>
          </table:table-cell>
          <table:table-cell office:value-type="float" office:value="0" table:formula="msoxl:='IP@'!B99" table:style-name="ce1">
            <text:p>0</text:p>
          </table:table-cell>
          <table:table-cell office:value-type="float" office:value="0" table:formula="msoxl:='IP@'!C99" table:style-name="ce1">
            <text:p>0</text:p>
          </table:table-cell>
          <table:table-cell office:value-type="float" office:value="0" table:formula="msoxl:=TCP_port!A99" table:style-name="ce1">
            <text:p>0</text:p>
          </table:table-cell>
          <table:table-cell office:value-type="float" office:value="0" table:formula="msoxl:=TCP_port!B99" table:style-name="ce1">
            <text:p>0</text:p>
          </table:table-cell>
          <table:table-cell office:value-type="float" office:value="0" table:formula="msoxl:=TCP_port!C99" table:style-name="ce1">
            <text:p>0</text:p>
          </table:table-cell>
          <table:table-cell office:value-type="float" office:value="0" table:formula="msoxl:=COMMANDER!A99" table:style-name="ce1">
            <text:p>0</text:p>
          </table:table-cell>
          <table:table-cell office:value-type="float" office:value="0" table:formula="msoxl:=COMMANDER!B99" table:style-name="ce1">
            <text:p>0</text:p>
          </table:table-cell>
          <table:table-cell office:value-type="float" office:value="0" table:formula="msoxl:=COMMANDER!C99" table:style-name="ce1">
            <text:p>0</text:p>
          </table:table-cell>
          <table:table-cell office:value-type="float" office:value="0" table:formula="msoxl:=COMMANDER!E99" table:style-name="ce1">
            <text:p>0</text:p>
          </table:table-cell>
          <table:table-cell office:value-type="float" office:value="0" table:formula="msoxl:=COMMANDER!F99" table:style-name="ce1">
            <text:p>0</text:p>
          </table:table-cell>
          <table:table-cell office:value-type="float" office:value="0" table:formula="msoxl:=COMMANDER!G99" table:style-name="ce1">
            <text:p>0</text:p>
          </table:table-cell>
          <table:table-cell office:value-type="float" office:value="0" table:formula="msoxl:=COMMANDER!I99" table:style-name="ce1">
            <text:p>0</text:p>
          </table:table-cell>
          <table:table-cell office:value-type="float" office:value="0" table:formula="msoxl:=COMMANDER!J99" table:style-name="ce1">
            <text:p>0</text:p>
          </table:table-cell>
          <table:table-cell office:value-type="float" office:value="0" table:formula="msoxl:=COMMANDER!K99" table:style-name="ce1">
            <text:p>0</text:p>
          </table:table-cell>
          <table:table-cell office:value-type="float" office:value="0" table:formula="msoxl:=COMMANDER!L99" table:style-name="ce1">
            <text:p>0</text:p>
          </table:table-cell>
          <table:table-cell office:value-type="float" office:value="0" table:formula="msoxl:=COMMANDER!M99" table:style-name="ce1">
            <text:p>0</text:p>
          </table:table-cell>
          <table:table-cell office:value-type="float" office:value="0" table:formula="msoxl:=COMMANDER!N99" table:style-name="ce1">
            <text:p>0</text:p>
          </table:table-cell>
          <table:table-cell office:value-type="float" office:value="0" table:formula="msoxl:=COMMANDER!O99" table:style-name="ce1">
            <text:p>0</text:p>
          </table:table-cell>
          <table:table-cell office:value-type="float" office:value="0" table:formula="msoxl:=COMMANDER!P99" table:style-name="ce1">
            <text:p>0</text:p>
          </table:table-cell>
          <table:table-cell office:value-type="float" office:value="0" table:formula="msoxl:=COMMANDER!Q99" table:style-name="ce1">
            <text:p>0</text:p>
          </table:table-cell>
          <table:table-cell office:value-type="float" office:value="0" table:formula="msoxl:=COMMANDER!R99" table:style-name="ce1">
            <text:p>0</text:p>
          </table:table-cell>
          <table:table-cell office:value-type="float" office:value="0" table:formula="msoxl:=COMMANDER!S99" table:style-name="ce1">
            <text:p>0</text:p>
          </table:table-cell>
          <table:table-cell office:value-type="float" office:value="0" table:formula="msoxl:=COMMANDER!T99" table:style-name="ce1">
            <text:p>0</text:p>
          </table:table-cell>
          <table:table-cell office:value-type="float" office:value="0" table:formula="msoxl:=COMMANDER!U99" table:style-name="ce1">
            <text:p>0</text:p>
          </table:table-cell>
          <table:table-cell office:value-type="float" office:value="0" table:formula="msoxl:=COMMANDER!V99" table:style-name="ce1">
            <text:p>0</text:p>
          </table:table-cell>
          <table:table-cell office:value-type="float" office:value="0" table:formula="msoxl:=COMMANDER!W99" table:style-name="ce1">
            <text:p>0</text:p>
          </table:table-cell>
          <table:table-cell office:value-type="float" office:value="0" table:formula="msoxl:=CORE_MANAGER!A99" table:style-name="ce1">
            <text:p>0</text:p>
          </table:table-cell>
          <table:table-cell office:value-type="float" office:value="0" table:formula="msoxl:=CORE_MANAGER!B99" table:style-name="ce1">
            <text:p>0</text:p>
          </table:table-cell>
          <table:table-cell office:value-type="float" office:value="0" table:formula="msoxl:=CORE_MANAGER!C99" table:style-name="ce1">
            <text:p>0</text:p>
          </table:table-cell>
          <table:table-cell office:value-type="float" office:value="0" table:formula="msoxl:=CORE_MANAGER!D99" table:style-name="ce1">
            <text:p>0</text:p>
          </table:table-cell>
          <table:table-cell office:value-type="float" office:value="0" table:formula="msoxl:=CORE_MANAGER!E99" table:style-name="ce1">
            <text:p>0</text:p>
          </table:table-cell>
          <table:table-cell office:value-type="float" office:value="0" table:formula="msoxl:=CORE_MANAGER!F99" table:style-name="ce1">
            <text:p>0</text:p>
          </table:table-cell>
          <table:table-cell office:value-type="float" office:value="0" table:formula="msoxl:=CORE_SUPERVISOR!A99" table:style-name="ce1">
            <text:p>0</text:p>
          </table:table-cell>
          <table:table-cell office:value-type="float" office:value="0" table:formula="msoxl:=CORE_SUPERVISOR!B99" table:style-name="ce1">
            <text:p>0</text:p>
          </table:table-cell>
          <table:table-cell office:value-type="float" office:value="0" table:formula="msoxl:=CORE_SUPERVISOR!C99" table:style-name="ce1">
            <text:p>0</text:p>
          </table:table-cell>
          <table:table-cell office:value-type="float" office:value="0" table:formula="msoxl:=CORE_SUPERVISOR!D99" table:style-name="ce1">
            <text:p>0</text:p>
          </table:table-cell>
          <table:table-cell office:value-type="float" office:value="0" table:formula="msoxl:=CORE_SUPERVISOR!E99" table:style-name="ce1">
            <text:p>0</text:p>
          </table:table-cell>
          <table:table-cell office:value-type="float" office:value="0" table:formula="msoxl:=CORE_SUPERVISOR!F99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100" table:style-name="ce1">
            <text:p>0</text:p>
          </table:table-cell>
          <table:table-cell office:value-type="float" office:value="0" table:formula="msoxl:=Project!B100" table:style-name="ce1">
            <text:p>0</text:p>
          </table:table-cell>
          <table:table-cell office:value-type="float" office:value="0" table:formula="msoxl:=Project!C100" table:style-name="ce1">
            <text:p>0</text:p>
          </table:table-cell>
          <table:table-cell office:value-type="float" office:value="0" table:formula="msoxl:='IP@'!A100" table:style-name="ce1">
            <text:p>0</text:p>
          </table:table-cell>
          <table:table-cell office:value-type="float" office:value="0" table:formula="msoxl:='IP@'!B100" table:style-name="ce1">
            <text:p>0</text:p>
          </table:table-cell>
          <table:table-cell office:value-type="float" office:value="0" table:formula="msoxl:='IP@'!C100" table:style-name="ce1">
            <text:p>0</text:p>
          </table:table-cell>
          <table:table-cell office:value-type="float" office:value="0" table:formula="msoxl:=TCP_port!A100" table:style-name="ce1">
            <text:p>0</text:p>
          </table:table-cell>
          <table:table-cell office:value-type="float" office:value="0" table:formula="msoxl:=TCP_port!B100" table:style-name="ce1">
            <text:p>0</text:p>
          </table:table-cell>
          <table:table-cell office:value-type="float" office:value="0" table:formula="msoxl:=TCP_port!C100" table:style-name="ce1">
            <text:p>0</text:p>
          </table:table-cell>
          <table:table-cell office:value-type="float" office:value="0" table:formula="msoxl:=COMMANDER!A100" table:style-name="ce1">
            <text:p>0</text:p>
          </table:table-cell>
          <table:table-cell office:value-type="float" office:value="0" table:formula="msoxl:=COMMANDER!B100" table:style-name="ce1">
            <text:p>0</text:p>
          </table:table-cell>
          <table:table-cell office:value-type="float" office:value="0" table:formula="msoxl:=COMMANDER!C100" table:style-name="ce1">
            <text:p>0</text:p>
          </table:table-cell>
          <table:table-cell office:value-type="float" office:value="0" table:formula="msoxl:=COMMANDER!E100" table:style-name="ce1">
            <text:p>0</text:p>
          </table:table-cell>
          <table:table-cell office:value-type="float" office:value="0" table:formula="msoxl:=COMMANDER!F100" table:style-name="ce1">
            <text:p>0</text:p>
          </table:table-cell>
          <table:table-cell office:value-type="float" office:value="0" table:formula="msoxl:=COMMANDER!G100" table:style-name="ce1">
            <text:p>0</text:p>
          </table:table-cell>
          <table:table-cell office:value-type="float" office:value="0" table:formula="msoxl:=COMMANDER!I100" table:style-name="ce1">
            <text:p>0</text:p>
          </table:table-cell>
          <table:table-cell office:value-type="float" office:value="0" table:formula="msoxl:=COMMANDER!J100" table:style-name="ce1">
            <text:p>0</text:p>
          </table:table-cell>
          <table:table-cell office:value-type="float" office:value="0" table:formula="msoxl:=COMMANDER!K100" table:style-name="ce1">
            <text:p>0</text:p>
          </table:table-cell>
          <table:table-cell office:value-type="float" office:value="0" table:formula="msoxl:=COMMANDER!L100" table:style-name="ce1">
            <text:p>0</text:p>
          </table:table-cell>
          <table:table-cell office:value-type="float" office:value="0" table:formula="msoxl:=COMMANDER!M100" table:style-name="ce1">
            <text:p>0</text:p>
          </table:table-cell>
          <table:table-cell office:value-type="float" office:value="0" table:formula="msoxl:=COMMANDER!N100" table:style-name="ce1">
            <text:p>0</text:p>
          </table:table-cell>
          <table:table-cell office:value-type="float" office:value="0" table:formula="msoxl:=COMMANDER!O100" table:style-name="ce1">
            <text:p>0</text:p>
          </table:table-cell>
          <table:table-cell office:value-type="float" office:value="0" table:formula="msoxl:=COMMANDER!P100" table:style-name="ce1">
            <text:p>0</text:p>
          </table:table-cell>
          <table:table-cell office:value-type="float" office:value="0" table:formula="msoxl:=COMMANDER!Q100" table:style-name="ce1">
            <text:p>0</text:p>
          </table:table-cell>
          <table:table-cell office:value-type="float" office:value="0" table:formula="msoxl:=COMMANDER!R100" table:style-name="ce1">
            <text:p>0</text:p>
          </table:table-cell>
          <table:table-cell office:value-type="float" office:value="0" table:formula="msoxl:=COMMANDER!S100" table:style-name="ce1">
            <text:p>0</text:p>
          </table:table-cell>
          <table:table-cell office:value-type="float" office:value="0" table:formula="msoxl:=COMMANDER!T100" table:style-name="ce1">
            <text:p>0</text:p>
          </table:table-cell>
          <table:table-cell office:value-type="float" office:value="0" table:formula="msoxl:=COMMANDER!U100" table:style-name="ce1">
            <text:p>0</text:p>
          </table:table-cell>
          <table:table-cell office:value-type="float" office:value="0" table:formula="msoxl:=COMMANDER!V100" table:style-name="ce1">
            <text:p>0</text:p>
          </table:table-cell>
          <table:table-cell office:value-type="float" office:value="0" table:formula="msoxl:=COMMANDER!W100" table:style-name="ce1">
            <text:p>0</text:p>
          </table:table-cell>
          <table:table-cell office:value-type="float" office:value="0" table:formula="msoxl:=CORE_MANAGER!A100" table:style-name="ce1">
            <text:p>0</text:p>
          </table:table-cell>
          <table:table-cell office:value-type="float" office:value="0" table:formula="msoxl:=CORE_MANAGER!B100" table:style-name="ce1">
            <text:p>0</text:p>
          </table:table-cell>
          <table:table-cell office:value-type="float" office:value="0" table:formula="msoxl:=CORE_MANAGER!C100" table:style-name="ce1">
            <text:p>0</text:p>
          </table:table-cell>
          <table:table-cell office:value-type="float" office:value="0" table:formula="msoxl:=CORE_MANAGER!D100" table:style-name="ce1">
            <text:p>0</text:p>
          </table:table-cell>
          <table:table-cell office:value-type="float" office:value="0" table:formula="msoxl:=CORE_MANAGER!E100" table:style-name="ce1">
            <text:p>0</text:p>
          </table:table-cell>
          <table:table-cell office:value-type="float" office:value="0" table:formula="msoxl:=CORE_MANAGER!F100" table:style-name="ce1">
            <text:p>0</text:p>
          </table:table-cell>
          <table:table-cell office:value-type="float" office:value="0" table:formula="msoxl:=CORE_SUPERVISOR!A100" table:style-name="ce1">
            <text:p>0</text:p>
          </table:table-cell>
          <table:table-cell office:value-type="float" office:value="0" table:formula="msoxl:=CORE_SUPERVISOR!B100" table:style-name="ce1">
            <text:p>0</text:p>
          </table:table-cell>
          <table:table-cell office:value-type="float" office:value="0" table:formula="msoxl:=CORE_SUPERVISOR!C100" table:style-name="ce1">
            <text:p>0</text:p>
          </table:table-cell>
          <table:table-cell office:value-type="float" office:value="0" table:formula="msoxl:=CORE_SUPERVISOR!D100" table:style-name="ce1">
            <text:p>0</text:p>
          </table:table-cell>
          <table:table-cell office:value-type="float" office:value="0" table:formula="msoxl:=CORE_SUPERVISOR!E100" table:style-name="ce1">
            <text:p>0</text:p>
          </table:table-cell>
          <table:table-cell office:value-type="float" office:value="0" table:formula="msoxl:=CORE_SUPERVISOR!F100" table:style-name="ce1">
            <text:p>0</text:p>
          </table:table-cell>
          <table:table-cell table:number-columns-repeated="16342"/>
        </table:table-row>
        <table:table-row table:style-name="ro1">
          <table:table-cell office:value-type="float" office:value="0" table:formula="msoxl:=Project!A101" table:style-name="ce1">
            <text:p>0</text:p>
          </table:table-cell>
          <table:table-cell office:value-type="float" office:value="0" table:formula="msoxl:=Project!B101" table:style-name="ce1">
            <text:p>0</text:p>
          </table:table-cell>
          <table:table-cell office:value-type="float" office:value="0" table:formula="msoxl:=Project!C101" table:style-name="ce1">
            <text:p>0</text:p>
          </table:table-cell>
          <table:table-cell office:value-type="float" office:value="0" table:formula="msoxl:='IP@'!A101" table:style-name="ce1">
            <text:p>0</text:p>
          </table:table-cell>
          <table:table-cell office:value-type="float" office:value="0" table:formula="msoxl:='IP@'!B101" table:style-name="ce1">
            <text:p>0</text:p>
          </table:table-cell>
          <table:table-cell office:value-type="float" office:value="0" table:formula="msoxl:='IP@'!C101" table:style-name="ce1">
            <text:p>0</text:p>
          </table:table-cell>
          <table:table-cell office:value-type="float" office:value="0" table:formula="msoxl:=TCP_port!A101" table:style-name="ce1">
            <text:p>0</text:p>
          </table:table-cell>
          <table:table-cell office:value-type="float" office:value="0" table:formula="msoxl:=TCP_port!B101" table:style-name="ce1">
            <text:p>0</text:p>
          </table:table-cell>
          <table:table-cell office:value-type="float" office:value="0" table:formula="msoxl:=TCP_port!C101" table:style-name="ce1">
            <text:p>0</text:p>
          </table:table-cell>
          <table:table-cell office:value-type="float" office:value="0" table:formula="msoxl:=COMMANDER!A101" table:style-name="ce1">
            <text:p>0</text:p>
          </table:table-cell>
          <table:table-cell office:value-type="float" office:value="0" table:formula="msoxl:=COMMANDER!B101" table:style-name="ce1">
            <text:p>0</text:p>
          </table:table-cell>
          <table:table-cell office:value-type="float" office:value="0" table:formula="msoxl:=COMMANDER!C101" table:style-name="ce1">
            <text:p>0</text:p>
          </table:table-cell>
          <table:table-cell office:value-type="float" office:value="0" table:formula="msoxl:=COMMANDER!E101" table:style-name="ce1">
            <text:p>0</text:p>
          </table:table-cell>
          <table:table-cell office:value-type="float" office:value="0" table:formula="msoxl:=COMMANDER!F101" table:style-name="ce1">
            <text:p>0</text:p>
          </table:table-cell>
          <table:table-cell office:value-type="float" office:value="0" table:formula="msoxl:=COMMANDER!G101" table:style-name="ce1">
            <text:p>0</text:p>
          </table:table-cell>
          <table:table-cell office:value-type="float" office:value="0" table:formula="msoxl:=COMMANDER!I101" table:style-name="ce1">
            <text:p>0</text:p>
          </table:table-cell>
          <table:table-cell office:value-type="float" office:value="0" table:formula="msoxl:=COMMANDER!J101" table:style-name="ce1">
            <text:p>0</text:p>
          </table:table-cell>
          <table:table-cell office:value-type="float" office:value="0" table:formula="msoxl:=COMMANDER!K101" table:style-name="ce1">
            <text:p>0</text:p>
          </table:table-cell>
          <table:table-cell office:value-type="float" office:value="0" table:formula="msoxl:=COMMANDER!L101" table:style-name="ce1">
            <text:p>0</text:p>
          </table:table-cell>
          <table:table-cell office:value-type="float" office:value="0" table:formula="msoxl:=COMMANDER!M101" table:style-name="ce1">
            <text:p>0</text:p>
          </table:table-cell>
          <table:table-cell office:value-type="float" office:value="0" table:formula="msoxl:=COMMANDER!N101" table:style-name="ce1">
            <text:p>0</text:p>
          </table:table-cell>
          <table:table-cell office:value-type="float" office:value="0" table:formula="msoxl:=COMMANDER!O101" table:style-name="ce1">
            <text:p>0</text:p>
          </table:table-cell>
          <table:table-cell office:value-type="float" office:value="0" table:formula="msoxl:=COMMANDER!P101" table:style-name="ce1">
            <text:p>0</text:p>
          </table:table-cell>
          <table:table-cell office:value-type="float" office:value="0" table:formula="msoxl:=COMMANDER!Q101" table:style-name="ce1">
            <text:p>0</text:p>
          </table:table-cell>
          <table:table-cell office:value-type="float" office:value="0" table:formula="msoxl:=COMMANDER!R101" table:style-name="ce1">
            <text:p>0</text:p>
          </table:table-cell>
          <table:table-cell office:value-type="float" office:value="0" table:formula="msoxl:=COMMANDER!S101" table:style-name="ce1">
            <text:p>0</text:p>
          </table:table-cell>
          <table:table-cell office:value-type="float" office:value="0" table:formula="msoxl:=COMMANDER!T101" table:style-name="ce1">
            <text:p>0</text:p>
          </table:table-cell>
          <table:table-cell office:value-type="float" office:value="0" table:formula="msoxl:=COMMANDER!U101" table:style-name="ce1">
            <text:p>0</text:p>
          </table:table-cell>
          <table:table-cell office:value-type="float" office:value="0" table:formula="msoxl:=COMMANDER!V101" table:style-name="ce1">
            <text:p>0</text:p>
          </table:table-cell>
          <table:table-cell office:value-type="float" office:value="0" table:formula="msoxl:=COMMANDER!W101" table:style-name="ce1">
            <text:p>0</text:p>
          </table:table-cell>
          <table:table-cell office:value-type="float" office:value="0" table:formula="msoxl:=CORE_MANAGER!A101" table:style-name="ce1">
            <text:p>0</text:p>
          </table:table-cell>
          <table:table-cell office:value-type="float" office:value="0" table:formula="msoxl:=CORE_MANAGER!B101" table:style-name="ce1">
            <text:p>0</text:p>
          </table:table-cell>
          <table:table-cell office:value-type="float" office:value="0" table:formula="msoxl:=CORE_MANAGER!C101" table:style-name="ce1">
            <text:p>0</text:p>
          </table:table-cell>
          <table:table-cell office:value-type="float" office:value="0" table:formula="msoxl:=CORE_MANAGER!D101" table:style-name="ce1">
            <text:p>0</text:p>
          </table:table-cell>
          <table:table-cell office:value-type="float" office:value="0" table:formula="msoxl:=CORE_MANAGER!E101" table:style-name="ce1">
            <text:p>0</text:p>
          </table:table-cell>
          <table:table-cell office:value-type="float" office:value="0" table:formula="msoxl:=CORE_MANAGER!F101" table:style-name="ce1">
            <text:p>0</text:p>
          </table:table-cell>
          <table:table-cell office:value-type="float" office:value="0" table:formula="msoxl:=CORE_SUPERVISOR!A101" table:style-name="ce1">
            <text:p>0</text:p>
          </table:table-cell>
          <table:table-cell office:value-type="float" office:value="0" table:formula="msoxl:=CORE_SUPERVISOR!B101" table:style-name="ce1">
            <text:p>0</text:p>
          </table:table-cell>
          <table:table-cell office:value-type="float" office:value="0" table:formula="msoxl:=CORE_SUPERVISOR!C101" table:style-name="ce1">
            <text:p>0</text:p>
          </table:table-cell>
          <table:table-cell office:value-type="float" office:value="0" table:formula="msoxl:=CORE_SUPERVISOR!D101" table:style-name="ce1">
            <text:p>0</text:p>
          </table:table-cell>
          <table:table-cell office:value-type="float" office:value="0" table:formula="msoxl:=CORE_SUPERVISOR!E101" table:style-name="ce1">
            <text:p>0</text:p>
          </table:table-cell>
          <table:table-cell office:value-type="float" office:value="0" table:formula="msoxl:=CORE_SUPERVISOR!F101" table:style-name="ce1">
            <text:p>0</text:p>
          </table:table-cell>
          <table:table-cell table:number-columns-repeated="16342"/>
        </table:table-row>
        <table:table-row table:number-rows-repeated="1048475" table:style-name="ro1">
          <table:table-cell table:number-columns-repeated="16384"/>
        </table:table-row>
      </table:table>
      <table:table table:name="Project" table:style-name="ta2">
        <table:table-column table:style-name="co5" table:default-cell-style-name="ce9"/>
        <table:table-column table:style-name="co6" table:default-cell-style-name="ce10"/>
        <table:table-column table:style-name="co7" table:default-cell-style-name="ce1"/>
        <table:table-column table:style-name="co8" table:number-columns-repeated="16381" table:default-cell-style-name="ce1"/>
        <table:table-row table:style-name="ro2">
          <table:table-cell office:value-type="string" table:style-name="ce2">
            <text:p>Projet</text:p>
          </table:table-cell>
          <table:table-cell table:style-name="ce3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Name</text:p>
          </table:table-cell>
          <table:table-cell office:value-type="string" table:style-name="ce6">
            <text:p>GAN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5">
            <text:p>GAN</text:p>
          </table:table-cell>
          <table:table-cell office:value-type="string" table:style-name="ce6">
            <text:p>V1R0E0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5">
            <text:p>COMMANDER</text:p>
          </table:table-cell>
          <table:table-cell office:value-type="string" table:style-name="ce6">
            <text:p>V3R1E5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5">
            <text:p>CORE_MANAGER</text:p>
          </table:table-cell>
          <table:table-cell office:value-type="string" table:style-name="ce8">
            <text:p>V1R0E0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5">
            <text:p>CORE_SUPERVISOR</text:p>
          </table:table-cell>
          <table:table-cell office:value-type="string" table:style-name="ce6">
            <text:p>V1R0E1</text:p>
          </table:table-cell>
          <table:table-cell table:style-name="ce7"/>
          <table:table-cell table:number-columns-repeated="16381"/>
        </table:table-row>
        <table:table-row table:style-name="ro1">
          <table:table-cell table:style-name="ce5"/>
          <table:table-cell table:style-name="ce1"/>
          <table:table-cell table:style-name="ce7"/>
          <table:table-cell table:number-columns-repeated="16381"/>
        </table:table-row>
        <table:table-row table:number-rows-repeated="10" table:style-name="ro1">
          <table:table-cell table:style-name="ce5"/>
          <table:table-cell table:style-name="ce6"/>
          <table:table-cell table:style-name="ce7"/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IP@" table:style-name="ta3">
        <table:table-column table:style-name="co9" table:default-cell-style-name="ce12"/>
        <table:table-column table:style-name="co10" table:default-cell-style-name="ce9"/>
        <table:table-column table:style-name="co11" table:default-cell-style-name="ce1"/>
        <table:table-column table:style-name="co8" table:number-columns-repeated="16381" table:default-cell-style-name="ce1"/>
        <table:table-row table:style-name="ro2">
          <table:table-cell office:value-type="string" table:number-columns-spanned="3" table:number-rows-spanned="1" table:style-name="ce13">
            <text:p><text:a xlink:href="mailto:IP@">IP@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1">
            <text:p>I01</text:p>
          </table:table-cell>
          <table:table-cell office:value-type="string" table:style-name="ce5">
            <text:p>Toplink broadcast IP@</text:p>
          </table:table-cell>
          <table:table-cell office:value-type="string" table:style-name="ce7">
            <text:p>192.168.0.25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I02</text:p>
          </table:table-cell>
          <table:table-cell office:value-type="string" table:style-name="ce5">
            <text:p>Toplink IP@</text:p>
          </table:table-cell>
          <table:table-cell office:value-type="string" table:style-name="ce7">
            <text:p>192.168.0.9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I03</text:p>
          </table:table-cell>
          <table:table-cell office:value-type="string" table:style-name="ce5">
            <text:p>Toplink remote @IP</text:p>
          </table:table-cell>
          <table:table-cell office:value-type="string" table:style-name="ce7">
            <text:p>127.0.0.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I04</text:p>
          </table:table-cell>
          <table:table-cell office:value-type="string" table:style-name="ce5">
            <text:p>MIDS @IP</text:p>
          </table:table-cell>
          <table:table-cell office:value-type="string" table:style-name="ce7">
            <text:p>N_A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I05</text:p>
          </table:table-cell>
          <table:table-cell office:value-type="string" table:style-name="ce5">
            <text:p>SIMPLE remote server 1 @IP</text:p>
          </table:table-cell>
          <table:table-cell office:value-type="string" table:style-name="ce7">
            <text:p>192.168.0.5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I06</text:p>
          </table:table-cell>
          <table:table-cell office:value-type="string" table:style-name="ce5">
            <text:p>SLP_TCP <text:s/>@IP</text:p>
          </table:table-cell>
          <table:table-cell office:value-type="string" table:style-name="ce1">
            <text:p>N/A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I07</text:p>
          </table:table-cell>
          <table:table-cell office:value-type="string" table:style-name="ce5">
            <text:p>TcpIp_Server_Visu_ @IP</text:p>
          </table:table-cell>
          <table:table-cell office:value-type="string" table:style-name="ce7">
            <text:p>192.168.0.9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I08</text:p>
          </table:table-cell>
          <table:table-cell office:value-type="string" table:style-name="ce5">
            <text:p>INTERFACE_CONFIGURATION @IP</text:p>
          </table:table-cell>
          <table:table-cell office:value-type="string" table:style-name="ce7">
            <text:p>192.168.0.255</text:p>
          </table:table-cell>
          <table:table-cell table:number-columns-repeated="16381"/>
        </table:table-row>
        <table:table-row table:number-rows-repeated="7" table:style-name="ro1">
          <table:table-cell table:style-name="ce11"/>
          <table:table-cell table:style-name="ce5"/>
          <table:table-cell table:style-name="ce7"/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TCP_port" table:style-name="ta3">
        <table:table-column table:style-name="co9" table:default-cell-style-name="ce12"/>
        <table:table-column table:style-name="co12" table:default-cell-style-name="ce9"/>
        <table:table-column table:style-name="co9" table:default-cell-style-name="ce1"/>
        <table:table-column table:style-name="co13" table:default-cell-style-name="ce1"/>
        <table:table-column table:style-name="co8" table:number-columns-repeated="16380" table:default-cell-style-name="ce1"/>
        <table:table-row table:style-name="ro2">
          <table:table-cell office:value-type="string" table:number-columns-spanned="3" table:number-rows-spanned="1" table:style-name="ce13">
            <text:p>TCP port</text:p>
          </table:table-cell>
          <table:covered-table-cell table:number-columns-repeated="2"/>
          <table:table-cell office:value-type="string" table:number-columns-spanned="3" table:number-rows-spanned="1" table:style-name="ce20">
            <text:p>Commentaire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11">
            <text:p>P01</text:p>
          </table:table-cell>
          <table:table-cell office:value-type="string" table:style-name="ce5">
            <text:p>MIDS interface port</text:p>
          </table:table-cell>
          <table:table-cell office:value-type="float" office:value="1029" table:style-name="ce7">
            <text:p>10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02</text:p>
          </table:table-cell>
          <table:table-cell office:value-type="string" table:style-name="ce5">
            <text:p>DLIP JREP internal link <text:s/>port</text:p>
          </table:table-cell>
          <table:table-cell office:value-type="float" office:value="2704" table:style-name="ce7">
            <text:p>270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03</text:p>
          </table:table-cell>
          <table:table-cell office:value-type="string" table:style-name="ce5">
            <text:p>Host interface min <text:s/>port</text:p>
          </table:table-cell>
          <table:table-cell office:value-type="float" office:value="1031" table:style-name="ce7">
            <text:p>10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04</text:p>
          </table:table-cell>
          <table:table-cell office:value-type="string" table:style-name="ce5">
            <text:p>Host interface max <text:s/>port</text:p>
          </table:table-cell>
          <table:table-cell office:value-type="float" office:value="1039" table:style-name="ce7">
            <text:p>10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05</text:p>
          </table:table-cell>
          <table:table-cell office:value-type="string" table:style-name="ce5">
            <text:p>Channel 4 server <text:s/>port</text:p>
          </table:table-cell>
          <table:table-cell office:value-type="float" office:value="50014" table:style-name="ce7">
            <text:p>500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06</text:p>
          </table:table-cell>
          <table:table-cell office:value-type="string" table:style-name="ce5">
            <text:p>Channel 4 client <text:s/>port</text:p>
          </table:table-cell>
          <table:table-cell office:value-type="float" office:value="50015" table:style-name="ce7">
            <text:p>500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07</text:p>
          </table:table-cell>
          <table:table-cell office:value-type="string" table:style-name="ce5">
            <text:p>Toplink persistant <text:s/>port</text:p>
          </table:table-cell>
          <table:table-cell office:value-type="float" office:value="3026" table:style-name="ce7">
            <text:p>30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08</text:p>
          </table:table-cell>
          <table:table-cell office:value-type="string" table:style-name="ce5">
            <text:p>SIMPLE technical <text:s/>port</text:p>
          </table:table-cell>
          <table:table-cell office:value-type="float" office:value="2399" table:style-name="ce7">
            <text:p>239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09</text:p>
          </table:table-cell>
          <table:table-cell office:value-type="string" table:style-name="ce5">
            <text:p>SIMPLE tactical <text:s/>port</text:p>
          </table:table-cell>
          <table:table-cell office:value-type="float" office:value="2400" table:style-name="ce7">
            <text:p>24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10</text:p>
          </table:table-cell>
          <table:table-cell office:value-type="string" table:style-name="ce5">
            <text:p>DLP interface <text:s/>port</text:p>
          </table:table-cell>
          <table:table-cell office:value-type="float" office:value="1025" table:style-name="ce7">
            <text:p>10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11</text:p>
          </table:table-cell>
          <table:table-cell office:value-type="string" table:style-name="ce5">
            <text:p>SIMPLE remote server1</text:p>
          </table:table-cell>
          <table:table-cell office:value-type="float" office:value="1061" table:style-name="ce7">
            <text:p>106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12</text:p>
          </table:table-cell>
          <table:table-cell office:value-type="string" table:style-name="ce5">
            <text:p>SIMPLE_IF_TACTICAL_PORT</text:p>
          </table:table-cell>
          <table:table-cell office:value-type="float" office:value="0" table:style-name="ce7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13</text:p>
          </table:table-cell>
          <table:table-cell office:value-type="string" table:style-name="ce5">
            <text:p>SIMPLE_IF_TECHNICAL_PORT</text:p>
          </table:table-cell>
          <table:table-cell office:value-type="float" office:value="0" table:style-name="ce7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14</text:p>
          </table:table-cell>
          <table:table-cell office:value-type="string" table:style-name="ce5">
            <text:p>SIMPLE_IF_PORT</text:p>
          </table:table-cell>
          <table:table-cell office:value-type="float" office:value="0" table:style-name="ce7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15</text:p>
          </table:table-cell>
          <table:table-cell office:value-type="string" table:style-name="ce5">
            <text:p>JREP mngt link port</text:p>
          </table:table-cell>
          <table:table-cell office:value-type="float" office:value="20777" table:style-name="ce7">
            <text:p>2077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16</text:p>
          </table:table-cell>
          <table:table-cell office:value-type="string" table:style-name="ce5">
            <text:p>SLP_TCP_Port<text:s text:c="16"/></text:p>
          </table:table-cell>
          <table:table-cell office:value-type="float" office:value="5005" table:style-name="ce7">
            <text:p>500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17</text:p>
          </table:table-cell>
          <table:table-cell office:value-type="string" table:style-name="ce5">
            <text:p>OSIM port</text:p>
          </table:table-cell>
          <table:table-cell office:value-type="float" office:value="8200" table:style-name="ce7">
            <text:p>820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18</text:p>
          </table:table-cell>
          <table:table-cell office:value-type="string" table:style-name="ce5">
            <text:p>C2 Host port (DLIP)</text:p>
          </table:table-cell>
          <table:table-cell office:value-type="float" office:value="8202" table:style-name="ce7">
            <text:p>820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19</text:p>
          </table:table-cell>
          <table:table-cell office:value-type="string" table:style-name="ce5">
            <text:p>Remote L11 TX server <text:s/>port</text:p>
          </table:table-cell>
          <table:table-cell office:value-type="float" office:value="30001" table:style-name="ce6">
            <text:p>3000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20</text:p>
          </table:table-cell>
          <table:table-cell office:value-type="string" table:style-name="ce5">
            <text:p>Remote L11 TX client <text:s/>port</text:p>
          </table:table-cell>
          <table:table-cell office:value-type="float" office:value="28001" table:style-name="ce6">
            <text:p>2800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21</text:p>
          </table:table-cell>
          <table:table-cell office:value-type="string" table:style-name="ce5">
            <text:p>Remote L11 RX server <text:s/>port</text:p>
          </table:table-cell>
          <table:table-cell office:value-type="float" office:value="31001" table:style-name="ce6">
            <text:p>3100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22</text:p>
          </table:table-cell>
          <table:table-cell office:value-type="string" table:style-name="ce5">
            <text:p>Remote L11 RX client <text:s/>port</text:p>
          </table:table-cell>
          <table:table-cell office:value-type="float" office:value="29001" table:style-name="ce6">
            <text:p>2900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23</text:p>
          </table:table-cell>
          <table:table-cell office:value-type="string" table:style-name="ce5">
            <text:p>Remote L11 SIMPLE <text:s/>port</text:p>
          </table:table-cell>
          <table:table-cell office:value-type="float" office:value="27000" table:style-name="ce6">
            <text:p>2700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24</text:p>
          </table:table-cell>
          <table:table-cell office:value-type="string" table:style-name="ce5">
            <text:p>SILN server <text:s/>port</text:p>
          </table:table-cell>
          <table:table-cell office:value-type="float" office:value="40001" table:style-name="ce6">
            <text:p>4000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25</text:p>
          </table:table-cell>
          <table:table-cell office:value-type="string" table:style-name="ce5">
            <text:p>Core Technical Host <text:s/>port</text:p>
          </table:table-cell>
          <table:table-cell office:value-type="float" office:value="2399" table:style-name="ce6">
            <text:p>239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26</text:p>
          </table:table-cell>
          <table:table-cell office:value-type="string" table:style-name="ce5">
            <text:p>Core Tactical L16 Host <text:s/>port</text:p>
          </table:table-cell>
          <table:table-cell office:value-type="float" office:value="2400" table:style-name="ce6">
            <text:p>240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27</text:p>
          </table:table-cell>
          <table:table-cell office:value-type="string" table:style-name="ce5">
            <text:p>Core Tactical L16 SIMPLE IF <text:s/>port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28</text:p>
          </table:table-cell>
          <table:table-cell office:value-type="string" table:style-name="ce5">
            <text:p>Core Tactical L11 Host <text:s/>port</text:p>
          </table:table-cell>
          <table:table-cell office:value-type="float" office:value="24000" table:style-name="ce6">
            <text:p>2400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P29</text:p>
          </table:table-cell>
          <table:table-cell office:value-type="string" table:style-name="ce15">
            <text:p>Core Tactical L11 SIMPLE IF <text:s/>port</text:p>
          </table:table-cell>
          <table:table-cell office:value-type="float" office:value="40000" table:style-name="ce16">
            <text:p>4000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30</text:p>
          </table:table-cell>
          <table:table-cell office:value-type="string" table:style-name="ce5">
            <text:p>Navigation interface <text:s/>port</text:p>
          </table:table-cell>
          <table:table-cell office:value-type="float" office:value="10240" table:style-name="ce6">
            <text:p>1024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31</text:p>
          </table:table-cell>
          <table:table-cell office:value-type="string" table:style-name="ce5">
            <text:p>Remote_Syslog_Port</text:p>
          </table:table-cell>
          <table:table-cell office:value-type="float" office:value="44512" table:style-name="ce6">
            <text:p>4451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32</text:p>
          </table:table-cell>
          <table:table-cell office:value-type="string" table:style-name="ce5">
            <text:p>TcpIp_Server_Port</text:p>
          </table:table-cell>
          <table:table-cell office:value-type="float" office:value="45555" table:style-name="ce6">
            <text:p>4555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33</text:p>
          </table:table-cell>
          <table:table-cell office:value-type="string" table:style-name="ce5">
            <text:p>INTERFACE_CONFIGURATION_1 <text:s/>port</text:p>
          </table:table-cell>
          <table:table-cell office:value-type="float" office:value="2125" table:style-name="ce6">
            <text:p>212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P34</text:p>
          </table:table-cell>
          <table:table-cell office:value-type="string" table:style-name="ce5">
            <text:p>INTERFACE_CONFIGURATION_2 <text:s/>port</text:p>
          </table:table-cell>
          <table:table-cell office:value-type="float" office:value="14008" table:style-name="ce6">
            <text:p>14008</text:p>
          </table:table-cell>
          <table:table-cell table:number-columns-repeated="16381"/>
        </table:table-row>
        <table:table-row table:number-rows-repeated="2" table:style-name="ro1">
          <table:table-cell table:style-name="ce11"/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style-name="ce17"/>
          <table:table-cell table:style-name="ce18"/>
          <table:table-cell table:style-name="ce19"/>
          <table:table-cell table:number-columns-repeated="16381"/>
        </table:table-row>
        <table:table-row table:number-rows-repeated="1048538" table:style-name="ro1">
          <table:table-cell table:number-columns-repeated="16384"/>
        </table:table-row>
      </table:table>
      <table:table table:name="COMMANDER" table:style-name="ta2">
        <table:table-column table:style-name="co14" table:default-cell-style-name="ce12"/>
        <table:table-column table:style-name="co15" table:default-cell-style-name="ce9"/>
        <table:table-column table:style-name="co16" table:default-cell-style-name="ce1"/>
        <table:table-column table:style-name="co9" table:default-cell-style-name="ce1"/>
        <table:table-column table:style-name="co17" table:default-cell-style-name="ce12"/>
        <table:table-column table:style-name="co18" table:default-cell-style-name="ce9"/>
        <table:table-column table:style-name="co9" table:default-cell-style-name="ce1"/>
        <table:table-column table:style-name="co19" table:default-cell-style-name="ce1"/>
        <table:table-column table:style-name="co17" table:default-cell-style-name="ce12"/>
        <table:table-column table:style-name="co20" table:default-cell-style-name="ce9"/>
        <table:table-column table:style-name="co9" table:default-cell-style-name="ce1"/>
        <table:table-column table:style-name="co9" table:default-cell-style-name="ce12"/>
        <table:table-column table:style-name="co21" table:default-cell-style-name="ce9"/>
        <table:table-column table:style-name="co9" table:default-cell-style-name="ce1"/>
        <table:table-column table:style-name="co17" table:default-cell-style-name="ce12"/>
        <table:table-column table:style-name="co22" table:default-cell-style-name="ce9"/>
        <table:table-column table:style-name="co19" table:default-cell-style-name="ce1"/>
        <table:table-column table:style-name="co23" table:default-cell-style-name="ce1"/>
        <table:table-column table:style-name="co24" table:default-cell-style-name="ce1"/>
        <table:table-column table:style-name="co8" table:default-cell-style-name="ce1"/>
        <table:table-column table:style-name="co23" table:default-cell-style-name="ce1"/>
        <table:table-column table:style-name="co25" table:default-cell-style-name="ce1"/>
        <table:table-column table:style-name="co8" table:number-columns-repeated="16362" table:default-cell-style-name="ce1"/>
        <table:table-row table:style-name="ro1">
          <table:table-cell office:value-type="string" table:style-name="ce11">
            <text:p>COMMANDER</text:p>
          </table:table-cell>
          <table:table-cell office:value-type="string" table:style-name="ce5">
            <text:p>tdl_router_main.cfg</text:p>
          </table:table-cell>
          <table:table-cell table:number-columns-repeated="2" table:style-name="ce7"/>
          <table:table-cell office:value-type="string" table:style-name="ce11">
            <text:p>COMMANDER</text:p>
          </table:table-cell>
          <table:table-cell office:value-type="string" table:style-name="ce5">
            <text:p>L16.Param</text:p>
          </table:table-cell>
          <table:table-cell table:number-columns-repeated="2" table:style-name="ce7"/>
          <table:table-cell office:value-type="string" table:style-name="ce11">
            <text:p>COMMANDER</text:p>
          </table:table-cell>
          <table:table-cell office:value-type="string" table:style-name="ce5">
            <text:p>midsRegistration.xml</text:p>
          </table:table-cell>
          <table:table-cell table:style-name="ce7"/>
          <table:table-cell office:value-type="string" table:style-name="ce11">
            <text:p>COMMANDER</text:p>
          </table:table-cell>
          <table:table-cell office:value-type="string" table:style-name="ce5">
            <text:p>standalone.xml</text:p>
          </table:table-cell>
          <table:table-cell table:style-name="ce7"/>
          <table:table-cell office:value-type="string" table:style-name="ce11">
            <text:p>COMMANDER</text:p>
          </table:table-cell>
          <table:table-cell office:value-type="string" table:style-name="ce5">
            <text:p>SIMPLE_IF.xml</text:p>
          </table:table-cell>
          <table:table-cell table:style-name="ce21"/>
          <table:table-cell office:value-type="string" table:style-name="ce11">
            <text:p>COMMANDER</text:p>
          </table:table-cell>
          <table:table-cell office:value-type="string" table:style-name="ce7">
            <text:p>Configuration.xml</text:p>
          </table:table-cell>
          <table:table-cell table:style-name="ce21"/>
          <table:table-cell office:value-type="string" table:style-name="ce11">
            <text:p>COMMANDER</text:p>
          </table:table-cell>
          <table:table-cell office:value-type="string" table:style-name="ce6">
            <text:p>MP.Param</text:p>
          </table:table-cell>
          <table:table-cell table:style-name="ce7"/>
          <table:table-cell table:number-columns-repeated="16361"/>
        </table:table-row>
        <table:table-row table:style-name="ro1">
          <table:table-cell office:value-type="string" table:style-name="ce11">
            <text:p>T001</text:p>
          </table:table-cell>
          <table:table-cell office:value-type="string" table:style-name="ce5">
            <text:p>Own_Unit_System_TN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101</text:p>
          </table:table-cell>
          <table:table-cell office:value-type="string" table:style-name="ce5">
            <text:p>Nb_buf_presat_threshold_PGx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201</text:p>
          </table:table-cell>
          <table:table-cell office:value-type="string" table:style-name="ce5">
            <text:p>PPLI_TYPE</text:p>
          </table:table-cell>
          <table:table-cell office:value-type="string" table:style-name="ce7">
            <text:p>OWN</text:p>
          </table:table-cell>
          <table:table-cell office:value-type="string" table:style-name="ce11">
            <text:p>T301</text:p>
          </table:table-cell>
          <table:table-cell office:value-type="string" table:style-name="ce5">
            <text:p>THD072_LINK_TYPE</text:p>
          </table:table-cell>
          <table:table-cell office:value-type="string" table:style-name="ce7">
            <text:p>L16</text:p>
          </table:table-cell>
          <table:table-cell office:value-type="string" table:style-name="ce11">
            <text:p>T401</text:p>
          </table:table-cell>
          <table:table-cell office:value-type="string" table:style-name="ce5">
            <text:p>SIMPLE_IF_NETWORK_DEBUG</text:p>
          </table:table-cell>
          <table:table-cell office:value-type="string" table:style-name="ce21">
            <text:p>YES</text:p>
          </table:table-cell>
          <table:table-cell office:value-type="string" table:style-name="ce7">
            <text:p>C601</text:p>
          </table:table-cell>
          <table:table-cell office:value-type="string" table:style-name="ce7">
            <text:p>configuration version</text:p>
          </table:table-cell>
          <table:table-cell office:value-type="string" table:style-name="ce21">
            <text:p>1.0.0</text:p>
          </table:table-cell>
          <table:table-cell office:value-type="string" table:style-name="ce7">
            <text:p>C701</text:p>
          </table:table-cell>
          <table:table-cell office:value-type="string" table:style-name="ce7">
            <text:p>DirectCnxList_Timeout</text:p>
          </table:table-cell>
          <table:table-cell office:value-type="string" table:style-name="ce7">
            <text:p>N/A</text:p>
          </table:table-cell>
          <table:table-cell table:number-columns-repeated="16361"/>
        </table:table-row>
        <table:table-row table:style-name="ro1">
          <table:table-cell office:value-type="string" table:style-name="ce11">
            <text:p>T002</text:p>
          </table:table-cell>
          <table:table-cell office:value-type="string" table:style-name="ce5">
            <text:p>Source_Node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102</text:p>
          </table:table-cell>
          <table:table-cell office:value-type="string" table:style-name="ce5">
            <text:p>Nb_buf_sat_threshold_PGx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202</text:p>
          </table:table-cell>
          <table:table-cell office:value-type="string" table:style-name="ce5">
            <text:p>PPLI_ENV</text:p>
          </table:table-cell>
          <table:table-cell office:value-type="string" table:style-name="ce7">
            <text:p>LAND</text:p>
          </table:table-cell>
          <table:table-cell office:value-type="string" table:style-name="ce11">
            <text:p>T302</text:p>
          </table:table-cell>
          <table:table-cell office:value-type="string" table:style-name="ce5">
            <text:p>THD072_LINK_IDENTIFICATION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T102</text:p>
          </table:table-cell>
          <table:table-cell office:value-type="string" table:style-name="ce5">
            <text:p>SIMPLE_IF_DEBUG</text:p>
          </table:table-cell>
          <table:table-cell office:value-type="string" table:style-name="ce21">
            <text:p>YES</text:p>
          </table:table-cell>
          <table:table-cell office:value-type="string" table:style-name="ce7">
            <text:p>C602</text:p>
          </table:table-cell>
          <table:table-cell office:value-type="string" table:style-name="ce7">
            <text:p>name</text:p>
          </table:table-cell>
          <table:table-cell office:value-type="string" table:style-name="ce21">
            <text:p>L11</text:p>
          </table:table-cell>
          <table:table-cell office:value-type="string" table:style-name="ce7">
            <text:p>C702</text:p>
          </table:table-cell>
          <table:table-cell office:value-type="string" table:style-name="ce7">
            <text:p>Are_PPLI_Reported_In_DCL_For_JRE_Links</text:p>
          </table:table-cell>
          <table:table-cell office:value-type="string" table:style-name="ce7">
            <text:p>N/A</text:p>
          </table:table-cell>
          <table:table-cell table:number-columns-repeated="16361"/>
        </table:table-row>
        <table:table-row table:style-name="ro1">
          <table:table-cell office:value-type="string" table:style-name="ce11">
            <text:p>T003</text:p>
          </table:table-cell>
          <table:table-cell office:value-type="string" table:style-name="ce5">
            <text:p>Source_Sub_Node_L16</text:p>
          </table:table-cell>
          <table:table-cell office:value-type="float" office:value="206" table:style-name="ce7">
            <text:p>206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103</text:p>
          </table:table-cell>
          <table:table-cell office:value-type="string" table:style-name="ce5">
            <text:p>Nb_buf_presat_threshold_PG_All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203</text:p>
          </table:table-cell>
          <table:table-cell office:value-type="string" table:style-name="ce5">
            <text:p>COMMAND_AND_CONTROL_INDICATOR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T303</text:p>
          </table:table-cell>
          <table:table-cell office:value-type="string" table:style-name="ce5">
            <text:p>THD072_ OWN_PLATFORM_LINK_TN</text:p>
          </table:table-cell>
          <table:table-cell office:value-type="float" office:value="112" table:style-name="ce7">
            <text:p>112</text:p>
          </table:table-cell>
          <table:table-cell office:value-type="string" table:style-name="ce11">
            <text:p>T403</text:p>
          </table:table-cell>
          <table:table-cell office:value-type="string" table:style-name="ce5">
            <text:p>SIMPLE_DEBUG</text:p>
          </table:table-cell>
          <table:table-cell office:value-type="string" table:style-name="ce21">
            <text:p>YES</text:p>
          </table:table-cell>
          <table:table-cell office:value-type="string" table:style-name="ce7">
            <text:p>C603</text:p>
          </table:table-cell>
          <table:table-cell office:value-type="string" table:style-name="ce7">
            <text:p>link_id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C703</text:p>
          </table:table-cell>
          <table:table-cell office:value-type="string" table:style-name="ce7">
            <text:p>PPLI_Track_Staleness_Limit</text:p>
          </table:table-cell>
          <table:table-cell office:value-type="float" office:value="180" table:style-name="ce7">
            <text:p>180</text:p>
          </table:table-cell>
          <table:table-cell table:number-columns-repeated="16361"/>
        </table:table-row>
        <table:table-row table:style-name="ro1">
          <table:table-cell office:value-type="string" table:style-name="ce11">
            <text:p>T004</text:p>
          </table:table-cell>
          <table:table-cell office:value-type="string" table:style-name="ce5">
            <text:p>Source_Sub_Node_L11A</text:p>
          </table:table-cell>
          <table:table-cell office:value-type="float" office:value="205" table:style-name="ce7">
            <text:p>205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104</text:p>
          </table:table-cell>
          <table:table-cell office:value-type="string" table:style-name="ce5">
            <text:p>Nb_buf_sat_threshold_PG_All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204</text:p>
          </table:table-cell>
          <table:table-cell office:value-type="string" table:style-name="ce5">
            <text:p>RTT_REPLY_STATUS_INDICATOR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T304</text:p>
          </table:table-cell>
          <table:table-cell office:value-type="string" table:style-name="ce5">
            <text:p>THD072_ FIRST_ALLOCATED_LINK_TN</text:p>
          </table:table-cell>
          <table:table-cell office:value-type="float" office:value="513" table:style-name="ce7">
            <text:p>513</text:p>
          </table:table-cell>
          <table:table-cell office:value-type="string" table:style-name="ce11">
            <text:p>T404</text:p>
          </table:table-cell>
          <table:table-cell office:value-type="string" table:style-name="ce5">
            <text:p>SIMPLE_IF_TASK_PRIORITY</text:p>
          </table:table-cell>
          <table:table-cell office:value-type="float" office:value="0" table:style-name="ce21">
            <text:p>0</text:p>
          </table:table-cell>
          <table:table-cell office:value-type="string" table:style-name="ce7">
            <text:p>C604</text:p>
          </table:table-cell>
          <table:table-cell office:value-type="string" table:style-name="ce7">
            <text:p>device</text:p>
          </table:table-cell>
          <table:table-cell office:value-type="string" table:style-name="ce21">
            <text:p>NTDS</text:p>
          </table:table-cell>
          <table:table-cell office:value-type="string" table:style-name="ce7">
            <text:p>C704</text:p>
          </table:table-cell>
          <table:table-cell office:value-type="string" table:style-name="ce7">
            <text:p>PPLI_Point_Staleness_Limit</text:p>
          </table:table-cell>
          <table:table-cell office:value-type="float" office:value="180" table:style-name="ce7">
            <text:p>180</text:p>
          </table:table-cell>
          <table:table-cell table:number-columns-repeated="16361"/>
        </table:table-row>
        <table:table-row table:style-name="ro1">
          <table:table-cell office:value-type="string" table:style-name="ce11">
            <text:p>T005</text:p>
          </table:table-cell>
          <table:table-cell office:value-type="string" table:style-name="ce5">
            <text:p>Test_Mode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office:value-type="string" table:style-name="ce11">
            <text:p>T105</text:p>
          </table:table-cell>
          <table:table-cell office:value-type="string" table:style-name="ce5">
            <text:p>FIM01_Feedback_Enable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office:value-type="string" table:style-name="ce11">
            <text:p>T205</text:p>
          </table:table-cell>
          <table:table-cell office:value-type="string" table:style-name="ce5">
            <text:p>TIME_QUALITY</text:p>
          </table:table-cell>
          <table:table-cell office:value-type="float" office:value="15" table:style-name="ce7">
            <text:p>15</text:p>
          </table:table-cell>
          <table:table-cell office:value-type="string" table:style-name="ce11">
            <text:p>T305</text:p>
          </table:table-cell>
          <table:table-cell office:value-type="string" table:style-name="ce5">
            <text:p>THD072_LAST_ALLOCATED_LINK_TN</text:p>
          </table:table-cell>
          <table:table-cell office:value-type="float" office:value="550" table:style-name="ce7">
            <text:p>550</text:p>
          </table:table-cell>
          <table:table-cell office:value-type="string" table:style-name="ce11">
            <text:p>T405</text:p>
          </table:table-cell>
          <table:table-cell office:value-type="string" table:style-name="ce5">
            <text:p>HOST_TECHNICAL_PROTOCOL</text:p>
          </table:table-cell>
          <table:table-cell office:value-type="string" table:style-name="ce21">
            <text:p>TCP_CLIENT</text:p>
          </table:table-cell>
          <table:table-cell office:value-type="string" table:style-name="ce7">
            <text:p>C605</text:p>
          </table:table-cell>
          <table:table-cell office:value-type="string" table:style-name="ce7">
            <text:p>single_m_tx</text:p>
          </table:table-cell>
          <table:table-cell office:value-type="string" table:style-name="ce21">
            <text:p>True</text:p>
          </table:table-cell>
          <table:table-cell office:value-type="string" table:style-name="ce7">
            <text:p>C705</text:p>
          </table:table-cell>
          <table:table-cell office:value-type="string" table:style-name="ce7">
            <text:p>L16_Inactivity_Delay</text:p>
          </table:table-cell>
          <table:table-cell office:value-type="string" table:style-name="ce7">
            <text:p>N/A</text:p>
          </table:table-cell>
          <table:table-cell table:number-columns-repeated="16361"/>
        </table:table-row>
        <table:table-row table:style-name="ro1">
          <table:table-cell office:value-type="string" table:style-name="ce11">
            <text:p>T006</text:p>
          </table:table-cell>
          <table:table-cell office:value-type="string" table:style-name="ce5">
            <text:p>Overall_Filter_Timeout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second</text:p>
          </table:table-cell>
          <table:table-cell office:value-type="string" table:style-name="ce11">
            <text:p>T106</text:p>
          </table:table-cell>
          <table:table-cell office:value-type="string" table:style-name="ce5">
            <text:p>FOM12_Reporting_Enable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office:value-type="string" table:style-name="ce11">
            <text:p>T206</text:p>
          </table:table-cell>
          <table:table-cell office:value-type="string" table:style-name="ce5">
            <text:p>GEODETIC_HORIZONTAL_POSITION_QUALITY</text:p>
          </table:table-cell>
          <table:table-cell office:value-type="float" office:value="14" table:style-name="ce7">
            <text:p>14</text:p>
          </table:table-cell>
          <table:table-cell office:value-type="string" table:style-name="ce11">
            <text:p>T306</text:p>
          </table:table-cell>
          <table:table-cell office:value-type="string" table:style-name="ce5">
            <text:p>THD070_RESOURCE_ID</text:p>
          </table:table-cell>
          <table:table-cell office:value-type="float" office:value="2" table:style-name="ce7">
            <text:p>2</text:p>
          </table:table-cell>
          <table:table-cell office:value-type="string" table:style-name="ce11">
            <text:p>T406</text:p>
          </table:table-cell>
          <table:table-cell office:value-type="string" table:style-name="ce5">
            <text:p>HOST_TECHNICAL_DEBUG</text:p>
          </table:table-cell>
          <table:table-cell office:value-type="string" table:style-name="ce21">
            <text:p>YES</text:p>
          </table:table-cell>
          <table:table-cell office:value-type="string" table:style-name="ce7">
            <text:p>C606</text:p>
          </table:table-cell>
          <table:table-cell office:value-type="string" table:style-name="ce7">
            <text:p>queue size</text:p>
          </table:table-cell>
          <table:table-cell office:value-type="float" office:value="50" table:style-name="ce7">
            <text:p>5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T007</text:p>
          </table:table-cell>
          <table:table-cell office:value-type="string" table:style-name="ce5">
            <text:p>K_LINKT_Active_Without_R2_Timeout</text:p>
          </table:table-cell>
          <table:table-cell office:value-type="string" table:style-name="ce7">
            <text:p>48.0</text:p>
          </table:table-cell>
          <table:table-cell office:value-type="string" table:style-name="ce7">
            <text:p>second</text:p>
          </table:table-cell>
          <table:table-cell office:value-type="string" table:style-name="ce11">
            <text:p>T107</text:p>
          </table:table-cell>
          <table:table-cell office:value-type="string" table:style-name="ce5">
            <text:p>FOM02_Loopback_Enable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office:value-type="string" table:style-name="ce11">
            <text:p>T207</text:p>
          </table:table-cell>
          <table:table-cell office:value-type="string" table:style-name="ce5">
            <text:p>ELEVATION</text:p>
          </table:table-cell>
          <table:table-cell office:value-type="float" office:value="100" table:style-name="ce7">
            <text:p>100</text:p>
          </table:table-cell>
          <table:table-cell office:value-type="string" table:style-name="ce11">
            <text:p>T307</text:p>
          </table:table-cell>
          <table:table-cell office:value-type="string" table:style-name="ce5">
            <text:p>THD070_RESOURCE_TYPE</text:p>
          </table:table-cell>
          <table:table-cell office:value-type="string" table:style-name="ce7">
            <text:p>MIDS</text:p>
          </table:table-cell>
          <table:table-cell office:value-type="string" table:style-name="ce11">
            <text:p>T407</text:p>
          </table:table-cell>
          <table:table-cell office:value-type="string" table:style-name="ce5">
            <text:p>HOST_TACTICAL_PROTOCOL (L16)</text:p>
          </table:table-cell>
          <table:table-cell office:value-type="string" table:style-name="ce21">
            <text:p>TCP</text:p>
          </table:table-cell>
          <table:table-cell office:value-type="string" table:style-name="ce7">
            <text:p>C607</text:p>
          </table:table-cell>
          <table:table-cell office:value-type="string" table:style-name="ce7">
            <text:p>queue threshold</text:p>
          </table:table-cell>
          <table:table-cell office:value-type="float" office:value="10" table:style-name="ce7">
            <text:p>1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T008</text:p>
          </table:table-cell>
          <table:table-cell office:value-type="string" table:style-name="ce5">
            <text:p>Hot_Data_Root_Dir</text:p>
          </table:table-cell>
          <table:table-cell office:value-type="string" table:style-name="ce7">
            <text:p>.</text:p>
          </table:table-cell>
          <table:table-cell office:value-type="string" table:style-name="ce7">
            <text:p>dir</text:p>
          </table:table-cell>
          <table:table-cell office:value-type="string" table:style-name="ce11">
            <text:p>T108</text:p>
          </table:table-cell>
          <table:table-cell office:value-type="string" table:style-name="ce5">
            <text:p>K_LinkT_Delta_Time_Limit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208</text:p>
          </table:table-cell>
          <table:table-cell office:value-type="string" table:style-name="ce5">
            <text:p>MISSION_CORRELATOR</text:p>
          </table:table-cell>
          <table:table-cell office:value-type="float" office:value="10" table:style-name="ce7">
            <text:p>10</text:p>
          </table:table-cell>
          <table:table-cell office:value-type="string" table:style-name="ce11">
            <text:p>T308</text:p>
          </table:table-cell>
          <table:table-cell office:value-type="string" table:style-name="ce5">
            <text:p>THD070_ RESOURCE_ID</text:p>
          </table:table-cell>
          <table:table-cell office:value-type="float" office:value="3" table:style-name="ce7">
            <text:p>3</text:p>
          </table:table-cell>
          <table:table-cell office:value-type="string" table:style-name="ce11">
            <text:p>T408</text:p>
          </table:table-cell>
          <table:table-cell office:value-type="string" table:style-name="ce5">
            <text:p>HOST_TACTICAL_DEBUG (L16)</text:p>
          </table:table-cell>
          <table:table-cell office:value-type="string" table:style-name="ce21">
            <text:p>YES</text:p>
          </table:table-cell>
          <table:table-cell office:value-type="string" table:style-name="ce7">
            <text:p>C608</text:p>
          </table:table-cell>
          <table:table-cell office:value-type="string" table:style-name="ce7">
            <text:p>cpu bsp_task</text:p>
          </table:table-cell>
          <table:table-cell office:value-type="float" office:value="1" table:style-name="ce7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T009</text:p>
          </table:table-cell>
          <table:table-cell office:value-type="string" table:style-name="ce5">
            <text:p>Ctrl_Data_Req_Timeout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second</text:p>
          </table:table-cell>
          <table:table-cell office:value-type="string" table:style-name="ce11">
            <text:p>T109</text:p>
          </table:table-cell>
          <table:table-cell office:value-type="string" table:style-name="ce5">
            <text:p>K_LinkT_Delta_Time_Default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209</text:p>
          </table:table-cell>
          <table:table-cell office:value-type="string" table:style-name="ce5">
            <text:p>ELEVATION_QUALITY</text:p>
          </table:table-cell>
          <table:table-cell office:value-type="float" office:value="15" table:style-name="ce7">
            <text:p>15</text:p>
          </table:table-cell>
          <table:table-cell office:value-type="string" table:style-name="ce11">
            <text:p>T309</text:p>
          </table:table-cell>
          <table:table-cell office:value-type="string" table:style-name="ce5">
            <text:p>THD070_RESOURCE_TYPE</text:p>
          </table:table-cell>
          <table:table-cell office:value-type="string" table:style-name="ce7">
            <text:p>SIMPLE</text:p>
          </table:table-cell>
          <table:table-cell office:value-type="string" table:style-name="ce11">
            <text:p>T409</text:p>
          </table:table-cell>
          <table:table-cell office:value-type="string" table:style-name="ce5">
            <text:p>HOST_CONNECTION_BITS_ORDERING</text:p>
          </table:table-cell>
          <table:table-cell office:value-type="string" table:style-name="ce21">
            <text:p>BE</text:p>
          </table:table-cell>
          <table:table-cell office:value-type="string" table:style-name="ce7">
            <text:p>C609</text:p>
          </table:table-cell>
          <table:table-cell office:value-type="string" table:style-name="ce7">
            <text:p>cpu rx_task</text:p>
          </table:table-cell>
          <table:table-cell office:value-type="float" office:value="1" table:style-name="ce7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T010</text:p>
          </table:table-cell>
          <table:table-cell office:value-type="string" table:style-name="ce5">
            <text:p>Max_Msg_In_Arcade_Buffer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110</text:p>
          </table:table-cell>
          <table:table-cell office:value-type="string" table:style-name="ce5">
            <text:p>J_Elimination_Window_Size</text:p>
          </table:table-cell>
          <table:table-cell office:value-type="string" table:style-name="ce7">
            <text:p>7.03125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210</text:p>
          </table:table-cell>
          <table:table-cell office:value-type="string" table:style-name="ce5">
            <text:p>LATITUDE</text:p>
          </table:table-cell>
          <table:table-cell office:value-type="float" office:value="11" table:style-name="ce7">
            <text:p>11</text:p>
          </table:table-cell>
          <table:table-cell office:value-type="string" table:style-name="ce11">
            <text:p>T310</text:p>
          </table:table-cell>
          <table:table-cell office:value-type="string" table:style-name="ce5">
            <text:p>THD561_RESOURCE_ID</text:p>
          </table:table-cell>
          <table:table-cell office:value-type="float" office:value="100" table:style-name="ce7">
            <text:p>100</text:p>
          </table:table-cell>
          <table:table-cell office:value-type="string" table:style-name="ce11">
            <text:p>T410</text:p>
          </table:table-cell>
          <table:table-cell office:value-type="string" table:style-name="ce5">
            <text:p>HOST_CONNECTION_BYTES_ORDERING</text:p>
          </table:table-cell>
          <table:table-cell office:value-type="string" table:style-name="ce21">
            <text:p>BE</text:p>
          </table:table-cell>
          <table:table-cell office:value-type="string" table:style-name="ce7">
            <text:p>C610</text:p>
          </table:table-cell>
          <table:table-cell office:value-type="string" table:style-name="ce7">
            <text:p>cpu tx_task</text:p>
          </table:table-cell>
          <table:table-cell office:value-type="float" office:value="1" table:style-name="ce7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T011</text:p>
          </table:table-cell>
          <table:table-cell office:value-type="string" table:style-name="ce5">
            <text:p>Max_Time_Before_Forcing_Recording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second</text:p>
          </table:table-cell>
          <table:table-cell office:value-type="string" table:style-name="ce11">
            <text:p>T111</text:p>
          </table:table-cell>
          <table:table-cell office:value-type="string" table:style-name="ce5">
            <text:p>Platform_Nb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211</text:p>
          </table:table-cell>
          <table:table-cell office:value-type="string" table:style-name="ce5">
            <text:p>LONGITUDE</text:p>
          </table:table-cell>
          <table:table-cell office:value-type="float" office:value="-1" table:style-name="ce7">
            <text:p>-1</text:p>
          </table:table-cell>
          <table:table-cell office:value-type="string" table:style-name="ce11">
            <text:p>T311</text:p>
          </table:table-cell>
          <table:table-cell office:value-type="string" table:style-name="ce5">
            <text:p>THD561_ROUTE_ID</text:p>
          </table:table-cell>
          <table:table-cell office:value-type="float" office:value="100" table:style-name="ce7">
            <text:p>100</text:p>
          </table:table-cell>
          <table:table-cell office:value-type="string" table:style-name="ce11">
            <text:p>T411</text:p>
          </table:table-cell>
          <table:table-cell office:value-type="string" table:style-name="ce5">
            <text:p>HOST_CONNECTION_TIMEOUT</text:p>
          </table:table-cell>
          <table:table-cell office:value-type="float" office:value="1000" table:style-name="ce21">
            <text:p>1000</text:p>
          </table:table-cell>
          <table:table-cell office:value-type="string" table:style-name="ce7">
            <text:p>C611</text:p>
          </table:table-cell>
          <table:table-cell office:value-type="string" table:style-name="ce7">
            <text:p>log info</text:p>
          </table:table-cell>
          <table:table-cell office:value-type="string" table:style-name="ce7">
            <text:p>yes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T012</text:p>
          </table:table-cell>
          <table:table-cell office:value-type="string" table:style-name="ce5">
            <text:p>ACCS_LOC1_Centre_Name</text:p>
          </table:table-cell>
          <table:table-cell office:value-type="string" table:style-name="ce7">
            <text:p>ROUTEUR</text:p>
          </table:table-cell>
          <table:table-cell office:value-type="string" table:style-name="ce7">
            <text:p>text</text:p>
          </table:table-cell>
          <table:table-cell office:value-type="string" table:style-name="ce11">
            <text:p>T112</text:p>
          </table:table-cell>
          <table:table-cell office:value-type="string" table:style-name="ce5">
            <text:p>Platform_List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212</text:p>
          </table:table-cell>
          <table:table-cell office:value-type="string" table:style-name="ce5">
            <text:p>VOICE_CALL_SIGN_INDICATOR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T312</text:p>
          </table:table-cell>
          <table:table-cell office:value-type="string" table:style-name="ce5">
            <text:p>THD561 LINK_IDENTIFICATION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T412</text:p>
          </table:table-cell>
          <table:table-cell office:value-type="string" table:style-name="ce5">
            <text:p>HOST_CONNECTION_MAX_ERRORS</text:p>
          </table:table-cell>
          <table:table-cell office:value-type="float" office:value="10000" table:style-name="ce21">
            <text:p>10000</text:p>
          </table:table-cell>
          <table:table-cell office:value-type="string" table:style-name="ce7">
            <text:p>C612</text:p>
          </table:table-cell>
          <table:table-cell office:value-type="string" table:style-name="ce7">
            <text:p>log warning</text:p>
          </table:table-cell>
          <table:table-cell office:value-type="string" table:style-name="ce7">
            <text:p>yes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T013</text:p>
          </table:table-cell>
          <table:table-cell office:value-type="string" table:style-name="ce5">
            <text:p>Switchover</text:p>
          </table:table-cell>
          <table:table-cell office:value-type="string" table:style-name="ce7">
            <text:p>FALSE</text:p>
          </table:table-cell>
          <table:table-cell office:value-type="string" table:style-name="ce7">
            <text:p>boolean</text:p>
          </table:table-cell>
          <table:table-cell office:value-type="string" table:style-name="ce11">
            <text:p>T113</text:p>
          </table:table-cell>
          <table:table-cell office:value-type="string" table:style-name="ce5">
            <text:p>Platform_Role_List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text</text:p>
          </table:table-cell>
          <table:table-cell office:value-type="string" table:style-name="ce11">
            <text:p>T213</text:p>
          </table:table-cell>
          <table:table-cell office:value-type="string" table:style-name="ce5">
            <text:p>VOICE_CALL_SIGN</text:p>
          </table:table-cell>
          <table:table-cell office:value-type="string" table:style-name="ce7">
            <text:p>GAN1</text:p>
          </table:table-cell>
          <table:table-cell office:value-type="string" table:style-name="ce11">
            <text:p>T313</text:p>
          </table:table-cell>
          <table:table-cell office:value-type="string" table:style-name="ce5">
            <text:p>THD561_RESOURCE_ID</text:p>
          </table:table-cell>
          <table:table-cell office:value-type="float" office:value="4" table:style-name="ce7">
            <text:p>4</text:p>
          </table:table-cell>
          <table:table-cell office:value-type="string" table:style-name="ce11">
            <text:p>T413</text:p>
          </table:table-cell>
          <table:table-cell office:value-type="string" table:style-name="ce5">
            <text:p>HOST_FREQUENCY_SIMPLE_CONNECTION_STATUS</text:p>
          </table:table-cell>
          <table:table-cell office:value-type="float" office:value="10" table:style-name="ce21">
            <text:p>10</text:p>
          </table:table-cell>
          <table:table-cell office:value-type="string" table:style-name="ce7">
            <text:p>C613</text:p>
          </table:table-cell>
          <table:table-cell office:value-type="string" table:style-name="ce7">
            <text:p>log error</text:p>
          </table:table-cell>
          <table:table-cell office:value-type="string" table:style-name="ce7">
            <text:p>yes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T014</text:p>
          </table:table-cell>
          <table:table-cell office:value-type="string" table:style-name="ce5">
            <text:p>Recording_File_Name</text:p>
          </table:table-cell>
          <table:table-cell office:value-type="string" table:style-name="ce7">
            <text:p>TDL_Kernel_L16_MIDS</text:p>
          </table:table-cell>
          <table:table-cell office:value-type="string" table:style-name="ce7">
            <text:p>file</text:p>
          </table:table-cell>
          <table:table-cell office:value-type="string" table:style-name="ce11">
            <text:p>T114</text:p>
          </table:table-cell>
          <table:table-cell office:value-type="string" table:style-name="ce5">
            <text:p>Platform_Port_List</text:p>
          </table:table-cell>
          <table:table-cell office:value-type="float" office:value="2048" table:style-name="ce7">
            <text:p>2048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214</text:p>
          </table:table-cell>
          <table:table-cell office:value-type="string" table:style-name="ce5">
            <text:p>PLATFORM</text:p>
          </table:table-cell>
          <table:table-cell office:value-type="float" office:value="57" table:style-name="ce7">
            <text:p>57</text:p>
          </table:table-cell>
          <table:table-cell office:value-type="string" table:style-name="ce11">
            <text:p>T314</text:p>
          </table:table-cell>
          <table:table-cell office:value-type="string" table:style-name="ce5">
            <text:p>THD561_ROUTE_ID</text:p>
          </table:table-cell>
          <table:table-cell office:value-type="float" office:value="4" table:style-name="ce7">
            <text:p>4</text:p>
          </table:table-cell>
          <table:table-cell office:value-type="string" table:style-name="ce11">
            <text:p>T414</text:p>
          </table:table-cell>
          <table:table-cell office:value-type="string" table:style-name="ce5">
            <text:p>HOST_FREQUENCY_SIMPLE_TIME_SYNC</text:p>
          </table:table-cell>
          <table:table-cell office:value-type="float" office:value="10" table:style-name="ce21">
            <text:p>10</text:p>
          </table:table-cell>
          <table:table-cell office:value-type="string" table:style-name="ce7">
            <text:p>C614</text:p>
          </table:table-cell>
          <table:table-cell office:value-type="string" table:style-name="ce7">
            <text:p>log debug</text:p>
          </table:table-cell>
          <table:table-cell office:value-type="string" table:style-name="ce7">
            <text:p>yes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T015</text:p>
          </table:table-cell>
          <table:table-cell office:value-type="string" table:style-name="ce5">
            <text:p>Recording_File_Max_Size</text:p>
          </table:table-cell>
          <table:table-cell office:value-type="float" office:value="50" table:style-name="ce7">
            <text:p>50</text:p>
          </table:table-cell>
          <table:table-cell table:style-name="ce7"/>
          <table:table-cell office:value-type="string" table:style-name="ce11">
            <text:p>T115</text:p>
          </table:table-cell>
          <table:table-cell office:value-type="string" table:style-name="ce5">
            <text:p>Voice_Call_Sign</text:p>
          </table:table-cell>
          <table:table-cell office:value-type="string" table:style-name="ce7">
            <text:p>GAN1</text:p>
          </table:table-cell>
          <table:table-cell office:value-type="string" table:style-name="ce7">
            <text:p>text</text:p>
          </table:table-cell>
          <table:table-cell office:value-type="string" table:style-name="ce11">
            <text:p>T215</text:p>
          </table:table-cell>
          <table:table-cell office:value-type="string" table:style-name="ce5">
            <text:p>PLATFORM_ACTIVITY</text:p>
          </table:table-cell>
          <table:table-cell office:value-type="float" office:value="61" table:style-name="ce7">
            <text:p>61</text:p>
          </table:table-cell>
          <table:table-cell office:value-type="string" table:style-name="ce11">
            <text:p>T315</text:p>
          </table:table-cell>
          <table:table-cell office:value-type="string" table:style-name="ce5">
            <text:p>THD561 LINK_IDENTIFICATION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T415</text:p>
          </table:table-cell>
          <table:table-cell office:value-type="string" table:style-name="ce5">
            <text:p>SIMPLE_NODE_ID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C615</text:p>
          </table:table-cell>
          <table:table-cell office:value-type="string" table:style-name="ce7">
            <text:p>TopLinK addreSs</text:p>
          </table:table-cell>
          <table:table-cell office:value-type="string" table:style-name="ce7">
            <text:p>127.0.0.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T016</text:p>
          </table:table-cell>
          <table:table-cell office:value-type="string" table:style-name="ce5">
            <text:p>Recording_Files_Max_Count</text:p>
          </table:table-cell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11">
            <text:p>T116</text:p>
          </table:table-cell>
          <table:table-cell office:value-type="string" table:style-name="ce5">
            <text:p>Latitude</text:p>
          </table:table-cell>
          <table:table-cell office:value-type="string" table:style-name="ce7">
            <text:p>43.12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216</text:p>
          </table:table-cell>
          <table:table-cell office:value-type="string" table:style-name="ce5">
            <text:p>VOICE_FREQUENCY_CHANNEL</text:p>
          </table:table-cell>
          <table:table-cell office:value-type="float" office:value="7295" table:style-name="ce7">
            <text:p>7295</text:p>
          </table:table-cell>
          <table:table-cell office:value-type="string" table:style-name="ce11">
            <text:p>T316</text:p>
          </table:table-cell>
          <table:table-cell office:value-type="string" table:style-name="ce5">
            <text:p>THD562_ LINK_IDENTIFICATION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T416</text:p>
          </table:table-cell>
          <table:table-cell office:value-type="string" table:style-name="ce5">
            <text:p>SIMPLE_NODE_NAME</text:p>
          </table:table-cell>
          <table:table-cell office:value-type="string" table:style-name="ce7">
            <text:p>DLIP01</text:p>
          </table:table-cell>
          <table:table-cell office:value-type="string" table:style-name="ce7">
            <text:p>C616</text:p>
          </table:table-cell>
          <table:table-cell office:value-type="string" table:style-name="ce7">
            <text:p>port_tx</text:p>
          </table:table-cell>
          <table:table-cell office:value-type="float" office:value="30000" table:style-name="ce7">
            <text:p>30000</text:p>
          </table:table-cell>
          <table:table-cell table:number-columns-repeated="16364"/>
        </table:table-row>
        <table:table-row table:style-name="ro1">
          <table:table-cell office:value-type="string" table:style-name="ce11">
            <text:p>T017</text:p>
          </table:table-cell>
          <table:table-cell office:value-type="string" table:style-name="ce5">
            <text:p>L16_MIDS_Recording</text:p>
          </table:table-cell>
          <table:table-cell office:value-type="string" table:style-name="ce7">
            <text:p>No_Recording</text:p>
          </table:table-cell>
          <table:table-cell office:value-type="string" table:style-name="ce7">
            <text:p>text</text:p>
          </table:table-cell>
          <table:table-cell office:value-type="string" table:style-name="ce11">
            <text:p>T117</text:p>
          </table:table-cell>
          <table:table-cell office:value-type="string" table:style-name="ce5">
            <text:p>Longitude</text:p>
          </table:table-cell>
          <table:table-cell office:value-type="string" table:style-name="ce7">
            <text:p>-2.89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217</text:p>
          </table:table-cell>
          <table:table-cell office:value-type="string" table:style-name="ce5">
            <text:p>CONTROL_CHANNEL</text:p>
          </table:table-cell>
          <table:table-cell office:value-type="float" office:value="126" table:style-name="ce7">
            <text:p>126</text:p>
          </table:table-cell>
          <table:table-cell office:value-type="string" table:style-name="ce11">
            <text:p>T317</text:p>
          </table:table-cell>
          <table:table-cell office:value-type="string" table:style-name="ce5">
            <text:p>THD562_ORIGIN_ROUTE_ID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T417</text:p>
          </table:table-cell>
          <table:table-cell office:value-type="string" table:style-name="ce5">
            <text:p>SIMPLE_PROTOCOL</text:p>
          </table:table-cell>
          <table:table-cell office:value-type="string" table:style-name="ce7">
            <text:p>TCP_SERVER</text:p>
          </table:table-cell>
          <table:table-cell office:value-type="string" table:style-name="ce7">
            <text:p>C617</text:p>
          </table:table-cell>
          <table:table-cell office:value-type="string" table:style-name="ce7">
            <text:p>port_rx</text:p>
          </table:table-cell>
          <table:table-cell office:value-type="float" office:value="31000" table:style-name="ce7">
            <text:p>31000</text:p>
          </table:table-cell>
          <table:table-cell table:number-columns-repeated="16364"/>
        </table:table-row>
        <table:table-row table:style-name="ro1">
          <table:table-cell office:value-type="string" table:style-name="ce11">
            <text:p>T018</text:p>
          </table:table-cell>
          <table:table-cell office:value-type="string" table:style-name="ce5">
            <text:p>L16_JRE_Recording</text:p>
          </table:table-cell>
          <table:table-cell office:value-type="string" table:style-name="ce7">
            <text:p>No_Recording</text:p>
          </table:table-cell>
          <table:table-cell office:value-type="string" table:style-name="ce7">
            <text:p>text</text:p>
          </table:table-cell>
          <table:table-cell office:value-type="string" table:style-name="ce11">
            <text:p>T118</text:p>
          </table:table-cell>
          <table:table-cell office:value-type="string" table:style-name="ce5">
            <text:p>Elevation</text:p>
          </table:table-cell>
          <table:table-cell office:value-type="float" office:value="300" table:style-name="ce7">
            <text:p>300</text:p>
          </table:table-cell>
          <table:table-cell office:value-type="string" table:style-name="ce7">
            <text:p>décimal</text:p>
          </table:table-cell>
          <table:table-cell office:value-type="string" table:style-name="ce11">
            <text:p>T218</text:p>
          </table:table-cell>
          <table:table-cell office:value-type="string" table:style-name="ce5">
            <text:p>Platform_Nb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T318</text:p>
          </table:table-cell>
          <table:table-cell office:value-type="string" table:style-name="ce5">
            <text:p>THD562_ ROUTE_DESTINATION_LIST</text:p>
          </table:table-cell>
          <table:table-cell office:value-type="float" office:value="6" table:style-name="ce7">
            <text:p>6</text:p>
          </table:table-cell>
          <table:table-cell office:value-type="string" table:style-name="ce11">
            <text:p>T418</text:p>
          </table:table-cell>
          <table:table-cell office:value-type="string" table:style-name="ce5">
            <text:p>SIMPLE_CONNECTION_BITS_ORDERING</text:p>
          </table:table-cell>
          <table:table-cell office:value-type="string" table:style-name="ce7">
            <text:p>N/A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19</text:p>
          </table:table-cell>
          <table:table-cell office:value-type="string" table:style-name="ce5">
            <text:p>L16_SIMPLE_Recording</text:p>
          </table:table-cell>
          <table:table-cell office:value-type="string" table:style-name="ce7">
            <text:p>No_Recording</text:p>
          </table:table-cell>
          <table:table-cell office:value-type="string" table:style-name="ce7">
            <text:p>text</text:p>
          </table:table-cell>
          <table:table-cell table:style-name="ce11"/>
          <table:table-cell table:style-name="ce5"/>
          <table:table-cell table:number-columns-repeated="2" table:style-name="ce7"/>
          <table:table-cell office:value-type="string" table:style-name="ce11">
            <text:p>T219</text:p>
          </table:table-cell>
          <table:table-cell office:value-type="string" table:style-name="ce7">
            <text:p>Platform_List</text:p>
          </table:table-cell>
          <table:table-cell office:value-type="float" office:value="9" table:style-name="ce7">
            <text:p>9</text:p>
          </table:table-cell>
          <table:table-cell office:value-type="string" table:style-name="ce11">
            <text:p>T319</text:p>
          </table:table-cell>
          <table:table-cell office:value-type="string" table:style-name="ce5">
            <text:p>THD562_ORIGIN_ROUTE_ID</text:p>
          </table:table-cell>
          <table:table-cell office:value-type="float" office:value="100" table:style-name="ce7">
            <text:p>100</text:p>
          </table:table-cell>
          <table:table-cell office:value-type="string" table:style-name="ce11">
            <text:p>T419</text:p>
          </table:table-cell>
          <table:table-cell office:value-type="string" table:style-name="ce5">
            <text:p>SIMPLE_CONNECTION_BYTES_ORDERING</text:p>
          </table:table-cell>
          <table:table-cell office:value-type="string" table:style-name="ce7">
            <text:p>N/A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20</text:p>
          </table:table-cell>
          <table:table-cell office:value-type="string" table:style-name="ce5">
            <text:p>MIDS_PLATFORM_Recording</text:p>
          </table:table-cell>
          <table:table-cell office:value-type="string" table:style-name="ce7">
            <text:p>No_Recording</text:p>
          </table:table-cell>
          <table:table-cell office:value-type="string" table:style-name="ce7">
            <text:p>text</text:p>
          </table:table-cell>
          <table:table-cell table:style-name="ce11"/>
          <table:table-cell table:style-name="ce5"/>
          <table:table-cell table:number-columns-repeated="2" table:style-name="ce7"/>
          <table:table-cell office:value-type="string" table:style-name="ce11">
            <text:p>T220</text:p>
          </table:table-cell>
          <table:table-cell office:value-type="string" table:style-name="ce7">
            <text:p>Platform_Role_List</text:p>
          </table:table-cell>
          <table:table-cell office:value-type="string" table:style-name="ce7">
            <text:p>Master</text:p>
          </table:table-cell>
          <table:table-cell office:value-type="string" table:style-name="ce11">
            <text:p>T320</text:p>
          </table:table-cell>
          <table:table-cell office:value-type="string" table:style-name="ce5">
            <text:p>THD562_ ROUTE_DESTINATION_LIST</text:p>
          </table:table-cell>
          <table:table-cell office:value-type="float" office:value="5" table:style-name="ce7">
            <text:p>5</text:p>
          </table:table-cell>
          <table:table-cell office:value-type="string" table:style-name="ce11">
            <text:p>T420</text:p>
          </table:table-cell>
          <table:table-cell office:value-type="string" table:style-name="ce5">
            <text:p>SIMPLE_CONNECTION_TIMEOUT</text:p>
          </table:table-cell>
          <table:table-cell office:value-type="float" office:value="1000" table:style-name="ce7">
            <text:p>10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21</text:p>
          </table:table-cell>
          <table:table-cell office:value-type="string" table:style-name="ce5">
            <text:p>MR_Routing_DLP_Indicator</text:p>
          </table:table-cell>
          <table:table-cell office:value-type="string" table:style-name="ce7">
            <text:p>False</text:p>
          </table:table-cell>
          <table:table-cell office:value-type="string" table:style-name="ce7">
            <text:p>boolean</text:p>
          </table:table-cell>
          <table:table-cell table:style-name="ce11"/>
          <table:table-cell table:style-name="ce5"/>
          <table:table-cell table:number-columns-repeated="2" table:style-name="ce7"/>
          <table:table-cell office:value-type="string" table:style-name="ce11">
            <text:p>T221</text:p>
          </table:table-cell>
          <table:table-cell office:value-type="string" table:style-name="ce7">
            <text:p>Platform_Port</text:p>
          </table:table-cell>
          <table:table-cell office:value-type="float" office:value="2048" table:style-name="ce7">
            <text:p>2048</text:p>
          </table:table-cell>
          <table:table-cell office:value-type="string" table:style-name="ce11">
            <text:p>T321</text:p>
          </table:table-cell>
          <table:table-cell office:value-type="string" table:style-name="ce5">
            <text:p>THD562_ORIGIN_ROUTE_ID</text:p>
          </table:table-cell>
          <table:table-cell office:value-type="float" office:value="4" table:style-name="ce7">
            <text:p>4</text:p>
          </table:table-cell>
          <table:table-cell office:value-type="string" table:style-name="ce11">
            <text:p>T421</text:p>
          </table:table-cell>
          <table:table-cell office:value-type="string" table:style-name="ce5">
            <text:p>SIMPLE_SECURITY_LEVEL</text:p>
          </table:table-cell>
          <table:table-cell office:value-type="float" office:value="0" table:style-name="ce7">
            <text:p>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22</text:p>
          </table:table-cell>
          <table:table-cell office:value-type="string" table:style-name="ce5">
            <text:p>MR_Routing_JRE_Indicator</text:p>
          </table:table-cell>
          <table:table-cell office:value-type="string" table:style-name="ce7">
            <text:p>False</text:p>
          </table:table-cell>
          <table:table-cell office:value-type="string" table:style-name="ce7">
            <text:p>boolean</text:p>
          </table:table-cell>
          <table:table-cell table:style-name="ce11"/>
          <table:table-cell table:style-name="ce5"/>
          <table:table-cell table:number-columns-repeated="2" table:style-name="ce7"/>
          <table:table-cell office:value-type="string" table:style-name="ce11">
            <text:p>T222</text:p>
          </table:table-cell>
          <table:table-cell office:value-type="string" table:style-name="ce5">
            <text:p>MIDS_TYPE</text:p>
          </table:table-cell>
          <table:table-cell office:value-type="string" table:style-name="ce7">
            <text:p>D</text:p>
          </table:table-cell>
          <table:table-cell office:value-type="string" table:style-name="ce11">
            <text:p>T322</text:p>
          </table:table-cell>
          <table:table-cell office:value-type="string" table:style-name="ce5">
            <text:p>THD562_ ROUTE_DESTINATION_LIST</text:p>
          </table:table-cell>
          <table:table-cell office:value-type="float" office:value="3" table:style-name="ce7">
            <text:p>3</text:p>
          </table:table-cell>
          <table:table-cell office:value-type="string" table:style-name="ce11">
            <text:p>T422</text:p>
          </table:table-cell>
          <table:table-cell office:value-type="string" table:style-name="ce5">
            <text:p>SIMPLE_TERMINAL_TYPE</text:p>
          </table:table-cell>
          <table:table-cell office:value-type="float" office:value="0" table:style-name="ce7">
            <text:p>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23</text:p>
          </table:table-cell>
          <table:table-cell office:value-type="string" table:style-name="ce5">
            <text:p>MR_Routing_MIDS_Indicator</text:p>
          </table:table-cell>
          <table:table-cell office:value-type="string" table:style-name="ce7">
            <text:p>False</text:p>
          </table:table-cell>
          <table:table-cell office:value-type="string" table:style-name="ce7">
            <text:p>boolean</text:p>
          </table:table-cell>
          <table:table-cell table:style-name="ce11"/>
          <table:table-cell table:style-name="ce5"/>
          <table:table-cell table:number-columns-repeated="2" table:style-name="ce7"/>
          <table:table-cell office:value-type="string" table:style-name="ce11">
            <text:p>T223</text:p>
          </table:table-cell>
          <table:table-cell office:value-type="string" table:style-name="ce15">
            <text:p>TP</text:p>
          </table:table-cell>
          <table:table-cell office:value-type="float" office:value="4096" table:style-name="ce7">
            <text:p>4096</text:p>
          </table:table-cell>
          <table:table-cell table:style-name="ce11"/>
          <table:table-cell table:style-name="ce5"/>
          <table:table-cell table:style-name="ce7"/>
          <table:table-cell office:value-type="string" table:style-name="ce11">
            <text:p>T423</text:p>
          </table:table-cell>
          <table:table-cell office:value-type="string" table:style-name="ce5">
            <text:p>SIMPLE_TERMINAL_ROLE</text:p>
          </table:table-cell>
          <table:table-cell office:value-type="float" office:value="0" table:style-name="ce7">
            <text:p>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24</text:p>
          </table:table-cell>
          <table:table-cell office:value-type="string" table:style-name="ce5">
            <text:p>MR_Routing_SIMPLE_Indicator</text:p>
          </table:table-cell>
          <table:table-cell office:value-type="string" table:style-name="ce7">
            <text:p>False</text:p>
          </table:table-cell>
          <table:table-cell office:value-type="string" table:style-name="ce7">
            <text:p>boolean</text:p>
          </table:table-cell>
          <table:table-cell table:style-name="ce11"/>
          <table:table-cell table:style-name="ce5"/>
          <table:table-cell table:number-columns-repeated="2" table:style-name="ce7"/>
          <table:table-cell office:value-type="string" table:style-name="ce11">
            <text:p>T224</text:p>
          </table:table-cell>
          <table:table-cell office:value-type="string" table:style-name="ce5">
            <text:p>ACP</text:p>
          </table:table-cell>
          <table:table-cell office:value-type="float" office:value="1282" table:style-name="ce7">
            <text:p>1282</text:p>
          </table:table-cell>
          <table:table-cell table:style-name="ce11"/>
          <table:table-cell table:style-name="ce5"/>
          <table:table-cell table:style-name="ce7"/>
          <table:table-cell office:value-type="string" table:style-name="ce11">
            <text:p>T424</text:p>
          </table:table-cell>
          <table:table-cell office:value-type="string" table:style-name="ce5">
            <text:p>SIMPLE_TERMINAL_STN</text:p>
          </table:table-cell>
          <table:table-cell office:value-type="float" office:value="5" table:style-name="ce7">
            <text:p>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25</text:p>
          </table:table-cell>
          <table:table-cell office:value-type="string" table:style-name="ce5">
            <text:p>Context_File</text:p>
          </table:table-cell>
          <table:table-cell office:value-type="string" table:style-name="ce7">
            <text:p>./DLIP_CONTEXT.xml</text:p>
          </table:table-cell>
          <table:table-cell office:value-type="string" table:style-name="ce7">
            <text:p>file</text:p>
          </table:table-cell>
          <table:table-cell table:style-name="ce11"/>
          <table:table-cell table:style-name="ce5"/>
          <table:table-cell table:number-columns-repeated="2" table:style-name="ce7"/>
          <table:table-cell office:value-type="string" table:style-name="ce11">
            <text:p>T225</text:p>
          </table:table-cell>
          <table:table-cell office:value-type="string" table:style-name="ce5">
            <text:p>GCP</text:p>
          </table:table-cell>
          <table:table-cell office:value-type="float" office:value="1792" table:style-name="ce7">
            <text:p>1792</text:p>
          </table:table-cell>
          <table:table-cell table:style-name="ce11"/>
          <table:table-cell table:style-name="ce5"/>
          <table:table-cell table:style-name="ce7"/>
          <table:table-cell office:value-type="string" table:style-name="ce11">
            <text:p>T425</text:p>
          </table:table-cell>
          <table:table-cell office:value-type="string" table:style-name="ce5">
            <text:p>SIMPLE_PACKET_TYPE_1_ALLOWED</text:p>
          </table:table-cell>
          <table:table-cell office:value-type="string" table:style-name="ce7">
            <text:p>NO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26</text:p>
          </table:table-cell>
          <table:table-cell office:value-type="string" table:style-name="ce5">
            <text:p>DLP_default_ST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décimal</text:p>
          </table:table-cell>
          <table:table-cell table:style-name="ce11"/>
          <table:table-cell table:style-name="ce5"/>
          <table:table-cell table:number-columns-repeated="2" table:style-name="ce7"/>
          <table:table-cell office:value-type="string" table:style-name="ce11">
            <text:p>T226</text:p>
          </table:table-cell>
          <table:table-cell office:value-type="string" table:style-name="ce5">
            <text:p>CORE</text:p>
          </table:table-cell>
          <table:table-cell office:value-type="float" office:value="2562" table:style-name="ce7">
            <text:p>2562</text:p>
          </table:table-cell>
          <table:table-cell table:style-name="ce11"/>
          <table:table-cell table:style-name="ce5"/>
          <table:table-cell table:style-name="ce7"/>
          <table:table-cell office:value-type="string" table:style-name="ce11">
            <text:p>T426</text:p>
          </table:table-cell>
          <table:table-cell office:value-type="string" table:style-name="ce5">
            <text:p>SIMPLE_PACKET_TYPE_5_ALLOWED</text:p>
          </table:table-cell>
          <table:table-cell office:value-type="string" table:style-name="ce7">
            <text:p>YES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27</text:p>
          </table:table-cell>
          <table:table-cell office:value-type="string" table:style-name="ce5">
            <text:p>Management_Configuration</text:p>
          </table:table-cell>
          <table:table-cell office:value-type="string" table:style-name="ce7">
            <text:p>Standalone</text:p>
          </table:table-cell>
          <table:table-cell office:value-type="string" table:style-name="ce7">
            <text:p>text</text:p>
          </table:table-cell>
          <table:table-cell table:style-name="ce11"/>
          <table:table-cell table:style-name="ce5"/>
          <table:table-cell table:number-columns-repeated="2" table:style-name="ce7"/>
          <table:table-cell office:value-type="string" table:style-name="ce11">
            <text:p>T227</text:p>
          </table:table-cell>
          <table:table-cell office:value-type="string" table:style-name="ce5">
            <text:p>MSG</text:p>
          </table:table-cell>
          <table:table-cell office:value-type="float" office:value="769" table:style-name="ce7">
            <text:p>769</text:p>
          </table:table-cell>
          <table:table-cell table:style-name="ce11"/>
          <table:table-cell table:style-name="ce5"/>
          <table:table-cell table:style-name="ce7"/>
          <table:table-cell office:value-type="string" table:style-name="ce11">
            <text:p>T427</text:p>
          </table:table-cell>
          <table:table-cell office:value-type="string" table:style-name="ce5">
            <text:p>SIMPLE_PACKET_TYPE_8_ALLOWED</text:p>
          </table:table-cell>
          <table:table-cell office:value-type="string" table:style-name="ce7">
            <text:p>NO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28</text:p>
          </table:table-cell>
          <table:table-cell office:value-type="string" table:style-name="ce5">
            <text:p>Routing_Config</text:p>
          </table:table-cell>
          <table:table-cell office:value-type="string" table:style-name="ce7">
            <text:p>Normal</text:p>
          </table:table-cell>
          <table:table-cell office:value-type="string" table:style-name="ce7">
            <text:p>text</text:p>
          </table:table-cell>
          <table:table-cell table:style-name="ce11"/>
          <table:table-cell table:style-name="ce5"/>
          <table:table-cell table:number-columns-repeated="2" table:style-name="ce7"/>
          <table:table-cell table:style-name="ce11"/>
          <table:table-cell table:style-name="ce5"/>
          <table:table-cell table:style-name="ce7"/>
          <table:table-cell table:style-name="ce11"/>
          <table:table-cell table:style-name="ce5"/>
          <table:table-cell table:style-name="ce7"/>
          <table:table-cell office:value-type="string" table:style-name="ce11">
            <text:p>T428</text:p>
          </table:table-cell>
          <table:table-cell office:value-type="string" table:style-name="ce5">
            <text:p>SIMPLE_PACKET_TYPE_10_ALLOWED</text:p>
          </table:table-cell>
          <table:table-cell office:value-type="string" table:style-name="ce7">
            <text:p>NO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29</text:p>
          </table:table-cell>
          <table:table-cell office:value-type="string" table:style-name="ce5">
            <text:p>L16_Designator_Id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décimal</text:p>
          </table:table-cell>
          <table:table-cell table:style-name="ce11"/>
          <table:table-cell table:style-name="ce5"/>
          <table:table-cell table:number-columns-repeated="2" table:style-name="ce7"/>
          <table:table-cell table:style-name="ce11"/>
          <table:table-cell table:style-name="ce5"/>
          <table:table-cell table:style-name="ce7"/>
          <table:table-cell table:style-name="ce11"/>
          <table:table-cell table:style-name="ce5"/>
          <table:table-cell table:style-name="ce7"/>
          <table:table-cell office:value-type="string" table:style-name="ce11">
            <text:p>T429</text:p>
          </table:table-cell>
          <table:table-cell office:value-type="string" table:style-name="ce5">
            <text:p>SIMPLE_TIME_SYNCHRO_MODE</text:p>
          </table:table-cell>
          <table:table-cell office:value-type="string" table:style-name="ce7">
            <text:p>SLAVE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30</text:p>
          </table:table-cell>
          <table:table-cell office:value-type="string" table:style-name="ce5">
            <text:p>ISIS_Reception_Time_Out</text:p>
          </table:table-cell>
          <table:table-cell office:value-type="float" office:value="180" table:style-name="ce7">
            <text:p>180</text:p>
          </table:table-cell>
          <table:table-cell office:value-type="string" table:style-name="ce7">
            <text:p>second</text:p>
          </table:table-cell>
          <table:table-cell table:style-name="ce11"/>
          <table:table-cell table:style-name="ce5"/>
          <table:table-cell table:number-columns-repeated="2" table:style-name="ce7"/>
          <table:table-cell table:style-name="ce11"/>
          <table:table-cell table:style-name="ce7"/>
          <table:table-cell table:style-name="ce8"/>
          <table:table-cell table:style-name="ce11"/>
          <table:table-cell table:style-name="ce5"/>
          <table:table-cell table:style-name="ce7"/>
          <table:table-cell office:value-type="string" table:style-name="ce11">
            <text:p>T430</text:p>
          </table:table-cell>
          <table:table-cell office:value-type="string" table:style-name="ce5">
            <text:p>SIMPLE_TIME_SYNCHRO_ALLOWED_DIFFERENCE</text:p>
          </table:table-cell>
          <table:table-cell office:value-type="float" office:value="100" table:style-name="ce7">
            <text:p>1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31</text:p>
          </table:table-cell>
          <table:table-cell office:value-type="string" table:style-name="ce5">
            <text:p>Terminate_DLIP_Upon_ISIS_Lost</text:p>
          </table:table-cell>
          <table:table-cell office:value-type="string" table:style-name="ce7">
            <text:p>False</text:p>
          </table:table-cell>
          <table:table-cell office:value-type="string" table:style-name="ce7">
            <text:p>boolean</text:p>
          </table:table-cell>
          <table:table-cell table:style-name="ce11"/>
          <table:table-cell table:style-name="ce5"/>
          <table:table-cell table:number-columns-repeated="2" table:style-name="ce7"/>
          <table:table-cell table:style-name="ce11"/>
          <table:table-cell table:style-name="ce7"/>
          <table:table-cell table:style-name="ce1"/>
          <table:table-cell table:style-name="ce11"/>
          <table:table-cell table:style-name="ce5"/>
          <table:table-cell table:style-name="ce7"/>
          <table:table-cell office:value-type="string" table:style-name="ce11">
            <text:p>T431</text:p>
          </table:table-cell>
          <table:table-cell office:value-type="string" table:style-name="ce5">
            <text:p>SIMPLE_FREQUENCY_STATUS_CONFIGURATION</text:p>
          </table:table-cell>
          <table:table-cell office:value-type="float" office:value="30" table:style-name="ce7">
            <text:p>3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T032</text:p>
          </table:table-cell>
          <table:table-cell office:value-type="string" table:style-name="ce5">
            <text:p>SIMPLE_Synchro_Time_Timeout</text:p>
          </table:table-cell>
          <table:table-cell office:value-type="float" office:value="15" table:style-name="ce7">
            <text:p>15</text:p>
          </table:table-cell>
          <table:table-cell table:style-name="ce7"/>
          <table:table-cell table:style-name="ce11"/>
          <table:table-cell table:style-name="ce5"/>
          <table:table-cell table:number-columns-repeated="2" table:style-name="ce7"/>
          <table:table-cell table:style-name="ce11"/>
          <table:table-cell table:style-name="ce7"/>
          <table:table-cell table:style-name="ce1"/>
          <table:table-cell table:style-name="ce11"/>
          <table:table-cell table:style-name="ce5"/>
          <table:table-cell table:style-name="ce7"/>
          <table:table-cell office:value-type="string" table:style-name="ce11">
            <text:p>T432</text:p>
          </table:table-cell>
          <table:table-cell office:value-type="string" table:style-name="ce5">
            <text:p>SIMPLE_FREQUENCY_STR_TIME_SYNCHRO</text:p>
          </table:table-cell>
          <table:table-cell office:value-type="float" office:value="10" table:style-name="ce7">
            <text:p>10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T033</text:p>
          </table:table-cell>
          <table:table-cell office:value-type="string" table:style-name="ce5">
            <text:p>SIMPLE_Start_Stop_Acknowledgement_Timeout</text:p>
          </table:table-cell>
          <table:table-cell office:value-type="float" office:value="15" table:style-name="ce7">
            <text:p>15</text:p>
          </table:table-cell>
          <table:table-cell table:style-name="ce7"/>
          <table:table-cell table:style-name="ce11"/>
          <table:table-cell table:style-name="ce5"/>
          <table:table-cell table:number-columns-repeated="2" table:style-name="ce7"/>
          <table:table-cell table:style-name="ce11"/>
          <table:table-cell table:style-name="ce5"/>
          <table:table-cell table:style-name="ce7"/>
          <table:table-cell table:style-name="ce11"/>
          <table:table-cell table:style-name="ce5"/>
          <table:table-cell table:style-name="ce7"/>
          <table:table-cell office:value-type="string" table:style-name="ce11">
            <text:p>T433</text:p>
          </table:table-cell>
          <table:table-cell office:value-type="string" table:style-name="ce5">
            <text:p>SIMPLE_EXERCISE_OFFSET</text:p>
          </table:table-cell>
          <table:table-cell office:value-type="float" office:value="0" table:style-name="ce22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T034</text:p>
          </table:table-cell>
          <table:table-cell office:value-type="string" table:style-name="ce15">
            <text:p>SIMPLE_Technical_Connection_Alive_Timeout</text:p>
          </table:table-cell>
          <table:table-cell office:value-type="float" office:value="15" table:style-name="ce22">
            <text:p>15</text:p>
          </table:table-cell>
          <table:table-cell table:style-name="ce22"/>
          <table:table-cell table:style-name="ce11"/>
          <table:table-cell table:style-name="ce5"/>
          <table:table-cell table:number-columns-repeated="2" table:style-name="ce7"/>
          <table:table-cell table:style-name="ce14"/>
          <table:table-cell table:style-name="ce15"/>
          <table:table-cell table:style-name="ce7"/>
          <table:table-cell table:style-name="ce11"/>
          <table:table-cell table:style-name="ce5"/>
          <table:table-cell table:style-name="ce7"/>
          <table:table-cell office:value-type="string" table:style-name="ce11">
            <text:p>T434</text:p>
          </table:table-cell>
          <table:table-cell office:value-type="string" table:style-name="ce23">
            <text:p>SIMPLE MODE MBM</text:p>
          </table:table-cell>
          <table:table-cell office:value-type="string" table:style-name="ce7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T035</text:p>
          </table:table-cell>
          <table:table-cell office:value-type="string" table:style-name="ce5">
            <text:p>Startup_Mode</text:p>
          </table:table-cell>
          <table:table-cell office:value-type="string" table:style-name="ce7">
            <text:p>Single_Cold</text:p>
          </table:table-cell>
          <table:table-cell table:style-name="ce7"/>
          <table:table-cell table:style-name="ce12"/>
          <table:table-cell table:style-name="ce9"/>
          <table:table-cell table:number-columns-repeated="2" table:style-name="ce1"/>
          <table:table-cell table:style-name="ce11"/>
          <table:table-cell table:style-name="ce5"/>
          <table:table-cell table:style-name="ce24"/>
          <table:table-cell table:style-name="ce12"/>
          <table:table-cell table:style-name="ce9"/>
          <table:table-cell table:style-name="ce1"/>
          <table:table-cell office:value-type="string" table:style-name="ce11">
            <text:p>T435</text:p>
          </table:table-cell>
          <table:table-cell office:value-type="string" table:style-name="ce23">
            <text:p>L16_HOST_TACTICAL_PROTOCOL</text:p>
          </table:table-cell>
          <table:table-cell office:value-type="string" table:style-name="ce7">
            <text:p>TCP_CLIENT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T036</text:p>
          </table:table-cell>
          <table:table-cell office:value-type="string" table:style-name="ce5">
            <text:p>Routing_Config</text:p>
          </table:table-cell>
          <table:table-cell office:value-type="string" table:style-name="ce7">
            <text:p>N/A</text:p>
          </table:table-cell>
          <table:table-cell table:style-name="ce7"/>
          <table:table-cell table:style-name="ce12"/>
          <table:table-cell table:style-name="ce9"/>
          <table:table-cell table:number-columns-repeated="2" table:style-name="ce1"/>
          <table:table-cell table:style-name="ce11"/>
          <table:table-cell table:style-name="ce5"/>
          <table:table-cell table:style-name="ce24"/>
          <table:table-cell table:style-name="ce12"/>
          <table:table-cell table:style-name="ce9"/>
          <table:table-cell table:style-name="ce1"/>
          <table:table-cell office:value-type="string" table:style-name="ce11">
            <text:p>T436</text:p>
          </table:table-cell>
          <table:table-cell office:value-type="string" table:style-name="ce23">
            <text:p>L16_HOST_TACTICAL_DEBUG</text:p>
          </table:table-cell>
          <table:table-cell office:value-type="string" table:style-name="ce7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T037</text:p>
          </table:table-cell>
          <table:table-cell office:value-type="string" table:style-name="ce5">
            <text:p>Route_Identifier</text:p>
          </table:table-cell>
          <table:table-cell office:value-type="float" office:value="100" table:style-name="ce7">
            <text:p>100</text:p>
          </table:table-cell>
          <table:table-cell table:style-name="ce7"/>
          <table:table-cell table:style-name="ce12"/>
          <table:table-cell table:style-name="ce9"/>
          <table:table-cell table:number-columns-repeated="2" table:style-name="ce1"/>
          <table:table-cell table:style-name="ce11"/>
          <table:table-cell table:style-name="ce5"/>
          <table:table-cell table:style-name="ce24"/>
          <table:table-cell table:style-name="ce12"/>
          <table:table-cell table:style-name="ce9"/>
          <table:table-cell table:style-name="ce1"/>
          <table:table-cell office:value-type="string" table:style-name="ce11">
            <text:p>T437</text:p>
          </table:table-cell>
          <table:table-cell office:value-type="string" table:style-name="ce23">
            <text:p>L16_HOST_CONNECTION_TIMEOUT</text:p>
          </table:table-cell>
          <table:table-cell office:value-type="float" office:value="1000" table:style-name="ce7">
            <text:p>1000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T038</text:p>
          </table:table-cell>
          <table:table-cell office:value-type="string" table:style-name="ce5">
            <text:p>Switchover_Timeout</text:p>
          </table:table-cell>
          <table:table-cell office:value-type="string" table:style-name="ce7">
            <text:p>6.0</text:p>
          </table:table-cell>
          <table:table-cell table:style-name="ce7"/>
          <table:table-cell table:style-name="ce12"/>
          <table:table-cell table:style-name="ce9"/>
          <table:table-cell table:number-columns-repeated="2" table:style-name="ce1"/>
          <table:table-cell table:style-name="ce11"/>
          <table:table-cell table:style-name="ce5"/>
          <table:table-cell table:style-name="ce24"/>
          <table:table-cell table:style-name="ce12"/>
          <table:table-cell table:style-name="ce9"/>
          <table:table-cell table:style-name="ce1"/>
          <table:table-cell office:value-type="string" table:style-name="ce11">
            <text:p>T438</text:p>
          </table:table-cell>
          <table:table-cell office:value-type="string" table:style-name="ce23">
            <text:p>L16_HOST_CONNECTION_MAX_ERRORS</text:p>
          </table:table-cell>
          <table:table-cell office:value-type="float" office:value="10000" table:style-name="ce7">
            <text:p>10000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T039</text:p>
          </table:table-cell>
          <table:table-cell office:value-type="string" table:style-name="ce5">
            <text:p>DLP_Routing_Mode</text:p>
          </table:table-cell>
          <table:table-cell office:value-type="string" table:style-name="ce7">
            <text:p>Auto_Configuration</text:p>
          </table:table-cell>
          <table:table-cell table:style-name="ce7"/>
          <table:table-cell table:style-name="ce12"/>
          <table:table-cell table:style-name="ce9"/>
          <table:table-cell table:number-columns-repeated="2" table:style-name="ce1"/>
          <table:table-cell table:style-name="ce12"/>
          <table:table-cell table:style-name="ce9"/>
          <table:table-cell table:style-name="ce1"/>
          <table:table-cell table:style-name="ce12"/>
          <table:table-cell table:style-name="ce9"/>
          <table:table-cell table:style-name="ce1"/>
          <table:table-cell office:value-type="string" table:style-name="ce11">
            <text:p>T439</text:p>
          </table:table-cell>
          <table:table-cell office:value-type="string" table:style-name="ce23">
            <text:p>L11_HOST_TACTICAL_PROTOCOL</text:p>
          </table:table-cell>
          <table:table-cell office:value-type="string" table:style-name="ce7">
            <text:p>TCP_SEVER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T040</text:p>
          </table:table-cell>
          <table:table-cell office:value-type="string" table:style-name="ce5">
            <text:p>Recording_Files_Max_Count</text:p>
          </table:table-cell>
          <table:table-cell office:value-type="string" table:style-name="ce7">
            <text:p>N/A</text:p>
          </table:table-cell>
          <table:table-cell table:style-name="ce7"/>
          <table:table-cell table:style-name="ce12"/>
          <table:table-cell table:style-name="ce9"/>
          <table:table-cell table:number-columns-repeated="2" table:style-name="ce1"/>
          <table:table-cell table:style-name="ce12"/>
          <table:table-cell table:style-name="ce9"/>
          <table:table-cell table:style-name="ce1"/>
          <table:table-cell table:style-name="ce12"/>
          <table:table-cell table:style-name="ce9"/>
          <table:table-cell table:style-name="ce1"/>
          <table:table-cell office:value-type="string" table:style-name="ce11">
            <text:p>T440</text:p>
          </table:table-cell>
          <table:table-cell office:value-type="string" table:style-name="ce23">
            <text:p>L11_HOST_TACTICAL_DEBUG</text:p>
          </table:table-cell>
          <table:table-cell office:value-type="string" table:style-name="ce7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T041</text:p>
          </table:table-cell>
          <table:table-cell office:value-type="string" table:style-name="ce5">
            <text:p>Recording_File_Max_Size</text:p>
          </table:table-cell>
          <table:table-cell office:value-type="string" table:style-name="ce7">
            <text:p>N/A</text:p>
          </table:table-cell>
          <table:table-cell table:style-name="ce7"/>
          <table:table-cell table:style-name="ce12"/>
          <table:table-cell table:style-name="ce9"/>
          <table:table-cell table:number-columns-repeated="2" table:style-name="ce1"/>
          <table:table-cell table:style-name="ce12"/>
          <table:table-cell table:style-name="ce9"/>
          <table:table-cell table:style-name="ce1"/>
          <table:table-cell table:style-name="ce12"/>
          <table:table-cell table:style-name="ce9"/>
          <table:table-cell table:style-name="ce1"/>
          <table:table-cell office:value-type="string" table:style-name="ce11">
            <text:p>T441</text:p>
          </table:table-cell>
          <table:table-cell office:value-type="string" table:style-name="ce23">
            <text:p>L11_HOST_CONNECTION_TIMEOUT</text:p>
          </table:table-cell>
          <table:table-cell office:value-type="float" office:value="1000" table:style-name="ce7">
            <text:p>1000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T042</text:p>
          </table:table-cell>
          <table:table-cell office:value-type="string" table:style-name="ce5">
            <text:p>Monitor_Live_Check</text:p>
          </table:table-cell>
          <table:table-cell office:value-type="string" table:style-name="ce7">
            <text:p>True</text:p>
          </table:table-cell>
          <table:table-cell table:style-name="ce7"/>
          <table:table-cell table:style-name="ce12"/>
          <table:table-cell table:style-name="ce9"/>
          <table:table-cell table:number-columns-repeated="2" table:style-name="ce1"/>
          <table:table-cell table:style-name="ce12"/>
          <table:table-cell table:style-name="ce9"/>
          <table:table-cell table:style-name="ce1"/>
          <table:table-cell table:style-name="ce12"/>
          <table:table-cell table:style-name="ce9"/>
          <table:table-cell table:style-name="ce1"/>
          <table:table-cell office:value-type="string" table:style-name="ce11">
            <text:p>T442</text:p>
          </table:table-cell>
          <table:table-cell office:value-type="string" table:style-name="ce23">
            <text:p>L11_HOST_CONNECTION_MAX_ERRORS</text:p>
          </table:table-cell>
          <table:table-cell office:value-type="float" office:value="10000" table:style-name="ce7">
            <text:p>10000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T043</text:p>
          </table:table-cell>
          <table:table-cell office:value-type="string" table:style-name="ce5">
            <text:p>Live_Check_Send_Period</text:p>
          </table:table-cell>
          <table:table-cell office:value-type="string" table:style-name="ce7">
            <text:p>12.0</text:p>
          </table:table-cell>
          <table:table-cell table:style-name="ce7"/>
          <table:table-cell table:style-name="ce12"/>
          <table:table-cell table:style-name="ce9"/>
          <table:table-cell table:number-columns-repeated="2" table:style-name="ce1"/>
          <table:table-cell table:style-name="ce12"/>
          <table:table-cell table:style-name="ce9"/>
          <table:table-cell table:style-name="ce1"/>
          <table:table-cell table:style-name="ce12"/>
          <table:table-cell table:style-name="ce9"/>
          <table:table-cell table:style-name="ce1"/>
          <table:table-cell office:value-type="string" table:style-name="ce11">
            <text:p>T443</text:p>
          </table:table-cell>
          <table:table-cell office:value-type="string" table:style-name="ce9">
            <text:p>SIMPLE_L11_DTS_TYPE</text:p>
          </table:table-cell>
          <table:table-cell office:value-type="float" office:value="0" table:style-name="ce8">
            <text:p>0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9"/>
          <table:table-cell table:number-columns-repeated="2" table:style-name="ce1"/>
          <table:table-cell table:style-name="ce12"/>
          <table:table-cell table:style-name="ce9"/>
          <table:table-cell table:number-columns-repeated="2" table:style-name="ce1"/>
          <table:table-cell table:style-name="ce12"/>
          <table:table-cell table:style-name="ce9"/>
          <table:table-cell table:style-name="ce1"/>
          <table:table-cell table:style-name="ce12"/>
          <table:table-cell table:style-name="ce9"/>
          <table:table-cell table:style-name="ce1"/>
          <table:table-cell office:value-type="string" table:style-name="ce11">
            <text:p>T444</text:p>
          </table:table-cell>
          <table:table-cell office:value-type="string" table:style-name="ce9">
            <text:p>SIMPLE_L11_ROLE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9"/>
          <table:table-cell table:number-columns-repeated="2" table:style-name="ce1"/>
          <table:table-cell table:style-name="ce12"/>
          <table:table-cell table:style-name="ce9"/>
          <table:table-cell table:number-columns-repeated="2" table:style-name="ce1"/>
          <table:table-cell table:style-name="ce12"/>
          <table:table-cell table:style-name="ce9"/>
          <table:table-cell table:style-name="ce1"/>
          <table:table-cell table:style-name="ce12"/>
          <table:table-cell table:style-name="ce9"/>
          <table:table-cell table:style-name="ce1"/>
          <table:table-cell office:value-type="string" table:style-name="ce11">
            <text:p>T445</text:p>
          </table:table-cell>
          <table:table-cell office:value-type="string" table:style-name="ce9">
            <text:p>SIMPLE_PACKET_TYPE_2_ALLOWED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number-rows-repeated="2" table:style-name="ro1">
          <table:table-cell table:style-name="ce12"/>
          <table:table-cell table:style-name="ce9"/>
          <table:table-cell table:number-columns-repeated="2" table:style-name="ce1"/>
          <table:table-cell table:style-name="ce12"/>
          <table:table-cell table:style-name="ce9"/>
          <table:table-cell table:number-columns-repeated="2" table:style-name="ce1"/>
          <table:table-cell table:style-name="ce12"/>
          <table:table-cell table:style-name="ce9"/>
          <table:table-cell table:style-name="ce1"/>
          <table:table-cell table:style-name="ce12"/>
          <table:table-cell table:style-name="ce9"/>
          <table:table-cell table:style-name="ce1"/>
          <table:table-cell table:style-name="ce11"/>
          <table:table-cell table:style-name="ce9"/>
          <table:table-cell table:number-columns-repeated="16368" table:style-name="ce1"/>
        </table:table-row>
        <table:table-row table:number-rows-repeated="3" table:style-name="ro1">
          <table:table-cell table:number-columns-repeated="14"/>
          <table:table-cell table:style-name="ce11"/>
          <table:table-cell table:number-columns-repeated="16369"/>
        </table:table-row>
        <table:table-row table:number-rows-repeated="1048525" table:style-name="ro1">
          <table:table-cell table:number-columns-repeated="16384"/>
        </table:table-row>
      </table:table>
      <table:table table:name="CORE_MANAGER" table:style-name="ta2">
        <table:table-column table:style-name="co26" table:default-cell-style-name="ce12"/>
        <table:table-column table:style-name="co27" table:default-cell-style-name="ce9"/>
        <table:table-column table:style-name="co28" table:default-cell-style-name="ce1"/>
        <table:table-column table:style-name="co9" table:default-cell-style-name="ce12"/>
        <table:table-column table:style-name="co29" table:default-cell-style-name="ce9"/>
        <table:table-column table:style-name="co30" table:default-cell-style-name="ce1"/>
        <table:table-column table:style-name="co9" table:default-cell-style-name="ce12"/>
        <table:table-column table:style-name="co31" table:default-cell-style-name="ce9"/>
        <table:table-column table:style-name="co9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1">
            <text:p>CORE_MANAGER</text:p>
          </table:table-cell>
          <table:table-cell office:value-type="string" table:style-name="ce5">
            <text:p>DEPLOYMENT.xml</text:p>
          </table:table-cell>
          <table:table-cell table:style-name="ce7"/>
          <table:table-cell office:value-type="string" table:style-name="ce11">
            <text:p>CORE_MANAGER</text:p>
          </table:table-cell>
          <table:table-cell office:value-type="string" table:style-name="ce7">
            <text:p>FACTORY.xml</text:p>
          </table:table-cell>
          <table:table-cell table:style-name="ce7"/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11">
            <text:p>M001</text:p>
          </table:table-cell>
          <table:table-cell office:value-type="string" table:style-name="ce5">
            <text:p>INTERFACE_CONFIGURATION NAME_1</text:p>
          </table:table-cell>
          <table:table-cell office:value-type="string" table:style-name="ce7">
            <text:p>HMI</text:p>
          </table:table-cell>
          <table:table-cell office:value-type="string" table:style-name="ce11">
            <text:p>F001</text:p>
          </table:table-cell>
          <table:table-cell office:value-type="string" table:style-name="ce5">
            <text:p>LIMITATIONS LINK NAME</text:p>
          </table:table-cell>
          <table:table-cell office:value-type="string" table:style-name="ce7">
            <text:p>L11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11">
            <text:p>M002</text:p>
          </table:table-cell>
          <table:table-cell office:value-type="string" table:style-name="ce5">
            <text:p>INTERFACE_CONFIGURATION NAME_2</text:p>
          </table:table-cell>
          <table:table-cell office:value-type="string" table:style-name="ce7">
            <text:p>DLIP</text:p>
          </table:table-cell>
          <table:table-cell office:value-type="string" table:style-name="ce11">
            <text:p>F002</text:p>
          </table:table-cell>
          <table:table-cell office:value-type="string" table:style-name="ce5">
            <text:p>LIMITATIONS ROUTE NAME</text:p>
          </table:table-cell>
          <table:table-cell office:value-type="string" table:style-name="ce7">
            <text:p>L11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11">
            <text:p>M003</text:p>
          </table:table-cell>
          <table:table-cell office:value-type="string" table:style-name="ce5">
            <text:p>LINK_CONFIGURATION ID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F003</text:p>
          </table:table-cell>
          <table:table-cell office:value-type="string" table:style-name="ce5">
            <text:p>LIMITATIONS RESOURCE NAME</text:p>
          </table:table-cell>
          <table:table-cell office:value-type="string" table:style-name="ce7">
            <text:p>L11_MODEM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11">
            <text:p>M004</text:p>
          </table:table-cell>
          <table:table-cell office:value-type="string" table:style-name="ce5">
            <text:p>LINK_CONFIGURATION TYPE</text:p>
          </table:table-cell>
          <table:table-cell office:value-type="string" table:style-name="ce7">
            <text:p>L11</text:p>
          </table:table-cell>
          <table:table-cell office:value-type="string" table:style-name="ce11">
            <text:p>F004</text:p>
          </table:table-cell>
          <table:table-cell office:value-type="string" table:style-name="ce5">
            <text:p>LINKS_PARAM LINK NAME</text:p>
          </table:table-cell>
          <table:table-cell office:value-type="string" table:style-name="ce7">
            <text:p>L11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11">
            <text:p>M005</text:p>
          </table:table-cell>
          <table:table-cell office:value-type="string" table:style-name="ce5">
            <text:p>LINK_CONFIGURATION NAME</text:p>
          </table:table-cell>
          <table:table-cell office:value-type="string" table:style-name="ce7">
            <text:p>link L11</text:p>
          </table:table-cell>
          <table:table-cell office:value-type="string" table:style-name="ce11">
            <text:p>F005</text:p>
          </table:table-cell>
          <table:table-cell office:value-type="string" table:style-name="ce5">
            <text:p>LINKS_PARAM PARAMETER NAME</text:p>
          </table:table-cell>
          <table:table-cell office:value-type="string" table:style-name="ce7">
            <text:p>OWN PLATFORM LINK T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11">
            <text:p>M006</text:p>
          </table:table-cell>
          <table:table-cell office:value-type="string" table:style-name="ce5">
            <text:p>RESOURCE_CONFIGURATION ID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F006</text:p>
          </table:table-cell>
          <table:table-cell office:value-type="string" table:style-name="ce5">
            <text:p>LINKS_PARAM PARAMETER TYPE</text:p>
          </table:table-cell>
          <table:table-cell office:value-type="string" table:style-name="ce7">
            <text:p>T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11">
            <text:p>M007</text:p>
          </table:table-cell>
          <table:table-cell office:value-type="string" table:style-name="ce5">
            <text:p>RESOURCE_CONFIGURATION NAME</text:p>
          </table:table-cell>
          <table:table-cell office:value-type="string" table:style-name="ce7">
            <text:p>MODEM1</text:p>
          </table:table-cell>
          <table:table-cell office:value-type="string" table:style-name="ce11">
            <text:p>F007</text:p>
          </table:table-cell>
          <table:table-cell office:value-type="string" table:style-name="ce5">
            <text:p>LINKS_PARAM PARAMETER NAME</text:p>
          </table:table-cell>
          <table:table-cell office:value-type="string" table:style-name="ce7">
            <text:p>VOICE CALL SIG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11">
            <text:p>M008</text:p>
          </table:table-cell>
          <table:table-cell office:value-type="string" table:style-name="ce5">
            <text:p>RESOURCE_CONFIGURATION TYPE</text:p>
          </table:table-cell>
          <table:table-cell office:value-type="string" table:style-name="ce7">
            <text:p>L11_MODEM</text:p>
          </table:table-cell>
          <table:table-cell office:value-type="string" table:style-name="ce11">
            <text:p>F008</text:p>
          </table:table-cell>
          <table:table-cell office:value-type="string" table:style-name="ce5">
            <text:p>LINKS_PARAM PARAMETER TYPE</text:p>
          </table:table-cell>
          <table:table-cell office:value-type="string" table:style-name="ce7">
            <text:p>INT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14">
            <text:p>M009</text:p>
          </table:table-cell>
          <table:table-cell office:value-type="string" table:style-name="ce15">
            <text:p>PLAT_PARAM URL</text:p>
          </table:table-cell>
          <table:table-cell office:value-type="string" table:style-name="ce22">
            <text:p>plat14.xml</text:p>
          </table:table-cell>
          <table:table-cell office:value-type="string" table:style-name="ce11">
            <text:p>F009</text:p>
          </table:table-cell>
          <table:table-cell office:value-type="string" table:style-name="ce5">
            <text:p>LINKS_PARAM PARAMETER NAME</text:p>
          </table:table-cell>
          <table:table-cell office:value-type="string" table:style-name="ce7">
            <text:p>FIRST ALLOCATED LINK T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25">
            <text:p>F010</text:p>
          </table:table-cell>
          <table:table-cell office:value-type="string" table:style-name="ce5">
            <text:p>LINKS_PARAM PARAMETER TYPE</text:p>
          </table:table-cell>
          <table:table-cell office:value-type="string" table:style-name="ce7">
            <text:p>T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25">
            <text:p>F011</text:p>
          </table:table-cell>
          <table:table-cell office:value-type="string" table:style-name="ce5">
            <text:p>LINKS_PARAM PARAMETER NAME</text:p>
          </table:table-cell>
          <table:table-cell office:value-type="string" table:style-name="ce6">
            <text:p>LAST ALLOCATED LINK T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7"/>
          <table:table-cell table:style-name="ce18"/>
          <table:table-cell table:style-name="ce26"/>
          <table:table-cell office:value-type="string" table:style-name="ce11">
            <text:p>F012</text:p>
          </table:table-cell>
          <table:table-cell office:value-type="string" table:style-name="ce5">
            <text:p>LINKS_PARAM PARAMETER TYPE</text:p>
          </table:table-cell>
          <table:table-cell office:value-type="string" table:style-name="ce7">
            <text:p>T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13</text:p>
          </table:table-cell>
          <table:table-cell office:value-type="string" table:style-name="ce5">
            <text:p>LINKS_PARAM PARAMETER NAME</text:p>
          </table:table-cell>
          <table:table-cell office:value-type="string" table:style-name="ce7">
            <text:p>CURRENT DLRP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14</text:p>
          </table:table-cell>
          <table:table-cell office:value-type="string" table:style-name="ce5">
            <text:p>LINKS_PARAM PARAMETER TYPE</text:p>
          </table:table-cell>
          <table:table-cell office:value-type="string" table:style-name="ce7">
            <text:p>BAM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15</text:p>
          </table:table-cell>
          <table:table-cell office:value-type="string" table:style-name="ce5">
            <text:p>LINKS_PARAM_MODIFIABLE LINK <text:s/>NAME</text:p>
          </table:table-cell>
          <table:table-cell office:value-type="string" table:style-name="ce7">
            <text:p>L11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16</text:p>
          </table:table-cell>
          <table:table-cell office:value-type="string" table:style-name="ce5">
            <text:p>LINKS_PARAM_MODIFIABLE ID PARAMETER NAME</text:p>
          </table:table-cell>
          <table:table-cell office:value-type="string" table:style-name="ce7">
            <text:p>VOICE CALL SIG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17</text:p>
          </table:table-cell>
          <table:table-cell office:value-type="string" table:style-name="ce5">
            <text:p>LINKS_PARAM_MODIFIABLE ID PARAMETER TYPE</text:p>
          </table:table-cell>
          <table:table-cell office:value-type="string" table:style-name="ce7">
            <text:p>STRING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18</text:p>
          </table:table-cell>
          <table:table-cell office:value-type="string" table:style-name="ce5">
            <text:p>LINKS_PARAM_MODIFIABLE DLS PARAMETER NAME</text:p>
          </table:table-cell>
          <table:table-cell office:value-type="string" table:style-name="ce7">
            <text:p>MXDTS TRANSMIT MODE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19</text:p>
          </table:table-cell>
          <table:table-cell office:value-type="string" table:style-name="ce5">
            <text:p>LINKS_PARAM_MODIFIABLE DLS PARAMETER TYPE</text:p>
          </table:table-cell>
          <table:table-cell office:value-type="string" table:style-name="ce7">
            <text:p>CODED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20</text:p>
          </table:table-cell>
          <table:table-cell office:value-type="string" table:style-name="ce5">
            <text:p>LINKS_PARAM_MODIFIABLE DLS PARAMETER VALUES</text:p>
          </table:table-cell>
          <table:table-cell office:value-type="string" table:style-name="ce7">
            <text:p>0:TRANSMIT_ENABLED§1:RADIO_SILENCE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21</text:p>
          </table:table-cell>
          <table:table-cell office:value-type="string" table:style-name="ce5">
            <text:p>LINKS_PARAM_MODIFIABLE DLS PARAMETER NAME</text:p>
          </table:table-cell>
          <table:table-cell office:value-type="string" table:style-name="ce7">
            <text:p>DUTY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22</text:p>
          </table:table-cell>
          <table:table-cell office:value-type="string" table:style-name="ce5">
            <text:p>LINKS_PARAM_MODIFIABLE DLS PARAMETER TYPE</text:p>
          </table:table-cell>
          <table:table-cell office:value-type="string" table:style-name="ce7">
            <text:p>CODED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23</text:p>
          </table:table-cell>
          <table:table-cell office:value-type="string" table:style-name="ce5">
            <text:p>LINKS_PARAM_MODIFIABLE DLS PARAMETER VALUES</text:p>
          </table:table-cell>
          <table:table-cell office:value-type="string" table:style-name="ce7">
            <text:p>0:PICKET§1:DNCS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24</text:p>
          </table:table-cell>
          <table:table-cell office:value-type="string" table:style-name="ce5">
            <text:p>LINKS_PARAM_MODIFIABLE DLRP <text:s/>PARAMETER NAME</text:p>
          </table:table-cell>
          <table:table-cell office:value-type="string" table:style-name="ce7">
            <text:p>PROPOSED DLRP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25</text:p>
          </table:table-cell>
          <table:table-cell office:value-type="string" table:style-name="ce5">
            <text:p>LINKS_PARAM_MODIFIABLE DLRP PARAMETER TYPE</text:p>
          </table:table-cell>
          <table:table-cell office:value-type="string" table:style-name="ce7">
            <text:p>BAM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26</text:p>
          </table:table-cell>
          <table:table-cell office:value-type="string" table:style-name="ce5">
            <text:p>LINKS_PARAM_MODIFIABLE DLRP <text:s/>PARAMETER NAME</text:p>
          </table:table-cell>
          <table:table-cell office:value-type="string" table:style-name="ce7">
            <text:p>ACCEPT DLRP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27</text:p>
          </table:table-cell>
          <table:table-cell office:value-type="string" table:style-name="ce5">
            <text:p>LINKS_PARAM_MODIFIABLE DLRP PARAMETER TYPE</text:p>
          </table:table-cell>
          <table:table-cell office:value-type="string" table:style-name="ce7">
            <text:p>UINT_8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28</text:p>
          </table:table-cell>
          <table:table-cell office:value-type="string" table:style-name="ce5">
            <text:p>LINKS_PARAM_MODIFIABLE DLRP <text:s/>PARAMETER NAME</text:p>
          </table:table-cell>
          <table:table-cell office:value-type="string" table:style-name="ce7">
            <text:p>REJECT DLRP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29</text:p>
          </table:table-cell>
          <table:table-cell office:value-type="string" table:style-name="ce5">
            <text:p>LINKS_PARAM_MODIFIABLE DLRP PARAMETER TYPE</text:p>
          </table:table-cell>
          <table:table-cell office:value-type="string" table:style-name="ce7">
            <text:p>UINT_8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30</text:p>
          </table:table-cell>
          <table:table-cell office:value-type="string" table:style-name="ce5">
            <text:p>LINKS_PARAM_MODIFIABLE DLRP <text:s/>PARAMETER NAME</text:p>
          </table:table-cell>
          <table:table-cell office:value-type="string" table:style-name="ce7">
            <text:p>ACTIVATE DLRP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31</text:p>
          </table:table-cell>
          <table:table-cell office:value-type="string" table:style-name="ce5">
            <text:p>LINKS_PARAM_MODIFIABLE DLRP PARAMETER TYPE</text:p>
          </table:table-cell>
          <table:table-cell office:value-type="string" table:style-name="ce7">
            <text:p>UINT_8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32</text:p>
          </table:table-cell>
          <table:table-cell office:value-type="string" table:style-name="ce5">
            <text:p>LINKS_PARAM_MODIFIABLE DLRP <text:s/>PARAMETER NAME</text:p>
          </table:table-cell>
          <table:table-cell office:value-type="string" table:style-name="ce7">
            <text:p>TRANSMIT DLRP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33</text:p>
          </table:table-cell>
          <table:table-cell office:value-type="string" table:style-name="ce5">
            <text:p>LINKS_PARAM_MODIFIABLE DLRP PARAMETER TYPE</text:p>
          </table:table-cell>
          <table:table-cell office:value-type="string" table:style-name="ce7">
            <text:p>UINT_8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34</text:p>
          </table:table-cell>
          <table:table-cell office:value-type="string" table:style-name="ce5">
            <text:p>LINKS_PARAM_MODIFIABLE DLRP <text:s/>PARAMETER NAME</text:p>
          </table:table-cell>
          <table:table-cell office:value-type="string" table:style-name="ce7">
            <text:p>ACTIVATE CORRECTED DLRP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35</text:p>
          </table:table-cell>
          <table:table-cell office:value-type="string" table:style-name="ce5">
            <text:p>LINKS_PARAM_MODIFIABLE DLRP PARAMETER TYPE</text:p>
          </table:table-cell>
          <table:table-cell office:value-type="string" table:style-name="ce7">
            <text:p>UINT_8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36</text:p>
          </table:table-cell>
          <table:table-cell office:value-type="string" table:style-name="ce5">
            <text:p>LINKS_PARAM_MODIFIABLE POFA <text:s/>PARAMETER NAME</text:p>
          </table:table-cell>
          <table:table-cell office:value-type="string" table:style-name="ce7">
            <text:p>POFA ON OFF TEST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37</text:p>
          </table:table-cell>
          <table:table-cell office:value-type="string" table:style-name="ce5">
            <text:p>LINKS_PARAM_MODIFIABLE POFA PARAMETER TYPE</text:p>
          </table:table-cell>
          <table:table-cell office:value-type="string" table:style-name="ce7">
            <text:p>CODED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38</text:p>
          </table:table-cell>
          <table:table-cell office:value-type="string" table:style-name="ce5">
            <text:p>LINKS_PARAM_MODIFIABLE POFA PARAMETER VALUES</text:p>
          </table:table-cell>
          <table:table-cell office:value-type="string" table:style-name="ce7">
            <text:p>0:ON§1:OFF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39</text:p>
          </table:table-cell>
          <table:table-cell office:value-type="string" table:style-name="ce5">
            <text:p>LINKS_PARAM_MONITOR LINK NAMES</text:p>
          </table:table-cell>
          <table:table-cell office:value-type="string" table:style-name="ce7">
            <text:p>L11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40</text:p>
          </table:table-cell>
          <table:table-cell office:value-type="string" table:style-name="ce5">
            <text:p>LINKS_PARAM_MONITOR ID PARAMETER NAMES</text:p>
          </table:table-cell>
          <table:table-cell office:value-type="string" table:style-name="ce7">
            <text:p>OWN PLATFORM LINK T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41</text:p>
          </table:table-cell>
          <table:table-cell office:value-type="string" table:style-name="ce5">
            <text:p>LINKS_PARAM_MONITOR ID PARAMETER TYPE</text:p>
          </table:table-cell>
          <table:table-cell office:value-type="string" table:style-name="ce7">
            <text:p>T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42</text:p>
          </table:table-cell>
          <table:table-cell office:value-type="string" table:style-name="ce5">
            <text:p>LINKS_PARAM_MONITOR ID PARAMETER NAMES</text:p>
          </table:table-cell>
          <table:table-cell office:value-type="string" table:style-name="ce7">
            <text:p>FIRST ALLOCATED LINK T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43</text:p>
          </table:table-cell>
          <table:table-cell office:value-type="string" table:style-name="ce5">
            <text:p>LINKS_PARAM_MONITOR ID PARAMETER TYPE</text:p>
          </table:table-cell>
          <table:table-cell office:value-type="string" table:style-name="ce7">
            <text:p>T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44</text:p>
          </table:table-cell>
          <table:table-cell office:value-type="string" table:style-name="ce5">
            <text:p>LINKS_PARAM_MONITOR ID PARAMETER NAMES</text:p>
          </table:table-cell>
          <table:table-cell office:value-type="string" table:style-name="ce7">
            <text:p>LAST ALLOCATED LINK T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45</text:p>
          </table:table-cell>
          <table:table-cell office:value-type="string" table:style-name="ce5">
            <text:p>LINKS_PARAM_MONITOR ID PARAMETER TYPE</text:p>
          </table:table-cell>
          <table:table-cell office:value-type="string" table:style-name="ce7">
            <text:p>TN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46</text:p>
          </table:table-cell>
          <table:table-cell office:value-type="string" table:style-name="ce5">
            <text:p>LINKS_PARAM_MONITOR ID PARAMETER NAMES</text:p>
          </table:table-cell>
          <table:table-cell office:value-type="string" table:style-name="ce7">
            <text:p>TN BLOCK ALLOCATION RATE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47</text:p>
          </table:table-cell>
          <table:table-cell office:value-type="string" table:style-name="ce5">
            <text:p>LINKS_PARAM_MONITOR ID PARAMETER TYPE</text:p>
          </table:table-cell>
          <table:table-cell office:value-type="string" table:style-name="ce7">
            <text:p>STRING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48</text:p>
          </table:table-cell>
          <table:table-cell office:value-type="string" table:style-name="ce5">
            <text:p>LINKS_PARAM_MONITOR ID PARAMETER NAMES</text:p>
          </table:table-cell>
          <table:table-cell office:value-type="string" table:style-name="ce7">
            <text:p>SATURATION INDICATOR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49</text:p>
          </table:table-cell>
          <table:table-cell office:value-type="string" table:style-name="ce5">
            <text:p>LINKS_PARAM_MONITOR ID PARAMETER TYPE</text:p>
          </table:table-cell>
          <table:table-cell office:value-type="string" table:style-name="ce7">
            <text:p>STRING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50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NUMBER RECEIVED SURVEILLANCE MESSAGE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51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STRING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52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NUMBER TRANSMITTED TRACK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53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STRING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54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NUMBER TX FILTERED TRACK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55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STRING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56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NUMBER RECEIVED UNKNOWN TRACK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57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STRING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58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NUMBER RECEIVED SPACE TRACK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59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STRING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60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NUMBER RECEIVED AIR TRACK"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61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STRING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62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NUMBER RECEIVED SURFACE TRACK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63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STRING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64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NUMBER RECEIVED SUBSURFACE TRACK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65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STRING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66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NUMBER RECEIVED LAND TRACK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F067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STRING</text:p>
          </table:table-cell>
          <table:table-cell table:style-name="ce11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12"/>
          <table:table-cell table:style-name="ce9"/>
          <table:table-cell table:style-name="ce1"/>
          <table:table-cell office:value-type="string" table:style-name="ce11">
            <text:p>F068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RECEPTION QUALITY</text:p>
          </table:table-cell>
          <table:table-cell table:style-name="ce12"/>
          <table:table-cell table:style-name="ce9"/>
          <table:table-cell table:number-columns-repeated="16376" table:style-name="ce1"/>
        </table:table-row>
        <table:table-row table:style-name="ro1">
          <table:table-cell table:style-name="ce12"/>
          <table:table-cell table:style-name="ce9"/>
          <table:table-cell table:style-name="ce1"/>
          <table:table-cell office:value-type="string" table:style-name="ce11">
            <text:p>F069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UINT_8</text:p>
          </table:table-cell>
          <table:table-cell table:style-name="ce12"/>
          <table:table-cell table:style-name="ce9"/>
          <table:table-cell table:number-columns-repeated="16376" table:style-name="ce1"/>
        </table:table-row>
        <table:table-row table:style-name="ro1">
          <table:table-cell table:style-name="ce12"/>
          <table:table-cell table:style-name="ce9"/>
          <table:table-cell table:style-name="ce1"/>
          <table:table-cell office:value-type="string" table:style-name="ce11">
            <text:p>F070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LAST TRANSMISSION EVENT</text:p>
          </table:table-cell>
          <table:table-cell table:style-name="ce12"/>
          <table:table-cell table:style-name="ce9"/>
          <table:table-cell table:number-columns-repeated="16376" table:style-name="ce1"/>
        </table:table-row>
        <table:table-row table:style-name="ro1">
          <table:table-cell table:style-name="ce12"/>
          <table:table-cell table:style-name="ce9"/>
          <table:table-cell table:style-name="ce1"/>
          <table:table-cell office:value-type="string" table:style-name="ce11">
            <text:p>F071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UINT_8</text:p>
          </table:table-cell>
          <table:table-cell table:style-name="ce12"/>
          <table:table-cell table:style-name="ce9"/>
          <table:table-cell table:number-columns-repeated="16376" table:style-name="ce1"/>
        </table:table-row>
        <table:table-row table:style-name="ro1">
          <table:table-cell table:style-name="ce12"/>
          <table:table-cell table:style-name="ce9"/>
          <table:table-cell table:style-name="ce1"/>
          <table:table-cell office:value-type="string" table:style-name="ce11">
            <text:p>F072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LAST TRANSMISSION DURATION</text:p>
          </table:table-cell>
          <table:table-cell table:style-name="ce12"/>
          <table:table-cell table:style-name="ce9"/>
          <table:table-cell table:number-columns-repeated="16376" table:style-name="ce1"/>
        </table:table-row>
        <table:table-row table:style-name="ro1">
          <table:table-cell table:style-name="ce12"/>
          <table:table-cell table:style-name="ce9"/>
          <table:table-cell table:style-name="ce1"/>
          <table:table-cell office:value-type="string" table:style-name="ce11">
            <text:p>F073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UINT_8</text:p>
          </table:table-cell>
          <table:table-cell table:style-name="ce12"/>
          <table:table-cell table:style-name="ce9"/>
          <table:table-cell table:number-columns-repeated="16376" table:style-name="ce1"/>
        </table:table-row>
        <table:table-row table:style-name="ro1">
          <table:table-cell table:style-name="ce12"/>
          <table:table-cell table:style-name="ce9"/>
          <table:table-cell table:style-name="ce1"/>
          <table:table-cell office:value-type="string" table:style-name="ce11">
            <text:p>F074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TX OP INDICATOR</text:p>
          </table:table-cell>
          <table:table-cell table:style-name="ce12"/>
          <table:table-cell table:style-name="ce9"/>
          <table:table-cell table:number-columns-repeated="16376" table:style-name="ce1"/>
        </table:table-row>
        <table:table-row table:style-name="ro1">
          <table:table-cell table:style-name="ce12"/>
          <table:table-cell table:style-name="ce9"/>
          <table:table-cell table:style-name="ce1"/>
          <table:table-cell office:value-type="string" table:style-name="ce11">
            <text:p>F075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UINT_8</text:p>
          </table:table-cell>
          <table:table-cell table:style-name="ce12"/>
          <table:table-cell table:style-name="ce9"/>
          <table:table-cell table:number-columns-repeated="16376" table:style-name="ce1"/>
        </table:table-row>
        <table:table-row table:style-name="ro1">
          <table:table-cell table:style-name="ce12"/>
          <table:table-cell table:style-name="ce9"/>
          <table:table-cell table:style-name="ce1"/>
          <table:table-cell office:value-type="string" table:style-name="ce11">
            <text:p>F076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NET CYCLE TIME</text:p>
          </table:table-cell>
          <table:table-cell table:style-name="ce12"/>
          <table:table-cell table:style-name="ce9"/>
          <table:table-cell table:number-columns-repeated="16376" table:style-name="ce1"/>
        </table:table-row>
        <table:table-row table:style-name="ro1">
          <table:table-cell table:style-name="ce12"/>
          <table:table-cell table:style-name="ce9"/>
          <table:table-cell table:style-name="ce1"/>
          <table:table-cell office:value-type="string" table:style-name="ce11">
            <text:p>F077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UINT_8</text:p>
          </table:table-cell>
          <table:table-cell table:style-name="ce12"/>
          <table:table-cell table:style-name="ce9"/>
          <table:table-cell table:number-columns-repeated="16376" table:style-name="ce1"/>
        </table:table-row>
        <table:table-row table:style-name="ro1">
          <table:table-cell table:style-name="ce12"/>
          <table:table-cell table:style-name="ce9"/>
          <table:table-cell table:style-name="ce1"/>
          <table:table-cell office:value-type="string" table:style-name="ce11">
            <text:p>F078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NAV QUALITY</text:p>
          </table:table-cell>
          <table:table-cell table:style-name="ce12"/>
          <table:table-cell table:style-name="ce9"/>
          <table:table-cell table:number-columns-repeated="16376" table:style-name="ce1"/>
        </table:table-row>
        <table:table-row table:style-name="ro1">
          <table:table-cell table:style-name="ce12"/>
          <table:table-cell table:style-name="ce9"/>
          <table:table-cell table:style-name="ce1"/>
          <table:table-cell office:value-type="string" table:style-name="ce11">
            <text:p>F079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STRING</text:p>
          </table:table-cell>
          <table:table-cell table:style-name="ce12"/>
          <table:table-cell table:style-name="ce9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11">
            <text:p>F080</text:p>
          </table:table-cell>
          <table:table-cell office:value-type="string" table:style-name="ce5">
            <text:p>LINKS_PARAM_MONITOR STAT PARAMETER NAMES</text:p>
          </table:table-cell>
          <table:table-cell office:value-type="string" table:style-name="ce7">
            <text:p>FIXED TIME TRANSMISSION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81</text:p>
          </table:table-cell>
          <table:table-cell office:value-type="string" table:style-name="ce5">
            <text:p>LINKS_PARAM_MONITOR STAT PARAMETER TYPE</text:p>
          </table:table-cell>
          <table:table-cell office:value-type="string" table:style-name="ce7">
            <text:p>UINT_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82</text:p>
          </table:table-cell>
          <table:table-cell office:value-type="string" table:style-name="ce5">
            <text:p>LINKS_PARAM_MONITOR DLRP PARAMETER NAMES</text:p>
          </table:table-cell>
          <table:table-cell office:value-type="string" table:style-name="ce7">
            <text:p>CURRENT DLRP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83</text:p>
          </table:table-cell>
          <table:table-cell office:value-type="string" table:style-name="ce5">
            <text:p>LINKS_PARAM_MONITOR DLRP PARAMETER TYPE</text:p>
          </table:table-cell>
          <table:table-cell office:value-type="string" table:style-name="ce7">
            <text:p>BAM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84</text:p>
          </table:table-cell>
          <table:table-cell office:value-type="string" table:style-name="ce5">
            <text:p>LINKS_PARAM_MONITOR DLRP PARAMETER NAMES</text:p>
          </table:table-cell>
          <table:table-cell office:value-type="string" table:style-name="ce7">
            <text:p>NEXT DLRP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85</text:p>
          </table:table-cell>
          <table:table-cell office:value-type="string" table:style-name="ce5">
            <text:p>LINKS_PARAM_MONITOR DLRP PARAMETER TYPE</text:p>
          </table:table-cell>
          <table:table-cell office:value-type="string" table:style-name="ce7">
            <text:p>BAM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86</text:p>
          </table:table-cell>
          <table:table-cell office:value-type="string" table:style-name="ce5">
            <text:p>LINKS_PARAM_MONITOR POFA PARAMETER NAMES</text:p>
          </table:table-cell>
          <table:table-cell office:value-type="string" table:style-name="ce7">
            <text:p>POFA TEST RESULT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87</text:p>
          </table:table-cell>
          <table:table-cell office:value-type="string" table:style-name="ce5">
            <text:p>LINKS_PARAM_MONITOR POFA PARAMETER TYPE</text:p>
          </table:table-cell>
          <table:table-cell office:value-type="string" table:style-name="ce7">
            <text:p>STRING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88</text:p>
          </table:table-cell>
          <table:table-cell office:value-type="string" table:style-name="ce5">
            <text:p>LINKS_PARAM_MONITOR POFA PARAMETER NAMES</text:p>
          </table:table-cell>
          <table:table-cell office:value-type="string" table:style-name="ce7">
            <text:p>NUMBER OF TRANSMITTED FRAME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89</text:p>
          </table:table-cell>
          <table:table-cell office:value-type="string" table:style-name="ce5">
            <text:p>LINKS_PARAM_MONITOR POFA PARAMETER TYPE</text:p>
          </table:table-cell>
          <table:table-cell office:value-type="string" table:style-name="ce7">
            <text:p>STRING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90</text:p>
          </table:table-cell>
          <table:table-cell office:value-type="string" table:style-name="ce5">
            <text:p>LINKS_PARAM_MONITOR POFA PARAMETER NAMES</text:p>
          </table:table-cell>
          <table:table-cell office:value-type="string" table:style-name="ce7">
            <text:p>NUMBER OF RECEIVED FRAME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91</text:p>
          </table:table-cell>
          <table:table-cell office:value-type="string" table:style-name="ce5">
            <text:p>LINKS_PARAM_MONITOR POFA PARAMETER TYPE</text:p>
          </table:table-cell>
          <table:table-cell office:value-type="string" table:style-name="ce7">
            <text:p>STRING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92</text:p>
          </table:table-cell>
          <table:table-cell office:value-type="string" table:style-name="ce5">
            <text:p>LINKS_PARAM_MONITOR POFA PARAMETER NAMES</text:p>
          </table:table-cell>
          <table:table-cell office:value-type="string" table:style-name="ce7">
            <text:p>FRAME ERROR RATE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93</text:p>
          </table:table-cell>
          <table:table-cell office:value-type="string" table:style-name="ce5">
            <text:p>LINKS_PARAM_MONITOR POFA PARAMETER TYPE</text:p>
          </table:table-cell>
          <table:table-cell office:value-type="string" table:style-name="ce7">
            <text:p>STRING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94</text:p>
          </table:table-cell>
          <table:table-cell office:value-type="string" table:style-name="ce5">
            <text:p>LINKS_RESOURCE_LINK NAME</text:p>
          </table:table-cell>
          <table:table-cell office:value-type="string" table:style-name="ce7">
            <text:p>L1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95</text:p>
          </table:table-cell>
          <table:table-cell office:value-type="string" table:style-name="ce5">
            <text:p>LINKS_RESOURCE_RESOURCE NAME</text:p>
          </table:table-cell>
          <table:table-cell office:value-type="string" table:style-name="ce7">
            <text:p>L11_MODEM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F096</text:p>
          </table:table-cell>
          <table:table-cell office:value-type="string" table:style-name="ce5">
            <text:p>LINKS_RESOURCE_RESOURCE NB_PER_ROUTE</text:p>
          </table:table-cell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number-rows-repeated="1048479" table:style-name="ro1">
          <table:table-cell table:number-columns-repeated="16384"/>
        </table:table-row>
      </table:table>
      <table:table table:name="CORE_SUPERVISOR" table:style-name="ta2">
        <table:table-column table:style-name="co2" table:default-cell-style-name="ce1"/>
        <table:table-column table:style-name="co32" table:default-cell-style-name="ce1"/>
        <table:table-column table:style-name="co33" table:default-cell-style-name="ce1"/>
        <table:table-column table:style-name="co2" table:default-cell-style-name="ce1"/>
        <table:table-column table:style-name="co3" table:default-cell-style-name="ce1"/>
        <table:table-column table:style-name="co34" table:default-cell-style-name="ce1"/>
        <table:table-column table:style-name="co9" table:default-cell-style-name="ce1"/>
        <table:table-column table:style-name="co35" table:default-cell-style-name="ce1"/>
        <table:table-column table:style-name="co36" table:default-cell-style-name="ce1"/>
        <table:table-column table:style-name="co9" table:number-columns-repeated="12" table:default-cell-style-name="ce1"/>
        <table:table-column table:style-name="co8" table:number-columns-repeated="16363" table:default-cell-style-name="ce1"/>
        <table:table-row table:style-name="ro1">
          <table:table-cell office:value-type="string" table:style-name="ce11">
            <text:p>CORE_SUPERVISOR</text:p>
          </table:table-cell>
          <table:table-cell office:value-type="string" table:style-name="ce5">
            <text:p>DEPLOYMENT.xml</text:p>
          </table:table-cell>
          <table:table-cell office:value-type="float" office:value="0" table:style-name="ce7">
            <text:p>0</text:p>
          </table:table-cell>
          <table:table-cell office:value-type="string" table:style-name="ce11">
            <text:p>CORE_SUPERVISOR</text:p>
          </table:table-cell>
          <table:table-cell office:value-type="string" table:style-name="ce5">
            <text:p>FACTORY.xml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1">
            <text:p>S001</text:p>
          </table:table-cell>
          <table:table-cell office:value-type="string" table:style-name="ce5">
            <text:p>Remote_Syslog_Port</text:p>
          </table:table-cell>
          <table:table-cell table:style-name="ce7"/>
          <table:table-cell office:value-type="string" table:style-name="ce11">
            <text:p>S101</text:p>
          </table:table-cell>
          <table:table-cell office:value-type="string" table:style-name="ce5">
            <text:p>supervision_id</text:p>
          </table:table-cell>
          <table:table-cell office:value-type="string" table:style-name="ce7">
            <text:p>DLP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002</text:p>
          </table:table-cell>
          <table:table-cell office:value-type="string" table:style-name="ce5">
            <text:p>TcpIp_Server_Port</text:p>
          </table:table-cell>
          <table:table-cell table:style-name="ce7"/>
          <table:table-cell office:value-type="string" table:style-name="ce11">
            <text:p>S102</text:p>
          </table:table-cell>
          <table:table-cell office:value-type="string" table:style-name="ce5">
            <text:p>supervision_name</text:p>
          </table:table-cell>
          <table:table-cell office:value-type="string" table:style-name="ce7">
            <text:p>DLP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003</text:p>
          </table:table-cell>
          <table:table-cell office:value-type="string" table:style-name="ce5">
            <text:p>TcpIp_Server_Visu_Adress</text:p>
          </table:table-cell>
          <table:table-cell table:style-name="ce7"/>
          <table:table-cell office:value-type="string" table:style-name="ce11">
            <text:p>S103</text:p>
          </table:table-cell>
          <table:table-cell office:value-type="string" table:style-name="ce5">
            <text:p>supervision_access-group</text:p>
          </table:table-cell>
          <table:table-cell office:value-type="string" table:style-name="ce7">
            <text:p>ALL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004</text:p>
          </table:table-cell>
          <table:table-cell office:value-type="string" table:style-name="ce5">
            <text:p>KeepAliveMessageFrequency</text:p>
          </table:table-cell>
          <table:table-cell office:value-type="float" office:value="5000" table:style-name="ce7">
            <text:p>5000</text:p>
          </table:table-cell>
          <table:table-cell office:value-type="string" table:style-name="ce11">
            <text:p>S104</text:p>
          </table:table-cell>
          <table:table-cell office:value-type="string" table:style-name="ce5">
            <text:p>system_action id</text:p>
          </table:table-cell>
          <table:table-cell office:value-type="string" table:style-name="ce7">
            <text:p>start</text:p>
          </table:table-cell>
          <table:table-cell table:number-columns-repeated="16378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S105</text:p>
          </table:table-cell>
          <table:table-cell office:value-type="string" table:style-name="ce5">
            <text:p>system_action script</text:p>
          </table:table-cell>
          <table:table-cell office:value-type="string" table:style-name="ce7">
            <text:p>../Scripts/start_ALL</text:p>
          </table:table-cell>
          <table:table-cell table:number-columns-repeated="16378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S106</text:p>
          </table:table-cell>
          <table:table-cell office:value-type="string" table:style-name="ce5">
            <text:p>system_action stateref</text:p>
          </table:table-cell>
          <table:table-cell office:value-type="string" table:style-name="ce7">
            <text:p>BOOT</text:p>
          </table:table-cell>
          <table:table-cell table:number-columns-repeated="16378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S107</text:p>
          </table:table-cell>
          <table:table-cell office:value-type="string" table:style-name="ce5">
            <text:p>system_action id</text:p>
          </table:table-cell>
          <table:table-cell office:value-type="string" table:style-name="ce7">
            <text:p>stop</text:p>
          </table:table-cell>
          <table:table-cell table:number-columns-repeated="16378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S108</text:p>
          </table:table-cell>
          <table:table-cell office:value-type="string" table:style-name="ce5">
            <text:p>system_action script</text:p>
          </table:table-cell>
          <table:table-cell office:value-type="string" table:style-name="ce7">
            <text:p>../Scripts/stop_ALL</text:p>
          </table:table-cell>
          <table:table-cell table:number-columns-repeated="16378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S109</text:p>
          </table:table-cell>
          <table:table-cell office:value-type="string" table:style-name="ce5">
            <text:p>system_action stateref</text:p>
          </table:table-cell>
          <table:table-cell office:value-type="string" table:style-name="ce7">
            <text:p>STOPPED</text:p>
          </table:table-cell>
          <table:table-cell table:number-columns-repeated="16378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S110</text:p>
          </table:table-cell>
          <table:table-cell office:value-type="string" table:style-name="ce5">
            <text:p>system_action context</text:p>
          </table:table-cell>
          <table:table-cell office:value-type="string" table:style-name="ce7">
            <text:p>Stop</text:p>
          </table:table-cell>
          <table:table-cell table:number-columns-repeated="16378"/>
        </table:table-row>
        <table:table-row table:style-name="ro1">
          <table:table-cell table:style-name="ce11"/>
          <table:table-cell table:style-name="ce5"/>
          <table:table-cell table:style-name="ce7"/>
          <table:table-cell office:value-type="string" table:style-name="ce11">
            <text:p>S111</text:p>
          </table:table-cell>
          <table:table-cell office:value-type="string" table:style-name="ce5">
            <text:p>component_id</text:p>
          </table:table-cell>
          <table:table-cell office:value-type="string" table:style-name="ce7">
            <text:p>TopLink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11">
            <text:p>S112</text:p>
          </table:table-cell>
          <table:table-cell office:value-type="string" table:style-name="ce5">
            <text:p>component_name</text:p>
          </table:table-cell>
          <table:table-cell office:value-type="string" table:style-name="ce7">
            <text:p>COMMANDER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11">
            <text:p>S113</text:p>
          </table:table-cell>
          <table:table-cell office:value-type="string" table:style-name="ce5">
            <text:p>component_typeref</text:p>
          </table:table-cell>
          <table:table-cell office:value-type="string" table:style-name="ce7">
            <text:p>TopLink_Commander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11">
            <text:p>S114</text:p>
          </table:table-cell>
          <table:table-cell office:value-type="string" table:style-name="ce5">
            <text:p>component_state-spread</text:p>
          </table:table-cell>
          <table:table-cell office:value-type="string" table:style-name="ce7">
            <text:p>true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11">
            <text:p>S115</text:p>
          </table:table-cell>
          <table:table-cell office:value-type="string" table:style-name="ce5">
            <text:p>component_access-group</text:p>
          </table:table-cell>
          <table:table-cell office:value-type="string" table:style-name="ce7">
            <text:p>ALL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16</text:p>
          </table:table-cell>
          <table:table-cell office:value-type="string" table:style-name="ce5">
            <text:p>component_action_id</text:p>
          </table:table-cell>
          <table:table-cell office:value-type="string" table:style-name="ce7">
            <text:p>start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17</text:p>
          </table:table-cell>
          <table:table-cell office:value-type="string" table:style-name="ce5">
            <text:p>component_action_script</text:p>
          </table:table-cell>
          <table:table-cell office:value-type="string" table:style-name="ce7">
            <text:p>../Scripts/start_COMMANDER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18</text:p>
          </table:table-cell>
          <table:table-cell office:value-type="string" table:style-name="ce5">
            <text:p>component_action_stateref</text:p>
          </table:table-cell>
          <table:table-cell office:value-type="string" table:style-name="ce7">
            <text:p>BOOT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19</text:p>
          </table:table-cell>
          <table:table-cell office:value-type="string" table:style-name="ce5">
            <text:p>component_action_id</text:p>
          </table:table-cell>
          <table:table-cell office:value-type="string" table:style-name="ce7">
            <text:p>stop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20</text:p>
          </table:table-cell>
          <table:table-cell office:value-type="string" table:style-name="ce5">
            <text:p>component_action_script</text:p>
          </table:table-cell>
          <table:table-cell office:value-type="string" table:style-name="ce7">
            <text:p>../Scripts/stop_COMMANDER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21</text:p>
          </table:table-cell>
          <table:table-cell office:value-type="string" table:style-name="ce5">
            <text:p>component_action_stateref</text:p>
          </table:table-cell>
          <table:table-cell office:value-type="string" table:style-name="ce7">
            <text:p>STOPPED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22</text:p>
          </table:table-cell>
          <table:table-cell office:value-type="string" table:style-name="ce5">
            <text:p>component_action_context</text:p>
          </table:table-cell>
          <table:table-cell office:value-type="string" table:style-name="ce7">
            <text:p>Stop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23</text:p>
          </table:table-cell>
          <table:table-cell office:value-type="string" table:style-name="ce5">
            <text:p>component_id</text:p>
          </table:table-cell>
          <table:table-cell office:value-type="string" table:style-name="ce7">
            <text:p>Core_Manager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24</text:p>
          </table:table-cell>
          <table:table-cell office:value-type="string" table:style-name="ce5">
            <text:p>component_name</text:p>
          </table:table-cell>
          <table:table-cell office:value-type="string" table:style-name="ce7">
            <text:p>CORE MANAGER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25</text:p>
          </table:table-cell>
          <table:table-cell office:value-type="string" table:style-name="ce5">
            <text:p>component_typeref</text:p>
          </table:table-cell>
          <table:table-cell office:value-type="string" table:style-name="ce7">
            <text:p>CoreManager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26</text:p>
          </table:table-cell>
          <table:table-cell office:value-type="string" table:style-name="ce5">
            <text:p>component_state-spread</text:p>
          </table:table-cell>
          <table:table-cell office:value-type="string" table:style-name="ce7">
            <text:p>true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27</text:p>
          </table:table-cell>
          <table:table-cell office:value-type="string" table:style-name="ce5">
            <text:p>component_access-group</text:p>
          </table:table-cell>
          <table:table-cell office:value-type="string" table:style-name="ce7">
            <text:p>ALL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28</text:p>
          </table:table-cell>
          <table:table-cell office:value-type="string" table:style-name="ce5">
            <text:p>component_action_id</text:p>
          </table:table-cell>
          <table:table-cell office:value-type="string" table:style-name="ce7">
            <text:p>start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29</text:p>
          </table:table-cell>
          <table:table-cell office:value-type="string" table:style-name="ce5">
            <text:p>component_action_script</text:p>
          </table:table-cell>
          <table:table-cell office:value-type="string" table:style-name="ce7">
            <text:p>../Scripts/start_CORE_MANAGER APP_NAME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30</text:p>
          </table:table-cell>
          <table:table-cell office:value-type="string" table:style-name="ce5">
            <text:p>component_action_stateref</text:p>
          </table:table-cell>
          <table:table-cell office:value-type="string" table:style-name="ce7">
            <text:p>BOOT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31</text:p>
          </table:table-cell>
          <table:table-cell office:value-type="string" table:style-name="ce5">
            <text:p>component_action_id</text:p>
          </table:table-cell>
          <table:table-cell office:value-type="string" table:style-name="ce7">
            <text:p>stop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32</text:p>
          </table:table-cell>
          <table:table-cell office:value-type="string" table:style-name="ce5">
            <text:p>component_action_script</text:p>
          </table:table-cell>
          <table:table-cell office:value-type="string" table:style-name="ce7">
            <text:p>../Scripts/stop_CORE_MANAGER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33</text:p>
          </table:table-cell>
          <table:table-cell office:value-type="string" table:style-name="ce5">
            <text:p>component_action_stateref</text:p>
          </table:table-cell>
          <table:table-cell office:value-type="string" table:style-name="ce7">
            <text:p>STOPPED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S134</text:p>
          </table:table-cell>
          <table:table-cell office:value-type="string" table:style-name="ce5">
            <text:p>component_action_context</text:p>
          </table:table-cell>
          <table:table-cell office:value-type="string" table:style-name="ce7">
            <text:p>stop</text:p>
          </table:table-cell>
          <table:table-cell table:number-columns-repeated="16378"/>
        </table:table-row>
        <table:table-row table:number-rows-repeated="10" table:style-name="ro1">
          <table:table-cell table:number-columns-repeated="3"/>
          <table:table-cell table:style-name="ce11"/>
          <table:table-cell table:style-name="ce5"/>
          <table:table-cell table:style-name="ce7"/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FITOUSSI Eric</meta:initial-creator>
    <dc:creator>MOUCHOT Stephane</dc:creator>
    <meta:creation-date>2015-10-28T08:44:30Z</meta:creation-date>
    <dc:date>2016-06-16T14:44:45Z</dc:date>
    <meta:print-date>2016-06-10T17:41:09Z</meta:print-date>
    <meta:editing-cycles>28</meta:editing-cycles>
    <meta:editing-duration>PT7322S</meta:editing-duration>
    <meta:user-defined meta:name="Info 1"/>
    <meta:user-defined meta:name="Info 2"/>
    <meta:user-defined meta:name="Info 3"/>
    <meta:user-defined meta:name="Info 4"/>
  </office:meta>
</office:document-meta>
</file>